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heet1.xml" manifest:media-type="text/xml"/>
  <manifest:file-entry manifest:full-path="Basic/Standard/script-lb.xml" manifest:media-type="text/xml"/>
  <manifest:file-entry manifest:full-path="Basic/VBAProject/EsteLivro.xml" manifest:media-type="text/xml"/>
  <manifest:file-entry manifest:full-path="Basic/VBAProject/Module2.xml" manifest:media-type="text/xml"/>
  <manifest:file-entry manifest:full-path="Basic/VBAProject/Module3.xml" manifest:media-type="text/xml"/>
  <manifest:file-entry manifest:full-path="Basic/VBAProject/Module4.xml" manifest:media-type="text/xml"/>
  <manifest:file-entry manifest:full-path="Basic/VBAProject/Folha4.xml" manifest:media-type="text/xml"/>
  <manifest:file-entry manifest:full-path="Basic/VBAProject/Folha5.xml" manifest:media-type="text/xml"/>
  <manifest:file-entry manifest:full-path="Basic/VBAProject/Module1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Blender Mono I18n" svg:font-family="'Blender Mono I18n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544cm"/>
    </style:style>
    <style:style style:name="co2" style:family="table-column">
      <style:table-column-properties fo:break-before="auto" style:column-width="6.272cm"/>
    </style:style>
    <style:style style:name="co3" style:family="table-column">
      <style:table-column-properties fo:break-before="auto" style:column-width="11.227cm"/>
    </style:style>
    <style:style style:name="co4" style:family="table-column">
      <style:table-column-properties fo:break-before="auto" style:column-width="0.868cm"/>
    </style:style>
    <style:style style:name="co5" style:family="table-column">
      <style:table-column-properties fo:break-before="auto" style:column-width="1.7cm"/>
    </style:style>
    <style:style style:name="co6" style:family="table-column">
      <style:table-column-properties fo:break-before="auto" style:column-width="11.088cm"/>
    </style:style>
    <style:style style:name="co7" style:family="table-column">
      <style:table-column-properties fo:break-before="auto" style:column-width="10.361cm"/>
    </style:style>
    <style:style style:name="co8" style:family="table-column">
      <style:table-column-properties fo:break-before="auto" style:column-width="5.964cm"/>
    </style:style>
    <style:style style:name="co9" style:family="table-column">
      <style:table-column-properties fo:break-before="auto" style:column-width="14.728cm"/>
    </style:style>
    <style:style style:name="co10" style:family="table-column">
      <style:table-column-properties fo:break-before="auto" style:column-width="8.502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littera1">
      <style:table-properties table:display="true" style:writing-mode="lr-tb"/>
    </style:style>
    <style:style style:name="ta2" style:family="table" style:master-page-name="PageStyle_5f_littera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Blender Mono I18n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tter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office:value-type="string" calcext:value-type="string">
            <text:p>Acre</text:p>
          </table:table-cell>
          <table:table-cell table:style-name="ce10" office:value-type="string" calcext:value-type="string">
            <text:p><text:a xlink:href="https://cantigas.fcsh.unl.pt/cantiga.asp?cdcant=1480&amp;nl=9&amp;tr=3&amp;pv=sim" xlink:type="simple">Pero d'Ambroa, se Deus mi perdom, Pero Gomes Barroso</text:a></text:p>
          </table:table-cell>
          <table:table-cell office:value-type="string" calcext:value-type="string">
            <text:p>   (Linha 9): vos trobei d'Acri nem desse logar:</text:p>
          </table:table-cell>
          <table:table-cell table:number-columns-repeated="11"/>
          <table:table-cell table:style-name="ce13"/>
          <table:table-cell table:number-columns-repeated="1009"/>
        </table:table-row>
        <table:table-row table:style-name="ro1">
          <table:table-cell office:value-type="string" calcext:value-type="string">
            <text:p>Acre</text:p>
          </table:table-cell>
          <table:table-cell table:style-name="ce10" office:value-type="string" calcext:value-type="string">
            <text:p><text:a xlink:href="https://cantigas.fcsh.unl.pt/cantiga.asp?cdcant=114&amp;nl=6&amp;tr=3&amp;pv=sim" xlink:type="simple">Pero nom fui a Ultramar, Martim Soares</text:a></text:p>
          </table:table-cell>
          <table:table-cell office:value-type="string" calcext:value-type="string">
            <text:p>   (Linha 6): do mar e Acre jaz aquém,</text:p>
          </table:table-cell>
          <table:table-cell/>
          <table:table-cell table:style-name="ce10"/>
          <table:table-cell table:number-columns-repeated="9"/>
          <table:table-cell table:style-name="ce13"/>
          <table:table-cell table:number-columns-repeated="1009"/>
        </table:table-row>
        <table:table-row table:style-name="ro1">
          <table:table-cell office:value-type="string" calcext:value-type="string">
            <text:p>Aibar</text:p>
          </table:table-cell>
          <table:table-cell table:style-name="ce10" office:value-type="string" calcext:value-type="string">
            <text:p><text:a xlink:href="https://cantigas.fcsh.unl.pt/cantiga.asp?cdcant=1663&amp;nl=2&amp;tr=3&amp;pv=sim" xlink:type="simple">Quand'eu d'Olide saí, Pero da Ponte</text:a></text:p>
          </table:table-cell>
          <table:table-cell office:value-type="string" calcext:value-type="string">
            <text:p>   (Linha 2): preguntei por Aivar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anquer</text:p>
          </table:table-cell>
          <table:table-cell table:style-name="ce10" office:value-type="string" calcext:value-type="string">
            <text:p><text:a xlink:href="https://cantigas.fcsh.unl.pt/cantiga.asp?cdcant=1473&amp;nl=9&amp;tr=3&amp;pv=sim" xlink:type="simple">Meu senhor, se vos aprouguer, Rui Pais de Ribela</text:a></text:p>
          </table:table-cell>
          <table:table-cell office:value-type="string" calcext:value-type="string">
            <text:p>   (Linha 9): e dar-vos-ei [eu] outra d'Alanqu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calá de Guadaira</text:p>
          </table:table-cell>
          <table:table-cell table:style-name="ce10" office:value-type="string" calcext:value-type="string">
            <text:p><text:a xlink:href="https://cantigas.fcsh.unl.pt/cantiga.asp?cdcant=467&amp;nl=5&amp;tr=3&amp;pv=sim" xlink:type="simple">Dom Gonçalo, pois queredes ir daqui pera Sevilha, Afonso X</text:a></text:p>
          </table:table-cell>
          <table:table-cell office:value-type="string" calcext:value-type="string">
            <text:p>   (Linha 5): e depois ir a Alcalá se[m] pavor e sem espan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cor</text:p>
          </table:table-cell>
          <table:table-cell table:style-name="ce10" office:value-type="string" calcext:value-type="string">
            <text:p><text:a xlink:href="https://cantigas.fcsh.unl.pt/cantiga.asp?cdcant=1610&amp;nl=7&amp;tr=3&amp;pv=sim" xlink:type="simple">Paai Rengel e outros dous romeus, Afonso Anes do Cotom</text:a></text:p>
          </table:table-cell>
          <table:table-cell office:value-type="string" calcext:value-type="string">
            <text:p>   (Linha 7): prenderam eles terra no Alco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manha</text:p>
          </table:table-cell>
          <table:table-cell table:style-name="ce10" office:value-type="string" calcext:value-type="string">
            <text:p><text:a xlink:href="https://cantigas.fcsh.unl.pt/cantiga.asp?cdcant=485&amp;nl=17&amp;tr=3&amp;pv=sim" xlink:type="simple">Joam Rodriguiz foi desmar a Balteira, Afonso X</text:a></text:p>
          </table:table-cell>
          <table:table-cell office:value-type="string" calcext:value-type="string">
            <text:p>   (Linha 17): ca nom de Lombardia nem d'Alamanha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ém-Mar</text:p>
          </table:table-cell>
          <table:table-cell table:style-name="ce10" office:value-type="string" calcext:value-type="string">
            <text:p><text:a xlink:href="https://cantigas.fcsh.unl.pt/cantiga.asp?cdcant=1331&amp;nl=3&amp;tr=3&amp;pv=sim" xlink:type="simple">Alvar [Rodriguiz] vej'eu agravar, Estêvão da Guarda</text:a></text:p>
          </table:table-cell>
          <table:table-cell office:value-type="string" calcext:value-type="string">
            <text:p>   (Linha 3): e tem que lh'ia melhor além m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ém-Mar</text:p>
          </table:table-cell>
          <table:table-cell table:style-name="ce10" office:value-type="string" calcext:value-type="string">
            <text:p><text:a xlink:href="https://cantigas.fcsh.unl.pt/cantiga.asp?cdcant=1460&amp;nl=500&amp;tr=3&amp;pv=sim" xlink:type="simple">Álvar Rodríguez, monteiro maior, Pedro, conde de Barcelos</text:a></text:p>
          </table:table-cell>
          <table:table-cell office:value-type="string" calcext:value-type="string">
            <text:p>   (Na rubrica)</text:p>
          </table:table-cell>
          <table:table-cell/>
          <table:table-cell table:style-name="ce10"/>
          <table:table-cell table:number-columns-repeated="1019"/>
        </table:table-row>
        <table:table-row table:style-name="ro1">
          <table:table-cell office:value-type="string" calcext:value-type="string">
            <text:p>Alfanxe (Alfanje)</text:p>
          </table:table-cell>
          <table:table-cell table:style-name="ce10" office:value-type="string" calcext:value-type="string">
            <text:p><text:a xlink:href="https://cantigas.fcsh.unl.pt/cantiga.asp?cdcant=830&amp;nl=6&amp;tr=3&amp;pv=sim" xlink:type="simple">A mais fremosa de quantas vejo, Anónimo de Santarém</text:a></text:p>
          </table:table-cell>
          <table:table-cell office:value-type="string" calcext:value-type="string">
            <text:p>   (Linha 6): al é Alfanx'e al Seserigo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fanxe (Alfanje)</text:p>
          </table:table-cell>
          <table:table-cell table:style-name="ce10" office:value-type="string" calcext:value-type="string">
            <text:p><text:a xlink:href="https://cantigas.fcsh.unl.pt/cantiga.asp?cdcant=831&amp;nl=6&amp;tr=3&amp;pv=sim" xlink:type="simple">Pero eu vejo aqui trobadores, Anónimo de Santarém</text:a></text:p>
          </table:table-cell>
          <table:table-cell office:value-type="string" calcext:value-type="string">
            <text:p>   (Linha 6): al é Alfanx'e al Seserigo!</text:p>
          </table:table-cell>
          <table:table-cell/>
          <table:table-cell table:style-name="ce10"/>
          <table:table-cell table:number-columns-repeated="1019"/>
        </table:table-row>
        <table:table-row table:style-name="ro1">
          <table:table-cell office:value-type="string" calcext:value-type="string">
            <text:p>Alfaro</text:p>
          </table:table-cell>
          <table:table-cell table:style-name="ce10" office:value-type="string" calcext:value-type="string">
            <text:p><text:a xlink:href="https://cantigas.fcsh.unl.pt/cantiga.asp?cdcant=1661&amp;nl=1&amp;tr=3&amp;pv=sim" xlink:type="simple">Garcia López d'Elfaro, Pero da Ponte</text:a></text:p>
          </table:table-cell>
          <table:table-cell office:value-type="string" calcext:value-type="string">
            <text:p>   (Linha 1): Garcia López d'Elfaro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hariz</text:p>
          </table:table-cell>
          <table:table-cell table:style-name="ce10" office:value-type="string" calcext:value-type="string">
            <text:p><text:a xlink:href="https://cantigas.fcsh.unl.pt/cantiga.asp?cdcant=1345&amp;nl=40&amp;tr=3&amp;pv=sim" xlink:type="simple">- Vós, Dom Josep, venho eu preguntar, Josepe, Estêvão da Guarda</text:a></text:p>
          </table:table-cell>
          <table:table-cell office:value-type="string" calcext:value-type="string">
            <text:p>   (Linha 40): come o vinho forte em Alhariz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jarafe</text:p>
          </table:table-cell>
          <table:table-cell table:style-name="ce10" office:value-type="string" calcext:value-type="string">
            <text:p><text:a xlink:href="https://cantigas.fcsh.unl.pt/cantiga.asp?cdcant=463&amp;nl=6&amp;tr=3&amp;pv=sim" xlink:type="simple">Tanto sei de vós, ric'homem: pois fordes na alcaria, Afonso X</text:a></text:p>
          </table:table-cell>
          <table:table-cell office:value-type="string" calcext:value-type="string">
            <text:p>   (Linha 6): Bem sei que seredes ledo, pois fordes no Exaraf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vam</text:p>
          </table:table-cell>
          <table:table-cell table:style-name="ce10" office:value-type="string" calcext:value-type="string">
            <text:p><text:a xlink:href="https://cantigas.fcsh.unl.pt/cantiga.asp?cdcant=1371&amp;nl=7&amp;tr=3&amp;pv=sim" xlink:type="simple">Enmentar quer'eu do brial, Lopo Lias</text:a></text:p>
          </table:table-cell>
          <table:table-cell office:value-type="string" calcext:value-type="string">
            <text:p>   (Linha 7): O infançom cam, o d'Alvam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vam</text:p>
          </table:table-cell>
          <table:table-cell table:style-name="ce10" office:value-type="string" calcext:value-type="string">
            <text:p><text:a xlink:href="https://cantigas.fcsh.unl.pt/cantiga.asp?cdcant=1380&amp;nl=37&amp;tr=3&amp;pv=sim" xlink:type="simple">O infançom houv'atal, Lopo Lias</text:a></text:p>
          </table:table-cell>
          <table:table-cell office:value-type="string" calcext:value-type="string">
            <text:p>   (Linha 37): e ó seu brial d'Alvam</text:p>
          </table:table-cell>
          <table:table-cell/>
          <table:table-cell table:style-name="ce10"/>
          <table:table-cell table:number-columns-repeated="1019"/>
        </table:table-row>
        <table:table-row table:style-name="ro1">
          <table:table-cell office:value-type="string" calcext:value-type="string">
            <text:p>Amarante</text:p>
          </table:table-cell>
          <table:table-cell table:style-name="ce10" office:value-type="string" calcext:value-type="string">
            <text:p><text:a xlink:href="https://cantigas.fcsh.unl.pt/cantiga.asp?cdcant=1438&amp;nl=11&amp;tr=3&amp;pv=sim" xlink:type="simple">Quem diz de Dom 'Stêvam que nom vê bem, João Soares Coelho</text:a></text:p>
          </table:table-cell>
          <table:table-cell office:value-type="string" calcext:value-type="string">
            <text:p>   (Linha 11): como o eu vi, junt'a Amarante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aluzia</text:p>
          </table:table-cell>
          <table:table-cell table:style-name="ce10" office:value-type="string" calcext:value-type="string">
            <text:p><text:a xlink:href="https://cantigas.fcsh.unl.pt/cantiga.asp?cdcant=991&amp;nl=24&amp;tr=3&amp;pv=sim" xlink:type="simple">O mui bom rei que conquis a fronteira, Pero da Ponte</text:a></text:p>
          </table:table-cell>
          <table:table-cell office:value-type="string" calcext:value-type="string">
            <text:p>   (Linha 24): este conquis bem a Andaluz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agão</text:p>
          </table:table-cell>
          <table:table-cell table:style-name="ce10" office:value-type="string" calcext:value-type="string">
            <text:p><text:a xlink:href="https://cantigas.fcsh.unl.pt/cantiga.asp?cdcant=1639&amp;nl=2&amp;tr=3&amp;pv=sim" xlink:type="simple">Dom Pedro, est[e] cunhado d'el-rei, Fernão Rodrigues Redondo</text:a></text:p>
          </table:table-cell>
          <table:table-cell office:value-type="string" calcext:value-type="string">
            <text:p>   (Linha 2): que chegou ora aqui d'Aragom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agão</text:p>
          </table:table-cell>
          <table:table-cell table:style-name="ce10" office:value-type="string" calcext:value-type="string">
            <text:p><text:a xlink:href="https://cantigas.fcsh.unl.pt/cantiga.asp?cdcant=1621&amp;nl=19&amp;tr=3&amp;pv=sim" xlink:type="simple">O que Balteira ora quer vingar, Pero Garcia de Ambroa </text:a></text:p>
          </table:table-cell>
          <table:table-cell office:value-type="string" calcext:value-type="string">
            <text:p>   (Linha 19): dos mais que há no reino d'Aragom;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Aragão</text:p>
          </table:table-cell>
          <table:table-cell table:style-name="ce10" office:value-type="string" calcext:value-type="string">
            <text:p><text:a xlink:href="https://cantigas.fcsh.unl.pt/cantiga.asp?cdcant=1361&amp;nl=2&amp;tr=3&amp;pv=sim" xlink:type="simple">Ora faz host'o senhor de Navarra, João Soares de Paiva</text:a></text:p>
          </table:table-cell>
          <table:table-cell office:value-type="string" calcext:value-type="string">
            <text:p>   (Linha 2): pois em Proenç'est el-rei d'Aragom;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Arcos</text:p>
          </table:table-cell>
          <table:table-cell table:style-name="ce10" office:value-type="string" calcext:value-type="string">
            <text:p><text:a xlink:href="https://cantigas.fcsh.unl.pt/cantiga.asp?cdcant=1450&amp;nl=5&amp;tr=3&amp;pv=sim" xlink:type="simple">Mala ventura me venha, Rui Pais de Ribela</text:a></text:p>
          </table:table-cell>
          <table:table-cell office:value-type="string" calcext:value-type="string">
            <text:p>   (Linha 5): se pola donzela d'Arc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don</text:p>
          </table:table-cell>
          <table:table-cell table:style-name="ce10" office:value-type="string" calcext:value-type="string">
            <text:p><text:a xlink:href="https://cantigas.fcsh.unl.pt/cantiga.asp?cdcant=923&amp;nl=24&amp;tr=3&amp;pv=sim" xlink:type="simple">Maestr'Acenço, dereito faria, Martim Moxa</text:a></text:p>
          </table:table-cell>
          <table:table-cell office:value-type="string" calcext:value-type="string">
            <text:p>   (Linha 24): que vos quer dar Ardon em encomenda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nado</text:p>
          </table:table-cell>
          <table:table-cell table:style-name="ce10" office:value-type="string" calcext:value-type="string">
            <text:p><text:a xlink:href="https://cantigas.fcsh.unl.pt/cantiga.asp?cdcant=1437&amp;nl=5&amp;tr=3&amp;pv=sim" xlink:type="simple">Dom Estêvam fez[o] sa partiçom, João Soares Coelho</text:a></text:p>
          </table:table-cell>
          <table:table-cell office:value-type="string" calcext:value-type="string">
            <text:p>   (Linha 5): caeu em Runa atá eno Arnado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ouca</text:p>
          </table:table-cell>
          <table:table-cell table:style-name="ce10" office:value-type="string" calcext:value-type="string">
            <text:p><text:a xlink:href="https://cantigas.fcsh.unl.pt/cantiga.asp?cdcant=1504&amp;nl=1&amp;tr=3&amp;pv=sim" xlink:type="simple">Em Arouca ũa casa faria, Afonso Lopes de Baião</text:a></text:p>
          </table:table-cell>
          <table:table-cell office:value-type="string" calcext:value-type="string">
            <text:p>   (Linha 1): Em Arouca ũa casa faria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torga</text:p>
          </table:table-cell>
          <table:table-cell table:style-name="ce10" office:value-type="string" calcext:value-type="string">
            <text:p><text:a xlink:href="https://cantigas.fcsh.unl.pt/cantiga.asp?cdcant=1587&amp;nl=5&amp;tr=3&amp;pv=sim" xlink:type="simple">Dom Guilhelm'e Dom Adam e Dom Miguel Carriço, Fernão Soares de Quinhones</text:a></text:p>
          </table:table-cell>
          <table:table-cell office:value-type="string" calcext:value-type="string">
            <text:p>   (Linha 5): mas, por um home d'Estorga que perdeu carneiros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torga</text:p>
          </table:table-cell>
          <table:table-cell table:style-name="ce10" office:value-type="string" calcext:value-type="string">
            <text:p><text:a xlink:href="https://cantigas.fcsh.unl.pt/cantiga.asp?cdcant=1513&amp;nl=13&amp;tr=3&amp;pv=sim" xlink:type="simple">Fernam Díaz é aqui, como vistes, Airas Peres Vuitorom</text:a></text:p>
          </table:table-cell>
          <table:table-cell office:value-type="string" calcext:value-type="string">
            <text:p>   (Linha 13): Ca d'Estorga atá Sam Fagundo</text:p>
          </table:table-cell>
          <table:table-cell/>
          <table:table-cell table:style-name="ce10"/>
          <table:table-cell table:number-columns-repeated="1019"/>
        </table:table-row>
        <table:table-row table:style-name="ro1">
          <table:table-cell office:value-type="string" calcext:value-type="string">
            <text:p>Augadalquivir (Guadalquivir)</text:p>
          </table:table-cell>
          <table:table-cell table:style-name="ce10" office:value-type="string" calcext:value-type="string">
            <text:p><text:a xlink:href="https://cantigas.fcsh.unl.pt/cantiga.asp?cdcant=495&amp;nl=18&amp;tr=3&amp;pv=sim" xlink:type="simple">O genete, Afonso X</text:a></text:p>
          </table:table-cell>
          <table:table-cell office:value-type="string" calcext:value-type="string">
            <text:p>   (Linha 18): que Auguadalquivir maio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zamor</text:p>
          </table:table-cell>
          <table:table-cell table:style-name="ce10" office:value-type="string" calcext:value-type="string">
            <text:p><text:a xlink:href="https://cantigas.fcsh.unl.pt/cantiga.asp?cdcant=495&amp;nl=16&amp;tr=3&amp;pv=sim" xlink:type="simple">O genete, Afonso X</text:a></text:p>
          </table:table-cell>
          <table:table-cell office:value-type="string" calcext:value-type="string">
            <text:p>   (Linha 16): ant'os mouros d'Azamor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zevedo</text:p>
          </table:table-cell>
          <table:table-cell table:style-name="ce10" office:value-type="string" calcext:value-type="string">
            <text:p><text:a xlink:href="https://cantigas.fcsh.unl.pt/cantiga.asp?cdcant=486&amp;nl=12&amp;tr=3&amp;pv=sim" xlink:type="simple">Ansur Moniz, muit'houve gram pesar, Afonso X</text:a></text:p>
          </table:table-cell>
          <table:table-cell office:value-type="string" calcext:value-type="string">
            <text:p>   (Linha 12): e d'Azeved'ar é mui natural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dalhouce (Badajoz)</text:p>
          </table:table-cell>
          <table:table-cell table:style-name="ce10" office:value-type="string" calcext:value-type="string">
            <text:p><text:a xlink:href="https://cantigas.fcsh.unl.pt/cantiga.asp?cdcant=1565&amp;nl=10&amp;tr=3&amp;pv=sim" xlink:type="simple">Bem sabedes, senhor rei, Gil Peres Conde</text:a></text:p>
          </table:table-cell>
          <table:table-cell office:value-type="string" calcext:value-type="string">
            <text:p>   (Linha 10): assi fiz em Badalho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güin</text:p>
          </table:table-cell>
          <table:table-cell table:style-name="ce10" office:value-type="string" calcext:value-type="string">
            <text:p><text:a xlink:href="https://cantigas.fcsh.unl.pt/cantiga.asp?cdcant=1383&amp;nl=1&amp;tr=3&amp;pv=sim" xlink:type="simple">A dona de Bagüin, Lopo Lias</text:a></text:p>
          </table:table-cell>
          <table:table-cell office:value-type="string" calcext:value-type="string">
            <text:p>   (Linha 1): A dona de Bagü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celos</text:p>
          </table:table-cell>
          <table:table-cell table:style-name="ce10" office:value-type="string" calcext:value-type="string">
            <text:p><text:a xlink:href="https://cantigas.fcsh.unl.pt/cantiga.asp?cdcant=403&amp;nl=8&amp;tr=3&amp;pv=sim" xlink:type="simple">Se m'ora Deus gram bem fazer quisesse, João Garcia de Guilhade</text:a></text:p>
          </table:table-cell>
          <table:table-cell office:value-type="string" calcext:value-type="string">
            <text:p>   (Linha 8): Daqui vej'eu Barcelos e Faria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ira</text:p>
          </table:table-cell>
          <table:table-cell table:style-name="ce10" office:value-type="string" calcext:value-type="string">
            <text:p><text:a xlink:href="https://cantigas.fcsh.unl.pt/cantiga.asp?cdcant=1511&amp;nl=1&amp;tr=3&amp;pv=sim" xlink:type="simple">À lealdade da Bezerra, que pela Beira muit'anda,, Airas Peres Vuitorom</text:a></text:p>
          </table:table-cell>
          <table:table-cell office:value-type="string" calcext:value-type="string">
            <text:p>   (Linha 1): A lealdade da Bezerra, que pela Beira muit'anda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ém</text:p>
          </table:table-cell>
          <table:table-cell table:style-name="ce10" office:value-type="string" calcext:value-type="string">
            <text:p><text:a xlink:href="https://cantigas.fcsh.unl.pt/cantiga.asp?cdcant=1610&amp;nl=20&amp;tr=3&amp;pv=sim" xlink:type="simple">Paai Rengel e outros dous romeus, Afonso Anes do Cotom</text:a></text:p>
          </table:table-cell>
          <table:table-cell office:value-type="string" calcext:value-type="string">
            <text:p>   (Linha 20): que quand[o] a lide foi em Belé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enha</text:p>
          </table:table-cell>
          <table:table-cell table:style-name="ce10" office:value-type="string" calcext:value-type="string">
            <text:p><text:a xlink:href="https://cantigas.fcsh.unl.pt/cantiga.asp?cdcant=1450&amp;nl=2&amp;tr=3&amp;pv=sim" xlink:type="simple">Mala ventura me venha, Rui Pais de Ribela</text:a></text:p>
          </table:table-cell>
          <table:table-cell office:value-type="string" calcext:value-type="string">
            <text:p>   (Linha 2): se eu pola de Belen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furado</text:p>
          </table:table-cell>
          <table:table-cell table:style-name="ce10" office:value-type="string" calcext:value-type="string">
            <text:p><text:a xlink:href="https://cantigas.fcsh.unl.pt/cantiga.asp?cdcant=114&amp;nl=11&amp;tr=3&amp;pv=sim" xlink:type="simple">Pero nom fui a Ultramar, Martim Soares</text:a></text:p>
          </table:table-cell>
          <table:table-cell office:value-type="string" calcext:value-type="string">
            <text:p>   (Linha 11): de Belfurad'a Santarém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navente</text:p>
          </table:table-cell>
          <table:table-cell table:style-name="ce10" office:value-type="string" calcext:value-type="string">
            <text:p><text:a xlink:href="https://cantigas.fcsh.unl.pt/cantiga.asp?cdcant=1370&amp;nl=14&amp;tr=3&amp;pv=sim" xlink:type="simple">Tercer dia ante Natal, Lopo Lias</text:a></text:p>
          </table:table-cell>
          <table:table-cell office:value-type="string" calcext:value-type="string">
            <text:p>   (Linha 14): e talhou-lho em Benaven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ger (Vejer de la Frontera, próxima de Cádiz)</text:p>
          </table:table-cell>
          <table:table-cell table:style-name="ce10" office:value-type="string" calcext:value-type="string">
            <text:p><text:a xlink:href="https://cantigas.fcsh.unl.pt/cantiga.asp?cdcant=497&amp;nl=2&amp;tr=3&amp;pv=sim" xlink:type="simple">Ao daiam de Cález eu achei, Afonso X</text:a></text:p>
          </table:table-cell>
          <table:table-cell office:value-type="string" calcext:value-type="string">
            <text:p>   (Linha 2): livros que lhe levavam de Berger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scaia (Euskadi. País Basco)</text:p>
          </table:table-cell>
          <table:table-cell table:style-name="ce10" office:value-type="string" calcext:value-type="string">
            <text:p><text:a xlink:href="https://cantigas.fcsh.unl.pt/cantiga.asp?cdcant=1468&amp;nl=1&amp;tr=3&amp;pv=sim" xlink:type="simple">A donzela de Biscaia, Rui Pais de Ribela</text:a></text:p>
          </table:table-cell>
          <table:table-cell office:value-type="string" calcext:value-type="string">
            <text:p>   (Linha 1): A donzela de Bisca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ndiz</text:p>
          </table:table-cell>
          <table:table-cell table:style-name="ce10" office:value-type="string" calcext:value-type="string">
            <text:p><text:a xlink:href="https://cantigas.fcsh.unl.pt/cantiga.asp?cdcant=1610&amp;nl=15&amp;tr=3&amp;pv=sim" xlink:type="simple">Paai Rengel e outros dous romeus, Afonso Anes do Cotom</text:a></text:p>
          </table:table-cell>
          <table:table-cell office:value-type="string" calcext:value-type="string">
            <text:p>   (Linha 15): De como nom entrarom a Blandiz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aval</text:p>
          </table:table-cell>
          <table:table-cell table:style-name="ce10" office:value-type="string" calcext:value-type="string">
            <text:p><text:a xlink:href="https://cantigas.fcsh.unl.pt/cantiga.asp?cdcant=1086&amp;nl=1&amp;tr=3&amp;pv=sim" xlink:type="simple">A Bonaval quer'eu, mia senhor, ir, Bernal de Bonaval</text:a></text:p>
          </table:table-cell>
          <table:table-cell office:value-type="string" calcext:value-type="string">
            <text:p>   (Linha 1): A Bonaval quer'eu, mia senhor, i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aval</text:p>
          </table:table-cell>
          <table:table-cell table:style-name="ce10" office:value-type="string" calcext:value-type="string">
            <text:p><text:a xlink:href="https://cantigas.fcsh.unl.pt/cantiga.asp?cdcant=1155&amp;nl=1&amp;tr=3&amp;pv=sim" xlink:type="simple">Diss'a fremosa em Bonaval assi:, Bernal de Bonaval</text:a></text:p>
          </table:table-cell>
          <table:table-cell office:value-type="string" calcext:value-type="string">
            <text:p>   (Linha 1): Diss'a fremosa em Bonaval assi: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Bonaval</text:p>
          </table:table-cell>
          <table:table-cell table:style-name="ce10" office:value-type="string" calcext:value-type="string">
            <text:p><text:a xlink:href="https://cantigas.fcsh.unl.pt/cantiga.asp?cdcant=1153&amp;nl=10&amp;tr=3&amp;pv=sim" xlink:type="simple">Pois mi dizedes, amigo, ca mi queredes vós melhor, Bernal de Bonaval</text:a></text:p>
          </table:table-cell>
          <table:table-cell office:value-type="string" calcext:value-type="string">
            <text:p>   (Linha 10): come mi, dized', amigo, se Deus vos lev'a Bonaval,</text:p>
          </table:table-cell>
          <table:table-cell table:number-columns-repeated="4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Bonaval</text:p>
          </table:table-cell>
          <table:table-cell table:style-name="ce10" office:value-type="string" calcext:value-type="string">
            <text:p><text:a xlink:href="https://cantigas.fcsh.unl.pt/cantiga.asp?cdcant=1156&amp;nl=3&amp;tr=3&amp;pv=sim" xlink:type="simple">Rogar-vos quero [e]u, mia madr'e mia senhor,, Bernal de Bonaval</text:a></text:p>
          </table:table-cell>
          <table:table-cell office:value-type="string" calcext:value-type="string">
            <text:p>   (Linha 3): a Bonaval, pois meu amig'i vem.</text:p>
          </table:table-cell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Bonaval</text:p>
          </table:table-cell>
          <table:table-cell table:style-name="ce10" office:value-type="string" calcext:value-type="string">
            <text:p><text:a xlink:href="https://cantigas.fcsh.unl.pt/cantiga.asp?cdcant=1154&amp;nl=1&amp;tr=3&amp;pv=sim" xlink:type="simple">Se veess'o meu amigo a Bonaval e me visse, Bernal de Bonaval</text:a></text:p>
          </table:table-cell>
          <table:table-cell office:value-type="string" calcext:value-type="string">
            <text:p>   (Linha 1): Se veess'o meu amigo a Bonaval e me visse</text:p>
          </table:table-cell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Burgos</text:p>
          </table:table-cell>
          <table:table-cell table:style-name="ce10" office:value-type="string" calcext:value-type="string">
            <text:p><text:a xlink:href="https://cantigas.fcsh.unl.pt/cantiga.asp?cdcant=975&amp;nl=3&amp;tr=3&amp;pv=sim" xlink:type="simple">As mias jornadas vedes quaes som, Afonso Anes do Cotom</text:a></text:p>
          </table:table-cell>
          <table:table-cell office:value-type="string" calcext:value-type="string">
            <text:p>   (Linha 3): de Castr'a Burgos e end'a Palença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rgos</text:p>
          </table:table-cell>
          <table:table-cell table:style-name="ce10" office:value-type="string" calcext:value-type="string">
            <text:p><text:a xlink:href="https://cantigas.fcsh.unl.pt/cantiga.asp?cdcant=1544&amp;nl=16&amp;tr=3&amp;pv=sim" xlink:type="simple">Esta ama, cuj'é Joam Coelho, Fernão Garcia Esgaravunha</text:a></text:p>
          </table:table-cell>
          <table:table-cell office:value-type="string" calcext:value-type="string">
            <text:p>   (Linha 16): nom lh'acham par, de Burgos a Carrion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8"/>
        </table:table-row>
        <table:table-row table:style-name="ro1">
          <table:table-cell office:value-type="string" calcext:value-type="string">
            <text:p>Burgos</text:p>
          </table:table-cell>
          <table:table-cell table:style-name="ce10" office:value-type="string" calcext:value-type="string">
            <text:p><text:a xlink:href="https://cantigas.fcsh.unl.pt/cantiga.asp?cdcant=500&amp;nl=44&amp;tr=3&amp;pv=sim" xlink:type="simple">O que da guerra levou cavaleiros, Afonso X</text:a></text:p>
          </table:table-cell>
          <table:table-cell office:value-type="string" calcext:value-type="string">
            <text:p>   (Linha 44): macar em Burgos fez pintar escudo</text:p>
          </table:table-cell>
          <table:table-cell table:number-columns-repeated="4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8"/>
        </table:table-row>
        <table:table-row table:style-name="ro1">
          <table:table-cell office:value-type="string" calcext:value-type="string">
            <text:p>Burgos</text:p>
          </table:table-cell>
          <table:table-cell table:style-name="ce10" office:value-type="string" calcext:value-type="string">
            <text:p><text:a xlink:href="https://cantigas.fcsh.unl.pt/cantiga.asp?cdcant=1672&amp;nl=1&amp;tr=3&amp;pv=sim" xlink:type="simple">Os de Burgos som coitados, Pero da Ponte</text:a></text:p>
          </table:table-cell>
          <table:table-cell office:value-type="string" calcext:value-type="string">
            <text:p>   (Linha 1): Os de Burgos som coitados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8"/>
        </table:table-row>
        <table:table-row table:style-name="ro1">
          <table:table-cell office:value-type="string" calcext:value-type="string">
            <text:p>Burgos</text:p>
          </table:table-cell>
          <table:table-cell table:style-name="ce10" office:value-type="string" calcext:value-type="string">
            <text:p><text:a xlink:href="https://cantigas.fcsh.unl.pt/cantiga.asp?cdcant=1687&amp;nl=24&amp;tr=3&amp;pv=sim" xlink:type="simple">Quem mi ora quisesse cruzar, Pedro Amigo de Sevilha</text:a></text:p>
          </table:table-cell>
          <table:table-cell office:value-type="string" calcext:value-type="string">
            <text:p>   (Linha 24): em Burgos; ca, se preguntar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8"/>
        </table:table-row>
        <table:table-row table:style-name="ro1">
          <table:table-cell office:value-type="string" calcext:value-type="string">
            <text:p>Burgos</text:p>
          </table:table-cell>
          <table:table-cell table:style-name="ce10" office:value-type="string" calcext:value-type="string">
            <text:p><text:a xlink:href="https://cantigas.fcsh.unl.pt/cantiga.asp?cdcant=1655&amp;nl=2&amp;tr=3&amp;pv=sim" xlink:type="simple">Um dia fui cavalgar, Pero da Ponte</text:a></text:p>
          </table:table-cell>
          <table:table-cell office:value-type="string" calcext:value-type="string">
            <text:p>   (Linha 2): de Burgos contra Carrion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8"/>
        </table:table-row>
        <table:table-row table:style-name="ro1">
          <table:table-cell office:value-type="string" calcext:value-type="string">
            <text:p>Cabeceiras de Basto</text:p>
          </table:table-cell>
          <table:table-cell table:style-name="ce10" office:value-type="string" calcext:value-type="string">
            <text:p><text:a xlink:href="https://cantigas.fcsh.unl.pt/cantiga.asp?cdcant=1503&amp;nl=24&amp;tr=3&amp;pv=sim" xlink:type="simple">Sedia-xi Dom Belpelho em ũa sa maison, Afonso Lopes de Baião</text:a></text:p>
          </table:table-cell>
          <table:table-cell office:value-type="string" calcext:value-type="string">
            <text:p>   (Linha 24): ca já outros todos em Basto som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ález (Cádiz)</text:p>
          </table:table-cell>
          <table:table-cell table:style-name="ce10" office:value-type="string" calcext:value-type="string">
            <text:p><text:a xlink:href="https://cantigas.fcsh.unl.pt/cantiga.asp?cdcant=497&amp;nl=1&amp;tr=3&amp;pv=sim" xlink:type="simple">Ao daiam de Cález eu achei, Afonso X</text:a></text:p>
          </table:table-cell>
          <table:table-cell office:value-type="string" calcext:value-type="string">
            <text:p>   (Linha 1): Ao daiam de Cález eu ache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brai</text:p>
          </table:table-cell>
          <table:table-cell table:style-name="ce10" office:value-type="string" calcext:value-type="string">
            <text:p><text:a xlink:href="https://cantigas.fcsh.unl.pt/cantiga.asp?cdcant=1588&amp;nl=20&amp;tr=3&amp;pv=sim" xlink:type="simple">Lop'Anaia nom se vaia, Fernão Soares de Quinhones</text:a></text:p>
          </table:table-cell>
          <table:table-cell office:value-type="string" calcext:value-type="string">
            <text:p>   (Linha 20): bem come prés de Cambrai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pos</text:p>
          </table:table-cell>
          <table:table-cell table:style-name="ce10" office:value-type="string" calcext:value-type="string">
            <text:p><text:a xlink:href="https://cantigas.fcsh.unl.pt/cantiga.asp?cdcant=486&amp;nl=9&amp;tr=3&amp;pv=sim" xlink:type="simple">Ansur Moniz, muit'houve gram pesar, Afonso X</text:a></text:p>
          </table:table-cell>
          <table:table-cell office:value-type="string" calcext:value-type="string">
            <text:p>   (Linha 9): e de Campos, mais nom dos de Cizneiros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pou</text:p>
          </table:table-cell>
          <table:table-cell table:style-name="ce10" office:value-type="string" calcext:value-type="string">
            <text:p><text:a xlink:href="https://cantigas.fcsh.unl.pt/cantiga.asp?cdcant=1565&amp;nl=8&amp;tr=3&amp;pv=sim" xlink:type="simple">Bem sabedes, senhor rei, Gil Peres Conde</text:a></text:p>
          </table:table-cell>
          <table:table-cell office:value-type="string" calcext:value-type="string">
            <text:p>   (Linha 8): E em terra de Campo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rion (Carrión de los Condes)</text:p>
          </table:table-cell>
          <table:table-cell table:style-name="ce10" office:value-type="string" calcext:value-type="string">
            <text:p><text:a xlink:href="https://cantigas.fcsh.unl.pt/cantiga.asp?cdcant=975&amp;nl=4&amp;tr=3&amp;pv=sim" xlink:type="simple">As mias jornadas vedes quaes som, Afonso Anes do Cotom</text:a></text:p>
          </table:table-cell>
          <table:table-cell office:value-type="string" calcext:value-type="string">
            <text:p>   (Linha 4): e de Palença sair-mi a Carr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rion (Carrión de los Condes)</text:p>
          </table:table-cell>
          <table:table-cell table:style-name="ce10" office:value-type="string" calcext:value-type="string">
            <text:p><text:a xlink:href="https://cantigas.fcsh.unl.pt/cantiga.asp?cdcant=1544&amp;nl=16&amp;tr=3&amp;pv=sim" xlink:type="simple">Esta ama, cuj'é Joam Coelho, Fernão Garcia Esgaravunha</text:a></text:p>
          </table:table-cell>
          <table:table-cell office:value-type="string" calcext:value-type="string">
            <text:p>   (Linha 16): nom lh'acham par, de Burgos a Carrion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8"/>
        </table:table-row>
        <table:table-row table:style-name="ro1">
          <table:table-cell office:value-type="string" calcext:value-type="string">
            <text:p>Carrion (Carrión de los Condes)</text:p>
          </table:table-cell>
          <table:table-cell table:style-name="ce10" office:value-type="string" calcext:value-type="string">
            <text:p><text:a xlink:href="https://cantigas.fcsh.unl.pt/cantiga.asp?cdcant=1658&amp;nl=1&amp;tr=3&amp;pv=sim" xlink:type="simple">Noutro dia, em Carrion, Pero da Ponte</text:a></text:p>
          </table:table-cell>
          <table:table-cell office:value-type="string" calcext:value-type="string">
            <text:p>   (Linha 1): Noutro dia, em Carrion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8"/>
        </table:table-row>
        <table:table-row table:style-name="ro1">
          <table:table-cell office:value-type="string" calcext:value-type="string">
            <text:p>Carrion (Carrión de los Condes)</text:p>
          </table:table-cell>
          <table:table-cell table:style-name="ce10" office:value-type="string" calcext:value-type="string">
            <text:p><text:a xlink:href="https://cantigas.fcsh.unl.pt/cantiga.asp?cdcant=1410&amp;nl=11&amp;tr=3&amp;pv=sim" xlink:type="simple">Que muito mi de Fernam Diaz praz, Pero Garcia Burgalês</text:a></text:p>
          </table:table-cell>
          <table:table-cell office:value-type="string" calcext:value-type="string">
            <text:p>   (Linha 11): atá Carriom, ond'outro nunca fez;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8"/>
        </table:table-row>
        <table:table-row table:style-name="ro1">
          <table:table-cell office:value-type="string" calcext:value-type="string">
            <text:p>Carrion (Carrión de los Condes)</text:p>
          </table:table-cell>
          <table:table-cell table:style-name="ce10" office:value-type="string" calcext:value-type="string">
            <text:p><text:a xlink:href="https://cantigas.fcsh.unl.pt/cantiga.asp?cdcant=1410&amp;nl=11&amp;tr=3&amp;pv=sim" xlink:type="simple">Que muito mi de Fernam Diaz praz, Pero Garcia Burgalês</text:a></text:p>
          </table:table-cell>
          <table:table-cell office:value-type="string" calcext:value-type="string">
            <text:p>   (Linha 20): mui gram temp'há que nom foi em Carriom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8"/>
        </table:table-row>
        <table:table-row table:style-name="ro1">
          <table:table-cell office:value-type="string" calcext:value-type="string">
            <text:p>Carrion (Carrión de los Condes)</text:p>
          </table:table-cell>
          <table:table-cell table:style-name="ce10" office:value-type="string" calcext:value-type="string">
            <text:p><text:a xlink:href="https://cantigas.fcsh.unl.pt/cantiga.asp?cdcant=1650&amp;nl=20&amp;tr=3&amp;pv=sim" xlink:type="simple">- Ũa pregunta vos quero fazer, Paio Gomes Charinho, Afonso X</text:a></text:p>
          </table:table-cell>
          <table:table-cell office:value-type="string" calcext:value-type="string">
            <text:p>   (Linha 20): mui gram temp'há que nom foi em Carriom</text:p>
          </table:table-cell>
          <table:table-cell table:number-columns-repeated="4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8"/>
        </table:table-row>
        <table:table-row table:style-name="ro1">
          <table:table-cell office:value-type="string" calcext:value-type="string">
            <text:p>Carrion (Carrión de los Condes)</text:p>
          </table:table-cell>
          <table:table-cell table:style-name="ce10" office:value-type="string" calcext:value-type="string">
            <text:p><text:a xlink:href="https://cantigas.fcsh.unl.pt/cantiga.asp?cdcant=1655&amp;nl=2&amp;tr=3&amp;pv=sim" xlink:type="simple">Um dia fui cavalgar, Pero da Ponte</text:a></text:p>
          </table:table-cell>
          <table:table-cell office:value-type="string" calcext:value-type="string">
            <text:p>   (Linha 2): de Burgos contra Carrion</text:p>
          </table:table-cell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8"/>
        </table:table-row>
        <table:table-row table:style-name="ro1">
          <table:table-cell office:value-type="string" calcext:value-type="string">
            <text:p>Castela</text:p>
          </table:table-cell>
          <table:table-cell table:style-name="ce10" office:value-type="string" calcext:value-type="string">
            <text:p><text:a xlink:href="https://cantigas.fcsh.unl.pt/cantiga.asp?cdcant=956&amp;nl=1&amp;tr=3&amp;pv=sim" xlink:type="simple">Andei, senhor, Leon e Castela, João Airas de Santiago</text:a></text:p>
          </table:table-cell>
          <table:table-cell office:value-type="string" calcext:value-type="string">
            <text:p>   (Linha 1): Andei, senhor, Leon e Caste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tela</text:p>
          </table:table-cell>
          <table:table-cell table:style-name="ce10" office:value-type="string" calcext:value-type="string">
            <text:p><text:a xlink:href="https://cantigas.fcsh.unl.pt/cantiga.asp?cdcant=973&amp;nl=1&amp;tr=3&amp;pv=sim" xlink:type="simple">Meu senhor rei de Castela, João Airas de Santiago</text:a></text:p>
          </table:table-cell>
          <table:table-cell office:value-type="string" calcext:value-type="string">
            <text:p>   (Linha 1): Meu senhor rei de Castela,</text:p>
          </table:table-cell>
          <table:table-cell/>
          <table:table-cell table:style-name="ce10"/>
          <table:table-cell table:number-columns-repeated="1019"/>
        </table:table-row>
        <table:table-row table:style-name="ro1">
          <table:table-cell office:value-type="string" calcext:value-type="string">
            <text:p>Castro</text:p>
          </table:table-cell>
          <table:table-cell table:style-name="ce10" office:value-type="string" calcext:value-type="string">
            <text:p><text:a xlink:href="https://cantigas.fcsh.unl.pt/cantiga.asp?cdcant=975&amp;nl=3&amp;tr=3&amp;pv=sim" xlink:type="simple">As mias jornadas vedes quaes som, Afonso Anes do Cotom</text:a></text:p>
          </table:table-cell>
          <table:table-cell office:value-type="string" calcext:value-type="string">
            <text:p>   (Linha 3): de Castr'a Burgos e end'a Palença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talunha</text:p>
          </table:table-cell>
          <table:table-cell table:style-name="ce10" office:value-type="string" calcext:value-type="string">
            <text:p><text:a xlink:href="https://cantigas.fcsh.unl.pt/cantiga.asp?cdcant=349&amp;nl=5&amp;tr=3&amp;pv=sim" xlink:type="simple">O meu amig', amiga, que me gram bem fezia, Pero Mafaldo</text:a></text:p>
          </table:table-cell>
          <table:table-cell office:value-type="string" calcext:value-type="string">
            <text:p>   (Linha 5): nom me viu mais d'um dia e vai-s'a Catalonha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lorico da Beira</text:p>
          </table:table-cell>
          <table:table-cell table:style-name="ce10" office:value-type="string" calcext:value-type="string">
            <text:p><text:a xlink:href="https://cantigas.fcsh.unl.pt/cantiga.asp?cdcant=1511&amp;nl=31&amp;tr=3&amp;pv=sim" xlink:type="simple">À lealdade da Bezerra, que pela Beira muit'anda,, Airas Peres Vuitorom</text:a></text:p>
          </table:table-cell>
          <table:table-cell office:value-type="string" calcext:value-type="string">
            <text:p>   (Linha 31): E quando o Conde ao castelo chegou de Celorico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r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izneiros (Cisneros, concelho situado no centro-sul da provincia de Palencia)</text:p>
          </table:table-cell>
          <table:table-cell table:style-name="ce10" office:value-type="string" calcext:value-type="string">
            <text:p><text:a xlink:href="https://cantigas.fcsh.unl.pt/cantiga.asp?cdcant=486&amp;nl=9&amp;tr=3&amp;pv=sim" xlink:type="simple">Ansur Moniz, muit'houve gram pesar, Afonso X</text:a></text:p>
          </table:table-cell>
          <table:table-cell office:value-type="string" calcext:value-type="string">
            <text:p>   (Linha 9): e de Campos, mais nom dos de Cizneiros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imbra</text:p>
          </table:table-cell>
          <table:table-cell table:style-name="ce10" office:value-type="string" calcext:value-type="string">
            <text:p><text:a xlink:href="https://cantigas.fcsh.unl.pt/cantiga.asp?cdcant=1437&amp;nl=4&amp;tr=3&amp;pv=sim" xlink:type="simple">Dom Estêvam fez[o] sa partiçom, João Soares Coelho</text:a></text:p>
          </table:table-cell>
          <table:table-cell office:value-type="string" calcext:value-type="string">
            <text:p>   (Linha 4): mais em Coimbra caeu bem provado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ira</text:p>
          </table:table-cell>
          <table:table-cell table:style-name="ce10" office:value-type="string" calcext:value-type="string">
            <text:p><text:a xlink:href="https://cantigas.fcsh.unl.pt/cantiga.asp?cdcant=1359&amp;nl=13&amp;tr=3&amp;pv=sim" xlink:type="simple">Pero Colhos é deitado, Mem Rodrigues de Briteiros ou João Fernandes de Ardeleiro </text:a></text:p>
          </table:table-cell>
          <table:table-cell office:value-type="string" calcext:value-type="string">
            <text:p>   (Linha 13): E foi-s'el morar a Coira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ira (Cória)</text:p>
          </table:table-cell>
          <table:table-cell table:style-name="ce10" office:value-type="string" calcext:value-type="string">
            <text:p><text:a xlink:href="https://cantigas.fcsh.unl.pt/cantiga.asp?cdcant=114&amp;nl=34&amp;tr=3&amp;pv=sim" xlink:type="simple">Pero nom fui a Ultramar, Martim Soares</text:a></text:p>
          </table:table-cell>
          <table:table-cell office:value-type="string" calcext:value-type="string">
            <text:p>   (Linha 34): d'andar Coira e Galiste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unha (A Coruña)</text:p>
          </table:table-cell>
          <table:table-cell table:style-name="ce10" office:value-type="string" calcext:value-type="string">
            <text:p><text:a xlink:href="https://cantigas.fcsh.unl.pt/cantiga.asp?cdcant=1647&amp;nl=27&amp;tr=3&amp;pv=sim" xlink:type="simple">En'a primeira rua que cheguemos, Martim Anes Marinho</text:a></text:p>
          </table:table-cell>
          <table:table-cell office:value-type="string" calcext:value-type="string">
            <text:p>   (Linha 27): e tam lev'era, que bem de Coron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vilhã</text:p>
          </table:table-cell>
          <table:table-cell table:style-name="ce10" office:value-type="string" calcext:value-type="string">
            <text:p><text:a xlink:href="https://cantigas.fcsh.unl.pt/cantiga.asp?cdcant=1511&amp;nl=20&amp;tr=3&amp;pv=sim" xlink:type="simple">À lealdade da Bezerra, que pela Beira muit'anda,, Airas Peres Vuitorom</text:a></text:p>
          </table:table-cell>
          <table:table-cell office:value-type="string" calcext:value-type="string">
            <text:p>   (Linha 20): Covilhã, e Pero Dias, Sortelha; e diss'o Conde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cente/ Crexente</text:p>
          </table:table-cell>
          <table:table-cell table:style-name="ce10" office:value-type="string" calcext:value-type="string">
            <text:p><text:a xlink:href="https://cantigas.fcsh.unl.pt/cantiga.asp?cdcant=967&amp;nl=6&amp;tr=3&amp;pv=sim" xlink:type="simple">A por que perço o dormir, João Airas de Santiago</text:a></text:p>
          </table:table-cell>
          <table:table-cell office:value-type="string" calcext:value-type="string">
            <text:p>   (Linha 6): a Crexent', em sua mua baia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cente/ Crexente</text:p>
          </table:table-cell>
          <table:table-cell table:style-name="ce10" office:value-type="string" calcext:value-type="string">
            <text:p><text:a xlink:href="https://cantigas.fcsh.unl.pt/cantiga.asp?cdcant=974&amp;nl=1&amp;tr=3&amp;pv=sim" xlink:type="simple">Pelo souto de Crexente, João Airas de Santiago</text:a></text:p>
          </table:table-cell>
          <table:table-cell office:value-type="string" calcext:value-type="string">
            <text:p>   (Linha 1): Pelo souto de Crexente</text:p>
          </table:table-cell>
          <table:table-cell/>
          <table:table-cell table:style-name="ce10"/>
          <table:table-cell table:number-columns-repeated="1019"/>
        </table:table-row>
        <table:table-row table:style-name="ro1">
          <table:table-cell office:value-type="string" calcext:value-type="string">
            <text:p>Cuenca</text:p>
          </table:table-cell>
          <table:table-cell table:style-name="ce10" office:value-type="string" calcext:value-type="string">
            <text:p><text:a xlink:href="https://cantigas.fcsh.unl.pt/cantiga.asp?cdcant=1685&amp;nl=2&amp;tr=3&amp;pv=sim" xlink:type="simple">Um bispo diz aqui, por si, Pedro Amigo de Sevilha</text:a></text:p>
          </table:table-cell>
          <table:table-cell office:value-type="string" calcext:value-type="string">
            <text:p>   (Linha 2): que é de Conca; mais bem se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za</text:p>
          </table:table-cell>
          <table:table-cell table:style-name="ce10" office:value-type="string" calcext:value-type="string">
            <text:p><text:a xlink:href="https://cantigas.fcsh.unl.pt/cantiga.asp?cdcant=461&amp;nl=1&amp;tr=3&amp;pv=sim" xlink:type="simple">Med'hei do pertigueiro que tem Deça, Afonso X</text:a></text:p>
          </table:table-cell>
          <table:table-cell office:value-type="string" calcext:value-type="string">
            <text:p>   (Linha 1): Med'hei do pertigueiro que tem Deça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rmã (Mosteiro de S. Cristóvão de Dormeá, conc. de Boimorto, na província da Corunha)</text:p>
          </table:table-cell>
          <table:table-cell table:style-name="ce10" office:value-type="string" calcext:value-type="string">
            <text:p><text:a xlink:href="https://cantigas.fcsh.unl.pt/cantiga.asp?cdcant=1368&amp;nl=1&amp;tr=3&amp;pv=sim" xlink:type="simple">Quand'eu passei per Dormãa, Fernão Pais de Tamalhancos</text:a></text:p>
          </table:table-cell>
          <table:table-cell office:value-type="string" calcext:value-type="string">
            <text:p>   (Linha 1): Quand'eu passei per Dormã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vas</text:p>
          </table:table-cell>
          <table:table-cell table:style-name="ce10" office:value-type="string" calcext:value-type="string">
            <text:p><text:a xlink:href="https://cantigas.fcsh.unl.pt/cantiga.asp?cdcant=1631&amp;nl=12&amp;tr=3&amp;pv=sim" xlink:type="simple">Faz-m'agora por si morrer, Vidal</text:a></text:p>
          </table:table-cell>
          <table:table-cell office:value-type="string" calcext:value-type="string">
            <text:p>   (Linha 12): a mui fremosinha d'Elva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vas</text:p>
          </table:table-cell>
          <table:table-cell table:style-name="ce10" office:value-type="string" calcext:value-type="string">
            <text:p><text:a xlink:href="https://cantigas.fcsh.unl.pt/cantiga.asp?cdcant=1630&amp;nl=2&amp;tr=3&amp;pv=sim" xlink:type="simple">Moir, e faço dereito, Vidal</text:a></text:p>
          </table:table-cell>
          <table:table-cell office:value-type="string" calcext:value-type="string">
            <text:p>   (Linha 2): por ũa dona d'Elvas,</text:p>
          </table:table-cell>
          <table:table-cell/>
          <table:table-cell table:style-name="ce10"/>
          <table:table-cell table:number-columns-repeated="1019"/>
        </table:table-row>
        <table:table-row table:style-name="ro1">
          <table:table-cell office:value-type="string" calcext:value-type="string">
            <text:p>Ensar</text:p>
          </table:table-cell>
          <table:table-cell table:style-name="ce10" office:value-type="string" calcext:value-type="string">
            <text:p><text:a xlink:href="https://cantigas.fcsh.unl.pt/cantiga.asp?cdcant=635&amp;nl=1&amp;tr=3&amp;pv=sim" xlink:type="simple">O que me d'Ensar corrudo, Pero Larouco</text:a></text:p>
          </table:table-cell>
          <table:table-cell office:value-type="string" calcext:value-type="string">
            <text:p>   (Linha 1): O que me d'Ensar corru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tre Douro e Minho</text:p>
          </table:table-cell>
          <table:table-cell table:style-name="ce10" office:value-type="string" calcext:value-type="string">
            <text:p><text:a xlink:href="https://cantigas.fcsh.unl.pt/cantiga.asp?cdcant=1337&amp;nl=14&amp;tr=3&amp;pv=sim" xlink:type="simple">Disse-m'hoj'assi um home, Estêvão da Guarda</text:a></text:p>
          </table:table-cell>
          <table:table-cell office:value-type="string" calcext:value-type="string">
            <text:p>   (Linha 14): se vai d'Antre Doir'e Minho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mida de S. Clemenço do Mar</text:p>
          </table:table-cell>
          <table:table-cell table:style-name="ce10" office:value-type="string" calcext:value-type="string">
            <text:p><text:a xlink:href="https://cantigas.fcsh.unl.pt/cantiga.asp?cdcant=1229&amp;nl=18&amp;tr=3&amp;pv=sim" xlink:type="simple">Des quando vos fostes daqui, Nuno Trez</text:a></text:p>
          </table:table-cell>
          <table:table-cell office:value-type="string" calcext:value-type="string">
            <text:p>   (Linha 18): a Sam Clemenç'e nom vos v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mida de S. Clemenço do Mar</text:p>
          </table:table-cell>
          <table:table-cell table:style-name="ce10" office:value-type="string" calcext:value-type="string">
            <text:p><text:a xlink:href="https://cantigas.fcsh.unl.pt/cantiga.asp?cdcant=1232&amp;nl=1&amp;tr=3&amp;pv=sim" xlink:type="simple">Estava-m'em Sam Clemenço, u fora fazer oraçom, Nuno Trez</text:a></text:p>
          </table:table-cell>
          <table:table-cell office:value-type="string" calcext:value-type="string">
            <text:p>   (Linha 1): Estava-m'em Sam Clemenço, u fora fazer oraçom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Ermida de S. Clemenço do Mar</text:p>
          </table:table-cell>
          <table:table-cell table:style-name="ce10" office:value-type="string" calcext:value-type="string">
            <text:p><text:a xlink:href="https://cantigas.fcsh.unl.pt/cantiga.asp?cdcant=1231&amp;nl=1&amp;tr=3&amp;pv=sim" xlink:type="simple">Nom vou eu a Sam Clemenço orar, e faço gram razom, Nuno Trez</text:a></text:p>
          </table:table-cell>
          <table:table-cell office:value-type="string" calcext:value-type="string">
            <text:p>   (Linha 1): Nom vou eu a Sam Clemenço orar, e faço gram razom, </text:p>
          </table:table-cell>
          <table:table-cell table:number-columns-repeated="7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Ermida de S. Clemenço do Mar</text:p>
          </table:table-cell>
          <table:table-cell table:style-name="ce10" office:value-type="string" calcext:value-type="string">
            <text:p><text:a xlink:href="https://cantigas.fcsh.unl.pt/cantiga.asp?cdcant=1230&amp;nl=1&amp;tr=3&amp;pv=sim" xlink:type="simple">Sam Clemenço do mar, Nuno Trez</text:a></text:p>
          </table:table-cell>
          <table:table-cell office:value-type="string" calcext:value-type="string">
            <text:p>   (Linha 1): Sam Clemenço do mar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Ermida de S. Julião</text:p>
          </table:table-cell>
          <table:table-cell table:style-name="ce10" office:value-type="string" calcext:value-type="string">
            <text:p><text:a xlink:href="https://cantigas.fcsh.unl.pt/cantiga.asp?cdcant=1144&amp;nl=4&amp;tr=3&amp;pv=sim" xlink:type="simple">Ai Deus, que doo que eu de mi hei, Pero de Ver</text:a></text:p>
          </table:table-cell>
          <table:table-cell office:value-type="string" calcext:value-type="string">
            <text:p>   (Linha 4): Quando s'el houve de Julham a ir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mida de S. Julião</text:p>
          </table:table-cell>
          <table:table-cell table:style-name="ce10" office:value-type="string" calcext:value-type="string">
            <text:p><text:a xlink:href="https://cantigas.fcsh.unl.pt/cantiga.asp?cdcant=1147&amp;nl=13&amp;tr=3&amp;pv=sim" xlink:type="simple">Do meu amig', a que eu quero bem, Pero de Ver</text:a></text:p>
          </table:table-cell>
          <table:table-cell office:value-type="string" calcext:value-type="string">
            <text:p>   (Linha 13): des que o vi em Julham um dia,</text:p>
          </table:table-cell>
          <table:table-cell/>
          <table:table-cell table:style-name="ce10"/>
          <table:table-cell table:number-columns-repeated="1019"/>
        </table:table-row>
        <table:table-row table:style-name="ro1">
          <table:table-cell office:value-type="string" calcext:value-type="string">
            <text:p>Ermida de S. Leuter (Sant'Outelo ou S. Eleutério)</text:p>
          </table:table-cell>
          <table:table-cell table:style-name="ce10" office:value-type="string" calcext:value-type="string">
            <text:p><text:a xlink:href="https://cantigas.fcsh.unl.pt/cantiga.asp?cdcant=1282&amp;nl=3&amp;tr=3&amp;pv=sim" xlink:type="simple">Por Deus vos rogo, madre, que mi digades, Lopo</text:a></text:p>
          </table:table-cell>
          <table:table-cell office:value-type="string" calcext:value-type="string">
            <text:p>   (Linha 3): d'ir a Sam Leuter falar com meu amigo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mida de S. Momede</text:p>
          </table:table-cell>
          <table:table-cell table:style-name="ce10" office:value-type="string" calcext:value-type="string">
            <text:p><text:a xlink:href="https://cantigas.fcsh.unl.pt/cantiga.asp?cdcant=1299&amp;nl=2&amp;tr=3&amp;pv=sim" xlink:type="simple">Amigo, se mi gram bem queredes, João de Cangas</text:a></text:p>
          </table:table-cell>
          <table:table-cell office:value-type="string" calcext:value-type="string">
            <text:p>   (Linha 2): id'a Sam Momed'e veer-m'-ed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mida de S. Momede</text:p>
          </table:table-cell>
          <table:table-cell table:style-name="ce10" office:value-type="string" calcext:value-type="string">
            <text:p><text:a xlink:href="https://cantigas.fcsh.unl.pt/cantiga.asp?cdcant=1297&amp;nl=1&amp;tr=3&amp;pv=sim" xlink:type="simple">Em Sam Momed', u sabedes, João de Cangas</text:a></text:p>
          </table:table-cell>
          <table:table-cell office:value-type="string" calcext:value-type="string">
            <text:p>   (Linha 1): Em Sam Momed', u sabedes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Ermida de S. Momede</text:p>
          </table:table-cell>
          <table:table-cell table:style-name="ce10" office:value-type="string" calcext:value-type="string">
            <text:p><text:a xlink:href="https://cantigas.fcsh.unl.pt/cantiga.asp?cdcant=1298&amp;nl=1&amp;tr=3&amp;pv=sim" xlink:type="simple">Fui eu, madr', a Sam Momed', u me cuidei, João de Cangas</text:a></text:p>
          </table:table-cell>
          <table:table-cell office:value-type="string" calcext:value-type="string">
            <text:p>   (Linha 1): Fui eu, madr', a Sam Momed', u me cuidei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Ermida de S. Salvador</text:p>
          </table:table-cell>
          <table:table-cell table:style-name="ce10" office:value-type="string" calcext:value-type="string">
            <text:p><text:a xlink:href="https://cantigas.fcsh.unl.pt/cantiga.asp?cdcant=948&amp;nl=1&amp;tr=3&amp;pv=sim" xlink:type="simple">Em outro dia em Sam Salvador, Sancho Sanches</text:a></text:p>
          </table:table-cell>
          <table:table-cell office:value-type="string" calcext:value-type="string">
            <text:p>   (Linha 1): Em outro dia em Sam Salvad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mida de S. Salvador de Valongo</text:p>
          </table:table-cell>
          <table:table-cell table:style-name="ce10" office:value-type="string" calcext:value-type="string">
            <text:p><text:a xlink:href="https://cantigas.fcsh.unl.pt/cantiga.asp?cdcant=1271&amp;nl=8&amp;tr=3&amp;pv=sim" xlink:type="simple">Ai meu amigo, coitada, Martim Padrozelos </text:a></text:p>
          </table:table-cell>
          <table:table-cell office:value-type="string" calcext:value-type="string">
            <text:p>   (Linha 8): de parecer em Valongo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mida de S. Salvador de Valongo</text:p>
          </table:table-cell>
          <table:table-cell table:style-name="ce10" office:value-type="string" calcext:value-type="string">
            <text:p><text:a xlink:href="https://cantigas.fcsh.unl.pt/cantiga.asp?cdcant=1269&amp;nl=8&amp;tr=3&amp;pv=sim" xlink:type="simple">- Amig', havia queixume, Martim Padrozelos </text:a></text:p>
          </table:table-cell>
          <table:table-cell office:value-type="string" calcext:value-type="string">
            <text:p>   (Linha 8): que jurei em Sam Salvador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Ermida de S. Salvador de Valongo</text:p>
          </table:table-cell>
          <table:table-cell table:style-name="ce10" office:value-type="string" calcext:value-type="string">
            <text:p><text:a xlink:href="https://cantigas.fcsh.unl.pt/cantiga.asp?cdcant=1268&amp;nl=3&amp;tr=3&amp;pv=sim" xlink:type="simple">Gram sazom há, meu amigo, Martim Padrozelos </text:a></text:p>
          </table:table-cell>
          <table:table-cell office:value-type="string" calcext:value-type="string">
            <text:p>   (Linha 3): em Valong'e nom m'ar vistes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Ermida de S. Salvador de Valongo</text:p>
          </table:table-cell>
          <table:table-cell table:style-name="ce10" office:value-type="string" calcext:value-type="string">
            <text:p><text:a xlink:href="https://cantigas.fcsh.unl.pt/cantiga.asp?cdcant=1275&amp;nl=1&amp;tr=3&amp;pv=sim" xlink:type="simple">Id'hoj, ai meu amigo, led'a Sam Salvador, Martim Padrozelos </text:a></text:p>
          </table:table-cell>
          <table:table-cell office:value-type="string" calcext:value-type="string">
            <text:p>   (Linha 1): Id'hoj, ai meu amigo, led'a Sam Salvador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Ermida de S. Salvador de Valongo</text:p>
          </table:table-cell>
          <table:table-cell table:style-name="ce10" office:value-type="string" calcext:value-type="string">
            <text:p><text:a xlink:href="https://cantigas.fcsh.unl.pt/cantiga.asp?cdcant=1272&amp;nl=3&amp;tr=3&amp;pv=sim" xlink:type="simple">Por Deus, que vos nom pês, Martim Padrozelos </text:a></text:p>
          </table:table-cell>
          <table:table-cell office:value-type="string" calcext:value-type="string">
            <text:p>   (Linha 3): d'ir a Sam Salvador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0" office:value-type="string" calcext:value-type="string">
            <text:p><text:a xlink:href="https://cantigas.fcsh.unl.pt/cantiga.asp?cdcant=1163&amp;nl=1&amp;tr=3&amp;pv=sim" xlink:type="simple">A Sam Servand', u ora vam todas orar, João Servando</text:a></text:p>
          </table:table-cell>
          <table:table-cell office:value-type="string" calcext:value-type="string">
            <text:p>   (Linha 1): A Sam Servand', u ora vam todas orar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0" office:value-type="string" calcext:value-type="string">
            <text:p><text:a xlink:href="https://cantigas.fcsh.unl.pt/cantiga.asp?cdcant=1160&amp;nl=1&amp;tr=3&amp;pv=sim" xlink:type="simple">A Sam Servand'em oraçom, João Servando</text:a></text:p>
          </table:table-cell>
          <table:table-cell office:value-type="string" calcext:value-type="string">
            <text:p>   (Linha 1): A Sam Servand'em oraçom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990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0" office:value-type="string" calcext:value-type="string">
            <text:p><text:a xlink:href="https://cantigas.fcsh.unl.pt/cantiga.asp?cdcant=1161&amp;nl=1&amp;tr=3&amp;pv=sim" xlink:type="simple">A Sam Servando foi meu amigo, João Servando</text:a></text:p>
          </table:table-cell>
          <table:table-cell office:value-type="string" calcext:value-type="string">
            <text:p>   (Linha 1): A Sam Servando foi meu amigo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990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0" office:value-type="string" calcext:value-type="string">
            <text:p><text:a xlink:href="https://cantigas.fcsh.unl.pt/cantiga.asp?cdcant=1171&amp;nl=19&amp;tr=3&amp;pv=sim" xlink:type="simple">Disserom-mi ca se queria ir, João Servando</text:a></text:p>
          </table:table-cell>
          <table:table-cell office:value-type="string" calcext:value-type="string">
            <text:p>   (Linha 19): A Sam Servando foi em oraçom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990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0" office:value-type="string" calcext:value-type="string">
            <text:p><text:a xlink:href="https://cantigas.fcsh.unl.pt/cantiga.asp?cdcant=1712&amp;nl=1&amp;tr=3&amp;pv=sim" xlink:type="simple">Donas vam a Sam Servando muitas hoj'em romaria, João Servando</text:a></text:p>
          </table:table-cell>
          <table:table-cell office:value-type="string" calcext:value-type="string">
            <text:p>   (Linha 1): Donas vam a Sam Servando muitas hoj'em romaria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990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0" office:value-type="string" calcext:value-type="string">
            <text:p><text:a xlink:href="https://cantigas.fcsh.unl.pt/cantiga.asp?cdcant=1170&amp;nl=17&amp;tr=3&amp;pv=sim" xlink:type="simple">Filha, o que queredes bem, João Servando</text:a></text:p>
          </table:table-cell>
          <table:table-cell office:value-type="string" calcext:value-type="string">
            <text:p>   (Linha 17): e foi ora a Sam Servando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990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0" office:value-type="string" calcext:value-type="string">
            <text:p><text:a xlink:href="https://cantigas.fcsh.unl.pt/cantiga.asp?cdcant=1168&amp;nl=1&amp;tr=3&amp;pv=sim" xlink:type="simple">Fui eu a Sam Servando por veer meu amigo, João Servando</text:a></text:p>
          </table:table-cell>
          <table:table-cell office:value-type="string" calcext:value-type="string">
            <text:p>   (Linha 1): Fui eu a Sam Servando por veer meu amigo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990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0" office:value-type="string" calcext:value-type="string">
            <text:p><text:a xlink:href="https://cantigas.fcsh.unl.pt/cantiga.asp?cdcant=1159&amp;nl=14&amp;tr=3&amp;pv=sim" xlink:type="simple">Ir-se quer o meu amigo, João Servando</text:a></text:p>
          </table:table-cell>
          <table:table-cell office:value-type="string" calcext:value-type="string">
            <text:p>   (Linha 14): oraçom a Sam Servando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990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0" office:value-type="string" calcext:value-type="string">
            <text:p><text:a xlink:href="https://cantigas.fcsh.unl.pt/cantiga.asp?cdcant=1173&amp;nl=25&amp;tr=3&amp;pv=sim" xlink:type="simple">Ir-vos queredes, amigo, João Servando</text:a></text:p>
          </table:table-cell>
          <table:table-cell office:value-type="string" calcext:value-type="string">
            <text:p>   (Linha 25): A Sam Servand'irei dizer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990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0" office:value-type="string" calcext:value-type="string">
            <text:p><text:a xlink:href="https://cantigas.fcsh.unl.pt/cantiga.asp?cdcant=1165&amp;nl=2&amp;tr=3&amp;pv=sim" xlink:type="simple">Mia madre velida, e nom me guardedes, João Servando</text:a></text:p>
          </table:table-cell>
          <table:table-cell office:value-type="string" calcext:value-type="string">
            <text:p>   (Linha 2): d'ir a Sam Servando, ca, se o fazedes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990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0" office:value-type="string" calcext:value-type="string">
            <text:p><text:a xlink:href="https://cantigas.fcsh.unl.pt/cantiga.asp?cdcant=1162&amp;nl=1&amp;tr=3&amp;pv=sim" xlink:type="simple">Ora vam a Sam Servando donas fazer romaria, João Servando</text:a></text:p>
          </table:table-cell>
          <table:table-cell office:value-type="string" calcext:value-type="string">
            <text:p>   (Linha 1): Ora vam a Sam Servando donas fazer romaria</text:p>
          </table:table-cell>
          <table:table-cell table:number-columns-repeated="7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990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0" office:value-type="string" calcext:value-type="string">
            <text:p><text:a xlink:href="https://cantigas.fcsh.unl.pt/cantiga.asp?cdcant=1158&amp;nl=1&amp;tr=3&amp;pv=sim" xlink:type="simple">Quand'eu a Sam Servando fui um dia daqui, João Servando</text:a></text:p>
          </table:table-cell>
          <table:table-cell office:value-type="string" calcext:value-type="string">
            <text:p>   (Linha 1): Quand'eu a Sam Servando fui um dia daqui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990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0" office:value-type="string" calcext:value-type="string">
            <text:p><text:a xlink:href="https://cantigas.fcsh.unl.pt/cantiga.asp?cdcant=1164&amp;nl=1&amp;tr=3&amp;pv=sim" xlink:type="simple">Se meu amig'a Sam Servando for, João Servando</text:a></text:p>
          </table:table-cell>
          <table:table-cell office:value-type="string" calcext:value-type="string">
            <text:p>   (Linha 1): Se meu amig'a Sam Servando for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990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0" office:value-type="string" calcext:value-type="string">
            <text:p><text:a xlink:href="https://cantigas.fcsh.unl.pt/cantiga.asp?cdcant=1166&amp;nl=6&amp;tr=3&amp;pv=sim" xlink:type="simple">Triste and'eu velida, e bem vo-lo digo, João Servando</text:a></text:p>
          </table:table-cell>
          <table:table-cell office:value-type="string" calcext:value-type="string">
            <text:p>   (Linha 6): fui a Sam Servando, se o ve[e]ria;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990"/>
        </table:table-row>
        <table:table-row table:style-name="ro1">
          <table:table-cell office:value-type="string" calcext:value-type="string">
            <text:p>Ermida de S. Simom de Val de Prados</text:p>
          </table:table-cell>
          <table:table-cell table:style-name="ce10" office:value-type="string" calcext:value-type="string">
            <text:p><text:a xlink:href="https://cantigas.fcsh.unl.pt/cantiga.asp?cdcant=755&amp;nl=1&amp;tr=3&amp;pv=sim" xlink:type="simple">Pois nossas madres vam a Sam Simom, Pero Viviães</text:a></text:p>
          </table:table-cell>
          <table:table-cell office:value-type="string" calcext:value-type="string">
            <text:p>   (Linha 1): Pois nossas madres vam a Sam Simo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mida de S. Simon</text:p>
          </table:table-cell>
          <table:table-cell table:style-name="ce10" office:value-type="string" calcext:value-type="string">
            <text:p><text:a xlink:href="https://cantigas.fcsh.unl.pt/cantiga.asp?cdcant=861&amp;nl=1&amp;tr=3&amp;pv=sim" xlink:type="simple">Sedia-m'eu na ermida de Sam Simion, Mendinho </text:a></text:p>
          </table:table-cell>
          <table:table-cell office:value-type="string" calcext:value-type="string">
            <text:p>   (Linha 1): Sedia-m'eu na ermida de Sam Sim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mida de S. Treeçom</text:p>
          </table:table-cell>
          <table:table-cell table:style-name="ce10" office:value-type="string" calcext:value-type="string">
            <text:p><text:a xlink:href="https://cantigas.fcsh.unl.pt/cantiga.asp?cdcant=1296&amp;nl=4&amp;tr=3&amp;pv=sim" xlink:type="simple">Mal faç'eu velida, que ora nom vou, Golparro</text:a></text:p>
          </table:table-cell>
          <table:table-cell office:value-type="string" calcext:value-type="string">
            <text:p>   (Linha 4): fazer oraçom a Sam Treeçom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mida de Santa Cecília</text:p>
          </table:table-cell>
          <table:table-cell table:style-name="ce10" office:value-type="string" calcext:value-type="string">
            <text:p><text:a xlink:href="https://cantigas.fcsh.unl.pt/cantiga.asp?cdcant=1304&amp;nl=1&amp;tr=3&amp;pv=sim" xlink:type="simple">Ai vertudes de Santa Cecília, Martim de Ginzo</text:a></text:p>
          </table:table-cell>
          <table:table-cell office:value-type="string" calcext:value-type="string">
            <text:p>   (Linha 1): Ai vertudes de Santa Cecília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mida de Santa Cecília</text:p>
          </table:table-cell>
          <table:table-cell table:style-name="ce10" office:value-type="string" calcext:value-type="string">
            <text:p><text:a xlink:href="https://cantigas.fcsh.unl.pt/cantiga.asp?cdcant=1300&amp;nl=8&amp;tr=3&amp;pv=sim" xlink:type="simple">Como vivo coitada, madre, por meu amigo, Martim de Ginzo</text:a></text:p>
          </table:table-cell>
          <table:table-cell office:value-type="string" calcext:value-type="string">
            <text:p>   (Linha 8): eu a Santa Cecilia de coraçom o digo:</text:p>
          </table:table-cell>
          <table:table-cell table:number-columns-repeated="7"/>
          <table:table-cell table:style-name="ce10"/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Ermida de Santa Cecília</text:p>
          </table:table-cell>
          <table:table-cell table:style-name="ce10" office:value-type="string" calcext:value-type="string">
            <text:p><text:a xlink:href="https://cantigas.fcsh.unl.pt/cantiga.asp?cdcant=1303&amp;nl=1&amp;tr=3&amp;pv=sim" xlink:type="simple">Nom poss'eu, madre, ir a Santa Cecília, Martim de Ginzo</text:a></text:p>
          </table:table-cell>
          <table:table-cell office:value-type="string" calcext:value-type="string">
            <text:p>   (Linha 1): Nom poss'eu, madre, ir a Santa Cecília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Ermida de Santa Cecília</text:p>
          </table:table-cell>
          <table:table-cell table:style-name="ce10" office:value-type="string" calcext:value-type="string">
            <text:p><text:a xlink:href="https://cantigas.fcsh.unl.pt/cantiga.asp?cdcant=1301&amp;nl=3&amp;tr=3&amp;pv=sim" xlink:type="simple">Se vos prouguer, madr', hoj'este dia, Martim de Ginzo</text:a></text:p>
          </table:table-cell>
          <table:table-cell office:value-type="string" calcext:value-type="string">
            <text:p>   (Linha 3): e chorar muit'em Santa Cecília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Ermida de Santa Cecília</text:p>
          </table:table-cell>
          <table:table-cell table:style-name="ce10" office:value-type="string" calcext:value-type="string">
            <text:p><text:a xlink:href="https://cantigas.fcsh.unl.pt/cantiga.asp?cdcant=1302&amp;nl=2&amp;tr=3&amp;pv=sim" xlink:type="simple">Treides, ai mia madr', em romaria, Martim de Ginzo</text:a></text:p>
          </table:table-cell>
          <table:table-cell office:value-type="string" calcext:value-type="string">
            <text:p>   (Linha 2): orar u chamam Santa Cecília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Ermida de Santa Maria das Leiras</text:p>
          </table:table-cell>
          <table:table-cell table:style-name="ce10" office:value-type="string" calcext:value-type="string">
            <text:p><text:a xlink:href="https://cantigas.fcsh.unl.pt/cantiga.asp?cdcant=761&amp;nl=3&amp;tr=3&amp;pv=sim" xlink:type="simple">Disserom-mi ũas novas de que m'é mui gram bem, Afonso Lopes de Baião</text:a></text:p>
          </table:table-cell>
          <table:table-cell office:value-type="string" calcext:value-type="string">
            <text:p>   (Linha 3): a Santa Maria das Leiras irei, velida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mida de Santa Maria das Leiras</text:p>
          </table:table-cell>
          <table:table-cell table:style-name="ce10" office:value-type="string" calcext:value-type="string">
            <text:p><text:a xlink:href="https://cantigas.fcsh.unl.pt/cantiga.asp?cdcant=760&amp;nl=3&amp;tr=3&amp;pv=sim" xlink:type="simple">Ir quer'hoj'eu, fremosa, de coraçom, Afonso Lopes de Baião</text:a></text:p>
          </table:table-cell>
          <table:table-cell office:value-type="string" calcext:value-type="string">
            <text:p>   (Linha 3): a Santa Maria das Leiras,</text:p>
          </table:table-cell>
          <table:table-cell/>
          <table:table-cell table:style-name="ce10"/>
          <table:table-cell table:number-columns-repeated="1019"/>
        </table:table-row>
        <table:table-row table:style-name="ro1">
          <table:table-cell office:value-type="string" calcext:value-type="string">
            <text:p>Ermida de Santa Maria de Reça</text:p>
          </table:table-cell>
          <table:table-cell table:style-name="ce10" office:value-type="string" calcext:value-type="string">
            <text:p><text:a xlink:href="https://cantigas.fcsh.unl.pt/cantiga.asp?cdcant=1316&amp;nl=3&amp;tr=3&amp;pv=sim" xlink:type="simple">Por vee'lo namorado, que muit'há que eu nom vi, Airas Pais</text:a></text:p>
          </table:table-cell>
          <table:table-cell office:value-type="string" calcext:value-type="string">
            <text:p>   (Linha 3): a Santa Maria de Reça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mida de Santa Maria de Reça</text:p>
          </table:table-cell>
          <table:table-cell table:style-name="ce10" office:value-type="string" calcext:value-type="string">
            <text:p><text:a xlink:href="https://cantigas.fcsh.unl.pt/cantiga.asp?cdcant=1315&amp;nl=3&amp;tr=3&amp;pv=sim" xlink:type="simple">Quer'ir a Santa Maria e, irmana, treides migo, Airas Pais</text:a></text:p>
          </table:table-cell>
          <table:table-cell office:value-type="string" calcext:value-type="string">
            <text:p>   (Linha 3): quer'ir a Santa Maria de Reça,</text:p>
          </table:table-cell>
          <table:table-cell/>
          <table:table-cell table:style-name="ce10"/>
          <table:table-cell table:number-columns-repeated="1019"/>
        </table:table-row>
        <table:table-row table:style-name="ro1">
          <table:table-cell office:value-type="string" calcext:value-type="string">
            <text:p>Ermida de Santa Maria do Faro</text:p>
          </table:table-cell>
          <table:table-cell table:style-name="ce10" office:value-type="string" calcext:value-type="string">
            <text:p><text:a xlink:href="https://cantigas.fcsh.unl.pt/cantiga.asp?cdcant=1319&amp;nl=1&amp;tr=3&amp;pv=sim" xlink:type="simple">A Far[o] um dia irei, madre, se vos prouguer, João de Requeixo</text:a></text:p>
          </table:table-cell>
          <table:table-cell office:value-type="string" calcext:value-type="string">
            <text:p>   (Linha 1): A Far[o] um dia irei, madre, se vos prouguer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mida de Santa Maria do Faro</text:p>
          </table:table-cell>
          <table:table-cell table:style-name="ce10" office:value-type="string" calcext:value-type="string">
            <text:p><text:a xlink:href="https://cantigas.fcsh.unl.pt/cantiga.asp?cdcant=1322&amp;nl=16&amp;tr=3&amp;pv=sim" xlink:type="simple">Amiga, quem hoj’houvesse mandado do meu amigo, João de Requeixo</text:a></text:p>
          </table:table-cell>
          <table:table-cell office:value-type="string" calcext:value-type="string">
            <text:p>   (Linha 16): em Far[o], ena ermida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Ermida de Santa Maria do Faro</text:p>
          </table:table-cell>
          <table:table-cell table:style-name="ce10" office:value-type="string" calcext:value-type="string">
            <text:p><text:a xlink:href="https://cantigas.fcsh.unl.pt/cantiga.asp?cdcant=1321&amp;nl=2&amp;tr=3&amp;pv=sim" xlink:type="simple">Atender quer'eu mandado que m'enviou meu amigo, João de Requeixo</text:a></text:p>
          </table:table-cell>
          <table:table-cell office:value-type="string" calcext:value-type="string">
            <text:p>   (Linha 2): que verrá em romaria a Far'e veer-s'-á migo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Ermida de Santa Maria do Faro</text:p>
          </table:table-cell>
          <table:table-cell table:style-name="ce10" office:value-type="string" calcext:value-type="string">
            <text:p><text:a xlink:href="https://cantigas.fcsh.unl.pt/cantiga.asp?cdcant=1318&amp;nl=1&amp;tr=3&amp;pv=sim" xlink:type="simple">Fui eu, madr', em romaria a Faro com meu amigo, João de Requeixo</text:a></text:p>
          </table:table-cell>
          <table:table-cell office:value-type="string" calcext:value-type="string">
            <text:p>   (Linha 1): Fui eu, madr', em romaria a Faro com meu amigo</text:p>
          </table:table-cell>
          <table:table-cell table:number-columns-repeated="4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Ermida de Santa Maria do Faro</text:p>
          </table:table-cell>
          <table:table-cell table:style-name="ce10" office:value-type="string" calcext:value-type="string">
            <text:p><text:a xlink:href="https://cantigas.fcsh.unl.pt/cantiga.asp?cdcant=1320&amp;nl=7&amp;tr=3&amp;pv=sim" xlink:type="simple">Pois vós, filha, queredes mui gram bem, João de Requeixo</text:a></text:p>
          </table:table-cell>
          <table:table-cell office:value-type="string" calcext:value-type="string">
            <text:p>   (Linha 7): Mando-vos eu ir a Far'um dia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Ermida de Santa Maria do Lago</text:p>
          </table:table-cell>
          <table:table-cell table:style-name="ce10" office:value-type="string" calcext:value-type="string">
            <text:p><text:a xlink:href="https://cantigas.fcsh.unl.pt/cantiga.asp?cdcant=1317&amp;nl=1&amp;tr=3&amp;pv=sim" xlink:type="simple">D'ir a Santa Maria do Lag'hei gram sabor, Fernão do Lago </text:a></text:p>
          </table:table-cell>
          <table:table-cell office:value-type="string" calcext:value-type="string">
            <text:p>   (Linha 1): D'ir a Santa Maria do Lag'hei gram sab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mida de Santa Marta</text:p>
          </table:table-cell>
          <table:table-cell table:style-name="ce10" office:value-type="string" calcext:value-type="string">
            <text:p><text:a xlink:href="https://cantigas.fcsh.unl.pt/cantiga.asp?cdcant=1136&amp;nl=11&amp;tr=3&amp;pv=sim" xlink:type="simple">Assanhou-s'o meu amigo, Pero de Berdia</text:a></text:p>
          </table:table-cell>
          <table:table-cell office:value-type="string" calcext:value-type="string">
            <text:p>   (Linha 11): em Santa Marta, na ermi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mida de Santa Marta</text:p>
          </table:table-cell>
          <table:table-cell table:style-name="ce10" office:value-type="string" calcext:value-type="string">
            <text:p><text:a xlink:href="https://cantigas.fcsh.unl.pt/cantiga.asp?cdcant=1134&amp;nl=7&amp;tr=3&amp;pv=sim" xlink:type="simple">Jurava-mi o meu amigo, Pero de Berdia</text:a></text:p>
          </table:table-cell>
          <table:table-cell office:value-type="string" calcext:value-type="string">
            <text:p>   (Linha 7): a Santa Marta, e maer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Ermida de Santa Marta</text:p>
          </table:table-cell>
          <table:table-cell table:style-name="ce10" office:value-type="string" calcext:value-type="string">
            <text:p><text:a xlink:href="https://cantigas.fcsh.unl.pt/cantiga.asp?cdcant=1133&amp;nl=19&amp;tr=3&amp;pv=sim" xlink:type="simple">Sanhudo m'é meu amig'e nom sei, Pero de Berdia</text:a></text:p>
          </table:table-cell>
          <table:table-cell office:value-type="string" calcext:value-type="string">
            <text:p>   (Linha 19): Quando m'el vir em Santa Marta estar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Escobar (Escobar de Campos, (concelho da atual província de León))</text:p>
          </table:table-cell>
          <table:table-cell table:style-name="ce10" office:value-type="string" calcext:value-type="string">
            <text:p><text:a xlink:href="https://cantigas.fcsh.unl.pt/cantiga.asp?cdcant=486&amp;nl=8&amp;tr=3&amp;pv=sim" xlink:type="simple">Ansur Moniz, muit'houve gram pesar, Afonso X</text:a></text:p>
          </table:table-cell>
          <table:table-cell office:value-type="string" calcext:value-type="string">
            <text:p>   (Linha 8): E d'outra parte vem dos d'Escob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panha</text:p>
          </table:table-cell>
          <table:table-cell table:style-name="ce10" office:value-type="string" calcext:value-type="string">
            <text:p><text:a xlink:href="https://cantigas.fcsh.unl.pt/cantiga.asp?cdcant=1548&amp;nl=8&amp;tr=3&amp;pv=sim" xlink:type="simple">Jograr, três cousas havedes mester, Gil Peres Conde</text:a></text:p>
          </table:table-cell>
          <table:table-cell office:value-type="string" calcext:value-type="string">
            <text:p>   (Linha 8): vimos em Espanha, nem d'alhur nom vem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panha</text:p>
          </table:table-cell>
          <table:table-cell table:style-name="ce10" office:value-type="string" calcext:value-type="string">
            <text:p><text:a xlink:href="https://cantigas.fcsh.unl.pt/cantiga.asp?cdcant=119&amp;nl=1&amp;tr=3&amp;pv=sim" xlink:type="simple">Quantos aqui d'Espanha som, Paio Soares de Taveirós </text:a></text:p>
          </table:table-cell>
          <table:table-cell office:value-type="string" calcext:value-type="string">
            <text:p>   (Linha 1): Quantos aqui d'Espanha som,</text:p>
          </table:table-cell>
          <table:table-cell/>
          <table:table-cell table:style-name="ce10"/>
          <table:table-cell table:number-columns-repeated="1019"/>
        </table:table-row>
        <table:table-row table:style-name="ro1">
          <table:table-cell office:value-type="string" calcext:value-type="string">
            <text:p>Estela</text:p>
          </table:table-cell>
          <table:table-cell table:style-name="ce10" office:value-type="string" calcext:value-type="string">
            <text:p><text:a xlink:href="https://cantigas.fcsh.unl.pt/cantiga.asp?cdcant=1361&amp;nl=14&amp;tr=3&amp;pv=sim" xlink:type="simple">Ora faz host'o senhor de Navarra, João Soares de Paiva</text:a></text:p>
          </table:table-cell>
          <table:table-cell office:value-type="string" calcext:value-type="string">
            <text:p>   (Linha 14): e destruir atá burgo d'Estela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ela</text:p>
          </table:table-cell>
          <table:table-cell table:style-name="ce10" office:value-type="string" calcext:value-type="string">
            <text:p><text:a xlink:href="https://cantigas.fcsh.unl.pt/cantiga.asp?cdcant=925&amp;nl=9&amp;tr=3&amp;pv=sim" xlink:type="simple">Par Deus, coitada vivo, Pero Gonçalves de Portocarreiro</text:a></text:p>
          </table:table-cell>
          <table:table-cell office:value-type="string" calcext:value-type="string">
            <text:p>   (Linha 9): mias toucas da Estela,</text:p>
          </table:table-cell>
          <table:table-cell table:number-columns-repeated="4"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Estela</text:p>
          </table:table-cell>
          <table:table-cell table:style-name="ce10" office:value-type="string" calcext:value-type="string">
            <text:p><text:a xlink:href="https://cantigas.fcsh.unl.pt/cantiga.asp?cdcant=1113&amp;nl=9&amp;tr=3&amp;pv=sim" xlink:type="simple">Quand'eu um dia fui em Compostela, Pedro Amigo de Sevilha</text:a></text:p>
          </table:table-cell>
          <table:table-cell office:value-type="string" calcext:value-type="string">
            <text:p>   (Linha 9): Que vos darei boas toucas d'Estela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Estépar</text:p>
          </table:table-cell>
          <table:table-cell table:style-name="ce10" office:value-type="string" calcext:value-type="string">
            <text:p><text:a xlink:href="https://cantigas.fcsh.unl.pt/cantiga.asp?cdcant=486&amp;nl=11&amp;tr=3&amp;pv=sim" xlink:type="simple">Ansur Moniz, muit'houve gram pesar, Afonso X</text:a></text:p>
          </table:table-cell>
          <table:table-cell office:value-type="string" calcext:value-type="string">
            <text:p>   (Linha 11): e doutra veo: foi dos d'Estepar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remadura</text:p>
          </table:table-cell>
          <table:table-cell table:style-name="ce10" office:value-type="string" calcext:value-type="string">
            <text:p><text:a xlink:href="https://cantigas.fcsh.unl.pt/cantiga.asp?cdcant=1337&amp;nl=10&amp;tr=3&amp;pv=sim" xlink:type="simple">Disse-m'hoj'assi um home, Estêvão da Guarda</text:a></text:p>
          </table:table-cell>
          <table:table-cell office:value-type="string" calcext:value-type="string">
            <text:p>   (Linha 10): pois eu fiqu'em Stremadura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remadura</text:p>
          </table:table-cell>
          <table:table-cell table:style-name="ce10" office:value-type="string" calcext:value-type="string">
            <text:p><text:a xlink:href="https://cantigas.fcsh.unl.pt/cantiga.asp?cdcant=1181&amp;nl=4&amp;tr=3&amp;pv=sim" xlink:type="simple">Mete el-rei barcas no rio forte, João Zorro</text:a></text:p>
          </table:table-cell>
          <table:table-cell office:value-type="string" calcext:value-type="string">
            <text:p>   (Linha 4): Mete el-rei barcas na Estremadura;</text:p>
          </table:table-cell>
          <table:table-cell/>
          <table:table-cell table:style-name="ce10"/>
          <table:table-cell table:number-columns-repeated="1019"/>
        </table:table-row>
        <table:table-row table:style-name="ro1">
          <table:table-cell office:value-type="string" calcext:value-type="string">
            <text:p>Esturas (Astúrias)</text:p>
          </table:table-cell>
          <table:table-cell table:style-name="ce10" office:value-type="string" calcext:value-type="string">
            <text:p><text:a xlink:href="https://cantigas.fcsh.unl.pt/cantiga.asp?cdcant=1589&amp;nl=28&amp;tr=3&amp;pv=sim" xlink:type="simple">Contar-vos-ei costumes e feituras, Fernão Soares de Quinhones</text:a></text:p>
          </table:table-cell>
          <table:table-cell office:value-type="string" calcext:value-type="string">
            <text:p>   (Linha 28): que o quisesse trager nas Estura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uras d'Ovedo</text:p>
          </table:table-cell>
          <table:table-cell table:style-name="ce10" office:value-type="string" calcext:value-type="string">
            <text:p><text:a xlink:href="https://cantigas.fcsh.unl.pt/cantiga.asp?cdcant=1514&amp;nl=4&amp;tr=3&amp;pv=sim" xlink:type="simple">Dom Fernando, vejo-vos andar ledo, Airas Peres Vuitorom</text:a></text:p>
          </table:table-cell>
          <table:table-cell office:value-type="string" calcext:value-type="string">
            <text:p>   (Linha 4): de Sam Fagundo e d'Esturas d'Ovedo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ria</text:p>
          </table:table-cell>
          <table:table-cell table:style-name="ce10" office:value-type="string" calcext:value-type="string">
            <text:p><text:a xlink:href="https://cantigas.fcsh.unl.pt/cantiga.asp?cdcant=1511&amp;nl=15&amp;tr=3&amp;pv=sim" xlink:type="simple">À lealdade da Bezerra, que pela Beira muit'anda,, Airas Peres Vuitorom</text:a></text:p>
          </table:table-cell>
          <table:table-cell office:value-type="string" calcext:value-type="string">
            <text:p>   (Linha 15): O que vendeu Faria, per remiir seus pecados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ria</text:p>
          </table:table-cell>
          <table:table-cell table:style-name="ce10" office:value-type="string" calcext:value-type="string">
            <text:p><text:a xlink:href="https://cantigas.fcsh.unl.pt/cantiga.asp?cdcant=405&amp;nl=15&amp;tr=3&amp;pv=sim" xlink:type="simple">Cuidou-s'Amor que logo me faria, João Garcia de Guilhade</text:a></text:p>
          </table:table-cell>
          <table:table-cell office:value-type="string" calcext:value-type="string">
            <text:p>   (Linha 15): Ai! que de coita levei em Faria!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Faria</text:p>
          </table:table-cell>
          <table:table-cell table:style-name="ce10" office:value-type="string" calcext:value-type="string">
            <text:p><text:a xlink:href="https://cantigas.fcsh.unl.pt/cantiga.asp?cdcant=403&amp;nl=8&amp;tr=3&amp;pv=sim" xlink:type="simple">Se m'ora Deus gram bem fazer quisesse, João Garcia de Guilhade</text:a></text:p>
          </table:table-cell>
          <table:table-cell office:value-type="string" calcext:value-type="string">
            <text:p>   (Linha 8): Daqui vej'eu Barcelos e Faria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Fariza (Ariza)</text:p>
          </table:table-cell>
          <table:table-cell table:style-name="ce10" office:value-type="string" calcext:value-type="string">
            <text:p><text:a xlink:href="https://cantigas.fcsh.unl.pt/cantiga.asp?cdcant=1649&amp;nl=20&amp;tr=3&amp;pv=sim" xlink:type="simple">Os d'Aragom, que soem donear, Caldeirom</text:a></text:p>
          </table:table-cell>
          <table:table-cell office:value-type="string" calcext:value-type="string">
            <text:p>   (Linha 20): a busquei bem aalém de Fariza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ça</text:p>
          </table:table-cell>
          <table:table-cell table:style-name="ce10" office:value-type="string" calcext:value-type="string">
            <text:p><text:a xlink:href="https://cantigas.fcsh.unl.pt/cantiga.asp?cdcant=1359&amp;nl=7&amp;tr=3&amp;pv=sim" xlink:type="simple">Pero Colhos é deitado, Mem Rodrigues de Briteiros ou João Fernandes de Ardeleiro </text:a></text:p>
          </table:table-cell>
          <table:table-cell office:value-type="string" calcext:value-type="string">
            <text:p>   (Linha 7): E foi-s'el morar a Franç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ia (Vila Nova de Gaia)</text:p>
          </table:table-cell>
          <table:table-cell table:style-name="ce10" office:value-type="string" calcext:value-type="string">
            <text:p><text:a xlink:href="https://cantigas.fcsh.unl.pt/cantiga.asp?cdcant=150&amp;nl=6&amp;tr=3&amp;pv=sim" xlink:type="simple">Pois nom hei de Dona Elvira, Anónimo 1 ou Martim Soares</text:a></text:p>
          </table:table-cell>
          <table:table-cell office:value-type="string" calcext:value-type="string">
            <text:p>   (Linha 6): em Doiro, antr'o Porto e Gaia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listeu (Galisteo)</text:p>
          </table:table-cell>
          <table:table-cell table:style-name="ce10" office:value-type="string" calcext:value-type="string">
            <text:p><text:a xlink:href="https://cantigas.fcsh.unl.pt/cantiga.asp?cdcant=114&amp;nl=34&amp;tr=3&amp;pv=sim" xlink:type="simple">Pero nom fui a Ultramar, Martim Soares</text:a></text:p>
          </table:table-cell>
          <table:table-cell office:value-type="string" calcext:value-type="string">
            <text:p>   (Linha 34): d'andar Coira e Galiste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liza</text:p>
          </table:table-cell>
          <table:table-cell table:style-name="ce10" office:value-type="string" calcext:value-type="string">
            <text:p><text:a xlink:href="https://cantigas.fcsh.unl.pt/cantiga.asp?cdcant=1372&amp;nl=8&amp;tr=3&amp;pv=sim" xlink:type="simple">A mi quer mal o infançom, Lopo Lias</text:a></text:p>
          </table:table-cell>
          <table:table-cell office:value-type="string" calcext:value-type="string">
            <text:p>   (Linha 8): Quantos hoj'em Galiza som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liza</text:p>
          </table:table-cell>
          <table:table-cell table:style-name="ce10" office:value-type="string" calcext:value-type="string">
            <text:p><text:a xlink:href="https://cantigas.fcsh.unl.pt/cantiga.asp?cdcant=1649&amp;nl=18&amp;tr=3&amp;pv=sim" xlink:type="simple">Os d'Aragom, que soem donear, Caldeirom</text:a></text:p>
          </table:table-cell>
          <table:table-cell office:value-type="string" calcext:value-type="string">
            <text:p>   (Linha 18): dos d'Aragom, quand'eu vim de Galiza,</text:p>
          </table:table-cell>
          <table:table-cell/>
          <table:table-cell table:style-name="ce10"/>
          <table:table-cell table:number-columns-repeated="1019"/>
        </table:table-row>
        <table:table-row table:style-name="ro1">
          <table:table-cell office:value-type="string" calcext:value-type="string">
            <text:p>Granada</text:p>
          </table:table-cell>
          <table:table-cell table:style-name="ce10" office:value-type="string" calcext:value-type="string">
            <text:p><text:a xlink:href="https://cantigas.fcsh.unl.pt/cantiga.asp?cdcant=1479&amp;nl=11&amp;tr=3&amp;pv=sim" xlink:type="simple">Meu senhor, direi-vos ora:, Pero Gomes Barroso</text:a></text:p>
          </table:table-cell>
          <table:table-cell office:value-type="string" calcext:value-type="string">
            <text:p>   (Linha 11): bem da vila de Graa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ada</text:p>
          </table:table-cell>
          <table:table-cell table:style-name="ce10" office:value-type="string" calcext:value-type="string">
            <text:p><text:a xlink:href="https://cantigas.fcsh.unl.pt/cantiga.asp?cdcant=1189&amp;nl=6&amp;tr=3&amp;pv=sim" xlink:type="simple">Muit'hei, ai Amor, que te gradescer, Rui Martins do Casal</text:a></text:p>
          </table:table-cell>
          <table:table-cell office:value-type="string" calcext:value-type="string">
            <text:p>   (Linha 6): a Granada por meu amor lidar.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Granada</text:p>
          </table:table-cell>
          <table:table-cell table:style-name="ce10" office:value-type="string" calcext:value-type="string">
            <text:p><text:a xlink:href="https://cantigas.fcsh.unl.pt/cantiga.asp?cdcant=498&amp;nl=15&amp;tr=3&amp;pv=sim" xlink:type="simple">O que foi passar a serra, Afonso X</text:a></text:p>
          </table:table-cell>
          <table:table-cell office:value-type="string" calcext:value-type="string">
            <text:p>   (Linha 15): é por nom ir a Graada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Granada</text:p>
          </table:table-cell>
          <table:table-cell table:style-name="ce10" office:value-type="string" calcext:value-type="string">
            <text:p><text:a xlink:href="https://cantigas.fcsh.unl.pt/cantiga.asp?cdcant=1188&amp;nl=3&amp;tr=3&amp;pv=sim" xlink:type="simple">Rogo-te, ai Amor, que queiras migo morar, Rui Martins do Casal</text:a></text:p>
          </table:table-cell>
          <table:table-cell office:value-type="string" calcext:value-type="string">
            <text:p>   (Linha 3): a Granada meu amigo.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Jaén</text:p>
          </table:table-cell>
          <table:table-cell table:style-name="ce10" office:value-type="string" calcext:value-type="string">
            <text:p><text:a xlink:href="https://cantigas.fcsh.unl.pt/cantiga.asp?cdcant=852&amp;nl=4&amp;tr=3&amp;pv=sim" xlink:type="simple">Ai Santiago, padrom sabido, Paio Gomes Charinho</text:a></text:p>
          </table:table-cell>
          <table:table-cell office:value-type="string" calcext:value-type="string">
            <text:p>   (Linha 4): mirarei, madre, as torres de Jeen.</text:p>
          </table:table-cell>
          <table:table-cell table:number-columns-repeated="6"/>
          <table:table-cell table:style-name="ce12"/>
          <table:table-cell table:number-columns-repeated="1014"/>
        </table:table-row>
        <table:table-row table:style-name="ro1">
          <table:table-cell office:value-type="string" calcext:value-type="string">
            <text:p>Jaén</text:p>
          </table:table-cell>
          <table:table-cell table:style-name="ce10" office:value-type="string" calcext:value-type="string">
            <text:p><text:a xlink:href="https://cantigas.fcsh.unl.pt/cantiga.asp?cdcant=852&amp;nl=4&amp;tr=3&amp;pv=sim" xlink:type="simple">Ai Santiago, padrom sabido, Paio Gomes Charinho</text:a></text:p>
          </table:table-cell>
          <table:table-cell office:value-type="string" calcext:value-type="string">
            <text:p>   (Linha 25): sobre si quanto se fez em Jaen</text:p>
          </table:table-cell>
          <table:table-cell/>
          <table:table-cell table:style-name="ce10"/>
          <table:table-cell table:number-columns-repeated="2"/>
          <table:table-cell table:style-name="ce11"/>
          <table:table-cell table:style-name="ce12" table:number-columns-repeated="2"/>
          <table:table-cell table:style-name="ce11"/>
          <table:table-cell table:style-name="ce12" table:number-columns-repeated="2"/>
          <table:table-cell table:style-name="ce11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Jaén</text:p>
          </table:table-cell>
          <table:table-cell table:style-name="ce10" office:value-type="string" calcext:value-type="string">
            <text:p><text:a xlink:href="https://cantigas.fcsh.unl.pt/cantiga.asp?cdcant=1542&amp;nl=25&amp;tr=3&amp;pv=sim" xlink:type="simple">- Pedr'Amigo, quero de vós saber, Vasco Peres Pardal, Pedro Amigo de Sevilha</text:a></text:p>
          </table:table-cell>
          <table:table-cell office:value-type="string" calcext:value-type="string">
            <text:p>   (Linha 25): sobre si quanto se fez em Jaen</text:p>
          </table:table-cell>
          <table:table-cell/>
          <table:table-cell table:style-name="ce10"/>
          <table:table-cell table:number-columns-repeated="2"/>
          <table:table-cell table:style-name="ce11"/>
          <table:table-cell table:style-name="ce12" table:number-columns-repeated="2"/>
          <table:table-cell table:style-name="ce11"/>
          <table:table-cell table:style-name="ce12" table:number-columns-repeated="2"/>
          <table:table-cell table:style-name="ce11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Jaén</text:p>
          </table:table-cell>
          <table:table-cell table:style-name="ce10" office:value-type="string" calcext:value-type="string">
            <text:p><text:a xlink:href="https://cantigas.fcsh.unl.pt/cantiga.asp?cdcant=1542&amp;nl=25&amp;tr=3&amp;pv=sim" xlink:type="simple">- Pedr'Amigo, quero de vós saber, Vasco Peres Pardal, Pedro Amigo de Sevilha</text:a></text:p>
          </table:table-cell>
          <table:table-cell office:value-type="string" calcext:value-type="string">
            <text:p>   (Linha 4): levastes, quando fomos a Jeen;</text:p>
          </table:table-cell>
          <table:table-cell/>
          <table:table-cell table:style-name="ce10"/>
          <table:table-cell table:number-columns-repeated="2"/>
          <table:table-cell table:style-name="ce11"/>
          <table:table-cell table:style-name="ce12" table:number-columns-repeated="2"/>
          <table:table-cell table:style-name="ce11"/>
          <table:table-cell table:style-name="ce12" table:number-columns-repeated="2"/>
          <table:table-cell table:style-name="ce11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Jaén</text:p>
          </table:table-cell>
          <table:table-cell table:style-name="ce11" office:value-type="string" calcext:value-type="string">
            <text:p><text:a xlink:href="https://cantigas.fcsh.unl.pt/cantiga.asp?cdcant=1640&amp;nl=4&amp;tr=3&amp;pv=sim" xlink:type="simple">- Pero da Ponte, ou eu nom vejo bem, Pero da Ponte, Afonso Anes do Cotom</text:a></text:p>
          </table:table-cell>
          <table:table-cell table:style-name="ce12" office:value-type="string" calcext:value-type="string">
            <text:p>   (Linha 4): levastes, quando fomos a Jeen;</text:p>
          </table:table-cell>
          <table:table-cell/>
          <table:table-cell table:style-name="ce10"/>
          <table:table-cell table:number-columns-repeated="2"/>
          <table:table-cell table:style-name="ce11"/>
          <table:table-cell table:style-name="ce12" table:number-columns-repeated="2"/>
          <table:table-cell table:style-name="ce11"/>
          <table:table-cell table:style-name="ce12" table:number-columns-repeated="2"/>
          <table:table-cell table:style-name="ce11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Jaén</text:p>
          </table:table-cell>
          <table:table-cell table:style-name="ce11" office:value-type="string" calcext:value-type="string">
            <text:p><text:a xlink:href="https://cantigas.fcsh.unl.pt/cantiga.asp?cdcant=1390&amp;nl=2&amp;tr=3&amp;pv=sim" xlink:type="simple">Um cavaleiro se comprou, Martim Soares</text:a></text:p>
          </table:table-cell>
          <table:table-cell table:style-name="ce12" office:value-type="string" calcext:value-type="string">
            <text:p>   (Linha 2): pera quitar-se de Jaen,</text:p>
          </table:table-cell>
          <table:table-cell table:style-name="ce12"/>
          <table:table-cell table:number-columns-repeated="3"/>
          <table:table-cell table:style-name="ce11"/>
          <table:table-cell table:style-name="ce12" table:number-columns-repeated="2"/>
          <table:table-cell table:style-name="ce11"/>
          <table:table-cell table:style-name="ce12" table:number-columns-repeated="2"/>
          <table:table-cell table:style-name="ce11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Jaén</text:p>
          </table:table-cell>
          <table:table-cell table:style-name="ce11" office:value-type="string" calcext:value-type="string">
            <text:p><text:a xlink:href="https://cantigas.fcsh.unl.pt/cantiga.asp?cdcant=1585&amp;nl=10&amp;tr=3&amp;pv=sim" xlink:type="simple">Um infançom mi há convidado, Nunes</text:a></text:p>
          </table:table-cell>
          <table:table-cell table:style-name="ce12" office:value-type="string" calcext:value-type="string">
            <text:p>   (Linha 10): mais jurei antan'em Jaen,</text:p>
          </table:table-cell>
          <table:table-cell/>
          <table:table-cell table:style-name="ce10"/>
          <table:table-cell table:number-columns-repeated="2"/>
          <table:table-cell table:style-name="ce11"/>
          <table:table-cell table:style-name="ce12" table:number-columns-repeated="2"/>
          <table:table-cell table:style-name="ce11"/>
          <table:table-cell table:style-name="ce12" table:number-columns-repeated="2"/>
          <table:table-cell table:style-name="ce11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Jerez de la Frontera</text:p>
          </table:table-cell>
          <table:table-cell table:style-name="ce10" office:value-type="string" calcext:value-type="string">
            <text:p><text:a xlink:href="https://cantigas.fcsh.unl.pt/cantiga.asp?cdcant=1542&amp;nl=26&amp;tr=3&amp;pv=sim" xlink:type="simple">- Pedr'Amigo, quero de vós saber, Vasco Peres Pardal, Pedro Amigo de Sevilha</text:a></text:p>
          </table:table-cell>
          <table:table-cell office:value-type="string" calcext:value-type="string">
            <text:p>   (Linha 26): e em Eixarês, u se fez muito mal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rusalém</text:p>
          </table:table-cell>
          <table:table-cell table:style-name="ce10" office:value-type="string" calcext:value-type="string">
            <text:p><text:a xlink:href="https://cantigas.fcsh.unl.pt/cantiga.asp?cdcant=1690&amp;nl=12&amp;tr=3&amp;pv=sim" xlink:type="simple">Joam Baveca e Pero d'Ambrõa, Pedro Amigo de Sevilha</text:a></text:p>
          </table:table-cell>
          <table:table-cell office:value-type="string" calcext:value-type="string">
            <text:p>   (Linha 12): Sobre la terra de Ierusalém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rusalém</text:p>
          </table:table-cell>
          <table:table-cell table:style-name="ce10" office:value-type="string" calcext:value-type="string">
            <text:p><text:a xlink:href="https://cantigas.fcsh.unl.pt/cantiga.asp?cdcant=1436&amp;nl=17&amp;tr=3&amp;pv=sim" xlink:type="simple">Joam Fernández, o mund'é torvado, João Soares Coelho</text:a></text:p>
          </table:table-cell>
          <table:table-cell office:value-type="string" calcext:value-type="string">
            <text:p>   (Linha 17): nem ar iria a Ierusalém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Jerusalém</text:p>
          </table:table-cell>
          <table:table-cell table:style-name="ce10" office:value-type="string" calcext:value-type="string">
            <text:p><text:a xlink:href="https://cantigas.fcsh.unl.pt/cantiga.asp?cdcant=114&amp;nl=14&amp;tr=3&amp;pv=sim" xlink:type="simple">Pero nom fui a Ultramar, Martim Soares</text:a></text:p>
          </table:table-cell>
          <table:table-cell office:value-type="string" calcext:value-type="string">
            <text:p>   (Linha 14): e maer a Jerusalém.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Jerusalém</text:p>
          </table:table-cell>
          <table:table-cell table:style-name="ce10" office:value-type="string" calcext:value-type="string">
            <text:p><text:a xlink:href="https://cantigas.fcsh.unl.pt/cantiga.asp?cdcant=1687&amp;nl=12&amp;tr=3&amp;pv=sim" xlink:type="simple">Quem mi ora quisesse cruzar, Pedro Amigo de Sevilha</text:a></text:p>
          </table:table-cell>
          <table:table-cell office:value-type="string" calcext:value-type="string">
            <text:p>   (Linha 12): outr'homem de Ierusalém;</text:p>
          </table:table-cell>
          <table:table-cell table:number-columns-repeated="4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Jerusalém</text:p>
          </table:table-cell>
          <table:table-cell table:style-name="ce10" office:value-type="string" calcext:value-type="string">
            <text:p><text:a xlink:href="https://cantigas.fcsh.unl.pt/cantiga.asp?cdcant=487&amp;nl=16&amp;tr=3&amp;pv=sim" xlink:type="simple">Senhor, justiça viimos pedir, Afonso X</text:a></text:p>
          </table:table-cell>
          <table:table-cell office:value-type="string" calcext:value-type="string">
            <text:p>   (Linha 16): - por levar tal furt'a Jelusalém!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Josafás</text:p>
          </table:table-cell>
          <table:table-cell table:style-name="ce10" office:value-type="string" calcext:value-type="string">
            <text:p><text:a xlink:href="https://cantigas.fcsh.unl.pt/cantiga.asp?cdcant=1610&amp;nl=5&amp;tr=3&amp;pv=sim" xlink:type="simple">Paai Rengel e outros dous romeus, Afonso Anes do Cotom</text:a></text:p>
          </table:table-cell>
          <table:table-cell office:value-type="string" calcext:value-type="string">
            <text:p>   (Linha 5): em ũa lide que foi em Josafás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gares</text:p>
          </table:table-cell>
          <table:table-cell table:style-name="ce10" office:value-type="string" calcext:value-type="string">
            <text:p><text:a xlink:href="https://cantigas.fcsh.unl.pt/cantiga.asp?cdcant=1412&amp;nl=2&amp;tr=3&amp;pv=sim" xlink:type="simple">Nostro Senhor, que bem alberguei, Pero Garcia Burgalês</text:a></text:p>
          </table:table-cell>
          <table:table-cell office:value-type="string" calcext:value-type="string">
            <text:p>   (Linha 2): quand'a Lagares cheguei, noutro dia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mpai</text:p>
          </table:table-cell>
          <table:table-cell table:style-name="ce10" office:value-type="string" calcext:value-type="string">
            <text:p><text:a xlink:href="https://cantigas.fcsh.unl.pt/cantiga.asp?cdcant=967&amp;nl=21&amp;tr=3&amp;pv=sim" xlink:type="simple">A por que perço o dormir, João Airas de Santiago</text:a></text:p>
          </table:table-cell>
          <table:table-cell office:value-type="string" calcext:value-type="string">
            <text:p>   (Linha 21): per caminho de Lampa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ão</text:p>
          </table:table-cell>
          <table:table-cell table:style-name="ce10" office:value-type="string" calcext:value-type="string">
            <text:p><text:a xlink:href="https://cantigas.fcsh.unl.pt/cantiga.asp?cdcant=1586&amp;nl=30&amp;tr=3&amp;pv=sim" xlink:type="simple">Ai amor, amore de Pero Cantone, Fernão Soares de Quinhones</text:a></text:p>
          </table:table-cell>
          <table:table-cell office:value-type="string" calcext:value-type="string">
            <text:p>   (Linha 30): que mora muit'acerca de Leon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ão</text:p>
          </table:table-cell>
          <table:table-cell table:style-name="ce10" office:value-type="string" calcext:value-type="string">
            <text:p><text:a xlink:href="https://cantigas.fcsh.unl.pt/cantiga.asp?cdcant=956&amp;nl=1&amp;tr=3&amp;pv=sim" xlink:type="simple">Andei, senhor, Leon e Castela, João Airas de Santiago</text:a></text:p>
          </table:table-cell>
          <table:table-cell office:value-type="string" calcext:value-type="string">
            <text:p>   (Linha 1): Andei, senhor, Leon e Castela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1005"/>
        </table:table-row>
        <table:table-row table:style-name="ro1">
          <table:table-cell office:value-type="string" calcext:value-type="string">
            <text:p>Leão</text:p>
          </table:table-cell>
          <table:table-cell table:style-name="ce10" office:value-type="string" calcext:value-type="string">
            <text:p><text:a xlink:href="https://cantigas.fcsh.unl.pt/cantiga.asp?cdcant=1647&amp;nl=20&amp;tr=3&amp;pv=sim" xlink:type="simple">En'a primeira rua que cheguemos, Martim Anes Marinho</text:a></text:p>
          </table:table-cell>
          <table:table-cell office:value-type="string" calcext:value-type="string">
            <text:p>   (Linha 20): nom destas maas feitas de León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1005"/>
        </table:table-row>
        <table:table-row table:style-name="ro1">
          <table:table-cell office:value-type="string" calcext:value-type="string">
            <text:p>Leão</text:p>
          </table:table-cell>
          <table:table-cell table:style-name="ce10" office:value-type="string" calcext:value-type="string">
            <text:p><text:a xlink:href="https://cantigas.fcsh.unl.pt/cantiga.asp?cdcant=1592&amp;nl=15&amp;tr=3&amp;pv=sim" xlink:type="simple">Já lhi nunca pediram, Afonso Mendes de Besteiros</text:a></text:p>
          </table:table-cell>
          <table:table-cell office:value-type="string" calcext:value-type="string">
            <text:p>   (Linha 15): "Em fronteira de Leon",</text:p>
          </table:table-cell>
          <table:table-cell table:number-columns-repeated="12"/>
          <table:table-cell table:style-name="ce10"/>
          <table:table-cell table:number-columns-repeated="2"/>
          <table:table-cell table:style-name="ce10"/>
          <table:table-cell table:number-columns-repeated="1005"/>
        </table:table-row>
        <table:table-row table:style-name="ro1">
          <table:table-cell office:value-type="string" calcext:value-type="string">
            <text:p>Leão</text:p>
          </table:table-cell>
          <table:table-cell table:style-name="ce10" office:value-type="string" calcext:value-type="string">
            <text:p><text:a xlink:href="https://cantigas.fcsh.unl.pt/cantiga.asp?cdcant=1621&amp;nl=5&amp;tr=3&amp;pv=sim" xlink:type="simple">O que Balteira ora quer vingar, Pero Garcia de Ambroa </text:a></text:p>
          </table:table-cell>
          <table:table-cell office:value-type="string" calcext:value-type="string">
            <text:p>   (Linha 5): mais começ'ant'em reino de Leon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1005"/>
        </table:table-row>
        <table:table-row table:style-name="ro1">
          <table:table-cell office:value-type="string" calcext:value-type="string">
            <text:p>Leão</text:p>
          </table:table-cell>
          <table:table-cell table:style-name="ce10" office:value-type="string" calcext:value-type="string">
            <text:p><text:a xlink:href="https://cantigas.fcsh.unl.pt/cantiga.asp?cdcant=1410&amp;nl=20&amp;tr=3&amp;pv=sim" xlink:type="simple">Que muito mi de Fernam Diaz praz, Pero Garcia Burgalês</text:a></text:p>
          </table:table-cell>
          <table:table-cell office:value-type="string" calcext:value-type="string">
            <text:p>   (Linha 20): e trasnoitou sobr'um hom'a Leon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1005"/>
        </table:table-row>
        <table:table-row table:style-name="ro1">
          <table:table-cell office:value-type="string" calcext:value-type="string">
            <text:p>Leão</text:p>
          </table:table-cell>
          <table:table-cell table:style-name="ce10" office:value-type="string" calcext:value-type="string">
            <text:p><text:a xlink:href="https://cantigas.fcsh.unl.pt/cantiga.asp?cdcant=1410&amp;nl=20&amp;tr=3&amp;pv=sim" xlink:type="simple">Que muito mi de Fernam Diaz praz, Pero Garcia Burgalês</text:a></text:p>
          </table:table-cell>
          <table:table-cell office:value-type="string" calcext:value-type="string">
            <text:p>   (Linha 3): em Leon e nos veestes veer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1005"/>
        </table:table-row>
        <table:table-row table:style-name="ro1">
          <table:table-cell office:value-type="string" calcext:value-type="string">
            <text:p>Leão</text:p>
          </table:table-cell>
          <table:table-cell table:style-name="ce10" office:value-type="string" calcext:value-type="string">
            <text:p><text:a xlink:href="https://cantigas.fcsh.unl.pt/cantiga.asp?cdcant=1069&amp;nl=3&amp;tr=3&amp;pv=sim" xlink:type="simple">- Rui Martĩiz, pois que ést[e] assi, Rui Martins (Cantom?), João Airas de Santiago</text:a></text:p>
          </table:table-cell>
          <table:table-cell office:value-type="string" calcext:value-type="string">
            <text:p>   (Linha 3): em Leon e nos veestes veer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1005"/>
        </table:table-row>
        <table:table-row table:style-name="ro1">
          <table:table-cell office:value-type="string" calcext:value-type="string">
            <text:p>Leiria</text:p>
          </table:table-cell>
          <table:table-cell table:style-name="ce10" office:value-type="string" calcext:value-type="string">
            <text:p><text:a xlink:href="https://cantigas.fcsh.unl.pt/cantiga.asp?cdcant=1511&amp;nl=11&amp;tr=3&amp;pv=sim" xlink:type="simple">À lealdade da Bezerra, que pela Beira muit'anda,, Airas Peres Vuitorom</text:a></text:p>
          </table:table-cell>
          <table:table-cell office:value-type="string" calcext:value-type="string">
            <text:p>   (Linha 11): O que vendeu Leirea muito tem que fez dereito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iria</text:p>
          </table:table-cell>
          <table:table-cell table:style-name="ce10" office:value-type="string" calcext:value-type="string">
            <text:p><text:a xlink:href="https://cantigas.fcsh.unl.pt/cantiga.asp?cdcant=1337&amp;nl=7&amp;tr=3&amp;pv=sim" xlink:type="simple">Disse-m'hoj'assi um home, Estêvão da Guarda</text:a></text:p>
          </table:table-cell>
          <table:table-cell office:value-type="string" calcext:value-type="string">
            <text:p>   (Linha 7): E disse-m'el: - Per Leirea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Leiria</text:p>
          </table:table-cell>
          <table:table-cell table:style-name="ce10" office:value-type="string" calcext:value-type="string">
            <text:p><text:a xlink:href="https://cantigas.fcsh.unl.pt/cantiga.asp?cdcant=1593&amp;nl=2&amp;tr=3&amp;pv=sim" xlink:type="simple">O arrais de Roi Garcia, Afonso Mendes de Besteiros</text:a></text:p>
          </table:table-cell>
          <table:table-cell office:value-type="string" calcext:value-type="string">
            <text:p>   (Linha 2): que em Leirea tragia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Leiria</text:p>
          </table:table-cell>
          <table:table-cell table:style-name="ce10" office:value-type="string" calcext:value-type="string">
            <text:p><text:a xlink:href="https://cantigas.fcsh.unl.pt/cantiga.asp?cdcant=1593&amp;nl=2&amp;tr=3&amp;pv=sim" xlink:type="simple">O arrais de Roi Garcia, Afonso Mendes de Besteiros</text:a></text:p>
          </table:table-cell>
          <table:table-cell office:value-type="string" calcext:value-type="string">
            <text:p>   (Linha 1): Um sangrador de Leirea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Leiria</text:p>
          </table:table-cell>
          <table:table-cell table:style-name="ce10" office:value-type="string" calcext:value-type="string">
            <text:p><text:a xlink:href="https://cantigas.fcsh.unl.pt/cantiga.asp?cdcant=1360&amp;nl=1&amp;tr=3&amp;pv=sim" xlink:type="simple">Um sangrador de Leirea, Mem Rodrigues de Briteiros ou João Fernandes de Ardeleiro </text:a></text:p>
          </table:table-cell>
          <table:table-cell office:value-type="string" calcext:value-type="string">
            <text:p>   (Linha 1): Um sangrador de Leirea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Lemos</text:p>
          </table:table-cell>
          <table:table-cell table:style-name="ce10" office:value-type="string" calcext:value-type="string">
            <text:p><text:a xlink:href="https://cantigas.fcsh.unl.pt/cantiga.asp?cdcant=1369&amp;nl=500&amp;tr=3&amp;pv=sim" xlink:type="simple">Da esteira vermelha cantarei, Lopo Lias</text:a></text:p>
          </table:table-cell>
          <table:table-cell office:value-type="string" calcext:value-type="string">
            <text:p>   (Na rubric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ira (Elvira, parte da cidade de Granada)</text:p>
          </table:table-cell>
          <table:table-cell table:style-name="ce10" office:value-type="string" calcext:value-type="string">
            <text:p><text:a xlink:href="https://cantigas.fcsh.unl.pt/cantiga.asp?cdcant=467&amp;nl=4&amp;tr=3&amp;pv=sim" xlink:type="simple">Dom Gonçalo, pois queredes ir daqui pera Sevilha, Afonso X</text:a></text:p>
          </table:table-cell>
          <table:table-cell office:value-type="string" calcext:value-type="string">
            <text:p>   (Linha 4): Ir podedes a Libira e torceredes já-quanto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sboa</text:p>
          </table:table-cell>
          <table:table-cell table:style-name="ce10" office:value-type="string" calcext:value-type="string">
            <text:p><text:a xlink:href="https://cantigas.fcsh.unl.pt/cantiga.asp?cdcant=1337&amp;nl=4&amp;tr=3&amp;pv=sim" xlink:type="simple">Disse-m'hoj'assi um home, Estêvão da Guarda</text:a></text:p>
          </table:table-cell>
          <table:table-cell office:value-type="string" calcext:value-type="string">
            <text:p>   (Linha 4): pois que m'eu fiqu'em Lixboa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sboa</text:p>
          </table:table-cell>
          <table:table-cell table:style-name="ce10" office:value-type="string" calcext:value-type="string">
            <text:p><text:a xlink:href="https://cantigas.fcsh.unl.pt/cantiga.asp?cdcant=1437&amp;nl=3&amp;tr=3&amp;pv=sim" xlink:type="simple">Dom Estêvam fez[o] sa partiçom, João Soares Coelho</text:a></text:p>
          </table:table-cell>
          <table:table-cell office:value-type="string" calcext:value-type="string">
            <text:p>   (Linha 3): em Lixboa e mal em Santarém,</text:p>
          </table:table-cell>
          <table:table-cell table:number-columns-repeated="4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Lisboa</text:p>
          </table:table-cell>
          <table:table-cell table:style-name="ce10" office:value-type="string" calcext:value-type="string">
            <text:p><text:a xlink:href="https://cantigas.fcsh.unl.pt/cantiga.asp?cdcant=1177&amp;nl=1&amp;tr=3&amp;pv=sim" xlink:type="simple">Em Lixboa, sobre lo mar, João Zorro</text:a></text:p>
          </table:table-cell>
          <table:table-cell office:value-type="string" calcext:value-type="string">
            <text:p>   (Linha 1): Em Lixboa, sobre lo mar,</text:p>
          </table:table-cell>
          <table:table-cell table:number-columns-repeated="7"/>
          <table:table-cell table:style-name="ce10"/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Lisboa</text:p>
          </table:table-cell>
          <table:table-cell table:style-name="ce10" office:value-type="string" calcext:value-type="string">
            <text:p><text:a xlink:href="https://cantigas.fcsh.unl.pt/cantiga.asp?cdcant=1706&amp;nl=2&amp;tr=3&amp;pv=sim" xlink:type="simple">(Luis Vaasques, depois que parti), Alvaro Afonso</text:a></text:p>
          </table:table-cell>
          <table:table-cell office:value-type="string" calcext:value-type="string">
            <text:p>   (Linha 2): dessa cidade tão boa, Lisboa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Lisboa</text:p>
          </table:table-cell>
          <table:table-cell table:style-name="ce10" office:value-type="string" calcext:value-type="string">
            <text:p><text:a xlink:href="https://cantigas.fcsh.unl.pt/cantiga.asp?cdcant=1465&amp;nl=2&amp;tr=3&amp;pv=sim" xlink:type="simple">Martim Vásquez, noutro dia, Pedro, conde de Barcelos</text:a></text:p>
          </table:table-cell>
          <table:table-cell office:value-type="string" calcext:value-type="string">
            <text:p>   (Linha 2): u estava em Lixboa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Lobatom</text:p>
          </table:table-cell>
          <table:table-cell table:style-name="ce10" office:value-type="string" calcext:value-type="string">
            <text:p><text:a xlink:href="https://cantigas.fcsh.unl.pt/cantiga.asp?cdcant=439&amp;nl=1&amp;tr=3&amp;pv=sim" xlink:type="simple">A Lobatom quer'eu ir, Pero Viviães</text:a></text:p>
          </table:table-cell>
          <table:table-cell office:value-type="string" calcext:value-type="string">
            <text:p>   (Linha 1): A Lobatom quer'eu ir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mbardia</text:p>
          </table:table-cell>
          <table:table-cell table:style-name="ce10" office:value-type="string" calcext:value-type="string">
            <text:p><text:a xlink:href="https://cantigas.fcsh.unl.pt/cantiga.asp?cdcant=887&amp;nl=8&amp;tr=3&amp;pv=sim" xlink:type="simple">Desfiar enviarom ora de Tudela, Airas Nunes</text:a></text:p>
          </table:table-cell>
          <table:table-cell office:value-type="string" calcext:value-type="string">
            <text:p>   (Linha 8): dar-lhes-ei por câmbio quanto hei em Lombardia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mbardia</text:p>
          </table:table-cell>
          <table:table-cell table:style-name="ce10" office:value-type="string" calcext:value-type="string">
            <text:p><text:a xlink:href="https://cantigas.fcsh.unl.pt/cantiga.asp?cdcant=485&amp;nl=17&amp;tr=3&amp;pv=sim" xlink:type="simple">Joam Rodriguiz foi desmar a Balteira, Afonso X</text:a></text:p>
          </table:table-cell>
          <table:table-cell office:value-type="string" calcext:value-type="string">
            <text:p>   (Linha 17): ca nom de Lombardia nem d'Alamanha;</text:p>
          </table:table-cell>
          <table:table-cell/>
          <table:table-cell table:style-name="ce10"/>
          <table:table-cell table:number-columns-repeated="1019"/>
        </table:table-row>
        <table:table-row table:style-name="ro1">
          <table:table-cell office:value-type="string" calcext:value-type="string">
            <text:p>Longos</text:p>
          </table:table-cell>
          <table:table-cell table:style-name="ce10" office:value-type="string" calcext:value-type="string">
            <text:p><text:a xlink:href="https://cantigas.fcsh.unl.pt/cantiga.asp?cdcant=1503&amp;nl=2&amp;tr=3&amp;pv=sim" xlink:type="simple">Sedia-xi Dom Belpelho em ũa sa maison, Afonso Lopes de Baião</text:a></text:p>
          </table:table-cell>
          <table:table-cell office:value-type="string" calcext:value-type="string">
            <text:p>   (Linha 2): que chamam Longos, [d]ond'eles todos som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ra del Rio</text:p>
          </table:table-cell>
          <table:table-cell table:style-name="ce10" office:value-type="string" calcext:value-type="string">
            <text:p><text:a xlink:href="https://cantigas.fcsh.unl.pt/cantiga.asp?cdcant=490&amp;nl=28&amp;tr=3&amp;pv=sim" xlink:type="simple">Dom Foão, quand'ogan'aqui chegou, Afonso X</text:a></text:p>
          </table:table-cell>
          <table:table-cell office:value-type="string" calcext:value-type="string">
            <text:p>   (Linha 28): se jamais nunca cuidei passar Lora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si</text:p>
          </table:table-cell>
          <table:table-cell table:style-name="ce10" office:value-type="string" calcext:value-type="string">
            <text:p><text:a xlink:href="https://cantigas.fcsh.unl.pt/cantiga.asp?cdcant=1008&amp;nl=6&amp;tr=3&amp;pv=sim" xlink:type="simple">Coitado vivo d'amor, Vasco Rodrigues de Calvelo</text:a></text:p>
          </table:table-cell>
          <table:table-cell office:value-type="string" calcext:value-type="string">
            <text:p>   (Linha 6): mui mui fremos'em Losi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ulé</text:p>
          </table:table-cell>
          <table:table-cell table:style-name="ce10" office:value-type="string" calcext:value-type="string">
            <text:p><text:a xlink:href="https://cantigas.fcsh.unl.pt/cantiga.asp?cdcant=114&amp;nl=27&amp;tr=3&amp;pv=sim" xlink:type="simple">Pero nom fui a Ultramar, Martim Soares</text:a></text:p>
          </table:table-cell>
          <table:table-cell office:value-type="string" calcext:value-type="string">
            <text:p>   (Linha 27): e quatr'ou cinco de Loulé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go</text:p>
          </table:table-cell>
          <table:table-cell table:style-name="ce10" office:value-type="string" calcext:value-type="string">
            <text:p><text:a xlink:href="https://cantigas.fcsh.unl.pt/cantiga.asp?cdcant=1637&amp;nl=1&amp;tr=3&amp;pv=sim" xlink:type="simple">Loavam um dia, em Lugo, Elvira, João Romeu de Lugo</text:a></text:p>
          </table:table-cell>
          <table:table-cell office:value-type="string" calcext:value-type="string">
            <text:p>   (Linha 1): Loavam um dia, em Lugo, Elvi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go</text:p>
          </table:table-cell>
          <table:table-cell table:style-name="ce10" office:value-type="string" calcext:value-type="string">
            <text:p><text:a xlink:href="https://cantigas.fcsh.unl.pt/cantiga.asp?cdcant=1328&amp;nl=1&amp;tr=3&amp;pv=sim" xlink:type="simple">- Que adubastes, amigo, alá em Lug'u andastes, Fernando Esquio</text:a></text:p>
          </table:table-cell>
          <table:table-cell office:value-type="string" calcext:value-type="string">
            <text:p>   (Linha 1): - Que adubastes, amigo, alá em Lug'u andast</text:p>
          </table:table-cell>
          <table:table-cell/>
          <table:table-cell table:style-name="ce10"/>
          <table:table-cell table:number-columns-repeated="1019"/>
        </table:table-row>
        <table:table-row table:style-name="ro1">
          <table:table-cell office:value-type="string" calcext:value-type="string">
            <text:p>Maia</text:p>
          </table:table-cell>
          <table:table-cell table:style-name="ce10" office:value-type="string" calcext:value-type="string">
            <text:p><text:a xlink:href="https://cantigas.fcsh.unl.pt/cantiga.asp?cdcant=150&amp;nl=5&amp;tr=3&amp;pv=sim" xlink:type="simple">Pois nom hei de Dona Elvira, Anónimo 1 ou Martim Soares</text:a></text:p>
          </table:table-cell>
          <table:table-cell office:value-type="string" calcext:value-type="string">
            <text:p>   (Linha 5): morarei cabo da Maia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ialva</text:p>
          </table:table-cell>
          <table:table-cell table:style-name="ce10" office:value-type="string" calcext:value-type="string">
            <text:p><text:a xlink:href="https://cantigas.fcsh.unl.pt/cantiga.asp?cdcant=1511&amp;nl=7&amp;tr=3&amp;pv=sim" xlink:type="simple">À lealdade da Bezerra, que pela Beira muit'anda,, Airas Peres Vuitorom</text:a></text:p>
          </table:table-cell>
          <table:table-cell office:value-type="string" calcext:value-type="string">
            <text:p>   (Linha 7): Por en diz que nom fez torto o que vendeu Marialva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selha</text:p>
          </table:table-cell>
          <table:table-cell table:style-name="ce10" office:value-type="string" calcext:value-type="string">
            <text:p><text:a xlink:href="https://cantigas.fcsh.unl.pt/cantiga.asp?cdcant=114&amp;nl=5&amp;tr=3&amp;pv=sim" xlink:type="simple">Pero nom fui a Ultramar, Martim Soares</text:a></text:p>
          </table:table-cell>
          <table:table-cell office:value-type="string" calcext:value-type="string">
            <text:p>   (Linha 5): diz que Marselha jaz alé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ca</text:p>
          </table:table-cell>
          <table:table-cell table:style-name="ce10" office:value-type="string" calcext:value-type="string">
            <text:p><text:a xlink:href="https://cantigas.fcsh.unl.pt/cantiga.asp?cdcant=1542&amp;nl=22&amp;tr=3&amp;pv=sim" xlink:type="simple">- Pedr'Amigo, quero de vós saber, Vasco Peres Pardal, Pedro Amigo de Sevilha</text:a></text:p>
          </table:table-cell>
          <table:table-cell office:value-type="string" calcext:value-type="string">
            <text:p>   (Linha 22): - Vaasco Pérez, bem de Meca v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lide</text:p>
          </table:table-cell>
          <table:table-cell table:style-name="ce10" office:value-type="string" calcext:value-type="string">
            <text:p><text:a xlink:href="https://cantigas.fcsh.unl.pt/cantiga.asp?cdcant=889&amp;nl=9&amp;tr=3&amp;pv=sim" xlink:type="simple">O meu senhor o bispo, na Redondela, um dia, Airas Nunes</text:a></text:p>
          </table:table-cell>
          <table:table-cell office:value-type="string" calcext:value-type="string">
            <text:p>   (Linha 9): escovardoas muitas fezerom em Molid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eda Velha</text:p>
          </table:table-cell>
          <table:table-cell table:style-name="ce10" office:value-type="string" calcext:value-type="string">
            <text:p><text:a xlink:href="https://cantigas.fcsh.unl.pt/cantiga.asp?cdcant=1578&amp;nl=5&amp;tr=3&amp;pv=sim" xlink:type="simple">Direi-vos ora que oí dizer, João Vasques de Talaveira</text:a></text:p>
          </table:table-cell>
          <table:table-cell office:value-type="string" calcext:value-type="string">
            <text:p>   (Linha 5): ena Moeda Velha vai mor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nçom (Monzón)</text:p>
          </table:table-cell>
          <table:table-cell table:style-name="ce10" office:value-type="string" calcext:value-type="string">
            <text:p><text:a xlink:href="https://cantigas.fcsh.unl.pt/cantiga.asp?cdcant=1361&amp;nl=7&amp;tr=3&amp;pv=sim" xlink:type="simple">Ora faz host'o senhor de Navarra, João Soares de Paiva</text:a></text:p>
          </table:table-cell>
          <table:table-cell office:value-type="string" calcext:value-type="string">
            <text:p>   (Linha 7): mais se Deus traj'o senhor de Monçon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nsanto</text:p>
          </table:table-cell>
          <table:table-cell table:style-name="ce10" office:value-type="string" calcext:value-type="string">
            <text:p><text:a xlink:href="https://cantigas.fcsh.unl.pt/cantiga.asp?cdcant=1511&amp;nl=3&amp;tr=3&amp;pv=sim" xlink:type="simple">À lealdade da Bezerra, que pela Beira muit'anda,, Airas Peres Vuitorom</text:a></text:p>
          </table:table-cell>
          <table:table-cell office:value-type="string" calcext:value-type="string">
            <text:p>   (Linha 3): Nom tem Sueiro Bezerra que tort'é em vender Monsanto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ntemaior</text:p>
          </table:table-cell>
          <table:table-cell table:style-name="ce10" office:value-type="string" calcext:value-type="string">
            <text:p><text:a xlink:href="https://cantigas.fcsh.unl.pt/cantiga.asp?cdcant=22&amp;nl=1&amp;tr=3&amp;pv=sim" xlink:type="simple">Tu, que ora veens de Montemaior, Gil Sanches</text:a></text:p>
          </table:table-cell>
          <table:table-cell office:value-type="string" calcext:value-type="string">
            <text:p>   (Linha 1): Tu, que ora vens de Montemaior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ntpellier</text:p>
          </table:table-cell>
          <table:table-cell table:style-name="ce10" office:value-type="string" calcext:value-type="string">
            <text:p><text:a xlink:href="https://cantigas.fcsh.unl.pt/cantiga.asp?cdcant=1496&amp;nl=3&amp;tr=3&amp;pv=sim" xlink:type="simple">Dizem que ora chegou Dom Beeito, João Airas de Santiago</text:a></text:p>
          </table:table-cell>
          <table:table-cell office:value-type="string" calcext:value-type="string">
            <text:p>   (Linha 3): com sas merchandias de Mompiler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ntpellier</text:p>
          </table:table-cell>
          <table:table-cell table:style-name="ce10" office:value-type="string" calcext:value-type="string">
            <text:p><text:a xlink:href="https://cantigas.fcsh.unl.pt/cantiga.asp?cdcant=1608&amp;nl=5&amp;tr=3&amp;pv=sim" xlink:type="simple">Meestre Nicolás, a meu cuidar, Afonso Anes do Cotom</text:a></text:p>
          </table:table-cell>
          <table:table-cell office:value-type="string" calcext:value-type="string">
            <text:p>   (Linha 5): e trage livros bem de Mompisler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Montpellier</text:p>
          </table:table-cell>
          <table:table-cell table:style-name="ce10" office:value-type="string" calcext:value-type="string">
            <text:p><text:a xlink:href="https://cantigas.fcsh.unl.pt/cantiga.asp?cdcant=1489&amp;nl=5&amp;tr=3&amp;pv=sim" xlink:type="simple">Pero d'Ambroa prometeu, de pram, João Baveca</text:a></text:p>
          </table:table-cell>
          <table:table-cell office:value-type="string" calcext:value-type="string">
            <text:p>   (Linha 5): ca entonce atá Mompilier chegou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Montpellier</text:p>
          </table:table-cell>
          <table:table-cell table:style-name="ce10" office:value-type="string" calcext:value-type="string">
            <text:p><text:a xlink:href="https://cantigas.fcsh.unl.pt/cantiga.asp?cdcant=1687&amp;nl=15&amp;tr=3&amp;pv=sim" xlink:type="simple">Quem mi ora quisesse cruzar, Pedro Amigo de Sevilha</text:a></text:p>
          </table:table-cell>
          <table:table-cell office:value-type="string" calcext:value-type="string">
            <text:p>   (Linha 15): E poss'em Mompirler morar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Montpellier</text:p>
          </table:table-cell>
          <table:table-cell table:style-name="ce10" office:value-type="string" calcext:value-type="string">
            <text:p><text:a xlink:href="https://cantigas.fcsh.unl.pt/cantiga.asp?cdcant=1601&amp;nl=8&amp;tr=3&amp;pv=sim" xlink:type="simple">Sabedes vós: meestre Nicolao, Pero Garcia de Ambroa </text:a></text:p>
          </table:table-cell>
          <table:table-cell office:value-type="string" calcext:value-type="string">
            <text:p>   (Linha 8): que aprendeu ogan'em Mompiler: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Monzón de Campos</text:p>
          </table:table-cell>
          <table:table-cell table:style-name="ce10" office:value-type="string" calcext:value-type="string">
            <text:p><text:a xlink:href="https://cantigas.fcsh.unl.pt/cantiga.asp?cdcant=1650&amp;nl=21&amp;tr=3&amp;pv=sim" xlink:type="simple">- Ũa pregunta vos quero fazer, Paio Gomes Charinho, Afonso X</text:a></text:p>
          </table:table-cell>
          <table:table-cell office:value-type="string" calcext:value-type="string">
            <text:p>   (Linha 21): nem mi derom meu jantar em Monçom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ra</text:p>
          </table:table-cell>
          <table:table-cell table:style-name="ce10" office:value-type="string" calcext:value-type="string">
            <text:p><text:a xlink:href="https://cantigas.fcsh.unl.pt/cantiga.asp?cdcant=1479&amp;nl=2&amp;tr=3&amp;pv=sim" xlink:type="simple">Meu senhor, direi-vos ora:, Pero Gomes Barroso</text:a></text:p>
          </table:table-cell>
          <table:table-cell office:value-type="string" calcext:value-type="string">
            <text:p>   (Linha 2): pela carreira de Mora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rmojom (Torremormojón)</text:p>
          </table:table-cell>
          <table:table-cell table:style-name="ce10" office:value-type="string" calcext:value-type="string">
            <text:p><text:a xlink:href="https://cantigas.fcsh.unl.pt/cantiga.asp?cdcant=1610&amp;nl=14&amp;tr=3&amp;pv=sim" xlink:type="simple">Paai Rengel e outros dous romeus, Afonso Anes do Cotom</text:a></text:p>
          </table:table-cell>
          <table:table-cell office:value-type="string" calcext:value-type="string">
            <text:p>   (Linha 14): prenderam eles port'a Mormojom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rrazo</text:p>
          </table:table-cell>
          <table:table-cell table:style-name="ce10" office:value-type="string" calcext:value-type="string">
            <text:p><text:a xlink:href="https://cantigas.fcsh.unl.pt/cantiga.asp?cdcant=1383&amp;nl=9&amp;tr=3&amp;pv=sim" xlink:type="simple">A dona de Bagüin, Lopo Lias</text:a></text:p>
          </table:table-cell>
          <table:table-cell office:value-type="string" calcext:value-type="string">
            <text:p>   (Linha 9): Sabem em Morraz'e Salnê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ron (Moron de la Frontera)</text:p>
          </table:table-cell>
          <table:table-cell table:style-name="ce10" office:value-type="string" calcext:value-type="string">
            <text:p><text:a xlink:href="https://cantigas.fcsh.unl.pt/cantiga.asp?cdcant=1422&amp;nl=500&amp;tr=3&amp;pv=sim" xlink:type="simple">Amigas, eu oí dizer , Gonçalo Anes do Vinhal</text:a></text:p>
          </table:table-cell>
          <table:table-cell office:value-type="string" calcext:value-type="string">
            <text:p>   (Na rubric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imenta</text:p>
          </table:table-cell>
          <table:table-cell table:style-name="ce10" office:value-type="string" calcext:value-type="string">
            <text:p><text:a xlink:href="https://cantigas.fcsh.unl.pt/cantiga.asp?cdcant=77&amp;nl=1&amp;tr=3&amp;pv=sim" xlink:type="simple">Ogan', em Muïmenta, João Soares Somesso</text:a></text:p>
          </table:table-cell>
          <table:table-cell office:value-type="string" calcext:value-type="string">
            <text:p>   (Linha 1): Ogan', em Muïmenta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arra</text:p>
          </table:table-cell>
          <table:table-cell table:style-name="ce10" office:value-type="string" calcext:value-type="string">
            <text:p><text:a xlink:href="https://cantigas.fcsh.unl.pt/cantiga.asp?cdcant=1361&amp;nl=1&amp;tr=3&amp;pv=sim" xlink:type="simple">Ora faz host'o senhor de Navarra, João Soares de Paiva</text:a></text:p>
          </table:table-cell>
          <table:table-cell office:value-type="string" calcext:value-type="string">
            <text:p>   (Linha 1): Ora faz host'o senhor de Navarra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gueira ou Nogueiró</text:p>
          </table:table-cell>
          <table:table-cell table:style-name="ce10" office:value-type="string" calcext:value-type="string">
            <text:p><text:a xlink:href="https://cantigas.fcsh.unl.pt/cantiga.asp?cdcant=834&amp;nl=1&amp;tr=3&amp;pv=sim" xlink:type="simple">E nom est a de Nogueira, Pedro Anes Solaz</text:a></text:p>
          </table:table-cell>
          <table:table-cell office:value-type="string" calcext:value-type="string">
            <text:p>   (Linha 1): E nom est a de Noguei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gueira ou Nogueiró</text:p>
          </table:table-cell>
          <table:table-cell table:style-name="ce10" office:value-type="string" calcext:value-type="string">
            <text:p><text:a xlink:href="https://cantigas.fcsh.unl.pt/cantiga.asp?cdcant=114&amp;nl=13&amp;tr=3&amp;pv=sim" xlink:type="simple">Pero nom fui a Ultramar, Martim Soares</text:a></text:p>
          </table:table-cell>
          <table:table-cell office:value-type="string" calcext:value-type="string">
            <text:p>   (Linha 13): e ir a Nogueirol jantar</text:p>
          </table:table-cell>
          <table:table-cell/>
          <table:table-cell table:style-name="ce10"/>
          <table:table-cell table:number-columns-repeated="1019"/>
        </table:table-row>
        <table:table-row table:style-name="ro1">
          <table:table-cell office:value-type="string" calcext:value-type="string">
            <text:p>Ocrês (Uclês)</text:p>
          </table:table-cell>
          <table:table-cell table:style-name="ce10" office:value-type="string" calcext:value-type="string">
            <text:p><text:a xlink:href="https://cantigas.fcsh.unl.pt/cantiga.asp?cdcant=1624&amp;nl=6&amp;tr=3&amp;pv=sim" xlink:type="simple">Chegou Paio de más artes, Pero Mendes da Fonseca</text:a></text:p>
          </table:table-cell>
          <table:table-cell office:value-type="string" calcext:value-type="string">
            <text:p>   (Linha 6): foi comendador d'Ocrê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lide (Olite)</text:p>
          </table:table-cell>
          <table:table-cell table:style-name="ce10" office:value-type="string" calcext:value-type="string">
            <text:p><text:a xlink:href="https://cantigas.fcsh.unl.pt/cantiga.asp?cdcant=1663&amp;nl=1&amp;tr=3&amp;pv=sim" xlink:type="simple">Quand'eu d'Olide saí, Pero da Ponte</text:a></text:p>
          </table:table-cell>
          <table:table-cell office:value-type="string" calcext:value-type="string">
            <text:p>   (Linha 1): Quand'eu d'Olide saí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lmedo</text:p>
          </table:table-cell>
          <table:table-cell table:style-name="ce10" office:value-type="string" calcext:value-type="string">
            <text:p><text:a xlink:href="https://cantigas.fcsh.unl.pt/cantiga.asp?cdcant=1565&amp;nl=9&amp;tr=3&amp;pv=sim" xlink:type="simple">Bem sabedes, senhor rei, Gil Peres Conde</text:a></text:p>
          </table:table-cell>
          <table:table-cell office:value-type="string" calcext:value-type="string">
            <text:p>   (Linha 9): vos servi e em Olmedo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lmedo</text:p>
          </table:table-cell>
          <table:table-cell table:style-name="ce10" office:value-type="string" calcext:value-type="string">
            <text:p><text:a xlink:href="https://cantigas.fcsh.unl.pt/cantiga.asp?cdcant=1402&amp;nl=5&amp;tr=3&amp;pv=sim" xlink:type="simple">De longas vias, mui longas mentiras, Nuno Fernandes Torneol</text:a></text:p>
          </table:table-cell>
          <table:table-cell office:value-type="string" calcext:value-type="string">
            <text:p>   (Linha 5): achei sas mentiras, entrant'a Olmedo,</text:p>
          </table:table-cell>
          <table:table-cell/>
          <table:table-cell table:style-name="ce10"/>
          <table:table-cell table:number-columns-repeated="1019"/>
        </table:table-row>
        <table:table-row table:style-name="ro1">
          <table:table-cell office:value-type="string" calcext:value-type="string">
            <text:p>Orgaz</text:p>
          </table:table-cell>
          <table:table-cell table:style-name="ce10" office:value-type="string" calcext:value-type="string">
            <text:p><text:a xlink:href="https://cantigas.fcsh.unl.pt/cantiga.asp?cdcant=1434&amp;nl=12&amp;tr=3&amp;pv=sim" xlink:type="simple">- Joam Soárez, nom poss'eu estar, João Soares Coelho, João Peres de Aboim</text:a></text:p>
          </table:table-cell>
          <table:table-cell office:value-type="string" calcext:value-type="string">
            <text:p>   (Linha 12): e que x'é vosso Toled'e Orgaz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zelhon</text:p>
          </table:table-cell>
          <table:table-cell table:style-name="ce10" office:value-type="string" calcext:value-type="string">
            <text:p><text:a xlink:href="https://cantigas.fcsh.unl.pt/cantiga.asp?cdcant=1372&amp;nl=3&amp;tr=3&amp;pv=sim" xlink:type="simple">A mi quer mal o infançom, Lopo Lias</text:a></text:p>
          </table:table-cell>
          <table:table-cell office:value-type="string" calcext:value-type="string">
            <text:p>   (Linha 3): por trobadores d'Orzelho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zelhon</text:p>
          </table:table-cell>
          <table:table-cell table:style-name="ce10" office:value-type="string" calcext:value-type="string">
            <text:p><text:a xlink:href="https://cantigas.fcsh.unl.pt/cantiga.asp?cdcant=1371&amp;nl=19&amp;tr=3&amp;pv=sim" xlink:type="simple">Enmentar quer'eu do brial, Lopo Lias</text:a></text:p>
          </table:table-cell>
          <table:table-cell office:value-type="string" calcext:value-type="string">
            <text:p>   (Linha 19): Bem t'ajudarám d'Orzelhom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Orzelhon</text:p>
          </table:table-cell>
          <table:table-cell table:style-name="ce10" office:value-type="string" calcext:value-type="string">
            <text:p><text:a xlink:href="https://cantigas.fcsh.unl.pt/cantiga.asp?cdcant=1385&amp;nl=7&amp;tr=3&amp;pv=sim" xlink:type="simple">Se m'el-rei dess'algo, já m'iria, Lopo Lias</text:a></text:p>
          </table:table-cell>
          <table:table-cell office:value-type="string" calcext:value-type="string">
            <text:p>   (Linha 7): em Orzelhom ora noutro dia!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Oscos</text:p>
          </table:table-cell>
          <table:table-cell table:style-name="ce10" office:value-type="string" calcext:value-type="string">
            <text:p><text:a xlink:href="https://cantigas.fcsh.unl.pt/cantiga.asp?cdcant=1588&amp;nl=30&amp;tr=3&amp;pv=sim" xlink:type="simple">Lop'Anaia nom se vaia, Fernão Soares de Quinhones</text:a></text:p>
          </table:table-cell>
          <table:table-cell office:value-type="string" calcext:value-type="string">
            <text:p>   (Linha 30): em Oscos - esto bem sai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urens (Ourense)</text:p>
          </table:table-cell>
          <table:table-cell table:style-name="ce10" office:value-type="string" calcext:value-type="string">
            <text:p><text:a xlink:href="https://cantigas.fcsh.unl.pt/cantiga.asp?cdcant=494&amp;nl=10&amp;tr=3&amp;pv=sim" xlink:type="simple">Com'eu em dia de Páscoa querria bem comer, Afonso X</text:a></text:p>
          </table:table-cell>
          <table:table-cell office:value-type="string" calcext:value-type="string">
            <text:p>   (Linha 10): Assi com'eu beveria [do] bom vinho d'Ourens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lença</text:p>
          </table:table-cell>
          <table:table-cell table:style-name="ce10" office:value-type="string" calcext:value-type="string">
            <text:p><text:a xlink:href="https://cantigas.fcsh.unl.pt/cantiga.asp?cdcant=975&amp;nl=3&amp;tr=3&amp;pv=sim" xlink:type="simple">As mias jornadas vedes quaes som, Afonso Anes do Cotom</text:a></text:p>
          </table:table-cell>
          <table:table-cell office:value-type="string" calcext:value-type="string">
            <text:p>   (Linha 3): de Castr'a Burgos e end'a Palença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mplona</text:p>
          </table:table-cell>
          <table:table-cell table:style-name="ce10" office:value-type="string" calcext:value-type="string">
            <text:p><text:a xlink:href="https://cantigas.fcsh.unl.pt/cantiga.asp?cdcant=1361&amp;nl=10&amp;tr=3&amp;pv=sim" xlink:type="simple">Ora faz host'o senhor de Navarra, João Soares de Paiva</text:a></text:p>
          </table:table-cell>
          <table:table-cell office:value-type="string" calcext:value-type="string">
            <text:p>   (Linha 10): que de Pamplona oístes nomear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via</text:p>
          </table:table-cell>
          <table:table-cell table:style-name="ce10" office:value-type="string" calcext:value-type="string">
            <text:p><text:a xlink:href="https://cantigas.fcsh.unl.pt/cantiga.asp?cdcant=1357&amp;nl=2&amp;tr=3&amp;pv=sim" xlink:type="simple">O que seja no pavio, João Fernandes de Ardeleiro </text:a></text:p>
          </table:table-cell>
          <table:table-cell office:value-type="string" calcext:value-type="string">
            <text:p>   (Linha 2): que me fez perder Pavia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i (Le Puy-en-Velays)</text:p>
          </table:table-cell>
          <table:table-cell table:style-name="ce10" office:value-type="string" calcext:value-type="string">
            <text:p><text:a xlink:href="https://cantigas.fcsh.unl.pt/cantiga.asp?cdcant=1406&amp;nl=19&amp;tr=3&amp;pv=sim" xlink:type="simple">Fernam Díaz, este que and'aqui, Pero Garcia Burgalês</text:a></text:p>
          </table:table-cell>
          <table:table-cell office:value-type="string" calcext:value-type="string">
            <text:p>   (Linha 19): destes maos contrafeitos del Poi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ta do Ferro</text:p>
          </table:table-cell>
          <table:table-cell table:style-name="ce10" office:value-type="string" calcext:value-type="string">
            <text:p><text:a xlink:href="https://cantigas.fcsh.unl.pt/cantiga.asp?cdcant=1443&amp;nl=2&amp;tr=3&amp;pv=sim" xlink:type="simple">Bom casament'é, pera Dom Gramilho, João Soares Coelho</text:a></text:p>
          </table:table-cell>
          <table:table-cell office:value-type="string" calcext:value-type="string">
            <text:p>   (Linha 2): ena Porta do Ferr'ũa tendeira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to</text:p>
          </table:table-cell>
          <table:table-cell table:style-name="ce10" office:value-type="string" calcext:value-type="string">
            <text:p><text:a xlink:href="https://cantigas.fcsh.unl.pt/cantiga.asp?cdcant=1700&amp;nl=1&amp;tr=3&amp;pv=sim" xlink:type="simple">(Do Port’and’e vou mudar), Fernando Eanes</text:a></text:p>
          </table:table-cell>
          <table:table-cell office:value-type="string" calcext:value-type="string">
            <text:p>   (Linha 1): Do Port'and'e vou mudar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0" office:value-type="string" calcext:value-type="string">
            <text:p><text:a xlink:href="https://cantigas.fcsh.unl.pt/cantiga.asp?cdcant=1358&amp;nl=2&amp;tr=3&amp;pv=sim" xlink:type="simple">A mi dizem quantos amigos hei, João Fernandes de Ardeleiro </text:a></text:p>
          </table:table-cell>
          <table:table-cell office:value-type="string" calcext:value-type="string">
            <text:p>   (Linha 2): por que vivo tam muit'em Portugal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0" office:value-type="string" calcext:value-type="string">
            <text:p><text:a xlink:href="https://cantigas.fcsh.unl.pt/cantiga.asp?cdcant=1131&amp;nl=2&amp;tr=3&amp;pv=sim" xlink:type="simple">A sa vida seja muita, João, jograr</text:a></text:p>
          </table:table-cell>
          <table:table-cell office:value-type="string" calcext:value-type="string">
            <text:p>   (Linha 2): deste rei de Portugal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985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0" office:value-type="string" calcext:value-type="string">
            <text:p><text:a xlink:href="https://cantigas.fcsh.unl.pt/cantiga.asp?cdcant=788&amp;nl=3&amp;tr=3&amp;pv=sim" xlink:type="simple">Ai amigas, perdud'ham conhocer, João Garcia de Guilhade</text:a></text:p>
          </table:table-cell>
          <table:table-cell office:value-type="string" calcext:value-type="string">
            <text:p>   (Linha 3): de Portugal: já nom ham coraçom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985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0" office:value-type="string" calcext:value-type="string">
            <text:p><text:a xlink:href="https://cantigas.fcsh.unl.pt/cantiga.asp?cdcant=1512&amp;nl=21&amp;tr=3&amp;pv=sim" xlink:type="simple">Dom Estêvam diz que desamor, Airas Peres Vuitorom</text:a></text:p>
          </table:table-cell>
          <table:table-cell office:value-type="string" calcext:value-type="string">
            <text:p>   (Linha 21): nem veerá jamais em Portugal.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985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0" office:value-type="string" calcext:value-type="string">
            <text:p><text:a xlink:href="https://cantigas.fcsh.unl.pt/cantiga.asp?cdcant=1591&amp;nl=5&amp;tr=3&amp;pv=sim" xlink:type="simple">Dom Foão, que eu sei que há preço de livão, Afonso Mendes de Besteiros</text:a></text:p>
          </table:table-cell>
          <table:table-cell office:value-type="string" calcext:value-type="string">
            <text:p>   (Linha 5): çou rab'e foi sa via a Portugal.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985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0" office:value-type="string" calcext:value-type="string">
            <text:p><text:a xlink:href="https://cantigas.fcsh.unl.pt/cantiga.asp?cdcant=1178&amp;nl=1&amp;tr=3&amp;pv=sim" xlink:type="simple">El-rei de Portugale, João Zorro</text:a></text:p>
          </table:table-cell>
          <table:table-cell office:value-type="string" calcext:value-type="string">
            <text:p>   (Linha 1): El-rei de Portugale</text:p>
          </table:table-cell>
          <table:table-cell table:number-columns-repeated="28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985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0" office:value-type="string" calcext:value-type="string">
            <text:p><text:a xlink:href="https://cantigas.fcsh.unl.pt/cantiga.asp?cdcant=1592&amp;nl=21&amp;tr=3&amp;pv=sim" xlink:type="simple">Já lhi nunca pediram, Afonso Mendes de Besteiros</text:a></text:p>
          </table:table-cell>
          <table:table-cell office:value-type="string" calcext:value-type="string">
            <text:p>   (Linha 21): "Em cabo de Portugal",</text:p>
          </table:table-cell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7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985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0" office:value-type="string" calcext:value-type="string">
            <text:p><text:a xlink:href="https://cantigas.fcsh.unl.pt/cantiga.asp?cdcant=485&amp;nl=14&amp;tr=3&amp;pv=sim" xlink:type="simple">Joam Rodriguiz foi desmar a Balteira, Afonso X</text:a></text:p>
          </table:table-cell>
          <table:table-cell office:value-type="string" calcext:value-type="string">
            <text:p>   (Linha 14): e Alvela, que andou em Portugal;</text:p>
          </table:table-cell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7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985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0" office:value-type="string" calcext:value-type="string">
            <text:p><text:a xlink:href="https://cantigas.fcsh.unl.pt/cantiga.asp?cdcant=485&amp;nl=14&amp;tr=3&amp;pv=sim" xlink:type="simple">Joam Rodriguiz foi desmar a Balteira, Afonso X</text:a></text:p>
          </table:table-cell>
          <table:table-cell office:value-type="string" calcext:value-type="string">
            <text:p>   (Linha 13): se te deitam por en de Portugal,</text:p>
          </table:table-cell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7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985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0" office:value-type="string" calcext:value-type="string">
            <text:p><text:a xlink:href="https://cantigas.fcsh.unl.pt/cantiga.asp?cdcant=1459&amp;nl=13&amp;tr=3&amp;pv=sim" xlink:type="simple">- Joam Vaásquez, moiro por saber, Lourenço, João Vasques de Talaveira</text:a></text:p>
          </table:table-cell>
          <table:table-cell office:value-type="string" calcext:value-type="string">
            <text:p>   (Linha 13): se te deitam por en de Portugal,</text:p>
          </table:table-cell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7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985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0" office:value-type="string" calcext:value-type="string">
            <text:p><text:a xlink:href="https://cantigas.fcsh.unl.pt/cantiga.asp?cdcant=973&amp;nl=24&amp;tr=3&amp;pv=sim" xlink:type="simple">Meu senhor rei de Castela, João Airas de Santiago</text:a></text:p>
          </table:table-cell>
          <table:table-cell office:value-type="string" calcext:value-type="string">
            <text:p>   (Linha 24): ir-m'-ei ao de Portugal.</text:p>
          </table:table-cell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7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985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0" office:value-type="string" calcext:value-type="string">
            <text:p><text:a xlink:href="https://cantigas.fcsh.unl.pt/cantiga.asp?cdcant=1475&amp;nl=6&amp;tr=3&amp;pv=sim" xlink:type="simple">Moir'eu aqui d'adessoriam, Pero Gomes Barroso</text:a></text:p>
          </table:table-cell>
          <table:table-cell office:value-type="string" calcext:value-type="string">
            <text:p>   (Linha 6): moir'eu do que em Portugal</text:p>
          </table:table-cell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7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985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0" office:value-type="string" calcext:value-type="string">
            <text:p><text:a xlink:href="https://cantigas.fcsh.unl.pt/cantiga.asp?cdcant=929&amp;nl=22&amp;tr=3&amp;pv=sim" xlink:type="simple">Muitos a que Deus quis dar mui bom sem, Pero Guterres</text:a></text:p>
          </table:table-cell>
          <table:table-cell office:value-type="string" calcext:value-type="string">
            <text:p>   (Linha 22): E, senhor rei de Portugal, aqui</text:p>
          </table:table-cell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7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985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0" office:value-type="string" calcext:value-type="string">
            <text:p><text:a xlink:href="https://cantigas.fcsh.unl.pt/cantiga.asp?cdcant=1059&amp;nl=8&amp;tr=3&amp;pv=sim" xlink:type="simple">- O voss'amigo que s'a cas d'el-rei, João Airas de Santiago</text:a></text:p>
          </table:table-cell>
          <table:table-cell office:value-type="string" calcext:value-type="string">
            <text:p>   (Linha 8): que vos trage dõas de Portugal,</text:p>
          </table:table-cell>
          <table:table-cell table:number-columns-repeated="7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7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985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0" office:value-type="string" calcext:value-type="string">
            <text:p><text:a xlink:href="https://cantigas.fcsh.unl.pt/cantiga.asp?cdcant=1132&amp;nl=5&amp;tr=3&amp;pv=sim" xlink:type="simple">Os namorados que trobam d'amor, João, jograr</text:a></text:p>
          </table:table-cell>
          <table:table-cell office:value-type="string" calcext:value-type="string">
            <text:p>   (Linha 5): com'el-rei dom Denis de Portugal,</text:p>
          </table:table-cell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7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985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0" office:value-type="string" calcext:value-type="string">
            <text:p><text:a xlink:href="https://cantigas.fcsh.unl.pt/cantiga.asp?cdcant=1559&amp;nl=18&amp;tr=3&amp;pv=sim" xlink:type="simple">Quem me podia defender, Gil Peres Conde</text:a></text:p>
          </table:table-cell>
          <table:table-cell office:value-type="string" calcext:value-type="string">
            <text:p>   (Linha 18): porque falei em Portugal,</text:p>
          </table:table-cell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7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985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0" office:value-type="string" calcext:value-type="string">
            <text:p><text:a xlink:href="https://cantigas.fcsh.unl.pt/cantiga.asp?cdcant=1559&amp;nl=18&amp;tr=3&amp;pv=sim" xlink:type="simple">Quem me podia defender, Gil Peres Conde</text:a></text:p>
          </table:table-cell>
          <table:table-cell office:value-type="string" calcext:value-type="string">
            <text:p>   (Linha 25): já ũa vez um rei em Portugal:</text:p>
          </table:table-cell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7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985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0" office:value-type="string" calcext:value-type="string">
            <text:p><text:a xlink:href="https://cantigas.fcsh.unl.pt/cantiga.asp?cdcant=1545&amp;nl=25&amp;tr=3&amp;pv=sim" xlink:type="simple">- Rei D. Afonso, se Deus vos perdom, Vasco Gil, Afonso X</text:a></text:p>
          </table:table-cell>
          <table:table-cell office:value-type="string" calcext:value-type="string">
            <text:p>   (Linha 25): já ũa vez um rei em Portugal:</text:p>
          </table:table-cell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7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985"/>
        </table:table-row>
        <table:table-row table:style-name="ro1">
          <table:table-cell office:value-type="string" calcext:value-type="string">
            <text:p>Provença</text:p>
          </table:table-cell>
          <table:table-cell table:style-name="ce10" office:value-type="string" calcext:value-type="string">
            <text:p><text:a xlink:href="https://cantigas.fcsh.unl.pt/cantiga.asp?cdcant=1361&amp;nl=2&amp;tr=3&amp;pv=sim" xlink:type="simple">Ora faz host'o senhor de Navarra, João Soares de Paiva</text:a></text:p>
          </table:table-cell>
          <table:table-cell office:value-type="string" calcext:value-type="string">
            <text:p>   (Linha 2): pois em Proenç'est el-rei d'Aragom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dondela</text:p>
          </table:table-cell>
          <table:table-cell table:style-name="ce10" office:value-type="string" calcext:value-type="string">
            <text:p><text:a xlink:href="https://cantigas.fcsh.unl.pt/cantiga.asp?cdcant=889&amp;nl=1&amp;tr=3&amp;pv=sim" xlink:type="simple">O meu senhor o bispo, na Redondela, um dia, Airas Nunes</text:a></text:p>
          </table:table-cell>
          <table:table-cell office:value-type="string" calcext:value-type="string">
            <text:p>   (Linha 1): O meu senhor o bispo, na Redondela, um dia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ba de Límia (Riba de Lima)</text:p>
          </table:table-cell>
          <table:table-cell table:style-name="ce10" office:value-type="string" calcext:value-type="string">
            <text:p><text:a xlink:href="https://cantigas.fcsh.unl.pt/cantiga.asp?cdcant=115&amp;nl=500&amp;tr=3&amp;pv=sim" xlink:type="simple">- Ai, Pai Soárez, venho-vos rogar, Paio Soares de Taveirós , Martim Soares</text:a></text:p>
          </table:table-cell>
          <table:table-cell office:value-type="string" calcext:value-type="string">
            <text:p>   (Na rubric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o Jordão</text:p>
          </table:table-cell>
          <table:table-cell table:style-name="ce10" office:value-type="string" calcext:value-type="string">
            <text:p><text:a xlink:href="https://cantigas.fcsh.unl.pt/cantiga.asp?cdcant=1489&amp;nl=4&amp;tr=3&amp;pv=sim" xlink:type="simple">Pero d'Ambroa prometeu, de pram, João Baveca</text:a></text:p>
          </table:table-cell>
          <table:table-cell office:value-type="string" calcext:value-type="string">
            <text:p>   (Linha 4): com'acabou a do frume Jordam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o Sar</text:p>
          </table:table-cell>
          <table:table-cell table:style-name="ce10" office:value-type="string" calcext:value-type="string">
            <text:p><text:a xlink:href="https://cantigas.fcsh.unl.pt/cantiga.asp?cdcant=974&amp;nl=7&amp;tr=3&amp;pv=sim" xlink:type="simple">Pelo souto de Crexente, João Airas de Santiago</text:a></text:p>
          </table:table-cell>
          <table:table-cell office:value-type="string" calcext:value-type="string">
            <text:p>   (Linha 7): do sol, nas ribas do Sa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o Sar</text:p>
          </table:table-cell>
          <table:table-cell table:style-name="ce10" office:value-type="string" calcext:value-type="string">
            <text:p><text:a xlink:href="https://cantigas.fcsh.unl.pt/cantiga.asp?cdcant=1113&amp;nl=34&amp;tr=3&amp;pv=sim" xlink:type="simple">Quand'eu um dia fui em Compostela, Pedro Amigo de Sevilha</text:a></text:p>
          </table:table-cell>
          <table:table-cell office:value-type="string" calcext:value-type="string">
            <text:p>   (Linha 34): aqui, d'u sõo natural, do Sar,</text:p>
          </table:table-cell>
          <table:table-cell/>
          <table:table-cell table:style-name="ce10"/>
          <table:table-cell table:number-columns-repeated="1019"/>
        </table:table-row>
        <table:table-row table:style-name="ro1">
          <table:table-cell office:value-type="string" calcext:value-type="string">
            <text:p>Rocamador (Rocamadour)</text:p>
          </table:table-cell>
          <table:table-cell table:style-name="ce10" office:value-type="string" calcext:value-type="string">
            <text:p><text:a xlink:href="https://cantigas.fcsh.unl.pt/cantiga.asp?cdcant=114&amp;nl=20&amp;tr=3&amp;pv=sim" xlink:type="simple">Pero nom fui a Ultramar, Martim Soares</text:a></text:p>
          </table:table-cell>
          <table:table-cell office:value-type="string" calcext:value-type="string">
            <text:p>   (Linha 20): natural de Rocamador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amador (Rocamadour)</text:p>
          </table:table-cell>
          <table:table-cell table:style-name="ce10" office:value-type="string" calcext:value-type="string">
            <text:p><text:a xlink:href="https://cantigas.fcsh.unl.pt/cantiga.asp?cdcant=1113&amp;nl=10&amp;tr=3&amp;pv=sim" xlink:type="simple">Quand'eu um dia fui em Compostela, Pedro Amigo de Sevilha</text:a></text:p>
          </table:table-cell>
          <table:table-cell office:value-type="string" calcext:value-type="string">
            <text:p>   (Linha 10): e boas cintas de Rocamador,</text:p>
          </table:table-cell>
          <table:table-cell/>
          <table:table-cell table:style-name="ce10"/>
          <table:table-cell table:number-columns-repeated="1019"/>
        </table:table-row>
        <table:table-row table:style-name="ro1">
          <table:table-cell office:value-type="string" calcext:value-type="string">
            <text:p>Roçavales (Roncesvalles)</text:p>
          </table:table-cell>
          <table:table-cell table:style-name="ce10" office:value-type="string" calcext:value-type="string">
            <text:p><text:a xlink:href="https://cantigas.fcsh.unl.pt/cantiga.asp?cdcant=1489&amp;nl=6&amp;tr=3&amp;pv=sim" xlink:type="simple">Pero d'Ambroa prometeu, de pram, João Baveca</text:a></text:p>
          </table:table-cell>
          <table:table-cell office:value-type="string" calcext:value-type="string">
            <text:p>   (Linha 6): e ora per Roçavales passo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da</text:p>
          </table:table-cell>
          <table:table-cell table:style-name="ce10" office:value-type="string" calcext:value-type="string">
            <text:p><text:a xlink:href="https://cantigas.fcsh.unl.pt/cantiga.asp?cdcant=923&amp;nl=4&amp;tr=3&amp;pv=sim" xlink:type="simple">Maestr'Acenço, dereito faria, Martim Moxa</text:a></text:p>
          </table:table-cell>
          <table:table-cell office:value-type="string" calcext:value-type="string">
            <text:p>   (Linha 4): sem seu mandad', a Roda, noutro dia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ma</text:p>
          </table:table-cell>
          <table:table-cell table:style-name="ce10" office:value-type="string" calcext:value-type="string">
            <text:p><text:a xlink:href="https://cantigas.fcsh.unl.pt/cantiga.asp?cdcant=1436&amp;nl=4&amp;tr=3&amp;pv=sim" xlink:type="simple">Joam Fernández, o mund'é torvado, João Soares Coelho</text:a></text:p>
          </table:table-cell>
          <table:table-cell office:value-type="string" calcext:value-type="string">
            <text:p>   (Linha 4): contra Roma, e Tártaros viir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ma</text:p>
          </table:table-cell>
          <table:table-cell table:style-name="ce10" office:value-type="string" calcext:value-type="string">
            <text:p><text:a xlink:href="https://cantigas.fcsh.unl.pt/cantiga.asp?cdcant=1436&amp;nl=4&amp;tr=3&amp;pv=sim" xlink:type="simple">Joam Fernández, o mund'é torvado, João Soares Coelho</text:a></text:p>
          </table:table-cell>
          <table:table-cell office:value-type="string" calcext:value-type="string">
            <text:p>   (Linha 30): que o poder que Deus em Roma deu,</text:p>
          </table:table-cell>
          <table:table-cell/>
          <table:table-cell table:style-name="ce10"/>
          <table:table-cell table:number-columns-repeated="1019"/>
        </table:table-row>
        <table:table-row table:style-name="ro1">
          <table:table-cell office:value-type="string" calcext:value-type="string">
            <text:p>Roma</text:p>
          </table:table-cell>
          <table:table-cell table:style-name="ce10" office:value-type="string" calcext:value-type="string">
            <text:p><text:a xlink:href="https://cantigas.fcsh.unl.pt/cantiga.asp?cdcant=1542&amp;nl=30&amp;tr=3&amp;pv=sim" xlink:type="simple">- Pedr'Amigo, quero de vós saber, Vasco Peres Pardal, Pedro Amigo de Sevilha</text:a></text:p>
          </table:table-cell>
          <table:table-cell office:value-type="string" calcext:value-type="string">
            <text:p>   (Linha 30): que o poder que Deus em Roma deu,</text:p>
          </table:table-cell>
          <table:table-cell/>
          <table:table-cell table:style-name="ce10"/>
          <table:table-cell table:number-columns-repeated="1019"/>
        </table:table-row>
        <table:table-row table:style-name="ro1">
          <table:table-cell office:value-type="string" calcext:value-type="string">
            <text:p>Rouen</text:p>
          </table:table-cell>
          <table:table-cell table:style-name="ce10" office:value-type="string" calcext:value-type="string">
            <text:p><text:a xlink:href="https://cantigas.fcsh.unl.pt/cantiga.asp?cdcant=1503&amp;nl=31&amp;tr=3&amp;pv=sim" xlink:type="simple">Sedia-xi Dom Belpelho em ũa sa maison, Afonso Lopes de Baião</text:a></text:p>
          </table:table-cell>
          <table:table-cell office:value-type="string" calcext:value-type="string">
            <text:p>   (Linha 31): ceram'e cint'e calças de Roam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na</text:p>
          </table:table-cell>
          <table:table-cell table:style-name="ce10" office:value-type="string" calcext:value-type="string">
            <text:p><text:a xlink:href="https://cantigas.fcsh.unl.pt/cantiga.asp?cdcant=1437&amp;nl=5&amp;tr=3&amp;pv=sim" xlink:type="simple">Dom Estêvam fez[o] sa partiçom, João Soares Coelho</text:a></text:p>
          </table:table-cell>
          <table:table-cell office:value-type="string" calcext:value-type="string">
            <text:p>   (Linha 5): caeu em Runa atá eno Arnado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. Félix</text:p>
          </table:table-cell>
          <table:table-cell table:style-name="ce10" office:value-type="string" calcext:value-type="string">
            <text:p><text:a xlink:href="https://cantigas.fcsh.unl.pt/cantiga.asp?cdcant=1627&amp;nl=14&amp;tr=3&amp;pv=sim" xlink:type="simple">Pero d'Armea, quando composestes, Pero Garcia de Ambroa </text:a></text:p>
          </table:table-cell>
          <table:table-cell office:value-type="string" calcext:value-type="string">
            <text:p>   (Linha 14): de Sam Fagundo atá Sam Felize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. Paio</text:p>
          </table:table-cell>
          <table:table-cell table:style-name="ce10" office:value-type="string" calcext:value-type="string">
            <text:p><text:a xlink:href="https://cantigas.fcsh.unl.pt/cantiga.asp?cdcant=1412&amp;nl=7&amp;tr=3&amp;pv=sim" xlink:type="simple">Nostro Senhor, que bem alberguei, Pero Garcia Burgalês</text:a></text:p>
          </table:table-cell>
          <table:table-cell office:value-type="string" calcext:value-type="string">
            <text:p>   (Linha 7): em Sam Paaio - contra u eu ia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hagún</text:p>
          </table:table-cell>
          <table:table-cell table:style-name="ce10" office:value-type="string" calcext:value-type="string">
            <text:p><text:a xlink:href="https://cantigas.fcsh.unl.pt/cantiga.asp?cdcant=1599&amp;nl=10&amp;tr=3&amp;pv=sim" xlink:type="simple">De Pero Bõõ and'ora espantado, Pero Garcia de Ambroa </text:a></text:p>
          </table:table-cell>
          <table:table-cell office:value-type="string" calcext:value-type="string">
            <text:p>   (Linha 10): Ca de Santiag'atá Sam Fagun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hagún</text:p>
          </table:table-cell>
          <table:table-cell table:style-name="ce10" office:value-type="string" calcext:value-type="string">
            <text:p><text:a xlink:href="https://cantigas.fcsh.unl.pt/cantiga.asp?cdcant=1514&amp;nl=4&amp;tr=3&amp;pv=sim" xlink:type="simple">Dom Fernando, vejo-vos andar ledo, Airas Peres Vuitorom</text:a></text:p>
          </table:table-cell>
          <table:table-cell office:value-type="string" calcext:value-type="string">
            <text:p>   (Linha 4): de Sam Fagundo e d'Esturas d'Ovedo;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Sahagún</text:p>
          </table:table-cell>
          <table:table-cell table:style-name="ce10" office:value-type="string" calcext:value-type="string">
            <text:p><text:a xlink:href="https://cantigas.fcsh.unl.pt/cantiga.asp?cdcant=1513&amp;nl=13&amp;tr=3&amp;pv=sim" xlink:type="simple">Fernam Díaz é aqui, como vistes, Airas Peres Vuitorom</text:a></text:p>
          </table:table-cell>
          <table:table-cell office:value-type="string" calcext:value-type="string">
            <text:p>   (Linha 13): Ca d'Estorga atá Sam Fagundo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Sahagún</text:p>
          </table:table-cell>
          <table:table-cell table:style-name="ce10" office:value-type="string" calcext:value-type="string">
            <text:p><text:a xlink:href="https://cantigas.fcsh.unl.pt/cantiga.asp?cdcant=1627&amp;nl=14&amp;tr=3&amp;pv=sim" xlink:type="simple">Pero d'Armea, quando composestes, Pero Garcia de Ambroa </text:a></text:p>
          </table:table-cell>
          <table:table-cell office:value-type="string" calcext:value-type="string">
            <text:p>   (Linha 14): de Sam Fagundo atá Sam Felizes.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Salnés</text:p>
          </table:table-cell>
          <table:table-cell table:style-name="ce10" office:value-type="string" calcext:value-type="string">
            <text:p><text:a xlink:href="https://cantigas.fcsh.unl.pt/cantiga.asp?cdcant=1383&amp;nl=9&amp;tr=3&amp;pv=sim" xlink:type="simple">A dona de Bagüin, Lopo Lias</text:a></text:p>
          </table:table-cell>
          <table:table-cell office:value-type="string" calcext:value-type="string">
            <text:p>   (Linha 9): Sabem em Morraz'e Salnê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hoane (S. João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sonha (Saxónia)</text:p>
          </table:table-cell>
          <table:table-cell table:style-name="ce10" office:value-type="string" calcext:value-type="string">
            <text:p><text:a xlink:href="https://cantigas.fcsh.unl.pt/cantiga.asp?cdcant=1&amp;nl=500&amp;tr=3&amp;pv=sim" xlink:type="simple">Amor, des que m'a vós cheguei, Anónimo</text:a></text:p>
          </table:table-cell>
          <table:table-cell office:value-type="string" calcext:value-type="string">
            <text:p>   (Na rubric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tarém</text:p>
          </table:table-cell>
          <table:table-cell table:style-name="ce10" office:value-type="string" calcext:value-type="string">
            <text:p><text:a xlink:href="https://cantigas.fcsh.unl.pt/cantiga.asp?cdcant=1511&amp;nl=18&amp;tr=3&amp;pv=sim" xlink:type="simple">À lealdade da Bezerra, que pela Beira muit'anda,, Airas Peres Vuitorom</text:a></text:p>
          </table:table-cell>
          <table:table-cell office:value-type="string" calcext:value-type="string">
            <text:p>   (Linha 18): bem esmolou em sa vida quem deu Santarém ao Cond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tarém</text:p>
          </table:table-cell>
          <table:table-cell table:style-name="ce10" office:value-type="string" calcext:value-type="string">
            <text:p><text:a xlink:href="https://cantigas.fcsh.unl.pt/cantiga.asp?cdcant=830&amp;nl=2&amp;tr=3&amp;pv=sim" xlink:type="simple">A mais fremosa de quantas vejo, Anónimo de Santarém</text:a></text:p>
          </table:table-cell>
          <table:table-cell office:value-type="string" calcext:value-type="string">
            <text:p>   (Linha 2): em Santarém e que mais desejo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998"/>
        </table:table-row>
        <table:table-row table:style-name="ro1">
          <table:table-cell office:value-type="string" calcext:value-type="string">
            <text:p>Santarém</text:p>
          </table:table-cell>
          <table:table-cell table:style-name="ce10" office:value-type="string" calcext:value-type="string">
            <text:p><text:a xlink:href="https://cantigas.fcsh.unl.pt/cantiga.asp?cdcant=832&amp;nl=6&amp;tr=3&amp;pv=sim" xlink:type="simple">Amigos, des que me parti, Anónimo de Santarém</text:a></text:p>
          </table:table-cell>
          <table:table-cell office:value-type="string" calcext:value-type="string">
            <text:p>   (Linha 6): des que me vim de Santarém.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998"/>
        </table:table-row>
        <table:table-row table:style-name="ro1">
          <table:table-cell office:value-type="string" calcext:value-type="string">
            <text:p>Santarém</text:p>
          </table:table-cell>
          <table:table-cell table:style-name="ce10" office:value-type="string" calcext:value-type="string">
            <text:p><text:a xlink:href="https://cantigas.fcsh.unl.pt/cantiga.asp?cdcant=1437&amp;nl=3&amp;tr=3&amp;pv=sim" xlink:type="simple">Dom Estêvam fez[o] sa partiçom, João Soares Coelho</text:a></text:p>
          </table:table-cell>
          <table:table-cell office:value-type="string" calcext:value-type="string">
            <text:p>   (Linha 3): em Lixboa e mal em Santarém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998"/>
        </table:table-row>
        <table:table-row table:style-name="ro1">
          <table:table-cell office:value-type="string" calcext:value-type="string">
            <text:p>Santarém</text:p>
          </table:table-cell>
          <table:table-cell table:style-name="ce10" office:value-type="string" calcext:value-type="string">
            <text:p><text:a xlink:href="https://cantigas.fcsh.unl.pt/cantiga.asp?cdcant=1512&amp;nl=14&amp;tr=3&amp;pv=sim" xlink:type="simple">Dom Estêvam diz que desamor, Airas Peres Vuitorom</text:a></text:p>
          </table:table-cell>
          <table:table-cell office:value-type="string" calcext:value-type="string">
            <text:p>   (Linha 14): mentr'o Cond'assi houver Santarém.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998"/>
        </table:table-row>
        <table:table-row table:style-name="ro1">
          <table:table-cell office:value-type="string" calcext:value-type="string">
            <text:p>Santarém</text:p>
          </table:table-cell>
          <table:table-cell table:style-name="ce10" office:value-type="string" calcext:value-type="string">
            <text:p><text:a xlink:href="https://cantigas.fcsh.unl.pt/cantiga.asp?cdcant=1636&amp;nl=13&amp;tr=3&amp;pv=sim" xlink:type="simple">[E]stêv[am] Eanes, por Deus mandade, Estêvão Fernandes Barreto</text:a></text:p>
          </table:table-cell>
          <table:table-cell office:value-type="string" calcext:value-type="string">
            <text:p>   (Linha 13): E cada que el vem a Santarém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998"/>
        </table:table-row>
        <table:table-row table:style-name="ro1">
          <table:table-cell office:value-type="string" calcext:value-type="string">
            <text:p>Santarém</text:p>
          </table:table-cell>
          <table:table-cell table:style-name="ce10" office:value-type="string" calcext:value-type="string">
            <text:p><text:a xlink:href="https://cantigas.fcsh.unl.pt/cantiga.asp?cdcant=1523&amp;nl=22&amp;tr=3&amp;pv=sim" xlink:type="simple">Elvira López, aqui noutro dia, João Garcia de Guilhade</text:a></text:p>
          </table:table-cell>
          <table:table-cell office:value-type="string" calcext:value-type="string">
            <text:p>   (Linha 22): E o peom virom em Santarém;</text:p>
          </table:table-cell>
          <table:table-cell table:number-columns-repeated="7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998"/>
        </table:table-row>
        <table:table-row table:style-name="ro1">
          <table:table-cell office:value-type="string" calcext:value-type="string">
            <text:p>Santarém</text:p>
          </table:table-cell>
          <table:table-cell table:style-name="ce10" office:value-type="string" calcext:value-type="string">
            <text:p><text:a xlink:href="https://cantigas.fcsh.unl.pt/cantiga.asp?cdcant=1593&amp;nl=9&amp;tr=3&amp;pv=sim" xlink:type="simple">O arrais de Roi Garcia, Afonso Mendes de Besteiros</text:a></text:p>
          </table:table-cell>
          <table:table-cell office:value-type="string" calcext:value-type="string">
            <text:p>   (Linha 9): e pois veo a Santarém</text:p>
          </table:table-cell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998"/>
        </table:table-row>
        <table:table-row table:style-name="ro1">
          <table:table-cell office:value-type="string" calcext:value-type="string">
            <text:p>Santarém</text:p>
          </table:table-cell>
          <table:table-cell table:style-name="ce10" office:value-type="string" calcext:value-type="string">
            <text:p><text:a xlink:href="https://cantigas.fcsh.unl.pt/cantiga.asp?cdcant=831&amp;nl=8&amp;tr=3&amp;pv=sim" xlink:type="simple">Pero eu vejo aqui trobadores, Anónimo de Santarém</text:a></text:p>
          </table:table-cell>
          <table:table-cell office:value-type="string" calcext:value-type="string">
            <text:p>   (Linha 8): em Santarém, e que mais desejo, </text:p>
          </table:table-cell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998"/>
        </table:table-row>
        <table:table-row table:style-name="ro1">
          <table:table-cell office:value-type="string" calcext:value-type="string">
            <text:p>Santarém</text:p>
          </table:table-cell>
          <table:table-cell table:style-name="ce10" office:value-type="string" calcext:value-type="string">
            <text:p><text:a xlink:href="https://cantigas.fcsh.unl.pt/cantiga.asp?cdcant=114&amp;nl=11&amp;tr=3&amp;pv=sim" xlink:type="simple">Pero nom fui a Ultramar, Martim Soares</text:a></text:p>
          </table:table-cell>
          <table:table-cell office:value-type="string" calcext:value-type="string">
            <text:p>   (Linha 11): de Belfurad'a Santarém,</text:p>
          </table:table-cell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998"/>
        </table:table-row>
        <table:table-row table:style-name="ro1">
          <table:table-cell office:value-type="string" calcext:value-type="string">
            <text:p>Santiago de Compostela</text:p>
          </table:table-cell>
          <table:table-cell table:style-name="ce10" office:value-type="string" calcext:value-type="string">
            <text:p><text:a xlink:href="https://cantigas.fcsh.unl.pt/cantiga.asp?cdcant=881&amp;nl=1&amp;tr=3&amp;pv=sim" xlink:type="simple">A Santiag'em romaria vem, Airas Nunes</text:a></text:p>
          </table:table-cell>
          <table:table-cell office:value-type="string" calcext:value-type="string">
            <text:p>   (Linha 1): A Santiag'em romaria v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tiago de Compostela</text:p>
          </table:table-cell>
          <table:table-cell table:style-name="ce10" office:value-type="string" calcext:value-type="string">
            <text:p><text:a xlink:href="https://cantigas.fcsh.unl.pt/cantiga.asp?cdcant=1599&amp;nl=10&amp;tr=3&amp;pv=sim" xlink:type="simple">De Pero Bõõ and'ora espantado, Pero Garcia de Ambroa </text:a></text:p>
          </table:table-cell>
          <table:table-cell office:value-type="string" calcext:value-type="string">
            <text:p>   (Linha 10): Ca de Santiag'atá Sam Fagundo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3"/>
        </table:table-row>
        <table:table-row table:style-name="ro1">
          <table:table-cell office:value-type="string" calcext:value-type="string">
            <text:p>Santiago de Compostela</text:p>
          </table:table-cell>
          <table:table-cell table:style-name="ce10" office:value-type="string" calcext:value-type="string">
            <text:p><text:a xlink:href="https://cantigas.fcsh.unl.pt/cantiga.asp?cdcant=1501&amp;nl=2&amp;tr=3&amp;pv=sim" xlink:type="simple">Dom Pero Núnez era em Cornado, João Airas de Santiago</text:a></text:p>
          </table:table-cell>
          <table:table-cell office:value-type="string" calcext:value-type="string">
            <text:p>   (Linha 2): e ia-s'a Santiag'albergar;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3"/>
        </table:table-row>
        <table:table-row table:style-name="ro1">
          <table:table-cell office:value-type="string" calcext:value-type="string">
            <text:p>Santiago de Compostela</text:p>
          </table:table-cell>
          <table:table-cell table:style-name="ce10" office:value-type="string" calcext:value-type="string">
            <text:p><text:a xlink:href="https://cantigas.fcsh.unl.pt/cantiga.asp?cdcant=684&amp;nl=2&amp;tr=3&amp;pv=sim" xlink:type="simple">Por fazer romaria pug'em meu coraçom, Airas Carpancho</text:a></text:p>
          </table:table-cell>
          <table:table-cell office:value-type="string" calcext:value-type="string">
            <text:p>   (Linha 2): a Santiag'[ir] um dia por fazer oraçom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3"/>
        </table:table-row>
        <table:table-row table:style-name="ro1">
          <table:table-cell office:value-type="string" calcext:value-type="string">
            <text:p>Santiago de Compostela</text:p>
          </table:table-cell>
          <table:table-cell table:style-name="ce10" office:value-type="string" calcext:value-type="string">
            <text:p><text:a xlink:href="https://cantigas.fcsh.unl.pt/cantiga.asp?cdcant=878&amp;nl=22&amp;tr=3&amp;pv=sim" xlink:type="simple">Porque no mundo mengou a verdade, Airas Nunes</text:a></text:p>
          </table:table-cell>
          <table:table-cell office:value-type="string" calcext:value-type="string">
            <text:p>   (Linha 22): Em Santiago, seend'albergado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3"/>
        </table:table-row>
        <table:table-row table:style-name="ro1">
          <table:table-cell office:value-type="string" calcext:value-type="string">
            <text:p>Santiago de Compostela</text:p>
          </table:table-cell>
          <table:table-cell table:style-name="ce10" office:value-type="string" calcext:value-type="string">
            <text:p><text:a xlink:href="https://cantigas.fcsh.unl.pt/cantiga.asp?cdcant=1113&amp;nl=1&amp;tr=3&amp;pv=sim" xlink:type="simple">Quand'eu um dia fui em Compostela, Pedro Amigo de Sevilha</text:a></text:p>
          </table:table-cell>
          <table:table-cell office:value-type="string" calcext:value-type="string">
            <text:p>   (Linha 1): Quand'eu um dia fui em Compostela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3"/>
        </table:table-row>
        <table:table-row table:style-name="ro1">
          <table:table-cell office:value-type="string" calcext:value-type="string">
            <text:p>Santiago de Compostela</text:p>
          </table:table-cell>
          <table:table-cell table:style-name="ce10" office:value-type="string" calcext:value-type="string">
            <text:p><text:a xlink:href="https://cantigas.fcsh.unl.pt/cantiga.asp?cdcant=1328&amp;nl=4&amp;tr=3&amp;pv=sim" xlink:type="simple">- Que adubastes, amigo, alá em Lug'u andastes, Fernando Esquio</text:a></text:p>
          </table:table-cell>
          <table:table-cell office:value-type="string" calcext:value-type="string">
            <text:p>   (Linha 4): o amor que eu levei de Santiago a Lugo,</text:p>
          </table:table-cell>
          <table:table-cell table:number-columns-repeated="4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3"/>
        </table:table-row>
        <table:table-row table:style-name="ro1">
          <table:table-cell office:value-type="string" calcext:value-type="string">
            <text:p>Santiago de Compostela</text:p>
          </table:table-cell>
          <table:table-cell table:style-name="ce10" office:value-type="string" calcext:value-type="string">
            <text:p><text:a xlink:href="https://cantigas.fcsh.unl.pt/cantiga.asp?cdcant=1674&amp;nl=9&amp;tr=3&amp;pv=sim" xlink:type="simple">Quem seu parente vendia, Pero da Ponte</text:a></text:p>
          </table:table-cell>
          <table:table-cell office:value-type="string" calcext:value-type="string">
            <text:p>   (Linha 9): se tevess'em Santiago</text:p>
          </table:table-cell>
          <table:table-cell table:style-name="ce10"/>
          <table:table-cell table:number-columns-repeated="3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3"/>
        </table:table-row>
        <table:table-row table:style-name="ro1">
          <table:table-cell office:value-type="string" calcext:value-type="string">
            <text:p>Sarria</text:p>
          </table:table-cell>
          <table:table-cell table:style-name="ce10" office:value-type="string" calcext:value-type="string">
            <text:p><text:a xlink:href="https://cantigas.fcsh.unl.pt/cantiga.asp?cdcant=890&amp;nl=500&amp;tr=3&amp;pv=sim" xlink:type="simple">Martim Moia, a mia alma se perca, Afonso Gomes, jograr de Sarria</text:a></text:p>
          </table:table-cell>
          <table:table-cell office:value-type="string" calcext:value-type="string">
            <text:p>   (Na rubric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óvia</text:p>
          </table:table-cell>
          <table:table-cell table:style-name="ce10" office:value-type="string" calcext:value-type="string">
            <text:p><text:a xlink:href="https://cantigas.fcsh.unl.pt/cantiga.asp?cdcant=405&amp;nl=16&amp;tr=3&amp;pv=sim" xlink:type="simple">Cuidou-s'Amor que logo me faria, João Garcia de Guilhade</text:a></text:p>
          </table:table-cell>
          <table:table-cell office:value-type="string" calcext:value-type="string">
            <text:p>   (Linha 16): E vim aqui a Segóbia morrer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óvia</text:p>
          </table:table-cell>
          <table:table-cell table:style-name="ce10" office:value-type="string" calcext:value-type="string">
            <text:p><text:a xlink:href="https://cantigas.fcsh.unl.pt/cantiga.asp?cdcant=1659&amp;nl=2&amp;tr=3&amp;pv=sim" xlink:type="simple">D'um tal ric'home vos quero contar, Pero da Ponte</text:a></text:p>
          </table:table-cell>
          <table:table-cell office:value-type="string" calcext:value-type="string">
            <text:p>   (Linha 2): que noutro dia a Segóvia chegou,</text:p>
          </table:table-cell>
          <table:table-cell/>
          <table:table-cell table:style-name="ce10"/>
          <table:table-cell table:number-columns-repeated="1019"/>
        </table:table-row>
        <table:table-row table:style-name="ro1">
          <table:table-cell office:value-type="string" calcext:value-type="string">
            <text:p>Seia</text:p>
          </table:table-cell>
          <table:table-cell table:style-name="ce10" office:value-type="string" calcext:value-type="string">
            <text:p><text:a xlink:href="https://cantigas.fcsh.unl.pt/cantiga.asp?cdcant=1337&amp;nl=8&amp;tr=3&amp;pv=sim" xlink:type="simple">Disse-m'hoj'assi um home, Estêvão da Guarda</text:a></text:p>
          </table:table-cell>
          <table:table-cell office:value-type="string" calcext:value-type="string">
            <text:p>   (Linha 8): se vai, caminho de Sea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serigo</text:p>
          </table:table-cell>
          <table:table-cell table:style-name="ce10" office:value-type="string" calcext:value-type="string">
            <text:p><text:a xlink:href="https://cantigas.fcsh.unl.pt/cantiga.asp?cdcant=830&amp;nl=6&amp;tr=3&amp;pv=sim" xlink:type="simple">A mais fremosa de quantas vejo, Anónimo de Santarém</text:a></text:p>
          </table:table-cell>
          <table:table-cell office:value-type="string" calcext:value-type="string">
            <text:p>   (Linha 6): al é Alfanx'e al Seserigo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serigo</text:p>
          </table:table-cell>
          <table:table-cell table:style-name="ce10" office:value-type="string" calcext:value-type="string">
            <text:p><text:a xlink:href="https://cantigas.fcsh.unl.pt/cantiga.asp?cdcant=831&amp;nl=6&amp;tr=3&amp;pv=sim" xlink:type="simple">Pero eu vejo aqui trobadores, Anónimo de Santarém</text:a></text:p>
          </table:table-cell>
          <table:table-cell office:value-type="string" calcext:value-type="string">
            <text:p>   (Linha 6): al é Alfanx'e al Seserigo!</text:p>
          </table:table-cell>
          <table:table-cell/>
          <table:table-cell table:style-name="ce10"/>
          <table:table-cell table:number-columns-repeated="1019"/>
        </table:table-row>
        <table:table-row table:style-name="ro1">
          <table:table-cell office:value-type="string" calcext:value-type="string">
            <text:p>Sevilha</text:p>
          </table:table-cell>
          <table:table-cell table:style-name="ce10" office:value-type="string" calcext:value-type="string">
            <text:p><text:a xlink:href="https://cantigas.fcsh.unl.pt/cantiga.asp?cdcant=1588&amp;nl=25&amp;tr=3&amp;pv=sim" xlink:type="simple">Lop'Anaia nom se vaia, Fernão Soares de Quinhones</text:a></text:p>
          </table:table-cell>
          <table:table-cell office:value-type="string" calcext:value-type="string">
            <text:p>   (Linha 25): Nom se vaia de Sevil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vilha</text:p>
          </table:table-cell>
          <table:table-cell table:style-name="ce10" office:value-type="string" calcext:value-type="string">
            <text:p><text:a xlink:href="https://cantigas.fcsh.unl.pt/cantiga.asp?cdcant=940&amp;nl=3&amp;tr=3&amp;pv=sim" xlink:type="simple">- Madre, quer'hoj eu ir veer, Rui Fernandes de Santiago</text:a></text:p>
          </table:table-cell>
          <table:table-cell office:value-type="string" calcext:value-type="string">
            <text:p>   (Linha 3): a Sevilha el-rei servir;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Sevilha</text:p>
          </table:table-cell>
          <table:table-cell table:style-name="ce10" office:value-type="string" calcext:value-type="string">
            <text:p><text:a xlink:href="https://cantigas.fcsh.unl.pt/cantiga.asp?cdcant=991&amp;nl=10&amp;tr=3&amp;pv=sim" xlink:type="simple">O mui bom rei que conquis a fronteira, Pero da Ponte</text:a></text:p>
          </table:table-cell>
          <table:table-cell office:value-type="string" calcext:value-type="string">
            <text:p>   (Linha 10): de quam bem soube conquerer Sevilha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Sevilha</text:p>
          </table:table-cell>
          <table:table-cell table:style-name="ce10" office:value-type="string" calcext:value-type="string">
            <text:p><text:a xlink:href="https://cantigas.fcsh.unl.pt/cantiga.asp?cdcant=939&amp;nl=6&amp;tr=3&amp;pv=sim" xlink:type="simple">Ora nom dev'eu preçar parecer, Rui Fernandes de Santiago</text:a></text:p>
          </table:table-cell>
          <table:table-cell office:value-type="string" calcext:value-type="string">
            <text:p>   (Linha 6): de Sevi[lha................].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Sil</text:p>
          </table:table-cell>
          <table:table-cell table:style-name="ce10" office:value-type="string" calcext:value-type="string">
            <text:p><text:a xlink:href="https://cantigas.fcsh.unl.pt/cantiga.asp?cdcant=458&amp;nl=9&amp;tr=3&amp;pv=sim" xlink:type="simple">Mester havia Dom Gil, Afonso X</text:a></text:p>
          </table:table-cell>
          <table:table-cell office:value-type="string" calcext:value-type="string">
            <text:p>   (Linha 9): podengo de riba S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l</text:p>
          </table:table-cell>
          <table:table-cell table:style-name="ce10" office:value-type="string" calcext:value-type="string">
            <text:p><text:a xlink:href="https://cantigas.fcsh.unl.pt/cantiga.asp?cdcant=77&amp;nl=7&amp;tr=3&amp;pv=sim" xlink:type="simple">Ogan', em Muïmenta, João Soares Somesso</text:a></text:p>
          </table:table-cell>
          <table:table-cell office:value-type="string" calcext:value-type="string">
            <text:p>   (Linha 7): cedo moira no Sil</text:p>
          </table:table-cell>
          <table:table-cell/>
          <table:table-cell table:style-name="ce10"/>
          <table:table-cell table:number-columns-repeated="1019"/>
        </table:table-row>
        <table:table-row table:style-name="ro1">
          <table:table-cell office:value-type="string" calcext:value-type="string">
            <text:p>Sintra</text:p>
          </table:table-cell>
          <table:table-cell table:style-name="ce10" office:value-type="string" calcext:value-type="string">
            <text:p><text:a xlink:href="https://cantigas.fcsh.unl.pt/cantiga.asp?cdcant=1511&amp;nl=27&amp;tr=3&amp;pv=sim" xlink:type="simple">À lealdade da Bezerra, que pela Beira muit'anda,, Airas Peres Vuitorom</text:a></text:p>
          </table:table-cell>
          <table:table-cell office:value-type="string" calcext:value-type="string">
            <text:p>   (Linha 27): O que ofereceu Sintra fez come bom cavaleiro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ntra</text:p>
          </table:table-cell>
          <table:table-cell table:style-name="ce10" office:value-type="string" calcext:value-type="string">
            <text:p><text:a xlink:href="https://cantigas.fcsh.unl.pt/cantiga.asp?cdcant=1706&amp;nl=5&amp;tr=3&amp;pv=sim" xlink:type="simple">(Luis Vaasques, depois que parti), Alvaro Afonso</text:a></text:p>
          </table:table-cell>
          <table:table-cell office:value-type="string" calcext:value-type="string">
            <text:p>   (Linha 5): acerca de Sintra, ó pé desta serra,</text:p>
          </table:table-cell>
          <table:table-cell/>
          <table:table-cell table:style-name="ce10"/>
          <table:table-cell table:number-columns-repeated="1019"/>
        </table:table-row>
        <table:table-row table:style-name="ro1">
          <table:table-cell office:value-type="string" calcext:value-type="string">
            <text:p>Somportes (Somport)</text:p>
          </table:table-cell>
          <table:table-cell table:style-name="ce10" office:value-type="string" calcext:value-type="string">
            <text:p><text:a xlink:href="https://cantigas.fcsh.unl.pt/cantiga.asp?cdcant=114&amp;nl=7&amp;tr=3&amp;pv=sim" xlink:type="simple">Pero nom fui a Ultramar, Martim Soares</text:a></text:p>
          </table:table-cell>
          <table:table-cell office:value-type="string" calcext:value-type="string">
            <text:p>   (Linha 7): e Somportes log'i a pa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rtelha</text:p>
          </table:table-cell>
          <table:table-cell table:style-name="ce10" office:value-type="string" calcext:value-type="string">
            <text:p><text:a xlink:href="https://cantigas.fcsh.unl.pt/cantiga.asp?cdcant=1511&amp;nl=20&amp;tr=3&amp;pv=sim" xlink:type="simple">À lealdade da Bezerra, que pela Beira muit'anda,, Airas Peres Vuitorom</text:a></text:p>
          </table:table-cell>
          <table:table-cell office:value-type="string" calcext:value-type="string">
            <text:p>   (Linha 20): Covilhã, e Pero Dias, Sortelha; e diss'o Conde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sa</text:p>
          </table:table-cell>
          <table:table-cell table:style-name="ce10" office:value-type="string" calcext:value-type="string">
            <text:p><text:a xlink:href="https://cantigas.fcsh.unl.pt/cantiga.asp?cdcant=455&amp;nl=6&amp;tr=3&amp;pv=sim" xlink:type="simple">Alá u nazq la Torona, Garcia Mendes de Eixo</text:a></text:p>
          </table:table-cell>
          <table:table-cell office:value-type="string" calcext:value-type="string">
            <text:p>   (Linha 6): a Sousa, a lo mon logar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sa</text:p>
          </table:table-cell>
          <table:table-cell table:style-name="ce10" office:value-type="string" calcext:value-type="string">
            <text:p><text:a xlink:href="https://cantigas.fcsh.unl.pt/cantiga.asp?cdcant=1616&amp;nl=11&amp;tr=3&amp;pv=sim" xlink:type="simple">Meu senhor arcebispo, and'eu escomungado, Diego Pezelho</text:a></text:p>
          </table:table-cell>
          <table:table-cell office:value-type="string" calcext:value-type="string">
            <text:p>   (Linha 11): Per mia malaventura, tivi um castelo em Sousa</text:p>
          </table:table-cell>
          <table:table-cell/>
          <table:table-cell table:style-name="ce10"/>
          <table:table-cell table:number-columns-repeated="1019"/>
        </table:table-row>
        <table:table-row table:style-name="ro1">
          <table:table-cell office:value-type="string" calcext:value-type="string">
            <text:p>Sousela</text:p>
          </table:table-cell>
          <table:table-cell table:style-name="ce10" office:value-type="string" calcext:value-type="string">
            <text:p><text:a xlink:href="https://cantigas.fcsh.unl.pt/cantiga.asp?cdcant=149&amp;nl=16&amp;tr=3&amp;pv=sim" xlink:type="simple">Pois boas donas som desemparadas, Martim Soares</text:a></text:p>
          </table:table-cell>
          <table:table-cell office:value-type="string" calcext:value-type="string">
            <text:p>   (Linha 16): netos de Gued'e partir em Sousela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tomaior</text:p>
          </table:table-cell>
          <table:table-cell table:style-name="ce10" office:value-type="string" calcext:value-type="string">
            <text:p><text:a xlink:href="https://cantigas.fcsh.unl.pt/cantiga.asp?cdcant=477&amp;nl=4&amp;tr=3&amp;pv=sim" xlink:type="simple">Dom Meendo, Dom Meendo, Afonso X</text:a></text:p>
          </table:table-cell>
          <table:table-cell office:value-type="string" calcext:value-type="string">
            <text:p>   (Linha 4): Amigo de Souto Maior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veral (Sobral)</text:p>
          </table:table-cell>
          <table:table-cell table:style-name="ce10" office:value-type="string" calcext:value-type="string">
            <text:p><text:a xlink:href="https://cantigas.fcsh.unl.pt/cantiga.asp?cdcant=1383&amp;nl=2&amp;tr=3&amp;pv=sim" xlink:type="simple">A dona de Bagüin, Lopo Lias</text:a></text:p>
          </table:table-cell>
          <table:table-cell office:value-type="string" calcext:value-type="string">
            <text:p>   (Linha 2): que mora no Soveral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veral (Sobral)</text:p>
          </table:table-cell>
          <table:table-cell table:style-name="ce10" office:value-type="string" calcext:value-type="string">
            <text:p><text:a xlink:href="https://cantigas.fcsh.unl.pt/cantiga.asp?cdcant=1382&amp;nl=1&amp;tr=3&amp;pv=sim" xlink:type="simple">A dona fremosa do Soveral, Lopo Lias</text:a></text:p>
          </table:table-cell>
          <table:table-cell office:value-type="string" calcext:value-type="string">
            <text:p>   (Linha 1): A dona fremosa do Soveral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Soveral (Sobral)</text:p>
          </table:table-cell>
          <table:table-cell table:style-name="ce10" office:value-type="string" calcext:value-type="string">
            <text:p><text:a xlink:href="https://cantigas.fcsh.unl.pt/cantiga.asp?cdcant=1305&amp;nl=3&amp;tr=3&amp;pv=sim" xlink:type="simple">Nom mi digades, madre, mal e irei, Martim de Ginzo</text:a></text:p>
          </table:table-cell>
          <table:table-cell office:value-type="string" calcext:value-type="string">
            <text:p>   (Linha 3): na ermida do Soveral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Talaveira</text:p>
          </table:table-cell>
          <table:table-cell table:style-name="ce10" office:value-type="string" calcext:value-type="string">
            <text:p><text:a xlink:href="https://cantigas.fcsh.unl.pt/cantiga.asp?cdcant=490&amp;nl=21&amp;tr=3&amp;pv=sim" xlink:type="simple">Dom Foão, quand'ogan'aqui chegou, Afonso X</text:a></text:p>
          </table:table-cell>
          <table:table-cell office:value-type="string" calcext:value-type="string">
            <text:p>   (Linha 21): feze-o poer além Talaveira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mariz</text:p>
          </table:table-cell>
          <table:table-cell table:style-name="ce10" office:value-type="string" calcext:value-type="string">
            <text:p><text:a xlink:href="https://cantigas.fcsh.unl.pt/cantiga.asp?cdcant=1610&amp;nl=21&amp;tr=3&amp;pv=sim" xlink:type="simple">Paai Rengel e outros dous romeus, Afonso Anes do Cotom</text:a></text:p>
          </table:table-cell>
          <table:table-cell office:value-type="string" calcext:value-type="string">
            <text:p>   (Linha 21): aportarom eles em Tamariz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razona</text:p>
          </table:table-cell>
          <table:table-cell table:style-name="ce10" office:value-type="string" calcext:value-type="string">
            <text:p><text:a xlink:href="https://cantigas.fcsh.unl.pt/cantiga.asp?cdcant=1361&amp;nl=4&amp;tr=3&amp;pv=sim" xlink:type="simple">Ora faz host'o senhor de Navarra, João Soares de Paiva</text:a></text:p>
          </table:table-cell>
          <table:table-cell office:value-type="string" calcext:value-type="string">
            <text:p>   (Linha 4): Tarraçona, pero vezinhos som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rra de Campos</text:p>
          </table:table-cell>
          <table:table-cell table:style-name="ce10" office:value-type="string" calcext:value-type="string">
            <text:p><text:a xlink:href="https://cantigas.fcsh.unl.pt/cantiga.asp?cdcant=465&amp;nl=5&amp;tr=3&amp;pv=sim" xlink:type="simple">Dom Rodrigo, moordomo, que bem pôs a 'l-rei a mesa, Afonso X</text:a></text:p>
          </table:table-cell>
          <table:table-cell office:value-type="string" calcext:value-type="string">
            <text:p>   (Linha 5): E dos poldrancos de Campos levarei grandes companh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rra de Campos</text:p>
          </table:table-cell>
          <table:table-cell table:style-name="ce10" office:value-type="string" calcext:value-type="string">
            <text:p><text:a xlink:href="https://cantigas.fcsh.unl.pt/cantiga.asp?cdcant=1425&amp;nl=3&amp;tr=3&amp;pv=sim" xlink:type="simple">Nom levava nem dinheiro, Gonçalo Anes do Vinhal</text:a></text:p>
          </table:table-cell>
          <table:table-cell office:value-type="string" calcext:value-type="string">
            <text:p>   (Linha 3): per Campos e quix pousar</text:p>
          </table:table-cell>
          <table:table-cell/>
          <table:table-cell table:style-name="ce10"/>
          <table:table-cell table:number-columns-repeated="1019"/>
        </table:table-row>
        <table:table-row table:style-name="ro1">
          <table:table-cell office:value-type="string" calcext:value-type="string">
            <text:p>Toledo</text:p>
          </table:table-cell>
          <table:table-cell table:style-name="ce10" office:value-type="string" calcext:value-type="string">
            <text:p><text:a xlink:href="https://cantigas.fcsh.unl.pt/cantiga.asp?cdcant=1614&amp;nl=2&amp;tr=3&amp;pv=sim" xlink:type="simple">A ũa velha quisera trobar, Afonso Anes do Cotom</text:a></text:p>
          </table:table-cell>
          <table:table-cell office:value-type="string" calcext:value-type="string">
            <text:p>   (Linha 2): quand'em Toledo fiquei desta vez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ledo</text:p>
          </table:table-cell>
          <table:table-cell table:style-name="ce10" office:value-type="string" calcext:value-type="string">
            <text:p><text:a xlink:href="https://cantigas.fcsh.unl.pt/cantiga.asp?cdcant=1040&amp;nl=2&amp;tr=3&amp;pv=sim" xlink:type="simple">A meu amigo mandad'enviei, João Airas de Santiago</text:a></text:p>
          </table:table-cell>
          <table:table-cell office:value-type="string" calcext:value-type="string">
            <text:p>   (Linha 2): a Toled', amiga, per boa fé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1005"/>
        </table:table-row>
        <table:table-row table:style-name="ro1">
          <table:table-cell office:value-type="string" calcext:value-type="string">
            <text:p>Toledo</text:p>
          </table:table-cell>
          <table:table-cell table:style-name="ce10" office:value-type="string" calcext:value-type="string">
            <text:p><text:a xlink:href="https://cantigas.fcsh.unl.pt/cantiga.asp?cdcant=1565&amp;nl=11&amp;tr=3&amp;pv=sim" xlink:type="simple">Bem sabedes, senhor rei, Gil Peres Conde</text:a></text:p>
          </table:table-cell>
          <table:table-cell office:value-type="string" calcext:value-type="string">
            <text:p>   (Linha 11): e outrossi em Toledo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1005"/>
        </table:table-row>
        <table:table-row table:style-name="ro1">
          <table:table-cell office:value-type="string" calcext:value-type="string">
            <text:p>Toledo</text:p>
          </table:table-cell>
          <table:table-cell table:style-name="ce10" office:value-type="string" calcext:value-type="string">
            <text:p><text:a xlink:href="https://cantigas.fcsh.unl.pt/cantiga.asp?cdcant=1402&amp;nl=4&amp;tr=3&amp;pv=sim" xlink:type="simple">De longas vias, mui longas mentiras, Nuno Fernandes Torneol</text:a></text:p>
          </table:table-cell>
          <table:table-cell office:value-type="string" calcext:value-type="string">
            <text:p>   (Linha 4): indo de Valedolide pera Toledo:</text:p>
          </table:table-cell>
          <table:table-cell table:number-columns-repeated="10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1005"/>
        </table:table-row>
        <table:table-row table:style-name="ro1">
          <table:table-cell office:value-type="string" calcext:value-type="string">
            <text:p>Toledo</text:p>
          </table:table-cell>
          <table:table-cell table:style-name="ce10" office:value-type="string" calcext:value-type="string">
            <text:p><text:a xlink:href="https://cantigas.fcsh.unl.pt/cantiga.asp?cdcant=1454&amp;nl=15&amp;tr=3&amp;pv=sim" xlink:type="simple">Dom Domingo Caorinha, João Servando</text:a></text:p>
          </table:table-cell>
          <table:table-cell office:value-type="string" calcext:value-type="string">
            <text:p>   (Linha 15): daqui atró em Toledo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1005"/>
        </table:table-row>
        <table:table-row table:style-name="ro1">
          <table:table-cell office:value-type="string" calcext:value-type="string">
            <text:p>Toledo</text:p>
          </table:table-cell>
          <table:table-cell table:style-name="ce10" office:value-type="string" calcext:value-type="string">
            <text:p><text:a xlink:href="https://cantigas.fcsh.unl.pt/cantiga.asp?cdcant=1679&amp;nl=1&amp;tr=3&amp;pv=sim" xlink:type="simple">Eu, em Toledo, sempr'ouço dizer, Pero da Ponte</text:a></text:p>
          </table:table-cell>
          <table:table-cell office:value-type="string" calcext:value-type="string">
            <text:p>   (Linha 1): Eu, em Toledo, sempr'ouço dizer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1005"/>
        </table:table-row>
        <table:table-row table:style-name="ro1">
          <table:table-cell office:value-type="string" calcext:value-type="string">
            <text:p>Toledo</text:p>
          </table:table-cell>
          <table:table-cell table:style-name="ce10" office:value-type="string" calcext:value-type="string">
            <text:p><text:a xlink:href="https://cantigas.fcsh.unl.pt/cantiga.asp?cdcant=1679&amp;nl=1&amp;tr=3&amp;pv=sim" xlink:type="simple">Eu, em Toledo, sempr'ouço dizer, Pero da Ponte</text:a></text:p>
          </table:table-cell>
          <table:table-cell office:value-type="string" calcext:value-type="string">
            <text:p>   (Linha 12): e que x'é vosso Toled'e Orgaz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1005"/>
        </table:table-row>
        <table:table-row table:style-name="ro1">
          <table:table-cell office:value-type="string" calcext:value-type="string">
            <text:p>Toledo</text:p>
          </table:table-cell>
          <table:table-cell table:style-name="ce10" office:value-type="string" calcext:value-type="string">
            <text:p><text:a xlink:href="https://cantigas.fcsh.unl.pt/cantiga.asp?cdcant=1434&amp;nl=12&amp;tr=3&amp;pv=sim" xlink:type="simple">- Joam Soárez, nom poss'eu estar, João Soares Coelho, João Peres de Aboim</text:a></text:p>
          </table:table-cell>
          <table:table-cell office:value-type="string" calcext:value-type="string">
            <text:p>   (Linha 12): e que x'é vosso Toled'e Orgaz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1005"/>
        </table:table-row>
        <table:table-row table:style-name="ro1">
          <table:table-cell office:value-type="string" calcext:value-type="string">
            <text:p>Torona</text:p>
          </table:table-cell>
          <table:table-cell table:style-name="ce10" office:value-type="string" calcext:value-type="string">
            <text:p><text:a xlink:href="https://cantigas.fcsh.unl.pt/cantiga.asp?cdcant=455&amp;nl=1&amp;tr=3&amp;pv=sim" xlink:type="simple">Alá u nazq la Torona, Garcia Mendes de Eixo</text:a></text:p>
          </table:table-cell>
          <table:table-cell office:value-type="string" calcext:value-type="string">
            <text:p>   (Linha 1): Alá u nazq la Tor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uro (Toro)</text:p>
          </table:table-cell>
          <table:table-cell table:style-name="ce10" office:value-type="string" calcext:value-type="string">
            <text:p><text:a xlink:href="https://cantigas.fcsh.unl.pt/cantiga.asp?cdcant=1479&amp;nl=4&amp;tr=3&amp;pv=sim" xlink:type="simple">Meu senhor, direi-vos ora:, Pero Gomes Barroso</text:a></text:p>
          </table:table-cell>
          <table:table-cell office:value-type="string" calcext:value-type="string">
            <text:p>   (Linha 4): e convosco os de Touro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coso</text:p>
          </table:table-cell>
          <table:table-cell table:style-name="ce10" office:value-type="string" calcext:value-type="string">
            <text:p><text:a xlink:href="https://cantigas.fcsh.unl.pt/cantiga.asp?cdcant=1511&amp;nl=23&amp;tr=3&amp;pv=sim" xlink:type="simple">À lealdade da Bezerra, que pela Beira muit'anda,, Airas Peres Vuitorom</text:a></text:p>
          </table:table-cell>
          <table:table-cell office:value-type="string" calcext:value-type="string">
            <text:p>   (Linha 23): Ofereceu Trancos', ao Conde, Roi Bezerro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dela</text:p>
          </table:table-cell>
          <table:table-cell table:style-name="ce10" office:value-type="string" calcext:value-type="string">
            <text:p><text:a xlink:href="https://cantigas.fcsh.unl.pt/cantiga.asp?cdcant=887&amp;nl=1&amp;tr=3&amp;pv=sim" xlink:type="simple">Desfiar enviarom ora de Tudela, Airas Nunes</text:a></text:p>
          </table:table-cell>
          <table:table-cell office:value-type="string" calcext:value-type="string">
            <text:p>   (Linha 1): Desfiar enviarom ora de Tude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dela</text:p>
          </table:table-cell>
          <table:table-cell table:style-name="ce10" office:value-type="string" calcext:value-type="string">
            <text:p><text:a xlink:href="https://cantigas.fcsh.unl.pt/cantiga.asp?cdcant=1361&amp;nl=11&amp;tr=3&amp;pv=sim" xlink:type="simple">Ora faz host'o senhor de Navarra, João Soares de Paiva</text:a></text:p>
          </table:table-cell>
          <table:table-cell office:value-type="string" calcext:value-type="string">
            <text:p>   (Linha 11): mal ficará aquest'outr'em Todela,</text:p>
          </table:table-cell>
          <table:table-cell/>
          <table:table-cell table:style-name="ce10"/>
          <table:table-cell table:number-columns-repeated="1019"/>
        </table:table-row>
        <table:table-row table:style-name="ro1">
          <table:table-cell office:value-type="string" calcext:value-type="string">
            <text:p>Ultramar</text:p>
          </table:table-cell>
          <table:table-cell table:style-name="ce10" office:value-type="string" calcext:value-type="string">
            <text:p><text:a xlink:href="https://cantigas.fcsh.unl.pt/cantiga.asp?cdcant=1406&amp;nl=2&amp;tr=3&amp;pv=sim" xlink:type="simple">Fernam Díaz, este que and'aqui, Pero Garcia Burgalês</text:a></text:p>
          </table:table-cell>
          <table:table-cell office:value-type="string" calcext:value-type="string">
            <text:p>   (Linha 2): foi ũa vez daqui a Ultramar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tramar</text:p>
          </table:table-cell>
          <table:table-cell table:style-name="ce10" office:value-type="string" calcext:value-type="string">
            <text:p><text:a xlink:href="https://cantigas.fcsh.unl.pt/cantiga.asp?cdcant=1668&amp;nl=2&amp;tr=3&amp;pv=sim" xlink:type="simple">Maria Pérez, a nossa cruzada, Pero da Ponte</text:a></text:p>
          </table:table-cell>
          <table:table-cell office:value-type="string" calcext:value-type="string">
            <text:p>   (Linha 2): quando veo da terra d'Ultramar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998"/>
        </table:table-row>
        <table:table-row table:style-name="ro1">
          <table:table-cell office:value-type="string" calcext:value-type="string">
            <text:p>Ultramar</text:p>
          </table:table-cell>
          <table:table-cell table:style-name="ce10" office:value-type="string" calcext:value-type="string">
            <text:p><text:a xlink:href="https://cantigas.fcsh.unl.pt/cantiga.asp?cdcant=1691&amp;nl=3&amp;tr=3&amp;pv=sim" xlink:type="simple">Marinha Mejouchi, Pero d'Ambroa, Pedro Amigo de Sevilha</text:a></text:p>
          </table:table-cell>
          <table:table-cell office:value-type="string" calcext:value-type="string">
            <text:p>   (Linha 3): que nunca foi na terra d'Ultramar;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998"/>
        </table:table-row>
        <table:table-row table:style-name="ro1">
          <table:table-cell office:value-type="string" calcext:value-type="string">
            <text:p>Ultramar</text:p>
          </table:table-cell>
          <table:table-cell table:style-name="ce10" office:value-type="string" calcext:value-type="string">
            <text:p><text:a xlink:href="https://cantigas.fcsh.unl.pt/cantiga.asp?cdcant=1608&amp;nl=4&amp;tr=3&amp;pv=sim" xlink:type="simple">Meestre Nicolás, a meu cuidar, Afonso Anes do Cotom</text:a></text:p>
          </table:table-cell>
          <table:table-cell office:value-type="string" calcext:value-type="string">
            <text:p>   (Linha 4): mais vejo-lhi capelo d'ultramar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998"/>
        </table:table-row>
        <table:table-row table:style-name="ro1">
          <table:table-cell office:value-type="string" calcext:value-type="string">
            <text:p>Ultramar</text:p>
          </table:table-cell>
          <table:table-cell table:style-name="ce10" office:value-type="string" calcext:value-type="string">
            <text:p><text:a xlink:href="https://cantigas.fcsh.unl.pt/cantiga.asp?cdcant=1610&amp;nl=10&amp;tr=3&amp;pv=sim" xlink:type="simple">Paai Rengel e outros dous romeus, Afonso Anes do Cotom</text:a></text:p>
          </table:table-cell>
          <table:table-cell office:value-type="string" calcext:value-type="string">
            <text:p>   (Linha 10): d'ũa lide que foi em Ultramar:</text:p>
          </table:table-cell>
          <table:table-cell table:number-columns-repeated="15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998"/>
        </table:table-row>
        <table:table-row table:style-name="ro1">
          <table:table-cell office:value-type="string" calcext:value-type="string">
            <text:p>Ultramar</text:p>
          </table:table-cell>
          <table:table-cell table:style-name="ce10" office:value-type="string" calcext:value-type="string">
            <text:p><text:a xlink:href="https://cantigas.fcsh.unl.pt/cantiga.asp?cdcant=1480&amp;nl=2&amp;tr=3&amp;pv=sim" xlink:type="simple">Pero d'Ambroa, se Deus mi perdom, Pero Gomes Barroso</text:a></text:p>
          </table:table-cell>
          <table:table-cell office:value-type="string" calcext:value-type="string">
            <text:p>   (Linha 2): nom vos trobei da terra d'Ultramar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998"/>
        </table:table-row>
        <table:table-row table:style-name="ro1">
          <table:table-cell office:value-type="string" calcext:value-type="string">
            <text:p>Ultramar</text:p>
          </table:table-cell>
          <table:table-cell table:style-name="ce10" office:value-type="string" calcext:value-type="string">
            <text:p><text:a xlink:href="https://cantigas.fcsh.unl.pt/cantiga.asp?cdcant=1687&amp;nl=3&amp;tr=3&amp;pv=sim" xlink:type="simple">Quem mi ora quisesse cruzar, Pedro Amigo de Sevilha</text:a></text:p>
          </table:table-cell>
          <table:table-cell office:value-type="string" calcext:value-type="string">
            <text:p>   (Linha 3): bem como foi a Ultramar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998"/>
        </table:table-row>
        <table:table-row table:style-name="ro1">
          <table:table-cell office:value-type="string" calcext:value-type="string">
            <text:p>Ultramar</text:p>
          </table:table-cell>
          <table:table-cell table:style-name="ce10" office:value-type="string" calcext:value-type="string">
            <text:p><text:a xlink:href="https://cantigas.fcsh.unl.pt/cantiga.asp?cdcant=1622&amp;nl=11&amp;tr=3&amp;pv=sim" xlink:type="simple">Querri'agora fazer um cantar, Pero Garcia de Ambroa </text:a></text:p>
          </table:table-cell>
          <table:table-cell office:value-type="string" calcext:value-type="string">
            <text:p>   (Linha 11): e eu com el, quando vim d'Ultramar;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998"/>
        </table:table-row>
        <table:table-row table:style-name="ro1">
          <table:table-cell office:value-type="string" calcext:value-type="string">
            <text:p>Ultramar</text:p>
          </table:table-cell>
          <table:table-cell table:style-name="ce10" office:value-type="string" calcext:value-type="string">
            <text:p><text:a xlink:href="https://cantigas.fcsh.unl.pt/cantiga.asp?cdcant=1622&amp;nl=11&amp;tr=3&amp;pv=sim" xlink:type="simple">Querri'agora fazer um cantar, Pero Garcia de Ambroa </text:a></text:p>
          </table:table-cell>
          <table:table-cell office:value-type="string" calcext:value-type="string">
            <text:p>   (Linha 27): vossa senhor a Ultramar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998"/>
        </table:table-row>
        <table:table-row table:style-name="ro1">
          <table:table-cell office:value-type="string" calcext:value-type="string">
            <text:p>Ultramar</text:p>
          </table:table-cell>
          <table:table-cell table:style-name="ce10" office:value-type="string" calcext:value-type="string">
            <text:p><text:a xlink:href="https://cantigas.fcsh.unl.pt/cantiga.asp?cdcant=480&amp;nl=27&amp;tr=3&amp;pv=sim" xlink:type="simple">- Sénher, ad-ars ie'us venh querer, Arnaldo, Afonso X</text:a></text:p>
          </table:table-cell>
          <table:table-cell office:value-type="string" calcext:value-type="string">
            <text:p>   (Linha 27): vossa senhor a Ultramar,</text:p>
          </table:table-cell>
          <table:table-cell table:number-columns-repeated="4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998"/>
        </table:table-row>
        <table:table-row table:style-name="ro1">
          <table:table-cell office:value-type="string" calcext:value-type="string">
            <text:p>Ultramar</text:p>
          </table:table-cell>
          <table:table-cell table:style-name="ce10" office:value-type="string" calcext:value-type="string">
            <text:p><text:a xlink:href="https://cantigas.fcsh.unl.pt/cantiga.asp?cdcant=114&amp;nl=500&amp;tr=3&amp;pv=sim" xlink:type="simple">Pero nom fui a Ultramar, Martim Soares</text:a></text:p>
          </table:table-cell>
          <table:table-cell office:value-type="string" calcext:value-type="string">
            <text:p>   (Na rubrica)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998"/>
        </table:table-row>
        <table:table-row table:style-name="ro1">
          <table:table-cell office:value-type="string" calcext:value-type="string">
            <text:p>Valada</text:p>
          </table:table-cell>
          <table:table-cell table:style-name="ce10" office:value-type="string" calcext:value-type="string">
            <text:p><text:a xlink:href="https://cantigas.fcsh.unl.pt/cantiga.asp?cdcant=1330&amp;nl=1&amp;tr=3&amp;pv=sim" xlink:type="simple">D'ũa gram vinha que tem em Valada, Estêvão da Guarda</text:a></text:p>
          </table:table-cell>
          <table:table-cell office:value-type="string" calcext:value-type="string">
            <text:p>   (Linha 1): D'ũa gram vinha que tem em Vala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e de Canhas</text:p>
          </table:table-cell>
          <table:table-cell table:style-name="ce10" office:value-type="string" calcext:value-type="string">
            <text:p><text:a xlink:href="https://cantigas.fcsh.unl.pt/cantiga.asp?cdcant=465&amp;nl=6&amp;tr=3&amp;pv=sim" xlink:type="simple">Dom Rodrigo, moordomo, que bem pôs a 'l-rei a mesa, Afonso X</text:a></text:p>
          </table:table-cell>
          <table:table-cell office:value-type="string" calcext:value-type="string">
            <text:p>   (Linha 6): e dar-vos-ei em ajuda tôdolos de Val de Canhas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ência</text:p>
          </table:table-cell>
          <table:table-cell table:style-name="ce10" office:value-type="string" calcext:value-type="string">
            <text:p><text:a xlink:href="https://cantigas.fcsh.unl.pt/cantiga.asp?cdcant=997&amp;nl=1&amp;tr=3&amp;pv=sim" xlink:type="simple">O que Valença conquereu, Pero da Ponte</text:a></text:p>
          </table:table-cell>
          <table:table-cell office:value-type="string" calcext:value-type="string">
            <text:p>   (Linha 1): O que Valença conquere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ladolid</text:p>
          </table:table-cell>
          <table:table-cell table:style-name="ce10" office:value-type="string" calcext:value-type="string">
            <text:p><text:a xlink:href="https://cantigas.fcsh.unl.pt/cantiga.asp?cdcant=1402&amp;nl=4&amp;tr=3&amp;pv=sim" xlink:type="simple">De longas vias, mui longas mentiras, Nuno Fernandes Torneol</text:a></text:p>
          </table:table-cell>
          <table:table-cell office:value-type="string" calcext:value-type="string">
            <text:p>   (Linha 4): indo de Valedolide pera Toledo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ledolí</text:p>
          </table:table-cell>
          <table:table-cell table:style-name="ce10" office:value-type="string" calcext:value-type="string">
            <text:p><text:a xlink:href="https://cantigas.fcsh.unl.pt/cantiga.asp?cdcant=889&amp;nl=8&amp;tr=3&amp;pv=sim" xlink:type="simple">O meu senhor o bispo, na Redondela, um dia, Airas Nunes</text:a></text:p>
          </table:table-cell>
          <table:table-cell office:value-type="string" calcext:value-type="string">
            <text:p>   (Linha 8): [e] pero que já fora cabo Valedoli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iga</text:p>
          </table:table-cell>
          <table:table-cell table:style-name="ce10" office:value-type="string" calcext:value-type="string">
            <text:p><text:a xlink:href="https://cantigas.fcsh.unl.pt/cantiga.asp?cdcant=498&amp;nl=21&amp;tr=3&amp;pv=sim" xlink:type="simple">O que foi passar a serra, Afonso X</text:a></text:p>
          </table:table-cell>
          <table:table-cell office:value-type="string" calcext:value-type="string">
            <text:p>   (Linha 21): é por nom entrar na Vei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go</text:p>
          </table:table-cell>
          <table:table-cell table:style-name="ce10" office:value-type="string" calcext:value-type="string">
            <text:p><text:a xlink:href="https://cantigas.fcsh.unl.pt/cantiga.asp?cdcant=1311&amp;nl=2&amp;tr=3&amp;pv=sim" xlink:type="simple">Ai Deus, se sab'ora meu amigo, Martim Codax</text:a></text:p>
          </table:table-cell>
          <table:table-cell office:value-type="string" calcext:value-type="string">
            <text:p>   (Linha 2): com'eu senheira estou em Vigo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go</text:p>
          </table:table-cell>
          <table:table-cell table:style-name="ce10" office:value-type="string" calcext:value-type="string">
            <text:p><text:a xlink:href="https://cantigas.fcsh.unl.pt/cantiga.asp?cdcant=1313&amp;nl=1&amp;tr=3&amp;pv=sim" xlink:type="simple">Eno sagrado em Vigo, Martim Codax</text:a></text:p>
          </table:table-cell>
          <table:table-cell office:value-type="string" calcext:value-type="string">
            <text:p>   (Linha 1): Eno sagrado em Vigo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8"/>
        </table:table-row>
        <table:table-row table:style-name="ro1">
          <table:table-cell office:value-type="string" calcext:value-type="string">
            <text:p>Vigo</text:p>
          </table:table-cell>
          <table:table-cell table:style-name="ce10" office:value-type="string" calcext:value-type="string">
            <text:p><text:a xlink:href="https://cantigas.fcsh.unl.pt/cantiga.asp?cdcant=1309&amp;nl=3&amp;tr=3&amp;pv=sim" xlink:type="simple">Mandad'hei comigo, Martim Codax</text:a></text:p>
          </table:table-cell>
          <table:table-cell office:value-type="string" calcext:value-type="string">
            <text:p>   (Linha 3): e irei, madr', a Vigo.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8"/>
        </table:table-row>
        <table:table-row table:style-name="ro1">
          <table:table-cell office:value-type="string" calcext:value-type="string">
            <text:p>Vigo</text:p>
          </table:table-cell>
          <table:table-cell table:style-name="ce10" office:value-type="string" calcext:value-type="string">
            <text:p><text:a xlink:href="https://cantigas.fcsh.unl.pt/cantiga.asp?cdcant=1310&amp;nl=2&amp;tr=3&amp;pv=sim" xlink:type="simple">Mia irmana fremosa, treides comigo, Martim Codax</text:a></text:p>
          </table:table-cell>
          <table:table-cell office:value-type="string" calcext:value-type="string">
            <text:p>   (Linha 2): a la igreja de Vigo u é o mar salido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8"/>
        </table:table-row>
        <table:table-row table:style-name="ro1">
          <table:table-cell office:value-type="string" calcext:value-type="string">
            <text:p>Vigo</text:p>
          </table:table-cell>
          <table:table-cell table:style-name="ce10" office:value-type="string" calcext:value-type="string">
            <text:p><text:a xlink:href="https://cantigas.fcsh.unl.pt/cantiga.asp?cdcant=1308&amp;nl=1&amp;tr=3&amp;pv=sim" xlink:type="simple">Ondas do mar de Vigo, Martim Codax</text:a></text:p>
          </table:table-cell>
          <table:table-cell office:value-type="string" calcext:value-type="string">
            <text:p>   (Linha 1): Ondas do mar de Vigo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8"/>
        </table:table-row>
        <table:table-row table:style-name="ro1">
          <table:table-cell office:value-type="string" calcext:value-type="string">
            <text:p>Vigo</text:p>
          </table:table-cell>
          <table:table-cell table:style-name="ce10" office:value-type="string" calcext:value-type="string">
            <text:p><text:a xlink:href="https://cantigas.fcsh.unl.pt/cantiga.asp?cdcant=1312&amp;nl=2&amp;tr=3&amp;pv=sim" xlink:type="simple">Quantas sabedes amar amigo, Martim Codax</text:a></text:p>
          </table:table-cell>
          <table:table-cell office:value-type="string" calcext:value-type="string">
            <text:p>   (Linha 2): treides comig'a lo mar de Vigo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8"/>
        </table:table-row>
        <table:table-row table:style-name="ro1">
          <table:table-cell office:value-type="string" calcext:value-type="string">
            <text:p>Vila Real (Ciudad Real)</text:p>
          </table:table-cell>
          <table:table-cell table:style-name="ce10" office:value-type="string" calcext:value-type="string">
            <text:p><text:a xlink:href="https://cantigas.fcsh.unl.pt/cantiga.asp?cdcant=491&amp;nl=19&amp;tr=3&amp;pv=sim" xlink:type="simple">Pero da Ponte, paro-vos sinal, Afonso X</text:a></text:p>
          </table:table-cell>
          <table:table-cell office:value-type="string" calcext:value-type="string">
            <text:p>   (Linha 19): E por en, Dom Pedr', em Vila Real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lanans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ar de Paos</text:p>
          </table:table-cell>
          <table:table-cell table:style-name="ce10" office:value-type="string" calcext:value-type="string">
            <text:p><text:a xlink:href="https://cantigas.fcsh.unl.pt/cantiga.asp?cdcant=486&amp;nl=18&amp;tr=3&amp;pv=sim" xlink:type="simple">Ansur Moniz, muit'houve gram pesar, Afonso X</text:a></text:p>
          </table:table-cell>
          <table:table-cell office:value-type="string" calcext:value-type="string">
            <text:p>   (Linha 18): e Vilar de Paos ar foi compr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veiro</text:p>
          </table:table-cell>
          <table:table-cell table:style-name="ce10" office:value-type="string" calcext:value-type="string">
            <text:p><text:a xlink:href="https://cantigas.fcsh.unl.pt/cantiga.asp?cdcant=1410&amp;nl=10&amp;tr=3&amp;pv=sim" xlink:type="simple">Que muito mi de Fernam Diaz praz, Pero Garcia Burgalês</text:a></text:p>
          </table:table-cell>
          <table:table-cell office:value-type="string" calcext:value-type="string">
            <text:p>   (Linha 10): o fez el-rei meirinho, dês Viv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mora</text:p>
          </table:table-cell>
          <table:table-cell table:style-name="ce10" office:value-type="string" calcext:value-type="string">
            <text:p><text:a xlink:href="https://cantigas.fcsh.unl.pt/cantiga.asp?cdcant=389&amp;nl=26&amp;tr=3&amp;pv=sim" xlink:type="simple">Conhocedes a donzela, Afonso Sanches</text:a></text:p>
          </table:table-cell>
          <table:table-cell office:value-type="string" calcext:value-type="string">
            <text:p>   (Linha 26): d'acolá bem de Zamora,</text:p>
          </table:table-cell>
          <table:table-cell table:number-columns-repeated="1021"/>
        </table:table-row>
        <table:table-row table:style-name="ro1" table:number-rows-repeated="10482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ttera2" table:style-name="ta2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number-columns-repeated="23" table:default-cell-style-name="Default"/>
        <table:table-column table:style-name="co5" table:number-columns-repeated="995" table:default-cell-style-name="Default"/>
        <table:table-row table:style-name="ro1">
          <table:table-cell office:value-type="string" calcext:value-type="string">
            <text:p>Acre</text:p>
          </table:table-cell>
          <table:table-cell table:style-name="ce10" office:value-type="string" calcext:value-type="string">
            <text:p><text:a xlink:href="https://cantigas.fcsh.unl.pt/cantiga.asp?cdcant=1480&amp;nl=9&amp;tr=3&amp;pv=sim" xlink:type="simple">Pero d'Ambroa, se Deus mi perdom, Pero Gomes Barroso</text:a></text:p>
          </table:table-cell>
          <table:table-cell office:value-type="string" calcext:value-type="string">
            <text:p>Pero d'Ambroa, se Deus mi perdom</text:p>
          </table:table-cell>
          <table:table-cell table:style-name="ce10" office:value-type="string" calcext:value-type="string">
            <text:p><text:s/>Pero Gomes Barroso</text:p>
          </table:table-cell>
          <table:table-cell table:style-name="ce10" office:value-type="string" calcext:value-type="string">
            <text:p>https://cantigas.fcsh.unl.pt/cantiga.asp?cdcant=1480&amp;nl=9&amp;tr=3&amp;pv=sim</text:p>
          </table:table-cell>
          <table:table-cell office:value-type="string" calcext:value-type="string">
            <text:p>   (Linha 9): vos trobei d'Acri nem desse logar:</text:p>
          </table:table-cell>
          <table:table-cell table:number-columns-repeated="11"/>
          <table:table-cell table:style-name="ce13"/>
          <table:table-cell table:number-columns-repeated="1006"/>
        </table:table-row>
        <table:table-row table:style-name="ro1">
          <table:table-cell office:value-type="string" calcext:value-type="string">
            <text:p>Acre</text:p>
          </table:table-cell>
          <table:table-cell table:style-name="ce10" office:value-type="string" calcext:value-type="string">
            <text:p><text:a xlink:href="https://cantigas.fcsh.unl.pt/cantiga.asp?cdcant=114&amp;nl=6&amp;tr=3&amp;pv=sim" xlink:type="simple">Pero nom fui a Ultramar, Martim Soares</text:a></text:p>
          </table:table-cell>
          <table:table-cell office:value-type="string" calcext:value-type="string">
            <text:p>Pero nom fui a Ultramar</text:p>
          </table:table-cell>
          <table:table-cell table:style-name="ce10" office:value-type="string" calcext:value-type="string">
            <text:p><text:s/>Martim Soares</text:p>
          </table:table-cell>
          <table:table-cell table:style-name="ce10" office:value-type="string" calcext:value-type="string">
            <text:p>https://cantigas.fcsh.unl.pt/cantiga.asp?cdcant=114&amp;nl=6&amp;tr=3&amp;pv=sim</text:p>
          </table:table-cell>
          <table:table-cell office:value-type="string" calcext:value-type="string">
            <text:p>   (Linha 6): do mar e Acre jaz aquém,</text:p>
          </table:table-cell>
          <table:table-cell/>
          <table:table-cell table:style-name="ce10"/>
          <table:table-cell table:number-columns-repeated="9"/>
          <table:table-cell table:style-name="ce13"/>
          <table:table-cell table:number-columns-repeated="1006"/>
        </table:table-row>
        <table:table-row table:style-name="ro1">
          <table:table-cell office:value-type="string" calcext:value-type="string">
            <text:p>Aibar</text:p>
          </table:table-cell>
          <table:table-cell table:style-name="ce10" office:value-type="string" calcext:value-type="string">
            <text:p><text:a xlink:href="https://cantigas.fcsh.unl.pt/cantiga.asp?cdcant=1663&amp;nl=2&amp;tr=3&amp;pv=sim" xlink:type="simple">Quand'eu d'Olide saí, Pero da Ponte</text:a></text:p>
          </table:table-cell>
          <table:table-cell office:value-type="string" calcext:value-type="string">
            <text:p>Quand'eu d'Olide saí</text:p>
          </table:table-cell>
          <table:table-cell table:style-name="ce10" office:value-type="string" calcext:value-type="string">
            <text:p><text:s/>Pero da Ponte</text:p>
          </table:table-cell>
          <table:table-cell table:style-name="ce10" office:value-type="string" calcext:value-type="string">
            <text:p>https://cantigas.fcsh.unl.pt/cantiga.asp?cdcant=1663&amp;nl=2&amp;tr=3&amp;pv=sim</text:p>
          </table:table-cell>
          <table:table-cell office:value-type="string" calcext:value-type="string">
            <text:p>   (Linha 2): preguntei por Aivar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anquer</text:p>
          </table:table-cell>
          <table:table-cell table:style-name="ce10" office:value-type="string" calcext:value-type="string">
            <text:p><text:a xlink:href="https://cantigas.fcsh.unl.pt/cantiga.asp?cdcant=1473&amp;nl=9&amp;tr=3&amp;pv=sim" xlink:type="simple">Meu senhor, se vos aprouguer, Rui Pais de Ribela</text:a></text:p>
          </table:table-cell>
          <table:table-cell office:value-type="string" calcext:value-type="string">
            <text:p>Meu senhor, se vos aprouguer</text:p>
          </table:table-cell>
          <table:table-cell table:style-name="ce10" office:value-type="string" calcext:value-type="string">
            <text:p><text:s/>Rui Pais de Ribela</text:p>
          </table:table-cell>
          <table:table-cell table:style-name="ce10" office:value-type="string" calcext:value-type="string">
            <text:p>https://cantigas.fcsh.unl.pt/cantiga.asp?cdcant=1473&amp;nl=9&amp;tr=3&amp;pv=sim</text:p>
          </table:table-cell>
          <table:table-cell office:value-type="string" calcext:value-type="string">
            <text:p>   (Linha 9): e dar-vos-ei [eu] outra d'Alanqu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calá de Guadaira</text:p>
          </table:table-cell>
          <table:table-cell table:style-name="ce10" office:value-type="string" calcext:value-type="string">
            <text:p><text:a xlink:href="https://cantigas.fcsh.unl.pt/cantiga.asp?cdcant=467&amp;nl=5&amp;tr=3&amp;pv=sim" xlink:type="simple">Dom Gonçalo, pois queredes ir daqui pera Sevilha, Afonso X</text:a></text:p>
          </table:table-cell>
          <table:table-cell office:value-type="string" calcext:value-type="string">
            <text:p>Dom Gonçalo, pois queredes ir daqui pera Sevilha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467&amp;nl=5&amp;tr=3&amp;pv=sim</text:p>
          </table:table-cell>
          <table:table-cell office:value-type="string" calcext:value-type="string">
            <text:p>   (Linha 5): e depois ir a Alcalá se[m] pavor e sem espant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cor</text:p>
          </table:table-cell>
          <table:table-cell table:style-name="ce10" office:value-type="string" calcext:value-type="string">
            <text:p><text:a xlink:href="https://cantigas.fcsh.unl.pt/cantiga.asp?cdcant=1610&amp;nl=7&amp;tr=3&amp;pv=sim" xlink:type="simple">Paai Rengel e outros dous romeus, Afonso Anes do Cotom</text:a></text:p>
          </table:table-cell>
          <table:table-cell office:value-type="string" calcext:value-type="string">
            <text:p>Paai Rengel e outros dous romeus</text:p>
          </table:table-cell>
          <table:table-cell table:style-name="ce10" office:value-type="string" calcext:value-type="string">
            <text:p><text:s/>Afonso Anes do Cotom</text:p>
          </table:table-cell>
          <table:table-cell table:style-name="ce10" office:value-type="string" calcext:value-type="string">
            <text:p>https://cantigas.fcsh.unl.pt/cantiga.asp?cdcant=1610&amp;nl=7&amp;tr=3&amp;pv=sim</text:p>
          </table:table-cell>
          <table:table-cell office:value-type="string" calcext:value-type="string">
            <text:p>   (Linha 7): prenderam eles terra no Alcor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emanha</text:p>
          </table:table-cell>
          <table:table-cell table:style-name="ce10" office:value-type="string" calcext:value-type="string">
            <text:p><text:a xlink:href="https://cantigas.fcsh.unl.pt/cantiga.asp?cdcant=485&amp;nl=17&amp;tr=3&amp;pv=sim" xlink:type="simple">Joam Rodriguiz foi desmar a Balteira, Afonso X</text:a></text:p>
          </table:table-cell>
          <table:table-cell office:value-type="string" calcext:value-type="string">
            <text:p>Joam Rodriguiz foi desmar a Balteira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485&amp;nl=17&amp;tr=3&amp;pv=sim</text:p>
          </table:table-cell>
          <table:table-cell office:value-type="string" calcext:value-type="string">
            <text:p>   (Linha 17): ca nom de Lombardia nem d'Alamanha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ém-Mar</text:p>
          </table:table-cell>
          <table:table-cell table:style-name="ce10" office:value-type="string" calcext:value-type="string">
            <text:p><text:a xlink:href="https://cantigas.fcsh.unl.pt/cantiga.asp?cdcant=1331&amp;nl=3&amp;tr=3&amp;pv=sim" xlink:type="simple">Alvar [Rodriguiz] vej'eu agravar, Estêvão da Guarda</text:a></text:p>
          </table:table-cell>
          <table:table-cell office:value-type="string" calcext:value-type="string">
            <text:p>Alvar [Rodriguiz] vej'eu agravar</text:p>
          </table:table-cell>
          <table:table-cell table:style-name="ce10" office:value-type="string" calcext:value-type="string">
            <text:p><text:s/>Estêvão da Guarda</text:p>
          </table:table-cell>
          <table:table-cell table:style-name="ce10" office:value-type="string" calcext:value-type="string">
            <text:p>https://cantigas.fcsh.unl.pt/cantiga.asp?cdcant=1331&amp;nl=3&amp;tr=3&amp;pv=sim</text:p>
          </table:table-cell>
          <table:table-cell office:value-type="string" calcext:value-type="string">
            <text:p>   (Linha 3): e tem que lh'ia melhor além m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ém-Mar</text:p>
          </table:table-cell>
          <table:table-cell table:style-name="ce10" office:value-type="string" calcext:value-type="string">
            <text:p><text:a xlink:href="https://cantigas.fcsh.unl.pt/cantiga.asp?cdcant=1460&amp;nl=500&amp;tr=3&amp;pv=sim" xlink:type="simple">Álvar Rodríguez, monteiro maior, Pedro, conde de Barcelos</text:a></text:p>
          </table:table-cell>
          <table:table-cell office:value-type="string" calcext:value-type="string">
            <text:p>Álvar Rodríguez, monteiro maior</text:p>
          </table:table-cell>
          <table:table-cell table:style-name="ce10" office:value-type="string" calcext:value-type="string">
            <text:p><text:s/>Pedro, conde de Barcelos</text:p>
          </table:table-cell>
          <table:table-cell table:style-name="ce10" office:value-type="string" calcext:value-type="string">
            <text:p>https://cantigas.fcsh.unl.pt/cantiga.asp?cdcant=1460&amp;nl=500&amp;tr=3&amp;pv=sim</text:p>
          </table:table-cell>
          <table:table-cell office:value-type="string" calcext:value-type="string">
            <text:p>   (Na rubrica)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Alfanxe (Alfanje)</text:p>
          </table:table-cell>
          <table:table-cell table:style-name="ce10" office:value-type="string" calcext:value-type="string">
            <text:p><text:a xlink:href="https://cantigas.fcsh.unl.pt/cantiga.asp?cdcant=830&amp;nl=6&amp;tr=3&amp;pv=sim" xlink:type="simple">A mais fremosa de quantas vejo, Anónimo de Santarém</text:a></text:p>
          </table:table-cell>
          <table:table-cell office:value-type="string" calcext:value-type="string">
            <text:p>A mais fremosa de quantas vejo</text:p>
          </table:table-cell>
          <table:table-cell table:style-name="ce10" office:value-type="string" calcext:value-type="string">
            <text:p><text:s/>Anónimo de Santarém</text:p>
          </table:table-cell>
          <table:table-cell table:style-name="ce10" office:value-type="string" calcext:value-type="string">
            <text:p>https://cantigas.fcsh.unl.pt/cantiga.asp?cdcant=830&amp;nl=6&amp;tr=3&amp;pv=sim</text:p>
          </table:table-cell>
          <table:table-cell office:value-type="string" calcext:value-type="string">
            <text:p>   (Linha 6): al é Alfanx'e al Seserigo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fanxe (Alfanje)</text:p>
          </table:table-cell>
          <table:table-cell table:style-name="ce10" office:value-type="string" calcext:value-type="string">
            <text:p><text:a xlink:href="https://cantigas.fcsh.unl.pt/cantiga.asp?cdcant=831&amp;nl=6&amp;tr=3&amp;pv=sim" xlink:type="simple">Pero eu vejo aqui trobadores, Anónimo de Santarém</text:a></text:p>
          </table:table-cell>
          <table:table-cell office:value-type="string" calcext:value-type="string">
            <text:p>Pero eu vejo aqui trobadores</text:p>
          </table:table-cell>
          <table:table-cell table:style-name="ce10" office:value-type="string" calcext:value-type="string">
            <text:p><text:s/>Anónimo de Santarém</text:p>
          </table:table-cell>
          <table:table-cell table:style-name="ce10" office:value-type="string" calcext:value-type="string">
            <text:p>https://cantigas.fcsh.unl.pt/cantiga.asp?cdcant=831&amp;nl=6&amp;tr=3&amp;pv=sim</text:p>
          </table:table-cell>
          <table:table-cell office:value-type="string" calcext:value-type="string">
            <text:p>   (Linha 6): al é Alfanx'e al Seserigo!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Alfaro</text:p>
          </table:table-cell>
          <table:table-cell table:style-name="ce10" office:value-type="string" calcext:value-type="string">
            <text:p><text:a xlink:href="https://cantigas.fcsh.unl.pt/cantiga.asp?cdcant=1661&amp;nl=1&amp;tr=3&amp;pv=sim" xlink:type="simple">Garcia López d'Elfaro, Pero da Ponte</text:a></text:p>
          </table:table-cell>
          <table:table-cell office:value-type="string" calcext:value-type="string">
            <text:p>Garcia López d'Elfaro</text:p>
          </table:table-cell>
          <table:table-cell table:style-name="ce10" office:value-type="string" calcext:value-type="string">
            <text:p><text:s/>Pero da Ponte</text:p>
          </table:table-cell>
          <table:table-cell table:style-name="ce10" office:value-type="string" calcext:value-type="string">
            <text:p>https://cantigas.fcsh.unl.pt/cantiga.asp?cdcant=1661&amp;nl=1&amp;tr=3&amp;pv=sim</text:p>
          </table:table-cell>
          <table:table-cell office:value-type="string" calcext:value-type="string">
            <text:p>   (Linha 1): Garcia López d'Elfaro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hariz</text:p>
          </table:table-cell>
          <table:table-cell table:style-name="ce10" office:value-type="string" calcext:value-type="string">
            <text:p><text:a xlink:href="https://cantigas.fcsh.unl.pt/cantiga.asp?cdcant=1345&amp;nl=40&amp;tr=3&amp;pv=sim" xlink:type="simple">- Vós, Dom Josep, venho eu preguntar, Josepe, Estêvão da Guarda</text:a></text:p>
          </table:table-cell>
          <table:table-cell office:value-type="string" calcext:value-type="string">
            <text:p>Vós, Dom Josep, venho eu preguntar</text:p>
          </table:table-cell>
          <table:table-cell table:style-name="ce10" office:value-type="string" calcext:value-type="string">
            <text:p><text:s/>Josepe, Estêvão da Guarda</text:p>
          </table:table-cell>
          <table:table-cell table:style-name="ce10" office:value-type="string" calcext:value-type="string">
            <text:p>https://cantigas.fcsh.unl.pt/cantiga.asp?cdcant=1345&amp;nl=40&amp;tr=3&amp;pv=sim</text:p>
          </table:table-cell>
          <table:table-cell office:value-type="string" calcext:value-type="string">
            <text:p>   (Linha 40): come o vinho forte em Alhariz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jarafe</text:p>
          </table:table-cell>
          <table:table-cell table:style-name="ce10" office:value-type="string" calcext:value-type="string">
            <text:p><text:a xlink:href="https://cantigas.fcsh.unl.pt/cantiga.asp?cdcant=463&amp;nl=6&amp;tr=3&amp;pv=sim" xlink:type="simple">Tanto sei de vós, ric'homem: pois fordes na alcaria, Afonso X</text:a></text:p>
          </table:table-cell>
          <table:table-cell office:value-type="string" calcext:value-type="string">
            <text:p>Tanto sei de vós, ric'homem: pois fordes na alcaria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463&amp;nl=6&amp;tr=3&amp;pv=sim</text:p>
          </table:table-cell>
          <table:table-cell office:value-type="string" calcext:value-type="string">
            <text:p>   (Linha 6): Bem sei que seredes ledo, pois fordes no Exaraf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vam</text:p>
          </table:table-cell>
          <table:table-cell table:style-name="ce10" office:value-type="string" calcext:value-type="string">
            <text:p><text:a xlink:href="https://cantigas.fcsh.unl.pt/cantiga.asp?cdcant=1371&amp;nl=7&amp;tr=3&amp;pv=sim" xlink:type="simple">Enmentar quer'eu do brial, Lopo Lias</text:a></text:p>
          </table:table-cell>
          <table:table-cell office:value-type="string" calcext:value-type="string">
            <text:p>Enmentar quer'eu do brial</text:p>
          </table:table-cell>
          <table:table-cell table:style-name="ce10" office:value-type="string" calcext:value-type="string">
            <text:p><text:s/>Lopo Lias</text:p>
          </table:table-cell>
          <table:table-cell table:style-name="ce10" office:value-type="string" calcext:value-type="string">
            <text:p>https://cantigas.fcsh.unl.pt/cantiga.asp?cdcant=1371&amp;nl=7&amp;tr=3&amp;pv=sim</text:p>
          </table:table-cell>
          <table:table-cell office:value-type="string" calcext:value-type="string">
            <text:p>   (Linha 7): O infançom cam, o d'Alvam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vam</text:p>
          </table:table-cell>
          <table:table-cell table:style-name="ce10" office:value-type="string" calcext:value-type="string">
            <text:p><text:a xlink:href="https://cantigas.fcsh.unl.pt/cantiga.asp?cdcant=1380&amp;nl=37&amp;tr=3&amp;pv=sim" xlink:type="simple">O infançom houv'atal, Lopo Lias</text:a></text:p>
          </table:table-cell>
          <table:table-cell office:value-type="string" calcext:value-type="string">
            <text:p>O infançom houv'atal</text:p>
          </table:table-cell>
          <table:table-cell table:style-name="ce10" office:value-type="string" calcext:value-type="string">
            <text:p><text:s/>Lopo Lias</text:p>
          </table:table-cell>
          <table:table-cell table:style-name="ce10" office:value-type="string" calcext:value-type="string">
            <text:p>https://cantigas.fcsh.unl.pt/cantiga.asp?cdcant=1380&amp;nl=37&amp;tr=3&amp;pv=sim</text:p>
          </table:table-cell>
          <table:table-cell office:value-type="string" calcext:value-type="string">
            <text:p>   (Linha 37): e ó seu brial d'Alvam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Amarante</text:p>
          </table:table-cell>
          <table:table-cell table:style-name="ce10" office:value-type="string" calcext:value-type="string">
            <text:p><text:a xlink:href="https://cantigas.fcsh.unl.pt/cantiga.asp?cdcant=1438&amp;nl=11&amp;tr=3&amp;pv=sim" xlink:type="simple">Quem diz de Dom 'Stêvam que nom vê bem, João Soares Coelho</text:a></text:p>
          </table:table-cell>
          <table:table-cell office:value-type="string" calcext:value-type="string">
            <text:p>Quem diz de Dom 'Stêvam que nom vê bem</text:p>
          </table:table-cell>
          <table:table-cell table:style-name="ce10" office:value-type="string" calcext:value-type="string">
            <text:p><text:s/>João Soares Coelho</text:p>
          </table:table-cell>
          <table:table-cell table:style-name="ce10" office:value-type="string" calcext:value-type="string">
            <text:p>https://cantigas.fcsh.unl.pt/cantiga.asp?cdcant=1438&amp;nl=11&amp;tr=3&amp;pv=sim</text:p>
          </table:table-cell>
          <table:table-cell office:value-type="string" calcext:value-type="string">
            <text:p>   (Linha 11): como o eu vi, junt'a Amarante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daluzia</text:p>
          </table:table-cell>
          <table:table-cell table:style-name="ce10" office:value-type="string" calcext:value-type="string">
            <text:p><text:a xlink:href="https://cantigas.fcsh.unl.pt/cantiga.asp?cdcant=991&amp;nl=24&amp;tr=3&amp;pv=sim" xlink:type="simple">O mui bom rei que conquis a fronteira, Pero da Ponte</text:a></text:p>
          </table:table-cell>
          <table:table-cell office:value-type="string" calcext:value-type="string">
            <text:p>O mui bom rei que conquis a fronteira</text:p>
          </table:table-cell>
          <table:table-cell table:style-name="ce10" office:value-type="string" calcext:value-type="string">
            <text:p><text:s/>Pero da Ponte</text:p>
          </table:table-cell>
          <table:table-cell table:style-name="ce10" office:value-type="string" calcext:value-type="string">
            <text:p>https://cantigas.fcsh.unl.pt/cantiga.asp?cdcant=991&amp;nl=24&amp;tr=3&amp;pv=sim</text:p>
          </table:table-cell>
          <table:table-cell office:value-type="string" calcext:value-type="string">
            <text:p>   (Linha 24): este conquis bem a Andaluz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agão</text:p>
          </table:table-cell>
          <table:table-cell table:style-name="ce10" office:value-type="string" calcext:value-type="string">
            <text:p><text:a xlink:href="https://cantigas.fcsh.unl.pt/cantiga.asp?cdcant=1639&amp;nl=2&amp;tr=3&amp;pv=sim" xlink:type="simple">Dom Pedro, est[e] cunhado d'el-rei, Fernão Rodrigues Redondo</text:a></text:p>
          </table:table-cell>
          <table:table-cell office:value-type="string" calcext:value-type="string">
            <text:p>Dom Pedro, est[e] cunhado d'el-rei</text:p>
          </table:table-cell>
          <table:table-cell table:style-name="ce10" office:value-type="string" calcext:value-type="string">
            <text:p><text:s/>Fernão Rodrigues Redondo</text:p>
          </table:table-cell>
          <table:table-cell table:style-name="ce10" office:value-type="string" calcext:value-type="string">
            <text:p>https://cantigas.fcsh.unl.pt/cantiga.asp?cdcant=1639&amp;nl=2&amp;tr=3&amp;pv=sim</text:p>
          </table:table-cell>
          <table:table-cell office:value-type="string" calcext:value-type="string">
            <text:p>   (Linha 2): que chegou ora aqui d'Aragom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agão</text:p>
          </table:table-cell>
          <table:table-cell table:style-name="ce10" office:value-type="string" calcext:value-type="string">
            <text:p><text:a xlink:href="https://cantigas.fcsh.unl.pt/cantiga.asp?cdcant=1621&amp;nl=19&amp;tr=3&amp;pv=sim" xlink:type="simple">O que Balteira ora quer vingar, Pero Garcia de Ambroa </text:a></text:p>
          </table:table-cell>
          <table:table-cell office:value-type="string" calcext:value-type="string">
            <text:p>O que Balteira ora quer vingar</text:p>
          </table:table-cell>
          <table:table-cell table:style-name="ce10" office:value-type="string" calcext:value-type="string">
            <text:p><text:s/>Pero Garcia de Ambroa </text:p>
          </table:table-cell>
          <table:table-cell table:style-name="ce10" office:value-type="string" calcext:value-type="string">
            <text:p>https://cantigas.fcsh.unl.pt/cantiga.asp?cdcant=1621&amp;nl=19&amp;tr=3&amp;pv=sim</text:p>
          </table:table-cell>
          <table:table-cell office:value-type="string" calcext:value-type="string">
            <text:p>   (Linha 19): dos mais que há no reino d'Aragom;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Aragão</text:p>
          </table:table-cell>
          <table:table-cell table:style-name="ce10" office:value-type="string" calcext:value-type="string">
            <text:p><text:a xlink:href="https://cantigas.fcsh.unl.pt/cantiga.asp?cdcant=1361&amp;nl=2&amp;tr=3&amp;pv=sim" xlink:type="simple">Ora faz host'o senhor de Navarra, João Soares de Paiva</text:a></text:p>
          </table:table-cell>
          <table:table-cell office:value-type="string" calcext:value-type="string">
            <text:p>Ora faz host'o senhor de Navarra</text:p>
          </table:table-cell>
          <table:table-cell table:style-name="ce10" office:value-type="string" calcext:value-type="string">
            <text:p><text:s/>João Soares de Paiva</text:p>
          </table:table-cell>
          <table:table-cell table:style-name="ce10" office:value-type="string" calcext:value-type="string">
            <text:p>https://cantigas.fcsh.unl.pt/cantiga.asp?cdcant=1361&amp;nl=2&amp;tr=3&amp;pv=sim</text:p>
          </table:table-cell>
          <table:table-cell office:value-type="string" calcext:value-type="string">
            <text:p>   (Linha 2): pois em Proenç'est el-rei d'Aragom;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Arcos</text:p>
          </table:table-cell>
          <table:table-cell table:style-name="ce10" office:value-type="string" calcext:value-type="string">
            <text:p><text:a xlink:href="https://cantigas.fcsh.unl.pt/cantiga.asp?cdcant=1450&amp;nl=5&amp;tr=3&amp;pv=sim" xlink:type="simple">Mala ventura me venha, Rui Pais de Ribela</text:a></text:p>
          </table:table-cell>
          <table:table-cell office:value-type="string" calcext:value-type="string">
            <text:p>Mala ventura me venha</text:p>
          </table:table-cell>
          <table:table-cell table:style-name="ce10" office:value-type="string" calcext:value-type="string">
            <text:p><text:s/>Rui Pais de Ribela</text:p>
          </table:table-cell>
          <table:table-cell table:style-name="ce10" office:value-type="string" calcext:value-type="string">
            <text:p>https://cantigas.fcsh.unl.pt/cantiga.asp?cdcant=1450&amp;nl=5&amp;tr=3&amp;pv=sim</text:p>
          </table:table-cell>
          <table:table-cell office:value-type="string" calcext:value-type="string">
            <text:p>   (Linha 5): se pola donzela d'Arco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don</text:p>
          </table:table-cell>
          <table:table-cell table:style-name="ce10" office:value-type="string" calcext:value-type="string">
            <text:p><text:a xlink:href="https://cantigas.fcsh.unl.pt/cantiga.asp?cdcant=923&amp;nl=24&amp;tr=3&amp;pv=sim" xlink:type="simple">Maestr'Acenço, dereito faria, Martim Moxa</text:a></text:p>
          </table:table-cell>
          <table:table-cell office:value-type="string" calcext:value-type="string">
            <text:p>Maestr'Acenço, dereito faria</text:p>
          </table:table-cell>
          <table:table-cell table:style-name="ce10" office:value-type="string" calcext:value-type="string">
            <text:p><text:s/>Martim Moxa</text:p>
          </table:table-cell>
          <table:table-cell table:style-name="ce10" office:value-type="string" calcext:value-type="string">
            <text:p>https://cantigas.fcsh.unl.pt/cantiga.asp?cdcant=923&amp;nl=24&amp;tr=3&amp;pv=sim</text:p>
          </table:table-cell>
          <table:table-cell office:value-type="string" calcext:value-type="string">
            <text:p>   (Linha 24): que vos quer dar Ardon em encomend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nado</text:p>
          </table:table-cell>
          <table:table-cell table:style-name="ce10" office:value-type="string" calcext:value-type="string">
            <text:p><text:a xlink:href="https://cantigas.fcsh.unl.pt/cantiga.asp?cdcant=1437&amp;nl=5&amp;tr=3&amp;pv=sim" xlink:type="simple">Dom Estêvam fez[o] sa partiçom, João Soares Coelho</text:a></text:p>
          </table:table-cell>
          <table:table-cell office:value-type="string" calcext:value-type="string">
            <text:p>Dom Estêvam fez[o] sa partiçom</text:p>
          </table:table-cell>
          <table:table-cell table:style-name="ce10" office:value-type="string" calcext:value-type="string">
            <text:p><text:s/>João Soares Coelho</text:p>
          </table:table-cell>
          <table:table-cell table:style-name="ce10" office:value-type="string" calcext:value-type="string">
            <text:p>https://cantigas.fcsh.unl.pt/cantiga.asp?cdcant=1437&amp;nl=5&amp;tr=3&amp;pv=sim</text:p>
          </table:table-cell>
          <table:table-cell office:value-type="string" calcext:value-type="string">
            <text:p>   (Linha 5): caeu em Runa atá eno Arnado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ouca</text:p>
          </table:table-cell>
          <table:table-cell table:style-name="ce10" office:value-type="string" calcext:value-type="string">
            <text:p><text:a xlink:href="https://cantigas.fcsh.unl.pt/cantiga.asp?cdcant=1504&amp;nl=1&amp;tr=3&amp;pv=sim" xlink:type="simple">Em Arouca ũa casa faria, Afonso Lopes de Baião</text:a></text:p>
          </table:table-cell>
          <table:table-cell office:value-type="string" calcext:value-type="string">
            <text:p>Em Arouca ũa casa faria</text:p>
          </table:table-cell>
          <table:table-cell table:style-name="ce10" office:value-type="string" calcext:value-type="string">
            <text:p><text:s/>Afonso Lopes de Baião</text:p>
          </table:table-cell>
          <table:table-cell table:style-name="ce10" office:value-type="string" calcext:value-type="string">
            <text:p>https://cantigas.fcsh.unl.pt/cantiga.asp?cdcant=1504&amp;nl=1&amp;tr=3&amp;pv=sim</text:p>
          </table:table-cell>
          <table:table-cell office:value-type="string" calcext:value-type="string">
            <text:p>   (Linha 1): Em Arouca ũa casa faria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torga</text:p>
          </table:table-cell>
          <table:table-cell table:style-name="ce10" office:value-type="string" calcext:value-type="string">
            <text:p><text:a xlink:href="https://cantigas.fcsh.unl.pt/cantiga.asp?cdcant=1587&amp;nl=5&amp;tr=3&amp;pv=sim" xlink:type="simple">Dom Guilhelm'e Dom Adam e Dom Miguel Carriço, Fernão Soares de Quinhones</text:a></text:p>
          </table:table-cell>
          <table:table-cell office:value-type="string" calcext:value-type="string">
            <text:p>Dom Guilhelm'e Dom Adam e Dom Miguel Carriço</text:p>
          </table:table-cell>
          <table:table-cell table:style-name="ce10" office:value-type="string" calcext:value-type="string">
            <text:p><text:s/>Fernão Soares de Quinhones</text:p>
          </table:table-cell>
          <table:table-cell table:style-name="ce10" office:value-type="string" calcext:value-type="string">
            <text:p>https://cantigas.fcsh.unl.pt/cantiga.asp?cdcant=1587&amp;nl=5&amp;tr=3&amp;pv=sim</text:p>
          </table:table-cell>
          <table:table-cell office:value-type="string" calcext:value-type="string">
            <text:p>   (Linha 5): mas, por um home d'Estorga que perdeu carneiros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torga</text:p>
          </table:table-cell>
          <table:table-cell table:style-name="ce10" office:value-type="string" calcext:value-type="string">
            <text:p><text:a xlink:href="https://cantigas.fcsh.unl.pt/cantiga.asp?cdcant=1513&amp;nl=13&amp;tr=3&amp;pv=sim" xlink:type="simple">Fernam Díaz é aqui, como vistes, Airas Peres Vuitorom</text:a></text:p>
          </table:table-cell>
          <table:table-cell office:value-type="string" calcext:value-type="string">
            <text:p>Fernam Díaz é aqui, como vistes</text:p>
          </table:table-cell>
          <table:table-cell table:style-name="ce10" office:value-type="string" calcext:value-type="string">
            <text:p><text:s/>Airas Peres Vuitorom</text:p>
          </table:table-cell>
          <table:table-cell table:style-name="ce10" office:value-type="string" calcext:value-type="string">
            <text:p>https://cantigas.fcsh.unl.pt/cantiga.asp?cdcant=1513&amp;nl=13&amp;tr=3&amp;pv=sim</text:p>
          </table:table-cell>
          <table:table-cell office:value-type="string" calcext:value-type="string">
            <text:p>   (Linha 13): Ca d'Estorga atá Sam Fagundo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Augadalquivir (Guadalquivir)</text:p>
          </table:table-cell>
          <table:table-cell table:style-name="ce10" office:value-type="string" calcext:value-type="string">
            <text:p><text:a xlink:href="https://cantigas.fcsh.unl.pt/cantiga.asp?cdcant=495&amp;nl=18&amp;tr=3&amp;pv=sim" xlink:type="simple">O genete, Afonso X</text:a></text:p>
          </table:table-cell>
          <table:table-cell office:value-type="string" calcext:value-type="string">
            <text:p>O genete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495&amp;nl=18&amp;tr=3&amp;pv=sim</text:p>
          </table:table-cell>
          <table:table-cell office:value-type="string" calcext:value-type="string">
            <text:p>   (Linha 18): que Auguadalquivir maior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zamor</text:p>
          </table:table-cell>
          <table:table-cell table:style-name="ce10" office:value-type="string" calcext:value-type="string">
            <text:p><text:a xlink:href="https://cantigas.fcsh.unl.pt/cantiga.asp?cdcant=495&amp;nl=16&amp;tr=3&amp;pv=sim" xlink:type="simple">O genete, Afonso X</text:a></text:p>
          </table:table-cell>
          <table:table-cell office:value-type="string" calcext:value-type="string">
            <text:p>O genete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495&amp;nl=16&amp;tr=3&amp;pv=sim</text:p>
          </table:table-cell>
          <table:table-cell office:value-type="string" calcext:value-type="string">
            <text:p>   (Linha 16): ant'os mouros d'Azamor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zevedo</text:p>
          </table:table-cell>
          <table:table-cell table:style-name="ce10" office:value-type="string" calcext:value-type="string">
            <text:p><text:a xlink:href="https://cantigas.fcsh.unl.pt/cantiga.asp?cdcant=486&amp;nl=12&amp;tr=3&amp;pv=sim" xlink:type="simple">Ansur Moniz, muit'houve gram pesar, Afonso X</text:a></text:p>
          </table:table-cell>
          <table:table-cell office:value-type="string" calcext:value-type="string">
            <text:p>Ansur Moniz, muit'houve gram pesar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486&amp;nl=12&amp;tr=3&amp;pv=sim</text:p>
          </table:table-cell>
          <table:table-cell office:value-type="string" calcext:value-type="string">
            <text:p>   (Linha 12): e d'Azeved'ar é mui natural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dalhouce (Badajoz)</text:p>
          </table:table-cell>
          <table:table-cell table:style-name="ce10" office:value-type="string" calcext:value-type="string">
            <text:p><text:a xlink:href="https://cantigas.fcsh.unl.pt/cantiga.asp?cdcant=1565&amp;nl=10&amp;tr=3&amp;pv=sim" xlink:type="simple">Bem sabedes, senhor rei, Gil Peres Conde</text:a></text:p>
          </table:table-cell>
          <table:table-cell office:value-type="string" calcext:value-type="string">
            <text:p>Bem sabedes, senhor rei</text:p>
          </table:table-cell>
          <table:table-cell table:style-name="ce10" office:value-type="string" calcext:value-type="string">
            <text:p><text:s/>Gil Peres Conde</text:p>
          </table:table-cell>
          <table:table-cell table:style-name="ce10" office:value-type="string" calcext:value-type="string">
            <text:p>https://cantigas.fcsh.unl.pt/cantiga.asp?cdcant=1565&amp;nl=10&amp;tr=3&amp;pv=sim</text:p>
          </table:table-cell>
          <table:table-cell office:value-type="string" calcext:value-type="string">
            <text:p>   (Linha 10): assi fiz em Badalho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güin</text:p>
          </table:table-cell>
          <table:table-cell table:style-name="ce10" office:value-type="string" calcext:value-type="string">
            <text:p><text:a xlink:href="https://cantigas.fcsh.unl.pt/cantiga.asp?cdcant=1383&amp;nl=1&amp;tr=3&amp;pv=sim" xlink:type="simple">A dona de Bagüin, Lopo Lias</text:a></text:p>
          </table:table-cell>
          <table:table-cell office:value-type="string" calcext:value-type="string">
            <text:p>A dona de Bagüin</text:p>
          </table:table-cell>
          <table:table-cell table:style-name="ce10" office:value-type="string" calcext:value-type="string">
            <text:p><text:s/>Lopo Lias</text:p>
          </table:table-cell>
          <table:table-cell table:style-name="ce10" office:value-type="string" calcext:value-type="string">
            <text:p>https://cantigas.fcsh.unl.pt/cantiga.asp?cdcant=1383&amp;nl=1&amp;tr=3&amp;pv=sim</text:p>
          </table:table-cell>
          <table:table-cell office:value-type="string" calcext:value-type="string">
            <text:p>   (Linha 1): A dona de Bagü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celos</text:p>
          </table:table-cell>
          <table:table-cell table:style-name="ce10" office:value-type="string" calcext:value-type="string">
            <text:p><text:a xlink:href="https://cantigas.fcsh.unl.pt/cantiga.asp?cdcant=403&amp;nl=8&amp;tr=3&amp;pv=sim" xlink:type="simple">Se m'ora Deus gram bem fazer quisesse, João Garcia de Guilhade</text:a></text:p>
          </table:table-cell>
          <table:table-cell office:value-type="string" calcext:value-type="string">
            <text:p>Se m'ora Deus gram bem fazer quisesse</text:p>
          </table:table-cell>
          <table:table-cell table:style-name="ce10" office:value-type="string" calcext:value-type="string">
            <text:p><text:s/>João Garcia de Guilhade</text:p>
          </table:table-cell>
          <table:table-cell table:style-name="ce10" office:value-type="string" calcext:value-type="string">
            <text:p>https://cantigas.fcsh.unl.pt/cantiga.asp?cdcant=403&amp;nl=8&amp;tr=3&amp;pv=sim</text:p>
          </table:table-cell>
          <table:table-cell office:value-type="string" calcext:value-type="string">
            <text:p>   (Linha 8): Daqui vej'eu Barcelos e Fari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ira</text:p>
          </table:table-cell>
          <table:table-cell table:style-name="ce10" office:value-type="string" calcext:value-type="string">
            <text:p><text:a xlink:href="https://cantigas.fcsh.unl.pt/cantiga.asp?cdcant=1511&amp;nl=1&amp;tr=3&amp;pv=sim" xlink:type="simple">À lealdade da Bezerra, que pela Beira muit'anda,, Airas Peres Vuitorom</text:a></text:p>
          </table:table-cell>
          <table:table-cell office:value-type="string" calcext:value-type="string">
            <text:p>À lealdade da Bezerra, que pela Beira muit'anda</text:p>
          </table:table-cell>
          <table:table-cell table:style-name="ce10" office:value-type="string" calcext:value-type="string">
            <text:p><text:s/>Airas Peres Vuitorom</text:p>
          </table:table-cell>
          <table:table-cell table:style-name="ce10" office:value-type="string" calcext:value-type="string">
            <text:p>https://cantigas.fcsh.unl.pt/cantiga.asp?cdcant=1511&amp;nl=1&amp;tr=3&amp;pv=sim</text:p>
          </table:table-cell>
          <table:table-cell office:value-type="string" calcext:value-type="string">
            <text:p>   (Linha 1): A lealdade da Bezerra, que pela Beira muit'and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lém</text:p>
          </table:table-cell>
          <table:table-cell table:style-name="ce10" office:value-type="string" calcext:value-type="string">
            <text:p><text:a xlink:href="https://cantigas.fcsh.unl.pt/cantiga.asp?cdcant=1610&amp;nl=20&amp;tr=3&amp;pv=sim" xlink:type="simple">Paai Rengel e outros dous romeus, Afonso Anes do Cotom</text:a></text:p>
          </table:table-cell>
          <table:table-cell office:value-type="string" calcext:value-type="string">
            <text:p>Paai Rengel e outros dous romeus</text:p>
          </table:table-cell>
          <table:table-cell table:style-name="ce10" office:value-type="string" calcext:value-type="string">
            <text:p><text:s/>Afonso Anes do Cotom</text:p>
          </table:table-cell>
          <table:table-cell table:style-name="ce10" office:value-type="string" calcext:value-type="string">
            <text:p>https://cantigas.fcsh.unl.pt/cantiga.asp?cdcant=1610&amp;nl=20&amp;tr=3&amp;pv=sim</text:p>
          </table:table-cell>
          <table:table-cell office:value-type="string" calcext:value-type="string">
            <text:p>   (Linha 20): que quand[o] a lide foi em Belé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lenha</text:p>
          </table:table-cell>
          <table:table-cell table:style-name="ce10" office:value-type="string" calcext:value-type="string">
            <text:p><text:a xlink:href="https://cantigas.fcsh.unl.pt/cantiga.asp?cdcant=1450&amp;nl=2&amp;tr=3&amp;pv=sim" xlink:type="simple">Mala ventura me venha, Rui Pais de Ribela</text:a></text:p>
          </table:table-cell>
          <table:table-cell office:value-type="string" calcext:value-type="string">
            <text:p>Mala ventura me venha</text:p>
          </table:table-cell>
          <table:table-cell table:style-name="ce10" office:value-type="string" calcext:value-type="string">
            <text:p><text:s/>Rui Pais de Ribela</text:p>
          </table:table-cell>
          <table:table-cell table:style-name="ce10" office:value-type="string" calcext:value-type="string">
            <text:p>https://cantigas.fcsh.unl.pt/cantiga.asp?cdcant=1450&amp;nl=2&amp;tr=3&amp;pv=sim</text:p>
          </table:table-cell>
          <table:table-cell office:value-type="string" calcext:value-type="string">
            <text:p>   (Linha 2): se eu pola de Belen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lfurado</text:p>
          </table:table-cell>
          <table:table-cell table:style-name="ce10" office:value-type="string" calcext:value-type="string">
            <text:p><text:a xlink:href="https://cantigas.fcsh.unl.pt/cantiga.asp?cdcant=114&amp;nl=11&amp;tr=3&amp;pv=sim" xlink:type="simple">Pero nom fui a Ultramar, Martim Soares</text:a></text:p>
          </table:table-cell>
          <table:table-cell office:value-type="string" calcext:value-type="string">
            <text:p>Pero nom fui a Ultramar</text:p>
          </table:table-cell>
          <table:table-cell table:style-name="ce10" office:value-type="string" calcext:value-type="string">
            <text:p><text:s/>Martim Soares</text:p>
          </table:table-cell>
          <table:table-cell table:style-name="ce10" office:value-type="string" calcext:value-type="string">
            <text:p>https://cantigas.fcsh.unl.pt/cantiga.asp?cdcant=114&amp;nl=11&amp;tr=3&amp;pv=sim</text:p>
          </table:table-cell>
          <table:table-cell office:value-type="string" calcext:value-type="string">
            <text:p>   (Linha 11): de Belfurad'a Santarém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navente</text:p>
          </table:table-cell>
          <table:table-cell table:style-name="ce10" office:value-type="string" calcext:value-type="string">
            <text:p><text:a xlink:href="https://cantigas.fcsh.unl.pt/cantiga.asp?cdcant=1370&amp;nl=14&amp;tr=3&amp;pv=sim" xlink:type="simple">Tercer dia ante Natal, Lopo Lias</text:a></text:p>
          </table:table-cell>
          <table:table-cell office:value-type="string" calcext:value-type="string">
            <text:p>Tercer dia ante Natal</text:p>
          </table:table-cell>
          <table:table-cell table:style-name="ce10" office:value-type="string" calcext:value-type="string">
            <text:p><text:s/>Lopo Lias</text:p>
          </table:table-cell>
          <table:table-cell table:style-name="ce10" office:value-type="string" calcext:value-type="string">
            <text:p>https://cantigas.fcsh.unl.pt/cantiga.asp?cdcant=1370&amp;nl=14&amp;tr=3&amp;pv=sim</text:p>
          </table:table-cell>
          <table:table-cell office:value-type="string" calcext:value-type="string">
            <text:p>   (Linha 14): e talhou-lho em Benaven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rger (Vejer de la Frontera, próxima de Cádiz)</text:p>
          </table:table-cell>
          <table:table-cell table:style-name="ce10" office:value-type="string" calcext:value-type="string">
            <text:p><text:a xlink:href="https://cantigas.fcsh.unl.pt/cantiga.asp?cdcant=497&amp;nl=2&amp;tr=3&amp;pv=sim" xlink:type="simple">Ao daiam de Cález eu achei, Afonso X</text:a></text:p>
          </table:table-cell>
          <table:table-cell office:value-type="string" calcext:value-type="string">
            <text:p>Ao daiam de Cález eu achei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497&amp;nl=2&amp;tr=3&amp;pv=sim</text:p>
          </table:table-cell>
          <table:table-cell office:value-type="string" calcext:value-type="string">
            <text:p>   (Linha 2): livros que lhe levavam de Berger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scaia (Euskadi. País Basco)</text:p>
          </table:table-cell>
          <table:table-cell table:style-name="ce10" office:value-type="string" calcext:value-type="string">
            <text:p><text:a xlink:href="https://cantigas.fcsh.unl.pt/cantiga.asp?cdcant=1468&amp;nl=1&amp;tr=3&amp;pv=sim" xlink:type="simple">A donzela de Biscaia, Rui Pais de Ribela</text:a></text:p>
          </table:table-cell>
          <table:table-cell office:value-type="string" calcext:value-type="string">
            <text:p>A donzela de Biscaia</text:p>
          </table:table-cell>
          <table:table-cell table:style-name="ce10" office:value-type="string" calcext:value-type="string">
            <text:p><text:s/>Rui Pais de Ribela</text:p>
          </table:table-cell>
          <table:table-cell table:style-name="ce10" office:value-type="string" calcext:value-type="string">
            <text:p>https://cantigas.fcsh.unl.pt/cantiga.asp?cdcant=1468&amp;nl=1&amp;tr=3&amp;pv=sim</text:p>
          </table:table-cell>
          <table:table-cell office:value-type="string" calcext:value-type="string">
            <text:p>   (Linha 1): A donzela de Bisca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ndiz</text:p>
          </table:table-cell>
          <table:table-cell table:style-name="ce10" office:value-type="string" calcext:value-type="string">
            <text:p><text:a xlink:href="https://cantigas.fcsh.unl.pt/cantiga.asp?cdcant=1610&amp;nl=15&amp;tr=3&amp;pv=sim" xlink:type="simple">Paai Rengel e outros dous romeus, Afonso Anes do Cotom</text:a></text:p>
          </table:table-cell>
          <table:table-cell office:value-type="string" calcext:value-type="string">
            <text:p>Paai Rengel e outros dous romeus</text:p>
          </table:table-cell>
          <table:table-cell table:style-name="ce10" office:value-type="string" calcext:value-type="string">
            <text:p><text:s/>Afonso Anes do Cotom</text:p>
          </table:table-cell>
          <table:table-cell table:style-name="ce10" office:value-type="string" calcext:value-type="string">
            <text:p>https://cantigas.fcsh.unl.pt/cantiga.asp?cdcant=1610&amp;nl=15&amp;tr=3&amp;pv=sim</text:p>
          </table:table-cell>
          <table:table-cell office:value-type="string" calcext:value-type="string">
            <text:p>   (Linha 15): De como nom entrarom a Blandiz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naval</text:p>
          </table:table-cell>
          <table:table-cell table:style-name="ce10" office:value-type="string" calcext:value-type="string">
            <text:p><text:a xlink:href="https://cantigas.fcsh.unl.pt/cantiga.asp?cdcant=1086&amp;nl=1&amp;tr=3&amp;pv=sim" xlink:type="simple">A Bonaval quer'eu, mia senhor, ir, Bernal de Bonaval</text:a></text:p>
          </table:table-cell>
          <table:table-cell office:value-type="string" calcext:value-type="string">
            <text:p>A Bonaval quer'eu, mia senhor, ir</text:p>
          </table:table-cell>
          <table:table-cell table:style-name="ce10" office:value-type="string" calcext:value-type="string">
            <text:p><text:s/>Bernal de Bonaval</text:p>
          </table:table-cell>
          <table:table-cell table:style-name="ce10" office:value-type="string" calcext:value-type="string">
            <text:p>https://cantigas.fcsh.unl.pt/cantiga.asp?cdcant=1086&amp;nl=1&amp;tr=3&amp;pv=sim</text:p>
          </table:table-cell>
          <table:table-cell office:value-type="string" calcext:value-type="string">
            <text:p>   (Linha 1): A Bonaval quer'eu, mia senhor, 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naval</text:p>
          </table:table-cell>
          <table:table-cell table:style-name="ce10" office:value-type="string" calcext:value-type="string">
            <text:p><text:a xlink:href="https://cantigas.fcsh.unl.pt/cantiga.asp?cdcant=1155&amp;nl=1&amp;tr=3&amp;pv=sim" xlink:type="simple">Diss'a fremosa em Bonaval assi:, Bernal de Bonaval</text:a></text:p>
          </table:table-cell>
          <table:table-cell office:value-type="string" calcext:value-type="string">
            <text:p>Diss'a fremosa em Bonaval assi:</text:p>
          </table:table-cell>
          <table:table-cell table:style-name="ce10" office:value-type="string" calcext:value-type="string">
            <text:p><text:s/>Bernal de Bonaval</text:p>
          </table:table-cell>
          <table:table-cell table:style-name="ce10" office:value-type="string" calcext:value-type="string">
            <text:p>https://cantigas.fcsh.unl.pt/cantiga.asp?cdcant=1155&amp;nl=1&amp;tr=3&amp;pv=sim</text:p>
          </table:table-cell>
          <table:table-cell office:value-type="string" calcext:value-type="string">
            <text:p>   (Linha 1): Diss'a fremosa em Bonaval assi: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1">
          <table:table-cell office:value-type="string" calcext:value-type="string">
            <text:p>Bonaval</text:p>
          </table:table-cell>
          <table:table-cell table:style-name="ce10" office:value-type="string" calcext:value-type="string">
            <text:p><text:a xlink:href="https://cantigas.fcsh.unl.pt/cantiga.asp?cdcant=1153&amp;nl=10&amp;tr=3&amp;pv=sim" xlink:type="simple">Pois mi dizedes, amigo, ca mi queredes vós melhor, Bernal de Bonaval</text:a></text:p>
          </table:table-cell>
          <table:table-cell office:value-type="string" calcext:value-type="string">
            <text:p>Pois mi dizedes, amigo, ca mi queredes vós melhor</text:p>
          </table:table-cell>
          <table:table-cell table:style-name="ce10" office:value-type="string" calcext:value-type="string">
            <text:p><text:s/>Bernal de Bonaval</text:p>
          </table:table-cell>
          <table:table-cell table:style-name="ce10" office:value-type="string" calcext:value-type="string">
            <text:p>https://cantigas.fcsh.unl.pt/cantiga.asp?cdcant=1153&amp;nl=10&amp;tr=3&amp;pv=sim</text:p>
          </table:table-cell>
          <table:table-cell office:value-type="string" calcext:value-type="string">
            <text:p>   (Linha 10): come mi, dized', amigo, se Deus vos lev'a Bonaval,</text:p>
          </table:table-cell>
          <table:table-cell table:number-columns-repeated="4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1">
          <table:table-cell office:value-type="string" calcext:value-type="string">
            <text:p>Bonaval</text:p>
          </table:table-cell>
          <table:table-cell table:style-name="ce10" office:value-type="string" calcext:value-type="string">
            <text:p><text:a xlink:href="https://cantigas.fcsh.unl.pt/cantiga.asp?cdcant=1156&amp;nl=3&amp;tr=3&amp;pv=sim" xlink:type="simple">Rogar-vos quero [e]u, mia madr'e mia senhor,, Bernal de Bonaval</text:a></text:p>
          </table:table-cell>
          <table:table-cell office:value-type="string" calcext:value-type="string">
            <text:p>Rogar-vos quero [e]u, mia madr'e mia senhor</text:p>
          </table:table-cell>
          <table:table-cell table:style-name="ce10" office:value-type="string" calcext:value-type="string">
            <text:p><text:s/>Bernal de Bonaval</text:p>
          </table:table-cell>
          <table:table-cell table:style-name="ce10" office:value-type="string" calcext:value-type="string">
            <text:p>https://cantigas.fcsh.unl.pt/cantiga.asp?cdcant=1156&amp;nl=3&amp;tr=3&amp;pv=sim</text:p>
          </table:table-cell>
          <table:table-cell office:value-type="string" calcext:value-type="string">
            <text:p>   (Linha 3): a Bonaval, pois meu amig'i vem.</text:p>
          </table:table-cell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1">
          <table:table-cell office:value-type="string" calcext:value-type="string">
            <text:p>Bonaval</text:p>
          </table:table-cell>
          <table:table-cell table:style-name="ce10" office:value-type="string" calcext:value-type="string">
            <text:p><text:a xlink:href="https://cantigas.fcsh.unl.pt/cantiga.asp?cdcant=1154&amp;nl=1&amp;tr=3&amp;pv=sim" xlink:type="simple">Se veess'o meu amigo a Bonaval e me visse, Bernal de Bonaval</text:a></text:p>
          </table:table-cell>
          <table:table-cell office:value-type="string" calcext:value-type="string">
            <text:p>Se veess'o meu amigo a Bonaval e me visse</text:p>
          </table:table-cell>
          <table:table-cell table:style-name="ce10" office:value-type="string" calcext:value-type="string">
            <text:p><text:s/>Bernal de Bonaval</text:p>
          </table:table-cell>
          <table:table-cell table:style-name="ce10" office:value-type="string" calcext:value-type="string">
            <text:p>https://cantigas.fcsh.unl.pt/cantiga.asp?cdcant=1154&amp;nl=1&amp;tr=3&amp;pv=sim</text:p>
          </table:table-cell>
          <table:table-cell office:value-type="string" calcext:value-type="string">
            <text:p>   (Linha 1): Se veess'o meu amigo a Bonaval e me visse</text:p>
          </table:table-cell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1">
          <table:table-cell office:value-type="string" calcext:value-type="string">
            <text:p>Burgos</text:p>
          </table:table-cell>
          <table:table-cell table:style-name="ce10" office:value-type="string" calcext:value-type="string">
            <text:p><text:a xlink:href="https://cantigas.fcsh.unl.pt/cantiga.asp?cdcant=975&amp;nl=3&amp;tr=3&amp;pv=sim" xlink:type="simple">As mias jornadas vedes quaes som, Afonso Anes do Cotom</text:a></text:p>
          </table:table-cell>
          <table:table-cell office:value-type="string" calcext:value-type="string">
            <text:p>As mias jornadas vedes quaes som</text:p>
          </table:table-cell>
          <table:table-cell table:style-name="ce10" office:value-type="string" calcext:value-type="string">
            <text:p><text:s/>Afonso Anes do Cotom</text:p>
          </table:table-cell>
          <table:table-cell table:style-name="ce10" office:value-type="string" calcext:value-type="string">
            <text:p>https://cantigas.fcsh.unl.pt/cantiga.asp?cdcant=975&amp;nl=3&amp;tr=3&amp;pv=sim</text:p>
          </table:table-cell>
          <table:table-cell office:value-type="string" calcext:value-type="string">
            <text:p>   (Linha 3): de Castr'a Burgos e end'a Palenç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rgos</text:p>
          </table:table-cell>
          <table:table-cell table:style-name="ce10" office:value-type="string" calcext:value-type="string">
            <text:p><text:a xlink:href="https://cantigas.fcsh.unl.pt/cantiga.asp?cdcant=1544&amp;nl=16&amp;tr=3&amp;pv=sim" xlink:type="simple">Esta ama, cuj'é Joam Coelho, Fernão Garcia Esgaravunha</text:a></text:p>
          </table:table-cell>
          <table:table-cell office:value-type="string" calcext:value-type="string">
            <text:p>Esta ama, cuj'é Joam Coelho</text:p>
          </table:table-cell>
          <table:table-cell table:style-name="ce10" office:value-type="string" calcext:value-type="string">
            <text:p><text:s/>Fernão Garcia Esgaravunha</text:p>
          </table:table-cell>
          <table:table-cell table:style-name="ce10" office:value-type="string" calcext:value-type="string">
            <text:p>https://cantigas.fcsh.unl.pt/cantiga.asp?cdcant=1544&amp;nl=16&amp;tr=3&amp;pv=sim</text:p>
          </table:table-cell>
          <table:table-cell office:value-type="string" calcext:value-type="string">
            <text:p>   (Linha 16): nom lh'acham par, de Burgos a Carrion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1">
          <table:table-cell office:value-type="string" calcext:value-type="string">
            <text:p>Burgos</text:p>
          </table:table-cell>
          <table:table-cell table:style-name="ce10" office:value-type="string" calcext:value-type="string">
            <text:p><text:a xlink:href="https://cantigas.fcsh.unl.pt/cantiga.asp?cdcant=500&amp;nl=44&amp;tr=3&amp;pv=sim" xlink:type="simple">O que da guerra levou cavaleiros, Afonso X</text:a></text:p>
          </table:table-cell>
          <table:table-cell office:value-type="string" calcext:value-type="string">
            <text:p>O que da guerra levou cavaleiros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500&amp;nl=44&amp;tr=3&amp;pv=sim</text:p>
          </table:table-cell>
          <table:table-cell office:value-type="string" calcext:value-type="string">
            <text:p>   (Linha 44): macar em Burgos fez pintar escudo</text:p>
          </table:table-cell>
          <table:table-cell table:number-columns-repeated="4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1">
          <table:table-cell office:value-type="string" calcext:value-type="string">
            <text:p>Burgos</text:p>
          </table:table-cell>
          <table:table-cell table:style-name="ce10" office:value-type="string" calcext:value-type="string">
            <text:p><text:a xlink:href="https://cantigas.fcsh.unl.pt/cantiga.asp?cdcant=1672&amp;nl=1&amp;tr=3&amp;pv=sim" xlink:type="simple">Os de Burgos som coitados, Pero da Ponte</text:a></text:p>
          </table:table-cell>
          <table:table-cell office:value-type="string" calcext:value-type="string">
            <text:p>Os de Burgos som coitados</text:p>
          </table:table-cell>
          <table:table-cell table:style-name="ce10" office:value-type="string" calcext:value-type="string">
            <text:p><text:s/>Pero da Ponte</text:p>
          </table:table-cell>
          <table:table-cell table:style-name="ce10" office:value-type="string" calcext:value-type="string">
            <text:p>https://cantigas.fcsh.unl.pt/cantiga.asp?cdcant=1672&amp;nl=1&amp;tr=3&amp;pv=sim</text:p>
          </table:table-cell>
          <table:table-cell office:value-type="string" calcext:value-type="string">
            <text:p>   (Linha 1): Os de Burgos som coitados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1">
          <table:table-cell office:value-type="string" calcext:value-type="string">
            <text:p>Burgos</text:p>
          </table:table-cell>
          <table:table-cell table:style-name="ce10" office:value-type="string" calcext:value-type="string">
            <text:p><text:a xlink:href="https://cantigas.fcsh.unl.pt/cantiga.asp?cdcant=1687&amp;nl=24&amp;tr=3&amp;pv=sim" xlink:type="simple">Quem mi ora quisesse cruzar, Pedro Amigo de Sevilha</text:a></text:p>
          </table:table-cell>
          <table:table-cell office:value-type="string" calcext:value-type="string">
            <text:p>Quem mi ora quisesse cruzar</text:p>
          </table:table-cell>
          <table:table-cell table:style-name="ce10" office:value-type="string" calcext:value-type="string">
            <text:p><text:s/>Pedro Amigo de Sevilha</text:p>
          </table:table-cell>
          <table:table-cell table:style-name="ce10" office:value-type="string" calcext:value-type="string">
            <text:p>https://cantigas.fcsh.unl.pt/cantiga.asp?cdcant=1687&amp;nl=24&amp;tr=3&amp;pv=sim</text:p>
          </table:table-cell>
          <table:table-cell office:value-type="string" calcext:value-type="string">
            <text:p>   (Linha 24): em Burgos; ca, se preguntar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1">
          <table:table-cell office:value-type="string" calcext:value-type="string">
            <text:p>Burgos</text:p>
          </table:table-cell>
          <table:table-cell table:style-name="ce10" office:value-type="string" calcext:value-type="string">
            <text:p><text:a xlink:href="https://cantigas.fcsh.unl.pt/cantiga.asp?cdcant=1655&amp;nl=2&amp;tr=3&amp;pv=sim" xlink:type="simple">Um dia fui cavalgar, Pero da Ponte</text:a></text:p>
          </table:table-cell>
          <table:table-cell office:value-type="string" calcext:value-type="string">
            <text:p>Um dia fui cavalgar</text:p>
          </table:table-cell>
          <table:table-cell table:style-name="ce10" office:value-type="string" calcext:value-type="string">
            <text:p><text:s/>Pero da Ponte</text:p>
          </table:table-cell>
          <table:table-cell table:style-name="ce10" office:value-type="string" calcext:value-type="string">
            <text:p>https://cantigas.fcsh.unl.pt/cantiga.asp?cdcant=1655&amp;nl=2&amp;tr=3&amp;pv=sim</text:p>
          </table:table-cell>
          <table:table-cell office:value-type="string" calcext:value-type="string">
            <text:p>   (Linha 2): de Burgos contra Carrion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1">
          <table:table-cell office:value-type="string" calcext:value-type="string">
            <text:p>Cabeceiras de Basto</text:p>
          </table:table-cell>
          <table:table-cell table:style-name="ce10" office:value-type="string" calcext:value-type="string">
            <text:p><text:a xlink:href="https://cantigas.fcsh.unl.pt/cantiga.asp?cdcant=1503&amp;nl=24&amp;tr=3&amp;pv=sim" xlink:type="simple">Sedia-xi Dom Belpelho em ũa sa maison, Afonso Lopes de Baião</text:a></text:p>
          </table:table-cell>
          <table:table-cell office:value-type="string" calcext:value-type="string">
            <text:p>Sedia-xi Dom Belpelho em ũa sa maison</text:p>
          </table:table-cell>
          <table:table-cell table:style-name="ce10" office:value-type="string" calcext:value-type="string">
            <text:p><text:s/>Afonso Lopes de Baião</text:p>
          </table:table-cell>
          <table:table-cell table:style-name="ce10" office:value-type="string" calcext:value-type="string">
            <text:p>https://cantigas.fcsh.unl.pt/cantiga.asp?cdcant=1503&amp;nl=24&amp;tr=3&amp;pv=sim</text:p>
          </table:table-cell>
          <table:table-cell office:value-type="string" calcext:value-type="string">
            <text:p>   (Linha 24): ca já outros todos em Basto som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ález (Cádiz)</text:p>
          </table:table-cell>
          <table:table-cell table:style-name="ce10" office:value-type="string" calcext:value-type="string">
            <text:p><text:a xlink:href="https://cantigas.fcsh.unl.pt/cantiga.asp?cdcant=497&amp;nl=1&amp;tr=3&amp;pv=sim" xlink:type="simple">Ao daiam de Cález eu achei, Afonso X</text:a></text:p>
          </table:table-cell>
          <table:table-cell office:value-type="string" calcext:value-type="string">
            <text:p>Ao daiam de Cález eu achei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497&amp;nl=1&amp;tr=3&amp;pv=sim</text:p>
          </table:table-cell>
          <table:table-cell office:value-type="string" calcext:value-type="string">
            <text:p>   (Linha 1): Ao daiam de Cález eu ache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mbrai</text:p>
          </table:table-cell>
          <table:table-cell table:style-name="ce10" office:value-type="string" calcext:value-type="string">
            <text:p><text:a xlink:href="https://cantigas.fcsh.unl.pt/cantiga.asp?cdcant=1588&amp;nl=20&amp;tr=3&amp;pv=sim" xlink:type="simple">Lop'Anaia nom se vaia, Fernão Soares de Quinhones</text:a></text:p>
          </table:table-cell>
          <table:table-cell office:value-type="string" calcext:value-type="string">
            <text:p>Lop'Anaia nom se vaia</text:p>
          </table:table-cell>
          <table:table-cell table:style-name="ce10" office:value-type="string" calcext:value-type="string">
            <text:p><text:s/>Fernão Soares de Quinhones</text:p>
          </table:table-cell>
          <table:table-cell table:style-name="ce10" office:value-type="string" calcext:value-type="string">
            <text:p>https://cantigas.fcsh.unl.pt/cantiga.asp?cdcant=1588&amp;nl=20&amp;tr=3&amp;pv=sim</text:p>
          </table:table-cell>
          <table:table-cell office:value-type="string" calcext:value-type="string">
            <text:p>   (Linha 20): bem come prés de Cambrai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mpos</text:p>
          </table:table-cell>
          <table:table-cell table:style-name="ce10" office:value-type="string" calcext:value-type="string">
            <text:p><text:a xlink:href="https://cantigas.fcsh.unl.pt/cantiga.asp?cdcant=486&amp;nl=9&amp;tr=3&amp;pv=sim" xlink:type="simple">Ansur Moniz, muit'houve gram pesar, Afonso X</text:a></text:p>
          </table:table-cell>
          <table:table-cell office:value-type="string" calcext:value-type="string">
            <text:p>Ansur Moniz, muit'houve gram pesar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486&amp;nl=9&amp;tr=3&amp;pv=sim</text:p>
          </table:table-cell>
          <table:table-cell office:value-type="string" calcext:value-type="string">
            <text:p>   (Linha 9): e de Campos, mais nom dos de Cizneiros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mpou</text:p>
          </table:table-cell>
          <table:table-cell table:style-name="ce10" office:value-type="string" calcext:value-type="string">
            <text:p><text:a xlink:href="https://cantigas.fcsh.unl.pt/cantiga.asp?cdcant=1565&amp;nl=8&amp;tr=3&amp;pv=sim" xlink:type="simple">Bem sabedes, senhor rei, Gil Peres Conde</text:a></text:p>
          </table:table-cell>
          <table:table-cell office:value-type="string" calcext:value-type="string">
            <text:p>Bem sabedes, senhor rei</text:p>
          </table:table-cell>
          <table:table-cell table:style-name="ce10" office:value-type="string" calcext:value-type="string">
            <text:p><text:s/>Gil Peres Conde</text:p>
          </table:table-cell>
          <table:table-cell table:style-name="ce10" office:value-type="string" calcext:value-type="string">
            <text:p>https://cantigas.fcsh.unl.pt/cantiga.asp?cdcant=1565&amp;nl=8&amp;tr=3&amp;pv=sim</text:p>
          </table:table-cell>
          <table:table-cell office:value-type="string" calcext:value-type="string">
            <text:p>   (Linha 8): E em terra de Campo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rion (Carrión de los Condes)</text:p>
          </table:table-cell>
          <table:table-cell table:style-name="ce10" office:value-type="string" calcext:value-type="string">
            <text:p><text:a xlink:href="https://cantigas.fcsh.unl.pt/cantiga.asp?cdcant=975&amp;nl=4&amp;tr=3&amp;pv=sim" xlink:type="simple">As mias jornadas vedes quaes som, Afonso Anes do Cotom</text:a></text:p>
          </table:table-cell>
          <table:table-cell office:value-type="string" calcext:value-type="string">
            <text:p>As mias jornadas vedes quaes som</text:p>
          </table:table-cell>
          <table:table-cell table:style-name="ce10" office:value-type="string" calcext:value-type="string">
            <text:p><text:s/>Afonso Anes do Cotom</text:p>
          </table:table-cell>
          <table:table-cell table:style-name="ce10" office:value-type="string" calcext:value-type="string">
            <text:p>https://cantigas.fcsh.unl.pt/cantiga.asp?cdcant=975&amp;nl=4&amp;tr=3&amp;pv=sim</text:p>
          </table:table-cell>
          <table:table-cell office:value-type="string" calcext:value-type="string">
            <text:p>   (Linha 4): e de Palença sair-mi a Carr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rion (Carrión de los Condes)</text:p>
          </table:table-cell>
          <table:table-cell table:style-name="ce10" office:value-type="string" calcext:value-type="string">
            <text:p><text:a xlink:href="https://cantigas.fcsh.unl.pt/cantiga.asp?cdcant=1544&amp;nl=16&amp;tr=3&amp;pv=sim" xlink:type="simple">Esta ama, cuj'é Joam Coelho, Fernão Garcia Esgaravunha</text:a></text:p>
          </table:table-cell>
          <table:table-cell office:value-type="string" calcext:value-type="string">
            <text:p>Esta ama, cuj'é Joam Coelho</text:p>
          </table:table-cell>
          <table:table-cell table:style-name="ce10" office:value-type="string" calcext:value-type="string">
            <text:p><text:s/>Fernão Garcia Esgaravunha</text:p>
          </table:table-cell>
          <table:table-cell table:style-name="ce10" office:value-type="string" calcext:value-type="string">
            <text:p>https://cantigas.fcsh.unl.pt/cantiga.asp?cdcant=1544&amp;nl=16&amp;tr=3&amp;pv=sim</text:p>
          </table:table-cell>
          <table:table-cell office:value-type="string" calcext:value-type="string">
            <text:p>   (Linha 16): nom lh'acham par, de Burgos a Carrion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1">
          <table:table-cell office:value-type="string" calcext:value-type="string">
            <text:p>Carrion (Carrión de los Condes)</text:p>
          </table:table-cell>
          <table:table-cell table:style-name="ce10" office:value-type="string" calcext:value-type="string">
            <text:p><text:a xlink:href="https://cantigas.fcsh.unl.pt/cantiga.asp?cdcant=1658&amp;nl=1&amp;tr=3&amp;pv=sim" xlink:type="simple">Noutro dia, em Carrion, Pero da Ponte</text:a></text:p>
          </table:table-cell>
          <table:table-cell office:value-type="string" calcext:value-type="string">
            <text:p>Noutro dia, em Carrion</text:p>
          </table:table-cell>
          <table:table-cell table:style-name="ce10" office:value-type="string" calcext:value-type="string">
            <text:p><text:s/>Pero da Ponte</text:p>
          </table:table-cell>
          <table:table-cell table:style-name="ce10" office:value-type="string" calcext:value-type="string">
            <text:p>https://cantigas.fcsh.unl.pt/cantiga.asp?cdcant=1658&amp;nl=1&amp;tr=3&amp;pv=sim</text:p>
          </table:table-cell>
          <table:table-cell office:value-type="string" calcext:value-type="string">
            <text:p>   (Linha 1): Noutro dia, em Carrion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1">
          <table:table-cell office:value-type="string" calcext:value-type="string">
            <text:p>Carrion (Carrión de los Condes)</text:p>
          </table:table-cell>
          <table:table-cell table:style-name="ce10" office:value-type="string" calcext:value-type="string">
            <text:p><text:a xlink:href="https://cantigas.fcsh.unl.pt/cantiga.asp?cdcant=1410&amp;nl=11&amp;tr=3&amp;pv=sim" xlink:type="simple">Que muito mi de Fernam Diaz praz, Pero Garcia Burgalês</text:a></text:p>
          </table:table-cell>
          <table:table-cell office:value-type="string" calcext:value-type="string">
            <text:p>Que muito mi de Fernam Diaz praz</text:p>
          </table:table-cell>
          <table:table-cell table:style-name="ce10" office:value-type="string" calcext:value-type="string">
            <text:p><text:s/>Pero Garcia Burgalês</text:p>
          </table:table-cell>
          <table:table-cell table:style-name="ce10" office:value-type="string" calcext:value-type="string">
            <text:p>https://cantigas.fcsh.unl.pt/cantiga.asp?cdcant=1410&amp;nl=11&amp;tr=3&amp;pv=sim</text:p>
          </table:table-cell>
          <table:table-cell office:value-type="string" calcext:value-type="string">
            <text:p>   (Linha 11): atá Carriom, ond'outro nunca fez;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1">
          <table:table-cell office:value-type="string" calcext:value-type="string">
            <text:p>Carrion (Carrión de los Condes)</text:p>
          </table:table-cell>
          <table:table-cell table:style-name="ce10" office:value-type="string" calcext:value-type="string">
            <text:p><text:a xlink:href="https://cantigas.fcsh.unl.pt/cantiga.asp?cdcant=1410&amp;nl=11&amp;tr=3&amp;pv=sim" xlink:type="simple">Que muito mi de Fernam Diaz praz, Pero Garcia Burgalês</text:a></text:p>
          </table:table-cell>
          <table:table-cell office:value-type="string" calcext:value-type="string">
            <text:p>Que muito mi de Fernam Diaz praz</text:p>
          </table:table-cell>
          <table:table-cell table:style-name="ce10" office:value-type="string" calcext:value-type="string">
            <text:p><text:s/>Pero Garcia Burgalês</text:p>
          </table:table-cell>
          <table:table-cell table:style-name="ce10" office:value-type="string" calcext:value-type="string">
            <text:p>https://cantigas.fcsh.unl.pt/cantiga.asp?cdcant=1410&amp;nl=11&amp;tr=3&amp;pv=sim</text:p>
          </table:table-cell>
          <table:table-cell office:value-type="string" calcext:value-type="string">
            <text:p>   (Linha 20): mui gram temp'há que nom foi em Carriom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1">
          <table:table-cell office:value-type="string" calcext:value-type="string">
            <text:p>Carrion (Carrión de los Condes)</text:p>
          </table:table-cell>
          <table:table-cell table:style-name="ce10" office:value-type="string" calcext:value-type="string">
            <text:p><text:a xlink:href="https://cantigas.fcsh.unl.pt/cantiga.asp?cdcant=1650&amp;nl=20&amp;tr=3&amp;pv=sim" xlink:type="simple">- Ũa pregunta vos quero fazer, Paio Gomes Charinho, Afonso X</text:a></text:p>
          </table:table-cell>
          <table:table-cell office:value-type="string" calcext:value-type="string">
            <text:p>Ũa pregunta vos quero fazer</text:p>
          </table:table-cell>
          <table:table-cell table:style-name="ce10" office:value-type="string" calcext:value-type="string">
            <text:p>Paio Gomes Charinho, Afonso X</text:p>
          </table:table-cell>
          <table:table-cell table:style-name="ce10" office:value-type="string" calcext:value-type="string">
            <text:p>https://cantigas.fcsh.unl.pt/cantiga.asp?cdcant=1650&amp;nl=20&amp;tr=3&amp;pv=sim</text:p>
          </table:table-cell>
          <table:table-cell office:value-type="string" calcext:value-type="string">
            <text:p>   (Linha 20): mui gram temp'há que nom foi em Carriom</text:p>
          </table:table-cell>
          <table:table-cell table:number-columns-repeated="4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1">
          <table:table-cell office:value-type="string" calcext:value-type="string">
            <text:p>Carrion (Carrión de los Condes)</text:p>
          </table:table-cell>
          <table:table-cell table:style-name="ce10" office:value-type="string" calcext:value-type="string">
            <text:p><text:a xlink:href="https://cantigas.fcsh.unl.pt/cantiga.asp?cdcant=1655&amp;nl=2&amp;tr=3&amp;pv=sim" xlink:type="simple">Um dia fui cavalgar, Pero da Ponte</text:a></text:p>
          </table:table-cell>
          <table:table-cell office:value-type="string" calcext:value-type="string">
            <text:p>Um dia fui cavalgar</text:p>
          </table:table-cell>
          <table:table-cell table:style-name="ce10" office:value-type="string" calcext:value-type="string">
            <text:p><text:s/>Pero da Ponte</text:p>
          </table:table-cell>
          <table:table-cell table:style-name="ce10" office:value-type="string" calcext:value-type="string">
            <text:p>https://cantigas.fcsh.unl.pt/cantiga.asp?cdcant=1655&amp;nl=2&amp;tr=3&amp;pv=sim</text:p>
          </table:table-cell>
          <table:table-cell office:value-type="string" calcext:value-type="string">
            <text:p>   (Linha 2): de Burgos contra Carrion</text:p>
          </table:table-cell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1">
          <table:table-cell office:value-type="string" calcext:value-type="string">
            <text:p>Castela</text:p>
          </table:table-cell>
          <table:table-cell table:style-name="ce10" office:value-type="string" calcext:value-type="string">
            <text:p><text:a xlink:href="https://cantigas.fcsh.unl.pt/cantiga.asp?cdcant=956&amp;nl=1&amp;tr=3&amp;pv=sim" xlink:type="simple">Andei, senhor, Leon e Castela, João Airas de Santiago</text:a></text:p>
          </table:table-cell>
          <table:table-cell office:value-type="string" calcext:value-type="string">
            <text:p>Andei, senhor, Leon e Castela</text:p>
          </table:table-cell>
          <table:table-cell table:style-name="ce10" office:value-type="string" calcext:value-type="string">
            <text:p><text:s/>João Airas de Santiago</text:p>
          </table:table-cell>
          <table:table-cell table:style-name="ce10" office:value-type="string" calcext:value-type="string">
            <text:p>https://cantigas.fcsh.unl.pt/cantiga.asp?cdcant=956&amp;nl=1&amp;tr=3&amp;pv=sim</text:p>
          </table:table-cell>
          <table:table-cell office:value-type="string" calcext:value-type="string">
            <text:p>   (Linha 1): Andei, senhor, Leon e Castel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stela</text:p>
          </table:table-cell>
          <table:table-cell table:style-name="ce10" office:value-type="string" calcext:value-type="string">
            <text:p><text:a xlink:href="https://cantigas.fcsh.unl.pt/cantiga.asp?cdcant=973&amp;nl=1&amp;tr=3&amp;pv=sim" xlink:type="simple">Meu senhor rei de Castela, João Airas de Santiago</text:a></text:p>
          </table:table-cell>
          <table:table-cell office:value-type="string" calcext:value-type="string">
            <text:p>Meu senhor rei de Castela</text:p>
          </table:table-cell>
          <table:table-cell table:style-name="ce10" office:value-type="string" calcext:value-type="string">
            <text:p><text:s/>João Airas de Santiago</text:p>
          </table:table-cell>
          <table:table-cell table:style-name="ce10" office:value-type="string" calcext:value-type="string">
            <text:p>https://cantigas.fcsh.unl.pt/cantiga.asp?cdcant=973&amp;nl=1&amp;tr=3&amp;pv=sim</text:p>
          </table:table-cell>
          <table:table-cell office:value-type="string" calcext:value-type="string">
            <text:p>   (Linha 1): Meu senhor rei de Castela,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Castro</text:p>
          </table:table-cell>
          <table:table-cell table:style-name="ce10" office:value-type="string" calcext:value-type="string">
            <text:p><text:a xlink:href="https://cantigas.fcsh.unl.pt/cantiga.asp?cdcant=975&amp;nl=3&amp;tr=3&amp;pv=sim" xlink:type="simple">As mias jornadas vedes quaes som, Afonso Anes do Cotom</text:a></text:p>
          </table:table-cell>
          <table:table-cell office:value-type="string" calcext:value-type="string">
            <text:p>As mias jornadas vedes quaes som</text:p>
          </table:table-cell>
          <table:table-cell table:style-name="ce10" office:value-type="string" calcext:value-type="string">
            <text:p><text:s/>Afonso Anes do Cotom</text:p>
          </table:table-cell>
          <table:table-cell table:style-name="ce10" office:value-type="string" calcext:value-type="string">
            <text:p>https://cantigas.fcsh.unl.pt/cantiga.asp?cdcant=975&amp;nl=3&amp;tr=3&amp;pv=sim</text:p>
          </table:table-cell>
          <table:table-cell office:value-type="string" calcext:value-type="string">
            <text:p>   (Linha 3): de Castr'a Burgos e end'a Palenç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talunha</text:p>
          </table:table-cell>
          <table:table-cell table:style-name="ce10" office:value-type="string" calcext:value-type="string">
            <text:p><text:a xlink:href="https://cantigas.fcsh.unl.pt/cantiga.asp?cdcant=349&amp;nl=5&amp;tr=3&amp;pv=sim" xlink:type="simple">O meu amig', amiga, que me gram bem fezia, Pero Mafaldo</text:a></text:p>
          </table:table-cell>
          <table:table-cell office:value-type="string" calcext:value-type="string">
            <text:p>O meu amig', amiga, que me gram bem fezia</text:p>
          </table:table-cell>
          <table:table-cell table:style-name="ce10" office:value-type="string" calcext:value-type="string">
            <text:p><text:s/>Pero Mafaldo</text:p>
          </table:table-cell>
          <table:table-cell table:style-name="ce10" office:value-type="string" calcext:value-type="string">
            <text:p>https://cantigas.fcsh.unl.pt/cantiga.asp?cdcant=349&amp;nl=5&amp;tr=3&amp;pv=sim</text:p>
          </table:table-cell>
          <table:table-cell office:value-type="string" calcext:value-type="string">
            <text:p>   (Linha 5): nom me viu mais d'um dia e vai-s'a Catalonha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lorico da Beira</text:p>
          </table:table-cell>
          <table:table-cell table:style-name="ce10" office:value-type="string" calcext:value-type="string">
            <text:p><text:a xlink:href="https://cantigas.fcsh.unl.pt/cantiga.asp?cdcant=1511&amp;nl=31&amp;tr=3&amp;pv=sim" xlink:type="simple">À lealdade da Bezerra, que pela Beira muit'anda,, Airas Peres Vuitorom</text:a></text:p>
          </table:table-cell>
          <table:table-cell office:value-type="string" calcext:value-type="string">
            <text:p>À lealdade da Bezerra, que pela Beira muit'anda</text:p>
          </table:table-cell>
          <table:table-cell table:style-name="ce10" office:value-type="string" calcext:value-type="string">
            <text:p><text:s/>Airas Peres Vuitorom</text:p>
          </table:table-cell>
          <table:table-cell table:style-name="ce10" office:value-type="string" calcext:value-type="string">
            <text:p>https://cantigas.fcsh.unl.pt/cantiga.asp?cdcant=1511&amp;nl=31&amp;tr=3&amp;pv=sim</text:p>
          </table:table-cell>
          <table:table-cell office:value-type="string" calcext:value-type="string">
            <text:p>   (Linha 31): E quando o Conde ao castelo chegou de Celorico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izneiros (Cisneros, concelho situado no centro-sul da provincia de Palencia)</text:p>
          </table:table-cell>
          <table:table-cell table:style-name="ce10" office:value-type="string" calcext:value-type="string">
            <text:p><text:a xlink:href="https://cantigas.fcsh.unl.pt/cantiga.asp?cdcant=486&amp;nl=9&amp;tr=3&amp;pv=sim" xlink:type="simple">Ansur Moniz, muit'houve gram pesar, Afonso X</text:a></text:p>
          </table:table-cell>
          <table:table-cell office:value-type="string" calcext:value-type="string">
            <text:p>Ansur Moniz, muit'houve gram pesar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486&amp;nl=9&amp;tr=3&amp;pv=sim</text:p>
          </table:table-cell>
          <table:table-cell office:value-type="string" calcext:value-type="string">
            <text:p>   (Linha 9): e de Campos, mais nom dos de Cizneiros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imbra</text:p>
          </table:table-cell>
          <table:table-cell table:style-name="ce10" office:value-type="string" calcext:value-type="string">
            <text:p><text:a xlink:href="https://cantigas.fcsh.unl.pt/cantiga.asp?cdcant=1437&amp;nl=4&amp;tr=3&amp;pv=sim" xlink:type="simple">Dom Estêvam fez[o] sa partiçom, João Soares Coelho</text:a></text:p>
          </table:table-cell>
          <table:table-cell office:value-type="string" calcext:value-type="string">
            <text:p>Dom Estêvam fez[o] sa partiçom</text:p>
          </table:table-cell>
          <table:table-cell table:style-name="ce10" office:value-type="string" calcext:value-type="string">
            <text:p><text:s/>João Soares Coelho</text:p>
          </table:table-cell>
          <table:table-cell table:style-name="ce10" office:value-type="string" calcext:value-type="string">
            <text:p>https://cantigas.fcsh.unl.pt/cantiga.asp?cdcant=1437&amp;nl=4&amp;tr=3&amp;pv=sim</text:p>
          </table:table-cell>
          <table:table-cell office:value-type="string" calcext:value-type="string">
            <text:p>   (Linha 4): mais em Coimbra caeu bem provado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ira</text:p>
          </table:table-cell>
          <table:table-cell table:style-name="ce10" office:value-type="string" calcext:value-type="string">
            <text:p><text:a xlink:href="https://cantigas.fcsh.unl.pt/cantiga.asp?cdcant=1359&amp;nl=13&amp;tr=3&amp;pv=sim" xlink:type="simple">Pero Colhos é deitado, Mem Rodrigues de Briteiros ou João Fernandes de Ardeleiro </text:a></text:p>
          </table:table-cell>
          <table:table-cell office:value-type="string" calcext:value-type="string">
            <text:p>Pero Colhos é deitado</text:p>
          </table:table-cell>
          <table:table-cell table:style-name="ce10" office:value-type="string" calcext:value-type="string">
            <text:p><text:s/>Mem Rodrigues de Briteiros ou João Fernandes de Ardeleiro </text:p>
          </table:table-cell>
          <table:table-cell table:style-name="ce10" office:value-type="string" calcext:value-type="string">
            <text:p>https://cantigas.fcsh.unl.pt/cantiga.asp?cdcant=1359&amp;nl=13&amp;tr=3&amp;pv=sim</text:p>
          </table:table-cell>
          <table:table-cell office:value-type="string" calcext:value-type="string">
            <text:p>   (Linha 13): E foi-s'el morar a Coir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ira (Cória)</text:p>
          </table:table-cell>
          <table:table-cell table:style-name="ce10" office:value-type="string" calcext:value-type="string">
            <text:p><text:a xlink:href="https://cantigas.fcsh.unl.pt/cantiga.asp?cdcant=114&amp;nl=34&amp;tr=3&amp;pv=sim" xlink:type="simple">Pero nom fui a Ultramar, Martim Soares</text:a></text:p>
          </table:table-cell>
          <table:table-cell office:value-type="string" calcext:value-type="string">
            <text:p>Pero nom fui a Ultramar</text:p>
          </table:table-cell>
          <table:table-cell table:style-name="ce10" office:value-type="string" calcext:value-type="string">
            <text:p><text:s/>Martim Soares</text:p>
          </table:table-cell>
          <table:table-cell table:style-name="ce10" office:value-type="string" calcext:value-type="string">
            <text:p>https://cantigas.fcsh.unl.pt/cantiga.asp?cdcant=114&amp;nl=34&amp;tr=3&amp;pv=sim</text:p>
          </table:table-cell>
          <table:table-cell office:value-type="string" calcext:value-type="string">
            <text:p>   (Linha 34): d'andar Coira e Galiste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unha (A Coruña)</text:p>
          </table:table-cell>
          <table:table-cell table:style-name="ce10" office:value-type="string" calcext:value-type="string">
            <text:p><text:a xlink:href="https://cantigas.fcsh.unl.pt/cantiga.asp?cdcant=1647&amp;nl=27&amp;tr=3&amp;pv=sim" xlink:type="simple">En'a primeira rua que cheguemos, Martim Anes Marinho</text:a></text:p>
          </table:table-cell>
          <table:table-cell office:value-type="string" calcext:value-type="string">
            <text:p>En'a primeira rua que cheguemos</text:p>
          </table:table-cell>
          <table:table-cell table:style-name="ce10" office:value-type="string" calcext:value-type="string">
            <text:p><text:s/>Martim Anes Marinho</text:p>
          </table:table-cell>
          <table:table-cell table:style-name="ce10" office:value-type="string" calcext:value-type="string">
            <text:p>https://cantigas.fcsh.unl.pt/cantiga.asp?cdcant=1647&amp;nl=27&amp;tr=3&amp;pv=sim</text:p>
          </table:table-cell>
          <table:table-cell office:value-type="string" calcext:value-type="string">
            <text:p>   (Linha 27): e tam lev'era, que bem de Coron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vilhã</text:p>
          </table:table-cell>
          <table:table-cell table:style-name="ce10" office:value-type="string" calcext:value-type="string">
            <text:p><text:a xlink:href="https://cantigas.fcsh.unl.pt/cantiga.asp?cdcant=1511&amp;nl=20&amp;tr=3&amp;pv=sim" xlink:type="simple">À lealdade da Bezerra, que pela Beira muit'anda,, Airas Peres Vuitorom</text:a></text:p>
          </table:table-cell>
          <table:table-cell office:value-type="string" calcext:value-type="string">
            <text:p>À lealdade da Bezerra, que pela Beira muit'anda</text:p>
          </table:table-cell>
          <table:table-cell table:style-name="ce10" office:value-type="string" calcext:value-type="string">
            <text:p><text:s/>Airas Peres Vuitorom</text:p>
          </table:table-cell>
          <table:table-cell table:style-name="ce10" office:value-type="string" calcext:value-type="string">
            <text:p>https://cantigas.fcsh.unl.pt/cantiga.asp?cdcant=1511&amp;nl=20&amp;tr=3&amp;pv=sim</text:p>
          </table:table-cell>
          <table:table-cell office:value-type="string" calcext:value-type="string">
            <text:p>   (Linha 20): Covilhã, e Pero Dias, Sortelha; e diss'o Conde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cente/ Crexente</text:p>
          </table:table-cell>
          <table:table-cell table:style-name="ce10" office:value-type="string" calcext:value-type="string">
            <text:p><text:a xlink:href="https://cantigas.fcsh.unl.pt/cantiga.asp?cdcant=967&amp;nl=6&amp;tr=3&amp;pv=sim" xlink:type="simple">A por que perço o dormir, João Airas de Santiago</text:a></text:p>
          </table:table-cell>
          <table:table-cell office:value-type="string" calcext:value-type="string">
            <text:p>A por que perço o dormir</text:p>
          </table:table-cell>
          <table:table-cell table:style-name="ce10" office:value-type="string" calcext:value-type="string">
            <text:p><text:s/>João Airas de Santiago</text:p>
          </table:table-cell>
          <table:table-cell table:style-name="ce10" office:value-type="string" calcext:value-type="string">
            <text:p>https://cantigas.fcsh.unl.pt/cantiga.asp?cdcant=967&amp;nl=6&amp;tr=3&amp;pv=sim</text:p>
          </table:table-cell>
          <table:table-cell office:value-type="string" calcext:value-type="string">
            <text:p>   (Linha 6): a Crexent', em sua mua baia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cente/ Crexente</text:p>
          </table:table-cell>
          <table:table-cell table:style-name="ce10" office:value-type="string" calcext:value-type="string">
            <text:p><text:a xlink:href="https://cantigas.fcsh.unl.pt/cantiga.asp?cdcant=974&amp;nl=1&amp;tr=3&amp;pv=sim" xlink:type="simple">Pelo souto de Crexente, João Airas de Santiago</text:a></text:p>
          </table:table-cell>
          <table:table-cell office:value-type="string" calcext:value-type="string">
            <text:p>Pelo souto de Crexente</text:p>
          </table:table-cell>
          <table:table-cell table:style-name="ce10" office:value-type="string" calcext:value-type="string">
            <text:p><text:s/>João Airas de Santiago</text:p>
          </table:table-cell>
          <table:table-cell table:style-name="ce10" office:value-type="string" calcext:value-type="string">
            <text:p>https://cantigas.fcsh.unl.pt/cantiga.asp?cdcant=974&amp;nl=1&amp;tr=3&amp;pv=sim</text:p>
          </table:table-cell>
          <table:table-cell office:value-type="string" calcext:value-type="string">
            <text:p>   (Linha 1): Pelo souto de Crexente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Cuenca</text:p>
          </table:table-cell>
          <table:table-cell table:style-name="ce10" office:value-type="string" calcext:value-type="string">
            <text:p><text:a xlink:href="https://cantigas.fcsh.unl.pt/cantiga.asp?cdcant=1685&amp;nl=2&amp;tr=3&amp;pv=sim" xlink:type="simple">Um bispo diz aqui, por si, Pedro Amigo de Sevilha</text:a></text:p>
          </table:table-cell>
          <table:table-cell office:value-type="string" calcext:value-type="string">
            <text:p>Um bispo diz aqui, por si</text:p>
          </table:table-cell>
          <table:table-cell table:style-name="ce10" office:value-type="string" calcext:value-type="string">
            <text:p><text:s/>Pedro Amigo de Sevilha</text:p>
          </table:table-cell>
          <table:table-cell table:style-name="ce10" office:value-type="string" calcext:value-type="string">
            <text:p>https://cantigas.fcsh.unl.pt/cantiga.asp?cdcant=1685&amp;nl=2&amp;tr=3&amp;pv=sim</text:p>
          </table:table-cell>
          <table:table-cell office:value-type="string" calcext:value-type="string">
            <text:p>   (Linha 2): que é de Conca; mais bem se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za</text:p>
          </table:table-cell>
          <table:table-cell table:style-name="ce10" office:value-type="string" calcext:value-type="string">
            <text:p><text:a xlink:href="https://cantigas.fcsh.unl.pt/cantiga.asp?cdcant=461&amp;nl=1&amp;tr=3&amp;pv=sim" xlink:type="simple">Med'hei do pertigueiro que tem Deça, Afonso X</text:a></text:p>
          </table:table-cell>
          <table:table-cell office:value-type="string" calcext:value-type="string">
            <text:p>Med'hei do pertigueiro que tem Deça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461&amp;nl=1&amp;tr=3&amp;pv=sim</text:p>
          </table:table-cell>
          <table:table-cell office:value-type="string" calcext:value-type="string">
            <text:p>   (Linha 1): Med'hei do pertigueiro que tem Deç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rmã (Mosteiro de S. Cristóvão de Dormeá, conc. de Boimorto, na província da Corunha)</text:p>
          </table:table-cell>
          <table:table-cell table:style-name="ce10" office:value-type="string" calcext:value-type="string">
            <text:p><text:a xlink:href="https://cantigas.fcsh.unl.pt/cantiga.asp?cdcant=1368&amp;nl=1&amp;tr=3&amp;pv=sim" xlink:type="simple">Quand'eu passei per Dormãa, Fernão Pais de Tamalhancos</text:a></text:p>
          </table:table-cell>
          <table:table-cell office:value-type="string" calcext:value-type="string">
            <text:p>Quand'eu passei per Dormãa</text:p>
          </table:table-cell>
          <table:table-cell table:style-name="ce10" office:value-type="string" calcext:value-type="string">
            <text:p><text:s/>Fernão Pais de Tamalhancos</text:p>
          </table:table-cell>
          <table:table-cell table:style-name="ce10" office:value-type="string" calcext:value-type="string">
            <text:p>https://cantigas.fcsh.unl.pt/cantiga.asp?cdcant=1368&amp;nl=1&amp;tr=3&amp;pv=sim</text:p>
          </table:table-cell>
          <table:table-cell office:value-type="string" calcext:value-type="string">
            <text:p>   (Linha 1): Quand'eu passei per Dormã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vas</text:p>
          </table:table-cell>
          <table:table-cell table:style-name="ce10" office:value-type="string" calcext:value-type="string">
            <text:p><text:a xlink:href="https://cantigas.fcsh.unl.pt/cantiga.asp?cdcant=1631&amp;nl=12&amp;tr=3&amp;pv=sim" xlink:type="simple">Faz-m'agora por si morrer, Vidal</text:a></text:p>
          </table:table-cell>
          <table:table-cell office:value-type="string" calcext:value-type="string">
            <text:p>Faz-m'agora por si morrer</text:p>
          </table:table-cell>
          <table:table-cell table:style-name="ce10" office:value-type="string" calcext:value-type="string">
            <text:p><text:s/>Vidal</text:p>
          </table:table-cell>
          <table:table-cell table:style-name="ce10" office:value-type="string" calcext:value-type="string">
            <text:p>https://cantigas.fcsh.unl.pt/cantiga.asp?cdcant=1631&amp;nl=12&amp;tr=3&amp;pv=sim</text:p>
          </table:table-cell>
          <table:table-cell office:value-type="string" calcext:value-type="string">
            <text:p>   (Linha 12): a mui fremosinha d'Elva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vas</text:p>
          </table:table-cell>
          <table:table-cell table:style-name="ce10" office:value-type="string" calcext:value-type="string">
            <text:p><text:a xlink:href="https://cantigas.fcsh.unl.pt/cantiga.asp?cdcant=1630&amp;nl=2&amp;tr=3&amp;pv=sim" xlink:type="simple">Moir, e faço dereito, Vidal</text:a></text:p>
          </table:table-cell>
          <table:table-cell office:value-type="string" calcext:value-type="string">
            <text:p>Moir, e faço dereito</text:p>
          </table:table-cell>
          <table:table-cell table:style-name="ce10" office:value-type="string" calcext:value-type="string">
            <text:p><text:s/>Vidal</text:p>
          </table:table-cell>
          <table:table-cell table:style-name="ce10" office:value-type="string" calcext:value-type="string">
            <text:p>https://cantigas.fcsh.unl.pt/cantiga.asp?cdcant=1630&amp;nl=2&amp;tr=3&amp;pv=sim</text:p>
          </table:table-cell>
          <table:table-cell office:value-type="string" calcext:value-type="string">
            <text:p>   (Linha 2): por ũa dona d'Elvas,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Ensar</text:p>
          </table:table-cell>
          <table:table-cell table:style-name="ce10" office:value-type="string" calcext:value-type="string">
            <text:p><text:a xlink:href="https://cantigas.fcsh.unl.pt/cantiga.asp?cdcant=635&amp;nl=1&amp;tr=3&amp;pv=sim" xlink:type="simple">O que me d'Ensar corrudo, Pero Larouco</text:a></text:p>
          </table:table-cell>
          <table:table-cell office:value-type="string" calcext:value-type="string">
            <text:p>O que me d'Ensar corrudo</text:p>
          </table:table-cell>
          <table:table-cell table:style-name="ce10" office:value-type="string" calcext:value-type="string">
            <text:p><text:s/>Pero Larouco</text:p>
          </table:table-cell>
          <table:table-cell table:style-name="ce10" office:value-type="string" calcext:value-type="string">
            <text:p>https://cantigas.fcsh.unl.pt/cantiga.asp?cdcant=635&amp;nl=1&amp;tr=3&amp;pv=sim</text:p>
          </table:table-cell>
          <table:table-cell office:value-type="string" calcext:value-type="string">
            <text:p>   (Linha 1): O que me d'Ensar corrud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re Douro e Minho</text:p>
          </table:table-cell>
          <table:table-cell table:style-name="ce10" office:value-type="string" calcext:value-type="string">
            <text:p><text:a xlink:href="https://cantigas.fcsh.unl.pt/cantiga.asp?cdcant=1337&amp;nl=14&amp;tr=3&amp;pv=sim" xlink:type="simple">Disse-m'hoj'assi um home, Estêvão da Guarda</text:a></text:p>
          </table:table-cell>
          <table:table-cell office:value-type="string" calcext:value-type="string">
            <text:p>Disse-m'hoj'assi um home</text:p>
          </table:table-cell>
          <table:table-cell table:style-name="ce10" office:value-type="string" calcext:value-type="string">
            <text:p><text:s/>Estêvão da Guarda</text:p>
          </table:table-cell>
          <table:table-cell table:style-name="ce10" office:value-type="string" calcext:value-type="string">
            <text:p>https://cantigas.fcsh.unl.pt/cantiga.asp?cdcant=1337&amp;nl=14&amp;tr=3&amp;pv=sim</text:p>
          </table:table-cell>
          <table:table-cell office:value-type="string" calcext:value-type="string">
            <text:p>   (Linha 14): se vai d'Antre Doir'e Minho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mida de S. Clemenço do Mar</text:p>
          </table:table-cell>
          <table:table-cell table:style-name="ce10" office:value-type="string" calcext:value-type="string">
            <text:p><text:a xlink:href="https://cantigas.fcsh.unl.pt/cantiga.asp?cdcant=1229&amp;nl=18&amp;tr=3&amp;pv=sim" xlink:type="simple">Des quando vos fostes daqui, Nuno Trez</text:a></text:p>
          </table:table-cell>
          <table:table-cell office:value-type="string" calcext:value-type="string">
            <text:p>Des quando vos fostes daqui</text:p>
          </table:table-cell>
          <table:table-cell table:style-name="ce10" office:value-type="string" calcext:value-type="string">
            <text:p><text:s/>Nuno Trez</text:p>
          </table:table-cell>
          <table:table-cell table:style-name="ce10" office:value-type="string" calcext:value-type="string">
            <text:p>https://cantigas.fcsh.unl.pt/cantiga.asp?cdcant=1229&amp;nl=18&amp;tr=3&amp;pv=sim</text:p>
          </table:table-cell>
          <table:table-cell office:value-type="string" calcext:value-type="string">
            <text:p>   (Linha 18): a Sam Clemenç'e nom vos v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mida de S. Clemenço do Mar</text:p>
          </table:table-cell>
          <table:table-cell table:style-name="ce10" office:value-type="string" calcext:value-type="string">
            <text:p><text:a xlink:href="https://cantigas.fcsh.unl.pt/cantiga.asp?cdcant=1232&amp;nl=1&amp;tr=3&amp;pv=sim" xlink:type="simple">Estava-m'em Sam Clemenço, u fora fazer oraçom, Nuno Trez</text:a></text:p>
          </table:table-cell>
          <table:table-cell office:value-type="string" calcext:value-type="string">
            <text:p>Estava-m'em Sam Clemenço, u fora fazer oraçom</text:p>
          </table:table-cell>
          <table:table-cell table:style-name="ce10" office:value-type="string" calcext:value-type="string">
            <text:p><text:s/>Nuno Trez</text:p>
          </table:table-cell>
          <table:table-cell table:style-name="ce10" office:value-type="string" calcext:value-type="string">
            <text:p>https://cantigas.fcsh.unl.pt/cantiga.asp?cdcant=1232&amp;nl=1&amp;tr=3&amp;pv=sim</text:p>
          </table:table-cell>
          <table:table-cell office:value-type="string" calcext:value-type="string">
            <text:p>   (Linha 1): Estava-m'em Sam Clemenço, u fora fazer oraçom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Ermida de S. Clemenço do Mar</text:p>
          </table:table-cell>
          <table:table-cell table:style-name="ce10" office:value-type="string" calcext:value-type="string">
            <text:p><text:a xlink:href="https://cantigas.fcsh.unl.pt/cantiga.asp?cdcant=1231&amp;nl=1&amp;tr=3&amp;pv=sim" xlink:type="simple">Nom vou eu a Sam Clemenço orar, e faço gram razom, Nuno Trez</text:a></text:p>
          </table:table-cell>
          <table:table-cell office:value-type="string" calcext:value-type="string">
            <text:p>Nom vou eu a Sam Clemenço orar, e faço gram razom</text:p>
          </table:table-cell>
          <table:table-cell table:style-name="ce10" office:value-type="string" calcext:value-type="string">
            <text:p><text:s/>Nuno Trez</text:p>
          </table:table-cell>
          <table:table-cell table:style-name="ce10" office:value-type="string" calcext:value-type="string">
            <text:p>https://cantigas.fcsh.unl.pt/cantiga.asp?cdcant=1231&amp;nl=1&amp;tr=3&amp;pv=sim</text:p>
          </table:table-cell>
          <table:table-cell office:value-type="string" calcext:value-type="string">
            <text:p>   (Linha 1): Nom vou eu a Sam Clemenço orar, e faço gram razom, </text:p>
          </table:table-cell>
          <table:table-cell table:number-columns-repeated="7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Ermida de S. Clemenço do Mar</text:p>
          </table:table-cell>
          <table:table-cell table:style-name="ce10" office:value-type="string" calcext:value-type="string">
            <text:p><text:a xlink:href="https://cantigas.fcsh.unl.pt/cantiga.asp?cdcant=1230&amp;nl=1&amp;tr=3&amp;pv=sim" xlink:type="simple">Sam Clemenço do mar, Nuno Trez</text:a></text:p>
          </table:table-cell>
          <table:table-cell office:value-type="string" calcext:value-type="string">
            <text:p>Sam Clemenço do mar</text:p>
          </table:table-cell>
          <table:table-cell table:style-name="ce10" office:value-type="string" calcext:value-type="string">
            <text:p><text:s/>Nuno Trez</text:p>
          </table:table-cell>
          <table:table-cell table:style-name="ce10" office:value-type="string" calcext:value-type="string">
            <text:p>https://cantigas.fcsh.unl.pt/cantiga.asp?cdcant=1230&amp;nl=1&amp;tr=3&amp;pv=sim</text:p>
          </table:table-cell>
          <table:table-cell office:value-type="string" calcext:value-type="string">
            <text:p>   (Linha 1): Sam Clemenço do mar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Ermida de S. Julião</text:p>
          </table:table-cell>
          <table:table-cell table:style-name="ce10" office:value-type="string" calcext:value-type="string">
            <text:p><text:a xlink:href="https://cantigas.fcsh.unl.pt/cantiga.asp?cdcant=1144&amp;nl=4&amp;tr=3&amp;pv=sim" xlink:type="simple">Ai Deus, que doo que eu de mi hei, Pero de Ver</text:a></text:p>
          </table:table-cell>
          <table:table-cell office:value-type="string" calcext:value-type="string">
            <text:p>Ai Deus, que doo que eu de mi hei</text:p>
          </table:table-cell>
          <table:table-cell table:style-name="ce10" office:value-type="string" calcext:value-type="string">
            <text:p><text:s/>Pero de Ver</text:p>
          </table:table-cell>
          <table:table-cell table:style-name="ce10" office:value-type="string" calcext:value-type="string">
            <text:p>https://cantigas.fcsh.unl.pt/cantiga.asp?cdcant=1144&amp;nl=4&amp;tr=3&amp;pv=sim</text:p>
          </table:table-cell>
          <table:table-cell office:value-type="string" calcext:value-type="string">
            <text:p>   (Linha 4): Quando s'el houve de Julham a ir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mida de S. Julião</text:p>
          </table:table-cell>
          <table:table-cell table:style-name="ce10" office:value-type="string" calcext:value-type="string">
            <text:p><text:a xlink:href="https://cantigas.fcsh.unl.pt/cantiga.asp?cdcant=1147&amp;nl=13&amp;tr=3&amp;pv=sim" xlink:type="simple">Do meu amig', a que eu quero bem, Pero de Ver</text:a></text:p>
          </table:table-cell>
          <table:table-cell office:value-type="string" calcext:value-type="string">
            <text:p>Do meu amig', a que eu quero bem</text:p>
          </table:table-cell>
          <table:table-cell table:style-name="ce10" office:value-type="string" calcext:value-type="string">
            <text:p><text:s/>Pero de Ver</text:p>
          </table:table-cell>
          <table:table-cell table:style-name="ce10" office:value-type="string" calcext:value-type="string">
            <text:p>https://cantigas.fcsh.unl.pt/cantiga.asp?cdcant=1147&amp;nl=13&amp;tr=3&amp;pv=sim</text:p>
          </table:table-cell>
          <table:table-cell office:value-type="string" calcext:value-type="string">
            <text:p>   (Linha 13): des que o vi em Julham um dia,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Ermida de S. Leuter (Sant'Outelo ou S. Eleutério)</text:p>
          </table:table-cell>
          <table:table-cell table:style-name="ce10" office:value-type="string" calcext:value-type="string">
            <text:p><text:a xlink:href="https://cantigas.fcsh.unl.pt/cantiga.asp?cdcant=1282&amp;nl=3&amp;tr=3&amp;pv=sim" xlink:type="simple">Por Deus vos rogo, madre, que mi digades, Lopo</text:a></text:p>
          </table:table-cell>
          <table:table-cell office:value-type="string" calcext:value-type="string">
            <text:p>Por Deus vos rogo, madre, que mi digades</text:p>
          </table:table-cell>
          <table:table-cell table:style-name="ce10" office:value-type="string" calcext:value-type="string">
            <text:p><text:s/>Lopo</text:p>
          </table:table-cell>
          <table:table-cell table:style-name="ce10" office:value-type="string" calcext:value-type="string">
            <text:p>https://cantigas.fcsh.unl.pt/cantiga.asp?cdcant=1282&amp;nl=3&amp;tr=3&amp;pv=sim</text:p>
          </table:table-cell>
          <table:table-cell office:value-type="string" calcext:value-type="string">
            <text:p>   (Linha 3): d'ir a Sam Leuter falar com meu amigo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mida de S. Momede</text:p>
          </table:table-cell>
          <table:table-cell table:style-name="ce10" office:value-type="string" calcext:value-type="string">
            <text:p><text:a xlink:href="https://cantigas.fcsh.unl.pt/cantiga.asp?cdcant=1299&amp;nl=2&amp;tr=3&amp;pv=sim" xlink:type="simple">Amigo, se mi gram bem queredes, João de Cangas</text:a></text:p>
          </table:table-cell>
          <table:table-cell office:value-type="string" calcext:value-type="string">
            <text:p>Amigo, se mi gram bem queredes</text:p>
          </table:table-cell>
          <table:table-cell table:style-name="ce10" office:value-type="string" calcext:value-type="string">
            <text:p><text:s/>João de Cangas</text:p>
          </table:table-cell>
          <table:table-cell table:style-name="ce10" office:value-type="string" calcext:value-type="string">
            <text:p>https://cantigas.fcsh.unl.pt/cantiga.asp?cdcant=1299&amp;nl=2&amp;tr=3&amp;pv=sim</text:p>
          </table:table-cell>
          <table:table-cell office:value-type="string" calcext:value-type="string">
            <text:p>   (Linha 2): id'a Sam Momed'e veer-m'-ed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mida de S. Momede</text:p>
          </table:table-cell>
          <table:table-cell table:style-name="ce10" office:value-type="string" calcext:value-type="string">
            <text:p><text:a xlink:href="https://cantigas.fcsh.unl.pt/cantiga.asp?cdcant=1297&amp;nl=1&amp;tr=3&amp;pv=sim" xlink:type="simple">Em Sam Momed', u sabedes, João de Cangas</text:a></text:p>
          </table:table-cell>
          <table:table-cell office:value-type="string" calcext:value-type="string">
            <text:p>Em Sam Momed', u sabedes</text:p>
          </table:table-cell>
          <table:table-cell table:style-name="ce10" office:value-type="string" calcext:value-type="string">
            <text:p><text:s/>João de Cangas</text:p>
          </table:table-cell>
          <table:table-cell table:style-name="ce10" office:value-type="string" calcext:value-type="string">
            <text:p>https://cantigas.fcsh.unl.pt/cantiga.asp?cdcant=1297&amp;nl=1&amp;tr=3&amp;pv=sim</text:p>
          </table:table-cell>
          <table:table-cell office:value-type="string" calcext:value-type="string">
            <text:p>   (Linha 1): Em Sam Momed', u sabedes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Ermida de S. Momede</text:p>
          </table:table-cell>
          <table:table-cell table:style-name="ce10" office:value-type="string" calcext:value-type="string">
            <text:p><text:a xlink:href="https://cantigas.fcsh.unl.pt/cantiga.asp?cdcant=1298&amp;nl=1&amp;tr=3&amp;pv=sim" xlink:type="simple">Fui eu, madr', a Sam Momed', u me cuidei, João de Cangas</text:a></text:p>
          </table:table-cell>
          <table:table-cell office:value-type="string" calcext:value-type="string">
            <text:p>Fui eu, madr', a Sam Momed', u me cuidei</text:p>
          </table:table-cell>
          <table:table-cell table:style-name="ce10" office:value-type="string" calcext:value-type="string">
            <text:p><text:s/>João de Cangas</text:p>
          </table:table-cell>
          <table:table-cell table:style-name="ce10" office:value-type="string" calcext:value-type="string">
            <text:p>https://cantigas.fcsh.unl.pt/cantiga.asp?cdcant=1298&amp;nl=1&amp;tr=3&amp;pv=sim</text:p>
          </table:table-cell>
          <table:table-cell office:value-type="string" calcext:value-type="string">
            <text:p>   (Linha 1): Fui eu, madr', a Sam Momed', u me cuidei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Ermida de S. Salvador</text:p>
          </table:table-cell>
          <table:table-cell table:style-name="ce10" office:value-type="string" calcext:value-type="string">
            <text:p><text:a xlink:href="https://cantigas.fcsh.unl.pt/cantiga.asp?cdcant=948&amp;nl=1&amp;tr=3&amp;pv=sim" xlink:type="simple">Em outro dia em Sam Salvador, Sancho Sanches</text:a></text:p>
          </table:table-cell>
          <table:table-cell office:value-type="string" calcext:value-type="string">
            <text:p>Em outro dia em Sam Salvador</text:p>
          </table:table-cell>
          <table:table-cell table:style-name="ce10" office:value-type="string" calcext:value-type="string">
            <text:p><text:s/>Sancho Sanches</text:p>
          </table:table-cell>
          <table:table-cell table:style-name="ce10" office:value-type="string" calcext:value-type="string">
            <text:p>https://cantigas.fcsh.unl.pt/cantiga.asp?cdcant=948&amp;nl=1&amp;tr=3&amp;pv=sim</text:p>
          </table:table-cell>
          <table:table-cell office:value-type="string" calcext:value-type="string">
            <text:p>   (Linha 1): Em outro dia em Sam Salvad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mida de S. Salvador de Valongo</text:p>
          </table:table-cell>
          <table:table-cell table:style-name="ce10" office:value-type="string" calcext:value-type="string">
            <text:p><text:a xlink:href="https://cantigas.fcsh.unl.pt/cantiga.asp?cdcant=1271&amp;nl=8&amp;tr=3&amp;pv=sim" xlink:type="simple">Ai meu amigo, coitada, Martim Padrozelos </text:a></text:p>
          </table:table-cell>
          <table:table-cell office:value-type="string" calcext:value-type="string">
            <text:p>Ai meu amigo, coitada</text:p>
          </table:table-cell>
          <table:table-cell table:style-name="ce10" office:value-type="string" calcext:value-type="string">
            <text:p><text:s/>Martim Padrozelos </text:p>
          </table:table-cell>
          <table:table-cell table:style-name="ce10" office:value-type="string" calcext:value-type="string">
            <text:p>https://cantigas.fcsh.unl.pt/cantiga.asp?cdcant=1271&amp;nl=8&amp;tr=3&amp;pv=sim</text:p>
          </table:table-cell>
          <table:table-cell office:value-type="string" calcext:value-type="string">
            <text:p>   (Linha 8): de parecer em Valongo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mida de S. Salvador de Valongo</text:p>
          </table:table-cell>
          <table:table-cell table:style-name="ce10" office:value-type="string" calcext:value-type="string">
            <text:p><text:a xlink:href="https://cantigas.fcsh.unl.pt/cantiga.asp?cdcant=1269&amp;nl=8&amp;tr=3&amp;pv=sim" xlink:type="simple">- Amig', havia queixume, Martim Padrozelos </text:a></text:p>
          </table:table-cell>
          <table:table-cell office:value-type="string" calcext:value-type="string">
            <text:p>Amig', havia queixume</text:p>
          </table:table-cell>
          <table:table-cell table:style-name="ce10" office:value-type="string" calcext:value-type="string">
            <text:p><text:s/>Martim Padrozelos </text:p>
          </table:table-cell>
          <table:table-cell table:style-name="ce10" office:value-type="string" calcext:value-type="string">
            <text:p>https://cantigas.fcsh.unl.pt/cantiga.asp?cdcant=1269&amp;nl=8&amp;tr=3&amp;pv=sim</text:p>
          </table:table-cell>
          <table:table-cell office:value-type="string" calcext:value-type="string">
            <text:p>   (Linha 8): que jurei em Sam Salvador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1">
          <table:table-cell office:value-type="string" calcext:value-type="string">
            <text:p>Ermida de S. Salvador de Valongo</text:p>
          </table:table-cell>
          <table:table-cell table:style-name="ce10" office:value-type="string" calcext:value-type="string">
            <text:p><text:a xlink:href="https://cantigas.fcsh.unl.pt/cantiga.asp?cdcant=1268&amp;nl=3&amp;tr=3&amp;pv=sim" xlink:type="simple">Gram sazom há, meu amigo, Martim Padrozelos </text:a></text:p>
          </table:table-cell>
          <table:table-cell office:value-type="string" calcext:value-type="string">
            <text:p>Gram sazom há, meu amigo</text:p>
          </table:table-cell>
          <table:table-cell table:style-name="ce10" office:value-type="string" calcext:value-type="string">
            <text:p><text:s/>Martim Padrozelos </text:p>
          </table:table-cell>
          <table:table-cell table:style-name="ce10" office:value-type="string" calcext:value-type="string">
            <text:p>https://cantigas.fcsh.unl.pt/cantiga.asp?cdcant=1268&amp;nl=3&amp;tr=3&amp;pv=sim</text:p>
          </table:table-cell>
          <table:table-cell office:value-type="string" calcext:value-type="string">
            <text:p>   (Linha 3): em Valong'e nom m'ar vistes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1">
          <table:table-cell office:value-type="string" calcext:value-type="string">
            <text:p>Ermida de S. Salvador de Valongo</text:p>
          </table:table-cell>
          <table:table-cell table:style-name="ce10" office:value-type="string" calcext:value-type="string">
            <text:p><text:a xlink:href="https://cantigas.fcsh.unl.pt/cantiga.asp?cdcant=1275&amp;nl=1&amp;tr=3&amp;pv=sim" xlink:type="simple">Id'hoj, ai meu amigo, led'a Sam Salvador, Martim Padrozelos </text:a></text:p>
          </table:table-cell>
          <table:table-cell office:value-type="string" calcext:value-type="string">
            <text:p>Id'hoj, ai meu amigo, led'a Sam Salvador</text:p>
          </table:table-cell>
          <table:table-cell table:style-name="ce10" office:value-type="string" calcext:value-type="string">
            <text:p><text:s/>Martim Padrozelos </text:p>
          </table:table-cell>
          <table:table-cell table:style-name="ce10" office:value-type="string" calcext:value-type="string">
            <text:p>https://cantigas.fcsh.unl.pt/cantiga.asp?cdcant=1275&amp;nl=1&amp;tr=3&amp;pv=sim</text:p>
          </table:table-cell>
          <table:table-cell office:value-type="string" calcext:value-type="string">
            <text:p>   (Linha 1): Id'hoj, ai meu amigo, led'a Sam Salvador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1">
          <table:table-cell office:value-type="string" calcext:value-type="string">
            <text:p>Ermida de S. Salvador de Valongo</text:p>
          </table:table-cell>
          <table:table-cell table:style-name="ce10" office:value-type="string" calcext:value-type="string">
            <text:p><text:a xlink:href="https://cantigas.fcsh.unl.pt/cantiga.asp?cdcant=1272&amp;nl=3&amp;tr=3&amp;pv=sim" xlink:type="simple">Por Deus, que vos nom pês, Martim Padrozelos </text:a></text:p>
          </table:table-cell>
          <table:table-cell office:value-type="string" calcext:value-type="string">
            <text:p>Por Deus, que vos nom pês</text:p>
          </table:table-cell>
          <table:table-cell table:style-name="ce10" office:value-type="string" calcext:value-type="string">
            <text:p><text:s/>Martim Padrozelos </text:p>
          </table:table-cell>
          <table:table-cell table:style-name="ce10" office:value-type="string" calcext:value-type="string">
            <text:p>https://cantigas.fcsh.unl.pt/cantiga.asp?cdcant=1272&amp;nl=3&amp;tr=3&amp;pv=sim</text:p>
          </table:table-cell>
          <table:table-cell office:value-type="string" calcext:value-type="string">
            <text:p>   (Linha 3): d'ir a Sam Salvador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0" office:value-type="string" calcext:value-type="string">
            <text:p><text:a xlink:href="https://cantigas.fcsh.unl.pt/cantiga.asp?cdcant=1163&amp;nl=1&amp;tr=3&amp;pv=sim" xlink:type="simple">A Sam Servand', u ora vam todas orar, João Servando</text:a></text:p>
          </table:table-cell>
          <table:table-cell office:value-type="string" calcext:value-type="string">
            <text:p>A Sam Servand', u ora vam todas orar</text:p>
          </table:table-cell>
          <table:table-cell table:style-name="ce10" office:value-type="string" calcext:value-type="string">
            <text:p><text:s/>João Servando</text:p>
          </table:table-cell>
          <table:table-cell table:style-name="ce10" office:value-type="string" calcext:value-type="string">
            <text:p>https://cantigas.fcsh.unl.pt/cantiga.asp?cdcant=1163&amp;nl=1&amp;tr=3&amp;pv=sim</text:p>
          </table:table-cell>
          <table:table-cell office:value-type="string" calcext:value-type="string">
            <text:p>   (Linha 1): A Sam Servand', u ora vam todas orar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0" office:value-type="string" calcext:value-type="string">
            <text:p><text:a xlink:href="https://cantigas.fcsh.unl.pt/cantiga.asp?cdcant=1160&amp;nl=1&amp;tr=3&amp;pv=sim" xlink:type="simple">A Sam Servand'em oraçom, João Servando</text:a></text:p>
          </table:table-cell>
          <table:table-cell office:value-type="string" calcext:value-type="string">
            <text:p>A Sam Servand'em oraçom</text:p>
          </table:table-cell>
          <table:table-cell table:style-name="ce10" office:value-type="string" calcext:value-type="string">
            <text:p><text:s/>João Servando</text:p>
          </table:table-cell>
          <table:table-cell table:style-name="ce10" office:value-type="string" calcext:value-type="string">
            <text:p>https://cantigas.fcsh.unl.pt/cantiga.asp?cdcant=1160&amp;nl=1&amp;tr=3&amp;pv=sim</text:p>
          </table:table-cell>
          <table:table-cell office:value-type="string" calcext:value-type="string">
            <text:p>   (Linha 1): A Sam Servand'em oraçom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987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0" office:value-type="string" calcext:value-type="string">
            <text:p><text:a xlink:href="https://cantigas.fcsh.unl.pt/cantiga.asp?cdcant=1161&amp;nl=1&amp;tr=3&amp;pv=sim" xlink:type="simple">A Sam Servando foi meu amigo, João Servando</text:a></text:p>
          </table:table-cell>
          <table:table-cell office:value-type="string" calcext:value-type="string">
            <text:p>A Sam Servando foi meu amigo</text:p>
          </table:table-cell>
          <table:table-cell table:style-name="ce10" office:value-type="string" calcext:value-type="string">
            <text:p><text:s/>João Servando</text:p>
          </table:table-cell>
          <table:table-cell table:style-name="ce10" office:value-type="string" calcext:value-type="string">
            <text:p>https://cantigas.fcsh.unl.pt/cantiga.asp?cdcant=1161&amp;nl=1&amp;tr=3&amp;pv=sim</text:p>
          </table:table-cell>
          <table:table-cell office:value-type="string" calcext:value-type="string">
            <text:p>   (Linha 1): A Sam Servando foi meu amigo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987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0" office:value-type="string" calcext:value-type="string">
            <text:p><text:a xlink:href="https://cantigas.fcsh.unl.pt/cantiga.asp?cdcant=1171&amp;nl=19&amp;tr=3&amp;pv=sim" xlink:type="simple">Disserom-mi ca se queria ir, João Servando</text:a></text:p>
          </table:table-cell>
          <table:table-cell office:value-type="string" calcext:value-type="string">
            <text:p>Disserom-mi ca se queria ir</text:p>
          </table:table-cell>
          <table:table-cell table:style-name="ce10" office:value-type="string" calcext:value-type="string">
            <text:p><text:s/>João Servando</text:p>
          </table:table-cell>
          <table:table-cell table:style-name="ce10" office:value-type="string" calcext:value-type="string">
            <text:p>https://cantigas.fcsh.unl.pt/cantiga.asp?cdcant=1171&amp;nl=19&amp;tr=3&amp;pv=sim</text:p>
          </table:table-cell>
          <table:table-cell office:value-type="string" calcext:value-type="string">
            <text:p>   (Linha 19): A Sam Servando foi em oraçom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987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0" office:value-type="string" calcext:value-type="string">
            <text:p><text:a xlink:href="https://cantigas.fcsh.unl.pt/cantiga.asp?cdcant=1712&amp;nl=1&amp;tr=3&amp;pv=sim" xlink:type="simple">Donas vam a Sam Servando muitas hoj'em romaria, João Servando</text:a></text:p>
          </table:table-cell>
          <table:table-cell office:value-type="string" calcext:value-type="string">
            <text:p>Donas vam a Sam Servando muitas hoj'em romaria</text:p>
          </table:table-cell>
          <table:table-cell table:style-name="ce10" office:value-type="string" calcext:value-type="string">
            <text:p><text:s/>João Servando</text:p>
          </table:table-cell>
          <table:table-cell table:style-name="ce10" office:value-type="string" calcext:value-type="string">
            <text:p>https://cantigas.fcsh.unl.pt/cantiga.asp?cdcant=1712&amp;nl=1&amp;tr=3&amp;pv=sim</text:p>
          </table:table-cell>
          <table:table-cell office:value-type="string" calcext:value-type="string">
            <text:p>   (Linha 1): Donas vam a Sam Servando muitas hoj'em romaria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987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0" office:value-type="string" calcext:value-type="string">
            <text:p><text:a xlink:href="https://cantigas.fcsh.unl.pt/cantiga.asp?cdcant=1170&amp;nl=17&amp;tr=3&amp;pv=sim" xlink:type="simple">Filha, o que queredes bem, João Servando</text:a></text:p>
          </table:table-cell>
          <table:table-cell office:value-type="string" calcext:value-type="string">
            <text:p>Filha, o que queredes bem</text:p>
          </table:table-cell>
          <table:table-cell table:style-name="ce10" office:value-type="string" calcext:value-type="string">
            <text:p><text:s/>João Servando</text:p>
          </table:table-cell>
          <table:table-cell table:style-name="ce10" office:value-type="string" calcext:value-type="string">
            <text:p>https://cantigas.fcsh.unl.pt/cantiga.asp?cdcant=1170&amp;nl=17&amp;tr=3&amp;pv=sim</text:p>
          </table:table-cell>
          <table:table-cell office:value-type="string" calcext:value-type="string">
            <text:p>   (Linha 17): e foi ora a Sam Servando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987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0" office:value-type="string" calcext:value-type="string">
            <text:p><text:a xlink:href="https://cantigas.fcsh.unl.pt/cantiga.asp?cdcant=1168&amp;nl=1&amp;tr=3&amp;pv=sim" xlink:type="simple">Fui eu a Sam Servando por veer meu amigo, João Servando</text:a></text:p>
          </table:table-cell>
          <table:table-cell office:value-type="string" calcext:value-type="string">
            <text:p>Fui eu a Sam Servando por veer meu amigo</text:p>
          </table:table-cell>
          <table:table-cell table:style-name="ce10" office:value-type="string" calcext:value-type="string">
            <text:p><text:s/>João Servando</text:p>
          </table:table-cell>
          <table:table-cell table:style-name="ce10" office:value-type="string" calcext:value-type="string">
            <text:p>https://cantigas.fcsh.unl.pt/cantiga.asp?cdcant=1168&amp;nl=1&amp;tr=3&amp;pv=sim</text:p>
          </table:table-cell>
          <table:table-cell office:value-type="string" calcext:value-type="string">
            <text:p>   (Linha 1): Fui eu a Sam Servando por veer meu amigo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987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0" office:value-type="string" calcext:value-type="string">
            <text:p><text:a xlink:href="https://cantigas.fcsh.unl.pt/cantiga.asp?cdcant=1159&amp;nl=14&amp;tr=3&amp;pv=sim" xlink:type="simple">Ir-se quer o meu amigo, João Servando</text:a></text:p>
          </table:table-cell>
          <table:table-cell office:value-type="string" calcext:value-type="string">
            <text:p>Ir-se quer o meu amigo</text:p>
          </table:table-cell>
          <table:table-cell table:style-name="ce10" office:value-type="string" calcext:value-type="string">
            <text:p><text:s/>João Servando</text:p>
          </table:table-cell>
          <table:table-cell table:style-name="ce10" office:value-type="string" calcext:value-type="string">
            <text:p>https://cantigas.fcsh.unl.pt/cantiga.asp?cdcant=1159&amp;nl=14&amp;tr=3&amp;pv=sim</text:p>
          </table:table-cell>
          <table:table-cell office:value-type="string" calcext:value-type="string">
            <text:p>   (Linha 14): oraçom a Sam Servando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987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0" office:value-type="string" calcext:value-type="string">
            <text:p><text:a xlink:href="https://cantigas.fcsh.unl.pt/cantiga.asp?cdcant=1173&amp;nl=25&amp;tr=3&amp;pv=sim" xlink:type="simple">Ir-vos queredes, amigo, João Servando</text:a></text:p>
          </table:table-cell>
          <table:table-cell office:value-type="string" calcext:value-type="string">
            <text:p>Ir-vos queredes, amigo</text:p>
          </table:table-cell>
          <table:table-cell table:style-name="ce10" office:value-type="string" calcext:value-type="string">
            <text:p><text:s/>João Servando</text:p>
          </table:table-cell>
          <table:table-cell table:style-name="ce10" office:value-type="string" calcext:value-type="string">
            <text:p>https://cantigas.fcsh.unl.pt/cantiga.asp?cdcant=1173&amp;nl=25&amp;tr=3&amp;pv=sim</text:p>
          </table:table-cell>
          <table:table-cell office:value-type="string" calcext:value-type="string">
            <text:p>   (Linha 25): A Sam Servand'irei dizer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987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0" office:value-type="string" calcext:value-type="string">
            <text:p><text:a xlink:href="https://cantigas.fcsh.unl.pt/cantiga.asp?cdcant=1165&amp;nl=2&amp;tr=3&amp;pv=sim" xlink:type="simple">Mia madre velida, e nom me guardedes, João Servando</text:a></text:p>
          </table:table-cell>
          <table:table-cell office:value-type="string" calcext:value-type="string">
            <text:p>Mia madre velida, e nom me guardedes</text:p>
          </table:table-cell>
          <table:table-cell table:style-name="ce10" office:value-type="string" calcext:value-type="string">
            <text:p><text:s/>João Servando</text:p>
          </table:table-cell>
          <table:table-cell table:style-name="ce10" office:value-type="string" calcext:value-type="string">
            <text:p>https://cantigas.fcsh.unl.pt/cantiga.asp?cdcant=1165&amp;nl=2&amp;tr=3&amp;pv=sim</text:p>
          </table:table-cell>
          <table:table-cell office:value-type="string" calcext:value-type="string">
            <text:p>   (Linha 2): d'ir a Sam Servando, ca, se o fazedes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987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0" office:value-type="string" calcext:value-type="string">
            <text:p><text:a xlink:href="https://cantigas.fcsh.unl.pt/cantiga.asp?cdcant=1162&amp;nl=1&amp;tr=3&amp;pv=sim" xlink:type="simple">Ora vam a Sam Servando donas fazer romaria, João Servando</text:a></text:p>
          </table:table-cell>
          <table:table-cell office:value-type="string" calcext:value-type="string">
            <text:p>Ora vam a Sam Servando donas fazer romaria</text:p>
          </table:table-cell>
          <table:table-cell table:style-name="ce10" office:value-type="string" calcext:value-type="string">
            <text:p><text:s/>João Servando</text:p>
          </table:table-cell>
          <table:table-cell table:style-name="ce10" office:value-type="string" calcext:value-type="string">
            <text:p>https://cantigas.fcsh.unl.pt/cantiga.asp?cdcant=1162&amp;nl=1&amp;tr=3&amp;pv=sim</text:p>
          </table:table-cell>
          <table:table-cell office:value-type="string" calcext:value-type="string">
            <text:p>   (Linha 1): Ora vam a Sam Servando donas fazer romaria</text:p>
          </table:table-cell>
          <table:table-cell table:number-columns-repeated="7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987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0" office:value-type="string" calcext:value-type="string">
            <text:p><text:a xlink:href="https://cantigas.fcsh.unl.pt/cantiga.asp?cdcant=1158&amp;nl=1&amp;tr=3&amp;pv=sim" xlink:type="simple">Quand'eu a Sam Servando fui um dia daqui, João Servando</text:a></text:p>
          </table:table-cell>
          <table:table-cell office:value-type="string" calcext:value-type="string">
            <text:p>Quand'eu a Sam Servando fui um dia daqui</text:p>
          </table:table-cell>
          <table:table-cell table:style-name="ce10" office:value-type="string" calcext:value-type="string">
            <text:p><text:s/>João Servando</text:p>
          </table:table-cell>
          <table:table-cell table:style-name="ce10" office:value-type="string" calcext:value-type="string">
            <text:p>https://cantigas.fcsh.unl.pt/cantiga.asp?cdcant=1158&amp;nl=1&amp;tr=3&amp;pv=sim</text:p>
          </table:table-cell>
          <table:table-cell office:value-type="string" calcext:value-type="string">
            <text:p>   (Linha 1): Quand'eu a Sam Servando fui um dia daqui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987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0" office:value-type="string" calcext:value-type="string">
            <text:p><text:a xlink:href="https://cantigas.fcsh.unl.pt/cantiga.asp?cdcant=1164&amp;nl=1&amp;tr=3&amp;pv=sim" xlink:type="simple">Se meu amig'a Sam Servando for, João Servando</text:a></text:p>
          </table:table-cell>
          <table:table-cell office:value-type="string" calcext:value-type="string">
            <text:p>Se meu amig'a Sam Servando for</text:p>
          </table:table-cell>
          <table:table-cell table:style-name="ce10" office:value-type="string" calcext:value-type="string">
            <text:p><text:s/>João Servando</text:p>
          </table:table-cell>
          <table:table-cell table:style-name="ce10" office:value-type="string" calcext:value-type="string">
            <text:p>https://cantigas.fcsh.unl.pt/cantiga.asp?cdcant=1164&amp;nl=1&amp;tr=3&amp;pv=sim</text:p>
          </table:table-cell>
          <table:table-cell office:value-type="string" calcext:value-type="string">
            <text:p>   (Linha 1): Se meu amig'a Sam Servando for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987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0" office:value-type="string" calcext:value-type="string">
            <text:p><text:a xlink:href="https://cantigas.fcsh.unl.pt/cantiga.asp?cdcant=1166&amp;nl=6&amp;tr=3&amp;pv=sim" xlink:type="simple">Triste and'eu velida, e bem vo-lo digo, João Servando</text:a></text:p>
          </table:table-cell>
          <table:table-cell office:value-type="string" calcext:value-type="string">
            <text:p>Triste and'eu velida, e bem vo-lo digo</text:p>
          </table:table-cell>
          <table:table-cell table:style-name="ce10" office:value-type="string" calcext:value-type="string">
            <text:p><text:s/>João Servando</text:p>
          </table:table-cell>
          <table:table-cell table:style-name="ce10" office:value-type="string" calcext:value-type="string">
            <text:p>https://cantigas.fcsh.unl.pt/cantiga.asp?cdcant=1166&amp;nl=6&amp;tr=3&amp;pv=sim</text:p>
          </table:table-cell>
          <table:table-cell office:value-type="string" calcext:value-type="string">
            <text:p>   (Linha 6): fui a Sam Servando, se o ve[e]ria;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987"/>
        </table:table-row>
        <table:table-row table:style-name="ro1">
          <table:table-cell office:value-type="string" calcext:value-type="string">
            <text:p>Ermida de S. Simom de Val de Prados</text:p>
          </table:table-cell>
          <table:table-cell table:style-name="ce10" office:value-type="string" calcext:value-type="string">
            <text:p><text:a xlink:href="https://cantigas.fcsh.unl.pt/cantiga.asp?cdcant=755&amp;nl=1&amp;tr=3&amp;pv=sim" xlink:type="simple">Pois nossas madres vam a Sam Simom, Pero Viviães</text:a></text:p>
          </table:table-cell>
          <table:table-cell office:value-type="string" calcext:value-type="string">
            <text:p>Pois nossas madres vam a Sam Simom</text:p>
          </table:table-cell>
          <table:table-cell table:style-name="ce10" office:value-type="string" calcext:value-type="string">
            <text:p><text:s/>Pero Viviães</text:p>
          </table:table-cell>
          <table:table-cell table:style-name="ce10" office:value-type="string" calcext:value-type="string">
            <text:p>https://cantigas.fcsh.unl.pt/cantiga.asp?cdcant=755&amp;nl=1&amp;tr=3&amp;pv=sim</text:p>
          </table:table-cell>
          <table:table-cell office:value-type="string" calcext:value-type="string">
            <text:p>   (Linha 1): Pois nossas madres vam a Sam Simo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mida de S. Simon</text:p>
          </table:table-cell>
          <table:table-cell table:style-name="ce10" office:value-type="string" calcext:value-type="string">
            <text:p><text:a xlink:href="https://cantigas.fcsh.unl.pt/cantiga.asp?cdcant=861&amp;nl=1&amp;tr=3&amp;pv=sim" xlink:type="simple">Sedia-m'eu na ermida de Sam Simion, Mendinho </text:a></text:p>
          </table:table-cell>
          <table:table-cell office:value-type="string" calcext:value-type="string">
            <text:p>Sedia-m'eu na ermida de Sam Simion</text:p>
          </table:table-cell>
          <table:table-cell table:style-name="ce10" office:value-type="string" calcext:value-type="string">
            <text:p><text:s/>Mendinho </text:p>
          </table:table-cell>
          <table:table-cell table:style-name="ce10" office:value-type="string" calcext:value-type="string">
            <text:p>https://cantigas.fcsh.unl.pt/cantiga.asp?cdcant=861&amp;nl=1&amp;tr=3&amp;pv=sim</text:p>
          </table:table-cell>
          <table:table-cell office:value-type="string" calcext:value-type="string">
            <text:p>   (Linha 1): Sedia-m'eu na ermida de Sam Sim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mida de S. Treeçom</text:p>
          </table:table-cell>
          <table:table-cell table:style-name="ce10" office:value-type="string" calcext:value-type="string">
            <text:p><text:a xlink:href="https://cantigas.fcsh.unl.pt/cantiga.asp?cdcant=1296&amp;nl=4&amp;tr=3&amp;pv=sim" xlink:type="simple">Mal faç'eu velida, que ora nom vou, Golparro</text:a></text:p>
          </table:table-cell>
          <table:table-cell office:value-type="string" calcext:value-type="string">
            <text:p>Mal faç'eu velida, que ora nom vou</text:p>
          </table:table-cell>
          <table:table-cell table:style-name="ce10" office:value-type="string" calcext:value-type="string">
            <text:p><text:s/>Golparro</text:p>
          </table:table-cell>
          <table:table-cell table:style-name="ce10" office:value-type="string" calcext:value-type="string">
            <text:p>https://cantigas.fcsh.unl.pt/cantiga.asp?cdcant=1296&amp;nl=4&amp;tr=3&amp;pv=sim</text:p>
          </table:table-cell>
          <table:table-cell office:value-type="string" calcext:value-type="string">
            <text:p>   (Linha 4): fazer oraçom a Sam Treeçom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mida de Santa Cecília</text:p>
          </table:table-cell>
          <table:table-cell table:style-name="ce10" office:value-type="string" calcext:value-type="string">
            <text:p><text:a xlink:href="https://cantigas.fcsh.unl.pt/cantiga.asp?cdcant=1304&amp;nl=1&amp;tr=3&amp;pv=sim" xlink:type="simple">Ai vertudes de Santa Cecília, Martim de Ginzo</text:a></text:p>
          </table:table-cell>
          <table:table-cell office:value-type="string" calcext:value-type="string">
            <text:p>Ai vertudes de Santa Cecília</text:p>
          </table:table-cell>
          <table:table-cell table:style-name="ce10" office:value-type="string" calcext:value-type="string">
            <text:p><text:s/>Martim de Ginzo</text:p>
          </table:table-cell>
          <table:table-cell table:style-name="ce10" office:value-type="string" calcext:value-type="string">
            <text:p>https://cantigas.fcsh.unl.pt/cantiga.asp?cdcant=1304&amp;nl=1&amp;tr=3&amp;pv=sim</text:p>
          </table:table-cell>
          <table:table-cell office:value-type="string" calcext:value-type="string">
            <text:p>   (Linha 1): Ai vertudes de Santa Cecíli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mida de Santa Cecília</text:p>
          </table:table-cell>
          <table:table-cell table:style-name="ce10" office:value-type="string" calcext:value-type="string">
            <text:p><text:a xlink:href="https://cantigas.fcsh.unl.pt/cantiga.asp?cdcant=1300&amp;nl=8&amp;tr=3&amp;pv=sim" xlink:type="simple">Como vivo coitada, madre, por meu amigo, Martim de Ginzo</text:a></text:p>
          </table:table-cell>
          <table:table-cell office:value-type="string" calcext:value-type="string">
            <text:p>Como vivo coitada, madre, por meu amigo</text:p>
          </table:table-cell>
          <table:table-cell table:style-name="ce10" office:value-type="string" calcext:value-type="string">
            <text:p><text:s/>Martim de Ginzo</text:p>
          </table:table-cell>
          <table:table-cell table:style-name="ce10" office:value-type="string" calcext:value-type="string">
            <text:p>https://cantigas.fcsh.unl.pt/cantiga.asp?cdcant=1300&amp;nl=8&amp;tr=3&amp;pv=sim</text:p>
          </table:table-cell>
          <table:table-cell office:value-type="string" calcext:value-type="string">
            <text:p>   (Linha 8): eu a Santa Cecilia de coraçom o digo:</text:p>
          </table:table-cell>
          <table:table-cell table:number-columns-repeated="7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1">
          <table:table-cell office:value-type="string" calcext:value-type="string">
            <text:p>Ermida de Santa Cecília</text:p>
          </table:table-cell>
          <table:table-cell table:style-name="ce10" office:value-type="string" calcext:value-type="string">
            <text:p><text:a xlink:href="https://cantigas.fcsh.unl.pt/cantiga.asp?cdcant=1303&amp;nl=1&amp;tr=3&amp;pv=sim" xlink:type="simple">Nom poss'eu, madre, ir a Santa Cecília, Martim de Ginzo</text:a></text:p>
          </table:table-cell>
          <table:table-cell office:value-type="string" calcext:value-type="string">
            <text:p>Nom poss'eu, madre, ir a Santa Cecília</text:p>
          </table:table-cell>
          <table:table-cell table:style-name="ce10" office:value-type="string" calcext:value-type="string">
            <text:p><text:s/>Martim de Ginzo</text:p>
          </table:table-cell>
          <table:table-cell table:style-name="ce10" office:value-type="string" calcext:value-type="string">
            <text:p>https://cantigas.fcsh.unl.pt/cantiga.asp?cdcant=1303&amp;nl=1&amp;tr=3&amp;pv=sim</text:p>
          </table:table-cell>
          <table:table-cell office:value-type="string" calcext:value-type="string">
            <text:p>   (Linha 1): Nom poss'eu, madre, ir a Santa Cecília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1">
          <table:table-cell office:value-type="string" calcext:value-type="string">
            <text:p>Ermida de Santa Cecília</text:p>
          </table:table-cell>
          <table:table-cell table:style-name="ce10" office:value-type="string" calcext:value-type="string">
            <text:p><text:a xlink:href="https://cantigas.fcsh.unl.pt/cantiga.asp?cdcant=1301&amp;nl=3&amp;tr=3&amp;pv=sim" xlink:type="simple">Se vos prouguer, madr', hoj'este dia, Martim de Ginzo</text:a></text:p>
          </table:table-cell>
          <table:table-cell office:value-type="string" calcext:value-type="string">
            <text:p>Se vos prouguer, madr', hoj'este dia</text:p>
          </table:table-cell>
          <table:table-cell table:style-name="ce10" office:value-type="string" calcext:value-type="string">
            <text:p><text:s/>Martim de Ginzo</text:p>
          </table:table-cell>
          <table:table-cell table:style-name="ce10" office:value-type="string" calcext:value-type="string">
            <text:p>https://cantigas.fcsh.unl.pt/cantiga.asp?cdcant=1301&amp;nl=3&amp;tr=3&amp;pv=sim</text:p>
          </table:table-cell>
          <table:table-cell office:value-type="string" calcext:value-type="string">
            <text:p>   (Linha 3): e chorar muit'em Santa Cecília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1">
          <table:table-cell office:value-type="string" calcext:value-type="string">
            <text:p>Ermida de Santa Cecília</text:p>
          </table:table-cell>
          <table:table-cell table:style-name="ce10" office:value-type="string" calcext:value-type="string">
            <text:p><text:a xlink:href="https://cantigas.fcsh.unl.pt/cantiga.asp?cdcant=1302&amp;nl=2&amp;tr=3&amp;pv=sim" xlink:type="simple">Treides, ai mia madr', em romaria, Martim de Ginzo</text:a></text:p>
          </table:table-cell>
          <table:table-cell office:value-type="string" calcext:value-type="string">
            <text:p>Treides, ai mia madr', em romaria</text:p>
          </table:table-cell>
          <table:table-cell table:style-name="ce10" office:value-type="string" calcext:value-type="string">
            <text:p><text:s/>Martim de Ginzo</text:p>
          </table:table-cell>
          <table:table-cell table:style-name="ce10" office:value-type="string" calcext:value-type="string">
            <text:p>https://cantigas.fcsh.unl.pt/cantiga.asp?cdcant=1302&amp;nl=2&amp;tr=3&amp;pv=sim</text:p>
          </table:table-cell>
          <table:table-cell office:value-type="string" calcext:value-type="string">
            <text:p>   (Linha 2): orar u chamam Santa Cecília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1">
          <table:table-cell office:value-type="string" calcext:value-type="string">
            <text:p>Ermida de Santa Maria das Leiras</text:p>
          </table:table-cell>
          <table:table-cell table:style-name="ce10" office:value-type="string" calcext:value-type="string">
            <text:p><text:a xlink:href="https://cantigas.fcsh.unl.pt/cantiga.asp?cdcant=761&amp;nl=3&amp;tr=3&amp;pv=sim" xlink:type="simple">Disserom-mi ũas novas de que m'é mui gram bem, Afonso Lopes de Baião</text:a></text:p>
          </table:table-cell>
          <table:table-cell office:value-type="string" calcext:value-type="string">
            <text:p>Disserom-mi ũas novas de que m'é mui gram bem</text:p>
          </table:table-cell>
          <table:table-cell table:style-name="ce10" office:value-type="string" calcext:value-type="string">
            <text:p><text:s/>Afonso Lopes de Baião</text:p>
          </table:table-cell>
          <table:table-cell table:style-name="ce10" office:value-type="string" calcext:value-type="string">
            <text:p>https://cantigas.fcsh.unl.pt/cantiga.asp?cdcant=761&amp;nl=3&amp;tr=3&amp;pv=sim</text:p>
          </table:table-cell>
          <table:table-cell office:value-type="string" calcext:value-type="string">
            <text:p>   (Linha 3): a Santa Maria das Leiras irei, velid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mida de Santa Maria das Leiras</text:p>
          </table:table-cell>
          <table:table-cell table:style-name="ce10" office:value-type="string" calcext:value-type="string">
            <text:p><text:a xlink:href="https://cantigas.fcsh.unl.pt/cantiga.asp?cdcant=760&amp;nl=3&amp;tr=3&amp;pv=sim" xlink:type="simple">Ir quer'hoj'eu, fremosa, de coraçom, Afonso Lopes de Baião</text:a></text:p>
          </table:table-cell>
          <table:table-cell office:value-type="string" calcext:value-type="string">
            <text:p>Ir quer'hoj'eu, fremosa, de coraçom</text:p>
          </table:table-cell>
          <table:table-cell table:style-name="ce10" office:value-type="string" calcext:value-type="string">
            <text:p><text:s/>Afonso Lopes de Baião</text:p>
          </table:table-cell>
          <table:table-cell table:style-name="ce10" office:value-type="string" calcext:value-type="string">
            <text:p>https://cantigas.fcsh.unl.pt/cantiga.asp?cdcant=760&amp;nl=3&amp;tr=3&amp;pv=sim</text:p>
          </table:table-cell>
          <table:table-cell office:value-type="string" calcext:value-type="string">
            <text:p>   (Linha 3): a Santa Maria das Leiras,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Ermida de Santa Maria de Reça</text:p>
          </table:table-cell>
          <table:table-cell table:style-name="ce10" office:value-type="string" calcext:value-type="string">
            <text:p><text:a xlink:href="https://cantigas.fcsh.unl.pt/cantiga.asp?cdcant=1316&amp;nl=3&amp;tr=3&amp;pv=sim" xlink:type="simple">Por vee'lo namorado, que muit'há que eu nom vi, Airas Pais</text:a></text:p>
          </table:table-cell>
          <table:table-cell office:value-type="string" calcext:value-type="string">
            <text:p>Por vee'lo namorado, que muit'há que eu nom vi</text:p>
          </table:table-cell>
          <table:table-cell table:style-name="ce10" office:value-type="string" calcext:value-type="string">
            <text:p><text:s/>Airas Pais</text:p>
          </table:table-cell>
          <table:table-cell table:style-name="ce10" office:value-type="string" calcext:value-type="string">
            <text:p>https://cantigas.fcsh.unl.pt/cantiga.asp?cdcant=1316&amp;nl=3&amp;tr=3&amp;pv=sim</text:p>
          </table:table-cell>
          <table:table-cell office:value-type="string" calcext:value-type="string">
            <text:p>   (Linha 3): a Santa Maria de Reça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mida de Santa Maria de Reça</text:p>
          </table:table-cell>
          <table:table-cell table:style-name="ce10" office:value-type="string" calcext:value-type="string">
            <text:p><text:a xlink:href="https://cantigas.fcsh.unl.pt/cantiga.asp?cdcant=1315&amp;nl=3&amp;tr=3&amp;pv=sim" xlink:type="simple">Quer'ir a Santa Maria e, irmana, treides migo, Airas Pais</text:a></text:p>
          </table:table-cell>
          <table:table-cell office:value-type="string" calcext:value-type="string">
            <text:p>Quer'ir a Santa Maria e, irmana, treides migo</text:p>
          </table:table-cell>
          <table:table-cell table:style-name="ce10" office:value-type="string" calcext:value-type="string">
            <text:p><text:s/>Airas Pais</text:p>
          </table:table-cell>
          <table:table-cell table:style-name="ce10" office:value-type="string" calcext:value-type="string">
            <text:p>https://cantigas.fcsh.unl.pt/cantiga.asp?cdcant=1315&amp;nl=3&amp;tr=3&amp;pv=sim</text:p>
          </table:table-cell>
          <table:table-cell office:value-type="string" calcext:value-type="string">
            <text:p>   (Linha 3): quer'ir a Santa Maria de Reça,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Ermida de Santa Maria do Faro</text:p>
          </table:table-cell>
          <table:table-cell table:style-name="ce10" office:value-type="string" calcext:value-type="string">
            <text:p><text:a xlink:href="https://cantigas.fcsh.unl.pt/cantiga.asp?cdcant=1319&amp;nl=1&amp;tr=3&amp;pv=sim" xlink:type="simple">A Far[o] um dia irei, madre, se vos prouguer, João de Requeixo</text:a></text:p>
          </table:table-cell>
          <table:table-cell office:value-type="string" calcext:value-type="string">
            <text:p>A Far[o] um dia irei, madre, se vos prouguer</text:p>
          </table:table-cell>
          <table:table-cell table:style-name="ce10" office:value-type="string" calcext:value-type="string">
            <text:p><text:s/>João de Requeixo</text:p>
          </table:table-cell>
          <table:table-cell table:style-name="ce10" office:value-type="string" calcext:value-type="string">
            <text:p>https://cantigas.fcsh.unl.pt/cantiga.asp?cdcant=1319&amp;nl=1&amp;tr=3&amp;pv=sim</text:p>
          </table:table-cell>
          <table:table-cell office:value-type="string" calcext:value-type="string">
            <text:p>   (Linha 1): A Far[o] um dia irei, madre, se vos prouguer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mida de Santa Maria do Faro</text:p>
          </table:table-cell>
          <table:table-cell table:style-name="ce10" office:value-type="string" calcext:value-type="string">
            <text:p><text:a xlink:href="https://cantigas.fcsh.unl.pt/cantiga.asp?cdcant=1322&amp;nl=16&amp;tr=3&amp;pv=sim" xlink:type="simple">Amiga, quem hoj’houvesse mandado do meu amigo, João de Requeixo</text:a></text:p>
          </table:table-cell>
          <table:table-cell office:value-type="string" calcext:value-type="string">
            <text:p>Amiga, quem hoj’houvesse mandado do meu amigo</text:p>
          </table:table-cell>
          <table:table-cell table:style-name="ce10" office:value-type="string" calcext:value-type="string">
            <text:p><text:s/>João de Requeixo</text:p>
          </table:table-cell>
          <table:table-cell table:style-name="ce10" office:value-type="string" calcext:value-type="string">
            <text:p>https://cantigas.fcsh.unl.pt/cantiga.asp?cdcant=1322&amp;nl=16&amp;tr=3&amp;pv=sim</text:p>
          </table:table-cell>
          <table:table-cell office:value-type="string" calcext:value-type="string">
            <text:p>   (Linha 16): em Far[o], ena ermida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1">
          <table:table-cell office:value-type="string" calcext:value-type="string">
            <text:p>Ermida de Santa Maria do Faro</text:p>
          </table:table-cell>
          <table:table-cell table:style-name="ce10" office:value-type="string" calcext:value-type="string">
            <text:p><text:a xlink:href="https://cantigas.fcsh.unl.pt/cantiga.asp?cdcant=1321&amp;nl=2&amp;tr=3&amp;pv=sim" xlink:type="simple">Atender quer'eu mandado que m'enviou meu amigo, João de Requeixo</text:a></text:p>
          </table:table-cell>
          <table:table-cell office:value-type="string" calcext:value-type="string">
            <text:p>Atender quer'eu mandado que m'enviou meu amigo</text:p>
          </table:table-cell>
          <table:table-cell table:style-name="ce10" office:value-type="string" calcext:value-type="string">
            <text:p><text:s/>João de Requeixo</text:p>
          </table:table-cell>
          <table:table-cell table:style-name="ce10" office:value-type="string" calcext:value-type="string">
            <text:p>https://cantigas.fcsh.unl.pt/cantiga.asp?cdcant=1321&amp;nl=2&amp;tr=3&amp;pv=sim</text:p>
          </table:table-cell>
          <table:table-cell office:value-type="string" calcext:value-type="string">
            <text:p>   (Linha 2): que verrá em romaria a Far'e veer-s'-á migo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1">
          <table:table-cell office:value-type="string" calcext:value-type="string">
            <text:p>Ermida de Santa Maria do Faro</text:p>
          </table:table-cell>
          <table:table-cell table:style-name="ce10" office:value-type="string" calcext:value-type="string">
            <text:p><text:a xlink:href="https://cantigas.fcsh.unl.pt/cantiga.asp?cdcant=1318&amp;nl=1&amp;tr=3&amp;pv=sim" xlink:type="simple">Fui eu, madr', em romaria a Faro com meu amigo, João de Requeixo</text:a></text:p>
          </table:table-cell>
          <table:table-cell office:value-type="string" calcext:value-type="string">
            <text:p>Fui eu, madr', em romaria a Faro com meu amigo</text:p>
          </table:table-cell>
          <table:table-cell table:style-name="ce10" office:value-type="string" calcext:value-type="string">
            <text:p><text:s/>João de Requeixo</text:p>
          </table:table-cell>
          <table:table-cell table:style-name="ce10" office:value-type="string" calcext:value-type="string">
            <text:p>https://cantigas.fcsh.unl.pt/cantiga.asp?cdcant=1318&amp;nl=1&amp;tr=3&amp;pv=sim</text:p>
          </table:table-cell>
          <table:table-cell office:value-type="string" calcext:value-type="string">
            <text:p>   (Linha 1): Fui eu, madr', em romaria a Faro com meu amigo</text:p>
          </table:table-cell>
          <table:table-cell table:number-columns-repeated="4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1">
          <table:table-cell office:value-type="string" calcext:value-type="string">
            <text:p>Ermida de Santa Maria do Faro</text:p>
          </table:table-cell>
          <table:table-cell table:style-name="ce10" office:value-type="string" calcext:value-type="string">
            <text:p><text:a xlink:href="https://cantigas.fcsh.unl.pt/cantiga.asp?cdcant=1320&amp;nl=7&amp;tr=3&amp;pv=sim" xlink:type="simple">Pois vós, filha, queredes mui gram bem, João de Requeixo</text:a></text:p>
          </table:table-cell>
          <table:table-cell office:value-type="string" calcext:value-type="string">
            <text:p>Pois vós, filha, queredes mui gram bem</text:p>
          </table:table-cell>
          <table:table-cell table:style-name="ce10" office:value-type="string" calcext:value-type="string">
            <text:p><text:s/>João de Requeixo</text:p>
          </table:table-cell>
          <table:table-cell table:style-name="ce10" office:value-type="string" calcext:value-type="string">
            <text:p>https://cantigas.fcsh.unl.pt/cantiga.asp?cdcant=1320&amp;nl=7&amp;tr=3&amp;pv=sim</text:p>
          </table:table-cell>
          <table:table-cell office:value-type="string" calcext:value-type="string">
            <text:p>   (Linha 7): Mando-vos eu ir a Far'um dia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1">
          <table:table-cell office:value-type="string" calcext:value-type="string">
            <text:p>Ermida de Santa Maria do Lago</text:p>
          </table:table-cell>
          <table:table-cell table:style-name="ce10" office:value-type="string" calcext:value-type="string">
            <text:p><text:a xlink:href="https://cantigas.fcsh.unl.pt/cantiga.asp?cdcant=1317&amp;nl=1&amp;tr=3&amp;pv=sim" xlink:type="simple">D'ir a Santa Maria do Lag'hei gram sabor, Fernão do Lago </text:a></text:p>
          </table:table-cell>
          <table:table-cell office:value-type="string" calcext:value-type="string">
            <text:p>D'ir a Santa Maria do Lag'hei gram sabor</text:p>
          </table:table-cell>
          <table:table-cell table:style-name="ce10" office:value-type="string" calcext:value-type="string">
            <text:p><text:s/>Fernão do Lago </text:p>
          </table:table-cell>
          <table:table-cell table:style-name="ce10" office:value-type="string" calcext:value-type="string">
            <text:p>https://cantigas.fcsh.unl.pt/cantiga.asp?cdcant=1317&amp;nl=1&amp;tr=3&amp;pv=sim</text:p>
          </table:table-cell>
          <table:table-cell office:value-type="string" calcext:value-type="string">
            <text:p>   (Linha 1): D'ir a Santa Maria do Lag'hei gram sab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mida de Santa Marta</text:p>
          </table:table-cell>
          <table:table-cell table:style-name="ce10" office:value-type="string" calcext:value-type="string">
            <text:p><text:a xlink:href="https://cantigas.fcsh.unl.pt/cantiga.asp?cdcant=1136&amp;nl=11&amp;tr=3&amp;pv=sim" xlink:type="simple">Assanhou-s'o meu amigo, Pero de Berdia</text:a></text:p>
          </table:table-cell>
          <table:table-cell office:value-type="string" calcext:value-type="string">
            <text:p>Assanhou-s'o meu amigo</text:p>
          </table:table-cell>
          <table:table-cell table:style-name="ce10" office:value-type="string" calcext:value-type="string">
            <text:p><text:s/>Pero de Berdia</text:p>
          </table:table-cell>
          <table:table-cell table:style-name="ce10" office:value-type="string" calcext:value-type="string">
            <text:p>https://cantigas.fcsh.unl.pt/cantiga.asp?cdcant=1136&amp;nl=11&amp;tr=3&amp;pv=sim</text:p>
          </table:table-cell>
          <table:table-cell office:value-type="string" calcext:value-type="string">
            <text:p>   (Linha 11): em Santa Marta, na ermi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mida de Santa Marta</text:p>
          </table:table-cell>
          <table:table-cell table:style-name="ce10" office:value-type="string" calcext:value-type="string">
            <text:p><text:a xlink:href="https://cantigas.fcsh.unl.pt/cantiga.asp?cdcant=1134&amp;nl=7&amp;tr=3&amp;pv=sim" xlink:type="simple">Jurava-mi o meu amigo, Pero de Berdia</text:a></text:p>
          </table:table-cell>
          <table:table-cell office:value-type="string" calcext:value-type="string">
            <text:p>Jurava-mi o meu amigo</text:p>
          </table:table-cell>
          <table:table-cell table:style-name="ce10" office:value-type="string" calcext:value-type="string">
            <text:p><text:s/>Pero de Berdia</text:p>
          </table:table-cell>
          <table:table-cell table:style-name="ce10" office:value-type="string" calcext:value-type="string">
            <text:p>https://cantigas.fcsh.unl.pt/cantiga.asp?cdcant=1134&amp;nl=7&amp;tr=3&amp;pv=sim</text:p>
          </table:table-cell>
          <table:table-cell office:value-type="string" calcext:value-type="string">
            <text:p>   (Linha 7): a Santa Marta, e maer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Ermida de Santa Marta</text:p>
          </table:table-cell>
          <table:table-cell table:style-name="ce10" office:value-type="string" calcext:value-type="string">
            <text:p><text:a xlink:href="https://cantigas.fcsh.unl.pt/cantiga.asp?cdcant=1133&amp;nl=19&amp;tr=3&amp;pv=sim" xlink:type="simple">Sanhudo m'é meu amig'e nom sei, Pero de Berdia</text:a></text:p>
          </table:table-cell>
          <table:table-cell office:value-type="string" calcext:value-type="string">
            <text:p>Sanhudo m'é meu amig'e nom sei</text:p>
          </table:table-cell>
          <table:table-cell table:style-name="ce10" office:value-type="string" calcext:value-type="string">
            <text:p><text:s/>Pero de Berdia</text:p>
          </table:table-cell>
          <table:table-cell table:style-name="ce10" office:value-type="string" calcext:value-type="string">
            <text:p>https://cantigas.fcsh.unl.pt/cantiga.asp?cdcant=1133&amp;nl=19&amp;tr=3&amp;pv=sim</text:p>
          </table:table-cell>
          <table:table-cell office:value-type="string" calcext:value-type="string">
            <text:p>   (Linha 19): Quando m'el vir em Santa Marta estar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Escobar (Escobar de Campos, (concelho da atual província de León))</text:p>
          </table:table-cell>
          <table:table-cell table:style-name="ce10" office:value-type="string" calcext:value-type="string">
            <text:p><text:a xlink:href="https://cantigas.fcsh.unl.pt/cantiga.asp?cdcant=486&amp;nl=8&amp;tr=3&amp;pv=sim" xlink:type="simple">Ansur Moniz, muit'houve gram pesar, Afonso X</text:a></text:p>
          </table:table-cell>
          <table:table-cell office:value-type="string" calcext:value-type="string">
            <text:p>Ansur Moniz, muit'houve gram pesar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486&amp;nl=8&amp;tr=3&amp;pv=sim</text:p>
          </table:table-cell>
          <table:table-cell office:value-type="string" calcext:value-type="string">
            <text:p>   (Linha 8): E d'outra parte vem dos d'Escob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anha</text:p>
          </table:table-cell>
          <table:table-cell table:style-name="ce10" office:value-type="string" calcext:value-type="string">
            <text:p><text:a xlink:href="https://cantigas.fcsh.unl.pt/cantiga.asp?cdcant=1548&amp;nl=8&amp;tr=3&amp;pv=sim" xlink:type="simple">Jograr, três cousas havedes mester, Gil Peres Conde</text:a></text:p>
          </table:table-cell>
          <table:table-cell office:value-type="string" calcext:value-type="string">
            <text:p>Jograr, três cousas havedes mester</text:p>
          </table:table-cell>
          <table:table-cell table:style-name="ce10" office:value-type="string" calcext:value-type="string">
            <text:p><text:s/>Gil Peres Conde</text:p>
          </table:table-cell>
          <table:table-cell table:style-name="ce10" office:value-type="string" calcext:value-type="string">
            <text:p>https://cantigas.fcsh.unl.pt/cantiga.asp?cdcant=1548&amp;nl=8&amp;tr=3&amp;pv=sim</text:p>
          </table:table-cell>
          <table:table-cell office:value-type="string" calcext:value-type="string">
            <text:p>   (Linha 8): vimos em Espanha, nem d'alhur nom vem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anha</text:p>
          </table:table-cell>
          <table:table-cell table:style-name="ce10" office:value-type="string" calcext:value-type="string">
            <text:p><text:a xlink:href="https://cantigas.fcsh.unl.pt/cantiga.asp?cdcant=119&amp;nl=1&amp;tr=3&amp;pv=sim" xlink:type="simple">Quantos aqui d'Espanha som, Paio Soares de Taveirós </text:a></text:p>
          </table:table-cell>
          <table:table-cell office:value-type="string" calcext:value-type="string">
            <text:p>Quantos aqui d'Espanha som</text:p>
          </table:table-cell>
          <table:table-cell table:style-name="ce10" office:value-type="string" calcext:value-type="string">
            <text:p><text:s/>Paio Soares de Taveirós </text:p>
          </table:table-cell>
          <table:table-cell table:style-name="ce10" office:value-type="string" calcext:value-type="string">
            <text:p>https://cantigas.fcsh.unl.pt/cantiga.asp?cdcant=119&amp;nl=1&amp;tr=3&amp;pv=sim</text:p>
          </table:table-cell>
          <table:table-cell office:value-type="string" calcext:value-type="string">
            <text:p>   (Linha 1): Quantos aqui d'Espanha som,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Estela</text:p>
          </table:table-cell>
          <table:table-cell table:style-name="ce10" office:value-type="string" calcext:value-type="string">
            <text:p><text:a xlink:href="https://cantigas.fcsh.unl.pt/cantiga.asp?cdcant=1361&amp;nl=14&amp;tr=3&amp;pv=sim" xlink:type="simple">Ora faz host'o senhor de Navarra, João Soares de Paiva</text:a></text:p>
          </table:table-cell>
          <table:table-cell office:value-type="string" calcext:value-type="string">
            <text:p>Ora faz host'o senhor de Navarra</text:p>
          </table:table-cell>
          <table:table-cell table:style-name="ce10" office:value-type="string" calcext:value-type="string">
            <text:p><text:s/>João Soares de Paiva</text:p>
          </table:table-cell>
          <table:table-cell table:style-name="ce10" office:value-type="string" calcext:value-type="string">
            <text:p>https://cantigas.fcsh.unl.pt/cantiga.asp?cdcant=1361&amp;nl=14&amp;tr=3&amp;pv=sim</text:p>
          </table:table-cell>
          <table:table-cell office:value-type="string" calcext:value-type="string">
            <text:p>   (Linha 14): e destruir atá burgo d'Estel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ela</text:p>
          </table:table-cell>
          <table:table-cell table:style-name="ce10" office:value-type="string" calcext:value-type="string">
            <text:p><text:a xlink:href="https://cantigas.fcsh.unl.pt/cantiga.asp?cdcant=925&amp;nl=9&amp;tr=3&amp;pv=sim" xlink:type="simple">Par Deus, coitada vivo, Pero Gonçalves de Portocarreiro</text:a></text:p>
          </table:table-cell>
          <table:table-cell office:value-type="string" calcext:value-type="string">
            <text:p>Par Deus, coitada vivo</text:p>
          </table:table-cell>
          <table:table-cell table:style-name="ce10" office:value-type="string" calcext:value-type="string">
            <text:p><text:s/>Pero Gonçalves de Portocarreiro</text:p>
          </table:table-cell>
          <table:table-cell table:style-name="ce10" office:value-type="string" calcext:value-type="string">
            <text:p>https://cantigas.fcsh.unl.pt/cantiga.asp?cdcant=925&amp;nl=9&amp;tr=3&amp;pv=sim</text:p>
          </table:table-cell>
          <table:table-cell office:value-type="string" calcext:value-type="string">
            <text:p>   (Linha 9): mias toucas da Estela,</text:p>
          </table:table-cell>
          <table:table-cell table:number-columns-repeated="4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Estela</text:p>
          </table:table-cell>
          <table:table-cell table:style-name="ce10" office:value-type="string" calcext:value-type="string">
            <text:p><text:a xlink:href="https://cantigas.fcsh.unl.pt/cantiga.asp?cdcant=1113&amp;nl=9&amp;tr=3&amp;pv=sim" xlink:type="simple">Quand'eu um dia fui em Compostela, Pedro Amigo de Sevilha</text:a></text:p>
          </table:table-cell>
          <table:table-cell office:value-type="string" calcext:value-type="string">
            <text:p>Quand'eu um dia fui em Compostela</text:p>
          </table:table-cell>
          <table:table-cell table:style-name="ce10" office:value-type="string" calcext:value-type="string">
            <text:p><text:s/>Pedro Amigo de Sevilha</text:p>
          </table:table-cell>
          <table:table-cell table:style-name="ce10" office:value-type="string" calcext:value-type="string">
            <text:p>https://cantigas.fcsh.unl.pt/cantiga.asp?cdcant=1113&amp;nl=9&amp;tr=3&amp;pv=sim</text:p>
          </table:table-cell>
          <table:table-cell office:value-type="string" calcext:value-type="string">
            <text:p>   (Linha 9): Que vos darei boas toucas d'Estela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Estépar</text:p>
          </table:table-cell>
          <table:table-cell table:style-name="ce10" office:value-type="string" calcext:value-type="string">
            <text:p><text:a xlink:href="https://cantigas.fcsh.unl.pt/cantiga.asp?cdcant=486&amp;nl=11&amp;tr=3&amp;pv=sim" xlink:type="simple">Ansur Moniz, muit'houve gram pesar, Afonso X</text:a></text:p>
          </table:table-cell>
          <table:table-cell office:value-type="string" calcext:value-type="string">
            <text:p>Ansur Moniz, muit'houve gram pesar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486&amp;nl=11&amp;tr=3&amp;pv=sim</text:p>
          </table:table-cell>
          <table:table-cell office:value-type="string" calcext:value-type="string">
            <text:p>   (Linha 11): e doutra veo: foi dos d'Estepar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remadura</text:p>
          </table:table-cell>
          <table:table-cell table:style-name="ce10" office:value-type="string" calcext:value-type="string">
            <text:p><text:a xlink:href="https://cantigas.fcsh.unl.pt/cantiga.asp?cdcant=1337&amp;nl=10&amp;tr=3&amp;pv=sim" xlink:type="simple">Disse-m'hoj'assi um home, Estêvão da Guarda</text:a></text:p>
          </table:table-cell>
          <table:table-cell office:value-type="string" calcext:value-type="string">
            <text:p>Disse-m'hoj'assi um home</text:p>
          </table:table-cell>
          <table:table-cell table:style-name="ce10" office:value-type="string" calcext:value-type="string">
            <text:p><text:s/>Estêvão da Guarda</text:p>
          </table:table-cell>
          <table:table-cell table:style-name="ce10" office:value-type="string" calcext:value-type="string">
            <text:p>https://cantigas.fcsh.unl.pt/cantiga.asp?cdcant=1337&amp;nl=10&amp;tr=3&amp;pv=sim</text:p>
          </table:table-cell>
          <table:table-cell office:value-type="string" calcext:value-type="string">
            <text:p>   (Linha 10): pois eu fiqu'em Stremadura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remadura</text:p>
          </table:table-cell>
          <table:table-cell table:style-name="ce10" office:value-type="string" calcext:value-type="string">
            <text:p><text:a xlink:href="https://cantigas.fcsh.unl.pt/cantiga.asp?cdcant=1181&amp;nl=4&amp;tr=3&amp;pv=sim" xlink:type="simple">Mete el-rei barcas no rio forte, João Zorro</text:a></text:p>
          </table:table-cell>
          <table:table-cell office:value-type="string" calcext:value-type="string">
            <text:p>Mete el-rei barcas no rio forte</text:p>
          </table:table-cell>
          <table:table-cell table:style-name="ce10" office:value-type="string" calcext:value-type="string">
            <text:p><text:s/>João Zorro</text:p>
          </table:table-cell>
          <table:table-cell table:style-name="ce10" office:value-type="string" calcext:value-type="string">
            <text:p>https://cantigas.fcsh.unl.pt/cantiga.asp?cdcant=1181&amp;nl=4&amp;tr=3&amp;pv=sim</text:p>
          </table:table-cell>
          <table:table-cell office:value-type="string" calcext:value-type="string">
            <text:p>   (Linha 4): Mete el-rei barcas na Estremadura;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Esturas (Astúrias)</text:p>
          </table:table-cell>
          <table:table-cell table:style-name="ce10" office:value-type="string" calcext:value-type="string">
            <text:p><text:a xlink:href="https://cantigas.fcsh.unl.pt/cantiga.asp?cdcant=1589&amp;nl=28&amp;tr=3&amp;pv=sim" xlink:type="simple">Contar-vos-ei costumes e feituras, Fernão Soares de Quinhones</text:a></text:p>
          </table:table-cell>
          <table:table-cell office:value-type="string" calcext:value-type="string">
            <text:p>Contar-vos-ei costumes e feituras</text:p>
          </table:table-cell>
          <table:table-cell table:style-name="ce10" office:value-type="string" calcext:value-type="string">
            <text:p><text:s/>Fernão Soares de Quinhones</text:p>
          </table:table-cell>
          <table:table-cell table:style-name="ce10" office:value-type="string" calcext:value-type="string">
            <text:p>https://cantigas.fcsh.unl.pt/cantiga.asp?cdcant=1589&amp;nl=28&amp;tr=3&amp;pv=sim</text:p>
          </table:table-cell>
          <table:table-cell office:value-type="string" calcext:value-type="string">
            <text:p>   (Linha 28): que o quisesse trager nas Estura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uras d'Ovedo</text:p>
          </table:table-cell>
          <table:table-cell table:style-name="ce10" office:value-type="string" calcext:value-type="string">
            <text:p><text:a xlink:href="https://cantigas.fcsh.unl.pt/cantiga.asp?cdcant=1514&amp;nl=4&amp;tr=3&amp;pv=sim" xlink:type="simple">Dom Fernando, vejo-vos andar ledo, Airas Peres Vuitorom</text:a></text:p>
          </table:table-cell>
          <table:table-cell office:value-type="string" calcext:value-type="string">
            <text:p>Dom Fernando, vejo-vos andar ledo</text:p>
          </table:table-cell>
          <table:table-cell table:style-name="ce10" office:value-type="string" calcext:value-type="string">
            <text:p><text:s/>Airas Peres Vuitorom</text:p>
          </table:table-cell>
          <table:table-cell table:style-name="ce10" office:value-type="string" calcext:value-type="string">
            <text:p>https://cantigas.fcsh.unl.pt/cantiga.asp?cdcant=1514&amp;nl=4&amp;tr=3&amp;pv=sim</text:p>
          </table:table-cell>
          <table:table-cell office:value-type="string" calcext:value-type="string">
            <text:p>   (Linha 4): de Sam Fagundo e d'Esturas d'Ovedo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ria</text:p>
          </table:table-cell>
          <table:table-cell table:style-name="ce10" office:value-type="string" calcext:value-type="string">
            <text:p><text:a xlink:href="https://cantigas.fcsh.unl.pt/cantiga.asp?cdcant=1511&amp;nl=15&amp;tr=3&amp;pv=sim" xlink:type="simple">À lealdade da Bezerra, que pela Beira muit'anda,, Airas Peres Vuitorom</text:a></text:p>
          </table:table-cell>
          <table:table-cell office:value-type="string" calcext:value-type="string">
            <text:p>À lealdade da Bezerra, que pela Beira muit'anda</text:p>
          </table:table-cell>
          <table:table-cell table:style-name="ce10" office:value-type="string" calcext:value-type="string">
            <text:p><text:s/>Airas Peres Vuitorom</text:p>
          </table:table-cell>
          <table:table-cell table:style-name="ce10" office:value-type="string" calcext:value-type="string">
            <text:p>https://cantigas.fcsh.unl.pt/cantiga.asp?cdcant=1511&amp;nl=15&amp;tr=3&amp;pv=sim</text:p>
          </table:table-cell>
          <table:table-cell office:value-type="string" calcext:value-type="string">
            <text:p>   (Linha 15): O que vendeu Faria, per remiir seus pecados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ria</text:p>
          </table:table-cell>
          <table:table-cell table:style-name="ce10" office:value-type="string" calcext:value-type="string">
            <text:p><text:a xlink:href="https://cantigas.fcsh.unl.pt/cantiga.asp?cdcant=405&amp;nl=15&amp;tr=3&amp;pv=sim" xlink:type="simple">Cuidou-s'Amor que logo me faria, João Garcia de Guilhade</text:a></text:p>
          </table:table-cell>
          <table:table-cell office:value-type="string" calcext:value-type="string">
            <text:p>Cuidou-s'Amor que logo me faria</text:p>
          </table:table-cell>
          <table:table-cell table:style-name="ce10" office:value-type="string" calcext:value-type="string">
            <text:p><text:s/>João Garcia de Guilhade</text:p>
          </table:table-cell>
          <table:table-cell table:style-name="ce10" office:value-type="string" calcext:value-type="string">
            <text:p>https://cantigas.fcsh.unl.pt/cantiga.asp?cdcant=405&amp;nl=15&amp;tr=3&amp;pv=sim</text:p>
          </table:table-cell>
          <table:table-cell office:value-type="string" calcext:value-type="string">
            <text:p>   (Linha 15): Ai! que de coita levei em Faria!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Faria</text:p>
          </table:table-cell>
          <table:table-cell table:style-name="ce10" office:value-type="string" calcext:value-type="string">
            <text:p><text:a xlink:href="https://cantigas.fcsh.unl.pt/cantiga.asp?cdcant=403&amp;nl=8&amp;tr=3&amp;pv=sim" xlink:type="simple">Se m'ora Deus gram bem fazer quisesse, João Garcia de Guilhade</text:a></text:p>
          </table:table-cell>
          <table:table-cell office:value-type="string" calcext:value-type="string">
            <text:p>Se m'ora Deus gram bem fazer quisesse</text:p>
          </table:table-cell>
          <table:table-cell table:style-name="ce10" office:value-type="string" calcext:value-type="string">
            <text:p><text:s/>João Garcia de Guilhade</text:p>
          </table:table-cell>
          <table:table-cell table:style-name="ce10" office:value-type="string" calcext:value-type="string">
            <text:p>https://cantigas.fcsh.unl.pt/cantiga.asp?cdcant=403&amp;nl=8&amp;tr=3&amp;pv=sim</text:p>
          </table:table-cell>
          <table:table-cell office:value-type="string" calcext:value-type="string">
            <text:p>   (Linha 8): Daqui vej'eu Barcelos e Faria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Fariza (Ariza)</text:p>
          </table:table-cell>
          <table:table-cell table:style-name="ce10" office:value-type="string" calcext:value-type="string">
            <text:p><text:a xlink:href="https://cantigas.fcsh.unl.pt/cantiga.asp?cdcant=1649&amp;nl=20&amp;tr=3&amp;pv=sim" xlink:type="simple">Os d'Aragom, que soem donear, Caldeirom</text:a></text:p>
          </table:table-cell>
          <table:table-cell office:value-type="string" calcext:value-type="string">
            <text:p>Os d'Aragom, que soem donear</text:p>
          </table:table-cell>
          <table:table-cell table:style-name="ce10" office:value-type="string" calcext:value-type="string">
            <text:p><text:s/>Caldeirom</text:p>
          </table:table-cell>
          <table:table-cell table:style-name="ce10" office:value-type="string" calcext:value-type="string">
            <text:p>https://cantigas.fcsh.unl.pt/cantiga.asp?cdcant=1649&amp;nl=20&amp;tr=3&amp;pv=sim</text:p>
          </table:table-cell>
          <table:table-cell office:value-type="string" calcext:value-type="string">
            <text:p>   (Linha 20): a busquei bem aalém de Fariza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ça</text:p>
          </table:table-cell>
          <table:table-cell table:style-name="ce10" office:value-type="string" calcext:value-type="string">
            <text:p><text:a xlink:href="https://cantigas.fcsh.unl.pt/cantiga.asp?cdcant=1359&amp;nl=7&amp;tr=3&amp;pv=sim" xlink:type="simple">Pero Colhos é deitado, Mem Rodrigues de Briteiros ou João Fernandes de Ardeleiro </text:a></text:p>
          </table:table-cell>
          <table:table-cell office:value-type="string" calcext:value-type="string">
            <text:p>Pero Colhos é deitado</text:p>
          </table:table-cell>
          <table:table-cell table:style-name="ce10" office:value-type="string" calcext:value-type="string">
            <text:p><text:s/>Mem Rodrigues de Briteiros ou João Fernandes de Ardeleiro </text:p>
          </table:table-cell>
          <table:table-cell table:style-name="ce10" office:value-type="string" calcext:value-type="string">
            <text:p>https://cantigas.fcsh.unl.pt/cantiga.asp?cdcant=1359&amp;nl=7&amp;tr=3&amp;pv=sim</text:p>
          </table:table-cell>
          <table:table-cell office:value-type="string" calcext:value-type="string">
            <text:p>   (Linha 7): E foi-s'el morar a Franç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ia (Vila Nova de Gaia)</text:p>
          </table:table-cell>
          <table:table-cell table:style-name="ce10" office:value-type="string" calcext:value-type="string">
            <text:p><text:a xlink:href="https://cantigas.fcsh.unl.pt/cantiga.asp?cdcant=150&amp;nl=6&amp;tr=3&amp;pv=sim" xlink:type="simple">Pois nom hei de Dona Elvira, Anónimo 1 ou Martim Soares</text:a></text:p>
          </table:table-cell>
          <table:table-cell office:value-type="string" calcext:value-type="string">
            <text:p>Pois nom hei de Dona Elvira</text:p>
          </table:table-cell>
          <table:table-cell table:style-name="ce10" office:value-type="string" calcext:value-type="string">
            <text:p><text:s/>Anónimo 1 ou Martim Soares</text:p>
          </table:table-cell>
          <table:table-cell table:style-name="ce10" office:value-type="string" calcext:value-type="string">
            <text:p>https://cantigas.fcsh.unl.pt/cantiga.asp?cdcant=150&amp;nl=6&amp;tr=3&amp;pv=sim</text:p>
          </table:table-cell>
          <table:table-cell office:value-type="string" calcext:value-type="string">
            <text:p>   (Linha 6): em Doiro, antr'o Porto e Gaia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listeu (Galisteo)</text:p>
          </table:table-cell>
          <table:table-cell table:style-name="ce10" office:value-type="string" calcext:value-type="string">
            <text:p><text:a xlink:href="https://cantigas.fcsh.unl.pt/cantiga.asp?cdcant=114&amp;nl=34&amp;tr=3&amp;pv=sim" xlink:type="simple">Pero nom fui a Ultramar, Martim Soares</text:a></text:p>
          </table:table-cell>
          <table:table-cell office:value-type="string" calcext:value-type="string">
            <text:p>Pero nom fui a Ultramar</text:p>
          </table:table-cell>
          <table:table-cell table:style-name="ce10" office:value-type="string" calcext:value-type="string">
            <text:p><text:s/>Martim Soares</text:p>
          </table:table-cell>
          <table:table-cell table:style-name="ce10" office:value-type="string" calcext:value-type="string">
            <text:p>https://cantigas.fcsh.unl.pt/cantiga.asp?cdcant=114&amp;nl=34&amp;tr=3&amp;pv=sim</text:p>
          </table:table-cell>
          <table:table-cell office:value-type="string" calcext:value-type="string">
            <text:p>   (Linha 34): d'andar Coira e Galiste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liza</text:p>
          </table:table-cell>
          <table:table-cell table:style-name="ce10" office:value-type="string" calcext:value-type="string">
            <text:p><text:a xlink:href="https://cantigas.fcsh.unl.pt/cantiga.asp?cdcant=1372&amp;nl=8&amp;tr=3&amp;pv=sim" xlink:type="simple">A mi quer mal o infançom, Lopo Lias</text:a></text:p>
          </table:table-cell>
          <table:table-cell office:value-type="string" calcext:value-type="string">
            <text:p>A mi quer mal o infançom</text:p>
          </table:table-cell>
          <table:table-cell table:style-name="ce10" office:value-type="string" calcext:value-type="string">
            <text:p><text:s/>Lopo Lias</text:p>
          </table:table-cell>
          <table:table-cell table:style-name="ce10" office:value-type="string" calcext:value-type="string">
            <text:p>https://cantigas.fcsh.unl.pt/cantiga.asp?cdcant=1372&amp;nl=8&amp;tr=3&amp;pv=sim</text:p>
          </table:table-cell>
          <table:table-cell office:value-type="string" calcext:value-type="string">
            <text:p>   (Linha 8): Quantos hoj'em Galiza som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liza</text:p>
          </table:table-cell>
          <table:table-cell table:style-name="ce10" office:value-type="string" calcext:value-type="string">
            <text:p><text:a xlink:href="https://cantigas.fcsh.unl.pt/cantiga.asp?cdcant=1649&amp;nl=18&amp;tr=3&amp;pv=sim" xlink:type="simple">Os d'Aragom, que soem donear, Caldeirom</text:a></text:p>
          </table:table-cell>
          <table:table-cell office:value-type="string" calcext:value-type="string">
            <text:p>Os d'Aragom, que soem donear </text:p>
          </table:table-cell>
          <table:table-cell table:style-name="ce10" office:value-type="string" calcext:value-type="string">
            <text:p><text:s/>Caldeirom</text:p>
          </table:table-cell>
          <table:table-cell table:style-name="ce10" office:value-type="string" calcext:value-type="string">
            <text:p>https://cantigas.fcsh.unl.pt/cantiga.asp?cdcant=1649&amp;nl=18&amp;tr=3&amp;pv=sim</text:p>
          </table:table-cell>
          <table:table-cell office:value-type="string" calcext:value-type="string">
            <text:p>   (Linha 18): dos d'Aragom, quand'eu vim de Galiza,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Granada</text:p>
          </table:table-cell>
          <table:table-cell table:style-name="ce10" office:value-type="string" calcext:value-type="string">
            <text:p><text:a xlink:href="https://cantigas.fcsh.unl.pt/cantiga.asp?cdcant=1479&amp;nl=11&amp;tr=3&amp;pv=sim" xlink:type="simple">Meu senhor, direi-vos ora:, Pero Gomes Barroso</text:a></text:p>
          </table:table-cell>
          <table:table-cell office:value-type="string" calcext:value-type="string">
            <text:p>Meu senhor, direi-vos ora:</text:p>
          </table:table-cell>
          <table:table-cell table:style-name="ce10" office:value-type="string" calcext:value-type="string">
            <text:p><text:s/>Pero Gomes Barroso</text:p>
          </table:table-cell>
          <table:table-cell table:style-name="ce10" office:value-type="string" calcext:value-type="string">
            <text:p>https://cantigas.fcsh.unl.pt/cantiga.asp?cdcant=1479&amp;nl=11&amp;tr=3&amp;pv=sim</text:p>
          </table:table-cell>
          <table:table-cell office:value-type="string" calcext:value-type="string">
            <text:p>   (Linha 11): bem da vila de Graa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ada</text:p>
          </table:table-cell>
          <table:table-cell table:style-name="ce10" office:value-type="string" calcext:value-type="string">
            <text:p><text:a xlink:href="https://cantigas.fcsh.unl.pt/cantiga.asp?cdcant=1189&amp;nl=6&amp;tr=3&amp;pv=sim" xlink:type="simple">Muit'hei, ai Amor, que te gradescer, Rui Martins do Casal</text:a></text:p>
          </table:table-cell>
          <table:table-cell office:value-type="string" calcext:value-type="string">
            <text:p>Muit'hei, ai Amor, que te gradescer</text:p>
          </table:table-cell>
          <table:table-cell table:style-name="ce10" office:value-type="string" calcext:value-type="string">
            <text:p><text:s/>Rui Martins do Casal</text:p>
          </table:table-cell>
          <table:table-cell table:style-name="ce10" office:value-type="string" calcext:value-type="string">
            <text:p>https://cantigas.fcsh.unl.pt/cantiga.asp?cdcant=1189&amp;nl=6&amp;tr=3&amp;pv=sim</text:p>
          </table:table-cell>
          <table:table-cell office:value-type="string" calcext:value-type="string">
            <text:p>   (Linha 6): a Granada por meu amor lidar.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Granada</text:p>
          </table:table-cell>
          <table:table-cell table:style-name="ce10" office:value-type="string" calcext:value-type="string">
            <text:p><text:a xlink:href="https://cantigas.fcsh.unl.pt/cantiga.asp?cdcant=498&amp;nl=15&amp;tr=3&amp;pv=sim" xlink:type="simple">O que foi passar a serra, Afonso X</text:a></text:p>
          </table:table-cell>
          <table:table-cell office:value-type="string" calcext:value-type="string">
            <text:p>O que foi passar a serra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498&amp;nl=15&amp;tr=3&amp;pv=sim</text:p>
          </table:table-cell>
          <table:table-cell office:value-type="string" calcext:value-type="string">
            <text:p>   (Linha 15): é por nom ir a Graada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Granada</text:p>
          </table:table-cell>
          <table:table-cell table:style-name="ce10" office:value-type="string" calcext:value-type="string">
            <text:p><text:a xlink:href="https://cantigas.fcsh.unl.pt/cantiga.asp?cdcant=1188&amp;nl=3&amp;tr=3&amp;pv=sim" xlink:type="simple">Rogo-te, ai Amor, que queiras migo morar, Rui Martins do Casal</text:a></text:p>
          </table:table-cell>
          <table:table-cell office:value-type="string" calcext:value-type="string">
            <text:p>Rogo-te, ai Amor, que queiras migo morar</text:p>
          </table:table-cell>
          <table:table-cell table:style-name="ce10" office:value-type="string" calcext:value-type="string">
            <text:p><text:s/>Rui Martins do Casal</text:p>
          </table:table-cell>
          <table:table-cell table:style-name="ce10" office:value-type="string" calcext:value-type="string">
            <text:p>https://cantigas.fcsh.unl.pt/cantiga.asp?cdcant=1188&amp;nl=3&amp;tr=3&amp;pv=sim</text:p>
          </table:table-cell>
          <table:table-cell office:value-type="string" calcext:value-type="string">
            <text:p>   (Linha 3): a Granada meu amigo.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Jaén</text:p>
          </table:table-cell>
          <table:table-cell table:style-name="ce10" office:value-type="string" calcext:value-type="string">
            <text:p><text:a xlink:href="https://cantigas.fcsh.unl.pt/cantiga.asp?cdcant=852&amp;nl=4&amp;tr=3&amp;pv=sim" xlink:type="simple">Ai Santiago, padrom sabido, Paio Gomes Charinho</text:a></text:p>
          </table:table-cell>
          <table:table-cell office:value-type="string" calcext:value-type="string">
            <text:p>Ai Santiago, padrom sabido</text:p>
          </table:table-cell>
          <table:table-cell table:style-name="ce10" office:value-type="string" calcext:value-type="string">
            <text:p><text:s/>Paio Gomes Charinho</text:p>
          </table:table-cell>
          <table:table-cell table:style-name="ce10" office:value-type="string" calcext:value-type="string">
            <text:p>https://cantigas.fcsh.unl.pt/cantiga.asp?cdcant=852&amp;nl=4&amp;tr=3&amp;pv=sim</text:p>
          </table:table-cell>
          <table:table-cell office:value-type="string" calcext:value-type="string">
            <text:p>   (Linha 4): mirarei, madre, as torres de Jeen.</text:p>
          </table:table-cell>
          <table:table-cell table:number-columns-repeated="6"/>
          <table:table-cell table:style-name="ce12"/>
          <table:table-cell table:number-columns-repeated="1011"/>
        </table:table-row>
        <table:table-row table:style-name="ro1">
          <table:table-cell office:value-type="string" calcext:value-type="string">
            <text:p>Jaén</text:p>
          </table:table-cell>
          <table:table-cell table:style-name="ce10" office:value-type="string" calcext:value-type="string">
            <text:p><text:a xlink:href="https://cantigas.fcsh.unl.pt/cantiga.asp?cdcant=852&amp;nl=4&amp;tr=3&amp;pv=sim" xlink:type="simple">Ai Santiago, padrom sabido, Paio Gomes Charinho</text:a></text:p>
          </table:table-cell>
          <table:table-cell office:value-type="string" calcext:value-type="string">
            <text:p>Ai Santiago, padrom sabido</text:p>
          </table:table-cell>
          <table:table-cell table:style-name="ce10" office:value-type="string" calcext:value-type="string">
            <text:p><text:s/>Paio Gomes Charinho</text:p>
          </table:table-cell>
          <table:table-cell table:style-name="ce10" office:value-type="string" calcext:value-type="string">
            <text:p>https://cantigas.fcsh.unl.pt/cantiga.asp?cdcant=852&amp;nl=4&amp;tr=3&amp;pv=sim</text:p>
          </table:table-cell>
          <table:table-cell office:value-type="string" calcext:value-type="string">
            <text:p>   (Linha 25): sobre si quanto se fez em Jaen</text:p>
          </table:table-cell>
          <table:table-cell/>
          <table:table-cell table:style-name="ce10"/>
          <table:table-cell table:number-columns-repeated="2"/>
          <table:table-cell table:style-name="ce11"/>
          <table:table-cell table:style-name="ce12" table:number-columns-repeated="2"/>
          <table:table-cell table:style-name="ce11"/>
          <table:table-cell table:style-name="ce12" table:number-columns-repeated="2"/>
          <table:table-cell table:style-name="ce11"/>
          <table:table-cell table:style-name="ce12"/>
          <table:table-cell table:number-columns-repeated="1006"/>
        </table:table-row>
        <table:table-row table:style-name="ro1">
          <table:table-cell office:value-type="string" calcext:value-type="string">
            <text:p>Jaén</text:p>
          </table:table-cell>
          <table:table-cell table:style-name="ce10" office:value-type="string" calcext:value-type="string">
            <text:p><text:a xlink:href="https://cantigas.fcsh.unl.pt/cantiga.asp?cdcant=1542&amp;nl=25&amp;tr=3&amp;pv=sim" xlink:type="simple">- Pedr'Amigo, quero de vós saber, Vasco Peres Pardal, Pedro Amigo de Sevilha</text:a></text:p>
          </table:table-cell>
          <table:table-cell office:value-type="string" calcext:value-type="string">
            <text:p>Pedr'Amigo, quero de vós saber</text:p>
          </table:table-cell>
          <table:table-cell table:style-name="ce10" office:value-type="string" calcext:value-type="string">
            <text:p>Vasco Peres Pardal, Pedro Amigo de Sevilha</text:p>
          </table:table-cell>
          <table:table-cell table:style-name="ce10" office:value-type="string" calcext:value-type="string">
            <text:p>https://cantigas.fcsh.unl.pt/cantiga.asp?cdcant=1542&amp;nl=25&amp;tr=3&amp;pv=sim</text:p>
          </table:table-cell>
          <table:table-cell office:value-type="string" calcext:value-type="string">
            <text:p>   (Linha 25): sobre si quanto se fez em Jaen</text:p>
          </table:table-cell>
          <table:table-cell/>
          <table:table-cell table:style-name="ce10"/>
          <table:table-cell table:number-columns-repeated="2"/>
          <table:table-cell table:style-name="ce11"/>
          <table:table-cell table:style-name="ce12" table:number-columns-repeated="2"/>
          <table:table-cell table:style-name="ce11"/>
          <table:table-cell table:style-name="ce12" table:number-columns-repeated="2"/>
          <table:table-cell table:style-name="ce11"/>
          <table:table-cell table:style-name="ce12"/>
          <table:table-cell table:number-columns-repeated="1006"/>
        </table:table-row>
        <table:table-row table:style-name="ro1">
          <table:table-cell office:value-type="string" calcext:value-type="string">
            <text:p>Jaén</text:p>
          </table:table-cell>
          <table:table-cell table:style-name="ce10" office:value-type="string" calcext:value-type="string">
            <text:p><text:a xlink:href="https://cantigas.fcsh.unl.pt/cantiga.asp?cdcant=1542&amp;nl=25&amp;tr=3&amp;pv=sim" xlink:type="simple">- Pedr'Amigo, quero de vós saber, Vasco Peres Pardal, Pedro Amigo de Sevilha</text:a></text:p>
          </table:table-cell>
          <table:table-cell office:value-type="string" calcext:value-type="string">
            <text:p>Pedr'Amigo, quero de vós saber</text:p>
          </table:table-cell>
          <table:table-cell table:style-name="ce10" office:value-type="string" calcext:value-type="string">
            <text:p>Vasco Peres Pardal, Pedro Amigo de Sevilha</text:p>
          </table:table-cell>
          <table:table-cell table:style-name="ce10" office:value-type="string" calcext:value-type="string">
            <text:p>https://cantigas.fcsh.unl.pt/cantiga.asp?cdcant=1542&amp;nl=25&amp;tr=3&amp;pv=sim</text:p>
          </table:table-cell>
          <table:table-cell office:value-type="string" calcext:value-type="string">
            <text:p>   (Linha 4): levastes, quando fomos a Jeen;</text:p>
          </table:table-cell>
          <table:table-cell/>
          <table:table-cell table:style-name="ce10"/>
          <table:table-cell table:number-columns-repeated="2"/>
          <table:table-cell table:style-name="ce11"/>
          <table:table-cell table:style-name="ce12" table:number-columns-repeated="2"/>
          <table:table-cell table:style-name="ce11"/>
          <table:table-cell table:style-name="ce12" table:number-columns-repeated="2"/>
          <table:table-cell table:style-name="ce11"/>
          <table:table-cell table:style-name="ce12"/>
          <table:table-cell table:number-columns-repeated="1006"/>
        </table:table-row>
        <table:table-row table:style-name="ro1">
          <table:table-cell office:value-type="string" calcext:value-type="string">
            <text:p>Jaén</text:p>
          </table:table-cell>
          <table:table-cell table:style-name="ce11" office:value-type="string" calcext:value-type="string">
            <text:p><text:a xlink:href="https://cantigas.fcsh.unl.pt/cantiga.asp?cdcant=1640&amp;nl=4&amp;tr=3&amp;pv=sim" xlink:type="simple">- Pero da Ponte, ou eu nom vejo bem, Pero da Ponte, Afonso Anes do Cotom</text:a></text:p>
          </table:table-cell>
          <table:table-cell table:style-name="ce5" office:value-type="string" calcext:value-type="string">
            <text:p>Pero da Ponte,' ou eu nom vejo bem</text:p>
          </table:table-cell>
          <table:table-cell table:style-name="ce11" office:value-type="string" calcext:value-type="string">
            <text:p>Pero da Ponte, Afonso Anes do Cotom</text:p>
          </table:table-cell>
          <table:table-cell table:style-name="ce11" office:value-type="string" calcext:value-type="string">
            <text:p>https://cantigas.fcsh.unl.pt/cantiga.asp?cdcant=1640&amp;nl=4&amp;tr=3&amp;pv=sim</text:p>
          </table:table-cell>
          <table:table-cell table:style-name="ce12" office:value-type="string" calcext:value-type="string">
            <text:p>   (Linha 4): levastes, quando fomos a Jeen;</text:p>
          </table:table-cell>
          <table:table-cell/>
          <table:table-cell table:style-name="ce10"/>
          <table:table-cell table:number-columns-repeated="2"/>
          <table:table-cell table:style-name="ce11"/>
          <table:table-cell table:style-name="ce12" table:number-columns-repeated="2"/>
          <table:table-cell table:style-name="ce11"/>
          <table:table-cell table:style-name="ce12" table:number-columns-repeated="2"/>
          <table:table-cell table:style-name="ce11"/>
          <table:table-cell table:style-name="ce12"/>
          <table:table-cell table:number-columns-repeated="1006"/>
        </table:table-row>
        <table:table-row table:style-name="ro1">
          <table:table-cell office:value-type="string" calcext:value-type="string">
            <text:p>Jaén</text:p>
          </table:table-cell>
          <table:table-cell table:style-name="ce11" office:value-type="string" calcext:value-type="string">
            <text:p><text:a xlink:href="https://cantigas.fcsh.unl.pt/cantiga.asp?cdcant=1390&amp;nl=2&amp;tr=3&amp;pv=sim" xlink:type="simple">Um cavaleiro se comprou, Martim Soares</text:a></text:p>
          </table:table-cell>
          <table:table-cell office:value-type="string" calcext:value-type="string">
            <text:p>Um cavaleiro se comprou</text:p>
          </table:table-cell>
          <table:table-cell table:style-name="ce11" office:value-type="string" calcext:value-type="string">
            <text:p><text:s/>Martim Soares</text:p>
          </table:table-cell>
          <table:table-cell table:style-name="ce11" office:value-type="string" calcext:value-type="string">
            <text:p>https://cantigas.fcsh.unl.pt/cantiga.asp?cdcant=1390&amp;nl=2&amp;tr=3&amp;pv=sim</text:p>
          </table:table-cell>
          <table:table-cell table:style-name="ce12" office:value-type="string" calcext:value-type="string">
            <text:p>   (Linha 2): pera quitar-se de Jaen,</text:p>
          </table:table-cell>
          <table:table-cell table:style-name="ce12"/>
          <table:table-cell table:number-columns-repeated="3"/>
          <table:table-cell table:style-name="ce11"/>
          <table:table-cell table:style-name="ce12" table:number-columns-repeated="2"/>
          <table:table-cell table:style-name="ce11"/>
          <table:table-cell table:style-name="ce12" table:number-columns-repeated="2"/>
          <table:table-cell table:style-name="ce11"/>
          <table:table-cell table:style-name="ce12"/>
          <table:table-cell table:number-columns-repeated="1006"/>
        </table:table-row>
        <table:table-row table:style-name="ro1">
          <table:table-cell office:value-type="string" calcext:value-type="string">
            <text:p>Jaén</text:p>
          </table:table-cell>
          <table:table-cell table:style-name="ce11" office:value-type="string" calcext:value-type="string">
            <text:p><text:a xlink:href="https://cantigas.fcsh.unl.pt/cantiga.asp?cdcant=1585&amp;nl=10&amp;tr=3&amp;pv=sim" xlink:type="simple">Um infançom mi há convidado, Nunes</text:a></text:p>
          </table:table-cell>
          <table:table-cell office:value-type="string" calcext:value-type="string">
            <text:p>Um infançom mi há convidado</text:p>
          </table:table-cell>
          <table:table-cell table:style-name="ce11" office:value-type="string" calcext:value-type="string">
            <text:p><text:s/>Nunes</text:p>
          </table:table-cell>
          <table:table-cell table:style-name="ce11" office:value-type="string" calcext:value-type="string">
            <text:p>https://cantigas.fcsh.unl.pt/cantiga.asp?cdcant=1585&amp;nl=10&amp;tr=3&amp;pv=sim</text:p>
          </table:table-cell>
          <table:table-cell table:style-name="ce12" office:value-type="string" calcext:value-type="string">
            <text:p>   (Linha 10): mais jurei antan'em Jaen,</text:p>
          </table:table-cell>
          <table:table-cell/>
          <table:table-cell table:style-name="ce10"/>
          <table:table-cell table:number-columns-repeated="2"/>
          <table:table-cell table:style-name="ce11"/>
          <table:table-cell table:style-name="ce12" table:number-columns-repeated="2"/>
          <table:table-cell table:style-name="ce11"/>
          <table:table-cell table:style-name="ce12" table:number-columns-repeated="2"/>
          <table:table-cell table:style-name="ce11"/>
          <table:table-cell table:style-name="ce12"/>
          <table:table-cell table:number-columns-repeated="1006"/>
        </table:table-row>
        <table:table-row table:style-name="ro1">
          <table:table-cell office:value-type="string" calcext:value-type="string">
            <text:p>Jerez de la Frontera</text:p>
          </table:table-cell>
          <table:table-cell table:style-name="ce10" office:value-type="string" calcext:value-type="string">
            <text:p><text:a xlink:href="https://cantigas.fcsh.unl.pt/cantiga.asp?cdcant=1542&amp;nl=26&amp;tr=3&amp;pv=sim" xlink:type="simple">- Pedr'Amigo, quero de vós saber, Vasco Peres Pardal, Pedro Amigo de Sevilha</text:a></text:p>
          </table:table-cell>
          <table:table-cell office:value-type="string" calcext:value-type="string">
            <text:p>Pedr'Amigo, quero de vós saber</text:p>
          </table:table-cell>
          <table:table-cell table:style-name="ce10" office:value-type="string" calcext:value-type="string">
            <text:p>Vasco Peres Pardal, Pedro Amigo de Sevilha</text:p>
          </table:table-cell>
          <table:table-cell table:style-name="ce10" office:value-type="string" calcext:value-type="string">
            <text:p>https://cantigas.fcsh.unl.pt/cantiga.asp?cdcant=1542&amp;nl=26&amp;tr=3&amp;pv=sim</text:p>
          </table:table-cell>
          <table:table-cell office:value-type="string" calcext:value-type="string">
            <text:p>   (Linha 26): e em Eixarês, u se fez muito mal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erusalém</text:p>
          </table:table-cell>
          <table:table-cell table:style-name="ce10" office:value-type="string" calcext:value-type="string">
            <text:p><text:a xlink:href="https://cantigas.fcsh.unl.pt/cantiga.asp?cdcant=1690&amp;nl=12&amp;tr=3&amp;pv=sim" xlink:type="simple">Joam Baveca e Pero d'Ambrõa, Pedro Amigo de Sevilha</text:a></text:p>
          </table:table-cell>
          <table:table-cell office:value-type="string" calcext:value-type="string">
            <text:p>Joam Baveca e Pero d'Ambrõa</text:p>
          </table:table-cell>
          <table:table-cell table:style-name="ce10" office:value-type="string" calcext:value-type="string">
            <text:p><text:s/>Pedro Amigo de Sevilha</text:p>
          </table:table-cell>
          <table:table-cell table:style-name="ce10" office:value-type="string" calcext:value-type="string">
            <text:p>https://cantigas.fcsh.unl.pt/cantiga.asp?cdcant=1690&amp;nl=12&amp;tr=3&amp;pv=sim</text:p>
          </table:table-cell>
          <table:table-cell office:value-type="string" calcext:value-type="string">
            <text:p>   (Linha 12): Sobre la terra de Ierusalém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erusalém</text:p>
          </table:table-cell>
          <table:table-cell table:style-name="ce10" office:value-type="string" calcext:value-type="string">
            <text:p><text:a xlink:href="https://cantigas.fcsh.unl.pt/cantiga.asp?cdcant=1436&amp;nl=17&amp;tr=3&amp;pv=sim" xlink:type="simple">Joam Fernández, o mund'é torvado, João Soares Coelho</text:a></text:p>
          </table:table-cell>
          <table:table-cell office:value-type="string" calcext:value-type="string">
            <text:p>Joam Fernández, o mund'é torvado</text:p>
          </table:table-cell>
          <table:table-cell table:style-name="ce10" office:value-type="string" calcext:value-type="string">
            <text:p><text:s/>João Soares Coelho</text:p>
          </table:table-cell>
          <table:table-cell table:style-name="ce10" office:value-type="string" calcext:value-type="string">
            <text:p>https://cantigas.fcsh.unl.pt/cantiga.asp?cdcant=1436&amp;nl=17&amp;tr=3&amp;pv=sim</text:p>
          </table:table-cell>
          <table:table-cell office:value-type="string" calcext:value-type="string">
            <text:p>   (Linha 17): nem ar iria a Ierusalém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1">
          <table:table-cell office:value-type="string" calcext:value-type="string">
            <text:p>Jerusalém</text:p>
          </table:table-cell>
          <table:table-cell table:style-name="ce10" office:value-type="string" calcext:value-type="string">
            <text:p><text:a xlink:href="https://cantigas.fcsh.unl.pt/cantiga.asp?cdcant=114&amp;nl=14&amp;tr=3&amp;pv=sim" xlink:type="simple">Pero nom fui a Ultramar, Martim Soares</text:a></text:p>
          </table:table-cell>
          <table:table-cell office:value-type="string" calcext:value-type="string">
            <text:p>Pero nom fui a Ultramar</text:p>
          </table:table-cell>
          <table:table-cell table:style-name="ce10" office:value-type="string" calcext:value-type="string">
            <text:p><text:s/>Martim Soares</text:p>
          </table:table-cell>
          <table:table-cell table:style-name="ce10" office:value-type="string" calcext:value-type="string">
            <text:p>https://cantigas.fcsh.unl.pt/cantiga.asp?cdcant=114&amp;nl=14&amp;tr=3&amp;pv=sim</text:p>
          </table:table-cell>
          <table:table-cell office:value-type="string" calcext:value-type="string">
            <text:p>   (Linha 14): e maer a Jerusalém.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1">
          <table:table-cell office:value-type="string" calcext:value-type="string">
            <text:p>Jerusalém</text:p>
          </table:table-cell>
          <table:table-cell table:style-name="ce10" office:value-type="string" calcext:value-type="string">
            <text:p><text:a xlink:href="https://cantigas.fcsh.unl.pt/cantiga.asp?cdcant=1687&amp;nl=12&amp;tr=3&amp;pv=sim" xlink:type="simple">Quem mi ora quisesse cruzar, Pedro Amigo de Sevilha</text:a></text:p>
          </table:table-cell>
          <table:table-cell office:value-type="string" calcext:value-type="string">
            <text:p>Quem mi ora quisesse cruzar</text:p>
          </table:table-cell>
          <table:table-cell table:style-name="ce10" office:value-type="string" calcext:value-type="string">
            <text:p><text:s/>Pedro Amigo de Sevilha</text:p>
          </table:table-cell>
          <table:table-cell table:style-name="ce10" office:value-type="string" calcext:value-type="string">
            <text:p>https://cantigas.fcsh.unl.pt/cantiga.asp?cdcant=1687&amp;nl=12&amp;tr=3&amp;pv=sim</text:p>
          </table:table-cell>
          <table:table-cell office:value-type="string" calcext:value-type="string">
            <text:p>   (Linha 12): outr'homem de Ierusalém;</text:p>
          </table:table-cell>
          <table:table-cell table:number-columns-repeated="4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1">
          <table:table-cell office:value-type="string" calcext:value-type="string">
            <text:p>Jerusalém</text:p>
          </table:table-cell>
          <table:table-cell table:style-name="ce10" office:value-type="string" calcext:value-type="string">
            <text:p><text:a xlink:href="https://cantigas.fcsh.unl.pt/cantiga.asp?cdcant=487&amp;nl=16&amp;tr=3&amp;pv=sim" xlink:type="simple">Senhor, justiça viimos pedir, Afonso X</text:a></text:p>
          </table:table-cell>
          <table:table-cell office:value-type="string" calcext:value-type="string">
            <text:p>Senhor, justiça viimos pedir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487&amp;nl=16&amp;tr=3&amp;pv=sim</text:p>
          </table:table-cell>
          <table:table-cell office:value-type="string" calcext:value-type="string">
            <text:p>   (Linha 16): - por levar tal furt'a Jelusalém!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1">
          <table:table-cell office:value-type="string" calcext:value-type="string">
            <text:p>Josafás</text:p>
          </table:table-cell>
          <table:table-cell table:style-name="ce10" office:value-type="string" calcext:value-type="string">
            <text:p><text:a xlink:href="https://cantigas.fcsh.unl.pt/cantiga.asp?cdcant=1610&amp;nl=5&amp;tr=3&amp;pv=sim" xlink:type="simple">Paai Rengel e outros dous romeus, Afonso Anes do Cotom</text:a></text:p>
          </table:table-cell>
          <table:table-cell office:value-type="string" calcext:value-type="string">
            <text:p>Paai Rengel e outros dous romeus</text:p>
          </table:table-cell>
          <table:table-cell table:style-name="ce10" office:value-type="string" calcext:value-type="string">
            <text:p><text:s/>Afonso Anes do Cotom</text:p>
          </table:table-cell>
          <table:table-cell table:style-name="ce10" office:value-type="string" calcext:value-type="string">
            <text:p>https://cantigas.fcsh.unl.pt/cantiga.asp?cdcant=1610&amp;nl=5&amp;tr=3&amp;pv=sim</text:p>
          </table:table-cell>
          <table:table-cell office:value-type="string" calcext:value-type="string">
            <text:p>   (Linha 5): em ũa lide que foi em Josafás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ares</text:p>
          </table:table-cell>
          <table:table-cell table:style-name="ce10" office:value-type="string" calcext:value-type="string">
            <text:p><text:a xlink:href="https://cantigas.fcsh.unl.pt/cantiga.asp?cdcant=1412&amp;nl=2&amp;tr=3&amp;pv=sim" xlink:type="simple">Nostro Senhor, que bem alberguei, Pero Garcia Burgalês</text:a></text:p>
          </table:table-cell>
          <table:table-cell office:value-type="string" calcext:value-type="string">
            <text:p>Nostro Senhor, que bem alberguei</text:p>
          </table:table-cell>
          <table:table-cell table:style-name="ce10" office:value-type="string" calcext:value-type="string">
            <text:p><text:s/>Pero Garcia Burgalês</text:p>
          </table:table-cell>
          <table:table-cell table:style-name="ce10" office:value-type="string" calcext:value-type="string">
            <text:p>https://cantigas.fcsh.unl.pt/cantiga.asp?cdcant=1412&amp;nl=2&amp;tr=3&amp;pv=sim</text:p>
          </table:table-cell>
          <table:table-cell office:value-type="string" calcext:value-type="string">
            <text:p>   (Linha 2): quand'a Lagares cheguei, noutro di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mpai</text:p>
          </table:table-cell>
          <table:table-cell table:style-name="ce10" office:value-type="string" calcext:value-type="string">
            <text:p><text:a xlink:href="https://cantigas.fcsh.unl.pt/cantiga.asp?cdcant=967&amp;nl=21&amp;tr=3&amp;pv=sim" xlink:type="simple">A por que perço o dormir, João Airas de Santiago</text:a></text:p>
          </table:table-cell>
          <table:table-cell office:value-type="string" calcext:value-type="string">
            <text:p>A por que perço o dormir</text:p>
          </table:table-cell>
          <table:table-cell table:style-name="ce10" office:value-type="string" calcext:value-type="string">
            <text:p><text:s/>João Airas de Santiago</text:p>
          </table:table-cell>
          <table:table-cell table:style-name="ce10" office:value-type="string" calcext:value-type="string">
            <text:p>https://cantigas.fcsh.unl.pt/cantiga.asp?cdcant=967&amp;nl=21&amp;tr=3&amp;pv=sim</text:p>
          </table:table-cell>
          <table:table-cell office:value-type="string" calcext:value-type="string">
            <text:p>   (Linha 21): per caminho de Lampa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ão</text:p>
          </table:table-cell>
          <table:table-cell table:style-name="ce10" office:value-type="string" calcext:value-type="string">
            <text:p><text:a xlink:href="https://cantigas.fcsh.unl.pt/cantiga.asp?cdcant=1586&amp;nl=30&amp;tr=3&amp;pv=sim" xlink:type="simple">Ai amor, amore de Pero Cantone, Fernão Soares de Quinhones</text:a></text:p>
          </table:table-cell>
          <table:table-cell office:value-type="string" calcext:value-type="string">
            <text:p>Ai amor, amore de Pero Cantone</text:p>
          </table:table-cell>
          <table:table-cell table:style-name="ce10" office:value-type="string" calcext:value-type="string">
            <text:p><text:s/>Fernão Soares de Quinhones</text:p>
          </table:table-cell>
          <table:table-cell table:style-name="ce10" office:value-type="string" calcext:value-type="string">
            <text:p>https://cantigas.fcsh.unl.pt/cantiga.asp?cdcant=1586&amp;nl=30&amp;tr=3&amp;pv=sim</text:p>
          </table:table-cell>
          <table:table-cell office:value-type="string" calcext:value-type="string">
            <text:p>   (Linha 30): que mora muit'acerca de Leon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ão</text:p>
          </table:table-cell>
          <table:table-cell table:style-name="ce10" office:value-type="string" calcext:value-type="string">
            <text:p><text:a xlink:href="https://cantigas.fcsh.unl.pt/cantiga.asp?cdcant=956&amp;nl=1&amp;tr=3&amp;pv=sim" xlink:type="simple">Andei, senhor, Leon e Castela, João Airas de Santiago</text:a></text:p>
          </table:table-cell>
          <table:table-cell office:value-type="string" calcext:value-type="string">
            <text:p>Andei, senhor, Leon e Castela</text:p>
          </table:table-cell>
          <table:table-cell table:style-name="ce10" office:value-type="string" calcext:value-type="string">
            <text:p><text:s/>João Airas de Santiago</text:p>
          </table:table-cell>
          <table:table-cell table:style-name="ce10" office:value-type="string" calcext:value-type="string">
            <text:p>https://cantigas.fcsh.unl.pt/cantiga.asp?cdcant=956&amp;nl=1&amp;tr=3&amp;pv=sim</text:p>
          </table:table-cell>
          <table:table-cell office:value-type="string" calcext:value-type="string">
            <text:p>   (Linha 1): Andei, senhor, Leon e Castela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1002"/>
        </table:table-row>
        <table:table-row table:style-name="ro1">
          <table:table-cell office:value-type="string" calcext:value-type="string">
            <text:p>Leão</text:p>
          </table:table-cell>
          <table:table-cell table:style-name="ce10" office:value-type="string" calcext:value-type="string">
            <text:p><text:a xlink:href="https://cantigas.fcsh.unl.pt/cantiga.asp?cdcant=1647&amp;nl=20&amp;tr=3&amp;pv=sim" xlink:type="simple">En'a primeira rua que cheguemos, Martim Anes Marinho</text:a></text:p>
          </table:table-cell>
          <table:table-cell office:value-type="string" calcext:value-type="string">
            <text:p>En'a primeira rua que cheguemos</text:p>
          </table:table-cell>
          <table:table-cell table:style-name="ce10" office:value-type="string" calcext:value-type="string">
            <text:p><text:s/>Martim Anes Marinho</text:p>
          </table:table-cell>
          <table:table-cell table:style-name="ce10" office:value-type="string" calcext:value-type="string">
            <text:p>https://cantigas.fcsh.unl.pt/cantiga.asp?cdcant=1647&amp;nl=20&amp;tr=3&amp;pv=sim</text:p>
          </table:table-cell>
          <table:table-cell office:value-type="string" calcext:value-type="string">
            <text:p>   (Linha 20): nom destas maas feitas de León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1002"/>
        </table:table-row>
        <table:table-row table:style-name="ro1">
          <table:table-cell office:value-type="string" calcext:value-type="string">
            <text:p>Leão</text:p>
          </table:table-cell>
          <table:table-cell table:style-name="ce10" office:value-type="string" calcext:value-type="string">
            <text:p><text:a xlink:href="https://cantigas.fcsh.unl.pt/cantiga.asp?cdcant=1592&amp;nl=15&amp;tr=3&amp;pv=sim" xlink:type="simple">Já lhi nunca pediram, Afonso Mendes de Besteiros</text:a></text:p>
          </table:table-cell>
          <table:table-cell office:value-type="string" calcext:value-type="string">
            <text:p>Já lhi nunca pediram</text:p>
          </table:table-cell>
          <table:table-cell table:style-name="ce10" office:value-type="string" calcext:value-type="string">
            <text:p><text:s/>Afonso Mendes de Besteiros</text:p>
          </table:table-cell>
          <table:table-cell table:style-name="ce10" office:value-type="string" calcext:value-type="string">
            <text:p>https://cantigas.fcsh.unl.pt/cantiga.asp?cdcant=1592&amp;nl=15&amp;tr=3&amp;pv=sim</text:p>
          </table:table-cell>
          <table:table-cell office:value-type="string" calcext:value-type="string">
            <text:p>   (Linha 15): "Em fronteira de Leon",</text:p>
          </table:table-cell>
          <table:table-cell table:number-columns-repeated="12"/>
          <table:table-cell table:style-name="ce10"/>
          <table:table-cell table:number-columns-repeated="2"/>
          <table:table-cell table:style-name="ce10"/>
          <table:table-cell table:number-columns-repeated="1002"/>
        </table:table-row>
        <table:table-row table:style-name="ro1">
          <table:table-cell office:value-type="string" calcext:value-type="string">
            <text:p>Leão</text:p>
          </table:table-cell>
          <table:table-cell table:style-name="ce10" office:value-type="string" calcext:value-type="string">
            <text:p><text:a xlink:href="https://cantigas.fcsh.unl.pt/cantiga.asp?cdcant=1621&amp;nl=5&amp;tr=3&amp;pv=sim" xlink:type="simple">O que Balteira ora quer vingar, Pero Garcia de Ambroa </text:a></text:p>
          </table:table-cell>
          <table:table-cell office:value-type="string" calcext:value-type="string">
            <text:p>O que Balteira ora quer vingar</text:p>
          </table:table-cell>
          <table:table-cell table:style-name="ce10" office:value-type="string" calcext:value-type="string">
            <text:p><text:s/>Pero Garcia de Ambroa </text:p>
          </table:table-cell>
          <table:table-cell table:style-name="ce10" office:value-type="string" calcext:value-type="string">
            <text:p>https://cantigas.fcsh.unl.pt/cantiga.asp?cdcant=1621&amp;nl=5&amp;tr=3&amp;pv=sim</text:p>
          </table:table-cell>
          <table:table-cell office:value-type="string" calcext:value-type="string">
            <text:p>   (Linha 5): mais começ'ant'em reino de Leon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1002"/>
        </table:table-row>
        <table:table-row table:style-name="ro1">
          <table:table-cell office:value-type="string" calcext:value-type="string">
            <text:p>Leão</text:p>
          </table:table-cell>
          <table:table-cell table:style-name="ce10" office:value-type="string" calcext:value-type="string">
            <text:p><text:a xlink:href="https://cantigas.fcsh.unl.pt/cantiga.asp?cdcant=1410&amp;nl=20&amp;tr=3&amp;pv=sim" xlink:type="simple">Que muito mi de Fernam Diaz praz, Pero Garcia Burgalês</text:a></text:p>
          </table:table-cell>
          <table:table-cell office:value-type="string" calcext:value-type="string">
            <text:p>Que muito mi de Fernam Diaz praz</text:p>
          </table:table-cell>
          <table:table-cell table:style-name="ce10" office:value-type="string" calcext:value-type="string">
            <text:p><text:s/>Pero Garcia Burgalês</text:p>
          </table:table-cell>
          <table:table-cell table:style-name="ce10" office:value-type="string" calcext:value-type="string">
            <text:p>https://cantigas.fcsh.unl.pt/cantiga.asp?cdcant=1410&amp;nl=20&amp;tr=3&amp;pv=sim</text:p>
          </table:table-cell>
          <table:table-cell office:value-type="string" calcext:value-type="string">
            <text:p>   (Linha 20): e trasnoitou sobr'um hom'a Leon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1002"/>
        </table:table-row>
        <table:table-row table:style-name="ro1">
          <table:table-cell office:value-type="string" calcext:value-type="string">
            <text:p>Leão</text:p>
          </table:table-cell>
          <table:table-cell table:style-name="ce10" office:value-type="string" calcext:value-type="string">
            <text:p><text:a xlink:href="https://cantigas.fcsh.unl.pt/cantiga.asp?cdcant=1410&amp;nl=20&amp;tr=3&amp;pv=sim" xlink:type="simple">Que muito mi de Fernam Diaz praz, Pero Garcia Burgalês</text:a></text:p>
          </table:table-cell>
          <table:table-cell office:value-type="string" calcext:value-type="string">
            <text:p>Que muito mi de Fernam Diaz praz</text:p>
          </table:table-cell>
          <table:table-cell table:style-name="ce10" office:value-type="string" calcext:value-type="string">
            <text:p><text:s/>Pero Garcia Burgalês</text:p>
          </table:table-cell>
          <table:table-cell table:style-name="ce10" office:value-type="string" calcext:value-type="string">
            <text:p>https://cantigas.fcsh.unl.pt/cantiga.asp?cdcant=1410&amp;nl=20&amp;tr=3&amp;pv=sim</text:p>
          </table:table-cell>
          <table:table-cell office:value-type="string" calcext:value-type="string">
            <text:p>   (Linha 3): em Leon e nos veestes veer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1002"/>
        </table:table-row>
        <table:table-row table:style-name="ro1">
          <table:table-cell office:value-type="string" calcext:value-type="string">
            <text:p>Leão</text:p>
          </table:table-cell>
          <table:table-cell table:style-name="ce10" office:value-type="string" calcext:value-type="string">
            <text:p><text:a xlink:href="https://cantigas.fcsh.unl.pt/cantiga.asp?cdcant=1069&amp;nl=3&amp;tr=3&amp;pv=sim" xlink:type="simple">- Rui Martĩiz, pois que ést[e] assi, Rui Martins (Cantom?), João Airas de Santiago</text:a></text:p>
          </table:table-cell>
          <table:table-cell office:value-type="string" calcext:value-type="string">
            <text:p>Rui Martĩiz, pois que ést[e] assi</text:p>
          </table:table-cell>
          <table:table-cell table:style-name="ce10" office:value-type="string" calcext:value-type="string">
            <text:p><text:s/>Rui Martins (Cantom?), João Airas de Santiago</text:p>
          </table:table-cell>
          <table:table-cell table:style-name="ce10" office:value-type="string" calcext:value-type="string">
            <text:p>https://cantigas.fcsh.unl.pt/cantiga.asp?cdcant=1069&amp;nl=3&amp;tr=3&amp;pv=sim</text:p>
          </table:table-cell>
          <table:table-cell office:value-type="string" calcext:value-type="string">
            <text:p>   (Linha 3): em Leon e nos veestes veer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1002"/>
        </table:table-row>
        <table:table-row table:style-name="ro1">
          <table:table-cell office:value-type="string" calcext:value-type="string">
            <text:p>Leiria</text:p>
          </table:table-cell>
          <table:table-cell table:style-name="ce10" office:value-type="string" calcext:value-type="string">
            <text:p><text:a xlink:href="https://cantigas.fcsh.unl.pt/cantiga.asp?cdcant=1511&amp;nl=11&amp;tr=3&amp;pv=sim" xlink:type="simple">À lealdade da Bezerra, que pela Beira muit'anda,, Airas Peres Vuitorom</text:a></text:p>
          </table:table-cell>
          <table:table-cell office:value-type="string" calcext:value-type="string">
            <text:p>À lealdade da Bezerra, que pela Beira muit'anda</text:p>
          </table:table-cell>
          <table:table-cell table:style-name="ce10" office:value-type="string" calcext:value-type="string">
            <text:p><text:s/>Airas Peres Vuitorom</text:p>
          </table:table-cell>
          <table:table-cell table:style-name="ce10" office:value-type="string" calcext:value-type="string">
            <text:p>https://cantigas.fcsh.unl.pt/cantiga.asp?cdcant=1511&amp;nl=11&amp;tr=3&amp;pv=sim</text:p>
          </table:table-cell>
          <table:table-cell office:value-type="string" calcext:value-type="string">
            <text:p>   (Linha 11): O que vendeu Leirea muito tem que fez dereito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iria</text:p>
          </table:table-cell>
          <table:table-cell table:style-name="ce10" office:value-type="string" calcext:value-type="string">
            <text:p><text:a xlink:href="https://cantigas.fcsh.unl.pt/cantiga.asp?cdcant=1337&amp;nl=7&amp;tr=3&amp;pv=sim" xlink:type="simple">Disse-m'hoj'assi um home, Estêvão da Guarda</text:a></text:p>
          </table:table-cell>
          <table:table-cell office:value-type="string" calcext:value-type="string">
            <text:p>Disse-m'hoj'assi um home</text:p>
          </table:table-cell>
          <table:table-cell table:style-name="ce10" office:value-type="string" calcext:value-type="string">
            <text:p><text:s/>Estêvão da Guarda</text:p>
          </table:table-cell>
          <table:table-cell table:style-name="ce10" office:value-type="string" calcext:value-type="string">
            <text:p>https://cantigas.fcsh.unl.pt/cantiga.asp?cdcant=1337&amp;nl=7&amp;tr=3&amp;pv=sim</text:p>
          </table:table-cell>
          <table:table-cell office:value-type="string" calcext:value-type="string">
            <text:p>   (Linha 7): E disse-m'el: - Per Leirea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Leiria</text:p>
          </table:table-cell>
          <table:table-cell table:style-name="ce10" office:value-type="string" calcext:value-type="string">
            <text:p><text:a xlink:href="https://cantigas.fcsh.unl.pt/cantiga.asp?cdcant=1593&amp;nl=2&amp;tr=3&amp;pv=sim" xlink:type="simple">O arrais de Roi Garcia, Afonso Mendes de Besteiros</text:a></text:p>
          </table:table-cell>
          <table:table-cell office:value-type="string" calcext:value-type="string">
            <text:p>O arrais de Roi Garcia</text:p>
          </table:table-cell>
          <table:table-cell table:style-name="ce10" office:value-type="string" calcext:value-type="string">
            <text:p><text:s/>Afonso Mendes de Besteiros</text:p>
          </table:table-cell>
          <table:table-cell table:style-name="ce10" office:value-type="string" calcext:value-type="string">
            <text:p>https://cantigas.fcsh.unl.pt/cantiga.asp?cdcant=1593&amp;nl=2&amp;tr=3&amp;pv=sim</text:p>
          </table:table-cell>
          <table:table-cell office:value-type="string" calcext:value-type="string">
            <text:p>   (Linha 2): que em Leirea tragia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Leiria</text:p>
          </table:table-cell>
          <table:table-cell table:style-name="ce10" office:value-type="string" calcext:value-type="string">
            <text:p><text:a xlink:href="https://cantigas.fcsh.unl.pt/cantiga.asp?cdcant=1593&amp;nl=2&amp;tr=3&amp;pv=sim" xlink:type="simple">O arrais de Roi Garcia, Afonso Mendes de Besteiros</text:a></text:p>
          </table:table-cell>
          <table:table-cell office:value-type="string" calcext:value-type="string">
            <text:p>O arrais de Roi Garcia</text:p>
          </table:table-cell>
          <table:table-cell table:style-name="ce10" office:value-type="string" calcext:value-type="string">
            <text:p><text:s/>Afonso Mendes de Besteiros</text:p>
          </table:table-cell>
          <table:table-cell table:style-name="ce10" office:value-type="string" calcext:value-type="string">
            <text:p>https://cantigas.fcsh.unl.pt/cantiga.asp?cdcant=1593&amp;nl=2&amp;tr=3&amp;pv=sim</text:p>
          </table:table-cell>
          <table:table-cell office:value-type="string" calcext:value-type="string">
            <text:p>   (Linha 1): Um sangrador de Leirea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Leiria</text:p>
          </table:table-cell>
          <table:table-cell table:style-name="ce10" office:value-type="string" calcext:value-type="string">
            <text:p><text:a xlink:href="https://cantigas.fcsh.unl.pt/cantiga.asp?cdcant=1360&amp;nl=1&amp;tr=3&amp;pv=sim" xlink:type="simple">Um sangrador de Leirea, Mem Rodrigues de Briteiros ou João Fernandes de Ardeleiro </text:a></text:p>
          </table:table-cell>
          <table:table-cell office:value-type="string" calcext:value-type="string">
            <text:p>Um sangrador de Leirea</text:p>
          </table:table-cell>
          <table:table-cell table:style-name="ce10" office:value-type="string" calcext:value-type="string">
            <text:p><text:s/>Mem Rodrigues de Briteiros ou João Fernandes de Ardeleiro </text:p>
          </table:table-cell>
          <table:table-cell table:style-name="ce10" office:value-type="string" calcext:value-type="string">
            <text:p>https://cantigas.fcsh.unl.pt/cantiga.asp?cdcant=1360&amp;nl=1&amp;tr=3&amp;pv=sim</text:p>
          </table:table-cell>
          <table:table-cell office:value-type="string" calcext:value-type="string">
            <text:p>   (Linha 1): Um sangrador de Leirea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Lemos</text:p>
          </table:table-cell>
          <table:table-cell table:style-name="ce10" office:value-type="string" calcext:value-type="string">
            <text:p><text:a xlink:href="https://cantigas.fcsh.unl.pt/cantiga.asp?cdcant=1369&amp;nl=500&amp;tr=3&amp;pv=sim" xlink:type="simple">Da esteira vermelha cantarei, Lopo Lias</text:a></text:p>
          </table:table-cell>
          <table:table-cell office:value-type="string" calcext:value-type="string">
            <text:p>Da esteira vermelha cantarei</text:p>
          </table:table-cell>
          <table:table-cell table:style-name="ce10" office:value-type="string" calcext:value-type="string">
            <text:p><text:s/>Lopo Lias</text:p>
          </table:table-cell>
          <table:table-cell table:style-name="ce10" office:value-type="string" calcext:value-type="string">
            <text:p>https://cantigas.fcsh.unl.pt/cantiga.asp?cdcant=1369&amp;nl=500&amp;tr=3&amp;pv=sim</text:p>
          </table:table-cell>
          <table:table-cell office:value-type="string" calcext:value-type="string">
            <text:p>   (Na rubric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bira (Elvira, parte da cidade de Granada)</text:p>
          </table:table-cell>
          <table:table-cell table:style-name="ce10" office:value-type="string" calcext:value-type="string">
            <text:p><text:a xlink:href="https://cantigas.fcsh.unl.pt/cantiga.asp?cdcant=467&amp;nl=4&amp;tr=3&amp;pv=sim" xlink:type="simple">Dom Gonçalo, pois queredes ir daqui pera Sevilha, Afonso X</text:a></text:p>
          </table:table-cell>
          <table:table-cell office:value-type="string" calcext:value-type="string">
            <text:p>Dom Gonçalo, pois queredes ir daqui pera Sevilha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467&amp;nl=4&amp;tr=3&amp;pv=sim</text:p>
          </table:table-cell>
          <table:table-cell office:value-type="string" calcext:value-type="string">
            <text:p>   (Linha 4): Ir podedes a Libira e torceredes já-quanto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boa</text:p>
          </table:table-cell>
          <table:table-cell table:style-name="ce10" office:value-type="string" calcext:value-type="string">
            <text:p><text:a xlink:href="https://cantigas.fcsh.unl.pt/cantiga.asp?cdcant=1337&amp;nl=4&amp;tr=3&amp;pv=sim" xlink:type="simple">Disse-m'hoj'assi um home, Estêvão da Guarda</text:a></text:p>
          </table:table-cell>
          <table:table-cell office:value-type="string" calcext:value-type="string">
            <text:p>Disse-m'hoj'assi um home</text:p>
          </table:table-cell>
          <table:table-cell table:style-name="ce10" office:value-type="string" calcext:value-type="string">
            <text:p><text:s/>Estêvão da Guarda</text:p>
          </table:table-cell>
          <table:table-cell table:style-name="ce10" office:value-type="string" calcext:value-type="string">
            <text:p>https://cantigas.fcsh.unl.pt/cantiga.asp?cdcant=1337&amp;nl=4&amp;tr=3&amp;pv=sim</text:p>
          </table:table-cell>
          <table:table-cell office:value-type="string" calcext:value-type="string">
            <text:p>   (Linha 4): pois que m'eu fiqu'em Lixboa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boa</text:p>
          </table:table-cell>
          <table:table-cell table:style-name="ce10" office:value-type="string" calcext:value-type="string">
            <text:p><text:a xlink:href="https://cantigas.fcsh.unl.pt/cantiga.asp?cdcant=1437&amp;nl=3&amp;tr=3&amp;pv=sim" xlink:type="simple">Dom Estêvam fez[o] sa partiçom, João Soares Coelho</text:a></text:p>
          </table:table-cell>
          <table:table-cell office:value-type="string" calcext:value-type="string">
            <text:p>Dom Estêvam fez[o] sa partiçom</text:p>
          </table:table-cell>
          <table:table-cell table:style-name="ce10" office:value-type="string" calcext:value-type="string">
            <text:p><text:s/>João Soares Coelho</text:p>
          </table:table-cell>
          <table:table-cell table:style-name="ce10" office:value-type="string" calcext:value-type="string">
            <text:p>https://cantigas.fcsh.unl.pt/cantiga.asp?cdcant=1437&amp;nl=3&amp;tr=3&amp;pv=sim</text:p>
          </table:table-cell>
          <table:table-cell office:value-type="string" calcext:value-type="string">
            <text:p>   (Linha 3): em Lixboa e mal em Santarém,</text:p>
          </table:table-cell>
          <table:table-cell table:number-columns-repeated="4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1">
          <table:table-cell office:value-type="string" calcext:value-type="string">
            <text:p>Lisboa</text:p>
          </table:table-cell>
          <table:table-cell table:style-name="ce10" office:value-type="string" calcext:value-type="string">
            <text:p><text:a xlink:href="https://cantigas.fcsh.unl.pt/cantiga.asp?cdcant=1177&amp;nl=1&amp;tr=3&amp;pv=sim" xlink:type="simple">Em Lixboa, sobre lo mar, João Zorro</text:a></text:p>
          </table:table-cell>
          <table:table-cell office:value-type="string" calcext:value-type="string">
            <text:p>Em Lixboa, sobre lo mar</text:p>
          </table:table-cell>
          <table:table-cell table:style-name="ce10" office:value-type="string" calcext:value-type="string">
            <text:p><text:s/>João Zorro</text:p>
          </table:table-cell>
          <table:table-cell table:style-name="ce10" office:value-type="string" calcext:value-type="string">
            <text:p>https://cantigas.fcsh.unl.pt/cantiga.asp?cdcant=1177&amp;nl=1&amp;tr=3&amp;pv=sim</text:p>
          </table:table-cell>
          <table:table-cell office:value-type="string" calcext:value-type="string">
            <text:p>   (Linha 1): Em Lixboa, sobre lo mar,</text:p>
          </table:table-cell>
          <table:table-cell table:number-columns-repeated="7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1">
          <table:table-cell office:value-type="string" calcext:value-type="string">
            <text:p>Lisboa</text:p>
          </table:table-cell>
          <table:table-cell table:style-name="ce10" office:value-type="string" calcext:value-type="string">
            <text:p><text:a xlink:href="https://cantigas.fcsh.unl.pt/cantiga.asp?cdcant=1706&amp;nl=2&amp;tr=3&amp;pv=sim" xlink:type="simple">(Luis Vaasques, depois que parti), Alvaro Afonso</text:a></text:p>
          </table:table-cell>
          <table:table-cell office:value-type="string" calcext:value-type="string">
            <text:p>(Luis Vaasques, depois que parti)</text:p>
          </table:table-cell>
          <table:table-cell table:style-name="ce10" office:value-type="string" calcext:value-type="string">
            <text:p><text:s/>Alvaro Afonso</text:p>
          </table:table-cell>
          <table:table-cell table:style-name="ce10" office:value-type="string" calcext:value-type="string">
            <text:p>https://cantigas.fcsh.unl.pt/cantiga.asp?cdcant=1706&amp;nl=2&amp;tr=3&amp;pv=sim</text:p>
          </table:table-cell>
          <table:table-cell office:value-type="string" calcext:value-type="string">
            <text:p>   (Linha 2): dessa cidade tão boa, Lisboa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1">
          <table:table-cell office:value-type="string" calcext:value-type="string">
            <text:p>Lisboa</text:p>
          </table:table-cell>
          <table:table-cell table:style-name="ce10" office:value-type="string" calcext:value-type="string">
            <text:p><text:a xlink:href="https://cantigas.fcsh.unl.pt/cantiga.asp?cdcant=1465&amp;nl=2&amp;tr=3&amp;pv=sim" xlink:type="simple">Martim Vásquez, noutro dia, Pedro, conde de Barcelos</text:a></text:p>
          </table:table-cell>
          <table:table-cell office:value-type="string" calcext:value-type="string">
            <text:p>Martim Vásquez, noutro dia</text:p>
          </table:table-cell>
          <table:table-cell table:style-name="ce10" office:value-type="string" calcext:value-type="string">
            <text:p><text:s/>Pedro, conde de Barcelos</text:p>
          </table:table-cell>
          <table:table-cell table:style-name="ce10" office:value-type="string" calcext:value-type="string">
            <text:p>https://cantigas.fcsh.unl.pt/cantiga.asp?cdcant=1465&amp;nl=2&amp;tr=3&amp;pv=sim</text:p>
          </table:table-cell>
          <table:table-cell office:value-type="string" calcext:value-type="string">
            <text:p>   (Linha 2): u estava em Lixboa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1">
          <table:table-cell office:value-type="string" calcext:value-type="string">
            <text:p>Lobatom</text:p>
          </table:table-cell>
          <table:table-cell table:style-name="ce10" office:value-type="string" calcext:value-type="string">
            <text:p><text:a xlink:href="https://cantigas.fcsh.unl.pt/cantiga.asp?cdcant=439&amp;nl=1&amp;tr=3&amp;pv=sim" xlink:type="simple">A Lobatom quer'eu ir, Pero Viviães</text:a></text:p>
          </table:table-cell>
          <table:table-cell office:value-type="string" calcext:value-type="string">
            <text:p>A Lobatom quer'eu ir</text:p>
          </table:table-cell>
          <table:table-cell table:style-name="ce10" office:value-type="string" calcext:value-type="string">
            <text:p><text:s/>Pero Viviães</text:p>
          </table:table-cell>
          <table:table-cell table:style-name="ce10" office:value-type="string" calcext:value-type="string">
            <text:p>https://cantigas.fcsh.unl.pt/cantiga.asp?cdcant=439&amp;nl=1&amp;tr=3&amp;pv=sim</text:p>
          </table:table-cell>
          <table:table-cell office:value-type="string" calcext:value-type="string">
            <text:p>   (Linha 1): A Lobatom quer'eu ir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mbardia</text:p>
          </table:table-cell>
          <table:table-cell table:style-name="ce10" office:value-type="string" calcext:value-type="string">
            <text:p><text:a xlink:href="https://cantigas.fcsh.unl.pt/cantiga.asp?cdcant=887&amp;nl=8&amp;tr=3&amp;pv=sim" xlink:type="simple">Desfiar enviarom ora de Tudela, Airas Nunes</text:a></text:p>
          </table:table-cell>
          <table:table-cell office:value-type="string" calcext:value-type="string">
            <text:p>Desfiar enviarom ora de Tudela</text:p>
          </table:table-cell>
          <table:table-cell table:style-name="ce10" office:value-type="string" calcext:value-type="string">
            <text:p><text:s/>Airas Nunes</text:p>
          </table:table-cell>
          <table:table-cell table:style-name="ce10" office:value-type="string" calcext:value-type="string">
            <text:p>https://cantigas.fcsh.unl.pt/cantiga.asp?cdcant=887&amp;nl=8&amp;tr=3&amp;pv=sim</text:p>
          </table:table-cell>
          <table:table-cell office:value-type="string" calcext:value-type="string">
            <text:p>   (Linha 8): dar-lhes-ei por câmbio quanto hei em Lombardi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mbardia</text:p>
          </table:table-cell>
          <table:table-cell table:style-name="ce10" office:value-type="string" calcext:value-type="string">
            <text:p><text:a xlink:href="https://cantigas.fcsh.unl.pt/cantiga.asp?cdcant=485&amp;nl=17&amp;tr=3&amp;pv=sim" xlink:type="simple">Joam Rodriguiz foi desmar a Balteira, Afonso X</text:a></text:p>
          </table:table-cell>
          <table:table-cell office:value-type="string" calcext:value-type="string">
            <text:p>Joam Rodriguiz foi desmar a Balteira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485&amp;nl=17&amp;tr=3&amp;pv=sim</text:p>
          </table:table-cell>
          <table:table-cell office:value-type="string" calcext:value-type="string">
            <text:p>   (Linha 17): ca nom de Lombardia nem d'Alamanha;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Longos</text:p>
          </table:table-cell>
          <table:table-cell table:style-name="ce10" office:value-type="string" calcext:value-type="string">
            <text:p><text:a xlink:href="https://cantigas.fcsh.unl.pt/cantiga.asp?cdcant=1503&amp;nl=2&amp;tr=3&amp;pv=sim" xlink:type="simple">Sedia-xi Dom Belpelho em ũa sa maison, Afonso Lopes de Baião</text:a></text:p>
          </table:table-cell>
          <table:table-cell office:value-type="string" calcext:value-type="string">
            <text:p>Sedia-xi Dom Belpelho em ũa sa maison</text:p>
          </table:table-cell>
          <table:table-cell table:style-name="ce10" office:value-type="string" calcext:value-type="string">
            <text:p><text:s/>Afonso Lopes de Baião</text:p>
          </table:table-cell>
          <table:table-cell table:style-name="ce10" office:value-type="string" calcext:value-type="string">
            <text:p>https://cantigas.fcsh.unl.pt/cantiga.asp?cdcant=1503&amp;nl=2&amp;tr=3&amp;pv=sim</text:p>
          </table:table-cell>
          <table:table-cell office:value-type="string" calcext:value-type="string">
            <text:p>   (Linha 2): que chamam Longos, [d]ond'eles todos som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ra del Rio</text:p>
          </table:table-cell>
          <table:table-cell table:style-name="ce10" office:value-type="string" calcext:value-type="string">
            <text:p><text:a xlink:href="https://cantigas.fcsh.unl.pt/cantiga.asp?cdcant=490&amp;nl=28&amp;tr=3&amp;pv=sim" xlink:type="simple">Dom Foão, quand'ogan'aqui chegou, Afonso X</text:a></text:p>
          </table:table-cell>
          <table:table-cell office:value-type="string" calcext:value-type="string">
            <text:p>Dom Foão, quand'ogan'aqui chegou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490&amp;nl=28&amp;tr=3&amp;pv=sim</text:p>
          </table:table-cell>
          <table:table-cell office:value-type="string" calcext:value-type="string">
            <text:p>   (Linha 28): se jamais nunca cuidei passar Lora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si</text:p>
          </table:table-cell>
          <table:table-cell table:style-name="ce10" office:value-type="string" calcext:value-type="string">
            <text:p><text:a xlink:href="https://cantigas.fcsh.unl.pt/cantiga.asp?cdcant=1008&amp;nl=6&amp;tr=3&amp;pv=sim" xlink:type="simple">Coitado vivo d'amor, Vasco Rodrigues de Calvelo</text:a></text:p>
          </table:table-cell>
          <table:table-cell office:value-type="string" calcext:value-type="string">
            <text:p>Coitado vivo d'amor</text:p>
          </table:table-cell>
          <table:table-cell table:style-name="ce10" office:value-type="string" calcext:value-type="string">
            <text:p><text:s/>Vasco Rodrigues de Calvelo</text:p>
          </table:table-cell>
          <table:table-cell table:style-name="ce10" office:value-type="string" calcext:value-type="string">
            <text:p>https://cantigas.fcsh.unl.pt/cantiga.asp?cdcant=1008&amp;nl=6&amp;tr=3&amp;pv=sim</text:p>
          </table:table-cell>
          <table:table-cell office:value-type="string" calcext:value-type="string">
            <text:p>   (Linha 6): mui mui fremos'em Losi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ulé</text:p>
          </table:table-cell>
          <table:table-cell table:style-name="ce10" office:value-type="string" calcext:value-type="string">
            <text:p><text:a xlink:href="https://cantigas.fcsh.unl.pt/cantiga.asp?cdcant=114&amp;nl=27&amp;tr=3&amp;pv=sim" xlink:type="simple">Pero nom fui a Ultramar, Martim Soares</text:a></text:p>
          </table:table-cell>
          <table:table-cell office:value-type="string" calcext:value-type="string">
            <text:p>Pero nom fui a Ultramar</text:p>
          </table:table-cell>
          <table:table-cell table:style-name="ce10" office:value-type="string" calcext:value-type="string">
            <text:p><text:s/>Martim Soares</text:p>
          </table:table-cell>
          <table:table-cell table:style-name="ce10" office:value-type="string" calcext:value-type="string">
            <text:p>https://cantigas.fcsh.unl.pt/cantiga.asp?cdcant=114&amp;nl=27&amp;tr=3&amp;pv=sim</text:p>
          </table:table-cell>
          <table:table-cell office:value-type="string" calcext:value-type="string">
            <text:p>   (Linha 27): e quatr'ou cinco de Loulé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go</text:p>
          </table:table-cell>
          <table:table-cell table:style-name="ce10" office:value-type="string" calcext:value-type="string">
            <text:p><text:a xlink:href="https://cantigas.fcsh.unl.pt/cantiga.asp?cdcant=1637&amp;nl=1&amp;tr=3&amp;pv=sim" xlink:type="simple">Loavam um dia, em Lugo, Elvira, João Romeu de Lugo</text:a></text:p>
          </table:table-cell>
          <table:table-cell office:value-type="string" calcext:value-type="string">
            <text:p>Loavam um dia, em Lugo, Elvira</text:p>
          </table:table-cell>
          <table:table-cell table:style-name="ce10" office:value-type="string" calcext:value-type="string">
            <text:p><text:s/>João Romeu de Lugo</text:p>
          </table:table-cell>
          <table:table-cell table:style-name="ce10" office:value-type="string" calcext:value-type="string">
            <text:p>https://cantigas.fcsh.unl.pt/cantiga.asp?cdcant=1637&amp;nl=1&amp;tr=3&amp;pv=sim</text:p>
          </table:table-cell>
          <table:table-cell office:value-type="string" calcext:value-type="string">
            <text:p>   (Linha 1): Loavam um dia, em Lugo, Elvi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go</text:p>
          </table:table-cell>
          <table:table-cell table:style-name="ce10" office:value-type="string" calcext:value-type="string">
            <text:p><text:a xlink:href="https://cantigas.fcsh.unl.pt/cantiga.asp?cdcant=1328&amp;nl=1&amp;tr=3&amp;pv=sim" xlink:type="simple">- Que adubastes, amigo, alá em Lug'u andastes, Fernando Esquio</text:a></text:p>
          </table:table-cell>
          <table:table-cell office:value-type="string" calcext:value-type="string">
            <text:p>Que adubastes, amigo, alá em Lug'u andastes</text:p>
          </table:table-cell>
          <table:table-cell table:style-name="ce10" office:value-type="string" calcext:value-type="string">
            <text:p><text:s/>Fernando Esquio</text:p>
          </table:table-cell>
          <table:table-cell table:style-name="ce10" office:value-type="string" calcext:value-type="string">
            <text:p>https://cantigas.fcsh.unl.pt/cantiga.asp?cdcant=1328&amp;nl=1&amp;tr=3&amp;pv=sim</text:p>
          </table:table-cell>
          <table:table-cell office:value-type="string" calcext:value-type="string">
            <text:p>   (Linha 1): - Que adubastes, amigo, alá em Lug'u andast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Maia</text:p>
          </table:table-cell>
          <table:table-cell table:style-name="ce10" office:value-type="string" calcext:value-type="string">
            <text:p><text:a xlink:href="https://cantigas.fcsh.unl.pt/cantiga.asp?cdcant=150&amp;nl=5&amp;tr=3&amp;pv=sim" xlink:type="simple">Pois nom hei de Dona Elvira, Anónimo 1 ou Martim Soares</text:a></text:p>
          </table:table-cell>
          <table:table-cell office:value-type="string" calcext:value-type="string">
            <text:p>Pois nom hei de Dona Elvira</text:p>
          </table:table-cell>
          <table:table-cell table:style-name="ce10" office:value-type="string" calcext:value-type="string">
            <text:p><text:s/>Anónimo 1 ou Martim Soares</text:p>
          </table:table-cell>
          <table:table-cell table:style-name="ce10" office:value-type="string" calcext:value-type="string">
            <text:p>https://cantigas.fcsh.unl.pt/cantiga.asp?cdcant=150&amp;nl=5&amp;tr=3&amp;pv=sim</text:p>
          </table:table-cell>
          <table:table-cell office:value-type="string" calcext:value-type="string">
            <text:p>   (Linha 5): morarei cabo da Mai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alva</text:p>
          </table:table-cell>
          <table:table-cell table:style-name="ce10" office:value-type="string" calcext:value-type="string">
            <text:p><text:a xlink:href="https://cantigas.fcsh.unl.pt/cantiga.asp?cdcant=1511&amp;nl=7&amp;tr=3&amp;pv=sim" xlink:type="simple">À lealdade da Bezerra, que pela Beira muit'anda,, Airas Peres Vuitorom</text:a></text:p>
          </table:table-cell>
          <table:table-cell office:value-type="string" calcext:value-type="string">
            <text:p>À lealdade da Bezerra, que pela Beira muit'anda</text:p>
          </table:table-cell>
          <table:table-cell table:style-name="ce10" office:value-type="string" calcext:value-type="string">
            <text:p><text:s/>Airas Peres Vuitorom</text:p>
          </table:table-cell>
          <table:table-cell table:style-name="ce10" office:value-type="string" calcext:value-type="string">
            <text:p>https://cantigas.fcsh.unl.pt/cantiga.asp?cdcant=1511&amp;nl=7&amp;tr=3&amp;pv=sim</text:p>
          </table:table-cell>
          <table:table-cell office:value-type="string" calcext:value-type="string">
            <text:p>   (Linha 7): Por en diz que nom fez torto o que vendeu Marialv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selha</text:p>
          </table:table-cell>
          <table:table-cell table:style-name="ce10" office:value-type="string" calcext:value-type="string">
            <text:p><text:a xlink:href="https://cantigas.fcsh.unl.pt/cantiga.asp?cdcant=114&amp;nl=5&amp;tr=3&amp;pv=sim" xlink:type="simple">Pero nom fui a Ultramar, Martim Soares</text:a></text:p>
          </table:table-cell>
          <table:table-cell office:value-type="string" calcext:value-type="string">
            <text:p>Pero nom fui a Ultramar</text:p>
          </table:table-cell>
          <table:table-cell table:style-name="ce10" office:value-type="string" calcext:value-type="string">
            <text:p><text:s/>Martim Soares</text:p>
          </table:table-cell>
          <table:table-cell table:style-name="ce10" office:value-type="string" calcext:value-type="string">
            <text:p>https://cantigas.fcsh.unl.pt/cantiga.asp?cdcant=114&amp;nl=5&amp;tr=3&amp;pv=sim</text:p>
          </table:table-cell>
          <table:table-cell office:value-type="string" calcext:value-type="string">
            <text:p>   (Linha 5): diz que Marselha jaz alé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ca</text:p>
          </table:table-cell>
          <table:table-cell table:style-name="ce10" office:value-type="string" calcext:value-type="string">
            <text:p><text:a xlink:href="https://cantigas.fcsh.unl.pt/cantiga.asp?cdcant=1542&amp;nl=22&amp;tr=3&amp;pv=sim" xlink:type="simple">- Pedr'Amigo, quero de vós saber, Vasco Peres Pardal, Pedro Amigo de Sevilha</text:a></text:p>
          </table:table-cell>
          <table:table-cell office:value-type="string" calcext:value-type="string">
            <text:p>Pedr'Amigo, quero de vós saber</text:p>
          </table:table-cell>
          <table:table-cell table:style-name="ce10" office:value-type="string" calcext:value-type="string">
            <text:p><text:s/>Vasco Peres Pardal, Pedro Amigo de Sevilha</text:p>
          </table:table-cell>
          <table:table-cell table:style-name="ce10" office:value-type="string" calcext:value-type="string">
            <text:p>https://cantigas.fcsh.unl.pt/cantiga.asp?cdcant=1542&amp;nl=22&amp;tr=3&amp;pv=sim</text:p>
          </table:table-cell>
          <table:table-cell office:value-type="string" calcext:value-type="string">
            <text:p>   (Linha 22): - Vaasco Pérez, bem de Meca v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lide</text:p>
          </table:table-cell>
          <table:table-cell table:style-name="ce10" office:value-type="string" calcext:value-type="string">
            <text:p><text:a xlink:href="https://cantigas.fcsh.unl.pt/cantiga.asp?cdcant=889&amp;nl=9&amp;tr=3&amp;pv=sim" xlink:type="simple">O meu senhor o bispo, na Redondela, um dia, Airas Nunes</text:a></text:p>
          </table:table-cell>
          <table:table-cell office:value-type="string" calcext:value-type="string">
            <text:p>O meu senhor o bispo, na Redondela, um dia</text:p>
          </table:table-cell>
          <table:table-cell table:style-name="ce10" office:value-type="string" calcext:value-type="string">
            <text:p><text:s/>Airas Nunes</text:p>
          </table:table-cell>
          <table:table-cell table:style-name="ce10" office:value-type="string" calcext:value-type="string">
            <text:p>https://cantigas.fcsh.unl.pt/cantiga.asp?cdcant=889&amp;nl=9&amp;tr=3&amp;pv=sim</text:p>
          </table:table-cell>
          <table:table-cell office:value-type="string" calcext:value-type="string">
            <text:p>   (Linha 9): escovardoas muitas fezerom em Molid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eda Velha</text:p>
          </table:table-cell>
          <table:table-cell table:style-name="ce10" office:value-type="string" calcext:value-type="string">
            <text:p><text:a xlink:href="https://cantigas.fcsh.unl.pt/cantiga.asp?cdcant=1578&amp;nl=5&amp;tr=3&amp;pv=sim" xlink:type="simple">Direi-vos ora que oí dizer, João Vasques de Talaveira</text:a></text:p>
          </table:table-cell>
          <table:table-cell office:value-type="string" calcext:value-type="string">
            <text:p>Direi-vos ora que oí dizer</text:p>
          </table:table-cell>
          <table:table-cell table:style-name="ce10" office:value-type="string" calcext:value-type="string">
            <text:p><text:s/>João Vasques de Talaveira</text:p>
          </table:table-cell>
          <table:table-cell table:style-name="ce10" office:value-type="string" calcext:value-type="string">
            <text:p>https://cantigas.fcsh.unl.pt/cantiga.asp?cdcant=1578&amp;nl=5&amp;tr=3&amp;pv=sim</text:p>
          </table:table-cell>
          <table:table-cell office:value-type="string" calcext:value-type="string">
            <text:p>   (Linha 5): ena Moeda Velha vai mor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çom (Monzón)</text:p>
          </table:table-cell>
          <table:table-cell table:style-name="ce10" office:value-type="string" calcext:value-type="string">
            <text:p><text:a xlink:href="https://cantigas.fcsh.unl.pt/cantiga.asp?cdcant=1361&amp;nl=7&amp;tr=3&amp;pv=sim" xlink:type="simple">Ora faz host'o senhor de Navarra, João Soares de Paiva</text:a></text:p>
          </table:table-cell>
          <table:table-cell office:value-type="string" calcext:value-type="string">
            <text:p>Ora faz host'o senhor de Navarra</text:p>
          </table:table-cell>
          <table:table-cell table:style-name="ce10" office:value-type="string" calcext:value-type="string">
            <text:p><text:s/>João Soares de Paiva</text:p>
          </table:table-cell>
          <table:table-cell table:style-name="ce10" office:value-type="string" calcext:value-type="string">
            <text:p>https://cantigas.fcsh.unl.pt/cantiga.asp?cdcant=1361&amp;nl=7&amp;tr=3&amp;pv=sim</text:p>
          </table:table-cell>
          <table:table-cell office:value-type="string" calcext:value-type="string">
            <text:p>   (Linha 7): mais se Deus traj'o senhor de Monçon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santo</text:p>
          </table:table-cell>
          <table:table-cell table:style-name="ce10" office:value-type="string" calcext:value-type="string">
            <text:p><text:a xlink:href="https://cantigas.fcsh.unl.pt/cantiga.asp?cdcant=1511&amp;nl=3&amp;tr=3&amp;pv=sim" xlink:type="simple">À lealdade da Bezerra, que pela Beira muit'anda,, Airas Peres Vuitorom</text:a></text:p>
          </table:table-cell>
          <table:table-cell office:value-type="string" calcext:value-type="string">
            <text:p>À lealdade da Bezerra, que pela Beira muit'anda</text:p>
          </table:table-cell>
          <table:table-cell table:style-name="ce10" office:value-type="string" calcext:value-type="string">
            <text:p><text:s/>Airas Peres Vuitorom</text:p>
          </table:table-cell>
          <table:table-cell table:style-name="ce10" office:value-type="string" calcext:value-type="string">
            <text:p>https://cantigas.fcsh.unl.pt/cantiga.asp?cdcant=1511&amp;nl=3&amp;tr=3&amp;pv=sim</text:p>
          </table:table-cell>
          <table:table-cell office:value-type="string" calcext:value-type="string">
            <text:p>   (Linha 3): Nom tem Sueiro Bezerra que tort'é em vender Monsanto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temaior</text:p>
          </table:table-cell>
          <table:table-cell table:style-name="ce10" office:value-type="string" calcext:value-type="string">
            <text:p><text:a xlink:href="https://cantigas.fcsh.unl.pt/cantiga.asp?cdcant=22&amp;nl=1&amp;tr=3&amp;pv=sim" xlink:type="simple">Tu, que ora veens de Montemaior, Gil Sanches</text:a></text:p>
          </table:table-cell>
          <table:table-cell office:value-type="string" calcext:value-type="string">
            <text:p>Tu, que ora veens de Montemaior</text:p>
          </table:table-cell>
          <table:table-cell table:style-name="ce10" office:value-type="string" calcext:value-type="string">
            <text:p><text:s/>Gil Sanches</text:p>
          </table:table-cell>
          <table:table-cell table:style-name="ce10" office:value-type="string" calcext:value-type="string">
            <text:p>https://cantigas.fcsh.unl.pt/cantiga.asp?cdcant=22&amp;nl=1&amp;tr=3&amp;pv=sim</text:p>
          </table:table-cell>
          <table:table-cell office:value-type="string" calcext:value-type="string">
            <text:p>   (Linha 1): Tu, que ora vens de Montemaior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tpellier</text:p>
          </table:table-cell>
          <table:table-cell table:style-name="ce10" office:value-type="string" calcext:value-type="string">
            <text:p><text:a xlink:href="https://cantigas.fcsh.unl.pt/cantiga.asp?cdcant=1496&amp;nl=3&amp;tr=3&amp;pv=sim" xlink:type="simple">Dizem que ora chegou Dom Beeito, João Airas de Santiago</text:a></text:p>
          </table:table-cell>
          <table:table-cell office:value-type="string" calcext:value-type="string">
            <text:p>Dizem que ora chegou Dom Beeito</text:p>
          </table:table-cell>
          <table:table-cell table:style-name="ce10" office:value-type="string" calcext:value-type="string">
            <text:p><text:s/>João Airas de Santiago</text:p>
          </table:table-cell>
          <table:table-cell table:style-name="ce10" office:value-type="string" calcext:value-type="string">
            <text:p>https://cantigas.fcsh.unl.pt/cantiga.asp?cdcant=1496&amp;nl=3&amp;tr=3&amp;pv=sim</text:p>
          </table:table-cell>
          <table:table-cell office:value-type="string" calcext:value-type="string">
            <text:p>   (Linha 3): com sas merchandias de Mompiler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tpellier</text:p>
          </table:table-cell>
          <table:table-cell table:style-name="ce10" office:value-type="string" calcext:value-type="string">
            <text:p><text:a xlink:href="https://cantigas.fcsh.unl.pt/cantiga.asp?cdcant=1608&amp;nl=5&amp;tr=3&amp;pv=sim" xlink:type="simple">Meestre Nicolás, a meu cuidar, Afonso Anes do Cotom</text:a></text:p>
          </table:table-cell>
          <table:table-cell office:value-type="string" calcext:value-type="string">
            <text:p>Meestre Nicolás, a meu cuidar</text:p>
          </table:table-cell>
          <table:table-cell table:style-name="ce10" office:value-type="string" calcext:value-type="string">
            <text:p><text:s/>Afonso Anes do Cotom</text:p>
          </table:table-cell>
          <table:table-cell table:style-name="ce10" office:value-type="string" calcext:value-type="string">
            <text:p>https://cantigas.fcsh.unl.pt/cantiga.asp?cdcant=1608&amp;nl=5&amp;tr=3&amp;pv=sim</text:p>
          </table:table-cell>
          <table:table-cell office:value-type="string" calcext:value-type="string">
            <text:p>   (Linha 5): e trage livros bem de Mompisler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1">
          <table:table-cell office:value-type="string" calcext:value-type="string">
            <text:p>Montpellier</text:p>
          </table:table-cell>
          <table:table-cell table:style-name="ce10" office:value-type="string" calcext:value-type="string">
            <text:p><text:a xlink:href="https://cantigas.fcsh.unl.pt/cantiga.asp?cdcant=1489&amp;nl=5&amp;tr=3&amp;pv=sim" xlink:type="simple">Pero d'Ambroa prometeu, de pram, João Baveca</text:a></text:p>
          </table:table-cell>
          <table:table-cell office:value-type="string" calcext:value-type="string">
            <text:p>Pero d'Ambroa prometeu, de pram</text:p>
          </table:table-cell>
          <table:table-cell table:style-name="ce10" office:value-type="string" calcext:value-type="string">
            <text:p><text:s/>João Baveca</text:p>
          </table:table-cell>
          <table:table-cell table:style-name="ce10" office:value-type="string" calcext:value-type="string">
            <text:p>https://cantigas.fcsh.unl.pt/cantiga.asp?cdcant=1489&amp;nl=5&amp;tr=3&amp;pv=sim</text:p>
          </table:table-cell>
          <table:table-cell office:value-type="string" calcext:value-type="string">
            <text:p>   (Linha 5): ca entonce atá Mompilier chegou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1">
          <table:table-cell office:value-type="string" calcext:value-type="string">
            <text:p>Montpellier</text:p>
          </table:table-cell>
          <table:table-cell table:style-name="ce10" office:value-type="string" calcext:value-type="string">
            <text:p><text:a xlink:href="https://cantigas.fcsh.unl.pt/cantiga.asp?cdcant=1687&amp;nl=15&amp;tr=3&amp;pv=sim" xlink:type="simple">Quem mi ora quisesse cruzar, Pedro Amigo de Sevilha</text:a></text:p>
          </table:table-cell>
          <table:table-cell office:value-type="string" calcext:value-type="string">
            <text:p>Quem mi ora quisesse cruzar</text:p>
          </table:table-cell>
          <table:table-cell table:style-name="ce10" office:value-type="string" calcext:value-type="string">
            <text:p><text:s/>Pedro Amigo de Sevilha</text:p>
          </table:table-cell>
          <table:table-cell table:style-name="ce10" office:value-type="string" calcext:value-type="string">
            <text:p>https://cantigas.fcsh.unl.pt/cantiga.asp?cdcant=1687&amp;nl=15&amp;tr=3&amp;pv=sim</text:p>
          </table:table-cell>
          <table:table-cell office:value-type="string" calcext:value-type="string">
            <text:p>   (Linha 15): E poss'em Mompirler morar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1">
          <table:table-cell office:value-type="string" calcext:value-type="string">
            <text:p>Montpellier</text:p>
          </table:table-cell>
          <table:table-cell table:style-name="ce10" office:value-type="string" calcext:value-type="string">
            <text:p><text:a xlink:href="https://cantigas.fcsh.unl.pt/cantiga.asp?cdcant=1601&amp;nl=8&amp;tr=3&amp;pv=sim" xlink:type="simple">Sabedes vós: meestre Nicolao, Pero Garcia de Ambroa </text:a></text:p>
          </table:table-cell>
          <table:table-cell office:value-type="string" calcext:value-type="string">
            <text:p>Sabedes vós: meestre Nicolao</text:p>
          </table:table-cell>
          <table:table-cell table:style-name="ce10" office:value-type="string" calcext:value-type="string">
            <text:p><text:s/>Pero Garcia de Ambroa </text:p>
          </table:table-cell>
          <table:table-cell table:style-name="ce10" office:value-type="string" calcext:value-type="string">
            <text:p>https://cantigas.fcsh.unl.pt/cantiga.asp?cdcant=1601&amp;nl=8&amp;tr=3&amp;pv=sim</text:p>
          </table:table-cell>
          <table:table-cell office:value-type="string" calcext:value-type="string">
            <text:p>   (Linha 8): que aprendeu ogan'em Mompiler: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1">
          <table:table-cell office:value-type="string" calcext:value-type="string">
            <text:p>Monzón de Campos</text:p>
          </table:table-cell>
          <table:table-cell table:style-name="ce10" office:value-type="string" calcext:value-type="string">
            <text:p><text:a xlink:href="https://cantigas.fcsh.unl.pt/cantiga.asp?cdcant=1650&amp;nl=21&amp;tr=3&amp;pv=sim" xlink:type="simple">- Ũa pregunta vos quero fazer, Paio Gomes Charinho, Afonso X</text:a></text:p>
          </table:table-cell>
          <table:table-cell office:value-type="string" calcext:value-type="string">
            <text:p>Ũa pregunta vos quero fazer</text:p>
          </table:table-cell>
          <table:table-cell table:style-name="ce10" office:value-type="string" calcext:value-type="string">
            <text:p>Paio Gomes Charinho, Afonso X</text:p>
          </table:table-cell>
          <table:table-cell table:style-name="ce10" office:value-type="string" calcext:value-type="string">
            <text:p>https://cantigas.fcsh.unl.pt/cantiga.asp?cdcant=1650&amp;nl=21&amp;tr=3&amp;pv=sim</text:p>
          </table:table-cell>
          <table:table-cell office:value-type="string" calcext:value-type="string">
            <text:p>   (Linha 21): nem mi derom meu jantar em Monçom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a</text:p>
          </table:table-cell>
          <table:table-cell table:style-name="ce10" office:value-type="string" calcext:value-type="string">
            <text:p><text:a xlink:href="https://cantigas.fcsh.unl.pt/cantiga.asp?cdcant=1479&amp;nl=2&amp;tr=3&amp;pv=sim" xlink:type="simple">Meu senhor, direi-vos ora:, Pero Gomes Barroso</text:a></text:p>
          </table:table-cell>
          <table:table-cell office:value-type="string" calcext:value-type="string">
            <text:p>Meu senhor, direi-vos ora:</text:p>
          </table:table-cell>
          <table:table-cell table:style-name="ce10" office:value-type="string" calcext:value-type="string">
            <text:p><text:s/>Pero Gomes Barroso</text:p>
          </table:table-cell>
          <table:table-cell table:style-name="ce10" office:value-type="string" calcext:value-type="string">
            <text:p>https://cantigas.fcsh.unl.pt/cantiga.asp?cdcant=1479&amp;nl=2&amp;tr=3&amp;pv=sim</text:p>
          </table:table-cell>
          <table:table-cell office:value-type="string" calcext:value-type="string">
            <text:p>   (Linha 2): pela carreira de Mor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mojom (Torremormojón)</text:p>
          </table:table-cell>
          <table:table-cell table:style-name="ce10" office:value-type="string" calcext:value-type="string">
            <text:p><text:a xlink:href="https://cantigas.fcsh.unl.pt/cantiga.asp?cdcant=1610&amp;nl=14&amp;tr=3&amp;pv=sim" xlink:type="simple">Paai Rengel e outros dous romeus, Afonso Anes do Cotom</text:a></text:p>
          </table:table-cell>
          <table:table-cell office:value-type="string" calcext:value-type="string">
            <text:p>Paai Rengel e outros dous romeus</text:p>
          </table:table-cell>
          <table:table-cell table:style-name="ce10" office:value-type="string" calcext:value-type="string">
            <text:p><text:s/>Afonso Anes do Cotom</text:p>
          </table:table-cell>
          <table:table-cell table:style-name="ce10" office:value-type="string" calcext:value-type="string">
            <text:p>https://cantigas.fcsh.unl.pt/cantiga.asp?cdcant=1610&amp;nl=14&amp;tr=3&amp;pv=sim</text:p>
          </table:table-cell>
          <table:table-cell office:value-type="string" calcext:value-type="string">
            <text:p>   (Linha 14): prenderam eles port'a Mormojom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razo</text:p>
          </table:table-cell>
          <table:table-cell table:style-name="ce10" office:value-type="string" calcext:value-type="string">
            <text:p><text:a xlink:href="https://cantigas.fcsh.unl.pt/cantiga.asp?cdcant=1383&amp;nl=9&amp;tr=3&amp;pv=sim" xlink:type="simple">A dona de Bagüin, Lopo Lias</text:a></text:p>
          </table:table-cell>
          <table:table-cell office:value-type="string" calcext:value-type="string">
            <text:p>A dona de Bagüin</text:p>
          </table:table-cell>
          <table:table-cell table:style-name="ce10" office:value-type="string" calcext:value-type="string">
            <text:p><text:s/>Lopo Lias</text:p>
          </table:table-cell>
          <table:table-cell table:style-name="ce10" office:value-type="string" calcext:value-type="string">
            <text:p>https://cantigas.fcsh.unl.pt/cantiga.asp?cdcant=1383&amp;nl=9&amp;tr=3&amp;pv=sim</text:p>
          </table:table-cell>
          <table:table-cell office:value-type="string" calcext:value-type="string">
            <text:p>   (Linha 9): Sabem em Morraz'e Salnê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uron (Moron de la Frontera)</text:p>
          </table:table-cell>
          <table:table-cell table:style-name="ce10" office:value-type="string" calcext:value-type="string">
            <text:p><text:a xlink:href="https://cantigas.fcsh.unl.pt/cantiga.asp?cdcant=1422&amp;nl=500&amp;tr=3&amp;pv=sim" xlink:type="simple">Amigas, eu oí dizer , Gonçalo Anes do Vinhal</text:a></text:p>
          </table:table-cell>
          <table:table-cell office:value-type="string" calcext:value-type="string">
            <text:p>Amigas, eu oí dizer </text:p>
          </table:table-cell>
          <table:table-cell table:style-name="ce10" office:value-type="string" calcext:value-type="string">
            <text:p><text:s/>Gonçalo Anes do Vinhal</text:p>
          </table:table-cell>
          <table:table-cell table:style-name="ce10" office:value-type="string" calcext:value-type="string">
            <text:p>https://cantigas.fcsh.unl.pt/cantiga.asp?cdcant=1422&amp;nl=500&amp;tr=3&amp;pv=sim</text:p>
          </table:table-cell>
          <table:table-cell office:value-type="string" calcext:value-type="string">
            <text:p>   (Na rubric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imenta</text:p>
          </table:table-cell>
          <table:table-cell table:style-name="ce10" office:value-type="string" calcext:value-type="string">
            <text:p><text:a xlink:href="https://cantigas.fcsh.unl.pt/cantiga.asp?cdcant=77&amp;nl=1&amp;tr=3&amp;pv=sim" xlink:type="simple">Ogan', em Muïmenta, João Soares Somesso</text:a></text:p>
          </table:table-cell>
          <table:table-cell office:value-type="string" calcext:value-type="string">
            <text:p>Ogan', em Muïmenta</text:p>
          </table:table-cell>
          <table:table-cell table:style-name="ce10" office:value-type="string" calcext:value-type="string">
            <text:p><text:s/>João Soares Somesso</text:p>
          </table:table-cell>
          <table:table-cell table:style-name="ce10" office:value-type="string" calcext:value-type="string">
            <text:p>https://cantigas.fcsh.unl.pt/cantiga.asp?cdcant=77&amp;nl=1&amp;tr=3&amp;pv=sim</text:p>
          </table:table-cell>
          <table:table-cell office:value-type="string" calcext:value-type="string">
            <text:p>   (Linha 1): Ogan', em Muïment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varra</text:p>
          </table:table-cell>
          <table:table-cell table:style-name="ce10" office:value-type="string" calcext:value-type="string">
            <text:p><text:a xlink:href="https://cantigas.fcsh.unl.pt/cantiga.asp?cdcant=1361&amp;nl=1&amp;tr=3&amp;pv=sim" xlink:type="simple">Ora faz host'o senhor de Navarra, João Soares de Paiva</text:a></text:p>
          </table:table-cell>
          <table:table-cell office:value-type="string" calcext:value-type="string">
            <text:p>Ora faz host'o senhor de Navarra</text:p>
          </table:table-cell>
          <table:table-cell table:style-name="ce10" office:value-type="string" calcext:value-type="string">
            <text:p><text:s/>João Soares de Paiva</text:p>
          </table:table-cell>
          <table:table-cell table:style-name="ce10" office:value-type="string" calcext:value-type="string">
            <text:p>https://cantigas.fcsh.unl.pt/cantiga.asp?cdcant=1361&amp;nl=1&amp;tr=3&amp;pv=sim</text:p>
          </table:table-cell>
          <table:table-cell office:value-type="string" calcext:value-type="string">
            <text:p>   (Linha 1): Ora faz host'o senhor de Navarr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gueira ou Nogueiró</text:p>
          </table:table-cell>
          <table:table-cell table:style-name="ce10" office:value-type="string" calcext:value-type="string">
            <text:p><text:a xlink:href="https://cantigas.fcsh.unl.pt/cantiga.asp?cdcant=834&amp;nl=1&amp;tr=3&amp;pv=sim" xlink:type="simple">E nom est a de Nogueira, Pedro Anes Solaz</text:a></text:p>
          </table:table-cell>
          <table:table-cell office:value-type="string" calcext:value-type="string">
            <text:p>E nom est a de Nogueira</text:p>
          </table:table-cell>
          <table:table-cell table:style-name="ce10" office:value-type="string" calcext:value-type="string">
            <text:p><text:s/>Pedro Anes Solaz</text:p>
          </table:table-cell>
          <table:table-cell table:style-name="ce10" office:value-type="string" calcext:value-type="string">
            <text:p>https://cantigas.fcsh.unl.pt/cantiga.asp?cdcant=834&amp;nl=1&amp;tr=3&amp;pv=sim</text:p>
          </table:table-cell>
          <table:table-cell office:value-type="string" calcext:value-type="string">
            <text:p>   (Linha 1): E nom est a de Noguei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gueira ou Nogueiró</text:p>
          </table:table-cell>
          <table:table-cell table:style-name="ce10" office:value-type="string" calcext:value-type="string">
            <text:p><text:a xlink:href="https://cantigas.fcsh.unl.pt/cantiga.asp?cdcant=114&amp;nl=13&amp;tr=3&amp;pv=sim" xlink:type="simple">Pero nom fui a Ultramar, Martim Soares</text:a></text:p>
          </table:table-cell>
          <table:table-cell office:value-type="string" calcext:value-type="string">
            <text:p>Pero nom fui a Ultramar</text:p>
          </table:table-cell>
          <table:table-cell table:style-name="ce10" office:value-type="string" calcext:value-type="string">
            <text:p><text:s/>Martim Soares</text:p>
          </table:table-cell>
          <table:table-cell table:style-name="ce10" office:value-type="string" calcext:value-type="string">
            <text:p>https://cantigas.fcsh.unl.pt/cantiga.asp?cdcant=114&amp;nl=13&amp;tr=3&amp;pv=sim</text:p>
          </table:table-cell>
          <table:table-cell office:value-type="string" calcext:value-type="string">
            <text:p>   (Linha 13): e ir a Nogueirol jantar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Ocrês (Uclês)</text:p>
          </table:table-cell>
          <table:table-cell table:style-name="ce10" office:value-type="string" calcext:value-type="string">
            <text:p><text:a xlink:href="https://cantigas.fcsh.unl.pt/cantiga.asp?cdcant=1624&amp;nl=6&amp;tr=3&amp;pv=sim" xlink:type="simple">Chegou Paio de más artes, Pero Mendes da Fonseca</text:a></text:p>
          </table:table-cell>
          <table:table-cell office:value-type="string" calcext:value-type="string">
            <text:p>Chegou Paio de más artes</text:p>
          </table:table-cell>
          <table:table-cell table:style-name="ce10" office:value-type="string" calcext:value-type="string">
            <text:p><text:s/>Pero Mendes da Fonseca</text:p>
          </table:table-cell>
          <table:table-cell table:style-name="ce10" office:value-type="string" calcext:value-type="string">
            <text:p>https://cantigas.fcsh.unl.pt/cantiga.asp?cdcant=1624&amp;nl=6&amp;tr=3&amp;pv=sim</text:p>
          </table:table-cell>
          <table:table-cell office:value-type="string" calcext:value-type="string">
            <text:p>   (Linha 6): foi comendador d'Ocrê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lide (Olite)</text:p>
          </table:table-cell>
          <table:table-cell table:style-name="ce10" office:value-type="string" calcext:value-type="string">
            <text:p><text:a xlink:href="https://cantigas.fcsh.unl.pt/cantiga.asp?cdcant=1663&amp;nl=1&amp;tr=3&amp;pv=sim" xlink:type="simple">Quand'eu d'Olide saí, Pero da Ponte</text:a></text:p>
          </table:table-cell>
          <table:table-cell office:value-type="string" calcext:value-type="string">
            <text:p>Quand'eu d'Olide saí</text:p>
          </table:table-cell>
          <table:table-cell table:style-name="ce10" office:value-type="string" calcext:value-type="string">
            <text:p><text:s/>Pero da Ponte</text:p>
          </table:table-cell>
          <table:table-cell table:style-name="ce10" office:value-type="string" calcext:value-type="string">
            <text:p>https://cantigas.fcsh.unl.pt/cantiga.asp?cdcant=1663&amp;nl=1&amp;tr=3&amp;pv=sim</text:p>
          </table:table-cell>
          <table:table-cell office:value-type="string" calcext:value-type="string">
            <text:p>   (Linha 1): Quand'eu d'Olide saí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lmedo</text:p>
          </table:table-cell>
          <table:table-cell table:style-name="ce10" office:value-type="string" calcext:value-type="string">
            <text:p><text:a xlink:href="https://cantigas.fcsh.unl.pt/cantiga.asp?cdcant=1565&amp;nl=9&amp;tr=3&amp;pv=sim" xlink:type="simple">Bem sabedes, senhor rei, Gil Peres Conde</text:a></text:p>
          </table:table-cell>
          <table:table-cell office:value-type="string" calcext:value-type="string">
            <text:p>Bem sabedes, senhor rei</text:p>
          </table:table-cell>
          <table:table-cell table:style-name="ce10" office:value-type="string" calcext:value-type="string">
            <text:p><text:s/>Gil Peres Conde</text:p>
          </table:table-cell>
          <table:table-cell table:style-name="ce10" office:value-type="string" calcext:value-type="string">
            <text:p>https://cantigas.fcsh.unl.pt/cantiga.asp?cdcant=1565&amp;nl=9&amp;tr=3&amp;pv=sim</text:p>
          </table:table-cell>
          <table:table-cell office:value-type="string" calcext:value-type="string">
            <text:p>   (Linha 9): vos servi e em Olmedo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lmedo</text:p>
          </table:table-cell>
          <table:table-cell table:style-name="ce10" office:value-type="string" calcext:value-type="string">
            <text:p><text:a xlink:href="https://cantigas.fcsh.unl.pt/cantiga.asp?cdcant=1402&amp;nl=5&amp;tr=3&amp;pv=sim" xlink:type="simple">De longas vias, mui longas mentiras, Nuno Fernandes Torneol</text:a></text:p>
          </table:table-cell>
          <table:table-cell office:value-type="string" calcext:value-type="string">
            <text:p>De longas vias, mui longas mentiras</text:p>
          </table:table-cell>
          <table:table-cell table:style-name="ce10" office:value-type="string" calcext:value-type="string">
            <text:p><text:s/>Nuno Fernandes Torneol</text:p>
          </table:table-cell>
          <table:table-cell table:style-name="ce10" office:value-type="string" calcext:value-type="string">
            <text:p>https://cantigas.fcsh.unl.pt/cantiga.asp?cdcant=1402&amp;nl=5&amp;tr=3&amp;pv=sim</text:p>
          </table:table-cell>
          <table:table-cell office:value-type="string" calcext:value-type="string">
            <text:p>   (Linha 5): achei sas mentiras, entrant'a Olmedo,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Orgaz</text:p>
          </table:table-cell>
          <table:table-cell table:style-name="ce10" office:value-type="string" calcext:value-type="string">
            <text:p><text:a xlink:href="https://cantigas.fcsh.unl.pt/cantiga.asp?cdcant=1434&amp;nl=12&amp;tr=3&amp;pv=sim" xlink:type="simple">- Joam Soárez, nom poss'eu estar, João Soares Coelho, João Peres de Aboim</text:a></text:p>
          </table:table-cell>
          <table:table-cell office:value-type="string" calcext:value-type="string">
            <text:p>Joam Soárez, nom poss'eu estar</text:p>
          </table:table-cell>
          <table:table-cell table:style-name="ce10" office:value-type="string" calcext:value-type="string">
            <text:p><text:s/>João Soares Coelho, João Peres de Aboim</text:p>
          </table:table-cell>
          <table:table-cell table:style-name="ce10" office:value-type="string" calcext:value-type="string">
            <text:p>https://cantigas.fcsh.unl.pt/cantiga.asp?cdcant=1434&amp;nl=12&amp;tr=3&amp;pv=sim</text:p>
          </table:table-cell>
          <table:table-cell office:value-type="string" calcext:value-type="string">
            <text:p>   (Linha 12): e que x'é vosso Toled'e Orgaz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zelhon</text:p>
          </table:table-cell>
          <table:table-cell table:style-name="ce10" office:value-type="string" calcext:value-type="string">
            <text:p><text:a xlink:href="https://cantigas.fcsh.unl.pt/cantiga.asp?cdcant=1372&amp;nl=3&amp;tr=3&amp;pv=sim" xlink:type="simple">A mi quer mal o infançom, Lopo Lias</text:a></text:p>
          </table:table-cell>
          <table:table-cell office:value-type="string" calcext:value-type="string">
            <text:p>A mi quer mal o infançom</text:p>
          </table:table-cell>
          <table:table-cell table:style-name="ce10" office:value-type="string" calcext:value-type="string">
            <text:p><text:s/>Lopo Lias</text:p>
          </table:table-cell>
          <table:table-cell table:style-name="ce10" office:value-type="string" calcext:value-type="string">
            <text:p>https://cantigas.fcsh.unl.pt/cantiga.asp?cdcant=1372&amp;nl=3&amp;tr=3&amp;pv=sim</text:p>
          </table:table-cell>
          <table:table-cell office:value-type="string" calcext:value-type="string">
            <text:p>   (Linha 3): por trobadores d'Orzelho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zelhon</text:p>
          </table:table-cell>
          <table:table-cell table:style-name="ce10" office:value-type="string" calcext:value-type="string">
            <text:p><text:a xlink:href="https://cantigas.fcsh.unl.pt/cantiga.asp?cdcant=1371&amp;nl=19&amp;tr=3&amp;pv=sim" xlink:type="simple">Enmentar quer'eu do brial, Lopo Lias</text:a></text:p>
          </table:table-cell>
          <table:table-cell office:value-type="string" calcext:value-type="string">
            <text:p>Enmentar quer'eu do brial</text:p>
          </table:table-cell>
          <table:table-cell table:style-name="ce10" office:value-type="string" calcext:value-type="string">
            <text:p><text:s/>Lopo Lias</text:p>
          </table:table-cell>
          <table:table-cell table:style-name="ce10" office:value-type="string" calcext:value-type="string">
            <text:p>https://cantigas.fcsh.unl.pt/cantiga.asp?cdcant=1371&amp;nl=19&amp;tr=3&amp;pv=sim</text:p>
          </table:table-cell>
          <table:table-cell office:value-type="string" calcext:value-type="string">
            <text:p>   (Linha 19): Bem t'ajudarám d'Orzelhom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Orzelhon</text:p>
          </table:table-cell>
          <table:table-cell table:style-name="ce10" office:value-type="string" calcext:value-type="string">
            <text:p><text:a xlink:href="https://cantigas.fcsh.unl.pt/cantiga.asp?cdcant=1385&amp;nl=7&amp;tr=3&amp;pv=sim" xlink:type="simple">Se m'el-rei dess'algo, já m'iria, Lopo Lias</text:a></text:p>
          </table:table-cell>
          <table:table-cell office:value-type="string" calcext:value-type="string">
            <text:p>Se m'el-rei dess'algo, já m'iria</text:p>
          </table:table-cell>
          <table:table-cell table:style-name="ce10" office:value-type="string" calcext:value-type="string">
            <text:p><text:s/>Lopo Lias</text:p>
          </table:table-cell>
          <table:table-cell table:style-name="ce10" office:value-type="string" calcext:value-type="string">
            <text:p>https://cantigas.fcsh.unl.pt/cantiga.asp?cdcant=1385&amp;nl=7&amp;tr=3&amp;pv=sim</text:p>
          </table:table-cell>
          <table:table-cell office:value-type="string" calcext:value-type="string">
            <text:p>   (Linha 7): em Orzelhom ora noutro dia!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Oscos</text:p>
          </table:table-cell>
          <table:table-cell table:style-name="ce10" office:value-type="string" calcext:value-type="string">
            <text:p><text:a xlink:href="https://cantigas.fcsh.unl.pt/cantiga.asp?cdcant=1588&amp;nl=30&amp;tr=3&amp;pv=sim" xlink:type="simple">Lop'Anaia nom se vaia, Fernão Soares de Quinhones</text:a></text:p>
          </table:table-cell>
          <table:table-cell office:value-type="string" calcext:value-type="string">
            <text:p>Lop'Anaia nom se vaia</text:p>
          </table:table-cell>
          <table:table-cell table:style-name="ce10" office:value-type="string" calcext:value-type="string">
            <text:p><text:s/>Fernão Soares de Quinhones</text:p>
          </table:table-cell>
          <table:table-cell table:style-name="ce10" office:value-type="string" calcext:value-type="string">
            <text:p>https://cantigas.fcsh.unl.pt/cantiga.asp?cdcant=1588&amp;nl=30&amp;tr=3&amp;pv=sim</text:p>
          </table:table-cell>
          <table:table-cell office:value-type="string" calcext:value-type="string">
            <text:p>   (Linha 30): em Oscos - esto bem sai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rens (Ourense)</text:p>
          </table:table-cell>
          <table:table-cell table:style-name="ce10" office:value-type="string" calcext:value-type="string">
            <text:p><text:a xlink:href="https://cantigas.fcsh.unl.pt/cantiga.asp?cdcant=494&amp;nl=10&amp;tr=3&amp;pv=sim" xlink:type="simple">Com'eu em dia de Páscoa querria bem comer, Afonso X</text:a></text:p>
          </table:table-cell>
          <table:table-cell office:value-type="string" calcext:value-type="string">
            <text:p>Com'eu em dia de Páscoa querria bem comer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494&amp;nl=10&amp;tr=3&amp;pv=sim</text:p>
          </table:table-cell>
          <table:table-cell office:value-type="string" calcext:value-type="string">
            <text:p>   (Linha 10): Assi com'eu beveria [do] bom vinho d'Ourens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ença</text:p>
          </table:table-cell>
          <table:table-cell table:style-name="ce10" office:value-type="string" calcext:value-type="string">
            <text:p><text:a xlink:href="https://cantigas.fcsh.unl.pt/cantiga.asp?cdcant=975&amp;nl=3&amp;tr=3&amp;pv=sim" xlink:type="simple">As mias jornadas vedes quaes som, Afonso Anes do Cotom</text:a></text:p>
          </table:table-cell>
          <table:table-cell office:value-type="string" calcext:value-type="string">
            <text:p>As mias jornadas vedes quaes som</text:p>
          </table:table-cell>
          <table:table-cell table:style-name="ce10" office:value-type="string" calcext:value-type="string">
            <text:p><text:s/>Afonso Anes do Cotom</text:p>
          </table:table-cell>
          <table:table-cell table:style-name="ce10" office:value-type="string" calcext:value-type="string">
            <text:p>https://cantigas.fcsh.unl.pt/cantiga.asp?cdcant=975&amp;nl=3&amp;tr=3&amp;pv=sim</text:p>
          </table:table-cell>
          <table:table-cell office:value-type="string" calcext:value-type="string">
            <text:p>   (Linha 3): de Castr'a Burgos e end'a Palenç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mplona</text:p>
          </table:table-cell>
          <table:table-cell table:style-name="ce10" office:value-type="string" calcext:value-type="string">
            <text:p><text:a xlink:href="https://cantigas.fcsh.unl.pt/cantiga.asp?cdcant=1361&amp;nl=10&amp;tr=3&amp;pv=sim" xlink:type="simple">Ora faz host'o senhor de Navarra, João Soares de Paiva</text:a></text:p>
          </table:table-cell>
          <table:table-cell office:value-type="string" calcext:value-type="string">
            <text:p>Ora faz host'o senhor de Navarra</text:p>
          </table:table-cell>
          <table:table-cell table:style-name="ce10" office:value-type="string" calcext:value-type="string">
            <text:p><text:s/>João Soares de Paiva</text:p>
          </table:table-cell>
          <table:table-cell table:style-name="ce10" office:value-type="string" calcext:value-type="string">
            <text:p>https://cantigas.fcsh.unl.pt/cantiga.asp?cdcant=1361&amp;nl=10&amp;tr=3&amp;pv=sim</text:p>
          </table:table-cell>
          <table:table-cell office:value-type="string" calcext:value-type="string">
            <text:p>   (Linha 10): que de Pamplona oístes nomear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via</text:p>
          </table:table-cell>
          <table:table-cell table:style-name="ce10" office:value-type="string" calcext:value-type="string">
            <text:p><text:a xlink:href="https://cantigas.fcsh.unl.pt/cantiga.asp?cdcant=1357&amp;nl=2&amp;tr=3&amp;pv=sim" xlink:type="simple">O que seja no pavio, João Fernandes de Ardeleiro </text:a></text:p>
          </table:table-cell>
          <table:table-cell office:value-type="string" calcext:value-type="string">
            <text:p>O que seja no pavio</text:p>
          </table:table-cell>
          <table:table-cell table:style-name="ce10" office:value-type="string" calcext:value-type="string">
            <text:p><text:s/>João Fernandes de Ardeleiro </text:p>
          </table:table-cell>
          <table:table-cell table:style-name="ce10" office:value-type="string" calcext:value-type="string">
            <text:p>https://cantigas.fcsh.unl.pt/cantiga.asp?cdcant=1357&amp;nl=2&amp;tr=3&amp;pv=sim</text:p>
          </table:table-cell>
          <table:table-cell office:value-type="string" calcext:value-type="string">
            <text:p>   (Linha 2): que me fez perder Pavi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i (Le Puy-en-Velays)</text:p>
          </table:table-cell>
          <table:table-cell table:style-name="ce10" office:value-type="string" calcext:value-type="string">
            <text:p><text:a xlink:href="https://cantigas.fcsh.unl.pt/cantiga.asp?cdcant=1406&amp;nl=19&amp;tr=3&amp;pv=sim" xlink:type="simple">Fernam Díaz, este que and'aqui, Pero Garcia Burgalês</text:a></text:p>
          </table:table-cell>
          <table:table-cell office:value-type="string" calcext:value-type="string">
            <text:p>Fernam Díaz, este que and'aqui</text:p>
          </table:table-cell>
          <table:table-cell table:style-name="ce10" office:value-type="string" calcext:value-type="string">
            <text:p><text:s/>Pero Garcia Burgalês</text:p>
          </table:table-cell>
          <table:table-cell table:style-name="ce10" office:value-type="string" calcext:value-type="string">
            <text:p>https://cantigas.fcsh.unl.pt/cantiga.asp?cdcant=1406&amp;nl=19&amp;tr=3&amp;pv=sim</text:p>
          </table:table-cell>
          <table:table-cell office:value-type="string" calcext:value-type="string">
            <text:p>   (Linha 19): destes maos contrafeitos del Poi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ta do Ferro</text:p>
          </table:table-cell>
          <table:table-cell table:style-name="ce10" office:value-type="string" calcext:value-type="string">
            <text:p><text:a xlink:href="https://cantigas.fcsh.unl.pt/cantiga.asp?cdcant=1443&amp;nl=2&amp;tr=3&amp;pv=sim" xlink:type="simple">Bom casament'é, pera Dom Gramilho, João Soares Coelho</text:a></text:p>
          </table:table-cell>
          <table:table-cell office:value-type="string" calcext:value-type="string">
            <text:p>Bom casament'é, pera Dom Gramilho</text:p>
          </table:table-cell>
          <table:table-cell table:style-name="ce10" office:value-type="string" calcext:value-type="string">
            <text:p><text:s/>João Soares Coelho</text:p>
          </table:table-cell>
          <table:table-cell table:style-name="ce10" office:value-type="string" calcext:value-type="string">
            <text:p>https://cantigas.fcsh.unl.pt/cantiga.asp?cdcant=1443&amp;nl=2&amp;tr=3&amp;pv=sim</text:p>
          </table:table-cell>
          <table:table-cell office:value-type="string" calcext:value-type="string">
            <text:p>   (Linha 2): ena Porta do Ferr'ũa tendeira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to</text:p>
          </table:table-cell>
          <table:table-cell table:style-name="ce10" office:value-type="string" calcext:value-type="string">
            <text:p><text:a xlink:href="https://cantigas.fcsh.unl.pt/cantiga.asp?cdcant=1700&amp;nl=1&amp;tr=3&amp;pv=sim" xlink:type="simple">(Do Port’and’e vou mudar), Fernando Eanes</text:a></text:p>
          </table:table-cell>
          <table:table-cell office:value-type="string" calcext:value-type="string">
            <text:p>(Do Port’and’e vou mudar)</text:p>
          </table:table-cell>
          <table:table-cell table:style-name="ce10" office:value-type="string" calcext:value-type="string">
            <text:p><text:s/>Fernando Eanes</text:p>
          </table:table-cell>
          <table:table-cell table:style-name="ce10" office:value-type="string" calcext:value-type="string">
            <text:p>https://cantigas.fcsh.unl.pt/cantiga.asp?cdcant=1700&amp;nl=1&amp;tr=3&amp;pv=sim</text:p>
          </table:table-cell>
          <table:table-cell office:value-type="string" calcext:value-type="string">
            <text:p>   (Linha 1): Do Port'and'e vou mudar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0" office:value-type="string" calcext:value-type="string">
            <text:p><text:a xlink:href="https://cantigas.fcsh.unl.pt/cantiga.asp?cdcant=1358&amp;nl=2&amp;tr=3&amp;pv=sim" xlink:type="simple">A mi dizem quantos amigos hei, João Fernandes de Ardeleiro </text:a></text:p>
          </table:table-cell>
          <table:table-cell office:value-type="string" calcext:value-type="string">
            <text:p>A mi dizem quantos amigos hei</text:p>
          </table:table-cell>
          <table:table-cell table:style-name="ce10" office:value-type="string" calcext:value-type="string">
            <text:p><text:s/>João Fernandes de Ardeleiro </text:p>
          </table:table-cell>
          <table:table-cell table:style-name="ce10" office:value-type="string" calcext:value-type="string">
            <text:p>https://cantigas.fcsh.unl.pt/cantiga.asp?cdcant=1358&amp;nl=2&amp;tr=3&amp;pv=sim</text:p>
          </table:table-cell>
          <table:table-cell office:value-type="string" calcext:value-type="string">
            <text:p>   (Linha 2): por que vivo tam muit'em Portugal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0" office:value-type="string" calcext:value-type="string">
            <text:p><text:a xlink:href="https://cantigas.fcsh.unl.pt/cantiga.asp?cdcant=1131&amp;nl=2&amp;tr=3&amp;pv=sim" xlink:type="simple">A sa vida seja muita, João, jograr</text:a></text:p>
          </table:table-cell>
          <table:table-cell office:value-type="string" calcext:value-type="string">
            <text:p>A sa vida seja muita</text:p>
          </table:table-cell>
          <table:table-cell table:style-name="ce10" office:value-type="string" calcext:value-type="string">
            <text:p>João, jograr</text:p>
          </table:table-cell>
          <table:table-cell table:style-name="ce10" office:value-type="string" calcext:value-type="string">
            <text:p>https://cantigas.fcsh.unl.pt/cantiga.asp?cdcant=1131&amp;nl=2&amp;tr=3&amp;pv=sim</text:p>
          </table:table-cell>
          <table:table-cell office:value-type="string" calcext:value-type="string">
            <text:p>   (Linha 2): deste rei de Portugal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982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0" office:value-type="string" calcext:value-type="string">
            <text:p><text:a xlink:href="https://cantigas.fcsh.unl.pt/cantiga.asp?cdcant=788&amp;nl=3&amp;tr=3&amp;pv=sim" xlink:type="simple">Ai amigas, perdud'ham conhocer, João Garcia de Guilhade</text:a></text:p>
          </table:table-cell>
          <table:table-cell office:value-type="string" calcext:value-type="string">
            <text:p>Ai amigas, perdud'ham conhocer</text:p>
          </table:table-cell>
          <table:table-cell table:style-name="ce10" office:value-type="string" calcext:value-type="string">
            <text:p><text:s/>João Garcia de Guilhade</text:p>
          </table:table-cell>
          <table:table-cell table:style-name="ce10" office:value-type="string" calcext:value-type="string">
            <text:p>https://cantigas.fcsh.unl.pt/cantiga.asp?cdcant=788&amp;nl=3&amp;tr=3&amp;pv=sim</text:p>
          </table:table-cell>
          <table:table-cell office:value-type="string" calcext:value-type="string">
            <text:p>   (Linha 3): de Portugal: já nom ham coraçom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982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0" office:value-type="string" calcext:value-type="string">
            <text:p><text:a xlink:href="https://cantigas.fcsh.unl.pt/cantiga.asp?cdcant=1512&amp;nl=21&amp;tr=3&amp;pv=sim" xlink:type="simple">Dom Estêvam diz que desamor, Airas Peres Vuitorom</text:a></text:p>
          </table:table-cell>
          <table:table-cell office:value-type="string" calcext:value-type="string">
            <text:p>Dom Estêvam diz que desamor</text:p>
          </table:table-cell>
          <table:table-cell table:style-name="ce10" office:value-type="string" calcext:value-type="string">
            <text:p><text:s/>Airas Peres Vuitorom</text:p>
          </table:table-cell>
          <table:table-cell table:style-name="ce10" office:value-type="string" calcext:value-type="string">
            <text:p>https://cantigas.fcsh.unl.pt/cantiga.asp?cdcant=1512&amp;nl=21&amp;tr=3&amp;pv=sim</text:p>
          </table:table-cell>
          <table:table-cell office:value-type="string" calcext:value-type="string">
            <text:p>   (Linha 21): nem veerá jamais em Portugal.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982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0" office:value-type="string" calcext:value-type="string">
            <text:p><text:a xlink:href="https://cantigas.fcsh.unl.pt/cantiga.asp?cdcant=1591&amp;nl=5&amp;tr=3&amp;pv=sim" xlink:type="simple">Dom Foão, que eu sei que há preço de livão, Afonso Mendes de Besteiros</text:a></text:p>
          </table:table-cell>
          <table:table-cell office:value-type="string" calcext:value-type="string">
            <text:p>Dom Foão, que eu sei que há preço de livão</text:p>
          </table:table-cell>
          <table:table-cell table:style-name="ce10" office:value-type="string" calcext:value-type="string">
            <text:p><text:s/>Afonso Mendes de Besteiros</text:p>
          </table:table-cell>
          <table:table-cell table:style-name="ce10" office:value-type="string" calcext:value-type="string">
            <text:p>https://cantigas.fcsh.unl.pt/cantiga.asp?cdcant=1591&amp;nl=5&amp;tr=3&amp;pv=sim</text:p>
          </table:table-cell>
          <table:table-cell office:value-type="string" calcext:value-type="string">
            <text:p>   (Linha 5): çou rab'e foi sa via a Portugal.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982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0" office:value-type="string" calcext:value-type="string">
            <text:p><text:a xlink:href="https://cantigas.fcsh.unl.pt/cantiga.asp?cdcant=1178&amp;nl=1&amp;tr=3&amp;pv=sim" xlink:type="simple">El-rei de Portugale, João Zorro</text:a></text:p>
          </table:table-cell>
          <table:table-cell office:value-type="string" calcext:value-type="string">
            <text:p>El-rei de Portugale</text:p>
          </table:table-cell>
          <table:table-cell table:style-name="ce10" office:value-type="string" calcext:value-type="string">
            <text:p><text:s/>João Zorro</text:p>
          </table:table-cell>
          <table:table-cell table:style-name="ce10" office:value-type="string" calcext:value-type="string">
            <text:p>https://cantigas.fcsh.unl.pt/cantiga.asp?cdcant=1178&amp;nl=1&amp;tr=3&amp;pv=sim</text:p>
          </table:table-cell>
          <table:table-cell office:value-type="string" calcext:value-type="string">
            <text:p>   (Linha 1): El-rei de Portugale</text:p>
          </table:table-cell>
          <table:table-cell table:number-columns-repeated="28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982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0" office:value-type="string" calcext:value-type="string">
            <text:p><text:a xlink:href="https://cantigas.fcsh.unl.pt/cantiga.asp?cdcant=1592&amp;nl=21&amp;tr=3&amp;pv=sim" xlink:type="simple">Já lhi nunca pediram, Afonso Mendes de Besteiros</text:a></text:p>
          </table:table-cell>
          <table:table-cell office:value-type="string" calcext:value-type="string">
            <text:p>Já lhi nunca pediram</text:p>
          </table:table-cell>
          <table:table-cell table:style-name="ce10" office:value-type="string" calcext:value-type="string">
            <text:p><text:s/>Afonso Mendes de Besteiros</text:p>
          </table:table-cell>
          <table:table-cell table:style-name="ce10" office:value-type="string" calcext:value-type="string">
            <text:p>https://cantigas.fcsh.unl.pt/cantiga.asp?cdcant=1592&amp;nl=21&amp;tr=3&amp;pv=sim</text:p>
          </table:table-cell>
          <table:table-cell office:value-type="string" calcext:value-type="string">
            <text:p>   (Linha 21): "Em cabo de Portugal",</text:p>
          </table:table-cell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7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982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0" office:value-type="string" calcext:value-type="string">
            <text:p><text:a xlink:href="https://cantigas.fcsh.unl.pt/cantiga.asp?cdcant=485&amp;nl=14&amp;tr=3&amp;pv=sim" xlink:type="simple">Joam Rodriguiz foi desmar a Balteira, Afonso X</text:a></text:p>
          </table:table-cell>
          <table:table-cell office:value-type="string" calcext:value-type="string">
            <text:p>Joam Rodriguiz foi desmar a Balteira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485&amp;nl=14&amp;tr=3&amp;pv=sim</text:p>
          </table:table-cell>
          <table:table-cell office:value-type="string" calcext:value-type="string">
            <text:p>   (Linha 14): e Alvela, que andou em Portugal;</text:p>
          </table:table-cell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7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982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0" office:value-type="string" calcext:value-type="string">
            <text:p><text:a xlink:href="https://cantigas.fcsh.unl.pt/cantiga.asp?cdcant=485&amp;nl=14&amp;tr=3&amp;pv=sim" xlink:type="simple">Joam Rodriguiz foi desmar a Balteira, Afonso X</text:a></text:p>
          </table:table-cell>
          <table:table-cell office:value-type="string" calcext:value-type="string">
            <text:p>Joam Rodriguiz foi desmar a Balteira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485&amp;nl=14&amp;tr=3&amp;pv=sim</text:p>
          </table:table-cell>
          <table:table-cell office:value-type="string" calcext:value-type="string">
            <text:p>   (Linha 13): se te deitam por en de Portugal,</text:p>
          </table:table-cell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7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982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0" office:value-type="string" calcext:value-type="string">
            <text:p><text:a xlink:href="https://cantigas.fcsh.unl.pt/cantiga.asp?cdcant=1459&amp;nl=13&amp;tr=3&amp;pv=sim" xlink:type="simple">- Joam Vaásquez, moiro por saber, Lourenço, João Vasques de Talaveira</text:a></text:p>
          </table:table-cell>
          <table:table-cell office:value-type="string" calcext:value-type="string">
            <text:p>Joam Vaásquez, moiro por saber</text:p>
          </table:table-cell>
          <table:table-cell table:style-name="ce10" office:value-type="string" calcext:value-type="string">
            <text:p><text:s/>Lourenço, João Vasques de Talaveira</text:p>
          </table:table-cell>
          <table:table-cell table:style-name="ce10" office:value-type="string" calcext:value-type="string">
            <text:p>https://cantigas.fcsh.unl.pt/cantiga.asp?cdcant=1459&amp;nl=13&amp;tr=3&amp;pv=sim</text:p>
          </table:table-cell>
          <table:table-cell office:value-type="string" calcext:value-type="string">
            <text:p>   (Linha 13): se te deitam por en de Portugal,</text:p>
          </table:table-cell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7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982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0" office:value-type="string" calcext:value-type="string">
            <text:p><text:a xlink:href="https://cantigas.fcsh.unl.pt/cantiga.asp?cdcant=973&amp;nl=24&amp;tr=3&amp;pv=sim" xlink:type="simple">Meu senhor rei de Castela, João Airas de Santiago</text:a></text:p>
          </table:table-cell>
          <table:table-cell office:value-type="string" calcext:value-type="string">
            <text:p>Meu senhor rei de Castela</text:p>
          </table:table-cell>
          <table:table-cell table:style-name="ce10" office:value-type="string" calcext:value-type="string">
            <text:p><text:s/>João Airas de Santiago</text:p>
          </table:table-cell>
          <table:table-cell table:style-name="ce10" office:value-type="string" calcext:value-type="string">
            <text:p>https://cantigas.fcsh.unl.pt/cantiga.asp?cdcant=973&amp;nl=24&amp;tr=3&amp;pv=sim</text:p>
          </table:table-cell>
          <table:table-cell office:value-type="string" calcext:value-type="string">
            <text:p>   (Linha 24): ir-m'-ei ao de Portugal.</text:p>
          </table:table-cell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7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982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0" office:value-type="string" calcext:value-type="string">
            <text:p><text:a xlink:href="https://cantigas.fcsh.unl.pt/cantiga.asp?cdcant=1475&amp;nl=6&amp;tr=3&amp;pv=sim" xlink:type="simple">Moir'eu aqui d'adessoriam, Pero Gomes Barroso</text:a></text:p>
          </table:table-cell>
          <table:table-cell office:value-type="string" calcext:value-type="string">
            <text:p>Moir'eu aqui d'adessoriam</text:p>
          </table:table-cell>
          <table:table-cell table:style-name="ce10" office:value-type="string" calcext:value-type="string">
            <text:p><text:s/>Pero Gomes Barroso</text:p>
          </table:table-cell>
          <table:table-cell table:style-name="ce10" office:value-type="string" calcext:value-type="string">
            <text:p>https://cantigas.fcsh.unl.pt/cantiga.asp?cdcant=1475&amp;nl=6&amp;tr=3&amp;pv=sim</text:p>
          </table:table-cell>
          <table:table-cell office:value-type="string" calcext:value-type="string">
            <text:p>   (Linha 6): moir'eu do que em Portugal</text:p>
          </table:table-cell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7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982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0" office:value-type="string" calcext:value-type="string">
            <text:p><text:a xlink:href="https://cantigas.fcsh.unl.pt/cantiga.asp?cdcant=929&amp;nl=22&amp;tr=3&amp;pv=sim" xlink:type="simple">Muitos a que Deus quis dar mui bom sem, Pero Guterres</text:a></text:p>
          </table:table-cell>
          <table:table-cell office:value-type="string" calcext:value-type="string">
            <text:p>Muitos a que Deus quis dar mui bom sem</text:p>
          </table:table-cell>
          <table:table-cell table:style-name="ce10" office:value-type="string" calcext:value-type="string">
            <text:p><text:s/>Pero Guterres</text:p>
          </table:table-cell>
          <table:table-cell table:style-name="ce10" office:value-type="string" calcext:value-type="string">
            <text:p>https://cantigas.fcsh.unl.pt/cantiga.asp?cdcant=929&amp;nl=22&amp;tr=3&amp;pv=sim</text:p>
          </table:table-cell>
          <table:table-cell office:value-type="string" calcext:value-type="string">
            <text:p>   (Linha 22): E, senhor rei de Portugal, aqui</text:p>
          </table:table-cell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7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982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0" office:value-type="string" calcext:value-type="string">
            <text:p><text:a xlink:href="https://cantigas.fcsh.unl.pt/cantiga.asp?cdcant=1059&amp;nl=8&amp;tr=3&amp;pv=sim" xlink:type="simple">- O voss'amigo que s'a cas d'el-rei, João Airas de Santiago</text:a></text:p>
          </table:table-cell>
          <table:table-cell office:value-type="string" calcext:value-type="string">
            <text:p>- O voss'amigo que s'a cas d'el-rei</text:p>
          </table:table-cell>
          <table:table-cell table:style-name="ce10" office:value-type="string" calcext:value-type="string">
            <text:p><text:s/>João Airas de Santiago</text:p>
          </table:table-cell>
          <table:table-cell table:style-name="ce10" office:value-type="string" calcext:value-type="string">
            <text:p>https://cantigas.fcsh.unl.pt/cantiga.asp?cdcant=1059&amp;nl=8&amp;tr=3&amp;pv=sim</text:p>
          </table:table-cell>
          <table:table-cell office:value-type="string" calcext:value-type="string">
            <text:p>   (Linha 8): que vos trage dõas de Portugal,</text:p>
          </table:table-cell>
          <table:table-cell table:number-columns-repeated="7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7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982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0" office:value-type="string" calcext:value-type="string">
            <text:p><text:a xlink:href="https://cantigas.fcsh.unl.pt/cantiga.asp?cdcant=1132&amp;nl=5&amp;tr=3&amp;pv=sim" xlink:type="simple">Os namorados que trobam d'amor, João, jograr</text:a></text:p>
          </table:table-cell>
          <table:table-cell office:value-type="string" calcext:value-type="string">
            <text:p>Os namorados que trobam d'amor</text:p>
          </table:table-cell>
          <table:table-cell table:style-name="ce10" office:value-type="string" calcext:value-type="string">
            <text:p><text:s/>João, jograr</text:p>
          </table:table-cell>
          <table:table-cell table:style-name="ce10" office:value-type="string" calcext:value-type="string">
            <text:p>https://cantigas.fcsh.unl.pt/cantiga.asp?cdcant=1132&amp;nl=5&amp;tr=3&amp;pv=sim</text:p>
          </table:table-cell>
          <table:table-cell office:value-type="string" calcext:value-type="string">
            <text:p>   (Linha 5): com'el-rei dom Denis de Portugal,</text:p>
          </table:table-cell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7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982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0" office:value-type="string" calcext:value-type="string">
            <text:p><text:a xlink:href="https://cantigas.fcsh.unl.pt/cantiga.asp?cdcant=1559&amp;nl=18&amp;tr=3&amp;pv=sim" xlink:type="simple">Quem me podia defender, Gil Peres Conde</text:a></text:p>
          </table:table-cell>
          <table:table-cell office:value-type="string" calcext:value-type="string">
            <text:p>Quem me podia defender</text:p>
          </table:table-cell>
          <table:table-cell table:style-name="ce10" office:value-type="string" calcext:value-type="string">
            <text:p><text:s/>Gil Peres Conde</text:p>
          </table:table-cell>
          <table:table-cell table:style-name="ce10" office:value-type="string" calcext:value-type="string">
            <text:p>https://cantigas.fcsh.unl.pt/cantiga.asp?cdcant=1559&amp;nl=18&amp;tr=3&amp;pv=sim</text:p>
          </table:table-cell>
          <table:table-cell office:value-type="string" calcext:value-type="string">
            <text:p>   (Linha 18): porque falei em Portugal,</text:p>
          </table:table-cell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7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982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0" office:value-type="string" calcext:value-type="string">
            <text:p><text:a xlink:href="https://cantigas.fcsh.unl.pt/cantiga.asp?cdcant=1559&amp;nl=18&amp;tr=3&amp;pv=sim" xlink:type="simple">Quem me podia defender, Gil Peres Conde</text:a></text:p>
          </table:table-cell>
          <table:table-cell office:value-type="string" calcext:value-type="string">
            <text:p>Quem me podia defender</text:p>
          </table:table-cell>
          <table:table-cell table:style-name="ce10" office:value-type="string" calcext:value-type="string">
            <text:p><text:s/>Gil Peres Conde</text:p>
          </table:table-cell>
          <table:table-cell table:style-name="ce10" office:value-type="string" calcext:value-type="string">
            <text:p>https://cantigas.fcsh.unl.pt/cantiga.asp?cdcant=1559&amp;nl=18&amp;tr=3&amp;pv=sim</text:p>
          </table:table-cell>
          <table:table-cell office:value-type="string" calcext:value-type="string">
            <text:p>   (Linha 25): já ũa vez um rei em Portugal:</text:p>
          </table:table-cell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7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982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0" office:value-type="string" calcext:value-type="string">
            <text:p><text:a xlink:href="https://cantigas.fcsh.unl.pt/cantiga.asp?cdcant=1545&amp;nl=25&amp;tr=3&amp;pv=sim" xlink:type="simple">- Rei D. Afonso, se Deus vos perdom, Vasco Gil, Afonso X</text:a></text:p>
          </table:table-cell>
          <table:table-cell office:value-type="string" calcext:value-type="string">
            <text:p>Rei D. Afonso, se Deus vos perdom</text:p>
          </table:table-cell>
          <table:table-cell table:style-name="ce10" office:value-type="string" calcext:value-type="string">
            <text:p><text:s/>Vasco Gil, Afonso X</text:p>
          </table:table-cell>
          <table:table-cell table:style-name="ce10" office:value-type="string" calcext:value-type="string">
            <text:p>https://cantigas.fcsh.unl.pt/cantiga.asp?cdcant=1545&amp;nl=25&amp;tr=3&amp;pv=sim</text:p>
          </table:table-cell>
          <table:table-cell office:value-type="string" calcext:value-type="string">
            <text:p>   (Linha 25): já ũa vez um rei em Portugal:</text:p>
          </table:table-cell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7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982"/>
        </table:table-row>
        <table:table-row table:style-name="ro1">
          <table:table-cell office:value-type="string" calcext:value-type="string">
            <text:p>Provença</text:p>
          </table:table-cell>
          <table:table-cell table:style-name="ce10" office:value-type="string" calcext:value-type="string">
            <text:p><text:a xlink:href="https://cantigas.fcsh.unl.pt/cantiga.asp?cdcant=1361&amp;nl=2&amp;tr=3&amp;pv=sim" xlink:type="simple">Ora faz host'o senhor de Navarra, João Soares de Paiva</text:a></text:p>
          </table:table-cell>
          <table:table-cell office:value-type="string" calcext:value-type="string">
            <text:p>Ora faz host'o senhor de Navarra</text:p>
          </table:table-cell>
          <table:table-cell table:style-name="ce10" office:value-type="string" calcext:value-type="string">
            <text:p><text:s/>João Soares de Paiva</text:p>
          </table:table-cell>
          <table:table-cell table:style-name="ce10" office:value-type="string" calcext:value-type="string">
            <text:p>https://cantigas.fcsh.unl.pt/cantiga.asp?cdcant=1361&amp;nl=2&amp;tr=3&amp;pv=sim</text:p>
          </table:table-cell>
          <table:table-cell office:value-type="string" calcext:value-type="string">
            <text:p>   (Linha 2): pois em Proenç'est el-rei d'Aragom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dondela</text:p>
          </table:table-cell>
          <table:table-cell table:style-name="ce10" office:value-type="string" calcext:value-type="string">
            <text:p><text:a xlink:href="https://cantigas.fcsh.unl.pt/cantiga.asp?cdcant=889&amp;nl=1&amp;tr=3&amp;pv=sim" xlink:type="simple">O meu senhor o bispo, na Redondela, um dia, Airas Nunes</text:a></text:p>
          </table:table-cell>
          <table:table-cell office:value-type="string" calcext:value-type="string">
            <text:p>O meu senhor o bispo, na Redondela, um dia</text:p>
          </table:table-cell>
          <table:table-cell table:style-name="ce10" office:value-type="string" calcext:value-type="string">
            <text:p><text:s/>Airas Nunes</text:p>
          </table:table-cell>
          <table:table-cell table:style-name="ce10" office:value-type="string" calcext:value-type="string">
            <text:p>https://cantigas.fcsh.unl.pt/cantiga.asp?cdcant=889&amp;nl=1&amp;tr=3&amp;pv=sim</text:p>
          </table:table-cell>
          <table:table-cell office:value-type="string" calcext:value-type="string">
            <text:p>   (Linha 1): O meu senhor o bispo, na Redondela, um di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ba de Límia (Riba de Lima)</text:p>
          </table:table-cell>
          <table:table-cell table:style-name="ce10" office:value-type="string" calcext:value-type="string">
            <text:p><text:a xlink:href="https://cantigas.fcsh.unl.pt/cantiga.asp?cdcant=115&amp;nl=500&amp;tr=3&amp;pv=sim" xlink:type="simple">- Ai, Pai Soárez, venho-vos rogar, Paio Soares de Taveirós , Martim Soares</text:a></text:p>
          </table:table-cell>
          <table:table-cell office:value-type="string" calcext:value-type="string">
            <text:p>Ai, Pai Soárez, venho-vos rogar</text:p>
          </table:table-cell>
          <table:table-cell table:style-name="ce10" office:value-type="string" calcext:value-type="string">
            <text:p><text:s/>Paio Soares de Taveirós , Martim Soares</text:p>
          </table:table-cell>
          <table:table-cell table:style-name="ce10" office:value-type="string" calcext:value-type="string">
            <text:p>https://cantigas.fcsh.unl.pt/cantiga.asp?cdcant=115&amp;nl=500&amp;tr=3&amp;pv=sim</text:p>
          </table:table-cell>
          <table:table-cell office:value-type="string" calcext:value-type="string">
            <text:p>   (Na rubric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o Jordão</text:p>
          </table:table-cell>
          <table:table-cell table:style-name="ce10" office:value-type="string" calcext:value-type="string">
            <text:p><text:a xlink:href="https://cantigas.fcsh.unl.pt/cantiga.asp?cdcant=1489&amp;nl=4&amp;tr=3&amp;pv=sim" xlink:type="simple">Pero d'Ambroa prometeu, de pram, João Baveca</text:a></text:p>
          </table:table-cell>
          <table:table-cell office:value-type="string" calcext:value-type="string">
            <text:p>Pero d'Ambroa prometeu, de pram</text:p>
          </table:table-cell>
          <table:table-cell table:style-name="ce10" office:value-type="string" calcext:value-type="string">
            <text:p><text:s/>João Baveca</text:p>
          </table:table-cell>
          <table:table-cell table:style-name="ce10" office:value-type="string" calcext:value-type="string">
            <text:p>https://cantigas.fcsh.unl.pt/cantiga.asp?cdcant=1489&amp;nl=4&amp;tr=3&amp;pv=sim</text:p>
          </table:table-cell>
          <table:table-cell office:value-type="string" calcext:value-type="string">
            <text:p>   (Linha 4): com'acabou a do frume Jordam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o Sar</text:p>
          </table:table-cell>
          <table:table-cell table:style-name="ce10" office:value-type="string" calcext:value-type="string">
            <text:p><text:a xlink:href="https://cantigas.fcsh.unl.pt/cantiga.asp?cdcant=974&amp;nl=7&amp;tr=3&amp;pv=sim" xlink:type="simple">Pelo souto de Crexente, João Airas de Santiago</text:a></text:p>
          </table:table-cell>
          <table:table-cell office:value-type="string" calcext:value-type="string">
            <text:p>Pelo souto de Crexente</text:p>
          </table:table-cell>
          <table:table-cell table:style-name="ce10" office:value-type="string" calcext:value-type="string">
            <text:p><text:s/>João Airas de Santiago</text:p>
          </table:table-cell>
          <table:table-cell table:style-name="ce10" office:value-type="string" calcext:value-type="string">
            <text:p>https://cantigas.fcsh.unl.pt/cantiga.asp?cdcant=974&amp;nl=7&amp;tr=3&amp;pv=sim</text:p>
          </table:table-cell>
          <table:table-cell office:value-type="string" calcext:value-type="string">
            <text:p>   (Linha 7): do sol, nas ribas do Sar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o Sar</text:p>
          </table:table-cell>
          <table:table-cell table:style-name="ce10" office:value-type="string" calcext:value-type="string">
            <text:p><text:a xlink:href="https://cantigas.fcsh.unl.pt/cantiga.asp?cdcant=1113&amp;nl=34&amp;tr=3&amp;pv=sim" xlink:type="simple">Quand'eu um dia fui em Compostela, Pedro Amigo de Sevilha</text:a></text:p>
          </table:table-cell>
          <table:table-cell office:value-type="string" calcext:value-type="string">
            <text:p>Quand'eu um dia fui em Compostela</text:p>
          </table:table-cell>
          <table:table-cell table:style-name="ce10" office:value-type="string" calcext:value-type="string">
            <text:p><text:s/>Pedro Amigo de Sevilha</text:p>
          </table:table-cell>
          <table:table-cell table:style-name="ce10" office:value-type="string" calcext:value-type="string">
            <text:p>https://cantigas.fcsh.unl.pt/cantiga.asp?cdcant=1113&amp;nl=34&amp;tr=3&amp;pv=sim</text:p>
          </table:table-cell>
          <table:table-cell office:value-type="string" calcext:value-type="string">
            <text:p>   (Linha 34): aqui, d'u sõo natural, do Sar,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Rocamador (Rocamadour)</text:p>
          </table:table-cell>
          <table:table-cell table:style-name="ce10" office:value-type="string" calcext:value-type="string">
            <text:p><text:a xlink:href="https://cantigas.fcsh.unl.pt/cantiga.asp?cdcant=114&amp;nl=20&amp;tr=3&amp;pv=sim" xlink:type="simple">Pero nom fui a Ultramar, Martim Soares</text:a></text:p>
          </table:table-cell>
          <table:table-cell office:value-type="string" calcext:value-type="string">
            <text:p>Pero nom fui a Ultramar</text:p>
          </table:table-cell>
          <table:table-cell table:style-name="ce10" office:value-type="string" calcext:value-type="string">
            <text:p><text:s/>Martim Soares</text:p>
          </table:table-cell>
          <table:table-cell table:style-name="ce10" office:value-type="string" calcext:value-type="string">
            <text:p>https://cantigas.fcsh.unl.pt/cantiga.asp?cdcant=114&amp;nl=20&amp;tr=3&amp;pv=sim</text:p>
          </table:table-cell>
          <table:table-cell office:value-type="string" calcext:value-type="string">
            <text:p>   (Linha 20): natural de Rocamador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camador (Rocamadour)</text:p>
          </table:table-cell>
          <table:table-cell table:style-name="ce10" office:value-type="string" calcext:value-type="string">
            <text:p><text:a xlink:href="https://cantigas.fcsh.unl.pt/cantiga.asp?cdcant=1113&amp;nl=10&amp;tr=3&amp;pv=sim" xlink:type="simple">Quand'eu um dia fui em Compostela, Pedro Amigo de Sevilha</text:a></text:p>
          </table:table-cell>
          <table:table-cell office:value-type="string" calcext:value-type="string">
            <text:p>Quand'eu um dia fui em Compostela</text:p>
          </table:table-cell>
          <table:table-cell table:style-name="ce10" office:value-type="string" calcext:value-type="string">
            <text:p><text:s/>Pedro Amigo de Sevilha</text:p>
          </table:table-cell>
          <table:table-cell table:style-name="ce10" office:value-type="string" calcext:value-type="string">
            <text:p>https://cantigas.fcsh.unl.pt/cantiga.asp?cdcant=1113&amp;nl=10&amp;tr=3&amp;pv=sim</text:p>
          </table:table-cell>
          <table:table-cell office:value-type="string" calcext:value-type="string">
            <text:p>   (Linha 10): e boas cintas de Rocamador,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Roçavales (Roncesvalles)</text:p>
          </table:table-cell>
          <table:table-cell table:style-name="ce10" office:value-type="string" calcext:value-type="string">
            <text:p><text:a xlink:href="https://cantigas.fcsh.unl.pt/cantiga.asp?cdcant=1489&amp;nl=6&amp;tr=3&amp;pv=sim" xlink:type="simple">Pero d'Ambroa prometeu, de pram, João Baveca</text:a></text:p>
          </table:table-cell>
          <table:table-cell office:value-type="string" calcext:value-type="string">
            <text:p>Pero d'Ambroa prometeu, de pram</text:p>
          </table:table-cell>
          <table:table-cell table:style-name="ce10" office:value-type="string" calcext:value-type="string">
            <text:p><text:s/>João Baveca</text:p>
          </table:table-cell>
          <table:table-cell table:style-name="ce10" office:value-type="string" calcext:value-type="string">
            <text:p>https://cantigas.fcsh.unl.pt/cantiga.asp?cdcant=1489&amp;nl=6&amp;tr=3&amp;pv=sim</text:p>
          </table:table-cell>
          <table:table-cell office:value-type="string" calcext:value-type="string">
            <text:p>   (Linha 6): e ora per Roçavales passo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da</text:p>
          </table:table-cell>
          <table:table-cell table:style-name="ce10" office:value-type="string" calcext:value-type="string">
            <text:p><text:a xlink:href="https://cantigas.fcsh.unl.pt/cantiga.asp?cdcant=923&amp;nl=4&amp;tr=3&amp;pv=sim" xlink:type="simple">Maestr'Acenço, dereito faria, Martim Moxa</text:a></text:p>
          </table:table-cell>
          <table:table-cell office:value-type="string" calcext:value-type="string">
            <text:p>Maestr'Acenço, dereito faria</text:p>
          </table:table-cell>
          <table:table-cell table:style-name="ce10" office:value-type="string" calcext:value-type="string">
            <text:p><text:s/>Martim Moxa</text:p>
          </table:table-cell>
          <table:table-cell table:style-name="ce10" office:value-type="string" calcext:value-type="string">
            <text:p>https://cantigas.fcsh.unl.pt/cantiga.asp?cdcant=923&amp;nl=4&amp;tr=3&amp;pv=sim</text:p>
          </table:table-cell>
          <table:table-cell office:value-type="string" calcext:value-type="string">
            <text:p>   (Linha 4): sem seu mandad', a Roda, noutro dia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ma</text:p>
          </table:table-cell>
          <table:table-cell table:style-name="ce10" office:value-type="string" calcext:value-type="string">
            <text:p><text:a xlink:href="https://cantigas.fcsh.unl.pt/cantiga.asp?cdcant=1436&amp;nl=4&amp;tr=3&amp;pv=sim" xlink:type="simple">Joam Fernández, o mund'é torvado, João Soares Coelho</text:a></text:p>
          </table:table-cell>
          <table:table-cell office:value-type="string" calcext:value-type="string">
            <text:p>Joam Fernández, o mund'é torvado</text:p>
          </table:table-cell>
          <table:table-cell table:style-name="ce10" office:value-type="string" calcext:value-type="string">
            <text:p><text:s/>João Soares Coelho</text:p>
          </table:table-cell>
          <table:table-cell table:style-name="ce10" office:value-type="string" calcext:value-type="string">
            <text:p>https://cantigas.fcsh.unl.pt/cantiga.asp?cdcant=1436&amp;nl=4&amp;tr=3&amp;pv=sim</text:p>
          </table:table-cell>
          <table:table-cell office:value-type="string" calcext:value-type="string">
            <text:p>   (Linha 4): contra Roma, e Tártaros viir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ma</text:p>
          </table:table-cell>
          <table:table-cell table:style-name="ce10" office:value-type="string" calcext:value-type="string">
            <text:p><text:a xlink:href="https://cantigas.fcsh.unl.pt/cantiga.asp?cdcant=1436&amp;nl=4&amp;tr=3&amp;pv=sim" xlink:type="simple">Joam Fernández, o mund'é torvado, João Soares Coelho</text:a></text:p>
          </table:table-cell>
          <table:table-cell office:value-type="string" calcext:value-type="string">
            <text:p>Joam Fernández, o mund'é torvado</text:p>
          </table:table-cell>
          <table:table-cell table:style-name="ce10" office:value-type="string" calcext:value-type="string">
            <text:p><text:s/>João Soares Coelho</text:p>
          </table:table-cell>
          <table:table-cell table:style-name="ce10" office:value-type="string" calcext:value-type="string">
            <text:p>https://cantigas.fcsh.unl.pt/cantiga.asp?cdcant=1436&amp;nl=4&amp;tr=3&amp;pv=sim</text:p>
          </table:table-cell>
          <table:table-cell office:value-type="string" calcext:value-type="string">
            <text:p>   (Linha 30): que o poder que Deus em Roma deu,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Roma</text:p>
          </table:table-cell>
          <table:table-cell table:style-name="ce10" office:value-type="string" calcext:value-type="string">
            <text:p><text:a xlink:href="https://cantigas.fcsh.unl.pt/cantiga.asp?cdcant=1542&amp;nl=30&amp;tr=3&amp;pv=sim" xlink:type="simple">- Pedr'Amigo, quero de vós saber, Vasco Peres Pardal, Pedro Amigo de Sevilha</text:a></text:p>
          </table:table-cell>
          <table:table-cell office:value-type="string" calcext:value-type="string">
            <text:p>Pedr'Amigo, quero de vós saber</text:p>
          </table:table-cell>
          <table:table-cell table:style-name="ce10" office:value-type="string" calcext:value-type="string">
            <text:p><text:s/>Vasco Peres Pardal, Pedro Amigo de Sevilha</text:p>
          </table:table-cell>
          <table:table-cell table:style-name="ce10" office:value-type="string" calcext:value-type="string">
            <text:p>https://cantigas.fcsh.unl.pt/cantiga.asp?cdcant=1542&amp;nl=30&amp;tr=3&amp;pv=sim</text:p>
          </table:table-cell>
          <table:table-cell office:value-type="string" calcext:value-type="string">
            <text:p>   (Linha 30): que o poder que Deus em Roma deu,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Rouen</text:p>
          </table:table-cell>
          <table:table-cell table:style-name="ce10" office:value-type="string" calcext:value-type="string">
            <text:p><text:a xlink:href="https://cantigas.fcsh.unl.pt/cantiga.asp?cdcant=1503&amp;nl=31&amp;tr=3&amp;pv=sim" xlink:type="simple">Sedia-xi Dom Belpelho em ũa sa maison, Afonso Lopes de Baião</text:a></text:p>
          </table:table-cell>
          <table:table-cell office:value-type="string" calcext:value-type="string">
            <text:p>Sedia-xi Dom Belpelho em ũa sa maison</text:p>
          </table:table-cell>
          <table:table-cell table:style-name="ce10" office:value-type="string" calcext:value-type="string">
            <text:p><text:s/>Afonso Lopes de Baião</text:p>
          </table:table-cell>
          <table:table-cell table:style-name="ce10" office:value-type="string" calcext:value-type="string">
            <text:p>https://cantigas.fcsh.unl.pt/cantiga.asp?cdcant=1503&amp;nl=31&amp;tr=3&amp;pv=sim</text:p>
          </table:table-cell>
          <table:table-cell office:value-type="string" calcext:value-type="string">
            <text:p>   (Linha 31): ceram'e cint'e calças de Roam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na</text:p>
          </table:table-cell>
          <table:table-cell table:style-name="ce10" office:value-type="string" calcext:value-type="string">
            <text:p><text:a xlink:href="https://cantigas.fcsh.unl.pt/cantiga.asp?cdcant=1437&amp;nl=5&amp;tr=3&amp;pv=sim" xlink:type="simple">Dom Estêvam fez[o] sa partiçom, João Soares Coelho</text:a></text:p>
          </table:table-cell>
          <table:table-cell office:value-type="string" calcext:value-type="string">
            <text:p>Dom Estêvam fez[o] sa partiçom</text:p>
          </table:table-cell>
          <table:table-cell table:style-name="ce10" office:value-type="string" calcext:value-type="string">
            <text:p><text:s/>João Soares Coelho</text:p>
          </table:table-cell>
          <table:table-cell table:style-name="ce10" office:value-type="string" calcext:value-type="string">
            <text:p>https://cantigas.fcsh.unl.pt/cantiga.asp?cdcant=1437&amp;nl=5&amp;tr=3&amp;pv=sim</text:p>
          </table:table-cell>
          <table:table-cell office:value-type="string" calcext:value-type="string">
            <text:p>   (Linha 5): caeu em Runa atá eno Arnado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. Félix</text:p>
          </table:table-cell>
          <table:table-cell table:style-name="ce10" office:value-type="string" calcext:value-type="string">
            <text:p><text:a xlink:href="https://cantigas.fcsh.unl.pt/cantiga.asp?cdcant=1627&amp;nl=14&amp;tr=3&amp;pv=sim" xlink:type="simple">Pero d'Armea, quando composestes, Pero Garcia de Ambroa </text:a></text:p>
          </table:table-cell>
          <table:table-cell office:value-type="string" calcext:value-type="string">
            <text:p>Pero d'Armea, quando composestes</text:p>
          </table:table-cell>
          <table:table-cell table:style-name="ce10" office:value-type="string" calcext:value-type="string">
            <text:p><text:s/>Pero Garcia de Ambroa </text:p>
          </table:table-cell>
          <table:table-cell table:style-name="ce10" office:value-type="string" calcext:value-type="string">
            <text:p>https://cantigas.fcsh.unl.pt/cantiga.asp?cdcant=1627&amp;nl=14&amp;tr=3&amp;pv=sim</text:p>
          </table:table-cell>
          <table:table-cell office:value-type="string" calcext:value-type="string">
            <text:p>   (Linha 14): de Sam Fagundo atá Sam Felize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. Paio</text:p>
          </table:table-cell>
          <table:table-cell table:style-name="ce10" office:value-type="string" calcext:value-type="string">
            <text:p><text:a xlink:href="https://cantigas.fcsh.unl.pt/cantiga.asp?cdcant=1412&amp;nl=7&amp;tr=3&amp;pv=sim" xlink:type="simple">Nostro Senhor, que bem alberguei, Pero Garcia Burgalês</text:a></text:p>
          </table:table-cell>
          <table:table-cell office:value-type="string" calcext:value-type="string">
            <text:p>Nostro Senhor, que bem alberguei</text:p>
          </table:table-cell>
          <table:table-cell table:style-name="ce10" office:value-type="string" calcext:value-type="string">
            <text:p><text:s/>Pero Garcia Burgalês</text:p>
          </table:table-cell>
          <table:table-cell table:style-name="ce10" office:value-type="string" calcext:value-type="string">
            <text:p>https://cantigas.fcsh.unl.pt/cantiga.asp?cdcant=1412&amp;nl=7&amp;tr=3&amp;pv=sim</text:p>
          </table:table-cell>
          <table:table-cell office:value-type="string" calcext:value-type="string">
            <text:p>   (Linha 7): em Sam Paaio - contra u eu ia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hagún</text:p>
          </table:table-cell>
          <table:table-cell table:style-name="ce10" office:value-type="string" calcext:value-type="string">
            <text:p><text:a xlink:href="https://cantigas.fcsh.unl.pt/cantiga.asp?cdcant=1599&amp;nl=10&amp;tr=3&amp;pv=sim" xlink:type="simple">De Pero Bõõ and'ora espantado, Pero Garcia de Ambroa </text:a></text:p>
          </table:table-cell>
          <table:table-cell office:value-type="string" calcext:value-type="string">
            <text:p>De Pero Bõõ and'ora espantado</text:p>
          </table:table-cell>
          <table:table-cell table:style-name="ce10" office:value-type="string" calcext:value-type="string">
            <text:p><text:s/>Pero Garcia de Ambroa </text:p>
          </table:table-cell>
          <table:table-cell table:style-name="ce10" office:value-type="string" calcext:value-type="string">
            <text:p>https://cantigas.fcsh.unl.pt/cantiga.asp?cdcant=1599&amp;nl=10&amp;tr=3&amp;pv=sim</text:p>
          </table:table-cell>
          <table:table-cell office:value-type="string" calcext:value-type="string">
            <text:p>   (Linha 10): Ca de Santiag'atá Sam Fagund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hagún</text:p>
          </table:table-cell>
          <table:table-cell table:style-name="ce10" office:value-type="string" calcext:value-type="string">
            <text:p><text:a xlink:href="https://cantigas.fcsh.unl.pt/cantiga.asp?cdcant=1514&amp;nl=4&amp;tr=3&amp;pv=sim" xlink:type="simple">Dom Fernando, vejo-vos andar ledo, Airas Peres Vuitorom</text:a></text:p>
          </table:table-cell>
          <table:table-cell office:value-type="string" calcext:value-type="string">
            <text:p>Dom Fernando, vejo-vos andar ledo</text:p>
          </table:table-cell>
          <table:table-cell table:style-name="ce10" office:value-type="string" calcext:value-type="string">
            <text:p><text:s/>Airas Peres Vuitorom</text:p>
          </table:table-cell>
          <table:table-cell table:style-name="ce10" office:value-type="string" calcext:value-type="string">
            <text:p>https://cantigas.fcsh.unl.pt/cantiga.asp?cdcant=1514&amp;nl=4&amp;tr=3&amp;pv=sim</text:p>
          </table:table-cell>
          <table:table-cell office:value-type="string" calcext:value-type="string">
            <text:p>   (Linha 4): de Sam Fagundo e d'Esturas d'Ovedo;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Sahagún</text:p>
          </table:table-cell>
          <table:table-cell table:style-name="ce10" office:value-type="string" calcext:value-type="string">
            <text:p><text:a xlink:href="https://cantigas.fcsh.unl.pt/cantiga.asp?cdcant=1513&amp;nl=13&amp;tr=3&amp;pv=sim" xlink:type="simple">Fernam Díaz é aqui, como vistes, Airas Peres Vuitorom</text:a></text:p>
          </table:table-cell>
          <table:table-cell office:value-type="string" calcext:value-type="string">
            <text:p>Fernam Díaz é aqui, como vistes</text:p>
          </table:table-cell>
          <table:table-cell table:style-name="ce10" office:value-type="string" calcext:value-type="string">
            <text:p><text:s/>Airas Peres Vuitorom</text:p>
          </table:table-cell>
          <table:table-cell table:style-name="ce10" office:value-type="string" calcext:value-type="string">
            <text:p>https://cantigas.fcsh.unl.pt/cantiga.asp?cdcant=1513&amp;nl=13&amp;tr=3&amp;pv=sim</text:p>
          </table:table-cell>
          <table:table-cell office:value-type="string" calcext:value-type="string">
            <text:p>   (Linha 13): Ca d'Estorga atá Sam Fagundo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Sahagún</text:p>
          </table:table-cell>
          <table:table-cell table:style-name="ce10" office:value-type="string" calcext:value-type="string">
            <text:p><text:a xlink:href="https://cantigas.fcsh.unl.pt/cantiga.asp?cdcant=1627&amp;nl=14&amp;tr=3&amp;pv=sim" xlink:type="simple">Pero d'Armea, quando composestes, Pero Garcia de Ambroa </text:a></text:p>
          </table:table-cell>
          <table:table-cell office:value-type="string" calcext:value-type="string">
            <text:p>Pero d'Armea, quando composestes</text:p>
          </table:table-cell>
          <table:table-cell table:style-name="ce10" office:value-type="string" calcext:value-type="string">
            <text:p><text:s/>Pero Garcia de Ambroa </text:p>
          </table:table-cell>
          <table:table-cell table:style-name="ce10" office:value-type="string" calcext:value-type="string">
            <text:p>https://cantigas.fcsh.unl.pt/cantiga.asp?cdcant=1627&amp;nl=14&amp;tr=3&amp;pv=sim</text:p>
          </table:table-cell>
          <table:table-cell office:value-type="string" calcext:value-type="string">
            <text:p>   (Linha 14): de Sam Fagundo atá Sam Felizes.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Salnés</text:p>
          </table:table-cell>
          <table:table-cell table:style-name="ce10" office:value-type="string" calcext:value-type="string">
            <text:p><text:a xlink:href="https://cantigas.fcsh.unl.pt/cantiga.asp?cdcant=1383&amp;nl=9&amp;tr=3&amp;pv=sim" xlink:type="simple">A dona de Bagüin, Lopo Lias</text:a></text:p>
          </table:table-cell>
          <table:table-cell office:value-type="string" calcext:value-type="string">
            <text:p>A dona de Bagüin</text:p>
          </table:table-cell>
          <table:table-cell table:style-name="ce10" office:value-type="string" calcext:value-type="string">
            <text:p><text:s/>Lopo Lias</text:p>
          </table:table-cell>
          <table:table-cell table:style-name="ce10" office:value-type="string" calcext:value-type="string">
            <text:p>https://cantigas.fcsh.unl.pt/cantiga.asp?cdcant=1383&amp;nl=9&amp;tr=3&amp;pv=sim</text:p>
          </table:table-cell>
          <table:table-cell office:value-type="string" calcext:value-type="string">
            <text:p>   (Linha 9): Sabem em Morraz'e Salnê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nhoane (S. João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sonha (Saxónia)</text:p>
          </table:table-cell>
          <table:table-cell table:style-name="ce10" office:value-type="string" calcext:value-type="string">
            <text:p><text:a xlink:href="https://cantigas.fcsh.unl.pt/cantiga.asp?cdcant=1&amp;nl=500&amp;tr=3&amp;pv=sim" xlink:type="simple">Amor, des que m'a vós cheguei, Anónimo</text:a></text:p>
          </table:table-cell>
          <table:table-cell office:value-type="string" calcext:value-type="string">
            <text:p>Amor, des que m'a vós cheguei</text:p>
          </table:table-cell>
          <table:table-cell table:style-name="ce10" office:value-type="string" calcext:value-type="string">
            <text:p><text:s/>Anónimo</text:p>
          </table:table-cell>
          <table:table-cell table:style-name="ce10" office:value-type="string" calcext:value-type="string">
            <text:p>https://cantigas.fcsh.unl.pt/cantiga.asp?cdcant=1&amp;nl=500&amp;tr=3&amp;pv=sim</text:p>
          </table:table-cell>
          <table:table-cell office:value-type="string" calcext:value-type="string">
            <text:p>   (Na rubric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ntarém</text:p>
          </table:table-cell>
          <table:table-cell table:style-name="ce10" office:value-type="string" calcext:value-type="string">
            <text:p><text:a xlink:href="https://cantigas.fcsh.unl.pt/cantiga.asp?cdcant=1511&amp;nl=18&amp;tr=3&amp;pv=sim" xlink:type="simple">À lealdade da Bezerra, que pela Beira muit'anda,, Airas Peres Vuitorom</text:a></text:p>
          </table:table-cell>
          <table:table-cell office:value-type="string" calcext:value-type="string">
            <text:p>À lealdade da Bezerra, que pela Beira muit'anda</text:p>
          </table:table-cell>
          <table:table-cell table:style-name="ce10" office:value-type="string" calcext:value-type="string">
            <text:p><text:s/>Airas Peres Vuitorom</text:p>
          </table:table-cell>
          <table:table-cell table:style-name="ce10" office:value-type="string" calcext:value-type="string">
            <text:p>https://cantigas.fcsh.unl.pt/cantiga.asp?cdcant=1511&amp;nl=18&amp;tr=3&amp;pv=sim</text:p>
          </table:table-cell>
          <table:table-cell office:value-type="string" calcext:value-type="string">
            <text:p>   (Linha 18): bem esmolou em sa vida quem deu Santarém ao Cond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ntarém</text:p>
          </table:table-cell>
          <table:table-cell table:style-name="ce10" office:value-type="string" calcext:value-type="string">
            <text:p><text:a xlink:href="https://cantigas.fcsh.unl.pt/cantiga.asp?cdcant=830&amp;nl=2&amp;tr=3&amp;pv=sim" xlink:type="simple">A mais fremosa de quantas vejo, Anónimo de Santarém</text:a></text:p>
          </table:table-cell>
          <table:table-cell office:value-type="string" calcext:value-type="string">
            <text:p>A mais fremosa de quantas vejo</text:p>
          </table:table-cell>
          <table:table-cell table:style-name="ce10" office:value-type="string" calcext:value-type="string">
            <text:p><text:s/>Anónimo de Santarém</text:p>
          </table:table-cell>
          <table:table-cell table:style-name="ce10" office:value-type="string" calcext:value-type="string">
            <text:p>https://cantigas.fcsh.unl.pt/cantiga.asp?cdcant=830&amp;nl=2&amp;tr=3&amp;pv=sim</text:p>
          </table:table-cell>
          <table:table-cell office:value-type="string" calcext:value-type="string">
            <text:p>   (Linha 2): em Santarém e que mais desejo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995"/>
        </table:table-row>
        <table:table-row table:style-name="ro1">
          <table:table-cell office:value-type="string" calcext:value-type="string">
            <text:p>Santarém</text:p>
          </table:table-cell>
          <table:table-cell table:style-name="ce10" office:value-type="string" calcext:value-type="string">
            <text:p><text:a xlink:href="https://cantigas.fcsh.unl.pt/cantiga.asp?cdcant=832&amp;nl=6&amp;tr=3&amp;pv=sim" xlink:type="simple">Amigos, des que me parti, Anónimo de Santarém</text:a></text:p>
          </table:table-cell>
          <table:table-cell office:value-type="string" calcext:value-type="string">
            <text:p>Amigos, des que me parti</text:p>
          </table:table-cell>
          <table:table-cell table:style-name="ce10" office:value-type="string" calcext:value-type="string">
            <text:p><text:s/>Anónimo de Santarém</text:p>
          </table:table-cell>
          <table:table-cell table:style-name="ce10" office:value-type="string" calcext:value-type="string">
            <text:p>https://cantigas.fcsh.unl.pt/cantiga.asp?cdcant=832&amp;nl=6&amp;tr=3&amp;pv=sim</text:p>
          </table:table-cell>
          <table:table-cell office:value-type="string" calcext:value-type="string">
            <text:p>   (Linha 6): des que me vim de Santarém.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995"/>
        </table:table-row>
        <table:table-row table:style-name="ro1">
          <table:table-cell office:value-type="string" calcext:value-type="string">
            <text:p>Santarém</text:p>
          </table:table-cell>
          <table:table-cell table:style-name="ce10" office:value-type="string" calcext:value-type="string">
            <text:p><text:a xlink:href="https://cantigas.fcsh.unl.pt/cantiga.asp?cdcant=1437&amp;nl=3&amp;tr=3&amp;pv=sim" xlink:type="simple">Dom Estêvam fez[o] sa partiçom, João Soares Coelho</text:a></text:p>
          </table:table-cell>
          <table:table-cell office:value-type="string" calcext:value-type="string">
            <text:p>Dom Estêvam fez[o] sa partiçom</text:p>
          </table:table-cell>
          <table:table-cell table:style-name="ce10" office:value-type="string" calcext:value-type="string">
            <text:p><text:s/>João Soares Coelho</text:p>
          </table:table-cell>
          <table:table-cell table:style-name="ce10" office:value-type="string" calcext:value-type="string">
            <text:p>https://cantigas.fcsh.unl.pt/cantiga.asp?cdcant=1437&amp;nl=3&amp;tr=3&amp;pv=sim</text:p>
          </table:table-cell>
          <table:table-cell office:value-type="string" calcext:value-type="string">
            <text:p>   (Linha 3): em Lixboa e mal em Santarém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995"/>
        </table:table-row>
        <table:table-row table:style-name="ro1">
          <table:table-cell office:value-type="string" calcext:value-type="string">
            <text:p>Santarém</text:p>
          </table:table-cell>
          <table:table-cell table:style-name="ce10" office:value-type="string" calcext:value-type="string">
            <text:p><text:a xlink:href="https://cantigas.fcsh.unl.pt/cantiga.asp?cdcant=1512&amp;nl=14&amp;tr=3&amp;pv=sim" xlink:type="simple">Dom Estêvam diz que desamor, Airas Peres Vuitorom</text:a></text:p>
          </table:table-cell>
          <table:table-cell office:value-type="string" calcext:value-type="string">
            <text:p>Dom Estêvam diz que desamor</text:p>
          </table:table-cell>
          <table:table-cell table:style-name="ce10" office:value-type="string" calcext:value-type="string">
            <text:p><text:s/>Airas Peres Vuitorom</text:p>
          </table:table-cell>
          <table:table-cell table:style-name="ce10" office:value-type="string" calcext:value-type="string">
            <text:p>https://cantigas.fcsh.unl.pt/cantiga.asp?cdcant=1512&amp;nl=14&amp;tr=3&amp;pv=sim</text:p>
          </table:table-cell>
          <table:table-cell office:value-type="string" calcext:value-type="string">
            <text:p>   (Linha 14): mentr'o Cond'assi houver Santarém.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995"/>
        </table:table-row>
        <table:table-row table:style-name="ro1">
          <table:table-cell office:value-type="string" calcext:value-type="string">
            <text:p>Santarém</text:p>
          </table:table-cell>
          <table:table-cell table:style-name="ce10" office:value-type="string" calcext:value-type="string">
            <text:p><text:a xlink:href="https://cantigas.fcsh.unl.pt/cantiga.asp?cdcant=1636&amp;nl=13&amp;tr=3&amp;pv=sim" xlink:type="simple">[E]stêv[am] Eanes, por Deus mandade, Estêvão Fernandes Barreto</text:a></text:p>
          </table:table-cell>
          <table:table-cell office:value-type="string" calcext:value-type="string">
            <text:p>[E]stêv[am] Eanes, por Deus mandade</text:p>
          </table:table-cell>
          <table:table-cell table:style-name="ce10" office:value-type="string" calcext:value-type="string">
            <text:p><text:s/>Estêvão Fernandes Barreto</text:p>
          </table:table-cell>
          <table:table-cell table:style-name="ce10" office:value-type="string" calcext:value-type="string">
            <text:p>https://cantigas.fcsh.unl.pt/cantiga.asp?cdcant=1636&amp;nl=13&amp;tr=3&amp;pv=sim</text:p>
          </table:table-cell>
          <table:table-cell office:value-type="string" calcext:value-type="string">
            <text:p>   (Linha 13): E cada que el vem a Santarém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995"/>
        </table:table-row>
        <table:table-row table:style-name="ro1">
          <table:table-cell office:value-type="string" calcext:value-type="string">
            <text:p>Santarém</text:p>
          </table:table-cell>
          <table:table-cell table:style-name="ce10" office:value-type="string" calcext:value-type="string">
            <text:p><text:a xlink:href="https://cantigas.fcsh.unl.pt/cantiga.asp?cdcant=1523&amp;nl=22&amp;tr=3&amp;pv=sim" xlink:type="simple">Elvira López, aqui noutro dia, João Garcia de Guilhade</text:a></text:p>
          </table:table-cell>
          <table:table-cell office:value-type="string" calcext:value-type="string">
            <text:p>Elvira López, aqui noutro dia</text:p>
          </table:table-cell>
          <table:table-cell table:style-name="ce10" office:value-type="string" calcext:value-type="string">
            <text:p><text:s/>João Garcia de Guilhade</text:p>
          </table:table-cell>
          <table:table-cell table:style-name="ce10" office:value-type="string" calcext:value-type="string">
            <text:p>https://cantigas.fcsh.unl.pt/cantiga.asp?cdcant=1523&amp;nl=22&amp;tr=3&amp;pv=sim</text:p>
          </table:table-cell>
          <table:table-cell office:value-type="string" calcext:value-type="string">
            <text:p>   (Linha 22): E o peom virom em Santarém;</text:p>
          </table:table-cell>
          <table:table-cell table:number-columns-repeated="7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995"/>
        </table:table-row>
        <table:table-row table:style-name="ro1">
          <table:table-cell office:value-type="string" calcext:value-type="string">
            <text:p>Santarém</text:p>
          </table:table-cell>
          <table:table-cell table:style-name="ce10" office:value-type="string" calcext:value-type="string">
            <text:p><text:a xlink:href="https://cantigas.fcsh.unl.pt/cantiga.asp?cdcant=1593&amp;nl=9&amp;tr=3&amp;pv=sim" xlink:type="simple">O arrais de Roi Garcia, Afonso Mendes de Besteiros</text:a></text:p>
          </table:table-cell>
          <table:table-cell office:value-type="string" calcext:value-type="string">
            <text:p>O arrais de Roi Garcia</text:p>
          </table:table-cell>
          <table:table-cell table:style-name="ce10" office:value-type="string" calcext:value-type="string">
            <text:p><text:s/>Afonso Mendes de Besteiros</text:p>
          </table:table-cell>
          <table:table-cell table:style-name="ce10" office:value-type="string" calcext:value-type="string">
            <text:p>https://cantigas.fcsh.unl.pt/cantiga.asp?cdcant=1593&amp;nl=9&amp;tr=3&amp;pv=sim</text:p>
          </table:table-cell>
          <table:table-cell office:value-type="string" calcext:value-type="string">
            <text:p>   (Linha 9): e pois veo a Santarém</text:p>
          </table:table-cell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995"/>
        </table:table-row>
        <table:table-row table:style-name="ro1">
          <table:table-cell office:value-type="string" calcext:value-type="string">
            <text:p>Santarém</text:p>
          </table:table-cell>
          <table:table-cell table:style-name="ce10" office:value-type="string" calcext:value-type="string">
            <text:p><text:a xlink:href="https://cantigas.fcsh.unl.pt/cantiga.asp?cdcant=831&amp;nl=8&amp;tr=3&amp;pv=sim" xlink:type="simple">Pero eu vejo aqui trobadores, Anónimo de Santarém</text:a></text:p>
          </table:table-cell>
          <table:table-cell office:value-type="string" calcext:value-type="string">
            <text:p>Pero eu vejo aqui trobadores</text:p>
          </table:table-cell>
          <table:table-cell table:style-name="ce10" office:value-type="string" calcext:value-type="string">
            <text:p><text:s/>Anónimo de Santarém</text:p>
          </table:table-cell>
          <table:table-cell table:style-name="ce10" office:value-type="string" calcext:value-type="string">
            <text:p>https://cantigas.fcsh.unl.pt/cantiga.asp?cdcant=831&amp;nl=8&amp;tr=3&amp;pv=sim</text:p>
          </table:table-cell>
          <table:table-cell office:value-type="string" calcext:value-type="string">
            <text:p>   (Linha 8): em Santarém, e que mais desejo, </text:p>
          </table:table-cell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995"/>
        </table:table-row>
        <table:table-row table:style-name="ro1">
          <table:table-cell office:value-type="string" calcext:value-type="string">
            <text:p>Santarém</text:p>
          </table:table-cell>
          <table:table-cell table:style-name="ce10" office:value-type="string" calcext:value-type="string">
            <text:p><text:a xlink:href="https://cantigas.fcsh.unl.pt/cantiga.asp?cdcant=114&amp;nl=11&amp;tr=3&amp;pv=sim" xlink:type="simple">Pero nom fui a Ultramar, Martim Soares</text:a></text:p>
          </table:table-cell>
          <table:table-cell office:value-type="string" calcext:value-type="string">
            <text:p>Pero nom fui a Ultramar</text:p>
          </table:table-cell>
          <table:table-cell table:style-name="ce10" office:value-type="string" calcext:value-type="string">
            <text:p><text:s/>Martim Soares</text:p>
          </table:table-cell>
          <table:table-cell table:style-name="ce10" office:value-type="string" calcext:value-type="string">
            <text:p>https://cantigas.fcsh.unl.pt/cantiga.asp?cdcant=114&amp;nl=11&amp;tr=3&amp;pv=sim</text:p>
          </table:table-cell>
          <table:table-cell office:value-type="string" calcext:value-type="string">
            <text:p>   (Linha 11): de Belfurad'a Santarém,</text:p>
          </table:table-cell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995"/>
        </table:table-row>
        <table:table-row table:style-name="ro1">
          <table:table-cell office:value-type="string" calcext:value-type="string">
            <text:p>Santiago de Compostela</text:p>
          </table:table-cell>
          <table:table-cell table:style-name="ce10" office:value-type="string" calcext:value-type="string">
            <text:p><text:a xlink:href="https://cantigas.fcsh.unl.pt/cantiga.asp?cdcant=881&amp;nl=1&amp;tr=3&amp;pv=sim" xlink:type="simple">A Santiag'em romaria vem, Airas Nunes</text:a></text:p>
          </table:table-cell>
          <table:table-cell office:value-type="string" calcext:value-type="string">
            <text:p>A Santiag'em romaria vem</text:p>
          </table:table-cell>
          <table:table-cell table:style-name="ce10" office:value-type="string" calcext:value-type="string">
            <text:p><text:s/>Airas Nunes</text:p>
          </table:table-cell>
          <table:table-cell table:style-name="ce10" office:value-type="string" calcext:value-type="string">
            <text:p>https://cantigas.fcsh.unl.pt/cantiga.asp?cdcant=881&amp;nl=1&amp;tr=3&amp;pv=sim</text:p>
          </table:table-cell>
          <table:table-cell office:value-type="string" calcext:value-type="string">
            <text:p>   (Linha 1): A Santiag'em romaria v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ntiago de Compostela</text:p>
          </table:table-cell>
          <table:table-cell table:style-name="ce10" office:value-type="string" calcext:value-type="string">
            <text:p><text:a xlink:href="https://cantigas.fcsh.unl.pt/cantiga.asp?cdcant=1599&amp;nl=10&amp;tr=3&amp;pv=sim" xlink:type="simple">De Pero Bõõ and'ora espantado, Pero Garcia de Ambroa </text:a></text:p>
          </table:table-cell>
          <table:table-cell office:value-type="string" calcext:value-type="string">
            <text:p>De Pero Bõõ and'ora espantado</text:p>
          </table:table-cell>
          <table:table-cell table:style-name="ce10" office:value-type="string" calcext:value-type="string">
            <text:p><text:s/>Pero Garcia de Ambroa </text:p>
          </table:table-cell>
          <table:table-cell table:style-name="ce10" office:value-type="string" calcext:value-type="string">
            <text:p>https://cantigas.fcsh.unl.pt/cantiga.asp?cdcant=1599&amp;nl=10&amp;tr=3&amp;pv=sim</text:p>
          </table:table-cell>
          <table:table-cell office:value-type="string" calcext:value-type="string">
            <text:p>   (Linha 10): Ca de Santiag'atá Sam Fagundo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0"/>
        </table:table-row>
        <table:table-row table:style-name="ro1">
          <table:table-cell office:value-type="string" calcext:value-type="string">
            <text:p>Santiago de Compostela</text:p>
          </table:table-cell>
          <table:table-cell table:style-name="ce10" office:value-type="string" calcext:value-type="string">
            <text:p><text:a xlink:href="https://cantigas.fcsh.unl.pt/cantiga.asp?cdcant=1501&amp;nl=2&amp;tr=3&amp;pv=sim" xlink:type="simple">Dom Pero Núnez era em Cornado, João Airas de Santiago</text:a></text:p>
          </table:table-cell>
          <table:table-cell office:value-type="string" calcext:value-type="string">
            <text:p>Dom Pero Núnez era em Cornado</text:p>
          </table:table-cell>
          <table:table-cell table:style-name="ce10" office:value-type="string" calcext:value-type="string">
            <text:p><text:s/>João Airas de Santiago</text:p>
          </table:table-cell>
          <table:table-cell table:style-name="ce10" office:value-type="string" calcext:value-type="string">
            <text:p>https://cantigas.fcsh.unl.pt/cantiga.asp?cdcant=1501&amp;nl=2&amp;tr=3&amp;pv=sim</text:p>
          </table:table-cell>
          <table:table-cell office:value-type="string" calcext:value-type="string">
            <text:p>   (Linha 2): e ia-s'a Santiag'albergar;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0"/>
        </table:table-row>
        <table:table-row table:style-name="ro1">
          <table:table-cell office:value-type="string" calcext:value-type="string">
            <text:p>Santiago de Compostela</text:p>
          </table:table-cell>
          <table:table-cell table:style-name="ce10" office:value-type="string" calcext:value-type="string">
            <text:p><text:a xlink:href="https://cantigas.fcsh.unl.pt/cantiga.asp?cdcant=684&amp;nl=2&amp;tr=3&amp;pv=sim" xlink:type="simple">Por fazer romaria pug'em meu coraçom, Airas Carpancho</text:a></text:p>
          </table:table-cell>
          <table:table-cell office:value-type="string" calcext:value-type="string">
            <text:p>Por fazer romaria pug'em meu coraçom</text:p>
          </table:table-cell>
          <table:table-cell table:style-name="ce10" office:value-type="string" calcext:value-type="string">
            <text:p><text:s/>Airas Carpancho</text:p>
          </table:table-cell>
          <table:table-cell table:style-name="ce10" office:value-type="string" calcext:value-type="string">
            <text:p>https://cantigas.fcsh.unl.pt/cantiga.asp?cdcant=684&amp;nl=2&amp;tr=3&amp;pv=sim</text:p>
          </table:table-cell>
          <table:table-cell office:value-type="string" calcext:value-type="string">
            <text:p>   (Linha 2): a Santiag'[ir] um dia por fazer oraçom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0"/>
        </table:table-row>
        <table:table-row table:style-name="ro1">
          <table:table-cell office:value-type="string" calcext:value-type="string">
            <text:p>Santiago de Compostela</text:p>
          </table:table-cell>
          <table:table-cell table:style-name="ce10" office:value-type="string" calcext:value-type="string">
            <text:p><text:a xlink:href="https://cantigas.fcsh.unl.pt/cantiga.asp?cdcant=878&amp;nl=22&amp;tr=3&amp;pv=sim" xlink:type="simple">Porque no mundo mengou a verdade, Airas Nunes</text:a></text:p>
          </table:table-cell>
          <table:table-cell office:value-type="string" calcext:value-type="string">
            <text:p>Porque no mundo mengou a verdade</text:p>
          </table:table-cell>
          <table:table-cell table:style-name="ce10" office:value-type="string" calcext:value-type="string">
            <text:p><text:s/>Airas Nunes</text:p>
          </table:table-cell>
          <table:table-cell table:style-name="ce10" office:value-type="string" calcext:value-type="string">
            <text:p>https://cantigas.fcsh.unl.pt/cantiga.asp?cdcant=878&amp;nl=22&amp;tr=3&amp;pv=sim</text:p>
          </table:table-cell>
          <table:table-cell office:value-type="string" calcext:value-type="string">
            <text:p>   (Linha 22): Em Santiago, seend'albergado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0"/>
        </table:table-row>
        <table:table-row table:style-name="ro1">
          <table:table-cell office:value-type="string" calcext:value-type="string">
            <text:p>Santiago de Compostela</text:p>
          </table:table-cell>
          <table:table-cell table:style-name="ce10" office:value-type="string" calcext:value-type="string">
            <text:p><text:a xlink:href="https://cantigas.fcsh.unl.pt/cantiga.asp?cdcant=1113&amp;nl=1&amp;tr=3&amp;pv=sim" xlink:type="simple">Quand'eu um dia fui em Compostela, Pedro Amigo de Sevilha</text:a></text:p>
          </table:table-cell>
          <table:table-cell office:value-type="string" calcext:value-type="string">
            <text:p>Quand'eu um dia fui em Compostela</text:p>
          </table:table-cell>
          <table:table-cell table:style-name="ce10" office:value-type="string" calcext:value-type="string">
            <text:p><text:s/>Pedro Amigo de Sevilha</text:p>
          </table:table-cell>
          <table:table-cell table:style-name="ce10" office:value-type="string" calcext:value-type="string">
            <text:p>https://cantigas.fcsh.unl.pt/cantiga.asp?cdcant=1113&amp;nl=1&amp;tr=3&amp;pv=sim</text:p>
          </table:table-cell>
          <table:table-cell office:value-type="string" calcext:value-type="string">
            <text:p>   (Linha 1): Quand'eu um dia fui em Compostela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0"/>
        </table:table-row>
        <table:table-row table:style-name="ro1">
          <table:table-cell office:value-type="string" calcext:value-type="string">
            <text:p>Santiago de Compostela</text:p>
          </table:table-cell>
          <table:table-cell table:style-name="ce10" office:value-type="string" calcext:value-type="string">
            <text:p><text:a xlink:href="https://cantigas.fcsh.unl.pt/cantiga.asp?cdcant=1328&amp;nl=4&amp;tr=3&amp;pv=sim" xlink:type="simple">- Que adubastes, amigo, alá em Lug'u andastes, Fernando Esquio</text:a></text:p>
          </table:table-cell>
          <table:table-cell office:value-type="string" calcext:value-type="string">
            <text:p>Que adubastes, amigo, alá em Lug'u andastes</text:p>
          </table:table-cell>
          <table:table-cell table:style-name="ce10" office:value-type="string" calcext:value-type="string">
            <text:p><text:s/>Fernando Esquio</text:p>
          </table:table-cell>
          <table:table-cell table:style-name="ce10" office:value-type="string" calcext:value-type="string">
            <text:p>https://cantigas.fcsh.unl.pt/cantiga.asp?cdcant=1328&amp;nl=4&amp;tr=3&amp;pv=sim</text:p>
          </table:table-cell>
          <table:table-cell office:value-type="string" calcext:value-type="string">
            <text:p>   (Linha 4): o amor que eu levei de Santiago a Lugo,</text:p>
          </table:table-cell>
          <table:table-cell table:number-columns-repeated="4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0"/>
        </table:table-row>
        <table:table-row table:style-name="ro1">
          <table:table-cell office:value-type="string" calcext:value-type="string">
            <text:p>Santiago de Compostela</text:p>
          </table:table-cell>
          <table:table-cell table:style-name="ce10" office:value-type="string" calcext:value-type="string">
            <text:p><text:a xlink:href="https://cantigas.fcsh.unl.pt/cantiga.asp?cdcant=1674&amp;nl=9&amp;tr=3&amp;pv=sim" xlink:type="simple">Quem seu parente vendia, Pero da Ponte</text:a></text:p>
          </table:table-cell>
          <table:table-cell office:value-type="string" calcext:value-type="string">
            <text:p>Quem seu parente vendia</text:p>
          </table:table-cell>
          <table:table-cell table:style-name="ce10" office:value-type="string" calcext:value-type="string">
            <text:p><text:s/>Pero da Ponte</text:p>
          </table:table-cell>
          <table:table-cell table:style-name="ce10" office:value-type="string" calcext:value-type="string">
            <text:p>https://cantigas.fcsh.unl.pt/cantiga.asp?cdcant=1674&amp;nl=9&amp;tr=3&amp;pv=sim</text:p>
          </table:table-cell>
          <table:table-cell office:value-type="string" calcext:value-type="string">
            <text:p>   (Linha 9): se tevess'em Santiago</text:p>
          </table:table-cell>
          <table:table-cell table:style-name="ce10"/>
          <table:table-cell table:number-columns-repeated="3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0"/>
        </table:table-row>
        <table:table-row table:style-name="ro1">
          <table:table-cell office:value-type="string" calcext:value-type="string">
            <text:p>Sarria</text:p>
          </table:table-cell>
          <table:table-cell table:style-name="ce10" office:value-type="string" calcext:value-type="string">
            <text:p><text:a xlink:href="https://cantigas.fcsh.unl.pt/cantiga.asp?cdcant=890&amp;nl=500&amp;tr=3&amp;pv=sim" xlink:type="simple">Martim Moia, a mia alma se perca, Afonso Gomes, jograr de Sarria</text:a></text:p>
          </table:table-cell>
          <table:table-cell office:value-type="string" calcext:value-type="string">
            <text:p>Martim Moia, a mia alma se perca</text:p>
          </table:table-cell>
          <table:table-cell table:style-name="ce10" office:value-type="string" calcext:value-type="string">
            <text:p><text:s/>Afonso Gomes, jograr de Sarria</text:p>
          </table:table-cell>
          <table:table-cell table:style-name="ce10" office:value-type="string" calcext:value-type="string">
            <text:p>https://cantigas.fcsh.unl.pt/cantiga.asp?cdcant=890&amp;nl=500&amp;tr=3&amp;pv=sim</text:p>
          </table:table-cell>
          <table:table-cell office:value-type="string" calcext:value-type="string">
            <text:p>   (Na rubric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óvia</text:p>
          </table:table-cell>
          <table:table-cell table:style-name="ce10" office:value-type="string" calcext:value-type="string">
            <text:p><text:a xlink:href="https://cantigas.fcsh.unl.pt/cantiga.asp?cdcant=405&amp;nl=16&amp;tr=3&amp;pv=sim" xlink:type="simple">Cuidou-s'Amor que logo me faria, João Garcia de Guilhade</text:a></text:p>
          </table:table-cell>
          <table:table-cell office:value-type="string" calcext:value-type="string">
            <text:p>Cuidou-s'Amor que logo me faria</text:p>
          </table:table-cell>
          <table:table-cell table:style-name="ce10" office:value-type="string" calcext:value-type="string">
            <text:p><text:s/>João Garcia de Guilhade</text:p>
          </table:table-cell>
          <table:table-cell table:style-name="ce10" office:value-type="string" calcext:value-type="string">
            <text:p>https://cantigas.fcsh.unl.pt/cantiga.asp?cdcant=405&amp;nl=16&amp;tr=3&amp;pv=sim</text:p>
          </table:table-cell>
          <table:table-cell office:value-type="string" calcext:value-type="string">
            <text:p>   (Linha 16): E vim aqui a Segóbia morrer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óvia</text:p>
          </table:table-cell>
          <table:table-cell table:style-name="ce10" office:value-type="string" calcext:value-type="string">
            <text:p><text:a xlink:href="https://cantigas.fcsh.unl.pt/cantiga.asp?cdcant=1659&amp;nl=2&amp;tr=3&amp;pv=sim" xlink:type="simple">D'um tal ric'home vos quero contar, Pero da Ponte</text:a></text:p>
          </table:table-cell>
          <table:table-cell office:value-type="string" calcext:value-type="string">
            <text:p>D'um tal ric'home vos quero contar</text:p>
          </table:table-cell>
          <table:table-cell table:style-name="ce10" office:value-type="string" calcext:value-type="string">
            <text:p><text:s/>Pero da Ponte</text:p>
          </table:table-cell>
          <table:table-cell table:style-name="ce10" office:value-type="string" calcext:value-type="string">
            <text:p>https://cantigas.fcsh.unl.pt/cantiga.asp?cdcant=1659&amp;nl=2&amp;tr=3&amp;pv=sim</text:p>
          </table:table-cell>
          <table:table-cell office:value-type="string" calcext:value-type="string">
            <text:p>   (Linha 2): que noutro dia a Segóvia chegou,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Seia</text:p>
          </table:table-cell>
          <table:table-cell table:style-name="ce10" office:value-type="string" calcext:value-type="string">
            <text:p><text:a xlink:href="https://cantigas.fcsh.unl.pt/cantiga.asp?cdcant=1337&amp;nl=8&amp;tr=3&amp;pv=sim" xlink:type="simple">Disse-m'hoj'assi um home, Estêvão da Guarda</text:a></text:p>
          </table:table-cell>
          <table:table-cell office:value-type="string" calcext:value-type="string">
            <text:p>Disse-m'hoj'assi um home</text:p>
          </table:table-cell>
          <table:table-cell table:style-name="ce10" office:value-type="string" calcext:value-type="string">
            <text:p><text:s/>Estêvão da Guarda</text:p>
          </table:table-cell>
          <table:table-cell table:style-name="ce10" office:value-type="string" calcext:value-type="string">
            <text:p>https://cantigas.fcsh.unl.pt/cantiga.asp?cdcant=1337&amp;nl=8&amp;tr=3&amp;pv=sim</text:p>
          </table:table-cell>
          <table:table-cell office:value-type="string" calcext:value-type="string">
            <text:p>   (Linha 8): se vai, caminho de Sea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serigo</text:p>
          </table:table-cell>
          <table:table-cell table:style-name="ce10" office:value-type="string" calcext:value-type="string">
            <text:p><text:a xlink:href="https://cantigas.fcsh.unl.pt/cantiga.asp?cdcant=830&amp;nl=6&amp;tr=3&amp;pv=sim" xlink:type="simple">A mais fremosa de quantas vejo, Anónimo de Santarém</text:a></text:p>
          </table:table-cell>
          <table:table-cell office:value-type="string" calcext:value-type="string">
            <text:p>A mais fremosa de quantas vejo</text:p>
          </table:table-cell>
          <table:table-cell table:style-name="ce10" office:value-type="string" calcext:value-type="string">
            <text:p><text:s/>Anónimo de Santarém</text:p>
          </table:table-cell>
          <table:table-cell table:style-name="ce10" office:value-type="string" calcext:value-type="string">
            <text:p>https://cantigas.fcsh.unl.pt/cantiga.asp?cdcant=830&amp;nl=6&amp;tr=3&amp;pv=sim</text:p>
          </table:table-cell>
          <table:table-cell office:value-type="string" calcext:value-type="string">
            <text:p>   (Linha 6): al é Alfanx'e al Seserigo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serigo</text:p>
          </table:table-cell>
          <table:table-cell table:style-name="ce10" office:value-type="string" calcext:value-type="string">
            <text:p><text:a xlink:href="https://cantigas.fcsh.unl.pt/cantiga.asp?cdcant=831&amp;nl=6&amp;tr=3&amp;pv=sim" xlink:type="simple">Pero eu vejo aqui trobadores, Anónimo de Santarém</text:a></text:p>
          </table:table-cell>
          <table:table-cell office:value-type="string" calcext:value-type="string">
            <text:p>Pero eu vejo aqui trobadores</text:p>
          </table:table-cell>
          <table:table-cell table:style-name="ce10" office:value-type="string" calcext:value-type="string">
            <text:p><text:s/>Anónimo de Santarém</text:p>
          </table:table-cell>
          <table:table-cell table:style-name="ce10" office:value-type="string" calcext:value-type="string">
            <text:p>https://cantigas.fcsh.unl.pt/cantiga.asp?cdcant=831&amp;nl=6&amp;tr=3&amp;pv=sim</text:p>
          </table:table-cell>
          <table:table-cell office:value-type="string" calcext:value-type="string">
            <text:p>   (Linha 6): al é Alfanx'e al Seserigo!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Sevilha</text:p>
          </table:table-cell>
          <table:table-cell table:style-name="ce10" office:value-type="string" calcext:value-type="string">
            <text:p><text:a xlink:href="https://cantigas.fcsh.unl.pt/cantiga.asp?cdcant=1588&amp;nl=25&amp;tr=3&amp;pv=sim" xlink:type="simple">Lop'Anaia nom se vaia, Fernão Soares de Quinhones</text:a></text:p>
          </table:table-cell>
          <table:table-cell office:value-type="string" calcext:value-type="string">
            <text:p>Lop'Anaia nom se vaia</text:p>
          </table:table-cell>
          <table:table-cell table:style-name="ce10" office:value-type="string" calcext:value-type="string">
            <text:p><text:s/>Fernão Soares de Quinhones</text:p>
          </table:table-cell>
          <table:table-cell table:style-name="ce10" office:value-type="string" calcext:value-type="string">
            <text:p>https://cantigas.fcsh.unl.pt/cantiga.asp?cdcant=1588&amp;nl=25&amp;tr=3&amp;pv=sim</text:p>
          </table:table-cell>
          <table:table-cell office:value-type="string" calcext:value-type="string">
            <text:p>   (Linha 25): Nom se vaia de Sevil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vilha</text:p>
          </table:table-cell>
          <table:table-cell table:style-name="ce10" office:value-type="string" calcext:value-type="string">
            <text:p><text:a xlink:href="https://cantigas.fcsh.unl.pt/cantiga.asp?cdcant=940&amp;nl=3&amp;tr=3&amp;pv=sim" xlink:type="simple">- Madre, quer'hoj eu ir veer, Rui Fernandes de Santiago</text:a></text:p>
          </table:table-cell>
          <table:table-cell office:value-type="string" calcext:value-type="string">
            <text:p>Madre, quer'hoj eu ir veer</text:p>
          </table:table-cell>
          <table:table-cell table:style-name="ce10" office:value-type="string" calcext:value-type="string">
            <text:p><text:s/>Rui Fernandes de Santiago</text:p>
          </table:table-cell>
          <table:table-cell table:style-name="ce10" office:value-type="string" calcext:value-type="string">
            <text:p>https://cantigas.fcsh.unl.pt/cantiga.asp?cdcant=940&amp;nl=3&amp;tr=3&amp;pv=sim</text:p>
          </table:table-cell>
          <table:table-cell office:value-type="string" calcext:value-type="string">
            <text:p>   (Linha 3): a Sevilha el-rei servir;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Sevilha</text:p>
          </table:table-cell>
          <table:table-cell table:style-name="ce10" office:value-type="string" calcext:value-type="string">
            <text:p><text:a xlink:href="https://cantigas.fcsh.unl.pt/cantiga.asp?cdcant=991&amp;nl=10&amp;tr=3&amp;pv=sim" xlink:type="simple">O mui bom rei que conquis a fronteira, Pero da Ponte</text:a></text:p>
          </table:table-cell>
          <table:table-cell office:value-type="string" calcext:value-type="string">
            <text:p>O mui bom rei que conquis a fronteira</text:p>
          </table:table-cell>
          <table:table-cell table:style-name="ce10" office:value-type="string" calcext:value-type="string">
            <text:p><text:s/>Pero da Ponte</text:p>
          </table:table-cell>
          <table:table-cell table:style-name="ce10" office:value-type="string" calcext:value-type="string">
            <text:p>https://cantigas.fcsh.unl.pt/cantiga.asp?cdcant=991&amp;nl=10&amp;tr=3&amp;pv=sim</text:p>
          </table:table-cell>
          <table:table-cell office:value-type="string" calcext:value-type="string">
            <text:p>   (Linha 10): de quam bem soube conquerer Sevilha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Sevilha</text:p>
          </table:table-cell>
          <table:table-cell table:style-name="ce10" office:value-type="string" calcext:value-type="string">
            <text:p><text:a xlink:href="https://cantigas.fcsh.unl.pt/cantiga.asp?cdcant=939&amp;nl=6&amp;tr=3&amp;pv=sim" xlink:type="simple">Ora nom dev'eu preçar parecer, Rui Fernandes de Santiago</text:a></text:p>
          </table:table-cell>
          <table:table-cell office:value-type="string" calcext:value-type="string">
            <text:p>Ora nom dev'eu preçar parecer</text:p>
          </table:table-cell>
          <table:table-cell table:style-name="ce10" office:value-type="string" calcext:value-type="string">
            <text:p><text:s/>Rui Fernandes de Santiago</text:p>
          </table:table-cell>
          <table:table-cell table:style-name="ce10" office:value-type="string" calcext:value-type="string">
            <text:p>https://cantigas.fcsh.unl.pt/cantiga.asp?cdcant=939&amp;nl=6&amp;tr=3&amp;pv=sim</text:p>
          </table:table-cell>
          <table:table-cell office:value-type="string" calcext:value-type="string">
            <text:p>   (Linha 6): de Sevi[lha................].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Sil</text:p>
          </table:table-cell>
          <table:table-cell table:style-name="ce10" office:value-type="string" calcext:value-type="string">
            <text:p><text:a xlink:href="https://cantigas.fcsh.unl.pt/cantiga.asp?cdcant=458&amp;nl=9&amp;tr=3&amp;pv=sim" xlink:type="simple">Mester havia Dom Gil, Afonso X</text:a></text:p>
          </table:table-cell>
          <table:table-cell office:value-type="string" calcext:value-type="string">
            <text:p>Mester havia Dom Gil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458&amp;nl=9&amp;tr=3&amp;pv=sim</text:p>
          </table:table-cell>
          <table:table-cell office:value-type="string" calcext:value-type="string">
            <text:p>   (Linha 9): podengo de riba Si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l</text:p>
          </table:table-cell>
          <table:table-cell table:style-name="ce10" office:value-type="string" calcext:value-type="string">
            <text:p><text:a xlink:href="https://cantigas.fcsh.unl.pt/cantiga.asp?cdcant=77&amp;nl=7&amp;tr=3&amp;pv=sim" xlink:type="simple">Ogan', em Muïmenta, João Soares Somesso</text:a></text:p>
          </table:table-cell>
          <table:table-cell office:value-type="string" calcext:value-type="string">
            <text:p>Ogan', em Muïmenta</text:p>
          </table:table-cell>
          <table:table-cell table:style-name="ce10" office:value-type="string" calcext:value-type="string">
            <text:p><text:s/>João Soares Somesso</text:p>
          </table:table-cell>
          <table:table-cell table:style-name="ce10" office:value-type="string" calcext:value-type="string">
            <text:p>https://cantigas.fcsh.unl.pt/cantiga.asp?cdcant=77&amp;nl=7&amp;tr=3&amp;pv=sim</text:p>
          </table:table-cell>
          <table:table-cell office:value-type="string" calcext:value-type="string">
            <text:p>   (Linha 7): cedo moira no Sil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Sintra</text:p>
          </table:table-cell>
          <table:table-cell table:style-name="ce10" office:value-type="string" calcext:value-type="string">
            <text:p><text:a xlink:href="https://cantigas.fcsh.unl.pt/cantiga.asp?cdcant=1511&amp;nl=27&amp;tr=3&amp;pv=sim" xlink:type="simple">À lealdade da Bezerra, que pela Beira muit'anda,, Airas Peres Vuitorom</text:a></text:p>
          </table:table-cell>
          <table:table-cell office:value-type="string" calcext:value-type="string">
            <text:p>À lealdade da Bezerra, que pela Beira muit'anda</text:p>
          </table:table-cell>
          <table:table-cell table:style-name="ce10" office:value-type="string" calcext:value-type="string">
            <text:p><text:s/>Airas Peres Vuitorom</text:p>
          </table:table-cell>
          <table:table-cell table:style-name="ce10" office:value-type="string" calcext:value-type="string">
            <text:p>https://cantigas.fcsh.unl.pt/cantiga.asp?cdcant=1511&amp;nl=27&amp;tr=3&amp;pv=sim</text:p>
          </table:table-cell>
          <table:table-cell office:value-type="string" calcext:value-type="string">
            <text:p>   (Linha 27): O que ofereceu Sintra fez come bom cavaleiro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ntra</text:p>
          </table:table-cell>
          <table:table-cell table:style-name="ce10" office:value-type="string" calcext:value-type="string">
            <text:p><text:a xlink:href="https://cantigas.fcsh.unl.pt/cantiga.asp?cdcant=1706&amp;nl=5&amp;tr=3&amp;pv=sim" xlink:type="simple">(Luis Vaasques, depois que parti), Alvaro Afonso</text:a></text:p>
          </table:table-cell>
          <table:table-cell office:value-type="string" calcext:value-type="string">
            <text:p>(Luis Vaasques, depois que parti)</text:p>
          </table:table-cell>
          <table:table-cell table:style-name="ce10" office:value-type="string" calcext:value-type="string">
            <text:p><text:s/>Alvaro Afonso</text:p>
          </table:table-cell>
          <table:table-cell table:style-name="ce10" office:value-type="string" calcext:value-type="string">
            <text:p>https://cantigas.fcsh.unl.pt/cantiga.asp?cdcant=1706&amp;nl=5&amp;tr=3&amp;pv=sim</text:p>
          </table:table-cell>
          <table:table-cell office:value-type="string" calcext:value-type="string">
            <text:p>   (Linha 5): acerca de Sintra, ó pé desta serra,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Somportes (Somport)</text:p>
          </table:table-cell>
          <table:table-cell table:style-name="ce10" office:value-type="string" calcext:value-type="string">
            <text:p><text:a xlink:href="https://cantigas.fcsh.unl.pt/cantiga.asp?cdcant=114&amp;nl=7&amp;tr=3&amp;pv=sim" xlink:type="simple">Pero nom fui a Ultramar, Martim Soares</text:a></text:p>
          </table:table-cell>
          <table:table-cell office:value-type="string" calcext:value-type="string">
            <text:p>Pero nom fui a Ultramar</text:p>
          </table:table-cell>
          <table:table-cell table:style-name="ce10" office:value-type="string" calcext:value-type="string">
            <text:p><text:s/>Martim Soares</text:p>
          </table:table-cell>
          <table:table-cell table:style-name="ce10" office:value-type="string" calcext:value-type="string">
            <text:p>https://cantigas.fcsh.unl.pt/cantiga.asp?cdcant=114&amp;nl=7&amp;tr=3&amp;pv=sim</text:p>
          </table:table-cell>
          <table:table-cell office:value-type="string" calcext:value-type="string">
            <text:p>   (Linha 7): e Somportes log'i a par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rtelha</text:p>
          </table:table-cell>
          <table:table-cell table:style-name="ce10" office:value-type="string" calcext:value-type="string">
            <text:p><text:a xlink:href="https://cantigas.fcsh.unl.pt/cantiga.asp?cdcant=1511&amp;nl=20&amp;tr=3&amp;pv=sim" xlink:type="simple">À lealdade da Bezerra, que pela Beira muit'anda,, Airas Peres Vuitorom</text:a></text:p>
          </table:table-cell>
          <table:table-cell office:value-type="string" calcext:value-type="string">
            <text:p>À lealdade da Bezerra, que pela Beira muit'anda</text:p>
          </table:table-cell>
          <table:table-cell table:style-name="ce10" office:value-type="string" calcext:value-type="string">
            <text:p><text:s/>Airas Peres Vuitorom</text:p>
          </table:table-cell>
          <table:table-cell table:style-name="ce10" office:value-type="string" calcext:value-type="string">
            <text:p>https://cantigas.fcsh.unl.pt/cantiga.asp?cdcant=1511&amp;nl=20&amp;tr=3&amp;pv=sim</text:p>
          </table:table-cell>
          <table:table-cell office:value-type="string" calcext:value-type="string">
            <text:p>   (Linha 20): Covilhã, e Pero Dias, Sortelha; e diss'o Conde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usa</text:p>
          </table:table-cell>
          <table:table-cell table:style-name="ce10" office:value-type="string" calcext:value-type="string">
            <text:p><text:a xlink:href="https://cantigas.fcsh.unl.pt/cantiga.asp?cdcant=455&amp;nl=6&amp;tr=3&amp;pv=sim" xlink:type="simple">Alá u nazq la Torona, Garcia Mendes de Eixo</text:a></text:p>
          </table:table-cell>
          <table:table-cell office:value-type="string" calcext:value-type="string">
            <text:p>Alá u nazq la Torona</text:p>
          </table:table-cell>
          <table:table-cell table:style-name="ce10" office:value-type="string" calcext:value-type="string">
            <text:p><text:s/>Garcia Mendes de Eixo</text:p>
          </table:table-cell>
          <table:table-cell table:style-name="ce10" office:value-type="string" calcext:value-type="string">
            <text:p>https://cantigas.fcsh.unl.pt/cantiga.asp?cdcant=455&amp;nl=6&amp;tr=3&amp;pv=sim</text:p>
          </table:table-cell>
          <table:table-cell office:value-type="string" calcext:value-type="string">
            <text:p>   (Linha 6): a Sousa, a lo mon logar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usa</text:p>
          </table:table-cell>
          <table:table-cell table:style-name="ce10" office:value-type="string" calcext:value-type="string">
            <text:p><text:a xlink:href="https://cantigas.fcsh.unl.pt/cantiga.asp?cdcant=1616&amp;nl=11&amp;tr=3&amp;pv=sim" xlink:type="simple">Meu senhor arcebispo, and'eu escomungado, Diego Pezelho</text:a></text:p>
          </table:table-cell>
          <table:table-cell office:value-type="string" calcext:value-type="string">
            <text:p>Meu senhor arcebispo, and'eu escomungado</text:p>
          </table:table-cell>
          <table:table-cell table:style-name="ce10" office:value-type="string" calcext:value-type="string">
            <text:p><text:s/>Diego Pezelho</text:p>
          </table:table-cell>
          <table:table-cell table:style-name="ce10" office:value-type="string" calcext:value-type="string">
            <text:p>https://cantigas.fcsh.unl.pt/cantiga.asp?cdcant=1616&amp;nl=11&amp;tr=3&amp;pv=sim</text:p>
          </table:table-cell>
          <table:table-cell office:value-type="string" calcext:value-type="string">
            <text:p>   (Linha 11): Per mia malaventura, tivi um castelo em Sousa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Sousela</text:p>
          </table:table-cell>
          <table:table-cell table:style-name="ce10" office:value-type="string" calcext:value-type="string">
            <text:p><text:a xlink:href="https://cantigas.fcsh.unl.pt/cantiga.asp?cdcant=149&amp;nl=16&amp;tr=3&amp;pv=sim" xlink:type="simple">Pois boas donas som desemparadas, Martim Soares</text:a></text:p>
          </table:table-cell>
          <table:table-cell office:value-type="string" calcext:value-type="string">
            <text:p>Pois boas donas som desemparadas</text:p>
          </table:table-cell>
          <table:table-cell table:style-name="ce10" office:value-type="string" calcext:value-type="string">
            <text:p><text:s/>Martim Soares</text:p>
          </table:table-cell>
          <table:table-cell table:style-name="ce10" office:value-type="string" calcext:value-type="string">
            <text:p>https://cantigas.fcsh.unl.pt/cantiga.asp?cdcant=149&amp;nl=16&amp;tr=3&amp;pv=sim</text:p>
          </table:table-cell>
          <table:table-cell office:value-type="string" calcext:value-type="string">
            <text:p>   (Linha 16): netos de Gued'e partir em Sousela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utomaior</text:p>
          </table:table-cell>
          <table:table-cell table:style-name="ce10" office:value-type="string" calcext:value-type="string">
            <text:p><text:a xlink:href="https://cantigas.fcsh.unl.pt/cantiga.asp?cdcant=477&amp;nl=4&amp;tr=3&amp;pv=sim" xlink:type="simple">Dom Meendo, Dom Meendo, Afonso X</text:a></text:p>
          </table:table-cell>
          <table:table-cell office:value-type="string" calcext:value-type="string">
            <text:p>Dom Meendo, Dom Meendo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477&amp;nl=4&amp;tr=3&amp;pv=sim</text:p>
          </table:table-cell>
          <table:table-cell office:value-type="string" calcext:value-type="string">
            <text:p>   (Linha 4): Amigo de Souto Maior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veral (Sobral)</text:p>
          </table:table-cell>
          <table:table-cell table:style-name="ce10" office:value-type="string" calcext:value-type="string">
            <text:p><text:a xlink:href="https://cantigas.fcsh.unl.pt/cantiga.asp?cdcant=1383&amp;nl=2&amp;tr=3&amp;pv=sim" xlink:type="simple">A dona de Bagüin, Lopo Lias</text:a></text:p>
          </table:table-cell>
          <table:table-cell office:value-type="string" calcext:value-type="string">
            <text:p>A dona de Bagüin</text:p>
          </table:table-cell>
          <table:table-cell table:style-name="ce10" office:value-type="string" calcext:value-type="string">
            <text:p><text:s/>Lopo Lias</text:p>
          </table:table-cell>
          <table:table-cell table:style-name="ce10" office:value-type="string" calcext:value-type="string">
            <text:p>https://cantigas.fcsh.unl.pt/cantiga.asp?cdcant=1383&amp;nl=2&amp;tr=3&amp;pv=sim</text:p>
          </table:table-cell>
          <table:table-cell office:value-type="string" calcext:value-type="string">
            <text:p>   (Linha 2): que mora no Soveral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veral (Sobral)</text:p>
          </table:table-cell>
          <table:table-cell table:style-name="ce10" office:value-type="string" calcext:value-type="string">
            <text:p><text:a xlink:href="https://cantigas.fcsh.unl.pt/cantiga.asp?cdcant=1382&amp;nl=1&amp;tr=3&amp;pv=sim" xlink:type="simple">A dona fremosa do Soveral, Lopo Lias</text:a></text:p>
          </table:table-cell>
          <table:table-cell office:value-type="string" calcext:value-type="string">
            <text:p>A dona fremosa do Soveral</text:p>
          </table:table-cell>
          <table:table-cell table:style-name="ce10" office:value-type="string" calcext:value-type="string">
            <text:p><text:s/>Lopo Lias</text:p>
          </table:table-cell>
          <table:table-cell table:style-name="ce10" office:value-type="string" calcext:value-type="string">
            <text:p>https://cantigas.fcsh.unl.pt/cantiga.asp?cdcant=1382&amp;nl=1&amp;tr=3&amp;pv=sim</text:p>
          </table:table-cell>
          <table:table-cell office:value-type="string" calcext:value-type="string">
            <text:p>   (Linha 1): A dona fremosa do Soveral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Soveral (Sobral)</text:p>
          </table:table-cell>
          <table:table-cell table:style-name="ce10" office:value-type="string" calcext:value-type="string">
            <text:p><text:a xlink:href="https://cantigas.fcsh.unl.pt/cantiga.asp?cdcant=1305&amp;nl=3&amp;tr=3&amp;pv=sim" xlink:type="simple">Nom mi digades, madre, mal e irei, Martim de Ginzo</text:a></text:p>
          </table:table-cell>
          <table:table-cell office:value-type="string" calcext:value-type="string">
            <text:p>Nom mi digades, madre, mal e irei</text:p>
          </table:table-cell>
          <table:table-cell table:style-name="ce10" office:value-type="string" calcext:value-type="string">
            <text:p><text:s/>Martim de Ginzo</text:p>
          </table:table-cell>
          <table:table-cell table:style-name="ce10" office:value-type="string" calcext:value-type="string">
            <text:p>https://cantigas.fcsh.unl.pt/cantiga.asp?cdcant=1305&amp;nl=3&amp;tr=3&amp;pv=sim</text:p>
          </table:table-cell>
          <table:table-cell office:value-type="string" calcext:value-type="string">
            <text:p>   (Linha 3): na ermida do Soveral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Talaveira</text:p>
          </table:table-cell>
          <table:table-cell table:style-name="ce10" office:value-type="string" calcext:value-type="string">
            <text:p><text:a xlink:href="https://cantigas.fcsh.unl.pt/cantiga.asp?cdcant=490&amp;nl=21&amp;tr=3&amp;pv=sim" xlink:type="simple">Dom Foão, quand'ogan'aqui chegou, Afonso X</text:a></text:p>
          </table:table-cell>
          <table:table-cell office:value-type="string" calcext:value-type="string">
            <text:p>Dom Foão, quand'ogan'aqui chegou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490&amp;nl=21&amp;tr=3&amp;pv=sim</text:p>
          </table:table-cell>
          <table:table-cell office:value-type="string" calcext:value-type="string">
            <text:p>   (Linha 21): feze-o poer além Talaveira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mariz</text:p>
          </table:table-cell>
          <table:table-cell table:style-name="ce10" office:value-type="string" calcext:value-type="string">
            <text:p><text:a xlink:href="https://cantigas.fcsh.unl.pt/cantiga.asp?cdcant=1610&amp;nl=21&amp;tr=3&amp;pv=sim" xlink:type="simple">Paai Rengel e outros dous romeus, Afonso Anes do Cotom</text:a></text:p>
          </table:table-cell>
          <table:table-cell office:value-type="string" calcext:value-type="string">
            <text:p>Paai Rengel e outros dous romeus</text:p>
          </table:table-cell>
          <table:table-cell table:style-name="ce10" office:value-type="string" calcext:value-type="string">
            <text:p><text:s/>Afonso Anes do Cotom</text:p>
          </table:table-cell>
          <table:table-cell table:style-name="ce10" office:value-type="string" calcext:value-type="string">
            <text:p>https://cantigas.fcsh.unl.pt/cantiga.asp?cdcant=1610&amp;nl=21&amp;tr=3&amp;pv=sim</text:p>
          </table:table-cell>
          <table:table-cell office:value-type="string" calcext:value-type="string">
            <text:p>   (Linha 21): aportarom eles em Tamariz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rrazona</text:p>
          </table:table-cell>
          <table:table-cell table:style-name="ce10" office:value-type="string" calcext:value-type="string">
            <text:p><text:a xlink:href="https://cantigas.fcsh.unl.pt/cantiga.asp?cdcant=1361&amp;nl=4&amp;tr=3&amp;pv=sim" xlink:type="simple">Ora faz host'o senhor de Navarra, João Soares de Paiva</text:a></text:p>
          </table:table-cell>
          <table:table-cell office:value-type="string" calcext:value-type="string">
            <text:p>Ora faz host'o senhor de Navarra</text:p>
          </table:table-cell>
          <table:table-cell table:style-name="ce10" office:value-type="string" calcext:value-type="string">
            <text:p><text:s/>João Soares de Paiva</text:p>
          </table:table-cell>
          <table:table-cell table:style-name="ce10" office:value-type="string" calcext:value-type="string">
            <text:p>https://cantigas.fcsh.unl.pt/cantiga.asp?cdcant=1361&amp;nl=4&amp;tr=3&amp;pv=sim</text:p>
          </table:table-cell>
          <table:table-cell office:value-type="string" calcext:value-type="string">
            <text:p>   (Linha 4): Tarraçona, pero vezinhos som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ra de Campos</text:p>
          </table:table-cell>
          <table:table-cell table:style-name="ce10" office:value-type="string" calcext:value-type="string">
            <text:p><text:a xlink:href="https://cantigas.fcsh.unl.pt/cantiga.asp?cdcant=465&amp;nl=5&amp;tr=3&amp;pv=sim" xlink:type="simple">Dom Rodrigo, moordomo, que bem pôs a 'l-rei a mesa, Afonso X</text:a></text:p>
          </table:table-cell>
          <table:table-cell office:value-type="string" calcext:value-type="string">
            <text:p>Dom Rodrigo, moordomo, que bem pôs a 'l-rei a mesa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465&amp;nl=5&amp;tr=3&amp;pv=sim</text:p>
          </table:table-cell>
          <table:table-cell office:value-type="string" calcext:value-type="string">
            <text:p>   (Linha 5): E dos poldrancos de Campos levarei grandes companh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ra de Campos</text:p>
          </table:table-cell>
          <table:table-cell table:style-name="ce10" office:value-type="string" calcext:value-type="string">
            <text:p><text:a xlink:href="https://cantigas.fcsh.unl.pt/cantiga.asp?cdcant=1425&amp;nl=3&amp;tr=3&amp;pv=sim" xlink:type="simple">Nom levava nem dinheiro, Gonçalo Anes do Vinhal</text:a></text:p>
          </table:table-cell>
          <table:table-cell office:value-type="string" calcext:value-type="string">
            <text:p>Nom levava nem dinheiro</text:p>
          </table:table-cell>
          <table:table-cell table:style-name="ce10" office:value-type="string" calcext:value-type="string">
            <text:p><text:s/>Gonçalo Anes do Vinhal</text:p>
          </table:table-cell>
          <table:table-cell table:style-name="ce10" office:value-type="string" calcext:value-type="string">
            <text:p>https://cantigas.fcsh.unl.pt/cantiga.asp?cdcant=1425&amp;nl=3&amp;tr=3&amp;pv=sim</text:p>
          </table:table-cell>
          <table:table-cell office:value-type="string" calcext:value-type="string">
            <text:p>   (Linha 3): per Campos e quix pousar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Toledo</text:p>
          </table:table-cell>
          <table:table-cell table:style-name="ce10" office:value-type="string" calcext:value-type="string">
            <text:p><text:a xlink:href="https://cantigas.fcsh.unl.pt/cantiga.asp?cdcant=1614&amp;nl=2&amp;tr=3&amp;pv=sim" xlink:type="simple">A ũa velha quisera trobar, Afonso Anes do Cotom</text:a></text:p>
          </table:table-cell>
          <table:table-cell office:value-type="string" calcext:value-type="string">
            <text:p>A ũa velha quisera trobar</text:p>
          </table:table-cell>
          <table:table-cell table:style-name="ce10" office:value-type="string" calcext:value-type="string">
            <text:p><text:s/>Afonso Anes do Cotom</text:p>
          </table:table-cell>
          <table:table-cell table:style-name="ce10" office:value-type="string" calcext:value-type="string">
            <text:p>https://cantigas.fcsh.unl.pt/cantiga.asp?cdcant=1614&amp;nl=2&amp;tr=3&amp;pv=sim</text:p>
          </table:table-cell>
          <table:table-cell office:value-type="string" calcext:value-type="string">
            <text:p>   (Linha 2): quand'em Toledo fiquei desta vez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ledo</text:p>
          </table:table-cell>
          <table:table-cell table:style-name="ce10" office:value-type="string" calcext:value-type="string">
            <text:p><text:a xlink:href="https://cantigas.fcsh.unl.pt/cantiga.asp?cdcant=1040&amp;nl=2&amp;tr=3&amp;pv=sim" xlink:type="simple">A meu amigo mandad'enviei, João Airas de Santiago</text:a></text:p>
          </table:table-cell>
          <table:table-cell office:value-type="string" calcext:value-type="string">
            <text:p>A meu amigo mandad'enviei</text:p>
          </table:table-cell>
          <table:table-cell table:style-name="ce10" office:value-type="string" calcext:value-type="string">
            <text:p><text:s/>João Airas de Santiago</text:p>
          </table:table-cell>
          <table:table-cell table:style-name="ce10" office:value-type="string" calcext:value-type="string">
            <text:p>https://cantigas.fcsh.unl.pt/cantiga.asp?cdcant=1040&amp;nl=2&amp;tr=3&amp;pv=sim</text:p>
          </table:table-cell>
          <table:table-cell office:value-type="string" calcext:value-type="string">
            <text:p>   (Linha 2): a Toled', amiga, per boa fé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1002"/>
        </table:table-row>
        <table:table-row table:style-name="ro1">
          <table:table-cell office:value-type="string" calcext:value-type="string">
            <text:p>Toledo</text:p>
          </table:table-cell>
          <table:table-cell table:style-name="ce10" office:value-type="string" calcext:value-type="string">
            <text:p><text:a xlink:href="https://cantigas.fcsh.unl.pt/cantiga.asp?cdcant=1565&amp;nl=11&amp;tr=3&amp;pv=sim" xlink:type="simple">Bem sabedes, senhor rei, Gil Peres Conde</text:a></text:p>
          </table:table-cell>
          <table:table-cell office:value-type="string" calcext:value-type="string">
            <text:p>Bem sabedes, senhor rei</text:p>
          </table:table-cell>
          <table:table-cell table:style-name="ce10" office:value-type="string" calcext:value-type="string">
            <text:p><text:s/>Gil Peres Conde</text:p>
          </table:table-cell>
          <table:table-cell table:style-name="ce10" office:value-type="string" calcext:value-type="string">
            <text:p>https://cantigas.fcsh.unl.pt/cantiga.asp?cdcant=1565&amp;nl=11&amp;tr=3&amp;pv=sim</text:p>
          </table:table-cell>
          <table:table-cell office:value-type="string" calcext:value-type="string">
            <text:p>   (Linha 11): e outrossi em Toledo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1002"/>
        </table:table-row>
        <table:table-row table:style-name="ro1">
          <table:table-cell office:value-type="string" calcext:value-type="string">
            <text:p>Toledo</text:p>
          </table:table-cell>
          <table:table-cell table:style-name="ce10" office:value-type="string" calcext:value-type="string">
            <text:p><text:a xlink:href="https://cantigas.fcsh.unl.pt/cantiga.asp?cdcant=1402&amp;nl=4&amp;tr=3&amp;pv=sim" xlink:type="simple">De longas vias, mui longas mentiras, Nuno Fernandes Torneol</text:a></text:p>
          </table:table-cell>
          <table:table-cell office:value-type="string" calcext:value-type="string">
            <text:p>De longas vias, mui longas mentiras</text:p>
          </table:table-cell>
          <table:table-cell table:style-name="ce10" office:value-type="string" calcext:value-type="string">
            <text:p><text:s/>Nuno Fernandes Torneol</text:p>
          </table:table-cell>
          <table:table-cell table:style-name="ce10" office:value-type="string" calcext:value-type="string">
            <text:p>https://cantigas.fcsh.unl.pt/cantiga.asp?cdcant=1402&amp;nl=4&amp;tr=3&amp;pv=sim</text:p>
          </table:table-cell>
          <table:table-cell office:value-type="string" calcext:value-type="string">
            <text:p>   (Linha 4): indo de Valedolide pera Toledo:</text:p>
          </table:table-cell>
          <table:table-cell table:number-columns-repeated="10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1002"/>
        </table:table-row>
        <table:table-row table:style-name="ro1">
          <table:table-cell office:value-type="string" calcext:value-type="string">
            <text:p>Toledo</text:p>
          </table:table-cell>
          <table:table-cell table:style-name="ce10" office:value-type="string" calcext:value-type="string">
            <text:p><text:a xlink:href="https://cantigas.fcsh.unl.pt/cantiga.asp?cdcant=1454&amp;nl=15&amp;tr=3&amp;pv=sim" xlink:type="simple">Dom Domingo Caorinha, João Servando</text:a></text:p>
          </table:table-cell>
          <table:table-cell office:value-type="string" calcext:value-type="string">
            <text:p>Dom Domingo Caorinha</text:p>
          </table:table-cell>
          <table:table-cell table:style-name="ce10" office:value-type="string" calcext:value-type="string">
            <text:p><text:s/>João Servando</text:p>
          </table:table-cell>
          <table:table-cell table:style-name="ce10" office:value-type="string" calcext:value-type="string">
            <text:p>https://cantigas.fcsh.unl.pt/cantiga.asp?cdcant=1454&amp;nl=15&amp;tr=3&amp;pv=sim</text:p>
          </table:table-cell>
          <table:table-cell office:value-type="string" calcext:value-type="string">
            <text:p>   (Linha 15): daqui atró em Toledo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1002"/>
        </table:table-row>
        <table:table-row table:style-name="ro1">
          <table:table-cell office:value-type="string" calcext:value-type="string">
            <text:p>Toledo</text:p>
          </table:table-cell>
          <table:table-cell table:style-name="ce10" office:value-type="string" calcext:value-type="string">
            <text:p><text:a xlink:href="https://cantigas.fcsh.unl.pt/cantiga.asp?cdcant=1679&amp;nl=1&amp;tr=3&amp;pv=sim" xlink:type="simple">Eu, em Toledo, sempr'ouço dizer, Pero da Ponte</text:a></text:p>
          </table:table-cell>
          <table:table-cell office:value-type="string" calcext:value-type="string">
            <text:p>Eu, em Toledo, sempr'ouço dizer</text:p>
          </table:table-cell>
          <table:table-cell table:style-name="ce10" office:value-type="string" calcext:value-type="string">
            <text:p><text:s/>Pero da Ponte</text:p>
          </table:table-cell>
          <table:table-cell table:style-name="ce10" office:value-type="string" calcext:value-type="string">
            <text:p>https://cantigas.fcsh.unl.pt/cantiga.asp?cdcant=1679&amp;nl=1&amp;tr=3&amp;pv=sim</text:p>
          </table:table-cell>
          <table:table-cell office:value-type="string" calcext:value-type="string">
            <text:p>   (Linha 1): Eu, em Toledo, sempr'ouço dizer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1002"/>
        </table:table-row>
        <table:table-row table:style-name="ro1">
          <table:table-cell office:value-type="string" calcext:value-type="string">
            <text:p>Toledo</text:p>
          </table:table-cell>
          <table:table-cell table:style-name="ce10" office:value-type="string" calcext:value-type="string">
            <text:p><text:a xlink:href="https://cantigas.fcsh.unl.pt/cantiga.asp?cdcant=1679&amp;nl=1&amp;tr=3&amp;pv=sim" xlink:type="simple">Eu, em Toledo, sempr'ouço dizer, Pero da Ponte</text:a></text:p>
          </table:table-cell>
          <table:table-cell office:value-type="string" calcext:value-type="string">
            <text:p>Eu, em Toledo, sempr'ouço dizer</text:p>
          </table:table-cell>
          <table:table-cell table:style-name="ce10" office:value-type="string" calcext:value-type="string">
            <text:p><text:s/>Pero da Ponte</text:p>
          </table:table-cell>
          <table:table-cell table:style-name="ce10" office:value-type="string" calcext:value-type="string">
            <text:p>https://cantigas.fcsh.unl.pt/cantiga.asp?cdcant=1679&amp;nl=1&amp;tr=3&amp;pv=sim</text:p>
          </table:table-cell>
          <table:table-cell office:value-type="string" calcext:value-type="string">
            <text:p>   (Linha 12): e que x'é vosso Toled'e Orgaz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1002"/>
        </table:table-row>
        <table:table-row table:style-name="ro1">
          <table:table-cell office:value-type="string" calcext:value-type="string">
            <text:p>Toledo</text:p>
          </table:table-cell>
          <table:table-cell table:style-name="ce10" office:value-type="string" calcext:value-type="string">
            <text:p><text:a xlink:href="https://cantigas.fcsh.unl.pt/cantiga.asp?cdcant=1434&amp;nl=12&amp;tr=3&amp;pv=sim" xlink:type="simple">- Joam Soárez, nom poss'eu estar, João Soares Coelho, João Peres de Aboim</text:a></text:p>
          </table:table-cell>
          <table:table-cell office:value-type="string" calcext:value-type="string">
            <text:p>Joam Soárez, nom poss'eu estar</text:p>
          </table:table-cell>
          <table:table-cell table:style-name="ce10" office:value-type="string" calcext:value-type="string">
            <text:p><text:s/>João Soares Coelho, João Peres de Aboim</text:p>
          </table:table-cell>
          <table:table-cell table:style-name="ce10" office:value-type="string" calcext:value-type="string">
            <text:p>https://cantigas.fcsh.unl.pt/cantiga.asp?cdcant=1434&amp;nl=12&amp;tr=3&amp;pv=sim</text:p>
          </table:table-cell>
          <table:table-cell office:value-type="string" calcext:value-type="string">
            <text:p>   (Linha 12): e que x'é vosso Toled'e Orgaz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1002"/>
        </table:table-row>
        <table:table-row table:style-name="ro1">
          <table:table-cell office:value-type="string" calcext:value-type="string">
            <text:p>Torona</text:p>
          </table:table-cell>
          <table:table-cell table:style-name="ce10" office:value-type="string" calcext:value-type="string">
            <text:p><text:a xlink:href="https://cantigas.fcsh.unl.pt/cantiga.asp?cdcant=455&amp;nl=1&amp;tr=3&amp;pv=sim" xlink:type="simple">Alá u nazq la Torona, Garcia Mendes de Eixo</text:a></text:p>
          </table:table-cell>
          <table:table-cell office:value-type="string" calcext:value-type="string">
            <text:p>Alá u nazq la Torona</text:p>
          </table:table-cell>
          <table:table-cell table:style-name="ce10" office:value-type="string" calcext:value-type="string">
            <text:p><text:s/>Garcia Mendes de Eixo</text:p>
          </table:table-cell>
          <table:table-cell table:style-name="ce10" office:value-type="string" calcext:value-type="string">
            <text:p>https://cantigas.fcsh.unl.pt/cantiga.asp?cdcant=455&amp;nl=1&amp;tr=3&amp;pv=sim</text:p>
          </table:table-cell>
          <table:table-cell office:value-type="string" calcext:value-type="string">
            <text:p>   (Linha 1): Alá u nazq la Toro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uro (Toro)</text:p>
          </table:table-cell>
          <table:table-cell table:style-name="ce10" office:value-type="string" calcext:value-type="string">
            <text:p><text:a xlink:href="https://cantigas.fcsh.unl.pt/cantiga.asp?cdcant=1479&amp;nl=4&amp;tr=3&amp;pv=sim" xlink:type="simple">Meu senhor, direi-vos ora:, Pero Gomes Barroso</text:a></text:p>
          </table:table-cell>
          <table:table-cell office:value-type="string" calcext:value-type="string">
            <text:p>Meu senhor, direi-vos ora:</text:p>
          </table:table-cell>
          <table:table-cell table:style-name="ce10" office:value-type="string" calcext:value-type="string">
            <text:p><text:s/>Pero Gomes Barroso</text:p>
          </table:table-cell>
          <table:table-cell table:style-name="ce10" office:value-type="string" calcext:value-type="string">
            <text:p>https://cantigas.fcsh.unl.pt/cantiga.asp?cdcant=1479&amp;nl=4&amp;tr=3&amp;pv=sim</text:p>
          </table:table-cell>
          <table:table-cell office:value-type="string" calcext:value-type="string">
            <text:p>   (Linha 4): e convosco os de Touro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coso</text:p>
          </table:table-cell>
          <table:table-cell table:style-name="ce10" office:value-type="string" calcext:value-type="string">
            <text:p><text:a xlink:href="https://cantigas.fcsh.unl.pt/cantiga.asp?cdcant=1511&amp;nl=23&amp;tr=3&amp;pv=sim" xlink:type="simple">À lealdade da Bezerra, que pela Beira muit'anda,, Airas Peres Vuitorom</text:a></text:p>
          </table:table-cell>
          <table:table-cell office:value-type="string" calcext:value-type="string">
            <text:p>À lealdade da Bezerra, que pela Beira muit'anda</text:p>
          </table:table-cell>
          <table:table-cell table:style-name="ce10" office:value-type="string" calcext:value-type="string">
            <text:p><text:s/>Airas Peres Vuitorom</text:p>
          </table:table-cell>
          <table:table-cell table:style-name="ce10" office:value-type="string" calcext:value-type="string">
            <text:p>https://cantigas.fcsh.unl.pt/cantiga.asp?cdcant=1511&amp;nl=23&amp;tr=3&amp;pv=sim</text:p>
          </table:table-cell>
          <table:table-cell office:value-type="string" calcext:value-type="string">
            <text:p>   (Linha 23): Ofereceu Trancos', ao Conde, Roi Bezerro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dela</text:p>
          </table:table-cell>
          <table:table-cell table:style-name="ce10" office:value-type="string" calcext:value-type="string">
            <text:p><text:a xlink:href="https://cantigas.fcsh.unl.pt/cantiga.asp?cdcant=887&amp;nl=1&amp;tr=3&amp;pv=sim" xlink:type="simple">Desfiar enviarom ora de Tudela, Airas Nunes</text:a></text:p>
          </table:table-cell>
          <table:table-cell office:value-type="string" calcext:value-type="string">
            <text:p>Desfiar enviarom ora de Tudela</text:p>
          </table:table-cell>
          <table:table-cell table:style-name="ce10" office:value-type="string" calcext:value-type="string">
            <text:p><text:s/>Airas Nunes</text:p>
          </table:table-cell>
          <table:table-cell table:style-name="ce10" office:value-type="string" calcext:value-type="string">
            <text:p>https://cantigas.fcsh.unl.pt/cantiga.asp?cdcant=887&amp;nl=1&amp;tr=3&amp;pv=sim</text:p>
          </table:table-cell>
          <table:table-cell office:value-type="string" calcext:value-type="string">
            <text:p>   (Linha 1): Desfiar enviarom ora de Tudel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dela</text:p>
          </table:table-cell>
          <table:table-cell table:style-name="ce10" office:value-type="string" calcext:value-type="string">
            <text:p><text:a xlink:href="https://cantigas.fcsh.unl.pt/cantiga.asp?cdcant=1361&amp;nl=11&amp;tr=3&amp;pv=sim" xlink:type="simple">Ora faz host'o senhor de Navarra, João Soares de Paiva</text:a></text:p>
          </table:table-cell>
          <table:table-cell office:value-type="string" calcext:value-type="string">
            <text:p>Ora faz host'o senhor de Navarra</text:p>
          </table:table-cell>
          <table:table-cell table:style-name="ce10" office:value-type="string" calcext:value-type="string">
            <text:p><text:s/>João Soares de Paiva</text:p>
          </table:table-cell>
          <table:table-cell table:style-name="ce10" office:value-type="string" calcext:value-type="string">
            <text:p>https://cantigas.fcsh.unl.pt/cantiga.asp?cdcant=1361&amp;nl=11&amp;tr=3&amp;pv=sim</text:p>
          </table:table-cell>
          <table:table-cell office:value-type="string" calcext:value-type="string">
            <text:p>   (Linha 11): mal ficará aquest'outr'em Todela,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Ultramar</text:p>
          </table:table-cell>
          <table:table-cell table:style-name="ce10" office:value-type="string" calcext:value-type="string">
            <text:p><text:a xlink:href="https://cantigas.fcsh.unl.pt/cantiga.asp?cdcant=1406&amp;nl=2&amp;tr=3&amp;pv=sim" xlink:type="simple">Fernam Díaz, este que and'aqui, Pero Garcia Burgalês</text:a></text:p>
          </table:table-cell>
          <table:table-cell office:value-type="string" calcext:value-type="string">
            <text:p>Fernam Díaz, este que and'aqui</text:p>
          </table:table-cell>
          <table:table-cell table:style-name="ce10" office:value-type="string" calcext:value-type="string">
            <text:p><text:s/>Pero Garcia Burgalês</text:p>
          </table:table-cell>
          <table:table-cell table:style-name="ce10" office:value-type="string" calcext:value-type="string">
            <text:p>https://cantigas.fcsh.unl.pt/cantiga.asp?cdcant=1406&amp;nl=2&amp;tr=3&amp;pv=sim</text:p>
          </table:table-cell>
          <table:table-cell office:value-type="string" calcext:value-type="string">
            <text:p>   (Linha 2): foi ũa vez daqui a Ultramar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ltramar</text:p>
          </table:table-cell>
          <table:table-cell table:style-name="ce10" office:value-type="string" calcext:value-type="string">
            <text:p><text:a xlink:href="https://cantigas.fcsh.unl.pt/cantiga.asp?cdcant=1668&amp;nl=2&amp;tr=3&amp;pv=sim" xlink:type="simple">Maria Pérez, a nossa cruzada, Pero da Ponte</text:a></text:p>
          </table:table-cell>
          <table:table-cell office:value-type="string" calcext:value-type="string">
            <text:p>Maria Pérez, a nossa cruzada</text:p>
          </table:table-cell>
          <table:table-cell table:style-name="ce10" office:value-type="string" calcext:value-type="string">
            <text:p><text:s/>Pero da Ponte</text:p>
          </table:table-cell>
          <table:table-cell table:style-name="ce10" office:value-type="string" calcext:value-type="string">
            <text:p>https://cantigas.fcsh.unl.pt/cantiga.asp?cdcant=1668&amp;nl=2&amp;tr=3&amp;pv=sim</text:p>
          </table:table-cell>
          <table:table-cell office:value-type="string" calcext:value-type="string">
            <text:p>   (Linha 2): quando veo da terra d'Ultramar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995"/>
        </table:table-row>
        <table:table-row table:style-name="ro1">
          <table:table-cell office:value-type="string" calcext:value-type="string">
            <text:p>Ultramar</text:p>
          </table:table-cell>
          <table:table-cell table:style-name="ce10" office:value-type="string" calcext:value-type="string">
            <text:p><text:a xlink:href="https://cantigas.fcsh.unl.pt/cantiga.asp?cdcant=1691&amp;nl=3&amp;tr=3&amp;pv=sim" xlink:type="simple">Marinha Mejouchi, Pero d'Ambroa, Pedro Amigo de Sevilha</text:a></text:p>
          </table:table-cell>
          <table:table-cell office:value-type="string" calcext:value-type="string">
            <text:p>Marinha Mejouchi, Pero d'Ambroa</text:p>
          </table:table-cell>
          <table:table-cell table:style-name="ce10" office:value-type="string" calcext:value-type="string">
            <text:p><text:s/>Pedro Amigo de Sevilha</text:p>
          </table:table-cell>
          <table:table-cell table:style-name="ce10" office:value-type="string" calcext:value-type="string">
            <text:p>https://cantigas.fcsh.unl.pt/cantiga.asp?cdcant=1691&amp;nl=3&amp;tr=3&amp;pv=sim</text:p>
          </table:table-cell>
          <table:table-cell office:value-type="string" calcext:value-type="string">
            <text:p>   (Linha 3): que nunca foi na terra d'Ultramar;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995"/>
        </table:table-row>
        <table:table-row table:style-name="ro1">
          <table:table-cell office:value-type="string" calcext:value-type="string">
            <text:p>Ultramar</text:p>
          </table:table-cell>
          <table:table-cell table:style-name="ce10" office:value-type="string" calcext:value-type="string">
            <text:p><text:a xlink:href="https://cantigas.fcsh.unl.pt/cantiga.asp?cdcant=1608&amp;nl=4&amp;tr=3&amp;pv=sim" xlink:type="simple">Meestre Nicolás, a meu cuidar, Afonso Anes do Cotom</text:a></text:p>
          </table:table-cell>
          <table:table-cell office:value-type="string" calcext:value-type="string">
            <text:p>Meestre Nicolás, a meu cuidar</text:p>
          </table:table-cell>
          <table:table-cell table:style-name="ce10" office:value-type="string" calcext:value-type="string">
            <text:p><text:s/>Afonso Anes do Cotom</text:p>
          </table:table-cell>
          <table:table-cell table:style-name="ce10" office:value-type="string" calcext:value-type="string">
            <text:p>https://cantigas.fcsh.unl.pt/cantiga.asp?cdcant=1608&amp;nl=4&amp;tr=3&amp;pv=sim</text:p>
          </table:table-cell>
          <table:table-cell office:value-type="string" calcext:value-type="string">
            <text:p>   (Linha 4): mais vejo-lhi capelo d'ultramar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995"/>
        </table:table-row>
        <table:table-row table:style-name="ro1">
          <table:table-cell office:value-type="string" calcext:value-type="string">
            <text:p>Ultramar</text:p>
          </table:table-cell>
          <table:table-cell table:style-name="ce10" office:value-type="string" calcext:value-type="string">
            <text:p><text:a xlink:href="https://cantigas.fcsh.unl.pt/cantiga.asp?cdcant=1610&amp;nl=10&amp;tr=3&amp;pv=sim" xlink:type="simple">Paai Rengel e outros dous romeus, Afonso Anes do Cotom</text:a></text:p>
          </table:table-cell>
          <table:table-cell office:value-type="string" calcext:value-type="string">
            <text:p>Paai Rengel e outros dous romeus</text:p>
          </table:table-cell>
          <table:table-cell table:style-name="ce10" office:value-type="string" calcext:value-type="string">
            <text:p><text:s/>Afonso Anes do Cotom</text:p>
          </table:table-cell>
          <table:table-cell table:style-name="ce10" office:value-type="string" calcext:value-type="string">
            <text:p>https://cantigas.fcsh.unl.pt/cantiga.asp?cdcant=1610&amp;nl=10&amp;tr=3&amp;pv=sim</text:p>
          </table:table-cell>
          <table:table-cell office:value-type="string" calcext:value-type="string">
            <text:p>   (Linha 10): d'ũa lide que foi em Ultramar:</text:p>
          </table:table-cell>
          <table:table-cell table:number-columns-repeated="15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995"/>
        </table:table-row>
        <table:table-row table:style-name="ro1">
          <table:table-cell office:value-type="string" calcext:value-type="string">
            <text:p>Ultramar</text:p>
          </table:table-cell>
          <table:table-cell table:style-name="ce10" office:value-type="string" calcext:value-type="string">
            <text:p><text:a xlink:href="https://cantigas.fcsh.unl.pt/cantiga.asp?cdcant=1480&amp;nl=2&amp;tr=3&amp;pv=sim" xlink:type="simple">Pero d'Ambroa, se Deus mi perdom, Pero Gomes Barroso</text:a></text:p>
          </table:table-cell>
          <table:table-cell office:value-type="string" calcext:value-type="string">
            <text:p>Pero d'Ambroa, se Deus mi perdom</text:p>
          </table:table-cell>
          <table:table-cell table:style-name="ce10" office:value-type="string" calcext:value-type="string">
            <text:p><text:s/>Pero Gomes Barroso</text:p>
          </table:table-cell>
          <table:table-cell table:style-name="ce10" office:value-type="string" calcext:value-type="string">
            <text:p>https://cantigas.fcsh.unl.pt/cantiga.asp?cdcant=1480&amp;nl=2&amp;tr=3&amp;pv=sim</text:p>
          </table:table-cell>
          <table:table-cell office:value-type="string" calcext:value-type="string">
            <text:p>   (Linha 2): nom vos trobei da terra d'Ultramar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995"/>
        </table:table-row>
        <table:table-row table:style-name="ro1">
          <table:table-cell office:value-type="string" calcext:value-type="string">
            <text:p>Ultramar</text:p>
          </table:table-cell>
          <table:table-cell table:style-name="ce10" office:value-type="string" calcext:value-type="string">
            <text:p><text:a xlink:href="https://cantigas.fcsh.unl.pt/cantiga.asp?cdcant=1687&amp;nl=3&amp;tr=3&amp;pv=sim" xlink:type="simple">Quem mi ora quisesse cruzar, Pedro Amigo de Sevilha</text:a></text:p>
          </table:table-cell>
          <table:table-cell office:value-type="string" calcext:value-type="string">
            <text:p>Quem mi ora quisesse cruzar</text:p>
          </table:table-cell>
          <table:table-cell table:style-name="ce10" office:value-type="string" calcext:value-type="string">
            <text:p><text:s/>Pedro Amigo de Sevilha</text:p>
          </table:table-cell>
          <table:table-cell table:style-name="ce10" office:value-type="string" calcext:value-type="string">
            <text:p>https://cantigas.fcsh.unl.pt/cantiga.asp?cdcant=1687&amp;nl=3&amp;tr=3&amp;pv=sim</text:p>
          </table:table-cell>
          <table:table-cell office:value-type="string" calcext:value-type="string">
            <text:p>   (Linha 3): bem como foi a Ultramar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995"/>
        </table:table-row>
        <table:table-row table:style-name="ro1">
          <table:table-cell office:value-type="string" calcext:value-type="string">
            <text:p>Ultramar</text:p>
          </table:table-cell>
          <table:table-cell table:style-name="ce10" office:value-type="string" calcext:value-type="string">
            <text:p><text:a xlink:href="https://cantigas.fcsh.unl.pt/cantiga.asp?cdcant=1622&amp;nl=11&amp;tr=3&amp;pv=sim" xlink:type="simple">Querri'agora fazer um cantar, Pero Garcia de Ambroa </text:a></text:p>
          </table:table-cell>
          <table:table-cell office:value-type="string" calcext:value-type="string">
            <text:p>Querri'agora fazer um cantar</text:p>
          </table:table-cell>
          <table:table-cell table:style-name="ce10" office:value-type="string" calcext:value-type="string">
            <text:p><text:s/>Pero Garcia de Ambroa </text:p>
          </table:table-cell>
          <table:table-cell table:style-name="ce10" office:value-type="string" calcext:value-type="string">
            <text:p>https://cantigas.fcsh.unl.pt/cantiga.asp?cdcant=1622&amp;nl=11&amp;tr=3&amp;pv=sim</text:p>
          </table:table-cell>
          <table:table-cell office:value-type="string" calcext:value-type="string">
            <text:p>   (Linha 11): e eu com el, quando vim d'Ultramar;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995"/>
        </table:table-row>
        <table:table-row table:style-name="ro1">
          <table:table-cell office:value-type="string" calcext:value-type="string">
            <text:p>Ultramar</text:p>
          </table:table-cell>
          <table:table-cell table:style-name="ce10" office:value-type="string" calcext:value-type="string">
            <text:p><text:a xlink:href="https://cantigas.fcsh.unl.pt/cantiga.asp?cdcant=1622&amp;nl=11&amp;tr=3&amp;pv=sim" xlink:type="simple">Querri'agora fazer um cantar, Pero Garcia de Ambroa </text:a></text:p>
          </table:table-cell>
          <table:table-cell office:value-type="string" calcext:value-type="string">
            <text:p>Querri'agora fazer um cantar</text:p>
          </table:table-cell>
          <table:table-cell table:style-name="ce10" office:value-type="string" calcext:value-type="string">
            <text:p><text:s/>Pero Garcia de Ambroa </text:p>
          </table:table-cell>
          <table:table-cell table:style-name="ce10" office:value-type="string" calcext:value-type="string">
            <text:p>https://cantigas.fcsh.unl.pt/cantiga.asp?cdcant=1622&amp;nl=11&amp;tr=3&amp;pv=sim</text:p>
          </table:table-cell>
          <table:table-cell office:value-type="string" calcext:value-type="string">
            <text:p>   (Linha 27): vossa senhor a Ultramar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995"/>
        </table:table-row>
        <table:table-row table:style-name="ro1">
          <table:table-cell office:value-type="string" calcext:value-type="string">
            <text:p>Ultramar</text:p>
          </table:table-cell>
          <table:table-cell table:style-name="ce10" office:value-type="string" calcext:value-type="string">
            <text:p><text:a xlink:href="https://cantigas.fcsh.unl.pt/cantiga.asp?cdcant=480&amp;nl=27&amp;tr=3&amp;pv=sim" xlink:type="simple">- Sénher, ad-ars ie'us venh querer, Arnaldo, Afonso X</text:a></text:p>
          </table:table-cell>
          <table:table-cell office:value-type="string" calcext:value-type="string">
            <text:p>Sénher, ad-ars ie'us venh querer</text:p>
          </table:table-cell>
          <table:table-cell table:style-name="ce10" office:value-type="string" calcext:value-type="string">
            <text:p><text:s/>Arnaldo, Afonso X</text:p>
          </table:table-cell>
          <table:table-cell table:style-name="ce10" office:value-type="string" calcext:value-type="string">
            <text:p>https://cantigas.fcsh.unl.pt/cantiga.asp?cdcant=480&amp;nl=27&amp;tr=3&amp;pv=sim</text:p>
          </table:table-cell>
          <table:table-cell office:value-type="string" calcext:value-type="string">
            <text:p>   (Linha 27): vossa senhor a Ultramar,</text:p>
          </table:table-cell>
          <table:table-cell table:number-columns-repeated="4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995"/>
        </table:table-row>
        <table:table-row table:style-name="ro1">
          <table:table-cell office:value-type="string" calcext:value-type="string">
            <text:p>Ultramar</text:p>
          </table:table-cell>
          <table:table-cell table:style-name="ce10" office:value-type="string" calcext:value-type="string">
            <text:p><text:a xlink:href="https://cantigas.fcsh.unl.pt/cantiga.asp?cdcant=114&amp;nl=500&amp;tr=3&amp;pv=sim" xlink:type="simple">Pero nom fui a Ultramar, Martim Soares</text:a></text:p>
          </table:table-cell>
          <table:table-cell office:value-type="string" calcext:value-type="string">
            <text:p>Pero nom fui a Ultramar</text:p>
          </table:table-cell>
          <table:table-cell table:style-name="ce10" office:value-type="string" calcext:value-type="string">
            <text:p><text:s/>Martim Soares</text:p>
          </table:table-cell>
          <table:table-cell table:style-name="ce10" office:value-type="string" calcext:value-type="string">
            <text:p>https://cantigas.fcsh.unl.pt/cantiga.asp?cdcant=114&amp;nl=500&amp;tr=3&amp;pv=sim</text:p>
          </table:table-cell>
          <table:table-cell office:value-type="string" calcext:value-type="string">
            <text:p>   (Na rubrica)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995"/>
        </table:table-row>
        <table:table-row table:style-name="ro1">
          <table:table-cell office:value-type="string" calcext:value-type="string">
            <text:p>Valada</text:p>
          </table:table-cell>
          <table:table-cell table:style-name="ce10" office:value-type="string" calcext:value-type="string">
            <text:p><text:a xlink:href="https://cantigas.fcsh.unl.pt/cantiga.asp?cdcant=1330&amp;nl=1&amp;tr=3&amp;pv=sim" xlink:type="simple">D'ũa gram vinha que tem em Valada, Estêvão da Guarda</text:a></text:p>
          </table:table-cell>
          <table:table-cell office:value-type="string" calcext:value-type="string">
            <text:p>D'ũa gram vinha que tem em Valada</text:p>
          </table:table-cell>
          <table:table-cell table:style-name="ce10" office:value-type="string" calcext:value-type="string">
            <text:p><text:s/>Estêvão da Guarda</text:p>
          </table:table-cell>
          <table:table-cell table:style-name="ce10" office:value-type="string" calcext:value-type="string">
            <text:p>https://cantigas.fcsh.unl.pt/cantiga.asp?cdcant=1330&amp;nl=1&amp;tr=3&amp;pv=sim</text:p>
          </table:table-cell>
          <table:table-cell office:value-type="string" calcext:value-type="string">
            <text:p>   (Linha 1): D'ũa gram vinha que tem em Vala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e de Canhas</text:p>
          </table:table-cell>
          <table:table-cell table:style-name="ce10" office:value-type="string" calcext:value-type="string">
            <text:p><text:a xlink:href="https://cantigas.fcsh.unl.pt/cantiga.asp?cdcant=465&amp;nl=6&amp;tr=3&amp;pv=sim" xlink:type="simple">Dom Rodrigo, moordomo, que bem pôs a 'l-rei a mesa, Afonso X</text:a></text:p>
          </table:table-cell>
          <table:table-cell office:value-type="string" calcext:value-type="string">
            <text:p>Dom Rodrigo, moordomo, que bem pôs a 'l-rei a mesa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465&amp;nl=6&amp;tr=3&amp;pv=sim</text:p>
          </table:table-cell>
          <table:table-cell office:value-type="string" calcext:value-type="string">
            <text:p>   (Linha 6): e dar-vos-ei em ajuda tôdolos de Val de Canhas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ência</text:p>
          </table:table-cell>
          <table:table-cell table:style-name="ce10" office:value-type="string" calcext:value-type="string">
            <text:p><text:a xlink:href="https://cantigas.fcsh.unl.pt/cantiga.asp?cdcant=997&amp;nl=1&amp;tr=3&amp;pv=sim" xlink:type="simple">O que Valença conquereu, Pero da Ponte</text:a></text:p>
          </table:table-cell>
          <table:table-cell office:value-type="string" calcext:value-type="string">
            <text:p>O que Valença conquereu</text:p>
          </table:table-cell>
          <table:table-cell table:style-name="ce10" office:value-type="string" calcext:value-type="string">
            <text:p><text:s/>Pero da Ponte</text:p>
          </table:table-cell>
          <table:table-cell table:style-name="ce10" office:value-type="string" calcext:value-type="string">
            <text:p>https://cantigas.fcsh.unl.pt/cantiga.asp?cdcant=997&amp;nl=1&amp;tr=3&amp;pv=sim</text:p>
          </table:table-cell>
          <table:table-cell office:value-type="string" calcext:value-type="string">
            <text:p>   (Linha 1): O que Valença conquere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ladolid</text:p>
          </table:table-cell>
          <table:table-cell table:style-name="ce10" office:value-type="string" calcext:value-type="string">
            <text:p><text:a xlink:href="https://cantigas.fcsh.unl.pt/cantiga.asp?cdcant=1402&amp;nl=4&amp;tr=3&amp;pv=sim" xlink:type="simple">De longas vias, mui longas mentiras, Nuno Fernandes Torneol</text:a></text:p>
          </table:table-cell>
          <table:table-cell office:value-type="string" calcext:value-type="string">
            <text:p>De longas vias, mui longas mentiras</text:p>
          </table:table-cell>
          <table:table-cell table:style-name="ce10" office:value-type="string" calcext:value-type="string">
            <text:p><text:s/>Nuno Fernandes Torneol</text:p>
          </table:table-cell>
          <table:table-cell table:style-name="ce10" office:value-type="string" calcext:value-type="string">
            <text:p>https://cantigas.fcsh.unl.pt/cantiga.asp?cdcant=1402&amp;nl=4&amp;tr=3&amp;pv=sim</text:p>
          </table:table-cell>
          <table:table-cell office:value-type="string" calcext:value-type="string">
            <text:p>   (Linha 4): indo de Valedolide pera Toledo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ledolí</text:p>
          </table:table-cell>
          <table:table-cell table:style-name="ce10" office:value-type="string" calcext:value-type="string">
            <text:p><text:a xlink:href="https://cantigas.fcsh.unl.pt/cantiga.asp?cdcant=889&amp;nl=8&amp;tr=3&amp;pv=sim" xlink:type="simple">O meu senhor o bispo, na Redondela, um dia, Airas Nunes</text:a></text:p>
          </table:table-cell>
          <table:table-cell office:value-type="string" calcext:value-type="string">
            <text:p>O meu senhor o bispo, na Redondela, um dia</text:p>
          </table:table-cell>
          <table:table-cell table:style-name="ce10" office:value-type="string" calcext:value-type="string">
            <text:p><text:s/>Airas Nunes</text:p>
          </table:table-cell>
          <table:table-cell table:style-name="ce10" office:value-type="string" calcext:value-type="string">
            <text:p>https://cantigas.fcsh.unl.pt/cantiga.asp?cdcant=889&amp;nl=8&amp;tr=3&amp;pv=sim</text:p>
          </table:table-cell>
          <table:table-cell office:value-type="string" calcext:value-type="string">
            <text:p>   (Linha 8): [e] pero que já fora cabo Valedoli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iga</text:p>
          </table:table-cell>
          <table:table-cell table:style-name="ce10" office:value-type="string" calcext:value-type="string">
            <text:p><text:a xlink:href="https://cantigas.fcsh.unl.pt/cantiga.asp?cdcant=498&amp;nl=21&amp;tr=3&amp;pv=sim" xlink:type="simple">O que foi passar a serra, Afonso X</text:a></text:p>
          </table:table-cell>
          <table:table-cell office:value-type="string" calcext:value-type="string">
            <text:p>O que foi passar a serra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498&amp;nl=21&amp;tr=3&amp;pv=sim</text:p>
          </table:table-cell>
          <table:table-cell office:value-type="string" calcext:value-type="string">
            <text:p>   (Linha 21): é por nom entrar na Veig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go</text:p>
          </table:table-cell>
          <table:table-cell table:style-name="ce10" office:value-type="string" calcext:value-type="string">
            <text:p><text:a xlink:href="https://cantigas.fcsh.unl.pt/cantiga.asp?cdcant=1311&amp;nl=2&amp;tr=3&amp;pv=sim" xlink:type="simple">Ai Deus, se sab'ora meu amigo, Martim Codax</text:a></text:p>
          </table:table-cell>
          <table:table-cell office:value-type="string" calcext:value-type="string">
            <text:p>Ai Deus, se sab'ora meu amigo</text:p>
          </table:table-cell>
          <table:table-cell table:style-name="ce10" office:value-type="string" calcext:value-type="string">
            <text:p><text:s/>Martim Codax</text:p>
          </table:table-cell>
          <table:table-cell table:style-name="ce10" office:value-type="string" calcext:value-type="string">
            <text:p>https://cantigas.fcsh.unl.pt/cantiga.asp?cdcant=1311&amp;nl=2&amp;tr=3&amp;pv=sim</text:p>
          </table:table-cell>
          <table:table-cell office:value-type="string" calcext:value-type="string">
            <text:p>   (Linha 2): com'eu senheira estou em Vigo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go</text:p>
          </table:table-cell>
          <table:table-cell table:style-name="ce10" office:value-type="string" calcext:value-type="string">
            <text:p><text:a xlink:href="https://cantigas.fcsh.unl.pt/cantiga.asp?cdcant=1313&amp;nl=1&amp;tr=3&amp;pv=sim" xlink:type="simple">Eno sagrado em Vigo, Martim Codax</text:a></text:p>
          </table:table-cell>
          <table:table-cell office:value-type="string" calcext:value-type="string">
            <text:p>Eno sagrado em Vigo</text:p>
          </table:table-cell>
          <table:table-cell table:style-name="ce10" office:value-type="string" calcext:value-type="string">
            <text:p><text:s/>Martim Codax</text:p>
          </table:table-cell>
          <table:table-cell table:style-name="ce10" office:value-type="string" calcext:value-type="string">
            <text:p>https://cantigas.fcsh.unl.pt/cantiga.asp?cdcant=1313&amp;nl=1&amp;tr=3&amp;pv=sim</text:p>
          </table:table-cell>
          <table:table-cell office:value-type="string" calcext:value-type="string">
            <text:p>   (Linha 1): Eno sagrado em Vigo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1">
          <table:table-cell office:value-type="string" calcext:value-type="string">
            <text:p>Vigo</text:p>
          </table:table-cell>
          <table:table-cell table:style-name="ce10" office:value-type="string" calcext:value-type="string">
            <text:p><text:a xlink:href="https://cantigas.fcsh.unl.pt/cantiga.asp?cdcant=1309&amp;nl=3&amp;tr=3&amp;pv=sim" xlink:type="simple">Mandad'hei comigo, Martim Codax</text:a></text:p>
          </table:table-cell>
          <table:table-cell office:value-type="string" calcext:value-type="string">
            <text:p>Mandad'hei comigo</text:p>
          </table:table-cell>
          <table:table-cell table:style-name="ce10" office:value-type="string" calcext:value-type="string">
            <text:p><text:s/>Martim Codax</text:p>
          </table:table-cell>
          <table:table-cell table:style-name="ce10" office:value-type="string" calcext:value-type="string">
            <text:p>https://cantigas.fcsh.unl.pt/cantiga.asp?cdcant=1309&amp;nl=3&amp;tr=3&amp;pv=sim</text:p>
          </table:table-cell>
          <table:table-cell office:value-type="string" calcext:value-type="string">
            <text:p>   (Linha 3): e irei, madr', a Vigo.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1">
          <table:table-cell office:value-type="string" calcext:value-type="string">
            <text:p>Vigo</text:p>
          </table:table-cell>
          <table:table-cell table:style-name="ce10" office:value-type="string" calcext:value-type="string">
            <text:p><text:a xlink:href="https://cantigas.fcsh.unl.pt/cantiga.asp?cdcant=1310&amp;nl=2&amp;tr=3&amp;pv=sim" xlink:type="simple">Mia irmana fremosa, treides comigo, Martim Codax</text:a></text:p>
          </table:table-cell>
          <table:table-cell office:value-type="string" calcext:value-type="string">
            <text:p>Mia irmana fremosa, treides comigo</text:p>
          </table:table-cell>
          <table:table-cell table:style-name="ce10" office:value-type="string" calcext:value-type="string">
            <text:p><text:s/>Martim Codax</text:p>
          </table:table-cell>
          <table:table-cell table:style-name="ce10" office:value-type="string" calcext:value-type="string">
            <text:p>https://cantigas.fcsh.unl.pt/cantiga.asp?cdcant=1310&amp;nl=2&amp;tr=3&amp;pv=sim</text:p>
          </table:table-cell>
          <table:table-cell office:value-type="string" calcext:value-type="string">
            <text:p>   (Linha 2): a la igreja de Vigo u é o mar salido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1">
          <table:table-cell office:value-type="string" calcext:value-type="string">
            <text:p>Vigo</text:p>
          </table:table-cell>
          <table:table-cell table:style-name="ce10" office:value-type="string" calcext:value-type="string">
            <text:p><text:a xlink:href="https://cantigas.fcsh.unl.pt/cantiga.asp?cdcant=1308&amp;nl=1&amp;tr=3&amp;pv=sim" xlink:type="simple">Ondas do mar de Vigo, Martim Codax</text:a></text:p>
          </table:table-cell>
          <table:table-cell office:value-type="string" calcext:value-type="string">
            <text:p>Ondas do mar de Vigo</text:p>
          </table:table-cell>
          <table:table-cell table:style-name="ce10" office:value-type="string" calcext:value-type="string">
            <text:p><text:s/>Martim Codax</text:p>
          </table:table-cell>
          <table:table-cell table:style-name="ce10" office:value-type="string" calcext:value-type="string">
            <text:p>https://cantigas.fcsh.unl.pt/cantiga.asp?cdcant=1308&amp;nl=1&amp;tr=3&amp;pv=sim</text:p>
          </table:table-cell>
          <table:table-cell office:value-type="string" calcext:value-type="string">
            <text:p>   (Linha 1): Ondas do mar de Vigo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1">
          <table:table-cell office:value-type="string" calcext:value-type="string">
            <text:p>Vigo</text:p>
          </table:table-cell>
          <table:table-cell table:style-name="ce10" office:value-type="string" calcext:value-type="string">
            <text:p><text:a xlink:href="https://cantigas.fcsh.unl.pt/cantiga.asp?cdcant=1312&amp;nl=2&amp;tr=3&amp;pv=sim" xlink:type="simple">Quantas sabedes amar amigo, Martim Codax</text:a></text:p>
          </table:table-cell>
          <table:table-cell office:value-type="string" calcext:value-type="string">
            <text:p>Quantas sabedes amar amigo</text:p>
          </table:table-cell>
          <table:table-cell table:style-name="ce10" office:value-type="string" calcext:value-type="string">
            <text:p><text:s/>Martim Codax</text:p>
          </table:table-cell>
          <table:table-cell table:style-name="ce10" office:value-type="string" calcext:value-type="string">
            <text:p>https://cantigas.fcsh.unl.pt/cantiga.asp?cdcant=1312&amp;nl=2&amp;tr=3&amp;pv=sim</text:p>
          </table:table-cell>
          <table:table-cell office:value-type="string" calcext:value-type="string">
            <text:p>   (Linha 2): treides comig'a lo mar de Vigo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1">
          <table:table-cell office:value-type="string" calcext:value-type="string">
            <text:p>Vila Real (Ciudad Real)</text:p>
          </table:table-cell>
          <table:table-cell table:style-name="ce10" office:value-type="string" calcext:value-type="string">
            <text:p><text:a xlink:href="https://cantigas.fcsh.unl.pt/cantiga.asp?cdcant=491&amp;nl=19&amp;tr=3&amp;pv=sim" xlink:type="simple">Pero da Ponte, paro-vos sinal, Afonso X</text:a></text:p>
          </table:table-cell>
          <table:table-cell office:value-type="string" calcext:value-type="string">
            <text:p>Pero da Ponte, paro-vos sinal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491&amp;nl=19&amp;tr=3&amp;pv=sim</text:p>
          </table:table-cell>
          <table:table-cell office:value-type="string" calcext:value-type="string">
            <text:p>   (Linha 19): E por en, Dom Pedr', em Vila Real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lanans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ar de Paos</text:p>
          </table:table-cell>
          <table:table-cell table:style-name="ce10" office:value-type="string" calcext:value-type="string">
            <text:p><text:a xlink:href="https://cantigas.fcsh.unl.pt/cantiga.asp?cdcant=486&amp;nl=18&amp;tr=3&amp;pv=sim" xlink:type="simple">Ansur Moniz, muit'houve gram pesar, Afonso X</text:a></text:p>
          </table:table-cell>
          <table:table-cell office:value-type="string" calcext:value-type="string">
            <text:p>Ansur Moniz, muit'houve gram pesar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486&amp;nl=18&amp;tr=3&amp;pv=sim</text:p>
          </table:table-cell>
          <table:table-cell office:value-type="string" calcext:value-type="string">
            <text:p>   (Linha 18): e Vilar de Paos ar foi compr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veiro</text:p>
          </table:table-cell>
          <table:table-cell table:style-name="ce10" office:value-type="string" calcext:value-type="string">
            <text:p><text:a xlink:href="https://cantigas.fcsh.unl.pt/cantiga.asp?cdcant=1410&amp;nl=10&amp;tr=3&amp;pv=sim" xlink:type="simple">Que muito mi de Fernam Diaz praz, Pero Garcia Burgalês</text:a></text:p>
          </table:table-cell>
          <table:table-cell office:value-type="string" calcext:value-type="string">
            <text:p>Que muito mi de Fernam Diaz praz</text:p>
          </table:table-cell>
          <table:table-cell table:style-name="ce10" office:value-type="string" calcext:value-type="string">
            <text:p><text:s/>Pero Garcia Burgalês</text:p>
          </table:table-cell>
          <table:table-cell table:style-name="ce10" office:value-type="string" calcext:value-type="string">
            <text:p>https://cantigas.fcsh.unl.pt/cantiga.asp?cdcant=1410&amp;nl=10&amp;tr=3&amp;pv=sim</text:p>
          </table:table-cell>
          <table:table-cell office:value-type="string" calcext:value-type="string">
            <text:p>   (Linha 10): o fez el-rei meirinho, dês Vivei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amora</text:p>
          </table:table-cell>
          <table:table-cell table:style-name="ce10" office:value-type="string" calcext:value-type="string">
            <text:p><text:a xlink:href="https://cantigas.fcsh.unl.pt/cantiga.asp?cdcant=389&amp;nl=26&amp;tr=3&amp;pv=sim" xlink:type="simple">Conhocedes a donzela, Afonso Sanches</text:a></text:p>
          </table:table-cell>
          <table:table-cell office:value-type="string" calcext:value-type="string">
            <text:p>Conhocedes a donzela</text:p>
          </table:table-cell>
          <table:table-cell table:style-name="ce10" office:value-type="string" calcext:value-type="string">
            <text:p><text:s/>Afonso Sanches</text:p>
          </table:table-cell>
          <table:table-cell table:style-name="ce10" office:value-type="string" calcext:value-type="string">
            <text:p>https://cantigas.fcsh.unl.pt/cantiga.asp?cdcant=389&amp;nl=26&amp;tr=3&amp;pv=sim</text:p>
          </table:table-cell>
          <table:table-cell office:value-type="string" calcext:value-type="string">
            <text:p>   (Linha 26): d'acolá bem de Zamora,</text:p>
          </table:table-cell>
          <table:table-cell table:number-columns-repeated="1018"/>
        </table:table-row>
        <table:table-row table:style-name="ro1" table:number-rows-repeated="10482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ttera_references_export" table:style-name="ta3">
        <office:forms form:automatic-focus="false" form:apply-design-mode="false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number-columns-repeated="23" table:default-cell-style-name="Default"/>
        <table:table-column table:style-name="co5" table:number-columns-repeated="995" table:default-cell-style-name="Default"/>
        <table:table-row table:style-name="ro1">
          <table:table-cell office:value-type="string" calcext:value-type="string">
            <text:p>Place</text:p>
          </table:table-cell>
          <table:table-cell office:value-type="string" calcext:value-type="string">
            <text:p>Alt place name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Line in Song</text:p>
          </table:table-cell>
          <table:table-cell table:number-columns-repeated="11"/>
          <table:table-cell table:style-name="ce13"/>
          <table:table-cell table:number-columns-repeated="1006"/>
        </table:table-row>
        <table:table-row table:style-name="ro1">
          <table:table-cell office:value-type="string" calcext:value-type="string">
            <text:p>Acre</text:p>
          </table:table-cell>
          <table:table-cell table:style-name="ce10"/>
          <table:table-cell office:value-type="string" calcext:value-type="string">
            <text:p>Pero d'Ambroa, se Deus mi perdom</text:p>
          </table:table-cell>
          <table:table-cell table:style-name="ce10" office:value-type="string" calcext:value-type="string">
            <text:p><text:s/>Pero Gomes Barroso</text:p>
          </table:table-cell>
          <table:table-cell table:style-name="ce10" office:value-type="string" calcext:value-type="string">
            <text:p>https://cantigas.fcsh.unl.pt/cantiga.asp?cdcant=1480&amp;nl=9&amp;tr=3&amp;pv=sim</text:p>
          </table:table-cell>
          <table:table-cell office:value-type="string" calcext:value-type="string">
            <text:p>   (Linha 9): vos trobei d'Acri nem desse logar:</text:p>
          </table:table-cell>
          <table:table-cell table:number-columns-repeated="11"/>
          <table:table-cell table:style-name="ce13"/>
          <table:table-cell table:number-columns-repeated="1006"/>
        </table:table-row>
        <table:table-row table:style-name="ro1">
          <table:table-cell office:value-type="string" calcext:value-type="string">
            <text:p>Acre</text:p>
          </table:table-cell>
          <table:table-cell table:style-name="ce10"/>
          <table:table-cell office:value-type="string" calcext:value-type="string">
            <text:p>Pero nom fui a Ultramar</text:p>
          </table:table-cell>
          <table:table-cell table:style-name="ce10" office:value-type="string" calcext:value-type="string">
            <text:p><text:s/>Martim Soares</text:p>
          </table:table-cell>
          <table:table-cell table:style-name="ce10" office:value-type="string" calcext:value-type="string">
            <text:p>https://cantigas.fcsh.unl.pt/cantiga.asp?cdcant=114&amp;nl=6&amp;tr=3&amp;pv=sim</text:p>
          </table:table-cell>
          <table:table-cell office:value-type="string" calcext:value-type="string">
            <text:p>   (Linha 6): do mar e Acre jaz aquém,</text:p>
          </table:table-cell>
          <table:table-cell/>
          <table:table-cell table:style-name="ce10"/>
          <table:table-cell table:number-columns-repeated="9"/>
          <table:table-cell table:style-name="ce13"/>
          <table:table-cell table:number-columns-repeated="1006"/>
        </table:table-row>
        <table:table-row table:style-name="ro1">
          <table:table-cell office:value-type="string" calcext:value-type="string">
            <text:p>Aibar</text:p>
          </table:table-cell>
          <table:table-cell table:style-name="ce10"/>
          <table:table-cell office:value-type="string" calcext:value-type="string">
            <text:p>Quand'eu d'Olide saí</text:p>
          </table:table-cell>
          <table:table-cell table:style-name="ce10" office:value-type="string" calcext:value-type="string">
            <text:p><text:s/>Pero da Ponte</text:p>
          </table:table-cell>
          <table:table-cell table:style-name="ce10" office:value-type="string" calcext:value-type="string">
            <text:p>https://cantigas.fcsh.unl.pt/cantiga.asp?cdcant=1663&amp;nl=2&amp;tr=3&amp;pv=sim</text:p>
          </table:table-cell>
          <table:table-cell office:value-type="string" calcext:value-type="string">
            <text:p>   (Linha 2): preguntei por Aivar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anquer</text:p>
          </table:table-cell>
          <table:table-cell table:style-name="ce10"/>
          <table:table-cell office:value-type="string" calcext:value-type="string">
            <text:p>Meu senhor, se vos aprouguer</text:p>
          </table:table-cell>
          <table:table-cell table:style-name="ce10" office:value-type="string" calcext:value-type="string">
            <text:p><text:s/>Rui Pais de Ribela</text:p>
          </table:table-cell>
          <table:table-cell table:style-name="ce10" office:value-type="string" calcext:value-type="string">
            <text:p>https://cantigas.fcsh.unl.pt/cantiga.asp?cdcant=1473&amp;nl=9&amp;tr=3&amp;pv=sim</text:p>
          </table:table-cell>
          <table:table-cell office:value-type="string" calcext:value-type="string">
            <text:p>   (Linha 9): e dar-vos-ei [eu] outra d'Alanqu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calá de Guadaira</text:p>
          </table:table-cell>
          <table:table-cell table:style-name="ce10"/>
          <table:table-cell office:value-type="string" calcext:value-type="string">
            <text:p>Dom Gonçalo, pois queredes ir daqui pera Sevilha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467&amp;nl=5&amp;tr=3&amp;pv=sim</text:p>
          </table:table-cell>
          <table:table-cell office:value-type="string" calcext:value-type="string">
            <text:p>   (Linha 5): e depois ir a Alcalá se[m] pavor e sem espant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cor</text:p>
          </table:table-cell>
          <table:table-cell table:style-name="ce10"/>
          <table:table-cell office:value-type="string" calcext:value-type="string">
            <text:p>Paai Rengel e outros dous romeus</text:p>
          </table:table-cell>
          <table:table-cell table:style-name="ce10" office:value-type="string" calcext:value-type="string">
            <text:p><text:s/>Afonso Anes do Cotom</text:p>
          </table:table-cell>
          <table:table-cell table:style-name="ce10" office:value-type="string" calcext:value-type="string">
            <text:p>https://cantigas.fcsh.unl.pt/cantiga.asp?cdcant=1610&amp;nl=7&amp;tr=3&amp;pv=sim</text:p>
          </table:table-cell>
          <table:table-cell office:value-type="string" calcext:value-type="string">
            <text:p>   (Linha 7): prenderam eles terra no Alcor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emanha</text:p>
          </table:table-cell>
          <table:table-cell table:style-name="ce10"/>
          <table:table-cell office:value-type="string" calcext:value-type="string">
            <text:p>Joam Rodriguiz foi desmar a Balteira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485&amp;nl=17&amp;tr=3&amp;pv=sim</text:p>
          </table:table-cell>
          <table:table-cell office:value-type="string" calcext:value-type="string">
            <text:p>   (Linha 17): ca nom de Lombardia nem d'Alamanha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ém-Mar</text:p>
          </table:table-cell>
          <table:table-cell table:style-name="ce10"/>
          <table:table-cell office:value-type="string" calcext:value-type="string">
            <text:p>Alvar [Rodriguiz] vej'eu agravar</text:p>
          </table:table-cell>
          <table:table-cell table:style-name="ce10" office:value-type="string" calcext:value-type="string">
            <text:p><text:s/>Estêvão da Guarda</text:p>
          </table:table-cell>
          <table:table-cell table:style-name="ce10" office:value-type="string" calcext:value-type="string">
            <text:p>https://cantigas.fcsh.unl.pt/cantiga.asp?cdcant=1331&amp;nl=3&amp;tr=3&amp;pv=sim</text:p>
          </table:table-cell>
          <table:table-cell office:value-type="string" calcext:value-type="string">
            <text:p>   (Linha 3): e tem que lh'ia melhor além m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ém-Mar</text:p>
          </table:table-cell>
          <table:table-cell table:style-name="ce10"/>
          <table:table-cell office:value-type="string" calcext:value-type="string">
            <text:p>Álvar Rodríguez, monteiro maior</text:p>
          </table:table-cell>
          <table:table-cell table:style-name="ce10" office:value-type="string" calcext:value-type="string">
            <text:p><text:s/>Pedro, conde de Barcelos</text:p>
          </table:table-cell>
          <table:table-cell table:style-name="ce10" office:value-type="string" calcext:value-type="string">
            <text:p>https://cantigas.fcsh.unl.pt/cantiga.asp?cdcant=1460&amp;nl=500&amp;tr=3&amp;pv=sim</text:p>
          </table:table-cell>
          <table:table-cell office:value-type="string" calcext:value-type="string">
            <text:p>   (Na rubrica)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Alfanxe</text:p>
          </table:table-cell>
          <table:table-cell table:style-name="ce7" office:value-type="string" calcext:value-type="string">
            <text:p>Alfanje</text:p>
          </table:table-cell>
          <table:table-cell office:value-type="string" calcext:value-type="string">
            <text:p>A mais fremosa de quantas vejo</text:p>
          </table:table-cell>
          <table:table-cell table:style-name="ce10" office:value-type="string" calcext:value-type="string">
            <text:p><text:s/>Anónimo de Santarém</text:p>
          </table:table-cell>
          <table:table-cell table:style-name="ce10" office:value-type="string" calcext:value-type="string">
            <text:p>https://cantigas.fcsh.unl.pt/cantiga.asp?cdcant=830&amp;nl=6&amp;tr=3&amp;pv=sim</text:p>
          </table:table-cell>
          <table:table-cell office:value-type="string" calcext:value-type="string">
            <text:p>   (Linha 6): al é Alfanx'e al Seserigo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fanxe</text:p>
          </table:table-cell>
          <table:table-cell table:style-name="ce7" office:value-type="string" calcext:value-type="string">
            <text:p>Alfanje</text:p>
          </table:table-cell>
          <table:table-cell office:value-type="string" calcext:value-type="string">
            <text:p>Pero eu vejo aqui trobadores</text:p>
          </table:table-cell>
          <table:table-cell table:style-name="ce10" office:value-type="string" calcext:value-type="string">
            <text:p><text:s/>Anónimo de Santarém</text:p>
          </table:table-cell>
          <table:table-cell table:style-name="ce10" office:value-type="string" calcext:value-type="string">
            <text:p>https://cantigas.fcsh.unl.pt/cantiga.asp?cdcant=831&amp;nl=6&amp;tr=3&amp;pv=sim</text:p>
          </table:table-cell>
          <table:table-cell office:value-type="string" calcext:value-type="string">
            <text:p>   (Linha 6): al é Alfanx'e al Seserigo!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Alfaro</text:p>
          </table:table-cell>
          <table:table-cell table:style-name="ce10"/>
          <table:table-cell office:value-type="string" calcext:value-type="string">
            <text:p>Garcia López d'Elfaro</text:p>
          </table:table-cell>
          <table:table-cell table:style-name="ce10" office:value-type="string" calcext:value-type="string">
            <text:p><text:s/>Pero da Ponte</text:p>
          </table:table-cell>
          <table:table-cell table:style-name="ce10" office:value-type="string" calcext:value-type="string">
            <text:p>https://cantigas.fcsh.unl.pt/cantiga.asp?cdcant=1661&amp;nl=1&amp;tr=3&amp;pv=sim</text:p>
          </table:table-cell>
          <table:table-cell office:value-type="string" calcext:value-type="string">
            <text:p>   (Linha 1): Garcia López d'Elfaro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hariz</text:p>
          </table:table-cell>
          <table:table-cell table:style-name="ce10"/>
          <table:table-cell office:value-type="string" calcext:value-type="string">
            <text:p>Vós, Dom Josep, venho eu preguntar</text:p>
          </table:table-cell>
          <table:table-cell table:style-name="ce10" office:value-type="string" calcext:value-type="string">
            <text:p><text:s/>Josepe, Estêvão da Guarda</text:p>
          </table:table-cell>
          <table:table-cell table:style-name="ce10" office:value-type="string" calcext:value-type="string">
            <text:p>https://cantigas.fcsh.unl.pt/cantiga.asp?cdcant=1345&amp;nl=40&amp;tr=3&amp;pv=sim</text:p>
          </table:table-cell>
          <table:table-cell office:value-type="string" calcext:value-type="string">
            <text:p>   (Linha 40): come o vinho forte em Alhariz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jarafe</text:p>
          </table:table-cell>
          <table:table-cell table:style-name="ce10"/>
          <table:table-cell office:value-type="string" calcext:value-type="string">
            <text:p>Tanto sei de vós, ric'homem: pois fordes na alcaria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463&amp;nl=6&amp;tr=3&amp;pv=sim</text:p>
          </table:table-cell>
          <table:table-cell office:value-type="string" calcext:value-type="string">
            <text:p>   (Linha 6): Bem sei que seredes ledo, pois fordes no Exaraf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vam</text:p>
          </table:table-cell>
          <table:table-cell table:style-name="ce10"/>
          <table:table-cell office:value-type="string" calcext:value-type="string">
            <text:p>Enmentar quer'eu do brial</text:p>
          </table:table-cell>
          <table:table-cell table:style-name="ce10" office:value-type="string" calcext:value-type="string">
            <text:p><text:s/>Lopo Lias</text:p>
          </table:table-cell>
          <table:table-cell table:style-name="ce10" office:value-type="string" calcext:value-type="string">
            <text:p>https://cantigas.fcsh.unl.pt/cantiga.asp?cdcant=1371&amp;nl=7&amp;tr=3&amp;pv=sim</text:p>
          </table:table-cell>
          <table:table-cell office:value-type="string" calcext:value-type="string">
            <text:p>   (Linha 7): O infançom cam, o d'Alvam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vam</text:p>
          </table:table-cell>
          <table:table-cell table:style-name="ce10"/>
          <table:table-cell office:value-type="string" calcext:value-type="string">
            <text:p>O infançom houv'atal</text:p>
          </table:table-cell>
          <table:table-cell table:style-name="ce10" office:value-type="string" calcext:value-type="string">
            <text:p><text:s/>Lopo Lias</text:p>
          </table:table-cell>
          <table:table-cell table:style-name="ce10" office:value-type="string" calcext:value-type="string">
            <text:p>https://cantigas.fcsh.unl.pt/cantiga.asp?cdcant=1380&amp;nl=37&amp;tr=3&amp;pv=sim</text:p>
          </table:table-cell>
          <table:table-cell office:value-type="string" calcext:value-type="string">
            <text:p>   (Linha 37): e ó seu brial d'Alvam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Amarante</text:p>
          </table:table-cell>
          <table:table-cell table:style-name="ce10"/>
          <table:table-cell office:value-type="string" calcext:value-type="string">
            <text:p>Quem diz de Dom 'Stêvam que nom vê bem</text:p>
          </table:table-cell>
          <table:table-cell table:style-name="ce10" office:value-type="string" calcext:value-type="string">
            <text:p><text:s/>João Soares Coelho</text:p>
          </table:table-cell>
          <table:table-cell table:style-name="ce10" office:value-type="string" calcext:value-type="string">
            <text:p>https://cantigas.fcsh.unl.pt/cantiga.asp?cdcant=1438&amp;nl=11&amp;tr=3&amp;pv=sim</text:p>
          </table:table-cell>
          <table:table-cell office:value-type="string" calcext:value-type="string">
            <text:p>   (Linha 11): como o eu vi, junt'a Amarante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daluzia</text:p>
          </table:table-cell>
          <table:table-cell table:style-name="ce10"/>
          <table:table-cell office:value-type="string" calcext:value-type="string">
            <text:p>O mui bom rei que conquis a fronteira</text:p>
          </table:table-cell>
          <table:table-cell table:style-name="ce10" office:value-type="string" calcext:value-type="string">
            <text:p><text:s/>Pero da Ponte</text:p>
          </table:table-cell>
          <table:table-cell table:style-name="ce10" office:value-type="string" calcext:value-type="string">
            <text:p>https://cantigas.fcsh.unl.pt/cantiga.asp?cdcant=991&amp;nl=24&amp;tr=3&amp;pv=sim</text:p>
          </table:table-cell>
          <table:table-cell office:value-type="string" calcext:value-type="string">
            <text:p>   (Linha 24): este conquis bem a Andaluz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agão</text:p>
          </table:table-cell>
          <table:table-cell table:style-name="ce10"/>
          <table:table-cell office:value-type="string" calcext:value-type="string">
            <text:p>Dom Pedro, est[e] cunhado d'el-rei</text:p>
          </table:table-cell>
          <table:table-cell table:style-name="ce10" office:value-type="string" calcext:value-type="string">
            <text:p><text:s/>Fernão Rodrigues Redondo</text:p>
          </table:table-cell>
          <table:table-cell table:style-name="ce10" office:value-type="string" calcext:value-type="string">
            <text:p>https://cantigas.fcsh.unl.pt/cantiga.asp?cdcant=1639&amp;nl=2&amp;tr=3&amp;pv=sim</text:p>
          </table:table-cell>
          <table:table-cell office:value-type="string" calcext:value-type="string">
            <text:p>   (Linha 2): que chegou ora aqui d'Aragom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agão</text:p>
          </table:table-cell>
          <table:table-cell table:style-name="ce10"/>
          <table:table-cell office:value-type="string" calcext:value-type="string">
            <text:p>O que Balteira ora quer vingar</text:p>
          </table:table-cell>
          <table:table-cell table:style-name="ce10" office:value-type="string" calcext:value-type="string">
            <text:p><text:s/>Pero Garcia de Ambroa </text:p>
          </table:table-cell>
          <table:table-cell table:style-name="ce10" office:value-type="string" calcext:value-type="string">
            <text:p>https://cantigas.fcsh.unl.pt/cantiga.asp?cdcant=1621&amp;nl=19&amp;tr=3&amp;pv=sim</text:p>
          </table:table-cell>
          <table:table-cell office:value-type="string" calcext:value-type="string">
            <text:p>   (Linha 19): dos mais que há no reino d'Aragom;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Aragão</text:p>
          </table:table-cell>
          <table:table-cell table:style-name="ce10"/>
          <table:table-cell office:value-type="string" calcext:value-type="string">
            <text:p>Ora faz host'o senhor de Navarra</text:p>
          </table:table-cell>
          <table:table-cell table:style-name="ce10" office:value-type="string" calcext:value-type="string">
            <text:p><text:s/>João Soares de Paiva</text:p>
          </table:table-cell>
          <table:table-cell table:style-name="ce10" office:value-type="string" calcext:value-type="string">
            <text:p>https://cantigas.fcsh.unl.pt/cantiga.asp?cdcant=1361&amp;nl=2&amp;tr=3&amp;pv=sim</text:p>
          </table:table-cell>
          <table:table-cell office:value-type="string" calcext:value-type="string">
            <text:p>   (Linha 2): pois em Proenç'est el-rei d'Aragom;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Arcos</text:p>
          </table:table-cell>
          <table:table-cell table:style-name="ce10"/>
          <table:table-cell office:value-type="string" calcext:value-type="string">
            <text:p>Mala ventura me venha</text:p>
          </table:table-cell>
          <table:table-cell table:style-name="ce10" office:value-type="string" calcext:value-type="string">
            <text:p><text:s/>Rui Pais de Ribela</text:p>
          </table:table-cell>
          <table:table-cell table:style-name="ce10" office:value-type="string" calcext:value-type="string">
            <text:p>https://cantigas.fcsh.unl.pt/cantiga.asp?cdcant=1450&amp;nl=5&amp;tr=3&amp;pv=sim</text:p>
          </table:table-cell>
          <table:table-cell office:value-type="string" calcext:value-type="string">
            <text:p>   (Linha 5): se pola donzela d'Arco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don</text:p>
          </table:table-cell>
          <table:table-cell table:style-name="ce10"/>
          <table:table-cell office:value-type="string" calcext:value-type="string">
            <text:p>Maestr'Acenço, dereito faria</text:p>
          </table:table-cell>
          <table:table-cell table:style-name="ce10" office:value-type="string" calcext:value-type="string">
            <text:p><text:s/>Martim Moxa</text:p>
          </table:table-cell>
          <table:table-cell table:style-name="ce10" office:value-type="string" calcext:value-type="string">
            <text:p>https://cantigas.fcsh.unl.pt/cantiga.asp?cdcant=923&amp;nl=24&amp;tr=3&amp;pv=sim</text:p>
          </table:table-cell>
          <table:table-cell office:value-type="string" calcext:value-type="string">
            <text:p>   (Linha 24): que vos quer dar Ardon em encomend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nado</text:p>
          </table:table-cell>
          <table:table-cell table:style-name="ce10"/>
          <table:table-cell office:value-type="string" calcext:value-type="string">
            <text:p>Dom Estêvam fez[o] sa partiçom</text:p>
          </table:table-cell>
          <table:table-cell table:style-name="ce10" office:value-type="string" calcext:value-type="string">
            <text:p><text:s/>João Soares Coelho</text:p>
          </table:table-cell>
          <table:table-cell table:style-name="ce10" office:value-type="string" calcext:value-type="string">
            <text:p>https://cantigas.fcsh.unl.pt/cantiga.asp?cdcant=1437&amp;nl=5&amp;tr=3&amp;pv=sim</text:p>
          </table:table-cell>
          <table:table-cell office:value-type="string" calcext:value-type="string">
            <text:p>   (Linha 5): caeu em Runa atá eno Arnado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ouca</text:p>
          </table:table-cell>
          <table:table-cell table:style-name="ce10"/>
          <table:table-cell office:value-type="string" calcext:value-type="string">
            <text:p>Em Arouca ũa casa faria</text:p>
          </table:table-cell>
          <table:table-cell table:style-name="ce10" office:value-type="string" calcext:value-type="string">
            <text:p><text:s/>Afonso Lopes de Baião</text:p>
          </table:table-cell>
          <table:table-cell table:style-name="ce10" office:value-type="string" calcext:value-type="string">
            <text:p>https://cantigas.fcsh.unl.pt/cantiga.asp?cdcant=1504&amp;nl=1&amp;tr=3&amp;pv=sim</text:p>
          </table:table-cell>
          <table:table-cell office:value-type="string" calcext:value-type="string">
            <text:p>   (Linha 1): Em Arouca ũa casa faria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torga</text:p>
          </table:table-cell>
          <table:table-cell table:style-name="ce10"/>
          <table:table-cell office:value-type="string" calcext:value-type="string">
            <text:p>Dom Guilhelm'e Dom Adam e Dom Miguel Carriço</text:p>
          </table:table-cell>
          <table:table-cell table:style-name="ce10" office:value-type="string" calcext:value-type="string">
            <text:p><text:s/>Fernão Soares de Quinhones</text:p>
          </table:table-cell>
          <table:table-cell table:style-name="ce10" office:value-type="string" calcext:value-type="string">
            <text:p>https://cantigas.fcsh.unl.pt/cantiga.asp?cdcant=1587&amp;nl=5&amp;tr=3&amp;pv=sim</text:p>
          </table:table-cell>
          <table:table-cell office:value-type="string" calcext:value-type="string">
            <text:p>   (Linha 5): mas, por um home d'Estorga que perdeu carneiros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torga</text:p>
          </table:table-cell>
          <table:table-cell table:style-name="ce10"/>
          <table:table-cell office:value-type="string" calcext:value-type="string">
            <text:p>Fernam Díaz é aqui, como vistes</text:p>
          </table:table-cell>
          <table:table-cell table:style-name="ce10" office:value-type="string" calcext:value-type="string">
            <text:p><text:s/>Airas Peres Vuitorom</text:p>
          </table:table-cell>
          <table:table-cell table:style-name="ce10" office:value-type="string" calcext:value-type="string">
            <text:p>https://cantigas.fcsh.unl.pt/cantiga.asp?cdcant=1513&amp;nl=13&amp;tr=3&amp;pv=sim</text:p>
          </table:table-cell>
          <table:table-cell office:value-type="string" calcext:value-type="string">
            <text:p>   (Linha 13): Ca d'Estorga atá Sam Fagundo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Augadalquivir</text:p>
          </table:table-cell>
          <table:table-cell table:style-name="ce7" office:value-type="string" calcext:value-type="string">
            <text:p>Guadalquivir</text:p>
          </table:table-cell>
          <table:table-cell office:value-type="string" calcext:value-type="string">
            <text:p>O genete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495&amp;nl=18&amp;tr=3&amp;pv=sim</text:p>
          </table:table-cell>
          <table:table-cell office:value-type="string" calcext:value-type="string">
            <text:p>   (Linha 18): que Auguadalquivir maior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zamor</text:p>
          </table:table-cell>
          <table:table-cell table:style-name="ce10"/>
          <table:table-cell office:value-type="string" calcext:value-type="string">
            <text:p>O genete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495&amp;nl=16&amp;tr=3&amp;pv=sim</text:p>
          </table:table-cell>
          <table:table-cell office:value-type="string" calcext:value-type="string">
            <text:p>   (Linha 16): ant'os mouros d'Azamor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zevedo</text:p>
          </table:table-cell>
          <table:table-cell table:style-name="ce10"/>
          <table:table-cell office:value-type="string" calcext:value-type="string">
            <text:p>Ansur Moniz, muit'houve gram pesar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486&amp;nl=12&amp;tr=3&amp;pv=sim</text:p>
          </table:table-cell>
          <table:table-cell office:value-type="string" calcext:value-type="string">
            <text:p>   (Linha 12): e d'Azeved'ar é mui natural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dalhouce</text:p>
          </table:table-cell>
          <table:table-cell table:style-name="ce7" office:value-type="string" calcext:value-type="string">
            <text:p>Badajoz</text:p>
          </table:table-cell>
          <table:table-cell office:value-type="string" calcext:value-type="string">
            <text:p>Bem sabedes, senhor rei</text:p>
          </table:table-cell>
          <table:table-cell table:style-name="ce10" office:value-type="string" calcext:value-type="string">
            <text:p><text:s/>Gil Peres Conde</text:p>
          </table:table-cell>
          <table:table-cell table:style-name="ce10" office:value-type="string" calcext:value-type="string">
            <text:p>https://cantigas.fcsh.unl.pt/cantiga.asp?cdcant=1565&amp;nl=10&amp;tr=3&amp;pv=sim</text:p>
          </table:table-cell>
          <table:table-cell office:value-type="string" calcext:value-type="string">
            <text:p>   (Linha 10): assi fiz em Badalho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güin</text:p>
          </table:table-cell>
          <table:table-cell table:style-name="ce10"/>
          <table:table-cell office:value-type="string" calcext:value-type="string">
            <text:p>A dona de Bagüin</text:p>
          </table:table-cell>
          <table:table-cell table:style-name="ce10" office:value-type="string" calcext:value-type="string">
            <text:p><text:s/>Lopo Lias</text:p>
          </table:table-cell>
          <table:table-cell table:style-name="ce10" office:value-type="string" calcext:value-type="string">
            <text:p>https://cantigas.fcsh.unl.pt/cantiga.asp?cdcant=1383&amp;nl=1&amp;tr=3&amp;pv=sim</text:p>
          </table:table-cell>
          <table:table-cell office:value-type="string" calcext:value-type="string">
            <text:p>   (Linha 1): A dona de Bagü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celos</text:p>
          </table:table-cell>
          <table:table-cell table:style-name="ce10"/>
          <table:table-cell office:value-type="string" calcext:value-type="string">
            <text:p>Se m'ora Deus gram bem fazer quisesse</text:p>
          </table:table-cell>
          <table:table-cell table:style-name="ce10" office:value-type="string" calcext:value-type="string">
            <text:p><text:s/>João Garcia de Guilhade</text:p>
          </table:table-cell>
          <table:table-cell table:style-name="ce10" office:value-type="string" calcext:value-type="string">
            <text:p>https://cantigas.fcsh.unl.pt/cantiga.asp?cdcant=403&amp;nl=8&amp;tr=3&amp;pv=sim</text:p>
          </table:table-cell>
          <table:table-cell office:value-type="string" calcext:value-type="string">
            <text:p>   (Linha 8): Daqui vej'eu Barcelos e Fari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ira</text:p>
          </table:table-cell>
          <table:table-cell table:style-name="ce10"/>
          <table:table-cell office:value-type="string" calcext:value-type="string">
            <text:p>À lealdade da Bezerra, que pela Beira muit'anda</text:p>
          </table:table-cell>
          <table:table-cell table:style-name="ce10" office:value-type="string" calcext:value-type="string">
            <text:p><text:s/>Airas Peres Vuitorom</text:p>
          </table:table-cell>
          <table:table-cell table:style-name="ce10" office:value-type="string" calcext:value-type="string">
            <text:p>https://cantigas.fcsh.unl.pt/cantiga.asp?cdcant=1511&amp;nl=1&amp;tr=3&amp;pv=sim</text:p>
          </table:table-cell>
          <table:table-cell office:value-type="string" calcext:value-type="string">
            <text:p>   (Linha 1): A lealdade da Bezerra, que pela Beira muit'and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lém</text:p>
          </table:table-cell>
          <table:table-cell table:style-name="ce10"/>
          <table:table-cell office:value-type="string" calcext:value-type="string">
            <text:p>Paai Rengel e outros dous romeus</text:p>
          </table:table-cell>
          <table:table-cell table:style-name="ce10" office:value-type="string" calcext:value-type="string">
            <text:p><text:s/>Afonso Anes do Cotom</text:p>
          </table:table-cell>
          <table:table-cell table:style-name="ce10" office:value-type="string" calcext:value-type="string">
            <text:p>https://cantigas.fcsh.unl.pt/cantiga.asp?cdcant=1610&amp;nl=20&amp;tr=3&amp;pv=sim</text:p>
          </table:table-cell>
          <table:table-cell office:value-type="string" calcext:value-type="string">
            <text:p>   (Linha 20): que quand[o] a lide foi em Belé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lenha</text:p>
          </table:table-cell>
          <table:table-cell table:style-name="ce10"/>
          <table:table-cell office:value-type="string" calcext:value-type="string">
            <text:p>Mala ventura me venha</text:p>
          </table:table-cell>
          <table:table-cell table:style-name="ce10" office:value-type="string" calcext:value-type="string">
            <text:p><text:s/>Rui Pais de Ribela</text:p>
          </table:table-cell>
          <table:table-cell table:style-name="ce10" office:value-type="string" calcext:value-type="string">
            <text:p>https://cantigas.fcsh.unl.pt/cantiga.asp?cdcant=1450&amp;nl=2&amp;tr=3&amp;pv=sim</text:p>
          </table:table-cell>
          <table:table-cell office:value-type="string" calcext:value-type="string">
            <text:p>   (Linha 2): se eu pola de Belen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lfurado</text:p>
          </table:table-cell>
          <table:table-cell table:style-name="ce10"/>
          <table:table-cell office:value-type="string" calcext:value-type="string">
            <text:p>Pero nom fui a Ultramar</text:p>
          </table:table-cell>
          <table:table-cell table:style-name="ce10" office:value-type="string" calcext:value-type="string">
            <text:p><text:s/>Martim Soares</text:p>
          </table:table-cell>
          <table:table-cell table:style-name="ce10" office:value-type="string" calcext:value-type="string">
            <text:p>https://cantigas.fcsh.unl.pt/cantiga.asp?cdcant=114&amp;nl=11&amp;tr=3&amp;pv=sim</text:p>
          </table:table-cell>
          <table:table-cell office:value-type="string" calcext:value-type="string">
            <text:p>   (Linha 11): de Belfurad'a Santarém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navente</text:p>
          </table:table-cell>
          <table:table-cell table:style-name="ce10"/>
          <table:table-cell office:value-type="string" calcext:value-type="string">
            <text:p>Tercer dia ante Natal</text:p>
          </table:table-cell>
          <table:table-cell table:style-name="ce10" office:value-type="string" calcext:value-type="string">
            <text:p><text:s/>Lopo Lias</text:p>
          </table:table-cell>
          <table:table-cell table:style-name="ce10" office:value-type="string" calcext:value-type="string">
            <text:p>https://cantigas.fcsh.unl.pt/cantiga.asp?cdcant=1370&amp;nl=14&amp;tr=3&amp;pv=sim</text:p>
          </table:table-cell>
          <table:table-cell office:value-type="string" calcext:value-type="string">
            <text:p>   (Linha 14): e talhou-lho em Benaven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rger</text:p>
          </table:table-cell>
          <table:table-cell table:style-name="ce7" office:value-type="string" calcext:value-type="string">
            <text:p>Vejer de la Frontera, próxima de Cádiz</text:p>
          </table:table-cell>
          <table:table-cell office:value-type="string" calcext:value-type="string">
            <text:p>Ao daiam de Cález eu achei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497&amp;nl=2&amp;tr=3&amp;pv=sim</text:p>
          </table:table-cell>
          <table:table-cell office:value-type="string" calcext:value-type="string">
            <text:p>   (Linha 2): livros que lhe levavam de Berger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scaia</text:p>
          </table:table-cell>
          <table:table-cell table:style-name="ce7" office:value-type="string" calcext:value-type="string">
            <text:p>Euskadi. País Basco</text:p>
          </table:table-cell>
          <table:table-cell office:value-type="string" calcext:value-type="string">
            <text:p>A donzela de Biscaia</text:p>
          </table:table-cell>
          <table:table-cell table:style-name="ce10" office:value-type="string" calcext:value-type="string">
            <text:p><text:s/>Rui Pais de Ribela</text:p>
          </table:table-cell>
          <table:table-cell table:style-name="ce10" office:value-type="string" calcext:value-type="string">
            <text:p>https://cantigas.fcsh.unl.pt/cantiga.asp?cdcant=1468&amp;nl=1&amp;tr=3&amp;pv=sim</text:p>
          </table:table-cell>
          <table:table-cell office:value-type="string" calcext:value-type="string">
            <text:p>   (Linha 1): A donzela de Bisca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ndiz</text:p>
          </table:table-cell>
          <table:table-cell table:style-name="ce10"/>
          <table:table-cell office:value-type="string" calcext:value-type="string">
            <text:p>Paai Rengel e outros dous romeus</text:p>
          </table:table-cell>
          <table:table-cell table:style-name="ce10" office:value-type="string" calcext:value-type="string">
            <text:p><text:s/>Afonso Anes do Cotom</text:p>
          </table:table-cell>
          <table:table-cell table:style-name="ce10" office:value-type="string" calcext:value-type="string">
            <text:p>https://cantigas.fcsh.unl.pt/cantiga.asp?cdcant=1610&amp;nl=15&amp;tr=3&amp;pv=sim</text:p>
          </table:table-cell>
          <table:table-cell office:value-type="string" calcext:value-type="string">
            <text:p>   (Linha 15): De como nom entrarom a Blandiz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naval</text:p>
          </table:table-cell>
          <table:table-cell table:style-name="ce10"/>
          <table:table-cell office:value-type="string" calcext:value-type="string">
            <text:p>A Bonaval quer'eu, mia senhor, ir</text:p>
          </table:table-cell>
          <table:table-cell table:style-name="ce10" office:value-type="string" calcext:value-type="string">
            <text:p><text:s/>Bernal de Bonaval</text:p>
          </table:table-cell>
          <table:table-cell table:style-name="ce10" office:value-type="string" calcext:value-type="string">
            <text:p>https://cantigas.fcsh.unl.pt/cantiga.asp?cdcant=1086&amp;nl=1&amp;tr=3&amp;pv=sim</text:p>
          </table:table-cell>
          <table:table-cell office:value-type="string" calcext:value-type="string">
            <text:p>   (Linha 1): A Bonaval quer'eu, mia senhor, 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naval</text:p>
          </table:table-cell>
          <table:table-cell table:style-name="ce10"/>
          <table:table-cell office:value-type="string" calcext:value-type="string">
            <text:p>Diss'a fremosa em Bonaval assi:</text:p>
          </table:table-cell>
          <table:table-cell table:style-name="ce10" office:value-type="string" calcext:value-type="string">
            <text:p><text:s/>Bernal de Bonaval</text:p>
          </table:table-cell>
          <table:table-cell table:style-name="ce10" office:value-type="string" calcext:value-type="string">
            <text:p>https://cantigas.fcsh.unl.pt/cantiga.asp?cdcant=1155&amp;nl=1&amp;tr=3&amp;pv=sim</text:p>
          </table:table-cell>
          <table:table-cell office:value-type="string" calcext:value-type="string">
            <text:p>   (Linha 1): Diss'a fremosa em Bonaval assi: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1">
          <table:table-cell office:value-type="string" calcext:value-type="string">
            <text:p>Bonaval</text:p>
          </table:table-cell>
          <table:table-cell table:style-name="ce10"/>
          <table:table-cell office:value-type="string" calcext:value-type="string">
            <text:p>Pois mi dizedes, amigo, ca mi queredes vós melhor</text:p>
          </table:table-cell>
          <table:table-cell table:style-name="ce10" office:value-type="string" calcext:value-type="string">
            <text:p><text:s/>Bernal de Bonaval</text:p>
          </table:table-cell>
          <table:table-cell table:style-name="ce10" office:value-type="string" calcext:value-type="string">
            <text:p>https://cantigas.fcsh.unl.pt/cantiga.asp?cdcant=1153&amp;nl=10&amp;tr=3&amp;pv=sim</text:p>
          </table:table-cell>
          <table:table-cell office:value-type="string" calcext:value-type="string">
            <text:p>   (Linha 10): come mi, dized', amigo, se Deus vos lev'a Bonaval,</text:p>
          </table:table-cell>
          <table:table-cell table:number-columns-repeated="4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1">
          <table:table-cell office:value-type="string" calcext:value-type="string">
            <text:p>Bonaval</text:p>
          </table:table-cell>
          <table:table-cell table:style-name="ce10"/>
          <table:table-cell office:value-type="string" calcext:value-type="string">
            <text:p>Rogar-vos quero [e]u, mia madr'e mia senhor</text:p>
          </table:table-cell>
          <table:table-cell table:style-name="ce10" office:value-type="string" calcext:value-type="string">
            <text:p><text:s/>Bernal de Bonaval</text:p>
          </table:table-cell>
          <table:table-cell table:style-name="ce10" office:value-type="string" calcext:value-type="string">
            <text:p>https://cantigas.fcsh.unl.pt/cantiga.asp?cdcant=1156&amp;nl=3&amp;tr=3&amp;pv=sim</text:p>
          </table:table-cell>
          <table:table-cell office:value-type="string" calcext:value-type="string">
            <text:p>   (Linha 3): a Bonaval, pois meu amig'i vem.</text:p>
          </table:table-cell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1">
          <table:table-cell office:value-type="string" calcext:value-type="string">
            <text:p>Bonaval</text:p>
          </table:table-cell>
          <table:table-cell table:style-name="ce10"/>
          <table:table-cell office:value-type="string" calcext:value-type="string">
            <text:p>Se veess'o meu amigo a Bonaval e me visse</text:p>
          </table:table-cell>
          <table:table-cell table:style-name="ce10" office:value-type="string" calcext:value-type="string">
            <text:p><text:s/>Bernal de Bonaval</text:p>
          </table:table-cell>
          <table:table-cell table:style-name="ce10" office:value-type="string" calcext:value-type="string">
            <text:p>https://cantigas.fcsh.unl.pt/cantiga.asp?cdcant=1154&amp;nl=1&amp;tr=3&amp;pv=sim</text:p>
          </table:table-cell>
          <table:table-cell office:value-type="string" calcext:value-type="string">
            <text:p>   (Linha 1): Se veess'o meu amigo a Bonaval e me visse</text:p>
          </table:table-cell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1">
          <table:table-cell office:value-type="string" calcext:value-type="string">
            <text:p>Burgos</text:p>
          </table:table-cell>
          <table:table-cell table:style-name="ce10"/>
          <table:table-cell office:value-type="string" calcext:value-type="string">
            <text:p>As mias jornadas vedes quaes som</text:p>
          </table:table-cell>
          <table:table-cell table:style-name="ce10" office:value-type="string" calcext:value-type="string">
            <text:p><text:s/>Afonso Anes do Cotom</text:p>
          </table:table-cell>
          <table:table-cell table:style-name="ce10" office:value-type="string" calcext:value-type="string">
            <text:p>https://cantigas.fcsh.unl.pt/cantiga.asp?cdcant=975&amp;nl=3&amp;tr=3&amp;pv=sim</text:p>
          </table:table-cell>
          <table:table-cell office:value-type="string" calcext:value-type="string">
            <text:p>   (Linha 3): de Castr'a Burgos e end'a Palenç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rgos</text:p>
          </table:table-cell>
          <table:table-cell table:style-name="ce10"/>
          <table:table-cell office:value-type="string" calcext:value-type="string">
            <text:p>Esta ama, cuj'é Joam Coelho</text:p>
          </table:table-cell>
          <table:table-cell table:style-name="ce10" office:value-type="string" calcext:value-type="string">
            <text:p><text:s/>Fernão Garcia Esgaravunha</text:p>
          </table:table-cell>
          <table:table-cell table:style-name="ce10" office:value-type="string" calcext:value-type="string">
            <text:p>https://cantigas.fcsh.unl.pt/cantiga.asp?cdcant=1544&amp;nl=16&amp;tr=3&amp;pv=sim</text:p>
          </table:table-cell>
          <table:table-cell office:value-type="string" calcext:value-type="string">
            <text:p>   (Linha 16): nom lh'acham par, de Burgos a Carrion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1">
          <table:table-cell office:value-type="string" calcext:value-type="string">
            <text:p>Burgos</text:p>
          </table:table-cell>
          <table:table-cell table:style-name="ce10"/>
          <table:table-cell office:value-type="string" calcext:value-type="string">
            <text:p>O que da guerra levou cavaleiros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500&amp;nl=44&amp;tr=3&amp;pv=sim</text:p>
          </table:table-cell>
          <table:table-cell office:value-type="string" calcext:value-type="string">
            <text:p>   (Linha 44): macar em Burgos fez pintar escudo</text:p>
          </table:table-cell>
          <table:table-cell table:number-columns-repeated="4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1">
          <table:table-cell office:value-type="string" calcext:value-type="string">
            <text:p>Burgos</text:p>
          </table:table-cell>
          <table:table-cell table:style-name="ce10"/>
          <table:table-cell office:value-type="string" calcext:value-type="string">
            <text:p>Os de Burgos som coitados</text:p>
          </table:table-cell>
          <table:table-cell table:style-name="ce10" office:value-type="string" calcext:value-type="string">
            <text:p><text:s/>Pero da Ponte</text:p>
          </table:table-cell>
          <table:table-cell table:style-name="ce10" office:value-type="string" calcext:value-type="string">
            <text:p>https://cantigas.fcsh.unl.pt/cantiga.asp?cdcant=1672&amp;nl=1&amp;tr=3&amp;pv=sim</text:p>
          </table:table-cell>
          <table:table-cell office:value-type="string" calcext:value-type="string">
            <text:p>   (Linha 1): Os de Burgos som coitados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1">
          <table:table-cell office:value-type="string" calcext:value-type="string">
            <text:p>Burgos</text:p>
          </table:table-cell>
          <table:table-cell table:style-name="ce10"/>
          <table:table-cell office:value-type="string" calcext:value-type="string">
            <text:p>Quem mi ora quisesse cruzar</text:p>
          </table:table-cell>
          <table:table-cell table:style-name="ce10" office:value-type="string" calcext:value-type="string">
            <text:p><text:s/>Pedro Amigo de Sevilha</text:p>
          </table:table-cell>
          <table:table-cell table:style-name="ce10" office:value-type="string" calcext:value-type="string">
            <text:p>https://cantigas.fcsh.unl.pt/cantiga.asp?cdcant=1687&amp;nl=24&amp;tr=3&amp;pv=sim</text:p>
          </table:table-cell>
          <table:table-cell office:value-type="string" calcext:value-type="string">
            <text:p>   (Linha 24): em Burgos; ca, se preguntar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1">
          <table:table-cell office:value-type="string" calcext:value-type="string">
            <text:p>Burgos</text:p>
          </table:table-cell>
          <table:table-cell table:style-name="ce10"/>
          <table:table-cell office:value-type="string" calcext:value-type="string">
            <text:p>Um dia fui cavalgar</text:p>
          </table:table-cell>
          <table:table-cell table:style-name="ce10" office:value-type="string" calcext:value-type="string">
            <text:p><text:s/>Pero da Ponte</text:p>
          </table:table-cell>
          <table:table-cell table:style-name="ce10" office:value-type="string" calcext:value-type="string">
            <text:p>https://cantigas.fcsh.unl.pt/cantiga.asp?cdcant=1655&amp;nl=2&amp;tr=3&amp;pv=sim</text:p>
          </table:table-cell>
          <table:table-cell office:value-type="string" calcext:value-type="string">
            <text:p>   (Linha 2): de Burgos contra Carrion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1">
          <table:table-cell office:value-type="string" calcext:value-type="string">
            <text:p>Cabeceiras de Basto</text:p>
          </table:table-cell>
          <table:table-cell table:style-name="ce10"/>
          <table:table-cell office:value-type="string" calcext:value-type="string">
            <text:p>Sedia-xi Dom Belpelho em ũa sa maison</text:p>
          </table:table-cell>
          <table:table-cell table:style-name="ce10" office:value-type="string" calcext:value-type="string">
            <text:p><text:s/>Afonso Lopes de Baião</text:p>
          </table:table-cell>
          <table:table-cell table:style-name="ce10" office:value-type="string" calcext:value-type="string">
            <text:p>https://cantigas.fcsh.unl.pt/cantiga.asp?cdcant=1503&amp;nl=24&amp;tr=3&amp;pv=sim</text:p>
          </table:table-cell>
          <table:table-cell office:value-type="string" calcext:value-type="string">
            <text:p>   (Linha 24): ca já outros todos em Basto som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ález</text:p>
          </table:table-cell>
          <table:table-cell table:style-name="ce7" office:value-type="string" calcext:value-type="string">
            <text:p>Cádiz</text:p>
          </table:table-cell>
          <table:table-cell office:value-type="string" calcext:value-type="string">
            <text:p>Ao daiam de Cález eu achei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497&amp;nl=1&amp;tr=3&amp;pv=sim</text:p>
          </table:table-cell>
          <table:table-cell office:value-type="string" calcext:value-type="string">
            <text:p>   (Linha 1): Ao daiam de Cález eu ache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mbrai</text:p>
          </table:table-cell>
          <table:table-cell table:style-name="ce10"/>
          <table:table-cell office:value-type="string" calcext:value-type="string">
            <text:p>Lop'Anaia nom se vaia</text:p>
          </table:table-cell>
          <table:table-cell table:style-name="ce10" office:value-type="string" calcext:value-type="string">
            <text:p><text:s/>Fernão Soares de Quinhones</text:p>
          </table:table-cell>
          <table:table-cell table:style-name="ce10" office:value-type="string" calcext:value-type="string">
            <text:p>https://cantigas.fcsh.unl.pt/cantiga.asp?cdcant=1588&amp;nl=20&amp;tr=3&amp;pv=sim</text:p>
          </table:table-cell>
          <table:table-cell office:value-type="string" calcext:value-type="string">
            <text:p>   (Linha 20): bem come prés de Cambrai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mpos</text:p>
          </table:table-cell>
          <table:table-cell table:style-name="ce10"/>
          <table:table-cell office:value-type="string" calcext:value-type="string">
            <text:p>Ansur Moniz, muit'houve gram pesar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486&amp;nl=9&amp;tr=3&amp;pv=sim</text:p>
          </table:table-cell>
          <table:table-cell office:value-type="string" calcext:value-type="string">
            <text:p>   (Linha 9): e de Campos, mais nom dos de Cizneiros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mpou</text:p>
          </table:table-cell>
          <table:table-cell table:style-name="ce10"/>
          <table:table-cell office:value-type="string" calcext:value-type="string">
            <text:p>Bem sabedes, senhor rei</text:p>
          </table:table-cell>
          <table:table-cell table:style-name="ce10" office:value-type="string" calcext:value-type="string">
            <text:p><text:s/>Gil Peres Conde</text:p>
          </table:table-cell>
          <table:table-cell table:style-name="ce10" office:value-type="string" calcext:value-type="string">
            <text:p>https://cantigas.fcsh.unl.pt/cantiga.asp?cdcant=1565&amp;nl=8&amp;tr=3&amp;pv=sim</text:p>
          </table:table-cell>
          <table:table-cell office:value-type="string" calcext:value-type="string">
            <text:p>   (Linha 8): E em terra de Campo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rion</text:p>
          </table:table-cell>
          <table:table-cell table:style-name="ce7" office:value-type="string" calcext:value-type="string">
            <text:p>Carrión de los Condes</text:p>
          </table:table-cell>
          <table:table-cell office:value-type="string" calcext:value-type="string">
            <text:p>As mias jornadas vedes quaes som</text:p>
          </table:table-cell>
          <table:table-cell table:style-name="ce10" office:value-type="string" calcext:value-type="string">
            <text:p><text:s/>Afonso Anes do Cotom</text:p>
          </table:table-cell>
          <table:table-cell table:style-name="ce10" office:value-type="string" calcext:value-type="string">
            <text:p>https://cantigas.fcsh.unl.pt/cantiga.asp?cdcant=975&amp;nl=4&amp;tr=3&amp;pv=sim</text:p>
          </table:table-cell>
          <table:table-cell office:value-type="string" calcext:value-type="string">
            <text:p>   (Linha 4): e de Palença sair-mi a Carr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rion</text:p>
          </table:table-cell>
          <table:table-cell table:style-name="ce7" office:value-type="string" calcext:value-type="string">
            <text:p>Carrión de los Condes</text:p>
          </table:table-cell>
          <table:table-cell office:value-type="string" calcext:value-type="string">
            <text:p>Esta ama, cuj'é Joam Coelho</text:p>
          </table:table-cell>
          <table:table-cell table:style-name="ce10" office:value-type="string" calcext:value-type="string">
            <text:p><text:s/>Fernão Garcia Esgaravunha</text:p>
          </table:table-cell>
          <table:table-cell table:style-name="ce10" office:value-type="string" calcext:value-type="string">
            <text:p>https://cantigas.fcsh.unl.pt/cantiga.asp?cdcant=1544&amp;nl=16&amp;tr=3&amp;pv=sim</text:p>
          </table:table-cell>
          <table:table-cell office:value-type="string" calcext:value-type="string">
            <text:p>   (Linha 16): nom lh'acham par, de Burgos a Carrion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1">
          <table:table-cell office:value-type="string" calcext:value-type="string">
            <text:p>Carrion</text:p>
          </table:table-cell>
          <table:table-cell table:style-name="ce7" office:value-type="string" calcext:value-type="string">
            <text:p>Carrión de los Condes</text:p>
          </table:table-cell>
          <table:table-cell office:value-type="string" calcext:value-type="string">
            <text:p>Noutro dia, em Carrion</text:p>
          </table:table-cell>
          <table:table-cell table:style-name="ce10" office:value-type="string" calcext:value-type="string">
            <text:p><text:s/>Pero da Ponte</text:p>
          </table:table-cell>
          <table:table-cell table:style-name="ce10" office:value-type="string" calcext:value-type="string">
            <text:p>https://cantigas.fcsh.unl.pt/cantiga.asp?cdcant=1658&amp;nl=1&amp;tr=3&amp;pv=sim</text:p>
          </table:table-cell>
          <table:table-cell office:value-type="string" calcext:value-type="string">
            <text:p>   (Linha 1): Noutro dia, em Carrion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1">
          <table:table-cell office:value-type="string" calcext:value-type="string">
            <text:p>Carrion</text:p>
          </table:table-cell>
          <table:table-cell table:style-name="ce7" office:value-type="string" calcext:value-type="string">
            <text:p>Carrión de los Condes</text:p>
          </table:table-cell>
          <table:table-cell office:value-type="string" calcext:value-type="string">
            <text:p>Que muito mi de Fernam Diaz praz</text:p>
          </table:table-cell>
          <table:table-cell table:style-name="ce10" office:value-type="string" calcext:value-type="string">
            <text:p><text:s/>Pero Garcia Burgalês</text:p>
          </table:table-cell>
          <table:table-cell table:style-name="ce10" office:value-type="string" calcext:value-type="string">
            <text:p>https://cantigas.fcsh.unl.pt/cantiga.asp?cdcant=1410&amp;nl=11&amp;tr=3&amp;pv=sim</text:p>
          </table:table-cell>
          <table:table-cell office:value-type="string" calcext:value-type="string">
            <text:p>   (Linha 11): atá Carriom, ond'outro nunca fez;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1">
          <table:table-cell office:value-type="string" calcext:value-type="string">
            <text:p>Carrion</text:p>
          </table:table-cell>
          <table:table-cell table:style-name="ce7" office:value-type="string" calcext:value-type="string">
            <text:p>Carrión de los Condes</text:p>
          </table:table-cell>
          <table:table-cell office:value-type="string" calcext:value-type="string">
            <text:p>Que muito mi de Fernam Diaz praz</text:p>
          </table:table-cell>
          <table:table-cell table:style-name="ce10" office:value-type="string" calcext:value-type="string">
            <text:p><text:s/>Pero Garcia Burgalês</text:p>
          </table:table-cell>
          <table:table-cell table:style-name="ce10" office:value-type="string" calcext:value-type="string">
            <text:p>https://cantigas.fcsh.unl.pt/cantiga.asp?cdcant=1410&amp;nl=11&amp;tr=3&amp;pv=sim</text:p>
          </table:table-cell>
          <table:table-cell office:value-type="string" calcext:value-type="string">
            <text:p>   (Linha 20): mui gram temp'há que nom foi em Carriom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1">
          <table:table-cell office:value-type="string" calcext:value-type="string">
            <text:p>Carrion</text:p>
          </table:table-cell>
          <table:table-cell table:style-name="ce7" office:value-type="string" calcext:value-type="string">
            <text:p>Carrión de los Condes</text:p>
          </table:table-cell>
          <table:table-cell office:value-type="string" calcext:value-type="string">
            <text:p>Ũa pregunta vos quero fazer</text:p>
          </table:table-cell>
          <table:table-cell table:style-name="ce10" office:value-type="string" calcext:value-type="string">
            <text:p>Paio Gomes Charinho, Afonso X</text:p>
          </table:table-cell>
          <table:table-cell table:style-name="ce10" office:value-type="string" calcext:value-type="string">
            <text:p>https://cantigas.fcsh.unl.pt/cantiga.asp?cdcant=1650&amp;nl=20&amp;tr=3&amp;pv=sim</text:p>
          </table:table-cell>
          <table:table-cell office:value-type="string" calcext:value-type="string">
            <text:p>   (Linha 20): mui gram temp'há que nom foi em Carriom</text:p>
          </table:table-cell>
          <table:table-cell table:number-columns-repeated="4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1">
          <table:table-cell office:value-type="string" calcext:value-type="string">
            <text:p>Carrion</text:p>
          </table:table-cell>
          <table:table-cell table:style-name="ce7" office:value-type="string" calcext:value-type="string">
            <text:p>Carrión de los Condes</text:p>
          </table:table-cell>
          <table:table-cell office:value-type="string" calcext:value-type="string">
            <text:p>Um dia fui cavalgar</text:p>
          </table:table-cell>
          <table:table-cell table:style-name="ce10" office:value-type="string" calcext:value-type="string">
            <text:p><text:s/>Pero da Ponte</text:p>
          </table:table-cell>
          <table:table-cell table:style-name="ce10" office:value-type="string" calcext:value-type="string">
            <text:p>https://cantigas.fcsh.unl.pt/cantiga.asp?cdcant=1655&amp;nl=2&amp;tr=3&amp;pv=sim</text:p>
          </table:table-cell>
          <table:table-cell office:value-type="string" calcext:value-type="string">
            <text:p>   (Linha 2): de Burgos contra Carrion</text:p>
          </table:table-cell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1">
          <table:table-cell office:value-type="string" calcext:value-type="string">
            <text:p>Castela</text:p>
          </table:table-cell>
          <table:table-cell table:style-name="ce10"/>
          <table:table-cell office:value-type="string" calcext:value-type="string">
            <text:p>Andei, senhor, Leon e Castela</text:p>
          </table:table-cell>
          <table:table-cell table:style-name="ce10" office:value-type="string" calcext:value-type="string">
            <text:p><text:s/>João Airas de Santiago</text:p>
          </table:table-cell>
          <table:table-cell table:style-name="ce10" office:value-type="string" calcext:value-type="string">
            <text:p>https://cantigas.fcsh.unl.pt/cantiga.asp?cdcant=956&amp;nl=1&amp;tr=3&amp;pv=sim</text:p>
          </table:table-cell>
          <table:table-cell office:value-type="string" calcext:value-type="string">
            <text:p>   (Linha 1): Andei, senhor, Leon e Castel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stela</text:p>
          </table:table-cell>
          <table:table-cell table:style-name="ce10"/>
          <table:table-cell office:value-type="string" calcext:value-type="string">
            <text:p>Meu senhor rei de Castela</text:p>
          </table:table-cell>
          <table:table-cell table:style-name="ce10" office:value-type="string" calcext:value-type="string">
            <text:p><text:s/>João Airas de Santiago</text:p>
          </table:table-cell>
          <table:table-cell table:style-name="ce10" office:value-type="string" calcext:value-type="string">
            <text:p>https://cantigas.fcsh.unl.pt/cantiga.asp?cdcant=973&amp;nl=1&amp;tr=3&amp;pv=sim</text:p>
          </table:table-cell>
          <table:table-cell office:value-type="string" calcext:value-type="string">
            <text:p>   (Linha 1): Meu senhor rei de Castela,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Castro</text:p>
          </table:table-cell>
          <table:table-cell table:style-name="ce10"/>
          <table:table-cell office:value-type="string" calcext:value-type="string">
            <text:p>As mias jornadas vedes quaes som</text:p>
          </table:table-cell>
          <table:table-cell table:style-name="ce10" office:value-type="string" calcext:value-type="string">
            <text:p><text:s/>Afonso Anes do Cotom</text:p>
          </table:table-cell>
          <table:table-cell table:style-name="ce10" office:value-type="string" calcext:value-type="string">
            <text:p>https://cantigas.fcsh.unl.pt/cantiga.asp?cdcant=975&amp;nl=3&amp;tr=3&amp;pv=sim</text:p>
          </table:table-cell>
          <table:table-cell office:value-type="string" calcext:value-type="string">
            <text:p>   (Linha 3): de Castr'a Burgos e end'a Palenç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talunha</text:p>
          </table:table-cell>
          <table:table-cell table:style-name="ce10"/>
          <table:table-cell office:value-type="string" calcext:value-type="string">
            <text:p>O meu amig', amiga, que me gram bem fezia</text:p>
          </table:table-cell>
          <table:table-cell table:style-name="ce10" office:value-type="string" calcext:value-type="string">
            <text:p><text:s/>Pero Mafaldo</text:p>
          </table:table-cell>
          <table:table-cell table:style-name="ce10" office:value-type="string" calcext:value-type="string">
            <text:p>https://cantigas.fcsh.unl.pt/cantiga.asp?cdcant=349&amp;nl=5&amp;tr=3&amp;pv=sim</text:p>
          </table:table-cell>
          <table:table-cell office:value-type="string" calcext:value-type="string">
            <text:p>   (Linha 5): nom me viu mais d'um dia e vai-s'a Catalonha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lorico da Beira</text:p>
          </table:table-cell>
          <table:table-cell table:style-name="ce10"/>
          <table:table-cell office:value-type="string" calcext:value-type="string">
            <text:p>À lealdade da Bezerra, que pela Beira muit'anda</text:p>
          </table:table-cell>
          <table:table-cell table:style-name="ce10" office:value-type="string" calcext:value-type="string">
            <text:p><text:s/>Airas Peres Vuitorom</text:p>
          </table:table-cell>
          <table:table-cell table:style-name="ce10" office:value-type="string" calcext:value-type="string">
            <text:p>https://cantigas.fcsh.unl.pt/cantiga.asp?cdcant=1511&amp;nl=31&amp;tr=3&amp;pv=sim</text:p>
          </table:table-cell>
          <table:table-cell office:value-type="string" calcext:value-type="string">
            <text:p>   (Linha 31): E quando o Conde ao castelo chegou de Celorico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izneiros</text:p>
          </table:table-cell>
          <table:table-cell table:style-name="ce7" office:value-type="string" calcext:value-type="string">
            <text:p>Cisneros, concelho situado no centro-sul da provincia de Palencia</text:p>
          </table:table-cell>
          <table:table-cell office:value-type="string" calcext:value-type="string">
            <text:p>Ansur Moniz, muit'houve gram pesar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486&amp;nl=9&amp;tr=3&amp;pv=sim</text:p>
          </table:table-cell>
          <table:table-cell office:value-type="string" calcext:value-type="string">
            <text:p>   (Linha 9): e de Campos, mais nom dos de Cizneiros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imbra</text:p>
          </table:table-cell>
          <table:table-cell table:style-name="ce10"/>
          <table:table-cell office:value-type="string" calcext:value-type="string">
            <text:p>Dom Estêvam fez[o] sa partiçom</text:p>
          </table:table-cell>
          <table:table-cell table:style-name="ce10" office:value-type="string" calcext:value-type="string">
            <text:p><text:s/>João Soares Coelho</text:p>
          </table:table-cell>
          <table:table-cell table:style-name="ce10" office:value-type="string" calcext:value-type="string">
            <text:p>https://cantigas.fcsh.unl.pt/cantiga.asp?cdcant=1437&amp;nl=4&amp;tr=3&amp;pv=sim</text:p>
          </table:table-cell>
          <table:table-cell office:value-type="string" calcext:value-type="string">
            <text:p>   (Linha 4): mais em Coimbra caeu bem provado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ira</text:p>
          </table:table-cell>
          <table:table-cell table:style-name="ce10"/>
          <table:table-cell office:value-type="string" calcext:value-type="string">
            <text:p>Pero Colhos é deitado</text:p>
          </table:table-cell>
          <table:table-cell table:style-name="ce10" office:value-type="string" calcext:value-type="string">
            <text:p><text:s/>Mem Rodrigues de Briteiros ou João Fernandes de Ardeleiro </text:p>
          </table:table-cell>
          <table:table-cell table:style-name="ce10" office:value-type="string" calcext:value-type="string">
            <text:p>https://cantigas.fcsh.unl.pt/cantiga.asp?cdcant=1359&amp;nl=13&amp;tr=3&amp;pv=sim</text:p>
          </table:table-cell>
          <table:table-cell office:value-type="string" calcext:value-type="string">
            <text:p>   (Linha 13): E foi-s'el morar a Coir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ira</text:p>
          </table:table-cell>
          <table:table-cell table:style-name="ce7" office:value-type="string" calcext:value-type="string">
            <text:p>Cória</text:p>
          </table:table-cell>
          <table:table-cell office:value-type="string" calcext:value-type="string">
            <text:p>Pero nom fui a Ultramar</text:p>
          </table:table-cell>
          <table:table-cell table:style-name="ce10" office:value-type="string" calcext:value-type="string">
            <text:p><text:s/>Martim Soares</text:p>
          </table:table-cell>
          <table:table-cell table:style-name="ce10" office:value-type="string" calcext:value-type="string">
            <text:p>https://cantigas.fcsh.unl.pt/cantiga.asp?cdcant=114&amp;nl=34&amp;tr=3&amp;pv=sim</text:p>
          </table:table-cell>
          <table:table-cell office:value-type="string" calcext:value-type="string">
            <text:p>   (Linha 34): d'andar Coira e Galiste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unha</text:p>
          </table:table-cell>
          <table:table-cell table:style-name="ce7" office:value-type="string" calcext:value-type="string">
            <text:p>A Coruña</text:p>
          </table:table-cell>
          <table:table-cell office:value-type="string" calcext:value-type="string">
            <text:p>En'a primeira rua que cheguemos</text:p>
          </table:table-cell>
          <table:table-cell table:style-name="ce10" office:value-type="string" calcext:value-type="string">
            <text:p><text:s/>Martim Anes Marinho</text:p>
          </table:table-cell>
          <table:table-cell table:style-name="ce10" office:value-type="string" calcext:value-type="string">
            <text:p>https://cantigas.fcsh.unl.pt/cantiga.asp?cdcant=1647&amp;nl=27&amp;tr=3&amp;pv=sim</text:p>
          </table:table-cell>
          <table:table-cell office:value-type="string" calcext:value-type="string">
            <text:p>   (Linha 27): e tam lev'era, que bem de Coron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vilhã</text:p>
          </table:table-cell>
          <table:table-cell table:style-name="ce10"/>
          <table:table-cell office:value-type="string" calcext:value-type="string">
            <text:p>À lealdade da Bezerra, que pela Beira muit'anda</text:p>
          </table:table-cell>
          <table:table-cell table:style-name="ce10" office:value-type="string" calcext:value-type="string">
            <text:p><text:s/>Airas Peres Vuitorom</text:p>
          </table:table-cell>
          <table:table-cell table:style-name="ce10" office:value-type="string" calcext:value-type="string">
            <text:p>https://cantigas.fcsh.unl.pt/cantiga.asp?cdcant=1511&amp;nl=20&amp;tr=3&amp;pv=sim</text:p>
          </table:table-cell>
          <table:table-cell office:value-type="string" calcext:value-type="string">
            <text:p>   (Linha 20): Covilhã, e Pero Dias, Sortelha; e diss'o Conde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cente/ Crexente</text:p>
          </table:table-cell>
          <table:table-cell table:style-name="ce10"/>
          <table:table-cell office:value-type="string" calcext:value-type="string">
            <text:p>A por que perço o dormir</text:p>
          </table:table-cell>
          <table:table-cell table:style-name="ce10" office:value-type="string" calcext:value-type="string">
            <text:p><text:s/>João Airas de Santiago</text:p>
          </table:table-cell>
          <table:table-cell table:style-name="ce10" office:value-type="string" calcext:value-type="string">
            <text:p>https://cantigas.fcsh.unl.pt/cantiga.asp?cdcant=967&amp;nl=6&amp;tr=3&amp;pv=sim</text:p>
          </table:table-cell>
          <table:table-cell office:value-type="string" calcext:value-type="string">
            <text:p>   (Linha 6): a Crexent', em sua mua baia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cente/ Crexente</text:p>
          </table:table-cell>
          <table:table-cell table:style-name="ce10"/>
          <table:table-cell office:value-type="string" calcext:value-type="string">
            <text:p>Pelo souto de Crexente</text:p>
          </table:table-cell>
          <table:table-cell table:style-name="ce10" office:value-type="string" calcext:value-type="string">
            <text:p><text:s/>João Airas de Santiago</text:p>
          </table:table-cell>
          <table:table-cell table:style-name="ce10" office:value-type="string" calcext:value-type="string">
            <text:p>https://cantigas.fcsh.unl.pt/cantiga.asp?cdcant=974&amp;nl=1&amp;tr=3&amp;pv=sim</text:p>
          </table:table-cell>
          <table:table-cell office:value-type="string" calcext:value-type="string">
            <text:p>   (Linha 1): Pelo souto de Crexente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Cuenca</text:p>
          </table:table-cell>
          <table:table-cell table:style-name="ce10"/>
          <table:table-cell office:value-type="string" calcext:value-type="string">
            <text:p>Um bispo diz aqui, por si</text:p>
          </table:table-cell>
          <table:table-cell table:style-name="ce10" office:value-type="string" calcext:value-type="string">
            <text:p><text:s/>Pedro Amigo de Sevilha</text:p>
          </table:table-cell>
          <table:table-cell table:style-name="ce10" office:value-type="string" calcext:value-type="string">
            <text:p>https://cantigas.fcsh.unl.pt/cantiga.asp?cdcant=1685&amp;nl=2&amp;tr=3&amp;pv=sim</text:p>
          </table:table-cell>
          <table:table-cell office:value-type="string" calcext:value-type="string">
            <text:p>   (Linha 2): que é de Conca; mais bem se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za</text:p>
          </table:table-cell>
          <table:table-cell table:style-name="ce10"/>
          <table:table-cell office:value-type="string" calcext:value-type="string">
            <text:p>Med'hei do pertigueiro que tem Deça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461&amp;nl=1&amp;tr=3&amp;pv=sim</text:p>
          </table:table-cell>
          <table:table-cell office:value-type="string" calcext:value-type="string">
            <text:p>   (Linha 1): Med'hei do pertigueiro que tem Deç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rmã</text:p>
          </table:table-cell>
          <table:table-cell table:style-name="ce7" office:value-type="string" calcext:value-type="string">
            <text:p>Mosteiro de S. Cristóvão de Dormeá, conc. de Boimorto, na província da Corunha</text:p>
          </table:table-cell>
          <table:table-cell office:value-type="string" calcext:value-type="string">
            <text:p>Quand'eu passei per Dormãa</text:p>
          </table:table-cell>
          <table:table-cell table:style-name="ce10" office:value-type="string" calcext:value-type="string">
            <text:p><text:s/>Fernão Pais de Tamalhancos</text:p>
          </table:table-cell>
          <table:table-cell table:style-name="ce10" office:value-type="string" calcext:value-type="string">
            <text:p>https://cantigas.fcsh.unl.pt/cantiga.asp?cdcant=1368&amp;nl=1&amp;tr=3&amp;pv=sim</text:p>
          </table:table-cell>
          <table:table-cell office:value-type="string" calcext:value-type="string">
            <text:p>   (Linha 1): Quand'eu passei per Dormã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vas</text:p>
          </table:table-cell>
          <table:table-cell table:style-name="ce10"/>
          <table:table-cell office:value-type="string" calcext:value-type="string">
            <text:p>Faz-m'agora por si morrer</text:p>
          </table:table-cell>
          <table:table-cell table:style-name="ce10" office:value-type="string" calcext:value-type="string">
            <text:p><text:s/>Vidal</text:p>
          </table:table-cell>
          <table:table-cell table:style-name="ce10" office:value-type="string" calcext:value-type="string">
            <text:p>https://cantigas.fcsh.unl.pt/cantiga.asp?cdcant=1631&amp;nl=12&amp;tr=3&amp;pv=sim</text:p>
          </table:table-cell>
          <table:table-cell office:value-type="string" calcext:value-type="string">
            <text:p>   (Linha 12): a mui fremosinha d'Elva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vas</text:p>
          </table:table-cell>
          <table:table-cell table:style-name="ce10"/>
          <table:table-cell office:value-type="string" calcext:value-type="string">
            <text:p>Moir, e faço dereito</text:p>
          </table:table-cell>
          <table:table-cell table:style-name="ce10" office:value-type="string" calcext:value-type="string">
            <text:p><text:s/>Vidal</text:p>
          </table:table-cell>
          <table:table-cell table:style-name="ce10" office:value-type="string" calcext:value-type="string">
            <text:p>https://cantigas.fcsh.unl.pt/cantiga.asp?cdcant=1630&amp;nl=2&amp;tr=3&amp;pv=sim</text:p>
          </table:table-cell>
          <table:table-cell office:value-type="string" calcext:value-type="string">
            <text:p>   (Linha 2): por ũa dona d'Elvas,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Ensar</text:p>
          </table:table-cell>
          <table:table-cell table:style-name="ce10"/>
          <table:table-cell office:value-type="string" calcext:value-type="string">
            <text:p>O que me d'Ensar corrudo</text:p>
          </table:table-cell>
          <table:table-cell table:style-name="ce10" office:value-type="string" calcext:value-type="string">
            <text:p><text:s/>Pero Larouco</text:p>
          </table:table-cell>
          <table:table-cell table:style-name="ce10" office:value-type="string" calcext:value-type="string">
            <text:p>https://cantigas.fcsh.unl.pt/cantiga.asp?cdcant=635&amp;nl=1&amp;tr=3&amp;pv=sim</text:p>
          </table:table-cell>
          <table:table-cell office:value-type="string" calcext:value-type="string">
            <text:p>   (Linha 1): O que me d'Ensar corrud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re Douro e Minho</text:p>
          </table:table-cell>
          <table:table-cell table:style-name="ce10"/>
          <table:table-cell office:value-type="string" calcext:value-type="string">
            <text:p>Disse-m'hoj'assi um home</text:p>
          </table:table-cell>
          <table:table-cell table:style-name="ce10" office:value-type="string" calcext:value-type="string">
            <text:p><text:s/>Estêvão da Guarda</text:p>
          </table:table-cell>
          <table:table-cell table:style-name="ce10" office:value-type="string" calcext:value-type="string">
            <text:p>https://cantigas.fcsh.unl.pt/cantiga.asp?cdcant=1337&amp;nl=14&amp;tr=3&amp;pv=sim</text:p>
          </table:table-cell>
          <table:table-cell office:value-type="string" calcext:value-type="string">
            <text:p>   (Linha 14): se vai d'Antre Doir'e Minho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mida de S. Clemenço do Mar</text:p>
          </table:table-cell>
          <table:table-cell table:style-name="ce10"/>
          <table:table-cell office:value-type="string" calcext:value-type="string">
            <text:p>Des quando vos fostes daqui</text:p>
          </table:table-cell>
          <table:table-cell table:style-name="ce10" office:value-type="string" calcext:value-type="string">
            <text:p><text:s/>Nuno Trez</text:p>
          </table:table-cell>
          <table:table-cell table:style-name="ce10" office:value-type="string" calcext:value-type="string">
            <text:p>https://cantigas.fcsh.unl.pt/cantiga.asp?cdcant=1229&amp;nl=18&amp;tr=3&amp;pv=sim</text:p>
          </table:table-cell>
          <table:table-cell office:value-type="string" calcext:value-type="string">
            <text:p>   (Linha 18): a Sam Clemenç'e nom vos v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mida de S. Clemenço do Mar</text:p>
          </table:table-cell>
          <table:table-cell table:style-name="ce10"/>
          <table:table-cell office:value-type="string" calcext:value-type="string">
            <text:p>Estava-m'em Sam Clemenço, u fora fazer oraçom</text:p>
          </table:table-cell>
          <table:table-cell table:style-name="ce10" office:value-type="string" calcext:value-type="string">
            <text:p><text:s/>Nuno Trez</text:p>
          </table:table-cell>
          <table:table-cell table:style-name="ce10" office:value-type="string" calcext:value-type="string">
            <text:p>https://cantigas.fcsh.unl.pt/cantiga.asp?cdcant=1232&amp;nl=1&amp;tr=3&amp;pv=sim</text:p>
          </table:table-cell>
          <table:table-cell office:value-type="string" calcext:value-type="string">
            <text:p>   (Linha 1): Estava-m'em Sam Clemenço, u fora fazer oraçom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Ermida de S. Clemenço do Mar</text:p>
          </table:table-cell>
          <table:table-cell table:style-name="ce10"/>
          <table:table-cell office:value-type="string" calcext:value-type="string">
            <text:p>Nom vou eu a Sam Clemenço orar, e faço gram razom</text:p>
          </table:table-cell>
          <table:table-cell table:style-name="ce10" office:value-type="string" calcext:value-type="string">
            <text:p><text:s/>Nuno Trez</text:p>
          </table:table-cell>
          <table:table-cell table:style-name="ce10" office:value-type="string" calcext:value-type="string">
            <text:p>https://cantigas.fcsh.unl.pt/cantiga.asp?cdcant=1231&amp;nl=1&amp;tr=3&amp;pv=sim</text:p>
          </table:table-cell>
          <table:table-cell office:value-type="string" calcext:value-type="string">
            <text:p>   (Linha 1): Nom vou eu a Sam Clemenço orar, e faço gram razom, </text:p>
          </table:table-cell>
          <table:table-cell table:number-columns-repeated="7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Ermida de S. Clemenço do Mar</text:p>
          </table:table-cell>
          <table:table-cell table:style-name="ce10"/>
          <table:table-cell office:value-type="string" calcext:value-type="string">
            <text:p>Sam Clemenço do mar</text:p>
          </table:table-cell>
          <table:table-cell table:style-name="ce10" office:value-type="string" calcext:value-type="string">
            <text:p><text:s/>Nuno Trez</text:p>
          </table:table-cell>
          <table:table-cell table:style-name="ce10" office:value-type="string" calcext:value-type="string">
            <text:p>https://cantigas.fcsh.unl.pt/cantiga.asp?cdcant=1230&amp;nl=1&amp;tr=3&amp;pv=sim</text:p>
          </table:table-cell>
          <table:table-cell office:value-type="string" calcext:value-type="string">
            <text:p>   (Linha 1): Sam Clemenço do mar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Ermida de S. Julião</text:p>
          </table:table-cell>
          <table:table-cell table:style-name="ce10"/>
          <table:table-cell office:value-type="string" calcext:value-type="string">
            <text:p>Ai Deus, que doo que eu de mi hei</text:p>
          </table:table-cell>
          <table:table-cell table:style-name="ce10" office:value-type="string" calcext:value-type="string">
            <text:p><text:s/>Pero de Ver</text:p>
          </table:table-cell>
          <table:table-cell table:style-name="ce10" office:value-type="string" calcext:value-type="string">
            <text:p>https://cantigas.fcsh.unl.pt/cantiga.asp?cdcant=1144&amp;nl=4&amp;tr=3&amp;pv=sim</text:p>
          </table:table-cell>
          <table:table-cell office:value-type="string" calcext:value-type="string">
            <text:p>   (Linha 4): Quando s'el houve de Julham a ir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mida de S. Julião</text:p>
          </table:table-cell>
          <table:table-cell table:style-name="ce10"/>
          <table:table-cell office:value-type="string" calcext:value-type="string">
            <text:p>Do meu amig', a que eu quero bem</text:p>
          </table:table-cell>
          <table:table-cell table:style-name="ce10" office:value-type="string" calcext:value-type="string">
            <text:p><text:s/>Pero de Ver</text:p>
          </table:table-cell>
          <table:table-cell table:style-name="ce10" office:value-type="string" calcext:value-type="string">
            <text:p>https://cantigas.fcsh.unl.pt/cantiga.asp?cdcant=1147&amp;nl=13&amp;tr=3&amp;pv=sim</text:p>
          </table:table-cell>
          <table:table-cell office:value-type="string" calcext:value-type="string">
            <text:p>   (Linha 13): des que o vi em Julham um dia,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Ermida de S. Leuter</text:p>
          </table:table-cell>
          <table:table-cell table:style-name="ce7" office:value-type="string" calcext:value-type="string">
            <text:p>Sant'Outelo ou S. Eleutério</text:p>
          </table:table-cell>
          <table:table-cell office:value-type="string" calcext:value-type="string">
            <text:p>Por Deus vos rogo, madre, que mi digades</text:p>
          </table:table-cell>
          <table:table-cell table:style-name="ce10" office:value-type="string" calcext:value-type="string">
            <text:p><text:s/>Lopo</text:p>
          </table:table-cell>
          <table:table-cell table:style-name="ce10" office:value-type="string" calcext:value-type="string">
            <text:p>https://cantigas.fcsh.unl.pt/cantiga.asp?cdcant=1282&amp;nl=3&amp;tr=3&amp;pv=sim</text:p>
          </table:table-cell>
          <table:table-cell office:value-type="string" calcext:value-type="string">
            <text:p>   (Linha 3): d'ir a Sam Leuter falar com meu amigo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mida de S. Momede</text:p>
          </table:table-cell>
          <table:table-cell table:style-name="ce10"/>
          <table:table-cell office:value-type="string" calcext:value-type="string">
            <text:p>Amigo, se mi gram bem queredes</text:p>
          </table:table-cell>
          <table:table-cell table:style-name="ce10" office:value-type="string" calcext:value-type="string">
            <text:p><text:s/>João de Cangas</text:p>
          </table:table-cell>
          <table:table-cell table:style-name="ce10" office:value-type="string" calcext:value-type="string">
            <text:p>https://cantigas.fcsh.unl.pt/cantiga.asp?cdcant=1299&amp;nl=2&amp;tr=3&amp;pv=sim</text:p>
          </table:table-cell>
          <table:table-cell office:value-type="string" calcext:value-type="string">
            <text:p>   (Linha 2): id'a Sam Momed'e veer-m'-ed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mida de S. Momede</text:p>
          </table:table-cell>
          <table:table-cell table:style-name="ce10"/>
          <table:table-cell office:value-type="string" calcext:value-type="string">
            <text:p>Em Sam Momed', u sabedes</text:p>
          </table:table-cell>
          <table:table-cell table:style-name="ce10" office:value-type="string" calcext:value-type="string">
            <text:p><text:s/>João de Cangas</text:p>
          </table:table-cell>
          <table:table-cell table:style-name="ce10" office:value-type="string" calcext:value-type="string">
            <text:p>https://cantigas.fcsh.unl.pt/cantiga.asp?cdcant=1297&amp;nl=1&amp;tr=3&amp;pv=sim</text:p>
          </table:table-cell>
          <table:table-cell office:value-type="string" calcext:value-type="string">
            <text:p>   (Linha 1): Em Sam Momed', u sabedes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Ermida de S. Momede</text:p>
          </table:table-cell>
          <table:table-cell table:style-name="ce10"/>
          <table:table-cell office:value-type="string" calcext:value-type="string">
            <text:p>Fui eu, madr', a Sam Momed', u me cuidei</text:p>
          </table:table-cell>
          <table:table-cell table:style-name="ce10" office:value-type="string" calcext:value-type="string">
            <text:p><text:s/>João de Cangas</text:p>
          </table:table-cell>
          <table:table-cell table:style-name="ce10" office:value-type="string" calcext:value-type="string">
            <text:p>https://cantigas.fcsh.unl.pt/cantiga.asp?cdcant=1298&amp;nl=1&amp;tr=3&amp;pv=sim</text:p>
          </table:table-cell>
          <table:table-cell office:value-type="string" calcext:value-type="string">
            <text:p>   (Linha 1): Fui eu, madr', a Sam Momed', u me cuidei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Ermida de S. Salvador</text:p>
          </table:table-cell>
          <table:table-cell table:style-name="ce10"/>
          <table:table-cell office:value-type="string" calcext:value-type="string">
            <text:p>Em outro dia em Sam Salvador</text:p>
          </table:table-cell>
          <table:table-cell table:style-name="ce10" office:value-type="string" calcext:value-type="string">
            <text:p><text:s/>Sancho Sanches</text:p>
          </table:table-cell>
          <table:table-cell table:style-name="ce10" office:value-type="string" calcext:value-type="string">
            <text:p>https://cantigas.fcsh.unl.pt/cantiga.asp?cdcant=948&amp;nl=1&amp;tr=3&amp;pv=sim</text:p>
          </table:table-cell>
          <table:table-cell office:value-type="string" calcext:value-type="string">
            <text:p>   (Linha 1): Em outro dia em Sam Salvad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mida de S. Salvador de Valongo</text:p>
          </table:table-cell>
          <table:table-cell table:style-name="ce10"/>
          <table:table-cell office:value-type="string" calcext:value-type="string">
            <text:p>Ai meu amigo, coitada</text:p>
          </table:table-cell>
          <table:table-cell table:style-name="ce10" office:value-type="string" calcext:value-type="string">
            <text:p><text:s/>Martim Padrozelos </text:p>
          </table:table-cell>
          <table:table-cell table:style-name="ce10" office:value-type="string" calcext:value-type="string">
            <text:p>https://cantigas.fcsh.unl.pt/cantiga.asp?cdcant=1271&amp;nl=8&amp;tr=3&amp;pv=sim</text:p>
          </table:table-cell>
          <table:table-cell office:value-type="string" calcext:value-type="string">
            <text:p>   (Linha 8): de parecer em Valongo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mida de S. Salvador de Valongo</text:p>
          </table:table-cell>
          <table:table-cell table:style-name="ce10"/>
          <table:table-cell office:value-type="string" calcext:value-type="string">
            <text:p>Amig', havia queixume</text:p>
          </table:table-cell>
          <table:table-cell table:style-name="ce10" office:value-type="string" calcext:value-type="string">
            <text:p><text:s/>Martim Padrozelos </text:p>
          </table:table-cell>
          <table:table-cell table:style-name="ce10" office:value-type="string" calcext:value-type="string">
            <text:p>https://cantigas.fcsh.unl.pt/cantiga.asp?cdcant=1269&amp;nl=8&amp;tr=3&amp;pv=sim</text:p>
          </table:table-cell>
          <table:table-cell office:value-type="string" calcext:value-type="string">
            <text:p>   (Linha 8): que jurei em Sam Salvador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1">
          <table:table-cell office:value-type="string" calcext:value-type="string">
            <text:p>Ermida de S. Salvador de Valongo</text:p>
          </table:table-cell>
          <table:table-cell table:style-name="ce10"/>
          <table:table-cell office:value-type="string" calcext:value-type="string">
            <text:p>Gram sazom há, meu amigo</text:p>
          </table:table-cell>
          <table:table-cell table:style-name="ce10" office:value-type="string" calcext:value-type="string">
            <text:p><text:s/>Martim Padrozelos </text:p>
          </table:table-cell>
          <table:table-cell table:style-name="ce10" office:value-type="string" calcext:value-type="string">
            <text:p>https://cantigas.fcsh.unl.pt/cantiga.asp?cdcant=1268&amp;nl=3&amp;tr=3&amp;pv=sim</text:p>
          </table:table-cell>
          <table:table-cell office:value-type="string" calcext:value-type="string">
            <text:p>   (Linha 3): em Valong'e nom m'ar vistes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1">
          <table:table-cell office:value-type="string" calcext:value-type="string">
            <text:p>Ermida de S. Salvador de Valongo</text:p>
          </table:table-cell>
          <table:table-cell table:style-name="ce10"/>
          <table:table-cell office:value-type="string" calcext:value-type="string">
            <text:p>Id'hoj, ai meu amigo, led'a Sam Salvador</text:p>
          </table:table-cell>
          <table:table-cell table:style-name="ce10" office:value-type="string" calcext:value-type="string">
            <text:p><text:s/>Martim Padrozelos </text:p>
          </table:table-cell>
          <table:table-cell table:style-name="ce10" office:value-type="string" calcext:value-type="string">
            <text:p>https://cantigas.fcsh.unl.pt/cantiga.asp?cdcant=1275&amp;nl=1&amp;tr=3&amp;pv=sim</text:p>
          </table:table-cell>
          <table:table-cell office:value-type="string" calcext:value-type="string">
            <text:p>   (Linha 1): Id'hoj, ai meu amigo, led'a Sam Salvador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1">
          <table:table-cell office:value-type="string" calcext:value-type="string">
            <text:p>Ermida de S. Salvador de Valongo</text:p>
          </table:table-cell>
          <table:table-cell table:style-name="ce10"/>
          <table:table-cell office:value-type="string" calcext:value-type="string">
            <text:p>Por Deus, que vos nom pês</text:p>
          </table:table-cell>
          <table:table-cell table:style-name="ce10" office:value-type="string" calcext:value-type="string">
            <text:p><text:s/>Martim Padrozelos </text:p>
          </table:table-cell>
          <table:table-cell table:style-name="ce10" office:value-type="string" calcext:value-type="string">
            <text:p>https://cantigas.fcsh.unl.pt/cantiga.asp?cdcant=1272&amp;nl=3&amp;tr=3&amp;pv=sim</text:p>
          </table:table-cell>
          <table:table-cell office:value-type="string" calcext:value-type="string">
            <text:p>   (Linha 3): d'ir a Sam Salvador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0"/>
          <table:table-cell office:value-type="string" calcext:value-type="string">
            <text:p>A Sam Servand', u ora vam todas orar</text:p>
          </table:table-cell>
          <table:table-cell table:style-name="ce10" office:value-type="string" calcext:value-type="string">
            <text:p><text:s/>João Servando</text:p>
          </table:table-cell>
          <table:table-cell table:style-name="ce10" office:value-type="string" calcext:value-type="string">
            <text:p>https://cantigas.fcsh.unl.pt/cantiga.asp?cdcant=1163&amp;nl=1&amp;tr=3&amp;pv=sim</text:p>
          </table:table-cell>
          <table:table-cell office:value-type="string" calcext:value-type="string">
            <text:p>   (Linha 1): A Sam Servand', u ora vam todas orar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0"/>
          <table:table-cell office:value-type="string" calcext:value-type="string">
            <text:p>A Sam Servand'em oraçom</text:p>
          </table:table-cell>
          <table:table-cell table:style-name="ce10" office:value-type="string" calcext:value-type="string">
            <text:p><text:s/>João Servando</text:p>
          </table:table-cell>
          <table:table-cell table:style-name="ce10" office:value-type="string" calcext:value-type="string">
            <text:p>https://cantigas.fcsh.unl.pt/cantiga.asp?cdcant=1160&amp;nl=1&amp;tr=3&amp;pv=sim</text:p>
          </table:table-cell>
          <table:table-cell office:value-type="string" calcext:value-type="string">
            <text:p>   (Linha 1): A Sam Servand'em oraçom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987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0"/>
          <table:table-cell office:value-type="string" calcext:value-type="string">
            <text:p>A Sam Servando foi meu amigo</text:p>
          </table:table-cell>
          <table:table-cell table:style-name="ce10" office:value-type="string" calcext:value-type="string">
            <text:p><text:s/>João Servando</text:p>
          </table:table-cell>
          <table:table-cell table:style-name="ce10" office:value-type="string" calcext:value-type="string">
            <text:p>https://cantigas.fcsh.unl.pt/cantiga.asp?cdcant=1161&amp;nl=1&amp;tr=3&amp;pv=sim</text:p>
          </table:table-cell>
          <table:table-cell office:value-type="string" calcext:value-type="string">
            <text:p>   (Linha 1): A Sam Servando foi meu amigo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987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0"/>
          <table:table-cell office:value-type="string" calcext:value-type="string">
            <text:p>Disserom-mi ca se queria ir</text:p>
          </table:table-cell>
          <table:table-cell table:style-name="ce10" office:value-type="string" calcext:value-type="string">
            <text:p><text:s/>João Servando</text:p>
          </table:table-cell>
          <table:table-cell table:style-name="ce10" office:value-type="string" calcext:value-type="string">
            <text:p>https://cantigas.fcsh.unl.pt/cantiga.asp?cdcant=1171&amp;nl=19&amp;tr=3&amp;pv=sim</text:p>
          </table:table-cell>
          <table:table-cell office:value-type="string" calcext:value-type="string">
            <text:p>   (Linha 19): A Sam Servando foi em oraçom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987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0"/>
          <table:table-cell office:value-type="string" calcext:value-type="string">
            <text:p>Donas vam a Sam Servando muitas hoj'em romaria</text:p>
          </table:table-cell>
          <table:table-cell table:style-name="ce10" office:value-type="string" calcext:value-type="string">
            <text:p><text:s/>João Servando</text:p>
          </table:table-cell>
          <table:table-cell table:style-name="ce10" office:value-type="string" calcext:value-type="string">
            <text:p>https://cantigas.fcsh.unl.pt/cantiga.asp?cdcant=1712&amp;nl=1&amp;tr=3&amp;pv=sim</text:p>
          </table:table-cell>
          <table:table-cell office:value-type="string" calcext:value-type="string">
            <text:p>   (Linha 1): Donas vam a Sam Servando muitas hoj'em romaria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987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0"/>
          <table:table-cell office:value-type="string" calcext:value-type="string">
            <text:p>Filha, o que queredes bem</text:p>
          </table:table-cell>
          <table:table-cell table:style-name="ce10" office:value-type="string" calcext:value-type="string">
            <text:p><text:s/>João Servando</text:p>
          </table:table-cell>
          <table:table-cell table:style-name="ce10" office:value-type="string" calcext:value-type="string">
            <text:p>https://cantigas.fcsh.unl.pt/cantiga.asp?cdcant=1170&amp;nl=17&amp;tr=3&amp;pv=sim</text:p>
          </table:table-cell>
          <table:table-cell office:value-type="string" calcext:value-type="string">
            <text:p>   (Linha 17): e foi ora a Sam Servando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987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0"/>
          <table:table-cell office:value-type="string" calcext:value-type="string">
            <text:p>Fui eu a Sam Servando por veer meu amigo</text:p>
          </table:table-cell>
          <table:table-cell table:style-name="ce10" office:value-type="string" calcext:value-type="string">
            <text:p><text:s/>João Servando</text:p>
          </table:table-cell>
          <table:table-cell table:style-name="ce10" office:value-type="string" calcext:value-type="string">
            <text:p>https://cantigas.fcsh.unl.pt/cantiga.asp?cdcant=1168&amp;nl=1&amp;tr=3&amp;pv=sim</text:p>
          </table:table-cell>
          <table:table-cell office:value-type="string" calcext:value-type="string">
            <text:p>   (Linha 1): Fui eu a Sam Servando por veer meu amigo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987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0"/>
          <table:table-cell office:value-type="string" calcext:value-type="string">
            <text:p>Ir-se quer o meu amigo</text:p>
          </table:table-cell>
          <table:table-cell table:style-name="ce10" office:value-type="string" calcext:value-type="string">
            <text:p><text:s/>João Servando</text:p>
          </table:table-cell>
          <table:table-cell table:style-name="ce10" office:value-type="string" calcext:value-type="string">
            <text:p>https://cantigas.fcsh.unl.pt/cantiga.asp?cdcant=1159&amp;nl=14&amp;tr=3&amp;pv=sim</text:p>
          </table:table-cell>
          <table:table-cell office:value-type="string" calcext:value-type="string">
            <text:p>   (Linha 14): oraçom a Sam Servando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987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0"/>
          <table:table-cell office:value-type="string" calcext:value-type="string">
            <text:p>Ir-vos queredes, amigo</text:p>
          </table:table-cell>
          <table:table-cell table:style-name="ce10" office:value-type="string" calcext:value-type="string">
            <text:p><text:s/>João Servando</text:p>
          </table:table-cell>
          <table:table-cell table:style-name="ce10" office:value-type="string" calcext:value-type="string">
            <text:p>https://cantigas.fcsh.unl.pt/cantiga.asp?cdcant=1173&amp;nl=25&amp;tr=3&amp;pv=sim</text:p>
          </table:table-cell>
          <table:table-cell office:value-type="string" calcext:value-type="string">
            <text:p>   (Linha 25): A Sam Servand'irei dizer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987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0"/>
          <table:table-cell office:value-type="string" calcext:value-type="string">
            <text:p>Mia madre velida, e nom me guardedes</text:p>
          </table:table-cell>
          <table:table-cell table:style-name="ce10" office:value-type="string" calcext:value-type="string">
            <text:p><text:s/>João Servando</text:p>
          </table:table-cell>
          <table:table-cell table:style-name="ce10" office:value-type="string" calcext:value-type="string">
            <text:p>https://cantigas.fcsh.unl.pt/cantiga.asp?cdcant=1165&amp;nl=2&amp;tr=3&amp;pv=sim</text:p>
          </table:table-cell>
          <table:table-cell office:value-type="string" calcext:value-type="string">
            <text:p>   (Linha 2): d'ir a Sam Servando, ca, se o fazedes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987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0"/>
          <table:table-cell office:value-type="string" calcext:value-type="string">
            <text:p>Ora vam a Sam Servando donas fazer romaria</text:p>
          </table:table-cell>
          <table:table-cell table:style-name="ce10" office:value-type="string" calcext:value-type="string">
            <text:p><text:s/>João Servando</text:p>
          </table:table-cell>
          <table:table-cell table:style-name="ce10" office:value-type="string" calcext:value-type="string">
            <text:p>https://cantigas.fcsh.unl.pt/cantiga.asp?cdcant=1162&amp;nl=1&amp;tr=3&amp;pv=sim</text:p>
          </table:table-cell>
          <table:table-cell office:value-type="string" calcext:value-type="string">
            <text:p>   (Linha 1): Ora vam a Sam Servando donas fazer romaria</text:p>
          </table:table-cell>
          <table:table-cell table:number-columns-repeated="7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987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0"/>
          <table:table-cell office:value-type="string" calcext:value-type="string">
            <text:p>Quand'eu a Sam Servando fui um dia daqui</text:p>
          </table:table-cell>
          <table:table-cell table:style-name="ce10" office:value-type="string" calcext:value-type="string">
            <text:p><text:s/>João Servando</text:p>
          </table:table-cell>
          <table:table-cell table:style-name="ce10" office:value-type="string" calcext:value-type="string">
            <text:p>https://cantigas.fcsh.unl.pt/cantiga.asp?cdcant=1158&amp;nl=1&amp;tr=3&amp;pv=sim</text:p>
          </table:table-cell>
          <table:table-cell office:value-type="string" calcext:value-type="string">
            <text:p>   (Linha 1): Quand'eu a Sam Servando fui um dia daqui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987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0"/>
          <table:table-cell office:value-type="string" calcext:value-type="string">
            <text:p>Se meu amig'a Sam Servando for</text:p>
          </table:table-cell>
          <table:table-cell table:style-name="ce10" office:value-type="string" calcext:value-type="string">
            <text:p><text:s/>João Servando</text:p>
          </table:table-cell>
          <table:table-cell table:style-name="ce10" office:value-type="string" calcext:value-type="string">
            <text:p>https://cantigas.fcsh.unl.pt/cantiga.asp?cdcant=1164&amp;nl=1&amp;tr=3&amp;pv=sim</text:p>
          </table:table-cell>
          <table:table-cell office:value-type="string" calcext:value-type="string">
            <text:p>   (Linha 1): Se meu amig'a Sam Servando for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987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0"/>
          <table:table-cell office:value-type="string" calcext:value-type="string">
            <text:p>Triste and'eu velida, e bem vo-lo digo</text:p>
          </table:table-cell>
          <table:table-cell table:style-name="ce10" office:value-type="string" calcext:value-type="string">
            <text:p><text:s/>João Servando</text:p>
          </table:table-cell>
          <table:table-cell table:style-name="ce10" office:value-type="string" calcext:value-type="string">
            <text:p>https://cantigas.fcsh.unl.pt/cantiga.asp?cdcant=1166&amp;nl=6&amp;tr=3&amp;pv=sim</text:p>
          </table:table-cell>
          <table:table-cell office:value-type="string" calcext:value-type="string">
            <text:p>   (Linha 6): fui a Sam Servando, se o ve[e]ria;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987"/>
        </table:table-row>
        <table:table-row table:style-name="ro1">
          <table:table-cell office:value-type="string" calcext:value-type="string">
            <text:p>Ermida de S. Simom de Val de Prados</text:p>
          </table:table-cell>
          <table:table-cell table:style-name="ce10"/>
          <table:table-cell office:value-type="string" calcext:value-type="string">
            <text:p>Pois nossas madres vam a Sam Simom</text:p>
          </table:table-cell>
          <table:table-cell table:style-name="ce10" office:value-type="string" calcext:value-type="string">
            <text:p><text:s/>Pero Viviães</text:p>
          </table:table-cell>
          <table:table-cell table:style-name="ce10" office:value-type="string" calcext:value-type="string">
            <text:p>https://cantigas.fcsh.unl.pt/cantiga.asp?cdcant=755&amp;nl=1&amp;tr=3&amp;pv=sim</text:p>
          </table:table-cell>
          <table:table-cell office:value-type="string" calcext:value-type="string">
            <text:p>   (Linha 1): Pois nossas madres vam a Sam Simo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mida de S. Simon</text:p>
          </table:table-cell>
          <table:table-cell table:style-name="ce10"/>
          <table:table-cell office:value-type="string" calcext:value-type="string">
            <text:p>Sedia-m'eu na ermida de Sam Simion</text:p>
          </table:table-cell>
          <table:table-cell table:style-name="ce10" office:value-type="string" calcext:value-type="string">
            <text:p><text:s/>Mendinho </text:p>
          </table:table-cell>
          <table:table-cell table:style-name="ce10" office:value-type="string" calcext:value-type="string">
            <text:p>https://cantigas.fcsh.unl.pt/cantiga.asp?cdcant=861&amp;nl=1&amp;tr=3&amp;pv=sim</text:p>
          </table:table-cell>
          <table:table-cell office:value-type="string" calcext:value-type="string">
            <text:p>   (Linha 1): Sedia-m'eu na ermida de Sam Sim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mida de S. Treeçom</text:p>
          </table:table-cell>
          <table:table-cell table:style-name="ce10"/>
          <table:table-cell office:value-type="string" calcext:value-type="string">
            <text:p>Mal faç'eu velida, que ora nom vou</text:p>
          </table:table-cell>
          <table:table-cell table:style-name="ce10" office:value-type="string" calcext:value-type="string">
            <text:p><text:s/>Golparro</text:p>
          </table:table-cell>
          <table:table-cell table:style-name="ce10" office:value-type="string" calcext:value-type="string">
            <text:p>https://cantigas.fcsh.unl.pt/cantiga.asp?cdcant=1296&amp;nl=4&amp;tr=3&amp;pv=sim</text:p>
          </table:table-cell>
          <table:table-cell office:value-type="string" calcext:value-type="string">
            <text:p>   (Linha 4): fazer oraçom a Sam Treeçom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mida de Santa Cecília</text:p>
          </table:table-cell>
          <table:table-cell table:style-name="ce10"/>
          <table:table-cell office:value-type="string" calcext:value-type="string">
            <text:p>Ai vertudes de Santa Cecília</text:p>
          </table:table-cell>
          <table:table-cell table:style-name="ce10" office:value-type="string" calcext:value-type="string">
            <text:p><text:s/>Martim de Ginzo</text:p>
          </table:table-cell>
          <table:table-cell table:style-name="ce10" office:value-type="string" calcext:value-type="string">
            <text:p>https://cantigas.fcsh.unl.pt/cantiga.asp?cdcant=1304&amp;nl=1&amp;tr=3&amp;pv=sim</text:p>
          </table:table-cell>
          <table:table-cell office:value-type="string" calcext:value-type="string">
            <text:p>   (Linha 1): Ai vertudes de Santa Cecíli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mida de Santa Cecília</text:p>
          </table:table-cell>
          <table:table-cell table:style-name="ce10"/>
          <table:table-cell office:value-type="string" calcext:value-type="string">
            <text:p>Como vivo coitada, madre, por meu amigo</text:p>
          </table:table-cell>
          <table:table-cell table:style-name="ce10" office:value-type="string" calcext:value-type="string">
            <text:p><text:s/>Martim de Ginzo</text:p>
          </table:table-cell>
          <table:table-cell table:style-name="ce10" office:value-type="string" calcext:value-type="string">
            <text:p>https://cantigas.fcsh.unl.pt/cantiga.asp?cdcant=1300&amp;nl=8&amp;tr=3&amp;pv=sim</text:p>
          </table:table-cell>
          <table:table-cell office:value-type="string" calcext:value-type="string">
            <text:p>   (Linha 8): eu a Santa Cecilia de coraçom o digo:</text:p>
          </table:table-cell>
          <table:table-cell table:number-columns-repeated="7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1">
          <table:table-cell office:value-type="string" calcext:value-type="string">
            <text:p>Ermida de Santa Cecília</text:p>
          </table:table-cell>
          <table:table-cell table:style-name="ce10"/>
          <table:table-cell office:value-type="string" calcext:value-type="string">
            <text:p>Nom poss'eu, madre, ir a Santa Cecília</text:p>
          </table:table-cell>
          <table:table-cell table:style-name="ce10" office:value-type="string" calcext:value-type="string">
            <text:p><text:s/>Martim de Ginzo</text:p>
          </table:table-cell>
          <table:table-cell table:style-name="ce10" office:value-type="string" calcext:value-type="string">
            <text:p>https://cantigas.fcsh.unl.pt/cantiga.asp?cdcant=1303&amp;nl=1&amp;tr=3&amp;pv=sim</text:p>
          </table:table-cell>
          <table:table-cell office:value-type="string" calcext:value-type="string">
            <text:p>   (Linha 1): Nom poss'eu, madre, ir a Santa Cecília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1">
          <table:table-cell office:value-type="string" calcext:value-type="string">
            <text:p>Ermida de Santa Cecília</text:p>
          </table:table-cell>
          <table:table-cell table:style-name="ce10"/>
          <table:table-cell office:value-type="string" calcext:value-type="string">
            <text:p>Se vos prouguer, madr', hoj'este dia</text:p>
          </table:table-cell>
          <table:table-cell table:style-name="ce10" office:value-type="string" calcext:value-type="string">
            <text:p><text:s/>Martim de Ginzo</text:p>
          </table:table-cell>
          <table:table-cell table:style-name="ce10" office:value-type="string" calcext:value-type="string">
            <text:p>https://cantigas.fcsh.unl.pt/cantiga.asp?cdcant=1301&amp;nl=3&amp;tr=3&amp;pv=sim</text:p>
          </table:table-cell>
          <table:table-cell office:value-type="string" calcext:value-type="string">
            <text:p>   (Linha 3): e chorar muit'em Santa Cecília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1">
          <table:table-cell office:value-type="string" calcext:value-type="string">
            <text:p>Ermida de Santa Cecília</text:p>
          </table:table-cell>
          <table:table-cell table:style-name="ce10"/>
          <table:table-cell office:value-type="string" calcext:value-type="string">
            <text:p>Treides, ai mia madr', em romaria</text:p>
          </table:table-cell>
          <table:table-cell table:style-name="ce10" office:value-type="string" calcext:value-type="string">
            <text:p><text:s/>Martim de Ginzo</text:p>
          </table:table-cell>
          <table:table-cell table:style-name="ce10" office:value-type="string" calcext:value-type="string">
            <text:p>https://cantigas.fcsh.unl.pt/cantiga.asp?cdcant=1302&amp;nl=2&amp;tr=3&amp;pv=sim</text:p>
          </table:table-cell>
          <table:table-cell office:value-type="string" calcext:value-type="string">
            <text:p>   (Linha 2): orar u chamam Santa Cecília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1">
          <table:table-cell office:value-type="string" calcext:value-type="string">
            <text:p>Ermida de Santa Maria das Leiras</text:p>
          </table:table-cell>
          <table:table-cell table:style-name="ce10"/>
          <table:table-cell office:value-type="string" calcext:value-type="string">
            <text:p>Disserom-mi ũas novas de que m'é mui gram bem</text:p>
          </table:table-cell>
          <table:table-cell table:style-name="ce10" office:value-type="string" calcext:value-type="string">
            <text:p><text:s/>Afonso Lopes de Baião</text:p>
          </table:table-cell>
          <table:table-cell table:style-name="ce10" office:value-type="string" calcext:value-type="string">
            <text:p>https://cantigas.fcsh.unl.pt/cantiga.asp?cdcant=761&amp;nl=3&amp;tr=3&amp;pv=sim</text:p>
          </table:table-cell>
          <table:table-cell office:value-type="string" calcext:value-type="string">
            <text:p>   (Linha 3): a Santa Maria das Leiras irei, velid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mida de Santa Maria das Leiras</text:p>
          </table:table-cell>
          <table:table-cell table:style-name="ce10"/>
          <table:table-cell office:value-type="string" calcext:value-type="string">
            <text:p>Ir quer'hoj'eu, fremosa, de coraçom</text:p>
          </table:table-cell>
          <table:table-cell table:style-name="ce10" office:value-type="string" calcext:value-type="string">
            <text:p><text:s/>Afonso Lopes de Baião</text:p>
          </table:table-cell>
          <table:table-cell table:style-name="ce10" office:value-type="string" calcext:value-type="string">
            <text:p>https://cantigas.fcsh.unl.pt/cantiga.asp?cdcant=760&amp;nl=3&amp;tr=3&amp;pv=sim</text:p>
          </table:table-cell>
          <table:table-cell office:value-type="string" calcext:value-type="string">
            <text:p>   (Linha 3): a Santa Maria das Leiras,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Ermida de Santa Maria de Reça</text:p>
          </table:table-cell>
          <table:table-cell table:style-name="ce10"/>
          <table:table-cell office:value-type="string" calcext:value-type="string">
            <text:p>Por vee'lo namorado, que muit'há que eu nom vi</text:p>
          </table:table-cell>
          <table:table-cell table:style-name="ce10" office:value-type="string" calcext:value-type="string">
            <text:p><text:s/>Airas Pais</text:p>
          </table:table-cell>
          <table:table-cell table:style-name="ce10" office:value-type="string" calcext:value-type="string">
            <text:p>https://cantigas.fcsh.unl.pt/cantiga.asp?cdcant=1316&amp;nl=3&amp;tr=3&amp;pv=sim</text:p>
          </table:table-cell>
          <table:table-cell office:value-type="string" calcext:value-type="string">
            <text:p>   (Linha 3): a Santa Maria de Reça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mida de Santa Maria de Reça</text:p>
          </table:table-cell>
          <table:table-cell table:style-name="ce10"/>
          <table:table-cell office:value-type="string" calcext:value-type="string">
            <text:p>Quer'ir a Santa Maria e, irmana, treides migo</text:p>
          </table:table-cell>
          <table:table-cell table:style-name="ce10" office:value-type="string" calcext:value-type="string">
            <text:p><text:s/>Airas Pais</text:p>
          </table:table-cell>
          <table:table-cell table:style-name="ce10" office:value-type="string" calcext:value-type="string">
            <text:p>https://cantigas.fcsh.unl.pt/cantiga.asp?cdcant=1315&amp;nl=3&amp;tr=3&amp;pv=sim</text:p>
          </table:table-cell>
          <table:table-cell office:value-type="string" calcext:value-type="string">
            <text:p>   (Linha 3): quer'ir a Santa Maria de Reça,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Ermida de Santa Maria do Faro</text:p>
          </table:table-cell>
          <table:table-cell table:style-name="ce10"/>
          <table:table-cell office:value-type="string" calcext:value-type="string">
            <text:p>A Far[o] um dia irei, madre, se vos prouguer</text:p>
          </table:table-cell>
          <table:table-cell table:style-name="ce10" office:value-type="string" calcext:value-type="string">
            <text:p><text:s/>João de Requeixo</text:p>
          </table:table-cell>
          <table:table-cell table:style-name="ce10" office:value-type="string" calcext:value-type="string">
            <text:p>https://cantigas.fcsh.unl.pt/cantiga.asp?cdcant=1319&amp;nl=1&amp;tr=3&amp;pv=sim</text:p>
          </table:table-cell>
          <table:table-cell office:value-type="string" calcext:value-type="string">
            <text:p>   (Linha 1): A Far[o] um dia irei, madre, se vos prouguer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mida de Santa Maria do Faro</text:p>
          </table:table-cell>
          <table:table-cell table:style-name="ce10"/>
          <table:table-cell office:value-type="string" calcext:value-type="string">
            <text:p>Amiga, quem hoj’houvesse mandado do meu amigo</text:p>
          </table:table-cell>
          <table:table-cell table:style-name="ce10" office:value-type="string" calcext:value-type="string">
            <text:p><text:s/>João de Requeixo</text:p>
          </table:table-cell>
          <table:table-cell table:style-name="ce10" office:value-type="string" calcext:value-type="string">
            <text:p>https://cantigas.fcsh.unl.pt/cantiga.asp?cdcant=1322&amp;nl=16&amp;tr=3&amp;pv=sim</text:p>
          </table:table-cell>
          <table:table-cell office:value-type="string" calcext:value-type="string">
            <text:p>   (Linha 16): em Far[o], ena ermida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1">
          <table:table-cell office:value-type="string" calcext:value-type="string">
            <text:p>Ermida de Santa Maria do Faro</text:p>
          </table:table-cell>
          <table:table-cell table:style-name="ce10"/>
          <table:table-cell office:value-type="string" calcext:value-type="string">
            <text:p>Atender quer'eu mandado que m'enviou meu amigo</text:p>
          </table:table-cell>
          <table:table-cell table:style-name="ce10" office:value-type="string" calcext:value-type="string">
            <text:p><text:s/>João de Requeixo</text:p>
          </table:table-cell>
          <table:table-cell table:style-name="ce10" office:value-type="string" calcext:value-type="string">
            <text:p>https://cantigas.fcsh.unl.pt/cantiga.asp?cdcant=1321&amp;nl=2&amp;tr=3&amp;pv=sim</text:p>
          </table:table-cell>
          <table:table-cell office:value-type="string" calcext:value-type="string">
            <text:p>   (Linha 2): que verrá em romaria a Far'e veer-s'-á migo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1">
          <table:table-cell office:value-type="string" calcext:value-type="string">
            <text:p>Ermida de Santa Maria do Faro</text:p>
          </table:table-cell>
          <table:table-cell table:style-name="ce10"/>
          <table:table-cell office:value-type="string" calcext:value-type="string">
            <text:p>Fui eu, madr', em romaria a Faro com meu amigo</text:p>
          </table:table-cell>
          <table:table-cell table:style-name="ce10" office:value-type="string" calcext:value-type="string">
            <text:p><text:s/>João de Requeixo</text:p>
          </table:table-cell>
          <table:table-cell table:style-name="ce10" office:value-type="string" calcext:value-type="string">
            <text:p>https://cantigas.fcsh.unl.pt/cantiga.asp?cdcant=1318&amp;nl=1&amp;tr=3&amp;pv=sim</text:p>
          </table:table-cell>
          <table:table-cell office:value-type="string" calcext:value-type="string">
            <text:p>   (Linha 1): Fui eu, madr', em romaria a Faro com meu amigo</text:p>
          </table:table-cell>
          <table:table-cell table:number-columns-repeated="4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1">
          <table:table-cell office:value-type="string" calcext:value-type="string">
            <text:p>Ermida de Santa Maria do Faro</text:p>
          </table:table-cell>
          <table:table-cell table:style-name="ce10"/>
          <table:table-cell office:value-type="string" calcext:value-type="string">
            <text:p>Pois vós, filha, queredes mui gram bem</text:p>
          </table:table-cell>
          <table:table-cell table:style-name="ce10" office:value-type="string" calcext:value-type="string">
            <text:p><text:s/>João de Requeixo</text:p>
          </table:table-cell>
          <table:table-cell table:style-name="ce10" office:value-type="string" calcext:value-type="string">
            <text:p>https://cantigas.fcsh.unl.pt/cantiga.asp?cdcant=1320&amp;nl=7&amp;tr=3&amp;pv=sim</text:p>
          </table:table-cell>
          <table:table-cell office:value-type="string" calcext:value-type="string">
            <text:p>   (Linha 7): Mando-vos eu ir a Far'um dia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1">
          <table:table-cell office:value-type="string" calcext:value-type="string">
            <text:p>Ermida de Santa Maria do Lago</text:p>
          </table:table-cell>
          <table:table-cell table:style-name="ce10"/>
          <table:table-cell office:value-type="string" calcext:value-type="string">
            <text:p>D'ir a Santa Maria do Lag'hei gram sabor</text:p>
          </table:table-cell>
          <table:table-cell table:style-name="ce10" office:value-type="string" calcext:value-type="string">
            <text:p><text:s/>Fernão do Lago </text:p>
          </table:table-cell>
          <table:table-cell table:style-name="ce10" office:value-type="string" calcext:value-type="string">
            <text:p>https://cantigas.fcsh.unl.pt/cantiga.asp?cdcant=1317&amp;nl=1&amp;tr=3&amp;pv=sim</text:p>
          </table:table-cell>
          <table:table-cell office:value-type="string" calcext:value-type="string">
            <text:p>   (Linha 1): D'ir a Santa Maria do Lag'hei gram sab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mida de Santa Marta</text:p>
          </table:table-cell>
          <table:table-cell table:style-name="ce10"/>
          <table:table-cell office:value-type="string" calcext:value-type="string">
            <text:p>Assanhou-s'o meu amigo</text:p>
          </table:table-cell>
          <table:table-cell table:style-name="ce10" office:value-type="string" calcext:value-type="string">
            <text:p><text:s/>Pero de Berdia</text:p>
          </table:table-cell>
          <table:table-cell table:style-name="ce10" office:value-type="string" calcext:value-type="string">
            <text:p>https://cantigas.fcsh.unl.pt/cantiga.asp?cdcant=1136&amp;nl=11&amp;tr=3&amp;pv=sim</text:p>
          </table:table-cell>
          <table:table-cell office:value-type="string" calcext:value-type="string">
            <text:p>   (Linha 11): em Santa Marta, na ermi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mida de Santa Marta</text:p>
          </table:table-cell>
          <table:table-cell table:style-name="ce10"/>
          <table:table-cell office:value-type="string" calcext:value-type="string">
            <text:p>Jurava-mi o meu amigo</text:p>
          </table:table-cell>
          <table:table-cell table:style-name="ce10" office:value-type="string" calcext:value-type="string">
            <text:p><text:s/>Pero de Berdia</text:p>
          </table:table-cell>
          <table:table-cell table:style-name="ce10" office:value-type="string" calcext:value-type="string">
            <text:p>https://cantigas.fcsh.unl.pt/cantiga.asp?cdcant=1134&amp;nl=7&amp;tr=3&amp;pv=sim</text:p>
          </table:table-cell>
          <table:table-cell office:value-type="string" calcext:value-type="string">
            <text:p>   (Linha 7): a Santa Marta, e maer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Ermida de Santa Marta</text:p>
          </table:table-cell>
          <table:table-cell table:style-name="ce10"/>
          <table:table-cell office:value-type="string" calcext:value-type="string">
            <text:p>Sanhudo m'é meu amig'e nom sei</text:p>
          </table:table-cell>
          <table:table-cell table:style-name="ce10" office:value-type="string" calcext:value-type="string">
            <text:p><text:s/>Pero de Berdia</text:p>
          </table:table-cell>
          <table:table-cell table:style-name="ce10" office:value-type="string" calcext:value-type="string">
            <text:p>https://cantigas.fcsh.unl.pt/cantiga.asp?cdcant=1133&amp;nl=19&amp;tr=3&amp;pv=sim</text:p>
          </table:table-cell>
          <table:table-cell office:value-type="string" calcext:value-type="string">
            <text:p>   (Linha 19): Quando m'el vir em Santa Marta estar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Escobar</text:p>
          </table:table-cell>
          <table:table-cell table:style-name="ce7" office:value-type="string" calcext:value-type="string">
            <text:p>Escobar de Campos, (concelho da atual província de León)</text:p>
          </table:table-cell>
          <table:table-cell office:value-type="string" calcext:value-type="string">
            <text:p>Ansur Moniz, muit'houve gram pesar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486&amp;nl=8&amp;tr=3&amp;pv=sim</text:p>
          </table:table-cell>
          <table:table-cell office:value-type="string" calcext:value-type="string">
            <text:p>   (Linha 8): E d'outra parte vem dos d'Escob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anha</text:p>
          </table:table-cell>
          <table:table-cell table:style-name="ce10"/>
          <table:table-cell office:value-type="string" calcext:value-type="string">
            <text:p>Jograr, três cousas havedes mester</text:p>
          </table:table-cell>
          <table:table-cell table:style-name="ce10" office:value-type="string" calcext:value-type="string">
            <text:p><text:s/>Gil Peres Conde</text:p>
          </table:table-cell>
          <table:table-cell table:style-name="ce10" office:value-type="string" calcext:value-type="string">
            <text:p>https://cantigas.fcsh.unl.pt/cantiga.asp?cdcant=1548&amp;nl=8&amp;tr=3&amp;pv=sim</text:p>
          </table:table-cell>
          <table:table-cell office:value-type="string" calcext:value-type="string">
            <text:p>   (Linha 8): vimos em Espanha, nem d'alhur nom vem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anha</text:p>
          </table:table-cell>
          <table:table-cell table:style-name="ce10"/>
          <table:table-cell office:value-type="string" calcext:value-type="string">
            <text:p>Quantos aqui d'Espanha som</text:p>
          </table:table-cell>
          <table:table-cell table:style-name="ce10" office:value-type="string" calcext:value-type="string">
            <text:p><text:s/>Paio Soares de Taveirós </text:p>
          </table:table-cell>
          <table:table-cell table:style-name="ce10" office:value-type="string" calcext:value-type="string">
            <text:p>https://cantigas.fcsh.unl.pt/cantiga.asp?cdcant=119&amp;nl=1&amp;tr=3&amp;pv=sim</text:p>
          </table:table-cell>
          <table:table-cell office:value-type="string" calcext:value-type="string">
            <text:p>   (Linha 1): Quantos aqui d'Espanha som,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Estela</text:p>
          </table:table-cell>
          <table:table-cell table:style-name="ce10"/>
          <table:table-cell office:value-type="string" calcext:value-type="string">
            <text:p>Ora faz host'o senhor de Navarra</text:p>
          </table:table-cell>
          <table:table-cell table:style-name="ce10" office:value-type="string" calcext:value-type="string">
            <text:p><text:s/>João Soares de Paiva</text:p>
          </table:table-cell>
          <table:table-cell table:style-name="ce10" office:value-type="string" calcext:value-type="string">
            <text:p>https://cantigas.fcsh.unl.pt/cantiga.asp?cdcant=1361&amp;nl=14&amp;tr=3&amp;pv=sim</text:p>
          </table:table-cell>
          <table:table-cell office:value-type="string" calcext:value-type="string">
            <text:p>   (Linha 14): e destruir atá burgo d'Estel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ela</text:p>
          </table:table-cell>
          <table:table-cell table:style-name="ce10"/>
          <table:table-cell office:value-type="string" calcext:value-type="string">
            <text:p>Par Deus, coitada vivo</text:p>
          </table:table-cell>
          <table:table-cell table:style-name="ce10" office:value-type="string" calcext:value-type="string">
            <text:p><text:s/>Pero Gonçalves de Portocarreiro</text:p>
          </table:table-cell>
          <table:table-cell table:style-name="ce10" office:value-type="string" calcext:value-type="string">
            <text:p>https://cantigas.fcsh.unl.pt/cantiga.asp?cdcant=925&amp;nl=9&amp;tr=3&amp;pv=sim</text:p>
          </table:table-cell>
          <table:table-cell office:value-type="string" calcext:value-type="string">
            <text:p>   (Linha 9): mias toucas da Estela,</text:p>
          </table:table-cell>
          <table:table-cell table:number-columns-repeated="4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Estela</text:p>
          </table:table-cell>
          <table:table-cell table:style-name="ce10"/>
          <table:table-cell office:value-type="string" calcext:value-type="string">
            <text:p>Quand'eu um dia fui em Compostela</text:p>
          </table:table-cell>
          <table:table-cell table:style-name="ce10" office:value-type="string" calcext:value-type="string">
            <text:p><text:s/>Pedro Amigo de Sevilha</text:p>
          </table:table-cell>
          <table:table-cell table:style-name="ce10" office:value-type="string" calcext:value-type="string">
            <text:p>https://cantigas.fcsh.unl.pt/cantiga.asp?cdcant=1113&amp;nl=9&amp;tr=3&amp;pv=sim</text:p>
          </table:table-cell>
          <table:table-cell office:value-type="string" calcext:value-type="string">
            <text:p>   (Linha 9): Que vos darei boas toucas d'Estela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Estépar</text:p>
          </table:table-cell>
          <table:table-cell table:style-name="ce10"/>
          <table:table-cell office:value-type="string" calcext:value-type="string">
            <text:p>Ansur Moniz, muit'houve gram pesar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486&amp;nl=11&amp;tr=3&amp;pv=sim</text:p>
          </table:table-cell>
          <table:table-cell office:value-type="string" calcext:value-type="string">
            <text:p>   (Linha 11): e doutra veo: foi dos d'Estepar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remadura</text:p>
          </table:table-cell>
          <table:table-cell table:style-name="ce10"/>
          <table:table-cell office:value-type="string" calcext:value-type="string">
            <text:p>Disse-m'hoj'assi um home</text:p>
          </table:table-cell>
          <table:table-cell table:style-name="ce10" office:value-type="string" calcext:value-type="string">
            <text:p><text:s/>Estêvão da Guarda</text:p>
          </table:table-cell>
          <table:table-cell table:style-name="ce10" office:value-type="string" calcext:value-type="string">
            <text:p>https://cantigas.fcsh.unl.pt/cantiga.asp?cdcant=1337&amp;nl=10&amp;tr=3&amp;pv=sim</text:p>
          </table:table-cell>
          <table:table-cell office:value-type="string" calcext:value-type="string">
            <text:p>   (Linha 10): pois eu fiqu'em Stremadura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remadura</text:p>
          </table:table-cell>
          <table:table-cell table:style-name="ce10"/>
          <table:table-cell office:value-type="string" calcext:value-type="string">
            <text:p>Mete el-rei barcas no rio forte</text:p>
          </table:table-cell>
          <table:table-cell table:style-name="ce10" office:value-type="string" calcext:value-type="string">
            <text:p><text:s/>João Zorro</text:p>
          </table:table-cell>
          <table:table-cell table:style-name="ce10" office:value-type="string" calcext:value-type="string">
            <text:p>https://cantigas.fcsh.unl.pt/cantiga.asp?cdcant=1181&amp;nl=4&amp;tr=3&amp;pv=sim</text:p>
          </table:table-cell>
          <table:table-cell office:value-type="string" calcext:value-type="string">
            <text:p>   (Linha 4): Mete el-rei barcas na Estremadura;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Esturas</text:p>
          </table:table-cell>
          <table:table-cell table:style-name="ce7" office:value-type="string" calcext:value-type="string">
            <text:p>Astúrias</text:p>
          </table:table-cell>
          <table:table-cell office:value-type="string" calcext:value-type="string">
            <text:p>Contar-vos-ei costumes e feituras</text:p>
          </table:table-cell>
          <table:table-cell table:style-name="ce10" office:value-type="string" calcext:value-type="string">
            <text:p><text:s/>Fernão Soares de Quinhones</text:p>
          </table:table-cell>
          <table:table-cell table:style-name="ce10" office:value-type="string" calcext:value-type="string">
            <text:p>https://cantigas.fcsh.unl.pt/cantiga.asp?cdcant=1589&amp;nl=28&amp;tr=3&amp;pv=sim</text:p>
          </table:table-cell>
          <table:table-cell office:value-type="string" calcext:value-type="string">
            <text:p>   (Linha 28): que o quisesse trager nas Estura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uras d'Ovedo</text:p>
          </table:table-cell>
          <table:table-cell table:style-name="ce10"/>
          <table:table-cell office:value-type="string" calcext:value-type="string">
            <text:p>Dom Fernando, vejo-vos andar ledo</text:p>
          </table:table-cell>
          <table:table-cell table:style-name="ce10" office:value-type="string" calcext:value-type="string">
            <text:p><text:s/>Airas Peres Vuitorom</text:p>
          </table:table-cell>
          <table:table-cell table:style-name="ce10" office:value-type="string" calcext:value-type="string">
            <text:p>https://cantigas.fcsh.unl.pt/cantiga.asp?cdcant=1514&amp;nl=4&amp;tr=3&amp;pv=sim</text:p>
          </table:table-cell>
          <table:table-cell office:value-type="string" calcext:value-type="string">
            <text:p>   (Linha 4): de Sam Fagundo e d'Esturas d'Ovedo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ria</text:p>
          </table:table-cell>
          <table:table-cell table:style-name="ce10"/>
          <table:table-cell office:value-type="string" calcext:value-type="string">
            <text:p>À lealdade da Bezerra, que pela Beira muit'anda</text:p>
          </table:table-cell>
          <table:table-cell table:style-name="ce10" office:value-type="string" calcext:value-type="string">
            <text:p><text:s/>Airas Peres Vuitorom</text:p>
          </table:table-cell>
          <table:table-cell table:style-name="ce10" office:value-type="string" calcext:value-type="string">
            <text:p>https://cantigas.fcsh.unl.pt/cantiga.asp?cdcant=1511&amp;nl=15&amp;tr=3&amp;pv=sim</text:p>
          </table:table-cell>
          <table:table-cell office:value-type="string" calcext:value-type="string">
            <text:p>   (Linha 15): O que vendeu Faria, per remiir seus pecados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ria</text:p>
          </table:table-cell>
          <table:table-cell table:style-name="ce10"/>
          <table:table-cell office:value-type="string" calcext:value-type="string">
            <text:p>Cuidou-s'Amor que logo me faria</text:p>
          </table:table-cell>
          <table:table-cell table:style-name="ce10" office:value-type="string" calcext:value-type="string">
            <text:p><text:s/>João Garcia de Guilhade</text:p>
          </table:table-cell>
          <table:table-cell table:style-name="ce10" office:value-type="string" calcext:value-type="string">
            <text:p>https://cantigas.fcsh.unl.pt/cantiga.asp?cdcant=405&amp;nl=15&amp;tr=3&amp;pv=sim</text:p>
          </table:table-cell>
          <table:table-cell office:value-type="string" calcext:value-type="string">
            <text:p>   (Linha 15): Ai! que de coita levei em Faria!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Faria</text:p>
          </table:table-cell>
          <table:table-cell table:style-name="ce10"/>
          <table:table-cell office:value-type="string" calcext:value-type="string">
            <text:p>Se m'ora Deus gram bem fazer quisesse</text:p>
          </table:table-cell>
          <table:table-cell table:style-name="ce10" office:value-type="string" calcext:value-type="string">
            <text:p><text:s/>João Garcia de Guilhade</text:p>
          </table:table-cell>
          <table:table-cell table:style-name="ce10" office:value-type="string" calcext:value-type="string">
            <text:p>https://cantigas.fcsh.unl.pt/cantiga.asp?cdcant=403&amp;nl=8&amp;tr=3&amp;pv=sim</text:p>
          </table:table-cell>
          <table:table-cell office:value-type="string" calcext:value-type="string">
            <text:p>   (Linha 8): Daqui vej'eu Barcelos e Faria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Fariza</text:p>
          </table:table-cell>
          <table:table-cell table:style-name="ce7" office:value-type="string" calcext:value-type="string">
            <text:p>Ariza</text:p>
          </table:table-cell>
          <table:table-cell office:value-type="string" calcext:value-type="string">
            <text:p>Os d'Aragom, que soem donear</text:p>
          </table:table-cell>
          <table:table-cell table:style-name="ce10" office:value-type="string" calcext:value-type="string">
            <text:p><text:s/>Caldeirom</text:p>
          </table:table-cell>
          <table:table-cell table:style-name="ce10" office:value-type="string" calcext:value-type="string">
            <text:p>https://cantigas.fcsh.unl.pt/cantiga.asp?cdcant=1649&amp;nl=20&amp;tr=3&amp;pv=sim</text:p>
          </table:table-cell>
          <table:table-cell office:value-type="string" calcext:value-type="string">
            <text:p>   (Linha 20): a busquei bem aalém de Fariza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ça</text:p>
          </table:table-cell>
          <table:table-cell table:style-name="ce10"/>
          <table:table-cell office:value-type="string" calcext:value-type="string">
            <text:p>Pero Colhos é deitado</text:p>
          </table:table-cell>
          <table:table-cell table:style-name="ce10" office:value-type="string" calcext:value-type="string">
            <text:p><text:s/>Mem Rodrigues de Briteiros ou João Fernandes de Ardeleiro </text:p>
          </table:table-cell>
          <table:table-cell table:style-name="ce10" office:value-type="string" calcext:value-type="string">
            <text:p>https://cantigas.fcsh.unl.pt/cantiga.asp?cdcant=1359&amp;nl=7&amp;tr=3&amp;pv=sim</text:p>
          </table:table-cell>
          <table:table-cell office:value-type="string" calcext:value-type="string">
            <text:p>   (Linha 7): E foi-s'el morar a Franç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ia</text:p>
          </table:table-cell>
          <table:table-cell table:style-name="ce7" office:value-type="string" calcext:value-type="string">
            <text:p>Vila Nova de Gaia</text:p>
          </table:table-cell>
          <table:table-cell office:value-type="string" calcext:value-type="string">
            <text:p>Pois nom hei de Dona Elvira</text:p>
          </table:table-cell>
          <table:table-cell table:style-name="ce10" office:value-type="string" calcext:value-type="string">
            <text:p><text:s/>Anónimo 1 ou Martim Soares</text:p>
          </table:table-cell>
          <table:table-cell table:style-name="ce10" office:value-type="string" calcext:value-type="string">
            <text:p>https://cantigas.fcsh.unl.pt/cantiga.asp?cdcant=150&amp;nl=6&amp;tr=3&amp;pv=sim</text:p>
          </table:table-cell>
          <table:table-cell office:value-type="string" calcext:value-type="string">
            <text:p>   (Linha 6): em Doiro, antr'o Porto e Gaia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listeu</text:p>
          </table:table-cell>
          <table:table-cell table:style-name="ce7" office:value-type="string" calcext:value-type="string">
            <text:p>Galisteo</text:p>
          </table:table-cell>
          <table:table-cell office:value-type="string" calcext:value-type="string">
            <text:p>Pero nom fui a Ultramar</text:p>
          </table:table-cell>
          <table:table-cell table:style-name="ce10" office:value-type="string" calcext:value-type="string">
            <text:p><text:s/>Martim Soares</text:p>
          </table:table-cell>
          <table:table-cell table:style-name="ce10" office:value-type="string" calcext:value-type="string">
            <text:p>https://cantigas.fcsh.unl.pt/cantiga.asp?cdcant=114&amp;nl=34&amp;tr=3&amp;pv=sim</text:p>
          </table:table-cell>
          <table:table-cell office:value-type="string" calcext:value-type="string">
            <text:p>   (Linha 34): d'andar Coira e Galiste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liza</text:p>
          </table:table-cell>
          <table:table-cell table:style-name="ce10"/>
          <table:table-cell office:value-type="string" calcext:value-type="string">
            <text:p>A mi quer mal o infançom</text:p>
          </table:table-cell>
          <table:table-cell table:style-name="ce10" office:value-type="string" calcext:value-type="string">
            <text:p><text:s/>Lopo Lias</text:p>
          </table:table-cell>
          <table:table-cell table:style-name="ce10" office:value-type="string" calcext:value-type="string">
            <text:p>https://cantigas.fcsh.unl.pt/cantiga.asp?cdcant=1372&amp;nl=8&amp;tr=3&amp;pv=sim</text:p>
          </table:table-cell>
          <table:table-cell office:value-type="string" calcext:value-type="string">
            <text:p>   (Linha 8): Quantos hoj'em Galiza som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liza</text:p>
          </table:table-cell>
          <table:table-cell table:style-name="ce10"/>
          <table:table-cell office:value-type="string" calcext:value-type="string">
            <text:p>Os d'Aragom, que soem donear </text:p>
          </table:table-cell>
          <table:table-cell table:style-name="ce10" office:value-type="string" calcext:value-type="string">
            <text:p><text:s/>Caldeirom</text:p>
          </table:table-cell>
          <table:table-cell table:style-name="ce10" office:value-type="string" calcext:value-type="string">
            <text:p>https://cantigas.fcsh.unl.pt/cantiga.asp?cdcant=1649&amp;nl=18&amp;tr=3&amp;pv=sim</text:p>
          </table:table-cell>
          <table:table-cell office:value-type="string" calcext:value-type="string">
            <text:p>   (Linha 18): dos d'Aragom, quand'eu vim de Galiza,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Granada</text:p>
          </table:table-cell>
          <table:table-cell table:style-name="ce10"/>
          <table:table-cell office:value-type="string" calcext:value-type="string">
            <text:p>Meu senhor, direi-vos ora:</text:p>
          </table:table-cell>
          <table:table-cell table:style-name="ce10" office:value-type="string" calcext:value-type="string">
            <text:p><text:s/>Pero Gomes Barroso</text:p>
          </table:table-cell>
          <table:table-cell table:style-name="ce10" office:value-type="string" calcext:value-type="string">
            <text:p>https://cantigas.fcsh.unl.pt/cantiga.asp?cdcant=1479&amp;nl=11&amp;tr=3&amp;pv=sim</text:p>
          </table:table-cell>
          <table:table-cell office:value-type="string" calcext:value-type="string">
            <text:p>   (Linha 11): bem da vila de Graa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ada</text:p>
          </table:table-cell>
          <table:table-cell table:style-name="ce10"/>
          <table:table-cell office:value-type="string" calcext:value-type="string">
            <text:p>Muit'hei, ai Amor, que te gradescer</text:p>
          </table:table-cell>
          <table:table-cell table:style-name="ce10" office:value-type="string" calcext:value-type="string">
            <text:p><text:s/>Rui Martins do Casal</text:p>
          </table:table-cell>
          <table:table-cell table:style-name="ce10" office:value-type="string" calcext:value-type="string">
            <text:p>https://cantigas.fcsh.unl.pt/cantiga.asp?cdcant=1189&amp;nl=6&amp;tr=3&amp;pv=sim</text:p>
          </table:table-cell>
          <table:table-cell office:value-type="string" calcext:value-type="string">
            <text:p>   (Linha 6): a Granada por meu amor lidar.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Granada</text:p>
          </table:table-cell>
          <table:table-cell table:style-name="ce10"/>
          <table:table-cell office:value-type="string" calcext:value-type="string">
            <text:p>O que foi passar a serra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498&amp;nl=15&amp;tr=3&amp;pv=sim</text:p>
          </table:table-cell>
          <table:table-cell office:value-type="string" calcext:value-type="string">
            <text:p>   (Linha 15): é por nom ir a Graada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Granada</text:p>
          </table:table-cell>
          <table:table-cell table:style-name="ce10"/>
          <table:table-cell office:value-type="string" calcext:value-type="string">
            <text:p>Rogo-te, ai Amor, que queiras migo morar</text:p>
          </table:table-cell>
          <table:table-cell table:style-name="ce10" office:value-type="string" calcext:value-type="string">
            <text:p><text:s/>Rui Martins do Casal</text:p>
          </table:table-cell>
          <table:table-cell table:style-name="ce10" office:value-type="string" calcext:value-type="string">
            <text:p>https://cantigas.fcsh.unl.pt/cantiga.asp?cdcant=1188&amp;nl=3&amp;tr=3&amp;pv=sim</text:p>
          </table:table-cell>
          <table:table-cell office:value-type="string" calcext:value-type="string">
            <text:p>   (Linha 3): a Granada meu amigo.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Jaén</text:p>
          </table:table-cell>
          <table:table-cell table:style-name="ce10"/>
          <table:table-cell office:value-type="string" calcext:value-type="string">
            <text:p>Ai Santiago, padrom sabido</text:p>
          </table:table-cell>
          <table:table-cell table:style-name="ce10" office:value-type="string" calcext:value-type="string">
            <text:p><text:s/>Paio Gomes Charinho</text:p>
          </table:table-cell>
          <table:table-cell table:style-name="ce10" office:value-type="string" calcext:value-type="string">
            <text:p>https://cantigas.fcsh.unl.pt/cantiga.asp?cdcant=852&amp;nl=4&amp;tr=3&amp;pv=sim</text:p>
          </table:table-cell>
          <table:table-cell office:value-type="string" calcext:value-type="string">
            <text:p>   (Linha 4): mirarei, madre, as torres de Jeen.</text:p>
          </table:table-cell>
          <table:table-cell table:number-columns-repeated="6"/>
          <table:table-cell table:style-name="ce12"/>
          <table:table-cell table:number-columns-repeated="1011"/>
        </table:table-row>
        <table:table-row table:style-name="ro1">
          <table:table-cell office:value-type="string" calcext:value-type="string">
            <text:p>Jaén</text:p>
          </table:table-cell>
          <table:table-cell table:style-name="ce10"/>
          <table:table-cell office:value-type="string" calcext:value-type="string">
            <text:p>Ai Santiago, padrom sabido</text:p>
          </table:table-cell>
          <table:table-cell table:style-name="ce10" office:value-type="string" calcext:value-type="string">
            <text:p><text:s/>Paio Gomes Charinho</text:p>
          </table:table-cell>
          <table:table-cell table:style-name="ce10" office:value-type="string" calcext:value-type="string">
            <text:p>https://cantigas.fcsh.unl.pt/cantiga.asp?cdcant=852&amp;nl=4&amp;tr=3&amp;pv=sim</text:p>
          </table:table-cell>
          <table:table-cell office:value-type="string" calcext:value-type="string">
            <text:p>   (Linha 25): sobre si quanto se fez em Jaen</text:p>
          </table:table-cell>
          <table:table-cell/>
          <table:table-cell table:style-name="ce10"/>
          <table:table-cell table:number-columns-repeated="2"/>
          <table:table-cell table:style-name="ce11"/>
          <table:table-cell table:style-name="ce12" table:number-columns-repeated="2"/>
          <table:table-cell table:style-name="ce11"/>
          <table:table-cell table:style-name="ce12" table:number-columns-repeated="2"/>
          <table:table-cell table:style-name="ce11"/>
          <table:table-cell table:style-name="ce12"/>
          <table:table-cell table:number-columns-repeated="1006"/>
        </table:table-row>
        <table:table-row table:style-name="ro1">
          <table:table-cell office:value-type="string" calcext:value-type="string">
            <text:p>Jaén</text:p>
          </table:table-cell>
          <table:table-cell table:style-name="ce10"/>
          <table:table-cell office:value-type="string" calcext:value-type="string">
            <text:p>Pedr'Amigo, quero de vós saber</text:p>
          </table:table-cell>
          <table:table-cell table:style-name="ce10" office:value-type="string" calcext:value-type="string">
            <text:p>Vasco Peres Pardal, Pedro Amigo de Sevilha</text:p>
          </table:table-cell>
          <table:table-cell table:style-name="ce10" office:value-type="string" calcext:value-type="string">
            <text:p>https://cantigas.fcsh.unl.pt/cantiga.asp?cdcant=1542&amp;nl=25&amp;tr=3&amp;pv=sim</text:p>
          </table:table-cell>
          <table:table-cell office:value-type="string" calcext:value-type="string">
            <text:p>   (Linha 25): sobre si quanto se fez em Jaen</text:p>
          </table:table-cell>
          <table:table-cell/>
          <table:table-cell table:style-name="ce10"/>
          <table:table-cell table:number-columns-repeated="2"/>
          <table:table-cell table:style-name="ce11"/>
          <table:table-cell table:style-name="ce12" table:number-columns-repeated="2"/>
          <table:table-cell table:style-name="ce11"/>
          <table:table-cell table:style-name="ce12" table:number-columns-repeated="2"/>
          <table:table-cell table:style-name="ce11"/>
          <table:table-cell table:style-name="ce12"/>
          <table:table-cell table:number-columns-repeated="1006"/>
        </table:table-row>
        <table:table-row table:style-name="ro1">
          <table:table-cell office:value-type="string" calcext:value-type="string">
            <text:p>Jaén</text:p>
          </table:table-cell>
          <table:table-cell table:style-name="ce10"/>
          <table:table-cell office:value-type="string" calcext:value-type="string">
            <text:p>Pedr'Amigo, quero de vós saber</text:p>
          </table:table-cell>
          <table:table-cell table:style-name="ce10" office:value-type="string" calcext:value-type="string">
            <text:p>Vasco Peres Pardal, Pedro Amigo de Sevilha</text:p>
          </table:table-cell>
          <table:table-cell table:style-name="ce10" office:value-type="string" calcext:value-type="string">
            <text:p>https://cantigas.fcsh.unl.pt/cantiga.asp?cdcant=1542&amp;nl=25&amp;tr=3&amp;pv=sim</text:p>
          </table:table-cell>
          <table:table-cell office:value-type="string" calcext:value-type="string">
            <text:p>   (Linha 4): levastes, quando fomos a Jeen;</text:p>
          </table:table-cell>
          <table:table-cell/>
          <table:table-cell table:style-name="ce10"/>
          <table:table-cell table:number-columns-repeated="2"/>
          <table:table-cell table:style-name="ce11"/>
          <table:table-cell table:style-name="ce12" table:number-columns-repeated="2"/>
          <table:table-cell table:style-name="ce11"/>
          <table:table-cell table:style-name="ce12" table:number-columns-repeated="2"/>
          <table:table-cell table:style-name="ce11"/>
          <table:table-cell table:style-name="ce12"/>
          <table:table-cell table:number-columns-repeated="1006"/>
        </table:table-row>
        <table:table-row table:style-name="ro1">
          <table:table-cell office:value-type="string" calcext:value-type="string">
            <text:p>Jaén</text:p>
          </table:table-cell>
          <table:table-cell table:style-name="ce11"/>
          <table:table-cell table:style-name="ce5" office:value-type="string" calcext:value-type="string">
            <text:p>Pero da Ponte,' ou eu nom vejo bem</text:p>
          </table:table-cell>
          <table:table-cell table:style-name="ce11" office:value-type="string" calcext:value-type="string">
            <text:p>Pero da Ponte, Afonso Anes do Cotom</text:p>
          </table:table-cell>
          <table:table-cell table:style-name="ce11" office:value-type="string" calcext:value-type="string">
            <text:p>https://cantigas.fcsh.unl.pt/cantiga.asp?cdcant=1640&amp;nl=4&amp;tr=3&amp;pv=sim</text:p>
          </table:table-cell>
          <table:table-cell table:style-name="ce12" office:value-type="string" calcext:value-type="string">
            <text:p>   (Linha 4): levastes, quando fomos a Jeen;</text:p>
          </table:table-cell>
          <table:table-cell/>
          <table:table-cell table:style-name="ce10"/>
          <table:table-cell table:number-columns-repeated="2"/>
          <table:table-cell table:style-name="ce11"/>
          <table:table-cell table:style-name="ce12" table:number-columns-repeated="2"/>
          <table:table-cell table:style-name="ce11"/>
          <table:table-cell table:style-name="ce12" table:number-columns-repeated="2"/>
          <table:table-cell table:style-name="ce11"/>
          <table:table-cell table:style-name="ce12"/>
          <table:table-cell table:number-columns-repeated="1006"/>
        </table:table-row>
        <table:table-row table:style-name="ro1">
          <table:table-cell office:value-type="string" calcext:value-type="string">
            <text:p>Jaén</text:p>
          </table:table-cell>
          <table:table-cell table:style-name="ce11"/>
          <table:table-cell office:value-type="string" calcext:value-type="string">
            <text:p>Um cavaleiro se comprou</text:p>
          </table:table-cell>
          <table:table-cell table:style-name="ce11" office:value-type="string" calcext:value-type="string">
            <text:p><text:s/>Martim Soares</text:p>
          </table:table-cell>
          <table:table-cell table:style-name="ce11" office:value-type="string" calcext:value-type="string">
            <text:p>https://cantigas.fcsh.unl.pt/cantiga.asp?cdcant=1390&amp;nl=2&amp;tr=3&amp;pv=sim</text:p>
          </table:table-cell>
          <table:table-cell table:style-name="ce12" office:value-type="string" calcext:value-type="string">
            <text:p>   (Linha 2): pera quitar-se de Jaen,</text:p>
          </table:table-cell>
          <table:table-cell table:style-name="ce12"/>
          <table:table-cell table:number-columns-repeated="3"/>
          <table:table-cell table:style-name="ce11"/>
          <table:table-cell table:style-name="ce12" table:number-columns-repeated="2"/>
          <table:table-cell table:style-name="ce11"/>
          <table:table-cell table:style-name="ce12" table:number-columns-repeated="2"/>
          <table:table-cell table:style-name="ce11"/>
          <table:table-cell table:style-name="ce12"/>
          <table:table-cell table:number-columns-repeated="1006"/>
        </table:table-row>
        <table:table-row table:style-name="ro1">
          <table:table-cell office:value-type="string" calcext:value-type="string">
            <text:p>Jaén</text:p>
          </table:table-cell>
          <table:table-cell table:style-name="ce11"/>
          <table:table-cell office:value-type="string" calcext:value-type="string">
            <text:p>Um infançom mi há convidado</text:p>
          </table:table-cell>
          <table:table-cell table:style-name="ce11" office:value-type="string" calcext:value-type="string">
            <text:p><text:s/>Nunes</text:p>
          </table:table-cell>
          <table:table-cell table:style-name="ce11" office:value-type="string" calcext:value-type="string">
            <text:p>https://cantigas.fcsh.unl.pt/cantiga.asp?cdcant=1585&amp;nl=10&amp;tr=3&amp;pv=sim</text:p>
          </table:table-cell>
          <table:table-cell table:style-name="ce12" office:value-type="string" calcext:value-type="string">
            <text:p>   (Linha 10): mais jurei antan'em Jaen,</text:p>
          </table:table-cell>
          <table:table-cell/>
          <table:table-cell table:style-name="ce10"/>
          <table:table-cell table:number-columns-repeated="2"/>
          <table:table-cell table:style-name="ce11"/>
          <table:table-cell table:style-name="ce12" table:number-columns-repeated="2"/>
          <table:table-cell table:style-name="ce11"/>
          <table:table-cell table:style-name="ce12" table:number-columns-repeated="2"/>
          <table:table-cell table:style-name="ce11"/>
          <table:table-cell table:style-name="ce12"/>
          <table:table-cell table:number-columns-repeated="1006"/>
        </table:table-row>
        <table:table-row table:style-name="ro1">
          <table:table-cell office:value-type="string" calcext:value-type="string">
            <text:p>Jerez de la Frontera</text:p>
          </table:table-cell>
          <table:table-cell table:style-name="ce10"/>
          <table:table-cell office:value-type="string" calcext:value-type="string">
            <text:p>Pedr'Amigo, quero de vós saber</text:p>
          </table:table-cell>
          <table:table-cell table:style-name="ce10" office:value-type="string" calcext:value-type="string">
            <text:p>Vasco Peres Pardal, Pedro Amigo de Sevilha</text:p>
          </table:table-cell>
          <table:table-cell table:style-name="ce10" office:value-type="string" calcext:value-type="string">
            <text:p>https://cantigas.fcsh.unl.pt/cantiga.asp?cdcant=1542&amp;nl=26&amp;tr=3&amp;pv=sim</text:p>
          </table:table-cell>
          <table:table-cell office:value-type="string" calcext:value-type="string">
            <text:p>   (Linha 26): e em Eixarês, u se fez muito mal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erusalém</text:p>
          </table:table-cell>
          <table:table-cell table:style-name="ce10"/>
          <table:table-cell office:value-type="string" calcext:value-type="string">
            <text:p>Joam Baveca e Pero d'Ambrõa</text:p>
          </table:table-cell>
          <table:table-cell table:style-name="ce10" office:value-type="string" calcext:value-type="string">
            <text:p><text:s/>Pedro Amigo de Sevilha</text:p>
          </table:table-cell>
          <table:table-cell table:style-name="ce10" office:value-type="string" calcext:value-type="string">
            <text:p>https://cantigas.fcsh.unl.pt/cantiga.asp?cdcant=1690&amp;nl=12&amp;tr=3&amp;pv=sim</text:p>
          </table:table-cell>
          <table:table-cell office:value-type="string" calcext:value-type="string">
            <text:p>   (Linha 12): Sobre la terra de Ierusalém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erusalém</text:p>
          </table:table-cell>
          <table:table-cell table:style-name="ce10"/>
          <table:table-cell office:value-type="string" calcext:value-type="string">
            <text:p>Joam Fernández, o mund'é torvado</text:p>
          </table:table-cell>
          <table:table-cell table:style-name="ce10" office:value-type="string" calcext:value-type="string">
            <text:p><text:s/>João Soares Coelho</text:p>
          </table:table-cell>
          <table:table-cell table:style-name="ce10" office:value-type="string" calcext:value-type="string">
            <text:p>https://cantigas.fcsh.unl.pt/cantiga.asp?cdcant=1436&amp;nl=17&amp;tr=3&amp;pv=sim</text:p>
          </table:table-cell>
          <table:table-cell office:value-type="string" calcext:value-type="string">
            <text:p>   (Linha 17): nem ar iria a Ierusalém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1">
          <table:table-cell office:value-type="string" calcext:value-type="string">
            <text:p>Jerusalém</text:p>
          </table:table-cell>
          <table:table-cell table:style-name="ce10"/>
          <table:table-cell office:value-type="string" calcext:value-type="string">
            <text:p>Pero nom fui a Ultramar</text:p>
          </table:table-cell>
          <table:table-cell table:style-name="ce10" office:value-type="string" calcext:value-type="string">
            <text:p><text:s/>Martim Soares</text:p>
          </table:table-cell>
          <table:table-cell table:style-name="ce10" office:value-type="string" calcext:value-type="string">
            <text:p>https://cantigas.fcsh.unl.pt/cantiga.asp?cdcant=114&amp;nl=14&amp;tr=3&amp;pv=sim</text:p>
          </table:table-cell>
          <table:table-cell office:value-type="string" calcext:value-type="string">
            <text:p>   (Linha 14): e maer a Jerusalém.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1">
          <table:table-cell office:value-type="string" calcext:value-type="string">
            <text:p>Jerusalém</text:p>
          </table:table-cell>
          <table:table-cell table:style-name="ce10"/>
          <table:table-cell office:value-type="string" calcext:value-type="string">
            <text:p>Quem mi ora quisesse cruzar</text:p>
          </table:table-cell>
          <table:table-cell table:style-name="ce10" office:value-type="string" calcext:value-type="string">
            <text:p><text:s/>Pedro Amigo de Sevilha</text:p>
          </table:table-cell>
          <table:table-cell table:style-name="ce10" office:value-type="string" calcext:value-type="string">
            <text:p>https://cantigas.fcsh.unl.pt/cantiga.asp?cdcant=1687&amp;nl=12&amp;tr=3&amp;pv=sim</text:p>
          </table:table-cell>
          <table:table-cell office:value-type="string" calcext:value-type="string">
            <text:p>   (Linha 12): outr'homem de Ierusalém;</text:p>
          </table:table-cell>
          <table:table-cell table:number-columns-repeated="4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1">
          <table:table-cell office:value-type="string" calcext:value-type="string">
            <text:p>Jerusalém</text:p>
          </table:table-cell>
          <table:table-cell table:style-name="ce10"/>
          <table:table-cell office:value-type="string" calcext:value-type="string">
            <text:p>Senhor, justiça viimos pedir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487&amp;nl=16&amp;tr=3&amp;pv=sim</text:p>
          </table:table-cell>
          <table:table-cell office:value-type="string" calcext:value-type="string">
            <text:p>   (Linha 16): - por levar tal furt'a Jelusalém!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1">
          <table:table-cell office:value-type="string" calcext:value-type="string">
            <text:p>Josafás</text:p>
          </table:table-cell>
          <table:table-cell table:style-name="ce10"/>
          <table:table-cell office:value-type="string" calcext:value-type="string">
            <text:p>Paai Rengel e outros dous romeus</text:p>
          </table:table-cell>
          <table:table-cell table:style-name="ce10" office:value-type="string" calcext:value-type="string">
            <text:p><text:s/>Afonso Anes do Cotom</text:p>
          </table:table-cell>
          <table:table-cell table:style-name="ce10" office:value-type="string" calcext:value-type="string">
            <text:p>https://cantigas.fcsh.unl.pt/cantiga.asp?cdcant=1610&amp;nl=5&amp;tr=3&amp;pv=sim</text:p>
          </table:table-cell>
          <table:table-cell office:value-type="string" calcext:value-type="string">
            <text:p>   (Linha 5): em ũa lide que foi em Josafás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ares</text:p>
          </table:table-cell>
          <table:table-cell table:style-name="ce10"/>
          <table:table-cell office:value-type="string" calcext:value-type="string">
            <text:p>Nostro Senhor, que bem alberguei</text:p>
          </table:table-cell>
          <table:table-cell table:style-name="ce10" office:value-type="string" calcext:value-type="string">
            <text:p><text:s/>Pero Garcia Burgalês</text:p>
          </table:table-cell>
          <table:table-cell table:style-name="ce10" office:value-type="string" calcext:value-type="string">
            <text:p>https://cantigas.fcsh.unl.pt/cantiga.asp?cdcant=1412&amp;nl=2&amp;tr=3&amp;pv=sim</text:p>
          </table:table-cell>
          <table:table-cell office:value-type="string" calcext:value-type="string">
            <text:p>   (Linha 2): quand'a Lagares cheguei, noutro di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mpai</text:p>
          </table:table-cell>
          <table:table-cell table:style-name="ce10"/>
          <table:table-cell office:value-type="string" calcext:value-type="string">
            <text:p>A por que perço o dormir</text:p>
          </table:table-cell>
          <table:table-cell table:style-name="ce10" office:value-type="string" calcext:value-type="string">
            <text:p><text:s/>João Airas de Santiago</text:p>
          </table:table-cell>
          <table:table-cell table:style-name="ce10" office:value-type="string" calcext:value-type="string">
            <text:p>https://cantigas.fcsh.unl.pt/cantiga.asp?cdcant=967&amp;nl=21&amp;tr=3&amp;pv=sim</text:p>
          </table:table-cell>
          <table:table-cell office:value-type="string" calcext:value-type="string">
            <text:p>   (Linha 21): per caminho de Lampa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ão</text:p>
          </table:table-cell>
          <table:table-cell table:style-name="ce10"/>
          <table:table-cell office:value-type="string" calcext:value-type="string">
            <text:p>Ai amor, amore de Pero Cantone</text:p>
          </table:table-cell>
          <table:table-cell table:style-name="ce10" office:value-type="string" calcext:value-type="string">
            <text:p><text:s/>Fernão Soares de Quinhones</text:p>
          </table:table-cell>
          <table:table-cell table:style-name="ce10" office:value-type="string" calcext:value-type="string">
            <text:p>https://cantigas.fcsh.unl.pt/cantiga.asp?cdcant=1586&amp;nl=30&amp;tr=3&amp;pv=sim</text:p>
          </table:table-cell>
          <table:table-cell office:value-type="string" calcext:value-type="string">
            <text:p>   (Linha 30): que mora muit'acerca de Leon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ão</text:p>
          </table:table-cell>
          <table:table-cell table:style-name="ce10"/>
          <table:table-cell office:value-type="string" calcext:value-type="string">
            <text:p>Andei, senhor, Leon e Castela</text:p>
          </table:table-cell>
          <table:table-cell table:style-name="ce10" office:value-type="string" calcext:value-type="string">
            <text:p><text:s/>João Airas de Santiago</text:p>
          </table:table-cell>
          <table:table-cell table:style-name="ce10" office:value-type="string" calcext:value-type="string">
            <text:p>https://cantigas.fcsh.unl.pt/cantiga.asp?cdcant=956&amp;nl=1&amp;tr=3&amp;pv=sim</text:p>
          </table:table-cell>
          <table:table-cell office:value-type="string" calcext:value-type="string">
            <text:p>   (Linha 1): Andei, senhor, Leon e Castela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1002"/>
        </table:table-row>
        <table:table-row table:style-name="ro1">
          <table:table-cell office:value-type="string" calcext:value-type="string">
            <text:p>Leão</text:p>
          </table:table-cell>
          <table:table-cell table:style-name="ce10"/>
          <table:table-cell office:value-type="string" calcext:value-type="string">
            <text:p>En'a primeira rua que cheguemos</text:p>
          </table:table-cell>
          <table:table-cell table:style-name="ce10" office:value-type="string" calcext:value-type="string">
            <text:p><text:s/>Martim Anes Marinho</text:p>
          </table:table-cell>
          <table:table-cell table:style-name="ce10" office:value-type="string" calcext:value-type="string">
            <text:p>https://cantigas.fcsh.unl.pt/cantiga.asp?cdcant=1647&amp;nl=20&amp;tr=3&amp;pv=sim</text:p>
          </table:table-cell>
          <table:table-cell office:value-type="string" calcext:value-type="string">
            <text:p>   (Linha 20): nom destas maas feitas de León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1002"/>
        </table:table-row>
        <table:table-row table:style-name="ro1">
          <table:table-cell office:value-type="string" calcext:value-type="string">
            <text:p>Leão</text:p>
          </table:table-cell>
          <table:table-cell table:style-name="ce10"/>
          <table:table-cell office:value-type="string" calcext:value-type="string">
            <text:p>Já lhi nunca pediram</text:p>
          </table:table-cell>
          <table:table-cell table:style-name="ce10" office:value-type="string" calcext:value-type="string">
            <text:p><text:s/>Afonso Mendes de Besteiros</text:p>
          </table:table-cell>
          <table:table-cell table:style-name="ce10" office:value-type="string" calcext:value-type="string">
            <text:p>https://cantigas.fcsh.unl.pt/cantiga.asp?cdcant=1592&amp;nl=15&amp;tr=3&amp;pv=sim</text:p>
          </table:table-cell>
          <table:table-cell office:value-type="string" calcext:value-type="string">
            <text:p>   (Linha 15): "Em fronteira de Leon",</text:p>
          </table:table-cell>
          <table:table-cell table:number-columns-repeated="12"/>
          <table:table-cell table:style-name="ce10"/>
          <table:table-cell table:number-columns-repeated="2"/>
          <table:table-cell table:style-name="ce10"/>
          <table:table-cell table:number-columns-repeated="1002"/>
        </table:table-row>
        <table:table-row table:style-name="ro1">
          <table:table-cell office:value-type="string" calcext:value-type="string">
            <text:p>Leão</text:p>
          </table:table-cell>
          <table:table-cell table:style-name="ce10"/>
          <table:table-cell office:value-type="string" calcext:value-type="string">
            <text:p>O que Balteira ora quer vingar</text:p>
          </table:table-cell>
          <table:table-cell table:style-name="ce10" office:value-type="string" calcext:value-type="string">
            <text:p><text:s/>Pero Garcia de Ambroa </text:p>
          </table:table-cell>
          <table:table-cell table:style-name="ce10" office:value-type="string" calcext:value-type="string">
            <text:p>https://cantigas.fcsh.unl.pt/cantiga.asp?cdcant=1621&amp;nl=5&amp;tr=3&amp;pv=sim</text:p>
          </table:table-cell>
          <table:table-cell office:value-type="string" calcext:value-type="string">
            <text:p>   (Linha 5): mais começ'ant'em reino de Leon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1002"/>
        </table:table-row>
        <table:table-row table:style-name="ro1">
          <table:table-cell office:value-type="string" calcext:value-type="string">
            <text:p>Leão</text:p>
          </table:table-cell>
          <table:table-cell table:style-name="ce10"/>
          <table:table-cell office:value-type="string" calcext:value-type="string">
            <text:p>Que muito mi de Fernam Diaz praz</text:p>
          </table:table-cell>
          <table:table-cell table:style-name="ce10" office:value-type="string" calcext:value-type="string">
            <text:p><text:s/>Pero Garcia Burgalês</text:p>
          </table:table-cell>
          <table:table-cell table:style-name="ce10" office:value-type="string" calcext:value-type="string">
            <text:p>https://cantigas.fcsh.unl.pt/cantiga.asp?cdcant=1410&amp;nl=20&amp;tr=3&amp;pv=sim</text:p>
          </table:table-cell>
          <table:table-cell office:value-type="string" calcext:value-type="string">
            <text:p>   (Linha 20): e trasnoitou sobr'um hom'a Leon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1002"/>
        </table:table-row>
        <table:table-row table:style-name="ro1">
          <table:table-cell office:value-type="string" calcext:value-type="string">
            <text:p>Leão</text:p>
          </table:table-cell>
          <table:table-cell table:style-name="ce10"/>
          <table:table-cell office:value-type="string" calcext:value-type="string">
            <text:p>Que muito mi de Fernam Diaz praz</text:p>
          </table:table-cell>
          <table:table-cell table:style-name="ce10" office:value-type="string" calcext:value-type="string">
            <text:p><text:s/>Pero Garcia Burgalês</text:p>
          </table:table-cell>
          <table:table-cell table:style-name="ce10" office:value-type="string" calcext:value-type="string">
            <text:p>https://cantigas.fcsh.unl.pt/cantiga.asp?cdcant=1410&amp;nl=20&amp;tr=3&amp;pv=sim</text:p>
          </table:table-cell>
          <table:table-cell office:value-type="string" calcext:value-type="string">
            <text:p>   (Linha 3): em Leon e nos veestes veer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1002"/>
        </table:table-row>
        <table:table-row table:style-name="ro1">
          <table:table-cell office:value-type="string" calcext:value-type="string">
            <text:p>Leão</text:p>
          </table:table-cell>
          <table:table-cell table:style-name="ce10"/>
          <table:table-cell office:value-type="string" calcext:value-type="string">
            <text:p>Rui Martĩiz, pois que ést[e] assi</text:p>
          </table:table-cell>
          <table:table-cell table:style-name="ce10" office:value-type="string" calcext:value-type="string">
            <text:p><text:s/>Rui Martins (Cantom?), João Airas de Santiago</text:p>
          </table:table-cell>
          <table:table-cell table:style-name="ce10" office:value-type="string" calcext:value-type="string">
            <text:p>https://cantigas.fcsh.unl.pt/cantiga.asp?cdcant=1069&amp;nl=3&amp;tr=3&amp;pv=sim</text:p>
          </table:table-cell>
          <table:table-cell office:value-type="string" calcext:value-type="string">
            <text:p>   (Linha 3): em Leon e nos veestes veer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1002"/>
        </table:table-row>
        <table:table-row table:style-name="ro1">
          <table:table-cell office:value-type="string" calcext:value-type="string">
            <text:p>Leiria</text:p>
          </table:table-cell>
          <table:table-cell table:style-name="ce10"/>
          <table:table-cell office:value-type="string" calcext:value-type="string">
            <text:p>À lealdade da Bezerra, que pela Beira muit'anda</text:p>
          </table:table-cell>
          <table:table-cell table:style-name="ce10" office:value-type="string" calcext:value-type="string">
            <text:p><text:s/>Airas Peres Vuitorom</text:p>
          </table:table-cell>
          <table:table-cell table:style-name="ce10" office:value-type="string" calcext:value-type="string">
            <text:p>https://cantigas.fcsh.unl.pt/cantiga.asp?cdcant=1511&amp;nl=11&amp;tr=3&amp;pv=sim</text:p>
          </table:table-cell>
          <table:table-cell office:value-type="string" calcext:value-type="string">
            <text:p>   (Linha 11): O que vendeu Leirea muito tem que fez dereito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iria</text:p>
          </table:table-cell>
          <table:table-cell table:style-name="ce10"/>
          <table:table-cell office:value-type="string" calcext:value-type="string">
            <text:p>Disse-m'hoj'assi um home</text:p>
          </table:table-cell>
          <table:table-cell table:style-name="ce10" office:value-type="string" calcext:value-type="string">
            <text:p><text:s/>Estêvão da Guarda</text:p>
          </table:table-cell>
          <table:table-cell table:style-name="ce10" office:value-type="string" calcext:value-type="string">
            <text:p>https://cantigas.fcsh.unl.pt/cantiga.asp?cdcant=1337&amp;nl=7&amp;tr=3&amp;pv=sim</text:p>
          </table:table-cell>
          <table:table-cell office:value-type="string" calcext:value-type="string">
            <text:p>   (Linha 7): E disse-m'el: - Per Leirea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Leiria</text:p>
          </table:table-cell>
          <table:table-cell table:style-name="ce10"/>
          <table:table-cell office:value-type="string" calcext:value-type="string">
            <text:p>O arrais de Roi Garcia</text:p>
          </table:table-cell>
          <table:table-cell table:style-name="ce10" office:value-type="string" calcext:value-type="string">
            <text:p><text:s/>Afonso Mendes de Besteiros</text:p>
          </table:table-cell>
          <table:table-cell table:style-name="ce10" office:value-type="string" calcext:value-type="string">
            <text:p>https://cantigas.fcsh.unl.pt/cantiga.asp?cdcant=1593&amp;nl=2&amp;tr=3&amp;pv=sim</text:p>
          </table:table-cell>
          <table:table-cell office:value-type="string" calcext:value-type="string">
            <text:p>   (Linha 2): que em Leirea tragia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Leiria</text:p>
          </table:table-cell>
          <table:table-cell table:style-name="ce10"/>
          <table:table-cell office:value-type="string" calcext:value-type="string">
            <text:p>O arrais de Roi Garcia</text:p>
          </table:table-cell>
          <table:table-cell table:style-name="ce10" office:value-type="string" calcext:value-type="string">
            <text:p><text:s/>Afonso Mendes de Besteiros</text:p>
          </table:table-cell>
          <table:table-cell table:style-name="ce10" office:value-type="string" calcext:value-type="string">
            <text:p>https://cantigas.fcsh.unl.pt/cantiga.asp?cdcant=1593&amp;nl=2&amp;tr=3&amp;pv=sim</text:p>
          </table:table-cell>
          <table:table-cell office:value-type="string" calcext:value-type="string">
            <text:p>   (Linha 1): Um sangrador de Leirea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Leiria</text:p>
          </table:table-cell>
          <table:table-cell table:style-name="ce10"/>
          <table:table-cell office:value-type="string" calcext:value-type="string">
            <text:p>Um sangrador de Leirea</text:p>
          </table:table-cell>
          <table:table-cell table:style-name="ce10" office:value-type="string" calcext:value-type="string">
            <text:p><text:s/>Mem Rodrigues de Briteiros ou João Fernandes de Ardeleiro </text:p>
          </table:table-cell>
          <table:table-cell table:style-name="ce10" office:value-type="string" calcext:value-type="string">
            <text:p>https://cantigas.fcsh.unl.pt/cantiga.asp?cdcant=1360&amp;nl=1&amp;tr=3&amp;pv=sim</text:p>
          </table:table-cell>
          <table:table-cell office:value-type="string" calcext:value-type="string">
            <text:p>   (Linha 1): Um sangrador de Leirea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Lemos</text:p>
          </table:table-cell>
          <table:table-cell table:style-name="ce10"/>
          <table:table-cell office:value-type="string" calcext:value-type="string">
            <text:p>Da esteira vermelha cantarei</text:p>
          </table:table-cell>
          <table:table-cell table:style-name="ce10" office:value-type="string" calcext:value-type="string">
            <text:p><text:s/>Lopo Lias</text:p>
          </table:table-cell>
          <table:table-cell table:style-name="ce10" office:value-type="string" calcext:value-type="string">
            <text:p>https://cantigas.fcsh.unl.pt/cantiga.asp?cdcant=1369&amp;nl=500&amp;tr=3&amp;pv=sim</text:p>
          </table:table-cell>
          <table:table-cell office:value-type="string" calcext:value-type="string">
            <text:p>   (Na rubric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bira</text:p>
          </table:table-cell>
          <table:table-cell table:style-name="ce7" office:value-type="string" calcext:value-type="string">
            <text:p>Elvira, parte da cidade de Granada</text:p>
          </table:table-cell>
          <table:table-cell office:value-type="string" calcext:value-type="string">
            <text:p>Dom Gonçalo, pois queredes ir daqui pera Sevilha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467&amp;nl=4&amp;tr=3&amp;pv=sim</text:p>
          </table:table-cell>
          <table:table-cell office:value-type="string" calcext:value-type="string">
            <text:p>   (Linha 4): Ir podedes a Libira e torceredes já-quanto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boa</text:p>
          </table:table-cell>
          <table:table-cell table:style-name="ce10"/>
          <table:table-cell office:value-type="string" calcext:value-type="string">
            <text:p>Disse-m'hoj'assi um home</text:p>
          </table:table-cell>
          <table:table-cell table:style-name="ce10" office:value-type="string" calcext:value-type="string">
            <text:p><text:s/>Estêvão da Guarda</text:p>
          </table:table-cell>
          <table:table-cell table:style-name="ce10" office:value-type="string" calcext:value-type="string">
            <text:p>https://cantigas.fcsh.unl.pt/cantiga.asp?cdcant=1337&amp;nl=4&amp;tr=3&amp;pv=sim</text:p>
          </table:table-cell>
          <table:table-cell office:value-type="string" calcext:value-type="string">
            <text:p>   (Linha 4): pois que m'eu fiqu'em Lixboa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boa</text:p>
          </table:table-cell>
          <table:table-cell table:style-name="ce10"/>
          <table:table-cell office:value-type="string" calcext:value-type="string">
            <text:p>Dom Estêvam fez[o] sa partiçom</text:p>
          </table:table-cell>
          <table:table-cell table:style-name="ce10" office:value-type="string" calcext:value-type="string">
            <text:p><text:s/>João Soares Coelho</text:p>
          </table:table-cell>
          <table:table-cell table:style-name="ce10" office:value-type="string" calcext:value-type="string">
            <text:p>https://cantigas.fcsh.unl.pt/cantiga.asp?cdcant=1437&amp;nl=3&amp;tr=3&amp;pv=sim</text:p>
          </table:table-cell>
          <table:table-cell office:value-type="string" calcext:value-type="string">
            <text:p>   (Linha 3): em Lixboa e mal em Santarém,</text:p>
          </table:table-cell>
          <table:table-cell table:number-columns-repeated="4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1">
          <table:table-cell office:value-type="string" calcext:value-type="string">
            <text:p>Lisboa</text:p>
          </table:table-cell>
          <table:table-cell table:style-name="ce10"/>
          <table:table-cell office:value-type="string" calcext:value-type="string">
            <text:p>Em Lixboa, sobre lo mar</text:p>
          </table:table-cell>
          <table:table-cell table:style-name="ce10" office:value-type="string" calcext:value-type="string">
            <text:p><text:s/>João Zorro</text:p>
          </table:table-cell>
          <table:table-cell table:style-name="ce10" office:value-type="string" calcext:value-type="string">
            <text:p>https://cantigas.fcsh.unl.pt/cantiga.asp?cdcant=1177&amp;nl=1&amp;tr=3&amp;pv=sim</text:p>
          </table:table-cell>
          <table:table-cell office:value-type="string" calcext:value-type="string">
            <text:p>   (Linha 1): Em Lixboa, sobre lo mar,</text:p>
          </table:table-cell>
          <table:table-cell table:number-columns-repeated="7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1">
          <table:table-cell office:value-type="string" calcext:value-type="string">
            <text:p>Lisboa</text:p>
          </table:table-cell>
          <table:table-cell table:style-name="ce10"/>
          <table:table-cell office:value-type="string" calcext:value-type="string">
            <text:p>(Luis Vaasques, depois que parti)</text:p>
          </table:table-cell>
          <table:table-cell table:style-name="ce10" office:value-type="string" calcext:value-type="string">
            <text:p><text:s/>Alvaro Afonso</text:p>
          </table:table-cell>
          <table:table-cell table:style-name="ce10" office:value-type="string" calcext:value-type="string">
            <text:p>https://cantigas.fcsh.unl.pt/cantiga.asp?cdcant=1706&amp;nl=2&amp;tr=3&amp;pv=sim</text:p>
          </table:table-cell>
          <table:table-cell office:value-type="string" calcext:value-type="string">
            <text:p>   (Linha 2): dessa cidade tão boa, Lisboa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1">
          <table:table-cell office:value-type="string" calcext:value-type="string">
            <text:p>Lisboa</text:p>
          </table:table-cell>
          <table:table-cell table:style-name="ce10"/>
          <table:table-cell office:value-type="string" calcext:value-type="string">
            <text:p>Martim Vásquez, noutro dia</text:p>
          </table:table-cell>
          <table:table-cell table:style-name="ce10" office:value-type="string" calcext:value-type="string">
            <text:p><text:s/>Pedro, conde de Barcelos</text:p>
          </table:table-cell>
          <table:table-cell table:style-name="ce10" office:value-type="string" calcext:value-type="string">
            <text:p>https://cantigas.fcsh.unl.pt/cantiga.asp?cdcant=1465&amp;nl=2&amp;tr=3&amp;pv=sim</text:p>
          </table:table-cell>
          <table:table-cell office:value-type="string" calcext:value-type="string">
            <text:p>   (Linha 2): u estava em Lixboa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1">
          <table:table-cell office:value-type="string" calcext:value-type="string">
            <text:p>Lobatom</text:p>
          </table:table-cell>
          <table:table-cell table:style-name="ce10"/>
          <table:table-cell office:value-type="string" calcext:value-type="string">
            <text:p>A Lobatom quer'eu ir</text:p>
          </table:table-cell>
          <table:table-cell table:style-name="ce10" office:value-type="string" calcext:value-type="string">
            <text:p><text:s/>Pero Viviães</text:p>
          </table:table-cell>
          <table:table-cell table:style-name="ce10" office:value-type="string" calcext:value-type="string">
            <text:p>https://cantigas.fcsh.unl.pt/cantiga.asp?cdcant=439&amp;nl=1&amp;tr=3&amp;pv=sim</text:p>
          </table:table-cell>
          <table:table-cell office:value-type="string" calcext:value-type="string">
            <text:p>   (Linha 1): A Lobatom quer'eu ir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mbardia</text:p>
          </table:table-cell>
          <table:table-cell table:style-name="ce10"/>
          <table:table-cell office:value-type="string" calcext:value-type="string">
            <text:p>Desfiar enviarom ora de Tudela</text:p>
          </table:table-cell>
          <table:table-cell table:style-name="ce10" office:value-type="string" calcext:value-type="string">
            <text:p><text:s/>Airas Nunes</text:p>
          </table:table-cell>
          <table:table-cell table:style-name="ce10" office:value-type="string" calcext:value-type="string">
            <text:p>https://cantigas.fcsh.unl.pt/cantiga.asp?cdcant=887&amp;nl=8&amp;tr=3&amp;pv=sim</text:p>
          </table:table-cell>
          <table:table-cell office:value-type="string" calcext:value-type="string">
            <text:p>   (Linha 8): dar-lhes-ei por câmbio quanto hei em Lombardi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mbardia</text:p>
          </table:table-cell>
          <table:table-cell table:style-name="ce10"/>
          <table:table-cell office:value-type="string" calcext:value-type="string">
            <text:p>Joam Rodriguiz foi desmar a Balteira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485&amp;nl=17&amp;tr=3&amp;pv=sim</text:p>
          </table:table-cell>
          <table:table-cell office:value-type="string" calcext:value-type="string">
            <text:p>   (Linha 17): ca nom de Lombardia nem d'Alamanha;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Longos</text:p>
          </table:table-cell>
          <table:table-cell table:style-name="ce10"/>
          <table:table-cell office:value-type="string" calcext:value-type="string">
            <text:p>Sedia-xi Dom Belpelho em ũa sa maison</text:p>
          </table:table-cell>
          <table:table-cell table:style-name="ce10" office:value-type="string" calcext:value-type="string">
            <text:p><text:s/>Afonso Lopes de Baião</text:p>
          </table:table-cell>
          <table:table-cell table:style-name="ce10" office:value-type="string" calcext:value-type="string">
            <text:p>https://cantigas.fcsh.unl.pt/cantiga.asp?cdcant=1503&amp;nl=2&amp;tr=3&amp;pv=sim</text:p>
          </table:table-cell>
          <table:table-cell office:value-type="string" calcext:value-type="string">
            <text:p>   (Linha 2): que chamam Longos, [d]ond'eles todos som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ra del Rio</text:p>
          </table:table-cell>
          <table:table-cell table:style-name="ce10"/>
          <table:table-cell office:value-type="string" calcext:value-type="string">
            <text:p>Dom Foão, quand'ogan'aqui chegou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490&amp;nl=28&amp;tr=3&amp;pv=sim</text:p>
          </table:table-cell>
          <table:table-cell office:value-type="string" calcext:value-type="string">
            <text:p>   (Linha 28): se jamais nunca cuidei passar Lora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si</text:p>
          </table:table-cell>
          <table:table-cell table:style-name="ce10"/>
          <table:table-cell office:value-type="string" calcext:value-type="string">
            <text:p>Coitado vivo d'amor</text:p>
          </table:table-cell>
          <table:table-cell table:style-name="ce10" office:value-type="string" calcext:value-type="string">
            <text:p><text:s/>Vasco Rodrigues de Calvelo</text:p>
          </table:table-cell>
          <table:table-cell table:style-name="ce10" office:value-type="string" calcext:value-type="string">
            <text:p>https://cantigas.fcsh.unl.pt/cantiga.asp?cdcant=1008&amp;nl=6&amp;tr=3&amp;pv=sim</text:p>
          </table:table-cell>
          <table:table-cell office:value-type="string" calcext:value-type="string">
            <text:p>   (Linha 6): mui mui fremos'em Losi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ulé</text:p>
          </table:table-cell>
          <table:table-cell table:style-name="ce10"/>
          <table:table-cell office:value-type="string" calcext:value-type="string">
            <text:p>Pero nom fui a Ultramar</text:p>
          </table:table-cell>
          <table:table-cell table:style-name="ce10" office:value-type="string" calcext:value-type="string">
            <text:p><text:s/>Martim Soares</text:p>
          </table:table-cell>
          <table:table-cell table:style-name="ce10" office:value-type="string" calcext:value-type="string">
            <text:p>https://cantigas.fcsh.unl.pt/cantiga.asp?cdcant=114&amp;nl=27&amp;tr=3&amp;pv=sim</text:p>
          </table:table-cell>
          <table:table-cell office:value-type="string" calcext:value-type="string">
            <text:p>   (Linha 27): e quatr'ou cinco de Loulé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go</text:p>
          </table:table-cell>
          <table:table-cell table:style-name="ce10"/>
          <table:table-cell office:value-type="string" calcext:value-type="string">
            <text:p>Loavam um dia, em Lugo, Elvira</text:p>
          </table:table-cell>
          <table:table-cell table:style-name="ce10" office:value-type="string" calcext:value-type="string">
            <text:p><text:s/>João Romeu de Lugo</text:p>
          </table:table-cell>
          <table:table-cell table:style-name="ce10" office:value-type="string" calcext:value-type="string">
            <text:p>https://cantigas.fcsh.unl.pt/cantiga.asp?cdcant=1637&amp;nl=1&amp;tr=3&amp;pv=sim</text:p>
          </table:table-cell>
          <table:table-cell office:value-type="string" calcext:value-type="string">
            <text:p>   (Linha 1): Loavam um dia, em Lugo, Elvi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go</text:p>
          </table:table-cell>
          <table:table-cell table:style-name="ce10"/>
          <table:table-cell office:value-type="string" calcext:value-type="string">
            <text:p>Que adubastes, amigo, alá em Lug'u andastes</text:p>
          </table:table-cell>
          <table:table-cell table:style-name="ce10" office:value-type="string" calcext:value-type="string">
            <text:p><text:s/>Fernando Esquio</text:p>
          </table:table-cell>
          <table:table-cell table:style-name="ce10" office:value-type="string" calcext:value-type="string">
            <text:p>https://cantigas.fcsh.unl.pt/cantiga.asp?cdcant=1328&amp;nl=1&amp;tr=3&amp;pv=sim</text:p>
          </table:table-cell>
          <table:table-cell office:value-type="string" calcext:value-type="string">
            <text:p>   (Linha 1): - Que adubastes, amigo, alá em Lug'u andast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Maia</text:p>
          </table:table-cell>
          <table:table-cell table:style-name="ce10"/>
          <table:table-cell office:value-type="string" calcext:value-type="string">
            <text:p>Pois nom hei de Dona Elvira</text:p>
          </table:table-cell>
          <table:table-cell table:style-name="ce10" office:value-type="string" calcext:value-type="string">
            <text:p><text:s/>Anónimo 1 ou Martim Soares</text:p>
          </table:table-cell>
          <table:table-cell table:style-name="ce10" office:value-type="string" calcext:value-type="string">
            <text:p>https://cantigas.fcsh.unl.pt/cantiga.asp?cdcant=150&amp;nl=5&amp;tr=3&amp;pv=sim</text:p>
          </table:table-cell>
          <table:table-cell office:value-type="string" calcext:value-type="string">
            <text:p>   (Linha 5): morarei cabo da Mai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alva</text:p>
          </table:table-cell>
          <table:table-cell table:style-name="ce10"/>
          <table:table-cell office:value-type="string" calcext:value-type="string">
            <text:p>À lealdade da Bezerra, que pela Beira muit'anda</text:p>
          </table:table-cell>
          <table:table-cell table:style-name="ce10" office:value-type="string" calcext:value-type="string">
            <text:p><text:s/>Airas Peres Vuitorom</text:p>
          </table:table-cell>
          <table:table-cell table:style-name="ce10" office:value-type="string" calcext:value-type="string">
            <text:p>https://cantigas.fcsh.unl.pt/cantiga.asp?cdcant=1511&amp;nl=7&amp;tr=3&amp;pv=sim</text:p>
          </table:table-cell>
          <table:table-cell office:value-type="string" calcext:value-type="string">
            <text:p>   (Linha 7): Por en diz que nom fez torto o que vendeu Marialv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selha</text:p>
          </table:table-cell>
          <table:table-cell table:style-name="ce10"/>
          <table:table-cell office:value-type="string" calcext:value-type="string">
            <text:p>Pero nom fui a Ultramar</text:p>
          </table:table-cell>
          <table:table-cell table:style-name="ce10" office:value-type="string" calcext:value-type="string">
            <text:p><text:s/>Martim Soares</text:p>
          </table:table-cell>
          <table:table-cell table:style-name="ce10" office:value-type="string" calcext:value-type="string">
            <text:p>https://cantigas.fcsh.unl.pt/cantiga.asp?cdcant=114&amp;nl=5&amp;tr=3&amp;pv=sim</text:p>
          </table:table-cell>
          <table:table-cell office:value-type="string" calcext:value-type="string">
            <text:p>   (Linha 5): diz que Marselha jaz alé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ca</text:p>
          </table:table-cell>
          <table:table-cell table:style-name="ce10"/>
          <table:table-cell office:value-type="string" calcext:value-type="string">
            <text:p>Pedr'Amigo, quero de vós saber</text:p>
          </table:table-cell>
          <table:table-cell table:style-name="ce10" office:value-type="string" calcext:value-type="string">
            <text:p><text:s/>Vasco Peres Pardal, Pedro Amigo de Sevilha</text:p>
          </table:table-cell>
          <table:table-cell table:style-name="ce10" office:value-type="string" calcext:value-type="string">
            <text:p>https://cantigas.fcsh.unl.pt/cantiga.asp?cdcant=1542&amp;nl=22&amp;tr=3&amp;pv=sim</text:p>
          </table:table-cell>
          <table:table-cell office:value-type="string" calcext:value-type="string">
            <text:p>   (Linha 22): - Vaasco Pérez, bem de Meca v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lide</text:p>
          </table:table-cell>
          <table:table-cell table:style-name="ce10"/>
          <table:table-cell office:value-type="string" calcext:value-type="string">
            <text:p>O meu senhor o bispo, na Redondela, um dia</text:p>
          </table:table-cell>
          <table:table-cell table:style-name="ce10" office:value-type="string" calcext:value-type="string">
            <text:p><text:s/>Airas Nunes</text:p>
          </table:table-cell>
          <table:table-cell table:style-name="ce10" office:value-type="string" calcext:value-type="string">
            <text:p>https://cantigas.fcsh.unl.pt/cantiga.asp?cdcant=889&amp;nl=9&amp;tr=3&amp;pv=sim</text:p>
          </table:table-cell>
          <table:table-cell office:value-type="string" calcext:value-type="string">
            <text:p>   (Linha 9): escovardoas muitas fezerom em Molid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eda Velha</text:p>
          </table:table-cell>
          <table:table-cell table:style-name="ce10"/>
          <table:table-cell office:value-type="string" calcext:value-type="string">
            <text:p>Direi-vos ora que oí dizer</text:p>
          </table:table-cell>
          <table:table-cell table:style-name="ce10" office:value-type="string" calcext:value-type="string">
            <text:p><text:s/>João Vasques de Talaveira</text:p>
          </table:table-cell>
          <table:table-cell table:style-name="ce10" office:value-type="string" calcext:value-type="string">
            <text:p>https://cantigas.fcsh.unl.pt/cantiga.asp?cdcant=1578&amp;nl=5&amp;tr=3&amp;pv=sim</text:p>
          </table:table-cell>
          <table:table-cell office:value-type="string" calcext:value-type="string">
            <text:p>   (Linha 5): ena Moeda Velha vai mor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çom</text:p>
          </table:table-cell>
          <table:table-cell table:style-name="ce7" office:value-type="string" calcext:value-type="string">
            <text:p>Monzón</text:p>
          </table:table-cell>
          <table:table-cell office:value-type="string" calcext:value-type="string">
            <text:p>Ora faz host'o senhor de Navarra</text:p>
          </table:table-cell>
          <table:table-cell table:style-name="ce10" office:value-type="string" calcext:value-type="string">
            <text:p><text:s/>João Soares de Paiva</text:p>
          </table:table-cell>
          <table:table-cell table:style-name="ce10" office:value-type="string" calcext:value-type="string">
            <text:p>https://cantigas.fcsh.unl.pt/cantiga.asp?cdcant=1361&amp;nl=7&amp;tr=3&amp;pv=sim</text:p>
          </table:table-cell>
          <table:table-cell office:value-type="string" calcext:value-type="string">
            <text:p>   (Linha 7): mais se Deus traj'o senhor de Monçon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santo</text:p>
          </table:table-cell>
          <table:table-cell table:style-name="ce10"/>
          <table:table-cell office:value-type="string" calcext:value-type="string">
            <text:p>À lealdade da Bezerra, que pela Beira muit'anda</text:p>
          </table:table-cell>
          <table:table-cell table:style-name="ce10" office:value-type="string" calcext:value-type="string">
            <text:p><text:s/>Airas Peres Vuitorom</text:p>
          </table:table-cell>
          <table:table-cell table:style-name="ce10" office:value-type="string" calcext:value-type="string">
            <text:p>https://cantigas.fcsh.unl.pt/cantiga.asp?cdcant=1511&amp;nl=3&amp;tr=3&amp;pv=sim</text:p>
          </table:table-cell>
          <table:table-cell office:value-type="string" calcext:value-type="string">
            <text:p>   (Linha 3): Nom tem Sueiro Bezerra que tort'é em vender Monsanto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temaior</text:p>
          </table:table-cell>
          <table:table-cell table:style-name="ce10"/>
          <table:table-cell office:value-type="string" calcext:value-type="string">
            <text:p>Tu, que ora veens de Montemaior</text:p>
          </table:table-cell>
          <table:table-cell table:style-name="ce10" office:value-type="string" calcext:value-type="string">
            <text:p><text:s/>Gil Sanches</text:p>
          </table:table-cell>
          <table:table-cell table:style-name="ce10" office:value-type="string" calcext:value-type="string">
            <text:p>https://cantigas.fcsh.unl.pt/cantiga.asp?cdcant=22&amp;nl=1&amp;tr=3&amp;pv=sim</text:p>
          </table:table-cell>
          <table:table-cell office:value-type="string" calcext:value-type="string">
            <text:p>   (Linha 1): Tu, que ora vens de Montemaior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tpellier</text:p>
          </table:table-cell>
          <table:table-cell table:style-name="ce10"/>
          <table:table-cell office:value-type="string" calcext:value-type="string">
            <text:p>Dizem que ora chegou Dom Beeito</text:p>
          </table:table-cell>
          <table:table-cell table:style-name="ce10" office:value-type="string" calcext:value-type="string">
            <text:p><text:s/>João Airas de Santiago</text:p>
          </table:table-cell>
          <table:table-cell table:style-name="ce10" office:value-type="string" calcext:value-type="string">
            <text:p>https://cantigas.fcsh.unl.pt/cantiga.asp?cdcant=1496&amp;nl=3&amp;tr=3&amp;pv=sim</text:p>
          </table:table-cell>
          <table:table-cell office:value-type="string" calcext:value-type="string">
            <text:p>   (Linha 3): com sas merchandias de Mompiler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tpellier</text:p>
          </table:table-cell>
          <table:table-cell table:style-name="ce10"/>
          <table:table-cell office:value-type="string" calcext:value-type="string">
            <text:p>Meestre Nicolás, a meu cuidar</text:p>
          </table:table-cell>
          <table:table-cell table:style-name="ce10" office:value-type="string" calcext:value-type="string">
            <text:p><text:s/>Afonso Anes do Cotom</text:p>
          </table:table-cell>
          <table:table-cell table:style-name="ce10" office:value-type="string" calcext:value-type="string">
            <text:p>https://cantigas.fcsh.unl.pt/cantiga.asp?cdcant=1608&amp;nl=5&amp;tr=3&amp;pv=sim</text:p>
          </table:table-cell>
          <table:table-cell office:value-type="string" calcext:value-type="string">
            <text:p>   (Linha 5): e trage livros bem de Mompisler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1">
          <table:table-cell office:value-type="string" calcext:value-type="string">
            <text:p>Montpellier</text:p>
          </table:table-cell>
          <table:table-cell table:style-name="ce10"/>
          <table:table-cell office:value-type="string" calcext:value-type="string">
            <text:p>Pero d'Ambroa prometeu, de pram</text:p>
          </table:table-cell>
          <table:table-cell table:style-name="ce10" office:value-type="string" calcext:value-type="string">
            <text:p><text:s/>João Baveca</text:p>
          </table:table-cell>
          <table:table-cell table:style-name="ce10" office:value-type="string" calcext:value-type="string">
            <text:p>https://cantigas.fcsh.unl.pt/cantiga.asp?cdcant=1489&amp;nl=5&amp;tr=3&amp;pv=sim</text:p>
          </table:table-cell>
          <table:table-cell office:value-type="string" calcext:value-type="string">
            <text:p>   (Linha 5): ca entonce atá Mompilier chegou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1">
          <table:table-cell office:value-type="string" calcext:value-type="string">
            <text:p>Montpellier</text:p>
          </table:table-cell>
          <table:table-cell table:style-name="ce10"/>
          <table:table-cell office:value-type="string" calcext:value-type="string">
            <text:p>Quem mi ora quisesse cruzar</text:p>
          </table:table-cell>
          <table:table-cell table:style-name="ce10" office:value-type="string" calcext:value-type="string">
            <text:p><text:s/>Pedro Amigo de Sevilha</text:p>
          </table:table-cell>
          <table:table-cell table:style-name="ce10" office:value-type="string" calcext:value-type="string">
            <text:p>https://cantigas.fcsh.unl.pt/cantiga.asp?cdcant=1687&amp;nl=15&amp;tr=3&amp;pv=sim</text:p>
          </table:table-cell>
          <table:table-cell office:value-type="string" calcext:value-type="string">
            <text:p>   (Linha 15): E poss'em Mompirler morar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1">
          <table:table-cell office:value-type="string" calcext:value-type="string">
            <text:p>Montpellier</text:p>
          </table:table-cell>
          <table:table-cell table:style-name="ce10"/>
          <table:table-cell office:value-type="string" calcext:value-type="string">
            <text:p>Sabedes vós: meestre Nicolao</text:p>
          </table:table-cell>
          <table:table-cell table:style-name="ce10" office:value-type="string" calcext:value-type="string">
            <text:p><text:s/>Pero Garcia de Ambroa </text:p>
          </table:table-cell>
          <table:table-cell table:style-name="ce10" office:value-type="string" calcext:value-type="string">
            <text:p>https://cantigas.fcsh.unl.pt/cantiga.asp?cdcant=1601&amp;nl=8&amp;tr=3&amp;pv=sim</text:p>
          </table:table-cell>
          <table:table-cell office:value-type="string" calcext:value-type="string">
            <text:p>   (Linha 8): que aprendeu ogan'em Mompiler: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7"/>
        </table:table-row>
        <table:table-row table:style-name="ro1">
          <table:table-cell office:value-type="string" calcext:value-type="string">
            <text:p>Monzón de Campos</text:p>
          </table:table-cell>
          <table:table-cell table:style-name="ce10"/>
          <table:table-cell office:value-type="string" calcext:value-type="string">
            <text:p>Ũa pregunta vos quero fazer</text:p>
          </table:table-cell>
          <table:table-cell table:style-name="ce10" office:value-type="string" calcext:value-type="string">
            <text:p>Paio Gomes Charinho, Afonso X</text:p>
          </table:table-cell>
          <table:table-cell table:style-name="ce10" office:value-type="string" calcext:value-type="string">
            <text:p>https://cantigas.fcsh.unl.pt/cantiga.asp?cdcant=1650&amp;nl=21&amp;tr=3&amp;pv=sim</text:p>
          </table:table-cell>
          <table:table-cell office:value-type="string" calcext:value-type="string">
            <text:p>   (Linha 21): nem mi derom meu jantar em Monçom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a</text:p>
          </table:table-cell>
          <table:table-cell table:style-name="ce10"/>
          <table:table-cell office:value-type="string" calcext:value-type="string">
            <text:p>Meu senhor, direi-vos ora:</text:p>
          </table:table-cell>
          <table:table-cell table:style-name="ce10" office:value-type="string" calcext:value-type="string">
            <text:p><text:s/>Pero Gomes Barroso</text:p>
          </table:table-cell>
          <table:table-cell table:style-name="ce10" office:value-type="string" calcext:value-type="string">
            <text:p>https://cantigas.fcsh.unl.pt/cantiga.asp?cdcant=1479&amp;nl=2&amp;tr=3&amp;pv=sim</text:p>
          </table:table-cell>
          <table:table-cell office:value-type="string" calcext:value-type="string">
            <text:p>   (Linha 2): pela carreira de Mor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mojom</text:p>
          </table:table-cell>
          <table:table-cell table:style-name="ce7" office:value-type="string" calcext:value-type="string">
            <text:p>Torremormojón</text:p>
          </table:table-cell>
          <table:table-cell office:value-type="string" calcext:value-type="string">
            <text:p>Paai Rengel e outros dous romeus</text:p>
          </table:table-cell>
          <table:table-cell table:style-name="ce10" office:value-type="string" calcext:value-type="string">
            <text:p><text:s/>Afonso Anes do Cotom</text:p>
          </table:table-cell>
          <table:table-cell table:style-name="ce10" office:value-type="string" calcext:value-type="string">
            <text:p>https://cantigas.fcsh.unl.pt/cantiga.asp?cdcant=1610&amp;nl=14&amp;tr=3&amp;pv=sim</text:p>
          </table:table-cell>
          <table:table-cell office:value-type="string" calcext:value-type="string">
            <text:p>   (Linha 14): prenderam eles port'a Mormojom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razo</text:p>
          </table:table-cell>
          <table:table-cell table:style-name="ce10"/>
          <table:table-cell office:value-type="string" calcext:value-type="string">
            <text:p>A dona de Bagüin</text:p>
          </table:table-cell>
          <table:table-cell table:style-name="ce10" office:value-type="string" calcext:value-type="string">
            <text:p><text:s/>Lopo Lias</text:p>
          </table:table-cell>
          <table:table-cell table:style-name="ce10" office:value-type="string" calcext:value-type="string">
            <text:p>https://cantigas.fcsh.unl.pt/cantiga.asp?cdcant=1383&amp;nl=9&amp;tr=3&amp;pv=sim</text:p>
          </table:table-cell>
          <table:table-cell office:value-type="string" calcext:value-type="string">
            <text:p>   (Linha 9): Sabem em Morraz'e Salnê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uron</text:p>
          </table:table-cell>
          <table:table-cell table:style-name="ce7" office:value-type="string" calcext:value-type="string">
            <text:p>Moron de la Frontera</text:p>
          </table:table-cell>
          <table:table-cell office:value-type="string" calcext:value-type="string">
            <text:p>Amigas, eu oí dizer </text:p>
          </table:table-cell>
          <table:table-cell table:style-name="ce10" office:value-type="string" calcext:value-type="string">
            <text:p><text:s/>Gonçalo Anes do Vinhal</text:p>
          </table:table-cell>
          <table:table-cell table:style-name="ce10" office:value-type="string" calcext:value-type="string">
            <text:p>https://cantigas.fcsh.unl.pt/cantiga.asp?cdcant=1422&amp;nl=500&amp;tr=3&amp;pv=sim</text:p>
          </table:table-cell>
          <table:table-cell office:value-type="string" calcext:value-type="string">
            <text:p>   (Na rubric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imenta</text:p>
          </table:table-cell>
          <table:table-cell table:style-name="ce10"/>
          <table:table-cell office:value-type="string" calcext:value-type="string">
            <text:p>Ogan', em Muïmenta</text:p>
          </table:table-cell>
          <table:table-cell table:style-name="ce10" office:value-type="string" calcext:value-type="string">
            <text:p><text:s/>João Soares Somesso</text:p>
          </table:table-cell>
          <table:table-cell table:style-name="ce10" office:value-type="string" calcext:value-type="string">
            <text:p>https://cantigas.fcsh.unl.pt/cantiga.asp?cdcant=77&amp;nl=1&amp;tr=3&amp;pv=sim</text:p>
          </table:table-cell>
          <table:table-cell office:value-type="string" calcext:value-type="string">
            <text:p>   (Linha 1): Ogan', em Muïment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varra</text:p>
          </table:table-cell>
          <table:table-cell table:style-name="ce10"/>
          <table:table-cell office:value-type="string" calcext:value-type="string">
            <text:p>Ora faz host'o senhor de Navarra</text:p>
          </table:table-cell>
          <table:table-cell table:style-name="ce10" office:value-type="string" calcext:value-type="string">
            <text:p><text:s/>João Soares de Paiva</text:p>
          </table:table-cell>
          <table:table-cell table:style-name="ce10" office:value-type="string" calcext:value-type="string">
            <text:p>https://cantigas.fcsh.unl.pt/cantiga.asp?cdcant=1361&amp;nl=1&amp;tr=3&amp;pv=sim</text:p>
          </table:table-cell>
          <table:table-cell office:value-type="string" calcext:value-type="string">
            <text:p>   (Linha 1): Ora faz host'o senhor de Navarr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gueira ou Nogueiró</text:p>
          </table:table-cell>
          <table:table-cell table:style-name="ce10"/>
          <table:table-cell office:value-type="string" calcext:value-type="string">
            <text:p>E nom est a de Nogueira</text:p>
          </table:table-cell>
          <table:table-cell table:style-name="ce10" office:value-type="string" calcext:value-type="string">
            <text:p><text:s/>Pedro Anes Solaz</text:p>
          </table:table-cell>
          <table:table-cell table:style-name="ce10" office:value-type="string" calcext:value-type="string">
            <text:p>https://cantigas.fcsh.unl.pt/cantiga.asp?cdcant=834&amp;nl=1&amp;tr=3&amp;pv=sim</text:p>
          </table:table-cell>
          <table:table-cell office:value-type="string" calcext:value-type="string">
            <text:p>   (Linha 1): E nom est a de Noguei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gueira ou Nogueiró</text:p>
          </table:table-cell>
          <table:table-cell table:style-name="ce10"/>
          <table:table-cell office:value-type="string" calcext:value-type="string">
            <text:p>Pero nom fui a Ultramar</text:p>
          </table:table-cell>
          <table:table-cell table:style-name="ce10" office:value-type="string" calcext:value-type="string">
            <text:p><text:s/>Martim Soares</text:p>
          </table:table-cell>
          <table:table-cell table:style-name="ce10" office:value-type="string" calcext:value-type="string">
            <text:p>https://cantigas.fcsh.unl.pt/cantiga.asp?cdcant=114&amp;nl=13&amp;tr=3&amp;pv=sim</text:p>
          </table:table-cell>
          <table:table-cell office:value-type="string" calcext:value-type="string">
            <text:p>   (Linha 13): e ir a Nogueirol jantar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Ocrês</text:p>
          </table:table-cell>
          <table:table-cell table:style-name="ce7" office:value-type="string" calcext:value-type="string">
            <text:p>Uclês</text:p>
          </table:table-cell>
          <table:table-cell office:value-type="string" calcext:value-type="string">
            <text:p>Chegou Paio de más artes</text:p>
          </table:table-cell>
          <table:table-cell table:style-name="ce10" office:value-type="string" calcext:value-type="string">
            <text:p><text:s/>Pero Mendes da Fonseca</text:p>
          </table:table-cell>
          <table:table-cell table:style-name="ce10" office:value-type="string" calcext:value-type="string">
            <text:p>https://cantigas.fcsh.unl.pt/cantiga.asp?cdcant=1624&amp;nl=6&amp;tr=3&amp;pv=sim</text:p>
          </table:table-cell>
          <table:table-cell office:value-type="string" calcext:value-type="string">
            <text:p>   (Linha 6): foi comendador d'Ocrê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lide</text:p>
          </table:table-cell>
          <table:table-cell table:style-name="ce7" office:value-type="string" calcext:value-type="string">
            <text:p>Olite</text:p>
          </table:table-cell>
          <table:table-cell office:value-type="string" calcext:value-type="string">
            <text:p>Quand'eu d'Olide saí</text:p>
          </table:table-cell>
          <table:table-cell table:style-name="ce10" office:value-type="string" calcext:value-type="string">
            <text:p><text:s/>Pero da Ponte</text:p>
          </table:table-cell>
          <table:table-cell table:style-name="ce10" office:value-type="string" calcext:value-type="string">
            <text:p>https://cantigas.fcsh.unl.pt/cantiga.asp?cdcant=1663&amp;nl=1&amp;tr=3&amp;pv=sim</text:p>
          </table:table-cell>
          <table:table-cell office:value-type="string" calcext:value-type="string">
            <text:p>   (Linha 1): Quand'eu d'Olide saí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lmedo</text:p>
          </table:table-cell>
          <table:table-cell table:style-name="ce10"/>
          <table:table-cell office:value-type="string" calcext:value-type="string">
            <text:p>Bem sabedes, senhor rei</text:p>
          </table:table-cell>
          <table:table-cell table:style-name="ce10" office:value-type="string" calcext:value-type="string">
            <text:p><text:s/>Gil Peres Conde</text:p>
          </table:table-cell>
          <table:table-cell table:style-name="ce10" office:value-type="string" calcext:value-type="string">
            <text:p>https://cantigas.fcsh.unl.pt/cantiga.asp?cdcant=1565&amp;nl=9&amp;tr=3&amp;pv=sim</text:p>
          </table:table-cell>
          <table:table-cell office:value-type="string" calcext:value-type="string">
            <text:p>   (Linha 9): vos servi e em Olmedo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lmedo</text:p>
          </table:table-cell>
          <table:table-cell table:style-name="ce10"/>
          <table:table-cell office:value-type="string" calcext:value-type="string">
            <text:p>De longas vias, mui longas mentiras</text:p>
          </table:table-cell>
          <table:table-cell table:style-name="ce10" office:value-type="string" calcext:value-type="string">
            <text:p><text:s/>Nuno Fernandes Torneol</text:p>
          </table:table-cell>
          <table:table-cell table:style-name="ce10" office:value-type="string" calcext:value-type="string">
            <text:p>https://cantigas.fcsh.unl.pt/cantiga.asp?cdcant=1402&amp;nl=5&amp;tr=3&amp;pv=sim</text:p>
          </table:table-cell>
          <table:table-cell office:value-type="string" calcext:value-type="string">
            <text:p>   (Linha 5): achei sas mentiras, entrant'a Olmedo,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Orgaz</text:p>
          </table:table-cell>
          <table:table-cell table:style-name="ce10"/>
          <table:table-cell office:value-type="string" calcext:value-type="string">
            <text:p>Joam Soárez, nom poss'eu estar</text:p>
          </table:table-cell>
          <table:table-cell table:style-name="ce10" office:value-type="string" calcext:value-type="string">
            <text:p><text:s/>João Soares Coelho, João Peres de Aboim</text:p>
          </table:table-cell>
          <table:table-cell table:style-name="ce10" office:value-type="string" calcext:value-type="string">
            <text:p>https://cantigas.fcsh.unl.pt/cantiga.asp?cdcant=1434&amp;nl=12&amp;tr=3&amp;pv=sim</text:p>
          </table:table-cell>
          <table:table-cell office:value-type="string" calcext:value-type="string">
            <text:p>   (Linha 12): e que x'é vosso Toled'e Orgaz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zelhon</text:p>
          </table:table-cell>
          <table:table-cell table:style-name="ce10"/>
          <table:table-cell office:value-type="string" calcext:value-type="string">
            <text:p>A mi quer mal o infançom</text:p>
          </table:table-cell>
          <table:table-cell table:style-name="ce10" office:value-type="string" calcext:value-type="string">
            <text:p><text:s/>Lopo Lias</text:p>
          </table:table-cell>
          <table:table-cell table:style-name="ce10" office:value-type="string" calcext:value-type="string">
            <text:p>https://cantigas.fcsh.unl.pt/cantiga.asp?cdcant=1372&amp;nl=3&amp;tr=3&amp;pv=sim</text:p>
          </table:table-cell>
          <table:table-cell office:value-type="string" calcext:value-type="string">
            <text:p>   (Linha 3): por trobadores d'Orzelho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zelhon</text:p>
          </table:table-cell>
          <table:table-cell table:style-name="ce10"/>
          <table:table-cell office:value-type="string" calcext:value-type="string">
            <text:p>Enmentar quer'eu do brial</text:p>
          </table:table-cell>
          <table:table-cell table:style-name="ce10" office:value-type="string" calcext:value-type="string">
            <text:p><text:s/>Lopo Lias</text:p>
          </table:table-cell>
          <table:table-cell table:style-name="ce10" office:value-type="string" calcext:value-type="string">
            <text:p>https://cantigas.fcsh.unl.pt/cantiga.asp?cdcant=1371&amp;nl=19&amp;tr=3&amp;pv=sim</text:p>
          </table:table-cell>
          <table:table-cell office:value-type="string" calcext:value-type="string">
            <text:p>   (Linha 19): Bem t'ajudarám d'Orzelhom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Orzelhon</text:p>
          </table:table-cell>
          <table:table-cell table:style-name="ce10"/>
          <table:table-cell office:value-type="string" calcext:value-type="string">
            <text:p>Se m'el-rei dess'algo, já m'iria</text:p>
          </table:table-cell>
          <table:table-cell table:style-name="ce10" office:value-type="string" calcext:value-type="string">
            <text:p><text:s/>Lopo Lias</text:p>
          </table:table-cell>
          <table:table-cell table:style-name="ce10" office:value-type="string" calcext:value-type="string">
            <text:p>https://cantigas.fcsh.unl.pt/cantiga.asp?cdcant=1385&amp;nl=7&amp;tr=3&amp;pv=sim</text:p>
          </table:table-cell>
          <table:table-cell office:value-type="string" calcext:value-type="string">
            <text:p>   (Linha 7): em Orzelhom ora noutro dia!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Oscos</text:p>
          </table:table-cell>
          <table:table-cell table:style-name="ce10"/>
          <table:table-cell office:value-type="string" calcext:value-type="string">
            <text:p>Lop'Anaia nom se vaia</text:p>
          </table:table-cell>
          <table:table-cell table:style-name="ce10" office:value-type="string" calcext:value-type="string">
            <text:p><text:s/>Fernão Soares de Quinhones</text:p>
          </table:table-cell>
          <table:table-cell table:style-name="ce10" office:value-type="string" calcext:value-type="string">
            <text:p>https://cantigas.fcsh.unl.pt/cantiga.asp?cdcant=1588&amp;nl=30&amp;tr=3&amp;pv=sim</text:p>
          </table:table-cell>
          <table:table-cell office:value-type="string" calcext:value-type="string">
            <text:p>   (Linha 30): em Oscos - esto bem sai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rens</text:p>
          </table:table-cell>
          <table:table-cell table:style-name="ce7" office:value-type="string" calcext:value-type="string">
            <text:p>Ourense</text:p>
          </table:table-cell>
          <table:table-cell office:value-type="string" calcext:value-type="string">
            <text:p>Com'eu em dia de Páscoa querria bem comer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494&amp;nl=10&amp;tr=3&amp;pv=sim</text:p>
          </table:table-cell>
          <table:table-cell office:value-type="string" calcext:value-type="string">
            <text:p>   (Linha 10): Assi com'eu beveria [do] bom vinho d'Ourens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ença</text:p>
          </table:table-cell>
          <table:table-cell table:style-name="ce10"/>
          <table:table-cell office:value-type="string" calcext:value-type="string">
            <text:p>As mias jornadas vedes quaes som</text:p>
          </table:table-cell>
          <table:table-cell table:style-name="ce10" office:value-type="string" calcext:value-type="string">
            <text:p><text:s/>Afonso Anes do Cotom</text:p>
          </table:table-cell>
          <table:table-cell table:style-name="ce10" office:value-type="string" calcext:value-type="string">
            <text:p>https://cantigas.fcsh.unl.pt/cantiga.asp?cdcant=975&amp;nl=3&amp;tr=3&amp;pv=sim</text:p>
          </table:table-cell>
          <table:table-cell office:value-type="string" calcext:value-type="string">
            <text:p>   (Linha 3): de Castr'a Burgos e end'a Palenç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mplona</text:p>
          </table:table-cell>
          <table:table-cell table:style-name="ce10"/>
          <table:table-cell office:value-type="string" calcext:value-type="string">
            <text:p>Ora faz host'o senhor de Navarra</text:p>
          </table:table-cell>
          <table:table-cell table:style-name="ce10" office:value-type="string" calcext:value-type="string">
            <text:p><text:s/>João Soares de Paiva</text:p>
          </table:table-cell>
          <table:table-cell table:style-name="ce10" office:value-type="string" calcext:value-type="string">
            <text:p>https://cantigas.fcsh.unl.pt/cantiga.asp?cdcant=1361&amp;nl=10&amp;tr=3&amp;pv=sim</text:p>
          </table:table-cell>
          <table:table-cell office:value-type="string" calcext:value-type="string">
            <text:p>   (Linha 10): que de Pamplona oístes nomear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via</text:p>
          </table:table-cell>
          <table:table-cell table:style-name="ce10"/>
          <table:table-cell office:value-type="string" calcext:value-type="string">
            <text:p>O que seja no pavio</text:p>
          </table:table-cell>
          <table:table-cell table:style-name="ce10" office:value-type="string" calcext:value-type="string">
            <text:p><text:s/>João Fernandes de Ardeleiro </text:p>
          </table:table-cell>
          <table:table-cell table:style-name="ce10" office:value-type="string" calcext:value-type="string">
            <text:p>https://cantigas.fcsh.unl.pt/cantiga.asp?cdcant=1357&amp;nl=2&amp;tr=3&amp;pv=sim</text:p>
          </table:table-cell>
          <table:table-cell office:value-type="string" calcext:value-type="string">
            <text:p>   (Linha 2): que me fez perder Pavi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i</text:p>
          </table:table-cell>
          <table:table-cell table:style-name="ce7" office:value-type="string" calcext:value-type="string">
            <text:p>Le Puy-en-Velays</text:p>
          </table:table-cell>
          <table:table-cell office:value-type="string" calcext:value-type="string">
            <text:p>Fernam Díaz, este que and'aqui</text:p>
          </table:table-cell>
          <table:table-cell table:style-name="ce10" office:value-type="string" calcext:value-type="string">
            <text:p><text:s/>Pero Garcia Burgalês</text:p>
          </table:table-cell>
          <table:table-cell table:style-name="ce10" office:value-type="string" calcext:value-type="string">
            <text:p>https://cantigas.fcsh.unl.pt/cantiga.asp?cdcant=1406&amp;nl=19&amp;tr=3&amp;pv=sim</text:p>
          </table:table-cell>
          <table:table-cell office:value-type="string" calcext:value-type="string">
            <text:p>   (Linha 19): destes maos contrafeitos del Poi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ta do Ferro</text:p>
          </table:table-cell>
          <table:table-cell table:style-name="ce10"/>
          <table:table-cell office:value-type="string" calcext:value-type="string">
            <text:p>Bom casament'é, pera Dom Gramilho</text:p>
          </table:table-cell>
          <table:table-cell table:style-name="ce10" office:value-type="string" calcext:value-type="string">
            <text:p><text:s/>João Soares Coelho</text:p>
          </table:table-cell>
          <table:table-cell table:style-name="ce10" office:value-type="string" calcext:value-type="string">
            <text:p>https://cantigas.fcsh.unl.pt/cantiga.asp?cdcant=1443&amp;nl=2&amp;tr=3&amp;pv=sim</text:p>
          </table:table-cell>
          <table:table-cell office:value-type="string" calcext:value-type="string">
            <text:p>   (Linha 2): ena Porta do Ferr'ũa tendeira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to</text:p>
          </table:table-cell>
          <table:table-cell table:style-name="ce10"/>
          <table:table-cell office:value-type="string" calcext:value-type="string">
            <text:p>(Do Port’and’e vou mudar)</text:p>
          </table:table-cell>
          <table:table-cell table:style-name="ce10" office:value-type="string" calcext:value-type="string">
            <text:p><text:s/>Fernando Eanes</text:p>
          </table:table-cell>
          <table:table-cell table:style-name="ce10" office:value-type="string" calcext:value-type="string">
            <text:p>https://cantigas.fcsh.unl.pt/cantiga.asp?cdcant=1700&amp;nl=1&amp;tr=3&amp;pv=sim</text:p>
          </table:table-cell>
          <table:table-cell office:value-type="string" calcext:value-type="string">
            <text:p>   (Linha 1): Do Port'and'e vou mudar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0"/>
          <table:table-cell office:value-type="string" calcext:value-type="string">
            <text:p>A mi dizem quantos amigos hei</text:p>
          </table:table-cell>
          <table:table-cell table:style-name="ce10" office:value-type="string" calcext:value-type="string">
            <text:p><text:s/>João Fernandes de Ardeleiro </text:p>
          </table:table-cell>
          <table:table-cell table:style-name="ce10" office:value-type="string" calcext:value-type="string">
            <text:p>https://cantigas.fcsh.unl.pt/cantiga.asp?cdcant=1358&amp;nl=2&amp;tr=3&amp;pv=sim</text:p>
          </table:table-cell>
          <table:table-cell office:value-type="string" calcext:value-type="string">
            <text:p>   (Linha 2): por que vivo tam muit'em Portugal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0"/>
          <table:table-cell office:value-type="string" calcext:value-type="string">
            <text:p>A sa vida seja muita</text:p>
          </table:table-cell>
          <table:table-cell table:style-name="ce10" office:value-type="string" calcext:value-type="string">
            <text:p>João, jograr</text:p>
          </table:table-cell>
          <table:table-cell table:style-name="ce10" office:value-type="string" calcext:value-type="string">
            <text:p>https://cantigas.fcsh.unl.pt/cantiga.asp?cdcant=1131&amp;nl=2&amp;tr=3&amp;pv=sim</text:p>
          </table:table-cell>
          <table:table-cell office:value-type="string" calcext:value-type="string">
            <text:p>   (Linha 2): deste rei de Portugal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982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0"/>
          <table:table-cell office:value-type="string" calcext:value-type="string">
            <text:p>Ai amigas, perdud'ham conhocer</text:p>
          </table:table-cell>
          <table:table-cell table:style-name="ce10" office:value-type="string" calcext:value-type="string">
            <text:p><text:s/>João Garcia de Guilhade</text:p>
          </table:table-cell>
          <table:table-cell table:style-name="ce10" office:value-type="string" calcext:value-type="string">
            <text:p>https://cantigas.fcsh.unl.pt/cantiga.asp?cdcant=788&amp;nl=3&amp;tr=3&amp;pv=sim</text:p>
          </table:table-cell>
          <table:table-cell office:value-type="string" calcext:value-type="string">
            <text:p>   (Linha 3): de Portugal: já nom ham coraçom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982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0"/>
          <table:table-cell office:value-type="string" calcext:value-type="string">
            <text:p>Dom Estêvam diz que desamor</text:p>
          </table:table-cell>
          <table:table-cell table:style-name="ce10" office:value-type="string" calcext:value-type="string">
            <text:p><text:s/>Airas Peres Vuitorom</text:p>
          </table:table-cell>
          <table:table-cell table:style-name="ce10" office:value-type="string" calcext:value-type="string">
            <text:p>https://cantigas.fcsh.unl.pt/cantiga.asp?cdcant=1512&amp;nl=21&amp;tr=3&amp;pv=sim</text:p>
          </table:table-cell>
          <table:table-cell office:value-type="string" calcext:value-type="string">
            <text:p>   (Linha 21): nem veerá jamais em Portugal.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982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0"/>
          <table:table-cell office:value-type="string" calcext:value-type="string">
            <text:p>Dom Foão, que eu sei que há preço de livão</text:p>
          </table:table-cell>
          <table:table-cell table:style-name="ce10" office:value-type="string" calcext:value-type="string">
            <text:p><text:s/>Afonso Mendes de Besteiros</text:p>
          </table:table-cell>
          <table:table-cell table:style-name="ce10" office:value-type="string" calcext:value-type="string">
            <text:p>https://cantigas.fcsh.unl.pt/cantiga.asp?cdcant=1591&amp;nl=5&amp;tr=3&amp;pv=sim</text:p>
          </table:table-cell>
          <table:table-cell office:value-type="string" calcext:value-type="string">
            <text:p>   (Linha 5): çou rab'e foi sa via a Portugal.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982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0"/>
          <table:table-cell office:value-type="string" calcext:value-type="string">
            <text:p>El-rei de Portugale</text:p>
          </table:table-cell>
          <table:table-cell table:style-name="ce10" office:value-type="string" calcext:value-type="string">
            <text:p><text:s/>João Zorro</text:p>
          </table:table-cell>
          <table:table-cell table:style-name="ce10" office:value-type="string" calcext:value-type="string">
            <text:p>https://cantigas.fcsh.unl.pt/cantiga.asp?cdcant=1178&amp;nl=1&amp;tr=3&amp;pv=sim</text:p>
          </table:table-cell>
          <table:table-cell office:value-type="string" calcext:value-type="string">
            <text:p>   (Linha 1): El-rei de Portugale</text:p>
          </table:table-cell>
          <table:table-cell table:number-columns-repeated="28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982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0"/>
          <table:table-cell office:value-type="string" calcext:value-type="string">
            <text:p>Já lhi nunca pediram</text:p>
          </table:table-cell>
          <table:table-cell table:style-name="ce10" office:value-type="string" calcext:value-type="string">
            <text:p><text:s/>Afonso Mendes de Besteiros</text:p>
          </table:table-cell>
          <table:table-cell table:style-name="ce10" office:value-type="string" calcext:value-type="string">
            <text:p>https://cantigas.fcsh.unl.pt/cantiga.asp?cdcant=1592&amp;nl=21&amp;tr=3&amp;pv=sim</text:p>
          </table:table-cell>
          <table:table-cell office:value-type="string" calcext:value-type="string">
            <text:p>   (Linha 21): "Em cabo de Portugal",</text:p>
          </table:table-cell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7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982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0"/>
          <table:table-cell office:value-type="string" calcext:value-type="string">
            <text:p>Joam Rodriguiz foi desmar a Balteira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485&amp;nl=14&amp;tr=3&amp;pv=sim</text:p>
          </table:table-cell>
          <table:table-cell office:value-type="string" calcext:value-type="string">
            <text:p>   (Linha 14): e Alvela, que andou em Portugal;</text:p>
          </table:table-cell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7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982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0"/>
          <table:table-cell office:value-type="string" calcext:value-type="string">
            <text:p>Joam Rodriguiz foi desmar a Balteira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485&amp;nl=14&amp;tr=3&amp;pv=sim</text:p>
          </table:table-cell>
          <table:table-cell office:value-type="string" calcext:value-type="string">
            <text:p>   (Linha 13): se te deitam por en de Portugal,</text:p>
          </table:table-cell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7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982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0"/>
          <table:table-cell office:value-type="string" calcext:value-type="string">
            <text:p>Joam Vaásquez, moiro por saber</text:p>
          </table:table-cell>
          <table:table-cell table:style-name="ce10" office:value-type="string" calcext:value-type="string">
            <text:p><text:s/>Lourenço, João Vasques de Talaveira</text:p>
          </table:table-cell>
          <table:table-cell table:style-name="ce10" office:value-type="string" calcext:value-type="string">
            <text:p>https://cantigas.fcsh.unl.pt/cantiga.asp?cdcant=1459&amp;nl=13&amp;tr=3&amp;pv=sim</text:p>
          </table:table-cell>
          <table:table-cell office:value-type="string" calcext:value-type="string">
            <text:p>   (Linha 13): se te deitam por en de Portugal,</text:p>
          </table:table-cell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7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982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0"/>
          <table:table-cell office:value-type="string" calcext:value-type="string">
            <text:p>Meu senhor rei de Castela</text:p>
          </table:table-cell>
          <table:table-cell table:style-name="ce10" office:value-type="string" calcext:value-type="string">
            <text:p><text:s/>João Airas de Santiago</text:p>
          </table:table-cell>
          <table:table-cell table:style-name="ce10" office:value-type="string" calcext:value-type="string">
            <text:p>https://cantigas.fcsh.unl.pt/cantiga.asp?cdcant=973&amp;nl=24&amp;tr=3&amp;pv=sim</text:p>
          </table:table-cell>
          <table:table-cell office:value-type="string" calcext:value-type="string">
            <text:p>   (Linha 24): ir-m'-ei ao de Portugal.</text:p>
          </table:table-cell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7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982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0"/>
          <table:table-cell office:value-type="string" calcext:value-type="string">
            <text:p>Moir'eu aqui d'adessoriam</text:p>
          </table:table-cell>
          <table:table-cell table:style-name="ce10" office:value-type="string" calcext:value-type="string">
            <text:p><text:s/>Pero Gomes Barroso</text:p>
          </table:table-cell>
          <table:table-cell table:style-name="ce10" office:value-type="string" calcext:value-type="string">
            <text:p>https://cantigas.fcsh.unl.pt/cantiga.asp?cdcant=1475&amp;nl=6&amp;tr=3&amp;pv=sim</text:p>
          </table:table-cell>
          <table:table-cell office:value-type="string" calcext:value-type="string">
            <text:p>   (Linha 6): moir'eu do que em Portugal</text:p>
          </table:table-cell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7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982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0"/>
          <table:table-cell office:value-type="string" calcext:value-type="string">
            <text:p>Muitos a que Deus quis dar mui bom sem</text:p>
          </table:table-cell>
          <table:table-cell table:style-name="ce10" office:value-type="string" calcext:value-type="string">
            <text:p><text:s/>Pero Guterres</text:p>
          </table:table-cell>
          <table:table-cell table:style-name="ce10" office:value-type="string" calcext:value-type="string">
            <text:p>https://cantigas.fcsh.unl.pt/cantiga.asp?cdcant=929&amp;nl=22&amp;tr=3&amp;pv=sim</text:p>
          </table:table-cell>
          <table:table-cell office:value-type="string" calcext:value-type="string">
            <text:p>   (Linha 22): E, senhor rei de Portugal, aqui</text:p>
          </table:table-cell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7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982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0"/>
          <table:table-cell office:value-type="string" calcext:value-type="string">
            <text:p>- O voss'amigo que s'a cas d'el-rei</text:p>
          </table:table-cell>
          <table:table-cell table:style-name="ce10" office:value-type="string" calcext:value-type="string">
            <text:p><text:s/>João Airas de Santiago</text:p>
          </table:table-cell>
          <table:table-cell table:style-name="ce10" office:value-type="string" calcext:value-type="string">
            <text:p>https://cantigas.fcsh.unl.pt/cantiga.asp?cdcant=1059&amp;nl=8&amp;tr=3&amp;pv=sim</text:p>
          </table:table-cell>
          <table:table-cell office:value-type="string" calcext:value-type="string">
            <text:p>   (Linha 8): que vos trage dõas de Portugal,</text:p>
          </table:table-cell>
          <table:table-cell table:number-columns-repeated="7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7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982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0"/>
          <table:table-cell office:value-type="string" calcext:value-type="string">
            <text:p>Os namorados que trobam d'amor</text:p>
          </table:table-cell>
          <table:table-cell table:style-name="ce10" office:value-type="string" calcext:value-type="string">
            <text:p><text:s/>João, jograr</text:p>
          </table:table-cell>
          <table:table-cell table:style-name="ce10" office:value-type="string" calcext:value-type="string">
            <text:p>https://cantigas.fcsh.unl.pt/cantiga.asp?cdcant=1132&amp;nl=5&amp;tr=3&amp;pv=sim</text:p>
          </table:table-cell>
          <table:table-cell office:value-type="string" calcext:value-type="string">
            <text:p>   (Linha 5): com'el-rei dom Denis de Portugal,</text:p>
          </table:table-cell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7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982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0"/>
          <table:table-cell office:value-type="string" calcext:value-type="string">
            <text:p>Quem me podia defender</text:p>
          </table:table-cell>
          <table:table-cell table:style-name="ce10" office:value-type="string" calcext:value-type="string">
            <text:p><text:s/>Gil Peres Conde</text:p>
          </table:table-cell>
          <table:table-cell table:style-name="ce10" office:value-type="string" calcext:value-type="string">
            <text:p>https://cantigas.fcsh.unl.pt/cantiga.asp?cdcant=1559&amp;nl=18&amp;tr=3&amp;pv=sim</text:p>
          </table:table-cell>
          <table:table-cell office:value-type="string" calcext:value-type="string">
            <text:p>   (Linha 18): porque falei em Portugal,</text:p>
          </table:table-cell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7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982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0"/>
          <table:table-cell office:value-type="string" calcext:value-type="string">
            <text:p>Quem me podia defender</text:p>
          </table:table-cell>
          <table:table-cell table:style-name="ce10" office:value-type="string" calcext:value-type="string">
            <text:p><text:s/>Gil Peres Conde</text:p>
          </table:table-cell>
          <table:table-cell table:style-name="ce10" office:value-type="string" calcext:value-type="string">
            <text:p>https://cantigas.fcsh.unl.pt/cantiga.asp?cdcant=1559&amp;nl=18&amp;tr=3&amp;pv=sim</text:p>
          </table:table-cell>
          <table:table-cell office:value-type="string" calcext:value-type="string">
            <text:p>   (Linha 25): já ũa vez um rei em Portugal:</text:p>
          </table:table-cell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7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982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0"/>
          <table:table-cell office:value-type="string" calcext:value-type="string">
            <text:p>Rei D. Afonso, se Deus vos perdom</text:p>
          </table:table-cell>
          <table:table-cell table:style-name="ce10" office:value-type="string" calcext:value-type="string">
            <text:p><text:s/>Vasco Gil, Afonso X</text:p>
          </table:table-cell>
          <table:table-cell table:style-name="ce10" office:value-type="string" calcext:value-type="string">
            <text:p>https://cantigas.fcsh.unl.pt/cantiga.asp?cdcant=1545&amp;nl=25&amp;tr=3&amp;pv=sim</text:p>
          </table:table-cell>
          <table:table-cell office:value-type="string" calcext:value-type="string">
            <text:p>   (Linha 25): já ũa vez um rei em Portugal:</text:p>
          </table:table-cell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7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982"/>
        </table:table-row>
        <table:table-row table:style-name="ro1">
          <table:table-cell office:value-type="string" calcext:value-type="string">
            <text:p>Provença</text:p>
          </table:table-cell>
          <table:table-cell table:style-name="ce10"/>
          <table:table-cell office:value-type="string" calcext:value-type="string">
            <text:p>Ora faz host'o senhor de Navarra</text:p>
          </table:table-cell>
          <table:table-cell table:style-name="ce10" office:value-type="string" calcext:value-type="string">
            <text:p><text:s/>João Soares de Paiva</text:p>
          </table:table-cell>
          <table:table-cell table:style-name="ce10" office:value-type="string" calcext:value-type="string">
            <text:p>https://cantigas.fcsh.unl.pt/cantiga.asp?cdcant=1361&amp;nl=2&amp;tr=3&amp;pv=sim</text:p>
          </table:table-cell>
          <table:table-cell office:value-type="string" calcext:value-type="string">
            <text:p>   (Linha 2): pois em Proenç'est el-rei d'Aragom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dondela</text:p>
          </table:table-cell>
          <table:table-cell table:style-name="ce10"/>
          <table:table-cell office:value-type="string" calcext:value-type="string">
            <text:p>O meu senhor o bispo, na Redondela, um dia</text:p>
          </table:table-cell>
          <table:table-cell table:style-name="ce10" office:value-type="string" calcext:value-type="string">
            <text:p><text:s/>Airas Nunes</text:p>
          </table:table-cell>
          <table:table-cell table:style-name="ce10" office:value-type="string" calcext:value-type="string">
            <text:p>https://cantigas.fcsh.unl.pt/cantiga.asp?cdcant=889&amp;nl=1&amp;tr=3&amp;pv=sim</text:p>
          </table:table-cell>
          <table:table-cell office:value-type="string" calcext:value-type="string">
            <text:p>   (Linha 1): O meu senhor o bispo, na Redondela, um di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ba de Límia</text:p>
          </table:table-cell>
          <table:table-cell table:style-name="ce7" office:value-type="string" calcext:value-type="string">
            <text:p>Riba de Lima</text:p>
          </table:table-cell>
          <table:table-cell office:value-type="string" calcext:value-type="string">
            <text:p>Ai, Pai Soárez, venho-vos rogar</text:p>
          </table:table-cell>
          <table:table-cell table:style-name="ce10" office:value-type="string" calcext:value-type="string">
            <text:p><text:s/>Paio Soares de Taveirós , Martim Soares</text:p>
          </table:table-cell>
          <table:table-cell table:style-name="ce10" office:value-type="string" calcext:value-type="string">
            <text:p>https://cantigas.fcsh.unl.pt/cantiga.asp?cdcant=115&amp;nl=500&amp;tr=3&amp;pv=sim</text:p>
          </table:table-cell>
          <table:table-cell office:value-type="string" calcext:value-type="string">
            <text:p>   (Na rubric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o Jordão</text:p>
          </table:table-cell>
          <table:table-cell table:style-name="ce10"/>
          <table:table-cell office:value-type="string" calcext:value-type="string">
            <text:p>Pero d'Ambroa prometeu, de pram</text:p>
          </table:table-cell>
          <table:table-cell table:style-name="ce10" office:value-type="string" calcext:value-type="string">
            <text:p><text:s/>João Baveca</text:p>
          </table:table-cell>
          <table:table-cell table:style-name="ce10" office:value-type="string" calcext:value-type="string">
            <text:p>https://cantigas.fcsh.unl.pt/cantiga.asp?cdcant=1489&amp;nl=4&amp;tr=3&amp;pv=sim</text:p>
          </table:table-cell>
          <table:table-cell office:value-type="string" calcext:value-type="string">
            <text:p>   (Linha 4): com'acabou a do frume Jordam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o Sar</text:p>
          </table:table-cell>
          <table:table-cell table:style-name="ce10"/>
          <table:table-cell office:value-type="string" calcext:value-type="string">
            <text:p>Pelo souto de Crexente</text:p>
          </table:table-cell>
          <table:table-cell table:style-name="ce10" office:value-type="string" calcext:value-type="string">
            <text:p><text:s/>João Airas de Santiago</text:p>
          </table:table-cell>
          <table:table-cell table:style-name="ce10" office:value-type="string" calcext:value-type="string">
            <text:p>https://cantigas.fcsh.unl.pt/cantiga.asp?cdcant=974&amp;nl=7&amp;tr=3&amp;pv=sim</text:p>
          </table:table-cell>
          <table:table-cell office:value-type="string" calcext:value-type="string">
            <text:p>   (Linha 7): do sol, nas ribas do Sar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o Sar</text:p>
          </table:table-cell>
          <table:table-cell table:style-name="ce10"/>
          <table:table-cell office:value-type="string" calcext:value-type="string">
            <text:p>Quand'eu um dia fui em Compostela</text:p>
          </table:table-cell>
          <table:table-cell table:style-name="ce10" office:value-type="string" calcext:value-type="string">
            <text:p><text:s/>Pedro Amigo de Sevilha</text:p>
          </table:table-cell>
          <table:table-cell table:style-name="ce10" office:value-type="string" calcext:value-type="string">
            <text:p>https://cantigas.fcsh.unl.pt/cantiga.asp?cdcant=1113&amp;nl=34&amp;tr=3&amp;pv=sim</text:p>
          </table:table-cell>
          <table:table-cell office:value-type="string" calcext:value-type="string">
            <text:p>   (Linha 34): aqui, d'u sõo natural, do Sar,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Rocamador</text:p>
          </table:table-cell>
          <table:table-cell table:style-name="ce7" office:value-type="string" calcext:value-type="string">
            <text:p>Rocamadour</text:p>
          </table:table-cell>
          <table:table-cell office:value-type="string" calcext:value-type="string">
            <text:p>Pero nom fui a Ultramar</text:p>
          </table:table-cell>
          <table:table-cell table:style-name="ce10" office:value-type="string" calcext:value-type="string">
            <text:p><text:s/>Martim Soares</text:p>
          </table:table-cell>
          <table:table-cell table:style-name="ce10" office:value-type="string" calcext:value-type="string">
            <text:p>https://cantigas.fcsh.unl.pt/cantiga.asp?cdcant=114&amp;nl=20&amp;tr=3&amp;pv=sim</text:p>
          </table:table-cell>
          <table:table-cell office:value-type="string" calcext:value-type="string">
            <text:p>   (Linha 20): natural de Rocamador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camador</text:p>
          </table:table-cell>
          <table:table-cell table:style-name="ce7" office:value-type="string" calcext:value-type="string">
            <text:p>Rocamadour</text:p>
          </table:table-cell>
          <table:table-cell office:value-type="string" calcext:value-type="string">
            <text:p>Quand'eu um dia fui em Compostela</text:p>
          </table:table-cell>
          <table:table-cell table:style-name="ce10" office:value-type="string" calcext:value-type="string">
            <text:p><text:s/>Pedro Amigo de Sevilha</text:p>
          </table:table-cell>
          <table:table-cell table:style-name="ce10" office:value-type="string" calcext:value-type="string">
            <text:p>https://cantigas.fcsh.unl.pt/cantiga.asp?cdcant=1113&amp;nl=10&amp;tr=3&amp;pv=sim</text:p>
          </table:table-cell>
          <table:table-cell office:value-type="string" calcext:value-type="string">
            <text:p>   (Linha 10): e boas cintas de Rocamador,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Roçavales</text:p>
          </table:table-cell>
          <table:table-cell table:style-name="ce7" office:value-type="string" calcext:value-type="string">
            <text:p>Roncesvalles</text:p>
          </table:table-cell>
          <table:table-cell office:value-type="string" calcext:value-type="string">
            <text:p>Pero d'Ambroa prometeu, de pram</text:p>
          </table:table-cell>
          <table:table-cell table:style-name="ce10" office:value-type="string" calcext:value-type="string">
            <text:p><text:s/>João Baveca</text:p>
          </table:table-cell>
          <table:table-cell table:style-name="ce10" office:value-type="string" calcext:value-type="string">
            <text:p>https://cantigas.fcsh.unl.pt/cantiga.asp?cdcant=1489&amp;nl=6&amp;tr=3&amp;pv=sim</text:p>
          </table:table-cell>
          <table:table-cell office:value-type="string" calcext:value-type="string">
            <text:p>   (Linha 6): e ora per Roçavales passo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da</text:p>
          </table:table-cell>
          <table:table-cell table:style-name="ce10"/>
          <table:table-cell office:value-type="string" calcext:value-type="string">
            <text:p>Maestr'Acenço, dereito faria</text:p>
          </table:table-cell>
          <table:table-cell table:style-name="ce10" office:value-type="string" calcext:value-type="string">
            <text:p><text:s/>Martim Moxa</text:p>
          </table:table-cell>
          <table:table-cell table:style-name="ce10" office:value-type="string" calcext:value-type="string">
            <text:p>https://cantigas.fcsh.unl.pt/cantiga.asp?cdcant=923&amp;nl=4&amp;tr=3&amp;pv=sim</text:p>
          </table:table-cell>
          <table:table-cell office:value-type="string" calcext:value-type="string">
            <text:p>   (Linha 4): sem seu mandad', a Roda, noutro dia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ma</text:p>
          </table:table-cell>
          <table:table-cell table:style-name="ce10"/>
          <table:table-cell office:value-type="string" calcext:value-type="string">
            <text:p>Joam Fernández, o mund'é torvado</text:p>
          </table:table-cell>
          <table:table-cell table:style-name="ce10" office:value-type="string" calcext:value-type="string">
            <text:p><text:s/>João Soares Coelho</text:p>
          </table:table-cell>
          <table:table-cell table:style-name="ce10" office:value-type="string" calcext:value-type="string">
            <text:p>https://cantigas.fcsh.unl.pt/cantiga.asp?cdcant=1436&amp;nl=4&amp;tr=3&amp;pv=sim</text:p>
          </table:table-cell>
          <table:table-cell office:value-type="string" calcext:value-type="string">
            <text:p>   (Linha 4): contra Roma, e Tártaros viir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ma</text:p>
          </table:table-cell>
          <table:table-cell table:style-name="ce10"/>
          <table:table-cell office:value-type="string" calcext:value-type="string">
            <text:p>Joam Fernández, o mund'é torvado</text:p>
          </table:table-cell>
          <table:table-cell table:style-name="ce10" office:value-type="string" calcext:value-type="string">
            <text:p><text:s/>João Soares Coelho</text:p>
          </table:table-cell>
          <table:table-cell table:style-name="ce10" office:value-type="string" calcext:value-type="string">
            <text:p>https://cantigas.fcsh.unl.pt/cantiga.asp?cdcant=1436&amp;nl=4&amp;tr=3&amp;pv=sim</text:p>
          </table:table-cell>
          <table:table-cell office:value-type="string" calcext:value-type="string">
            <text:p>   (Linha 30): que o poder que Deus em Roma deu,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Roma</text:p>
          </table:table-cell>
          <table:table-cell table:style-name="ce10"/>
          <table:table-cell office:value-type="string" calcext:value-type="string">
            <text:p>Pedr'Amigo, quero de vós saber</text:p>
          </table:table-cell>
          <table:table-cell table:style-name="ce10" office:value-type="string" calcext:value-type="string">
            <text:p><text:s/>Vasco Peres Pardal, Pedro Amigo de Sevilha</text:p>
          </table:table-cell>
          <table:table-cell table:style-name="ce10" office:value-type="string" calcext:value-type="string">
            <text:p>https://cantigas.fcsh.unl.pt/cantiga.asp?cdcant=1542&amp;nl=30&amp;tr=3&amp;pv=sim</text:p>
          </table:table-cell>
          <table:table-cell office:value-type="string" calcext:value-type="string">
            <text:p>   (Linha 30): que o poder que Deus em Roma deu,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Rouen</text:p>
          </table:table-cell>
          <table:table-cell table:style-name="ce10"/>
          <table:table-cell office:value-type="string" calcext:value-type="string">
            <text:p>Sedia-xi Dom Belpelho em ũa sa maison</text:p>
          </table:table-cell>
          <table:table-cell table:style-name="ce10" office:value-type="string" calcext:value-type="string">
            <text:p><text:s/>Afonso Lopes de Baião</text:p>
          </table:table-cell>
          <table:table-cell table:style-name="ce10" office:value-type="string" calcext:value-type="string">
            <text:p>https://cantigas.fcsh.unl.pt/cantiga.asp?cdcant=1503&amp;nl=31&amp;tr=3&amp;pv=sim</text:p>
          </table:table-cell>
          <table:table-cell office:value-type="string" calcext:value-type="string">
            <text:p>   (Linha 31): ceram'e cint'e calças de Roam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na</text:p>
          </table:table-cell>
          <table:table-cell table:style-name="ce10"/>
          <table:table-cell office:value-type="string" calcext:value-type="string">
            <text:p>Dom Estêvam fez[o] sa partiçom</text:p>
          </table:table-cell>
          <table:table-cell table:style-name="ce10" office:value-type="string" calcext:value-type="string">
            <text:p><text:s/>João Soares Coelho</text:p>
          </table:table-cell>
          <table:table-cell table:style-name="ce10" office:value-type="string" calcext:value-type="string">
            <text:p>https://cantigas.fcsh.unl.pt/cantiga.asp?cdcant=1437&amp;nl=5&amp;tr=3&amp;pv=sim</text:p>
          </table:table-cell>
          <table:table-cell office:value-type="string" calcext:value-type="string">
            <text:p>   (Linha 5): caeu em Runa atá eno Arnado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. Félix</text:p>
          </table:table-cell>
          <table:table-cell table:style-name="ce10"/>
          <table:table-cell office:value-type="string" calcext:value-type="string">
            <text:p>Pero d'Armea, quando composestes</text:p>
          </table:table-cell>
          <table:table-cell table:style-name="ce10" office:value-type="string" calcext:value-type="string">
            <text:p><text:s/>Pero Garcia de Ambroa </text:p>
          </table:table-cell>
          <table:table-cell table:style-name="ce10" office:value-type="string" calcext:value-type="string">
            <text:p>https://cantigas.fcsh.unl.pt/cantiga.asp?cdcant=1627&amp;nl=14&amp;tr=3&amp;pv=sim</text:p>
          </table:table-cell>
          <table:table-cell office:value-type="string" calcext:value-type="string">
            <text:p>   (Linha 14): de Sam Fagundo atá Sam Felize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. Paio</text:p>
          </table:table-cell>
          <table:table-cell table:style-name="ce10"/>
          <table:table-cell office:value-type="string" calcext:value-type="string">
            <text:p>Nostro Senhor, que bem alberguei</text:p>
          </table:table-cell>
          <table:table-cell table:style-name="ce10" office:value-type="string" calcext:value-type="string">
            <text:p><text:s/>Pero Garcia Burgalês</text:p>
          </table:table-cell>
          <table:table-cell table:style-name="ce10" office:value-type="string" calcext:value-type="string">
            <text:p>https://cantigas.fcsh.unl.pt/cantiga.asp?cdcant=1412&amp;nl=7&amp;tr=3&amp;pv=sim</text:p>
          </table:table-cell>
          <table:table-cell office:value-type="string" calcext:value-type="string">
            <text:p>   (Linha 7): em Sam Paaio - contra u eu ia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hagún</text:p>
          </table:table-cell>
          <table:table-cell table:style-name="ce10"/>
          <table:table-cell office:value-type="string" calcext:value-type="string">
            <text:p>De Pero Bõõ and'ora espantado</text:p>
          </table:table-cell>
          <table:table-cell table:style-name="ce10" office:value-type="string" calcext:value-type="string">
            <text:p><text:s/>Pero Garcia de Ambroa </text:p>
          </table:table-cell>
          <table:table-cell table:style-name="ce10" office:value-type="string" calcext:value-type="string">
            <text:p>https://cantigas.fcsh.unl.pt/cantiga.asp?cdcant=1599&amp;nl=10&amp;tr=3&amp;pv=sim</text:p>
          </table:table-cell>
          <table:table-cell office:value-type="string" calcext:value-type="string">
            <text:p>   (Linha 10): Ca de Santiag'atá Sam Fagund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hagún</text:p>
          </table:table-cell>
          <table:table-cell table:style-name="ce10"/>
          <table:table-cell office:value-type="string" calcext:value-type="string">
            <text:p>Dom Fernando, vejo-vos andar ledo</text:p>
          </table:table-cell>
          <table:table-cell table:style-name="ce10" office:value-type="string" calcext:value-type="string">
            <text:p><text:s/>Airas Peres Vuitorom</text:p>
          </table:table-cell>
          <table:table-cell table:style-name="ce10" office:value-type="string" calcext:value-type="string">
            <text:p>https://cantigas.fcsh.unl.pt/cantiga.asp?cdcant=1514&amp;nl=4&amp;tr=3&amp;pv=sim</text:p>
          </table:table-cell>
          <table:table-cell office:value-type="string" calcext:value-type="string">
            <text:p>   (Linha 4): de Sam Fagundo e d'Esturas d'Ovedo;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Sahagún</text:p>
          </table:table-cell>
          <table:table-cell table:style-name="ce10"/>
          <table:table-cell office:value-type="string" calcext:value-type="string">
            <text:p>Fernam Díaz é aqui, como vistes</text:p>
          </table:table-cell>
          <table:table-cell table:style-name="ce10" office:value-type="string" calcext:value-type="string">
            <text:p><text:s/>Airas Peres Vuitorom</text:p>
          </table:table-cell>
          <table:table-cell table:style-name="ce10" office:value-type="string" calcext:value-type="string">
            <text:p>https://cantigas.fcsh.unl.pt/cantiga.asp?cdcant=1513&amp;nl=13&amp;tr=3&amp;pv=sim</text:p>
          </table:table-cell>
          <table:table-cell office:value-type="string" calcext:value-type="string">
            <text:p>   (Linha 13): Ca d'Estorga atá Sam Fagundo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Sahagún</text:p>
          </table:table-cell>
          <table:table-cell table:style-name="ce10"/>
          <table:table-cell office:value-type="string" calcext:value-type="string">
            <text:p>Pero d'Armea, quando composestes</text:p>
          </table:table-cell>
          <table:table-cell table:style-name="ce10" office:value-type="string" calcext:value-type="string">
            <text:p><text:s/>Pero Garcia de Ambroa </text:p>
          </table:table-cell>
          <table:table-cell table:style-name="ce10" office:value-type="string" calcext:value-type="string">
            <text:p>https://cantigas.fcsh.unl.pt/cantiga.asp?cdcant=1627&amp;nl=14&amp;tr=3&amp;pv=sim</text:p>
          </table:table-cell>
          <table:table-cell office:value-type="string" calcext:value-type="string">
            <text:p>   (Linha 14): de Sam Fagundo atá Sam Felizes.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Salnés</text:p>
          </table:table-cell>
          <table:table-cell table:style-name="ce10"/>
          <table:table-cell office:value-type="string" calcext:value-type="string">
            <text:p>A dona de Bagüin</text:p>
          </table:table-cell>
          <table:table-cell table:style-name="ce10" office:value-type="string" calcext:value-type="string">
            <text:p><text:s/>Lopo Lias</text:p>
          </table:table-cell>
          <table:table-cell table:style-name="ce10" office:value-type="string" calcext:value-type="string">
            <text:p>https://cantigas.fcsh.unl.pt/cantiga.asp?cdcant=1383&amp;nl=9&amp;tr=3&amp;pv=sim</text:p>
          </table:table-cell>
          <table:table-cell office:value-type="string" calcext:value-type="string">
            <text:p>   (Linha 9): Sabem em Morraz'e Salnê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nhoane</text:p>
          </table:table-cell>
          <table:table-cell office:value-type="string" calcext:value-type="string">
            <text:p>S. Jo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sonha</text:p>
          </table:table-cell>
          <table:table-cell table:style-name="ce7" office:value-type="string" calcext:value-type="string">
            <text:p>Saxónia</text:p>
          </table:table-cell>
          <table:table-cell office:value-type="string" calcext:value-type="string">
            <text:p>Amor, des que m'a vós cheguei</text:p>
          </table:table-cell>
          <table:table-cell table:style-name="ce10" office:value-type="string" calcext:value-type="string">
            <text:p><text:s/>Anónimo</text:p>
          </table:table-cell>
          <table:table-cell table:style-name="ce10" office:value-type="string" calcext:value-type="string">
            <text:p>https://cantigas.fcsh.unl.pt/cantiga.asp?cdcant=1&amp;nl=500&amp;tr=3&amp;pv=sim</text:p>
          </table:table-cell>
          <table:table-cell office:value-type="string" calcext:value-type="string">
            <text:p>   (Na rubric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ntarém</text:p>
          </table:table-cell>
          <table:table-cell table:style-name="ce10"/>
          <table:table-cell office:value-type="string" calcext:value-type="string">
            <text:p>À lealdade da Bezerra, que pela Beira muit'anda</text:p>
          </table:table-cell>
          <table:table-cell table:style-name="ce10" office:value-type="string" calcext:value-type="string">
            <text:p><text:s/>Airas Peres Vuitorom</text:p>
          </table:table-cell>
          <table:table-cell table:style-name="ce10" office:value-type="string" calcext:value-type="string">
            <text:p>https://cantigas.fcsh.unl.pt/cantiga.asp?cdcant=1511&amp;nl=18&amp;tr=3&amp;pv=sim</text:p>
          </table:table-cell>
          <table:table-cell office:value-type="string" calcext:value-type="string">
            <text:p>   (Linha 18): bem esmolou em sa vida quem deu Santarém ao Cond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ntarém</text:p>
          </table:table-cell>
          <table:table-cell table:style-name="ce10"/>
          <table:table-cell office:value-type="string" calcext:value-type="string">
            <text:p>A mais fremosa de quantas vejo</text:p>
          </table:table-cell>
          <table:table-cell table:style-name="ce10" office:value-type="string" calcext:value-type="string">
            <text:p><text:s/>Anónimo de Santarém</text:p>
          </table:table-cell>
          <table:table-cell table:style-name="ce10" office:value-type="string" calcext:value-type="string">
            <text:p>https://cantigas.fcsh.unl.pt/cantiga.asp?cdcant=830&amp;nl=2&amp;tr=3&amp;pv=sim</text:p>
          </table:table-cell>
          <table:table-cell office:value-type="string" calcext:value-type="string">
            <text:p>   (Linha 2): em Santarém e que mais desejo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995"/>
        </table:table-row>
        <table:table-row table:style-name="ro1">
          <table:table-cell office:value-type="string" calcext:value-type="string">
            <text:p>Santarém</text:p>
          </table:table-cell>
          <table:table-cell table:style-name="ce10"/>
          <table:table-cell office:value-type="string" calcext:value-type="string">
            <text:p>Amigos, des que me parti</text:p>
          </table:table-cell>
          <table:table-cell table:style-name="ce10" office:value-type="string" calcext:value-type="string">
            <text:p><text:s/>Anónimo de Santarém</text:p>
          </table:table-cell>
          <table:table-cell table:style-name="ce10" office:value-type="string" calcext:value-type="string">
            <text:p>https://cantigas.fcsh.unl.pt/cantiga.asp?cdcant=832&amp;nl=6&amp;tr=3&amp;pv=sim</text:p>
          </table:table-cell>
          <table:table-cell office:value-type="string" calcext:value-type="string">
            <text:p>   (Linha 6): des que me vim de Santarém.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995"/>
        </table:table-row>
        <table:table-row table:style-name="ro1">
          <table:table-cell office:value-type="string" calcext:value-type="string">
            <text:p>Santarém</text:p>
          </table:table-cell>
          <table:table-cell table:style-name="ce10"/>
          <table:table-cell office:value-type="string" calcext:value-type="string">
            <text:p>Dom Estêvam fez[o] sa partiçom</text:p>
          </table:table-cell>
          <table:table-cell table:style-name="ce10" office:value-type="string" calcext:value-type="string">
            <text:p><text:s/>João Soares Coelho</text:p>
          </table:table-cell>
          <table:table-cell table:style-name="ce10" office:value-type="string" calcext:value-type="string">
            <text:p>https://cantigas.fcsh.unl.pt/cantiga.asp?cdcant=1437&amp;nl=3&amp;tr=3&amp;pv=sim</text:p>
          </table:table-cell>
          <table:table-cell office:value-type="string" calcext:value-type="string">
            <text:p>   (Linha 3): em Lixboa e mal em Santarém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995"/>
        </table:table-row>
        <table:table-row table:style-name="ro1">
          <table:table-cell office:value-type="string" calcext:value-type="string">
            <text:p>Santarém</text:p>
          </table:table-cell>
          <table:table-cell table:style-name="ce10"/>
          <table:table-cell office:value-type="string" calcext:value-type="string">
            <text:p>Dom Estêvam diz que desamor</text:p>
          </table:table-cell>
          <table:table-cell table:style-name="ce10" office:value-type="string" calcext:value-type="string">
            <text:p><text:s/>Airas Peres Vuitorom</text:p>
          </table:table-cell>
          <table:table-cell table:style-name="ce10" office:value-type="string" calcext:value-type="string">
            <text:p>https://cantigas.fcsh.unl.pt/cantiga.asp?cdcant=1512&amp;nl=14&amp;tr=3&amp;pv=sim</text:p>
          </table:table-cell>
          <table:table-cell office:value-type="string" calcext:value-type="string">
            <text:p>   (Linha 14): mentr'o Cond'assi houver Santarém.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995"/>
        </table:table-row>
        <table:table-row table:style-name="ro1">
          <table:table-cell office:value-type="string" calcext:value-type="string">
            <text:p>Santarém</text:p>
          </table:table-cell>
          <table:table-cell table:style-name="ce10"/>
          <table:table-cell office:value-type="string" calcext:value-type="string">
            <text:p>[E]stêv[am] Eanes, por Deus mandade</text:p>
          </table:table-cell>
          <table:table-cell table:style-name="ce10" office:value-type="string" calcext:value-type="string">
            <text:p><text:s/>Estêvão Fernandes Barreto</text:p>
          </table:table-cell>
          <table:table-cell table:style-name="ce10" office:value-type="string" calcext:value-type="string">
            <text:p>https://cantigas.fcsh.unl.pt/cantiga.asp?cdcant=1636&amp;nl=13&amp;tr=3&amp;pv=sim</text:p>
          </table:table-cell>
          <table:table-cell office:value-type="string" calcext:value-type="string">
            <text:p>   (Linha 13): E cada que el vem a Santarém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995"/>
        </table:table-row>
        <table:table-row table:style-name="ro1">
          <table:table-cell office:value-type="string" calcext:value-type="string">
            <text:p>Santarém</text:p>
          </table:table-cell>
          <table:table-cell table:style-name="ce10"/>
          <table:table-cell office:value-type="string" calcext:value-type="string">
            <text:p>Elvira López, aqui noutro dia</text:p>
          </table:table-cell>
          <table:table-cell table:style-name="ce10" office:value-type="string" calcext:value-type="string">
            <text:p><text:s/>João Garcia de Guilhade</text:p>
          </table:table-cell>
          <table:table-cell table:style-name="ce10" office:value-type="string" calcext:value-type="string">
            <text:p>https://cantigas.fcsh.unl.pt/cantiga.asp?cdcant=1523&amp;nl=22&amp;tr=3&amp;pv=sim</text:p>
          </table:table-cell>
          <table:table-cell office:value-type="string" calcext:value-type="string">
            <text:p>   (Linha 22): E o peom virom em Santarém;</text:p>
          </table:table-cell>
          <table:table-cell table:number-columns-repeated="7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995"/>
        </table:table-row>
        <table:table-row table:style-name="ro1">
          <table:table-cell office:value-type="string" calcext:value-type="string">
            <text:p>Santarém</text:p>
          </table:table-cell>
          <table:table-cell table:style-name="ce10"/>
          <table:table-cell office:value-type="string" calcext:value-type="string">
            <text:p>O arrais de Roi Garcia</text:p>
          </table:table-cell>
          <table:table-cell table:style-name="ce10" office:value-type="string" calcext:value-type="string">
            <text:p><text:s/>Afonso Mendes de Besteiros</text:p>
          </table:table-cell>
          <table:table-cell table:style-name="ce10" office:value-type="string" calcext:value-type="string">
            <text:p>https://cantigas.fcsh.unl.pt/cantiga.asp?cdcant=1593&amp;nl=9&amp;tr=3&amp;pv=sim</text:p>
          </table:table-cell>
          <table:table-cell office:value-type="string" calcext:value-type="string">
            <text:p>   (Linha 9): e pois veo a Santarém</text:p>
          </table:table-cell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995"/>
        </table:table-row>
        <table:table-row table:style-name="ro1">
          <table:table-cell office:value-type="string" calcext:value-type="string">
            <text:p>Santarém</text:p>
          </table:table-cell>
          <table:table-cell table:style-name="ce10"/>
          <table:table-cell office:value-type="string" calcext:value-type="string">
            <text:p>Pero eu vejo aqui trobadores</text:p>
          </table:table-cell>
          <table:table-cell table:style-name="ce10" office:value-type="string" calcext:value-type="string">
            <text:p><text:s/>Anónimo de Santarém</text:p>
          </table:table-cell>
          <table:table-cell table:style-name="ce10" office:value-type="string" calcext:value-type="string">
            <text:p>https://cantigas.fcsh.unl.pt/cantiga.asp?cdcant=831&amp;nl=8&amp;tr=3&amp;pv=sim</text:p>
          </table:table-cell>
          <table:table-cell office:value-type="string" calcext:value-type="string">
            <text:p>   (Linha 8): em Santarém, e que mais desejo, </text:p>
          </table:table-cell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995"/>
        </table:table-row>
        <table:table-row table:style-name="ro1">
          <table:table-cell office:value-type="string" calcext:value-type="string">
            <text:p>Santarém</text:p>
          </table:table-cell>
          <table:table-cell table:style-name="ce10"/>
          <table:table-cell office:value-type="string" calcext:value-type="string">
            <text:p>Pero nom fui a Ultramar</text:p>
          </table:table-cell>
          <table:table-cell table:style-name="ce10" office:value-type="string" calcext:value-type="string">
            <text:p><text:s/>Martim Soares</text:p>
          </table:table-cell>
          <table:table-cell table:style-name="ce10" office:value-type="string" calcext:value-type="string">
            <text:p>https://cantigas.fcsh.unl.pt/cantiga.asp?cdcant=114&amp;nl=11&amp;tr=3&amp;pv=sim</text:p>
          </table:table-cell>
          <table:table-cell office:value-type="string" calcext:value-type="string">
            <text:p>   (Linha 11): de Belfurad'a Santarém,</text:p>
          </table:table-cell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995"/>
        </table:table-row>
        <table:table-row table:style-name="ro1">
          <table:table-cell office:value-type="string" calcext:value-type="string">
            <text:p>Santiago de Compostela</text:p>
          </table:table-cell>
          <table:table-cell table:style-name="ce10"/>
          <table:table-cell office:value-type="string" calcext:value-type="string">
            <text:p>A Santiag'em romaria vem</text:p>
          </table:table-cell>
          <table:table-cell table:style-name="ce10" office:value-type="string" calcext:value-type="string">
            <text:p><text:s/>Airas Nunes</text:p>
          </table:table-cell>
          <table:table-cell table:style-name="ce10" office:value-type="string" calcext:value-type="string">
            <text:p>https://cantigas.fcsh.unl.pt/cantiga.asp?cdcant=881&amp;nl=1&amp;tr=3&amp;pv=sim</text:p>
          </table:table-cell>
          <table:table-cell office:value-type="string" calcext:value-type="string">
            <text:p>   (Linha 1): A Santiag'em romaria v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ntiago de Compostela</text:p>
          </table:table-cell>
          <table:table-cell table:style-name="ce10"/>
          <table:table-cell office:value-type="string" calcext:value-type="string">
            <text:p>De Pero Bõõ and'ora espantado</text:p>
          </table:table-cell>
          <table:table-cell table:style-name="ce10" office:value-type="string" calcext:value-type="string">
            <text:p><text:s/>Pero Garcia de Ambroa </text:p>
          </table:table-cell>
          <table:table-cell table:style-name="ce10" office:value-type="string" calcext:value-type="string">
            <text:p>https://cantigas.fcsh.unl.pt/cantiga.asp?cdcant=1599&amp;nl=10&amp;tr=3&amp;pv=sim</text:p>
          </table:table-cell>
          <table:table-cell office:value-type="string" calcext:value-type="string">
            <text:p>   (Linha 10): Ca de Santiag'atá Sam Fagundo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0"/>
        </table:table-row>
        <table:table-row table:style-name="ro1">
          <table:table-cell office:value-type="string" calcext:value-type="string">
            <text:p>Santiago de Compostela</text:p>
          </table:table-cell>
          <table:table-cell table:style-name="ce10"/>
          <table:table-cell office:value-type="string" calcext:value-type="string">
            <text:p>Dom Pero Núnez era em Cornado</text:p>
          </table:table-cell>
          <table:table-cell table:style-name="ce10" office:value-type="string" calcext:value-type="string">
            <text:p><text:s/>João Airas de Santiago</text:p>
          </table:table-cell>
          <table:table-cell table:style-name="ce10" office:value-type="string" calcext:value-type="string">
            <text:p>https://cantigas.fcsh.unl.pt/cantiga.asp?cdcant=1501&amp;nl=2&amp;tr=3&amp;pv=sim</text:p>
          </table:table-cell>
          <table:table-cell office:value-type="string" calcext:value-type="string">
            <text:p>   (Linha 2): e ia-s'a Santiag'albergar;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0"/>
        </table:table-row>
        <table:table-row table:style-name="ro1">
          <table:table-cell office:value-type="string" calcext:value-type="string">
            <text:p>Santiago de Compostela</text:p>
          </table:table-cell>
          <table:table-cell table:style-name="ce10"/>
          <table:table-cell office:value-type="string" calcext:value-type="string">
            <text:p>Por fazer romaria pug'em meu coraçom</text:p>
          </table:table-cell>
          <table:table-cell table:style-name="ce10" office:value-type="string" calcext:value-type="string">
            <text:p><text:s/>Airas Carpancho</text:p>
          </table:table-cell>
          <table:table-cell table:style-name="ce10" office:value-type="string" calcext:value-type="string">
            <text:p>https://cantigas.fcsh.unl.pt/cantiga.asp?cdcant=684&amp;nl=2&amp;tr=3&amp;pv=sim</text:p>
          </table:table-cell>
          <table:table-cell office:value-type="string" calcext:value-type="string">
            <text:p>   (Linha 2): a Santiag'[ir] um dia por fazer oraçom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0"/>
        </table:table-row>
        <table:table-row table:style-name="ro1">
          <table:table-cell office:value-type="string" calcext:value-type="string">
            <text:p>Santiago de Compostela</text:p>
          </table:table-cell>
          <table:table-cell table:style-name="ce10"/>
          <table:table-cell office:value-type="string" calcext:value-type="string">
            <text:p>Porque no mundo mengou a verdade</text:p>
          </table:table-cell>
          <table:table-cell table:style-name="ce10" office:value-type="string" calcext:value-type="string">
            <text:p><text:s/>Airas Nunes</text:p>
          </table:table-cell>
          <table:table-cell table:style-name="ce10" office:value-type="string" calcext:value-type="string">
            <text:p>https://cantigas.fcsh.unl.pt/cantiga.asp?cdcant=878&amp;nl=22&amp;tr=3&amp;pv=sim</text:p>
          </table:table-cell>
          <table:table-cell office:value-type="string" calcext:value-type="string">
            <text:p>   (Linha 22): Em Santiago, seend'albergado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0"/>
        </table:table-row>
        <table:table-row table:style-name="ro1">
          <table:table-cell office:value-type="string" calcext:value-type="string">
            <text:p>Santiago de Compostela</text:p>
          </table:table-cell>
          <table:table-cell table:style-name="ce10"/>
          <table:table-cell office:value-type="string" calcext:value-type="string">
            <text:p>Quand'eu um dia fui em Compostela</text:p>
          </table:table-cell>
          <table:table-cell table:style-name="ce10" office:value-type="string" calcext:value-type="string">
            <text:p><text:s/>Pedro Amigo de Sevilha</text:p>
          </table:table-cell>
          <table:table-cell table:style-name="ce10" office:value-type="string" calcext:value-type="string">
            <text:p>https://cantigas.fcsh.unl.pt/cantiga.asp?cdcant=1113&amp;nl=1&amp;tr=3&amp;pv=sim</text:p>
          </table:table-cell>
          <table:table-cell office:value-type="string" calcext:value-type="string">
            <text:p>   (Linha 1): Quand'eu um dia fui em Compostela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0"/>
        </table:table-row>
        <table:table-row table:style-name="ro1">
          <table:table-cell office:value-type="string" calcext:value-type="string">
            <text:p>Santiago de Compostela</text:p>
          </table:table-cell>
          <table:table-cell table:style-name="ce10"/>
          <table:table-cell office:value-type="string" calcext:value-type="string">
            <text:p>Que adubastes, amigo, alá em Lug'u andastes</text:p>
          </table:table-cell>
          <table:table-cell table:style-name="ce10" office:value-type="string" calcext:value-type="string">
            <text:p><text:s/>Fernando Esquio</text:p>
          </table:table-cell>
          <table:table-cell table:style-name="ce10" office:value-type="string" calcext:value-type="string">
            <text:p>https://cantigas.fcsh.unl.pt/cantiga.asp?cdcant=1328&amp;nl=4&amp;tr=3&amp;pv=sim</text:p>
          </table:table-cell>
          <table:table-cell office:value-type="string" calcext:value-type="string">
            <text:p>   (Linha 4): o amor que eu levei de Santiago a Lugo,</text:p>
          </table:table-cell>
          <table:table-cell table:number-columns-repeated="4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0"/>
        </table:table-row>
        <table:table-row table:style-name="ro1">
          <table:table-cell office:value-type="string" calcext:value-type="string">
            <text:p>Santiago de Compostela</text:p>
          </table:table-cell>
          <table:table-cell table:style-name="ce10"/>
          <table:table-cell office:value-type="string" calcext:value-type="string">
            <text:p>Quem seu parente vendia</text:p>
          </table:table-cell>
          <table:table-cell table:style-name="ce10" office:value-type="string" calcext:value-type="string">
            <text:p><text:s/>Pero da Ponte</text:p>
          </table:table-cell>
          <table:table-cell table:style-name="ce10" office:value-type="string" calcext:value-type="string">
            <text:p>https://cantigas.fcsh.unl.pt/cantiga.asp?cdcant=1674&amp;nl=9&amp;tr=3&amp;pv=sim</text:p>
          </table:table-cell>
          <table:table-cell office:value-type="string" calcext:value-type="string">
            <text:p>   (Linha 9): se tevess'em Santiago</text:p>
          </table:table-cell>
          <table:table-cell table:style-name="ce10"/>
          <table:table-cell table:number-columns-repeated="3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0"/>
        </table:table-row>
        <table:table-row table:style-name="ro1">
          <table:table-cell office:value-type="string" calcext:value-type="string">
            <text:p>Sarria</text:p>
          </table:table-cell>
          <table:table-cell table:style-name="ce10"/>
          <table:table-cell office:value-type="string" calcext:value-type="string">
            <text:p>Martim Moia, a mia alma se perca</text:p>
          </table:table-cell>
          <table:table-cell table:style-name="ce10" office:value-type="string" calcext:value-type="string">
            <text:p><text:s/>Afonso Gomes, jograr de Sarria</text:p>
          </table:table-cell>
          <table:table-cell table:style-name="ce10" office:value-type="string" calcext:value-type="string">
            <text:p>https://cantigas.fcsh.unl.pt/cantiga.asp?cdcant=890&amp;nl=500&amp;tr=3&amp;pv=sim</text:p>
          </table:table-cell>
          <table:table-cell office:value-type="string" calcext:value-type="string">
            <text:p>   (Na rubric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óvia</text:p>
          </table:table-cell>
          <table:table-cell table:style-name="ce10"/>
          <table:table-cell office:value-type="string" calcext:value-type="string">
            <text:p>Cuidou-s'Amor que logo me faria</text:p>
          </table:table-cell>
          <table:table-cell table:style-name="ce10" office:value-type="string" calcext:value-type="string">
            <text:p><text:s/>João Garcia de Guilhade</text:p>
          </table:table-cell>
          <table:table-cell table:style-name="ce10" office:value-type="string" calcext:value-type="string">
            <text:p>https://cantigas.fcsh.unl.pt/cantiga.asp?cdcant=405&amp;nl=16&amp;tr=3&amp;pv=sim</text:p>
          </table:table-cell>
          <table:table-cell office:value-type="string" calcext:value-type="string">
            <text:p>   (Linha 16): E vim aqui a Segóbia morrer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óvia</text:p>
          </table:table-cell>
          <table:table-cell table:style-name="ce10"/>
          <table:table-cell office:value-type="string" calcext:value-type="string">
            <text:p>D'um tal ric'home vos quero contar</text:p>
          </table:table-cell>
          <table:table-cell table:style-name="ce10" office:value-type="string" calcext:value-type="string">
            <text:p><text:s/>Pero da Ponte</text:p>
          </table:table-cell>
          <table:table-cell table:style-name="ce10" office:value-type="string" calcext:value-type="string">
            <text:p>https://cantigas.fcsh.unl.pt/cantiga.asp?cdcant=1659&amp;nl=2&amp;tr=3&amp;pv=sim</text:p>
          </table:table-cell>
          <table:table-cell office:value-type="string" calcext:value-type="string">
            <text:p>   (Linha 2): que noutro dia a Segóvia chegou,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Seia</text:p>
          </table:table-cell>
          <table:table-cell table:style-name="ce10"/>
          <table:table-cell office:value-type="string" calcext:value-type="string">
            <text:p>Disse-m'hoj'assi um home</text:p>
          </table:table-cell>
          <table:table-cell table:style-name="ce10" office:value-type="string" calcext:value-type="string">
            <text:p><text:s/>Estêvão da Guarda</text:p>
          </table:table-cell>
          <table:table-cell table:style-name="ce10" office:value-type="string" calcext:value-type="string">
            <text:p>https://cantigas.fcsh.unl.pt/cantiga.asp?cdcant=1337&amp;nl=8&amp;tr=3&amp;pv=sim</text:p>
          </table:table-cell>
          <table:table-cell office:value-type="string" calcext:value-type="string">
            <text:p>   (Linha 8): se vai, caminho de Sea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serigo</text:p>
          </table:table-cell>
          <table:table-cell table:style-name="ce10"/>
          <table:table-cell office:value-type="string" calcext:value-type="string">
            <text:p>A mais fremosa de quantas vejo</text:p>
          </table:table-cell>
          <table:table-cell table:style-name="ce10" office:value-type="string" calcext:value-type="string">
            <text:p><text:s/>Anónimo de Santarém</text:p>
          </table:table-cell>
          <table:table-cell table:style-name="ce10" office:value-type="string" calcext:value-type="string">
            <text:p>https://cantigas.fcsh.unl.pt/cantiga.asp?cdcant=830&amp;nl=6&amp;tr=3&amp;pv=sim</text:p>
          </table:table-cell>
          <table:table-cell office:value-type="string" calcext:value-type="string">
            <text:p>   (Linha 6): al é Alfanx'e al Seserigo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serigo</text:p>
          </table:table-cell>
          <table:table-cell table:style-name="ce10"/>
          <table:table-cell office:value-type="string" calcext:value-type="string">
            <text:p>Pero eu vejo aqui trobadores</text:p>
          </table:table-cell>
          <table:table-cell table:style-name="ce10" office:value-type="string" calcext:value-type="string">
            <text:p><text:s/>Anónimo de Santarém</text:p>
          </table:table-cell>
          <table:table-cell table:style-name="ce10" office:value-type="string" calcext:value-type="string">
            <text:p>https://cantigas.fcsh.unl.pt/cantiga.asp?cdcant=831&amp;nl=6&amp;tr=3&amp;pv=sim</text:p>
          </table:table-cell>
          <table:table-cell office:value-type="string" calcext:value-type="string">
            <text:p>   (Linha 6): al é Alfanx'e al Seserigo!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Sevilha</text:p>
          </table:table-cell>
          <table:table-cell table:style-name="ce10"/>
          <table:table-cell office:value-type="string" calcext:value-type="string">
            <text:p>Lop'Anaia nom se vaia</text:p>
          </table:table-cell>
          <table:table-cell table:style-name="ce10" office:value-type="string" calcext:value-type="string">
            <text:p><text:s/>Fernão Soares de Quinhones</text:p>
          </table:table-cell>
          <table:table-cell table:style-name="ce10" office:value-type="string" calcext:value-type="string">
            <text:p>https://cantigas.fcsh.unl.pt/cantiga.asp?cdcant=1588&amp;nl=25&amp;tr=3&amp;pv=sim</text:p>
          </table:table-cell>
          <table:table-cell office:value-type="string" calcext:value-type="string">
            <text:p>   (Linha 25): Nom se vaia de Sevil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vilha</text:p>
          </table:table-cell>
          <table:table-cell table:style-name="ce10"/>
          <table:table-cell office:value-type="string" calcext:value-type="string">
            <text:p>Madre, quer'hoj eu ir veer</text:p>
          </table:table-cell>
          <table:table-cell table:style-name="ce10" office:value-type="string" calcext:value-type="string">
            <text:p><text:s/>Rui Fernandes de Santiago</text:p>
          </table:table-cell>
          <table:table-cell table:style-name="ce10" office:value-type="string" calcext:value-type="string">
            <text:p>https://cantigas.fcsh.unl.pt/cantiga.asp?cdcant=940&amp;nl=3&amp;tr=3&amp;pv=sim</text:p>
          </table:table-cell>
          <table:table-cell office:value-type="string" calcext:value-type="string">
            <text:p>   (Linha 3): a Sevilha el-rei servir;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Sevilha</text:p>
          </table:table-cell>
          <table:table-cell table:style-name="ce10"/>
          <table:table-cell office:value-type="string" calcext:value-type="string">
            <text:p>O mui bom rei que conquis a fronteira</text:p>
          </table:table-cell>
          <table:table-cell table:style-name="ce10" office:value-type="string" calcext:value-type="string">
            <text:p><text:s/>Pero da Ponte</text:p>
          </table:table-cell>
          <table:table-cell table:style-name="ce10" office:value-type="string" calcext:value-type="string">
            <text:p>https://cantigas.fcsh.unl.pt/cantiga.asp?cdcant=991&amp;nl=10&amp;tr=3&amp;pv=sim</text:p>
          </table:table-cell>
          <table:table-cell office:value-type="string" calcext:value-type="string">
            <text:p>   (Linha 10): de quam bem soube conquerer Sevilha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Sevilha</text:p>
          </table:table-cell>
          <table:table-cell table:style-name="ce10"/>
          <table:table-cell office:value-type="string" calcext:value-type="string">
            <text:p>Ora nom dev'eu preçar parecer</text:p>
          </table:table-cell>
          <table:table-cell table:style-name="ce10" office:value-type="string" calcext:value-type="string">
            <text:p><text:s/>Rui Fernandes de Santiago</text:p>
          </table:table-cell>
          <table:table-cell table:style-name="ce10" office:value-type="string" calcext:value-type="string">
            <text:p>https://cantigas.fcsh.unl.pt/cantiga.asp?cdcant=939&amp;nl=6&amp;tr=3&amp;pv=sim</text:p>
          </table:table-cell>
          <table:table-cell office:value-type="string" calcext:value-type="string">
            <text:p>   (Linha 6): de Sevi[lha................].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Sil</text:p>
          </table:table-cell>
          <table:table-cell table:style-name="ce10"/>
          <table:table-cell office:value-type="string" calcext:value-type="string">
            <text:p>Mester havia Dom Gil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458&amp;nl=9&amp;tr=3&amp;pv=sim</text:p>
          </table:table-cell>
          <table:table-cell office:value-type="string" calcext:value-type="string">
            <text:p>   (Linha 9): podengo de riba Si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l</text:p>
          </table:table-cell>
          <table:table-cell table:style-name="ce10"/>
          <table:table-cell office:value-type="string" calcext:value-type="string">
            <text:p>Ogan', em Muïmenta</text:p>
          </table:table-cell>
          <table:table-cell table:style-name="ce10" office:value-type="string" calcext:value-type="string">
            <text:p><text:s/>João Soares Somesso</text:p>
          </table:table-cell>
          <table:table-cell table:style-name="ce10" office:value-type="string" calcext:value-type="string">
            <text:p>https://cantigas.fcsh.unl.pt/cantiga.asp?cdcant=77&amp;nl=7&amp;tr=3&amp;pv=sim</text:p>
          </table:table-cell>
          <table:table-cell office:value-type="string" calcext:value-type="string">
            <text:p>   (Linha 7): cedo moira no Sil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Sintra</text:p>
          </table:table-cell>
          <table:table-cell table:style-name="ce10"/>
          <table:table-cell office:value-type="string" calcext:value-type="string">
            <text:p>À lealdade da Bezerra, que pela Beira muit'anda</text:p>
          </table:table-cell>
          <table:table-cell table:style-name="ce10" office:value-type="string" calcext:value-type="string">
            <text:p><text:s/>Airas Peres Vuitorom</text:p>
          </table:table-cell>
          <table:table-cell table:style-name="ce10" office:value-type="string" calcext:value-type="string">
            <text:p>https://cantigas.fcsh.unl.pt/cantiga.asp?cdcant=1511&amp;nl=27&amp;tr=3&amp;pv=sim</text:p>
          </table:table-cell>
          <table:table-cell office:value-type="string" calcext:value-type="string">
            <text:p>   (Linha 27): O que ofereceu Sintra fez come bom cavaleiro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ntra</text:p>
          </table:table-cell>
          <table:table-cell table:style-name="ce10"/>
          <table:table-cell office:value-type="string" calcext:value-type="string">
            <text:p>(Luis Vaasques, depois que parti)</text:p>
          </table:table-cell>
          <table:table-cell table:style-name="ce10" office:value-type="string" calcext:value-type="string">
            <text:p><text:s/>Alvaro Afonso</text:p>
          </table:table-cell>
          <table:table-cell table:style-name="ce10" office:value-type="string" calcext:value-type="string">
            <text:p>https://cantigas.fcsh.unl.pt/cantiga.asp?cdcant=1706&amp;nl=5&amp;tr=3&amp;pv=sim</text:p>
          </table:table-cell>
          <table:table-cell office:value-type="string" calcext:value-type="string">
            <text:p>   (Linha 5): acerca de Sintra, ó pé desta serra,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Somportes</text:p>
          </table:table-cell>
          <table:table-cell table:style-name="ce7" office:value-type="string" calcext:value-type="string">
            <text:p>Somport</text:p>
          </table:table-cell>
          <table:table-cell office:value-type="string" calcext:value-type="string">
            <text:p>Pero nom fui a Ultramar</text:p>
          </table:table-cell>
          <table:table-cell table:style-name="ce10" office:value-type="string" calcext:value-type="string">
            <text:p><text:s/>Martim Soares</text:p>
          </table:table-cell>
          <table:table-cell table:style-name="ce10" office:value-type="string" calcext:value-type="string">
            <text:p>https://cantigas.fcsh.unl.pt/cantiga.asp?cdcant=114&amp;nl=7&amp;tr=3&amp;pv=sim</text:p>
          </table:table-cell>
          <table:table-cell office:value-type="string" calcext:value-type="string">
            <text:p>   (Linha 7): e Somportes log'i a par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rtelha</text:p>
          </table:table-cell>
          <table:table-cell table:style-name="ce10"/>
          <table:table-cell office:value-type="string" calcext:value-type="string">
            <text:p>À lealdade da Bezerra, que pela Beira muit'anda</text:p>
          </table:table-cell>
          <table:table-cell table:style-name="ce10" office:value-type="string" calcext:value-type="string">
            <text:p><text:s/>Airas Peres Vuitorom</text:p>
          </table:table-cell>
          <table:table-cell table:style-name="ce10" office:value-type="string" calcext:value-type="string">
            <text:p>https://cantigas.fcsh.unl.pt/cantiga.asp?cdcant=1511&amp;nl=20&amp;tr=3&amp;pv=sim</text:p>
          </table:table-cell>
          <table:table-cell office:value-type="string" calcext:value-type="string">
            <text:p>   (Linha 20): Covilhã, e Pero Dias, Sortelha; e diss'o Conde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usa</text:p>
          </table:table-cell>
          <table:table-cell table:style-name="ce10"/>
          <table:table-cell office:value-type="string" calcext:value-type="string">
            <text:p>Alá u nazq la Torona</text:p>
          </table:table-cell>
          <table:table-cell table:style-name="ce10" office:value-type="string" calcext:value-type="string">
            <text:p><text:s/>Garcia Mendes de Eixo</text:p>
          </table:table-cell>
          <table:table-cell table:style-name="ce10" office:value-type="string" calcext:value-type="string">
            <text:p>https://cantigas.fcsh.unl.pt/cantiga.asp?cdcant=455&amp;nl=6&amp;tr=3&amp;pv=sim</text:p>
          </table:table-cell>
          <table:table-cell office:value-type="string" calcext:value-type="string">
            <text:p>   (Linha 6): a Sousa, a lo mon logar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usa</text:p>
          </table:table-cell>
          <table:table-cell table:style-name="ce10"/>
          <table:table-cell office:value-type="string" calcext:value-type="string">
            <text:p>Meu senhor arcebispo, and'eu escomungado</text:p>
          </table:table-cell>
          <table:table-cell table:style-name="ce10" office:value-type="string" calcext:value-type="string">
            <text:p><text:s/>Diego Pezelho</text:p>
          </table:table-cell>
          <table:table-cell table:style-name="ce10" office:value-type="string" calcext:value-type="string">
            <text:p>https://cantigas.fcsh.unl.pt/cantiga.asp?cdcant=1616&amp;nl=11&amp;tr=3&amp;pv=sim</text:p>
          </table:table-cell>
          <table:table-cell office:value-type="string" calcext:value-type="string">
            <text:p>   (Linha 11): Per mia malaventura, tivi um castelo em Sousa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Sousela</text:p>
          </table:table-cell>
          <table:table-cell table:style-name="ce10"/>
          <table:table-cell office:value-type="string" calcext:value-type="string">
            <text:p>Pois boas donas som desemparadas</text:p>
          </table:table-cell>
          <table:table-cell table:style-name="ce10" office:value-type="string" calcext:value-type="string">
            <text:p><text:s/>Martim Soares</text:p>
          </table:table-cell>
          <table:table-cell table:style-name="ce10" office:value-type="string" calcext:value-type="string">
            <text:p>https://cantigas.fcsh.unl.pt/cantiga.asp?cdcant=149&amp;nl=16&amp;tr=3&amp;pv=sim</text:p>
          </table:table-cell>
          <table:table-cell office:value-type="string" calcext:value-type="string">
            <text:p>   (Linha 16): netos de Gued'e partir em Sousela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utomaior</text:p>
          </table:table-cell>
          <table:table-cell table:style-name="ce10"/>
          <table:table-cell office:value-type="string" calcext:value-type="string">
            <text:p>Dom Meendo, Dom Meendo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477&amp;nl=4&amp;tr=3&amp;pv=sim</text:p>
          </table:table-cell>
          <table:table-cell office:value-type="string" calcext:value-type="string">
            <text:p>   (Linha 4): Amigo de Souto Maior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veral</text:p>
          </table:table-cell>
          <table:table-cell table:style-name="ce7" office:value-type="string" calcext:value-type="string">
            <text:p>Sobral</text:p>
          </table:table-cell>
          <table:table-cell office:value-type="string" calcext:value-type="string">
            <text:p>A dona de Bagüin</text:p>
          </table:table-cell>
          <table:table-cell table:style-name="ce10" office:value-type="string" calcext:value-type="string">
            <text:p><text:s/>Lopo Lias</text:p>
          </table:table-cell>
          <table:table-cell table:style-name="ce10" office:value-type="string" calcext:value-type="string">
            <text:p>https://cantigas.fcsh.unl.pt/cantiga.asp?cdcant=1383&amp;nl=2&amp;tr=3&amp;pv=sim</text:p>
          </table:table-cell>
          <table:table-cell office:value-type="string" calcext:value-type="string">
            <text:p>   (Linha 2): que mora no Soveral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veral</text:p>
          </table:table-cell>
          <table:table-cell table:style-name="ce7" office:value-type="string" calcext:value-type="string">
            <text:p>Sobral</text:p>
          </table:table-cell>
          <table:table-cell office:value-type="string" calcext:value-type="string">
            <text:p>A dona fremosa do Soveral</text:p>
          </table:table-cell>
          <table:table-cell table:style-name="ce10" office:value-type="string" calcext:value-type="string">
            <text:p><text:s/>Lopo Lias</text:p>
          </table:table-cell>
          <table:table-cell table:style-name="ce10" office:value-type="string" calcext:value-type="string">
            <text:p>https://cantigas.fcsh.unl.pt/cantiga.asp?cdcant=1382&amp;nl=1&amp;tr=3&amp;pv=sim</text:p>
          </table:table-cell>
          <table:table-cell office:value-type="string" calcext:value-type="string">
            <text:p>   (Linha 1): A dona fremosa do Soveral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Soveral</text:p>
          </table:table-cell>
          <table:table-cell table:style-name="ce7" office:value-type="string" calcext:value-type="string">
            <text:p>Sobral</text:p>
          </table:table-cell>
          <table:table-cell office:value-type="string" calcext:value-type="string">
            <text:p>Nom mi digades, madre, mal e irei</text:p>
          </table:table-cell>
          <table:table-cell table:style-name="ce10" office:value-type="string" calcext:value-type="string">
            <text:p><text:s/>Martim de Ginzo</text:p>
          </table:table-cell>
          <table:table-cell table:style-name="ce10" office:value-type="string" calcext:value-type="string">
            <text:p>https://cantigas.fcsh.unl.pt/cantiga.asp?cdcant=1305&amp;nl=3&amp;tr=3&amp;pv=sim</text:p>
          </table:table-cell>
          <table:table-cell office:value-type="string" calcext:value-type="string">
            <text:p>   (Linha 3): na ermida do Soveral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Talaveira</text:p>
          </table:table-cell>
          <table:table-cell table:style-name="ce10"/>
          <table:table-cell office:value-type="string" calcext:value-type="string">
            <text:p>Dom Foão, quand'ogan'aqui chegou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490&amp;nl=21&amp;tr=3&amp;pv=sim</text:p>
          </table:table-cell>
          <table:table-cell office:value-type="string" calcext:value-type="string">
            <text:p>   (Linha 21): feze-o poer além Talaveira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mariz</text:p>
          </table:table-cell>
          <table:table-cell table:style-name="ce10"/>
          <table:table-cell office:value-type="string" calcext:value-type="string">
            <text:p>Paai Rengel e outros dous romeus</text:p>
          </table:table-cell>
          <table:table-cell table:style-name="ce10" office:value-type="string" calcext:value-type="string">
            <text:p><text:s/>Afonso Anes do Cotom</text:p>
          </table:table-cell>
          <table:table-cell table:style-name="ce10" office:value-type="string" calcext:value-type="string">
            <text:p>https://cantigas.fcsh.unl.pt/cantiga.asp?cdcant=1610&amp;nl=21&amp;tr=3&amp;pv=sim</text:p>
          </table:table-cell>
          <table:table-cell office:value-type="string" calcext:value-type="string">
            <text:p>   (Linha 21): aportarom eles em Tamariz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rrazona</text:p>
          </table:table-cell>
          <table:table-cell table:style-name="ce10"/>
          <table:table-cell office:value-type="string" calcext:value-type="string">
            <text:p>Ora faz host'o senhor de Navarra</text:p>
          </table:table-cell>
          <table:table-cell table:style-name="ce10" office:value-type="string" calcext:value-type="string">
            <text:p><text:s/>João Soares de Paiva</text:p>
          </table:table-cell>
          <table:table-cell table:style-name="ce10" office:value-type="string" calcext:value-type="string">
            <text:p>https://cantigas.fcsh.unl.pt/cantiga.asp?cdcant=1361&amp;nl=4&amp;tr=3&amp;pv=sim</text:p>
          </table:table-cell>
          <table:table-cell office:value-type="string" calcext:value-type="string">
            <text:p>   (Linha 4): Tarraçona, pero vezinhos som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ra de Campos</text:p>
          </table:table-cell>
          <table:table-cell table:style-name="ce10"/>
          <table:table-cell office:value-type="string" calcext:value-type="string">
            <text:p>Dom Rodrigo, moordomo, que bem pôs a 'l-rei a mesa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465&amp;nl=5&amp;tr=3&amp;pv=sim</text:p>
          </table:table-cell>
          <table:table-cell office:value-type="string" calcext:value-type="string">
            <text:p>   (Linha 5): E dos poldrancos de Campos levarei grandes companh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ra de Campos</text:p>
          </table:table-cell>
          <table:table-cell table:style-name="ce10"/>
          <table:table-cell office:value-type="string" calcext:value-type="string">
            <text:p>Nom levava nem dinheiro</text:p>
          </table:table-cell>
          <table:table-cell table:style-name="ce10" office:value-type="string" calcext:value-type="string">
            <text:p><text:s/>Gonçalo Anes do Vinhal</text:p>
          </table:table-cell>
          <table:table-cell table:style-name="ce10" office:value-type="string" calcext:value-type="string">
            <text:p>https://cantigas.fcsh.unl.pt/cantiga.asp?cdcant=1425&amp;nl=3&amp;tr=3&amp;pv=sim</text:p>
          </table:table-cell>
          <table:table-cell office:value-type="string" calcext:value-type="string">
            <text:p>   (Linha 3): per Campos e quix pousar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Toledo</text:p>
          </table:table-cell>
          <table:table-cell table:style-name="ce10"/>
          <table:table-cell office:value-type="string" calcext:value-type="string">
            <text:p>A ũa velha quisera trobar</text:p>
          </table:table-cell>
          <table:table-cell table:style-name="ce10" office:value-type="string" calcext:value-type="string">
            <text:p><text:s/>Afonso Anes do Cotom</text:p>
          </table:table-cell>
          <table:table-cell table:style-name="ce10" office:value-type="string" calcext:value-type="string">
            <text:p>https://cantigas.fcsh.unl.pt/cantiga.asp?cdcant=1614&amp;nl=2&amp;tr=3&amp;pv=sim</text:p>
          </table:table-cell>
          <table:table-cell office:value-type="string" calcext:value-type="string">
            <text:p>   (Linha 2): quand'em Toledo fiquei desta vez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ledo</text:p>
          </table:table-cell>
          <table:table-cell table:style-name="ce10"/>
          <table:table-cell office:value-type="string" calcext:value-type="string">
            <text:p>A meu amigo mandad'enviei</text:p>
          </table:table-cell>
          <table:table-cell table:style-name="ce10" office:value-type="string" calcext:value-type="string">
            <text:p><text:s/>João Airas de Santiago</text:p>
          </table:table-cell>
          <table:table-cell table:style-name="ce10" office:value-type="string" calcext:value-type="string">
            <text:p>https://cantigas.fcsh.unl.pt/cantiga.asp?cdcant=1040&amp;nl=2&amp;tr=3&amp;pv=sim</text:p>
          </table:table-cell>
          <table:table-cell office:value-type="string" calcext:value-type="string">
            <text:p>   (Linha 2): a Toled', amiga, per boa fé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1002"/>
        </table:table-row>
        <table:table-row table:style-name="ro1">
          <table:table-cell office:value-type="string" calcext:value-type="string">
            <text:p>Toledo</text:p>
          </table:table-cell>
          <table:table-cell table:style-name="ce10"/>
          <table:table-cell office:value-type="string" calcext:value-type="string">
            <text:p>Bem sabedes, senhor rei</text:p>
          </table:table-cell>
          <table:table-cell table:style-name="ce10" office:value-type="string" calcext:value-type="string">
            <text:p><text:s/>Gil Peres Conde</text:p>
          </table:table-cell>
          <table:table-cell table:style-name="ce10" office:value-type="string" calcext:value-type="string">
            <text:p>https://cantigas.fcsh.unl.pt/cantiga.asp?cdcant=1565&amp;nl=11&amp;tr=3&amp;pv=sim</text:p>
          </table:table-cell>
          <table:table-cell office:value-type="string" calcext:value-type="string">
            <text:p>   (Linha 11): e outrossi em Toledo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1002"/>
        </table:table-row>
        <table:table-row table:style-name="ro1">
          <table:table-cell office:value-type="string" calcext:value-type="string">
            <text:p>Toledo</text:p>
          </table:table-cell>
          <table:table-cell table:style-name="ce10"/>
          <table:table-cell office:value-type="string" calcext:value-type="string">
            <text:p>De longas vias, mui longas mentiras</text:p>
          </table:table-cell>
          <table:table-cell table:style-name="ce10" office:value-type="string" calcext:value-type="string">
            <text:p><text:s/>Nuno Fernandes Torneol</text:p>
          </table:table-cell>
          <table:table-cell table:style-name="ce10" office:value-type="string" calcext:value-type="string">
            <text:p>https://cantigas.fcsh.unl.pt/cantiga.asp?cdcant=1402&amp;nl=4&amp;tr=3&amp;pv=sim</text:p>
          </table:table-cell>
          <table:table-cell office:value-type="string" calcext:value-type="string">
            <text:p>   (Linha 4): indo de Valedolide pera Toledo:</text:p>
          </table:table-cell>
          <table:table-cell table:number-columns-repeated="10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1002"/>
        </table:table-row>
        <table:table-row table:style-name="ro1">
          <table:table-cell office:value-type="string" calcext:value-type="string">
            <text:p>Toledo</text:p>
          </table:table-cell>
          <table:table-cell table:style-name="ce10"/>
          <table:table-cell office:value-type="string" calcext:value-type="string">
            <text:p>Dom Domingo Caorinha</text:p>
          </table:table-cell>
          <table:table-cell table:style-name="ce10" office:value-type="string" calcext:value-type="string">
            <text:p><text:s/>João Servando</text:p>
          </table:table-cell>
          <table:table-cell table:style-name="ce10" office:value-type="string" calcext:value-type="string">
            <text:p>https://cantigas.fcsh.unl.pt/cantiga.asp?cdcant=1454&amp;nl=15&amp;tr=3&amp;pv=sim</text:p>
          </table:table-cell>
          <table:table-cell office:value-type="string" calcext:value-type="string">
            <text:p>   (Linha 15): daqui atró em Toledo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1002"/>
        </table:table-row>
        <table:table-row table:style-name="ro1">
          <table:table-cell office:value-type="string" calcext:value-type="string">
            <text:p>Toledo</text:p>
          </table:table-cell>
          <table:table-cell table:style-name="ce10"/>
          <table:table-cell office:value-type="string" calcext:value-type="string">
            <text:p>Eu, em Toledo, sempr'ouço dizer</text:p>
          </table:table-cell>
          <table:table-cell table:style-name="ce10" office:value-type="string" calcext:value-type="string">
            <text:p><text:s/>Pero da Ponte</text:p>
          </table:table-cell>
          <table:table-cell table:style-name="ce10" office:value-type="string" calcext:value-type="string">
            <text:p>https://cantigas.fcsh.unl.pt/cantiga.asp?cdcant=1679&amp;nl=1&amp;tr=3&amp;pv=sim</text:p>
          </table:table-cell>
          <table:table-cell office:value-type="string" calcext:value-type="string">
            <text:p>   (Linha 1): Eu, em Toledo, sempr'ouço dizer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1002"/>
        </table:table-row>
        <table:table-row table:style-name="ro1">
          <table:table-cell office:value-type="string" calcext:value-type="string">
            <text:p>Toledo</text:p>
          </table:table-cell>
          <table:table-cell table:style-name="ce10"/>
          <table:table-cell office:value-type="string" calcext:value-type="string">
            <text:p>Eu, em Toledo, sempr'ouço dizer</text:p>
          </table:table-cell>
          <table:table-cell table:style-name="ce10" office:value-type="string" calcext:value-type="string">
            <text:p><text:s/>Pero da Ponte</text:p>
          </table:table-cell>
          <table:table-cell table:style-name="ce10" office:value-type="string" calcext:value-type="string">
            <text:p>https://cantigas.fcsh.unl.pt/cantiga.asp?cdcant=1679&amp;nl=1&amp;tr=3&amp;pv=sim</text:p>
          </table:table-cell>
          <table:table-cell office:value-type="string" calcext:value-type="string">
            <text:p>   (Linha 12): e que x'é vosso Toled'e Orgaz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1002"/>
        </table:table-row>
        <table:table-row table:style-name="ro1">
          <table:table-cell office:value-type="string" calcext:value-type="string">
            <text:p>Toledo</text:p>
          </table:table-cell>
          <table:table-cell table:style-name="ce10"/>
          <table:table-cell office:value-type="string" calcext:value-type="string">
            <text:p>Joam Soárez, nom poss'eu estar</text:p>
          </table:table-cell>
          <table:table-cell table:style-name="ce10" office:value-type="string" calcext:value-type="string">
            <text:p><text:s/>João Soares Coelho, João Peres de Aboim</text:p>
          </table:table-cell>
          <table:table-cell table:style-name="ce10" office:value-type="string" calcext:value-type="string">
            <text:p>https://cantigas.fcsh.unl.pt/cantiga.asp?cdcant=1434&amp;nl=12&amp;tr=3&amp;pv=sim</text:p>
          </table:table-cell>
          <table:table-cell office:value-type="string" calcext:value-type="string">
            <text:p>   (Linha 12): e que x'é vosso Toled'e Orgaz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1002"/>
        </table:table-row>
        <table:table-row table:style-name="ro1">
          <table:table-cell office:value-type="string" calcext:value-type="string">
            <text:p>Torona</text:p>
          </table:table-cell>
          <table:table-cell table:style-name="ce10"/>
          <table:table-cell office:value-type="string" calcext:value-type="string">
            <text:p>Alá u nazq la Torona</text:p>
          </table:table-cell>
          <table:table-cell table:style-name="ce10" office:value-type="string" calcext:value-type="string">
            <text:p><text:s/>Garcia Mendes de Eixo</text:p>
          </table:table-cell>
          <table:table-cell table:style-name="ce10" office:value-type="string" calcext:value-type="string">
            <text:p>https://cantigas.fcsh.unl.pt/cantiga.asp?cdcant=455&amp;nl=1&amp;tr=3&amp;pv=sim</text:p>
          </table:table-cell>
          <table:table-cell office:value-type="string" calcext:value-type="string">
            <text:p>   (Linha 1): Alá u nazq la Toro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uro</text:p>
          </table:table-cell>
          <table:table-cell table:style-name="ce7" office:value-type="string" calcext:value-type="string">
            <text:p>Toro</text:p>
          </table:table-cell>
          <table:table-cell office:value-type="string" calcext:value-type="string">
            <text:p>Meu senhor, direi-vos ora:</text:p>
          </table:table-cell>
          <table:table-cell table:style-name="ce10" office:value-type="string" calcext:value-type="string">
            <text:p><text:s/>Pero Gomes Barroso</text:p>
          </table:table-cell>
          <table:table-cell table:style-name="ce10" office:value-type="string" calcext:value-type="string">
            <text:p>https://cantigas.fcsh.unl.pt/cantiga.asp?cdcant=1479&amp;nl=4&amp;tr=3&amp;pv=sim</text:p>
          </table:table-cell>
          <table:table-cell office:value-type="string" calcext:value-type="string">
            <text:p>   (Linha 4): e convosco os de Touro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coso</text:p>
          </table:table-cell>
          <table:table-cell table:style-name="ce10"/>
          <table:table-cell office:value-type="string" calcext:value-type="string">
            <text:p>À lealdade da Bezerra, que pela Beira muit'anda</text:p>
          </table:table-cell>
          <table:table-cell table:style-name="ce10" office:value-type="string" calcext:value-type="string">
            <text:p><text:s/>Airas Peres Vuitorom</text:p>
          </table:table-cell>
          <table:table-cell table:style-name="ce10" office:value-type="string" calcext:value-type="string">
            <text:p>https://cantigas.fcsh.unl.pt/cantiga.asp?cdcant=1511&amp;nl=23&amp;tr=3&amp;pv=sim</text:p>
          </table:table-cell>
          <table:table-cell office:value-type="string" calcext:value-type="string">
            <text:p>   (Linha 23): Ofereceu Trancos', ao Conde, Roi Bezerro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dela</text:p>
          </table:table-cell>
          <table:table-cell table:style-name="ce10"/>
          <table:table-cell office:value-type="string" calcext:value-type="string">
            <text:p>Desfiar enviarom ora de Tudela</text:p>
          </table:table-cell>
          <table:table-cell table:style-name="ce10" office:value-type="string" calcext:value-type="string">
            <text:p><text:s/>Airas Nunes</text:p>
          </table:table-cell>
          <table:table-cell table:style-name="ce10" office:value-type="string" calcext:value-type="string">
            <text:p>https://cantigas.fcsh.unl.pt/cantiga.asp?cdcant=887&amp;nl=1&amp;tr=3&amp;pv=sim</text:p>
          </table:table-cell>
          <table:table-cell office:value-type="string" calcext:value-type="string">
            <text:p>   (Linha 1): Desfiar enviarom ora de Tudel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dela</text:p>
          </table:table-cell>
          <table:table-cell table:style-name="ce10"/>
          <table:table-cell office:value-type="string" calcext:value-type="string">
            <text:p>Ora faz host'o senhor de Navarra</text:p>
          </table:table-cell>
          <table:table-cell table:style-name="ce10" office:value-type="string" calcext:value-type="string">
            <text:p><text:s/>João Soares de Paiva</text:p>
          </table:table-cell>
          <table:table-cell table:style-name="ce10" office:value-type="string" calcext:value-type="string">
            <text:p>https://cantigas.fcsh.unl.pt/cantiga.asp?cdcant=1361&amp;nl=11&amp;tr=3&amp;pv=sim</text:p>
          </table:table-cell>
          <table:table-cell office:value-type="string" calcext:value-type="string">
            <text:p>   (Linha 11): mal ficará aquest'outr'em Todela,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Ultramar</text:p>
          </table:table-cell>
          <table:table-cell table:style-name="ce10"/>
          <table:table-cell office:value-type="string" calcext:value-type="string">
            <text:p>Fernam Díaz, este que and'aqui</text:p>
          </table:table-cell>
          <table:table-cell table:style-name="ce10" office:value-type="string" calcext:value-type="string">
            <text:p><text:s/>Pero Garcia Burgalês</text:p>
          </table:table-cell>
          <table:table-cell table:style-name="ce10" office:value-type="string" calcext:value-type="string">
            <text:p>https://cantigas.fcsh.unl.pt/cantiga.asp?cdcant=1406&amp;nl=2&amp;tr=3&amp;pv=sim</text:p>
          </table:table-cell>
          <table:table-cell office:value-type="string" calcext:value-type="string">
            <text:p>   (Linha 2): foi ũa vez daqui a Ultramar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ltramar</text:p>
          </table:table-cell>
          <table:table-cell table:style-name="ce10"/>
          <table:table-cell office:value-type="string" calcext:value-type="string">
            <text:p>Maria Pérez, a nossa cruzada</text:p>
          </table:table-cell>
          <table:table-cell table:style-name="ce10" office:value-type="string" calcext:value-type="string">
            <text:p><text:s/>Pero da Ponte</text:p>
          </table:table-cell>
          <table:table-cell table:style-name="ce10" office:value-type="string" calcext:value-type="string">
            <text:p>https://cantigas.fcsh.unl.pt/cantiga.asp?cdcant=1668&amp;nl=2&amp;tr=3&amp;pv=sim</text:p>
          </table:table-cell>
          <table:table-cell office:value-type="string" calcext:value-type="string">
            <text:p>   (Linha 2): quando veo da terra d'Ultramar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995"/>
        </table:table-row>
        <table:table-row table:style-name="ro1">
          <table:table-cell office:value-type="string" calcext:value-type="string">
            <text:p>Ultramar</text:p>
          </table:table-cell>
          <table:table-cell table:style-name="ce10"/>
          <table:table-cell office:value-type="string" calcext:value-type="string">
            <text:p>Marinha Mejouchi, Pero d'Ambroa</text:p>
          </table:table-cell>
          <table:table-cell table:style-name="ce10" office:value-type="string" calcext:value-type="string">
            <text:p><text:s/>Pedro Amigo de Sevilha</text:p>
          </table:table-cell>
          <table:table-cell table:style-name="ce10" office:value-type="string" calcext:value-type="string">
            <text:p>https://cantigas.fcsh.unl.pt/cantiga.asp?cdcant=1691&amp;nl=3&amp;tr=3&amp;pv=sim</text:p>
          </table:table-cell>
          <table:table-cell office:value-type="string" calcext:value-type="string">
            <text:p>   (Linha 3): que nunca foi na terra d'Ultramar;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995"/>
        </table:table-row>
        <table:table-row table:style-name="ro1">
          <table:table-cell office:value-type="string" calcext:value-type="string">
            <text:p>Ultramar</text:p>
          </table:table-cell>
          <table:table-cell table:style-name="ce10"/>
          <table:table-cell office:value-type="string" calcext:value-type="string">
            <text:p>Meestre Nicolás, a meu cuidar</text:p>
          </table:table-cell>
          <table:table-cell table:style-name="ce10" office:value-type="string" calcext:value-type="string">
            <text:p><text:s/>Afonso Anes do Cotom</text:p>
          </table:table-cell>
          <table:table-cell table:style-name="ce10" office:value-type="string" calcext:value-type="string">
            <text:p>https://cantigas.fcsh.unl.pt/cantiga.asp?cdcant=1608&amp;nl=4&amp;tr=3&amp;pv=sim</text:p>
          </table:table-cell>
          <table:table-cell office:value-type="string" calcext:value-type="string">
            <text:p>   (Linha 4): mais vejo-lhi capelo d'ultramar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995"/>
        </table:table-row>
        <table:table-row table:style-name="ro1">
          <table:table-cell office:value-type="string" calcext:value-type="string">
            <text:p>Ultramar</text:p>
          </table:table-cell>
          <table:table-cell table:style-name="ce10"/>
          <table:table-cell office:value-type="string" calcext:value-type="string">
            <text:p>Paai Rengel e outros dous romeus</text:p>
          </table:table-cell>
          <table:table-cell table:style-name="ce10" office:value-type="string" calcext:value-type="string">
            <text:p><text:s/>Afonso Anes do Cotom</text:p>
          </table:table-cell>
          <table:table-cell table:style-name="ce10" office:value-type="string" calcext:value-type="string">
            <text:p>https://cantigas.fcsh.unl.pt/cantiga.asp?cdcant=1610&amp;nl=10&amp;tr=3&amp;pv=sim</text:p>
          </table:table-cell>
          <table:table-cell office:value-type="string" calcext:value-type="string">
            <text:p>   (Linha 10): d'ũa lide que foi em Ultramar:</text:p>
          </table:table-cell>
          <table:table-cell table:number-columns-repeated="15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995"/>
        </table:table-row>
        <table:table-row table:style-name="ro1">
          <table:table-cell office:value-type="string" calcext:value-type="string">
            <text:p>Ultramar</text:p>
          </table:table-cell>
          <table:table-cell table:style-name="ce10"/>
          <table:table-cell office:value-type="string" calcext:value-type="string">
            <text:p>Pero d'Ambroa, se Deus mi perdom</text:p>
          </table:table-cell>
          <table:table-cell table:style-name="ce10" office:value-type="string" calcext:value-type="string">
            <text:p><text:s/>Pero Gomes Barroso</text:p>
          </table:table-cell>
          <table:table-cell table:style-name="ce10" office:value-type="string" calcext:value-type="string">
            <text:p>https://cantigas.fcsh.unl.pt/cantiga.asp?cdcant=1480&amp;nl=2&amp;tr=3&amp;pv=sim</text:p>
          </table:table-cell>
          <table:table-cell office:value-type="string" calcext:value-type="string">
            <text:p>   (Linha 2): nom vos trobei da terra d'Ultramar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995"/>
        </table:table-row>
        <table:table-row table:style-name="ro1">
          <table:table-cell office:value-type="string" calcext:value-type="string">
            <text:p>Ultramar</text:p>
          </table:table-cell>
          <table:table-cell table:style-name="ce10"/>
          <table:table-cell office:value-type="string" calcext:value-type="string">
            <text:p>Quem mi ora quisesse cruzar</text:p>
          </table:table-cell>
          <table:table-cell table:style-name="ce10" office:value-type="string" calcext:value-type="string">
            <text:p><text:s/>Pedro Amigo de Sevilha</text:p>
          </table:table-cell>
          <table:table-cell table:style-name="ce10" office:value-type="string" calcext:value-type="string">
            <text:p>https://cantigas.fcsh.unl.pt/cantiga.asp?cdcant=1687&amp;nl=3&amp;tr=3&amp;pv=sim</text:p>
          </table:table-cell>
          <table:table-cell office:value-type="string" calcext:value-type="string">
            <text:p>   (Linha 3): bem como foi a Ultramar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995"/>
        </table:table-row>
        <table:table-row table:style-name="ro1">
          <table:table-cell office:value-type="string" calcext:value-type="string">
            <text:p>Ultramar</text:p>
          </table:table-cell>
          <table:table-cell table:style-name="ce10"/>
          <table:table-cell office:value-type="string" calcext:value-type="string">
            <text:p>Querri'agora fazer um cantar</text:p>
          </table:table-cell>
          <table:table-cell table:style-name="ce10" office:value-type="string" calcext:value-type="string">
            <text:p><text:s/>Pero Garcia de Ambroa </text:p>
          </table:table-cell>
          <table:table-cell table:style-name="ce10" office:value-type="string" calcext:value-type="string">
            <text:p>https://cantigas.fcsh.unl.pt/cantiga.asp?cdcant=1622&amp;nl=11&amp;tr=3&amp;pv=sim</text:p>
          </table:table-cell>
          <table:table-cell office:value-type="string" calcext:value-type="string">
            <text:p>   (Linha 11): e eu com el, quando vim d'Ultramar;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995"/>
        </table:table-row>
        <table:table-row table:style-name="ro1">
          <table:table-cell office:value-type="string" calcext:value-type="string">
            <text:p>Ultramar</text:p>
          </table:table-cell>
          <table:table-cell table:style-name="ce10"/>
          <table:table-cell office:value-type="string" calcext:value-type="string">
            <text:p>Querri'agora fazer um cantar</text:p>
          </table:table-cell>
          <table:table-cell table:style-name="ce10" office:value-type="string" calcext:value-type="string">
            <text:p><text:s/>Pero Garcia de Ambroa </text:p>
          </table:table-cell>
          <table:table-cell table:style-name="ce10" office:value-type="string" calcext:value-type="string">
            <text:p>https://cantigas.fcsh.unl.pt/cantiga.asp?cdcant=1622&amp;nl=11&amp;tr=3&amp;pv=sim</text:p>
          </table:table-cell>
          <table:table-cell office:value-type="string" calcext:value-type="string">
            <text:p>   (Linha 27): vossa senhor a Ultramar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995"/>
        </table:table-row>
        <table:table-row table:style-name="ro1">
          <table:table-cell office:value-type="string" calcext:value-type="string">
            <text:p>Ultramar</text:p>
          </table:table-cell>
          <table:table-cell table:style-name="ce10"/>
          <table:table-cell office:value-type="string" calcext:value-type="string">
            <text:p>Sénher, ad-ars ie'us venh querer</text:p>
          </table:table-cell>
          <table:table-cell table:style-name="ce10" office:value-type="string" calcext:value-type="string">
            <text:p><text:s/>Arnaldo, Afonso X</text:p>
          </table:table-cell>
          <table:table-cell table:style-name="ce10" office:value-type="string" calcext:value-type="string">
            <text:p>https://cantigas.fcsh.unl.pt/cantiga.asp?cdcant=480&amp;nl=27&amp;tr=3&amp;pv=sim</text:p>
          </table:table-cell>
          <table:table-cell office:value-type="string" calcext:value-type="string">
            <text:p>   (Linha 27): vossa senhor a Ultramar,</text:p>
          </table:table-cell>
          <table:table-cell table:number-columns-repeated="4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995"/>
        </table:table-row>
        <table:table-row table:style-name="ro1">
          <table:table-cell office:value-type="string" calcext:value-type="string">
            <text:p>Ultramar</text:p>
          </table:table-cell>
          <table:table-cell table:style-name="ce10"/>
          <table:table-cell office:value-type="string" calcext:value-type="string">
            <text:p>Pero nom fui a Ultramar</text:p>
          </table:table-cell>
          <table:table-cell table:style-name="ce10" office:value-type="string" calcext:value-type="string">
            <text:p><text:s/>Martim Soares</text:p>
          </table:table-cell>
          <table:table-cell table:style-name="ce10" office:value-type="string" calcext:value-type="string">
            <text:p>https://cantigas.fcsh.unl.pt/cantiga.asp?cdcant=114&amp;nl=500&amp;tr=3&amp;pv=sim</text:p>
          </table:table-cell>
          <table:table-cell office:value-type="string" calcext:value-type="string">
            <text:p>   (Na rubrica)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995"/>
        </table:table-row>
        <table:table-row table:style-name="ro1">
          <table:table-cell office:value-type="string" calcext:value-type="string">
            <text:p>Valada</text:p>
          </table:table-cell>
          <table:table-cell table:style-name="ce10"/>
          <table:table-cell office:value-type="string" calcext:value-type="string">
            <text:p>D'ũa gram vinha que tem em Valada</text:p>
          </table:table-cell>
          <table:table-cell table:style-name="ce10" office:value-type="string" calcext:value-type="string">
            <text:p><text:s/>Estêvão da Guarda</text:p>
          </table:table-cell>
          <table:table-cell table:style-name="ce10" office:value-type="string" calcext:value-type="string">
            <text:p>https://cantigas.fcsh.unl.pt/cantiga.asp?cdcant=1330&amp;nl=1&amp;tr=3&amp;pv=sim</text:p>
          </table:table-cell>
          <table:table-cell office:value-type="string" calcext:value-type="string">
            <text:p>   (Linha 1): D'ũa gram vinha que tem em Vala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e de Canhas</text:p>
          </table:table-cell>
          <table:table-cell table:style-name="ce10"/>
          <table:table-cell office:value-type="string" calcext:value-type="string">
            <text:p>Dom Rodrigo, moordomo, que bem pôs a 'l-rei a mesa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465&amp;nl=6&amp;tr=3&amp;pv=sim</text:p>
          </table:table-cell>
          <table:table-cell office:value-type="string" calcext:value-type="string">
            <text:p>   (Linha 6): e dar-vos-ei em ajuda tôdolos de Val de Canhas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ência</text:p>
          </table:table-cell>
          <table:table-cell table:style-name="ce10"/>
          <table:table-cell office:value-type="string" calcext:value-type="string">
            <text:p>O que Valença conquereu</text:p>
          </table:table-cell>
          <table:table-cell table:style-name="ce10" office:value-type="string" calcext:value-type="string">
            <text:p><text:s/>Pero da Ponte</text:p>
          </table:table-cell>
          <table:table-cell table:style-name="ce10" office:value-type="string" calcext:value-type="string">
            <text:p>https://cantigas.fcsh.unl.pt/cantiga.asp?cdcant=997&amp;nl=1&amp;tr=3&amp;pv=sim</text:p>
          </table:table-cell>
          <table:table-cell office:value-type="string" calcext:value-type="string">
            <text:p>   (Linha 1): O que Valença conquere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ladolid</text:p>
          </table:table-cell>
          <table:table-cell table:style-name="ce10"/>
          <table:table-cell office:value-type="string" calcext:value-type="string">
            <text:p>De longas vias, mui longas mentiras</text:p>
          </table:table-cell>
          <table:table-cell table:style-name="ce10" office:value-type="string" calcext:value-type="string">
            <text:p><text:s/>Nuno Fernandes Torneol</text:p>
          </table:table-cell>
          <table:table-cell table:style-name="ce10" office:value-type="string" calcext:value-type="string">
            <text:p>https://cantigas.fcsh.unl.pt/cantiga.asp?cdcant=1402&amp;nl=4&amp;tr=3&amp;pv=sim</text:p>
          </table:table-cell>
          <table:table-cell office:value-type="string" calcext:value-type="string">
            <text:p>   (Linha 4): indo de Valedolide pera Toledo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ledolí</text:p>
          </table:table-cell>
          <table:table-cell table:style-name="ce10"/>
          <table:table-cell office:value-type="string" calcext:value-type="string">
            <text:p>O meu senhor o bispo, na Redondela, um dia</text:p>
          </table:table-cell>
          <table:table-cell table:style-name="ce10" office:value-type="string" calcext:value-type="string">
            <text:p><text:s/>Airas Nunes</text:p>
          </table:table-cell>
          <table:table-cell table:style-name="ce10" office:value-type="string" calcext:value-type="string">
            <text:p>https://cantigas.fcsh.unl.pt/cantiga.asp?cdcant=889&amp;nl=8&amp;tr=3&amp;pv=sim</text:p>
          </table:table-cell>
          <table:table-cell office:value-type="string" calcext:value-type="string">
            <text:p>   (Linha 8): [e] pero que já fora cabo Valedoli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iga</text:p>
          </table:table-cell>
          <table:table-cell table:style-name="ce10"/>
          <table:table-cell office:value-type="string" calcext:value-type="string">
            <text:p>O que foi passar a serra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498&amp;nl=21&amp;tr=3&amp;pv=sim</text:p>
          </table:table-cell>
          <table:table-cell office:value-type="string" calcext:value-type="string">
            <text:p>   (Linha 21): é por nom entrar na Veig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go</text:p>
          </table:table-cell>
          <table:table-cell table:style-name="ce10"/>
          <table:table-cell office:value-type="string" calcext:value-type="string">
            <text:p>Ai Deus, se sab'ora meu amigo</text:p>
          </table:table-cell>
          <table:table-cell table:style-name="ce10" office:value-type="string" calcext:value-type="string">
            <text:p><text:s/>Martim Codax</text:p>
          </table:table-cell>
          <table:table-cell table:style-name="ce10" office:value-type="string" calcext:value-type="string">
            <text:p>https://cantigas.fcsh.unl.pt/cantiga.asp?cdcant=1311&amp;nl=2&amp;tr=3&amp;pv=sim</text:p>
          </table:table-cell>
          <table:table-cell office:value-type="string" calcext:value-type="string">
            <text:p>   (Linha 2): com'eu senheira estou em Vigo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go</text:p>
          </table:table-cell>
          <table:table-cell table:style-name="ce10"/>
          <table:table-cell office:value-type="string" calcext:value-type="string">
            <text:p>Eno sagrado em Vigo</text:p>
          </table:table-cell>
          <table:table-cell table:style-name="ce10" office:value-type="string" calcext:value-type="string">
            <text:p><text:s/>Martim Codax</text:p>
          </table:table-cell>
          <table:table-cell table:style-name="ce10" office:value-type="string" calcext:value-type="string">
            <text:p>https://cantigas.fcsh.unl.pt/cantiga.asp?cdcant=1313&amp;nl=1&amp;tr=3&amp;pv=sim</text:p>
          </table:table-cell>
          <table:table-cell office:value-type="string" calcext:value-type="string">
            <text:p>   (Linha 1): Eno sagrado em Vigo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1">
          <table:table-cell office:value-type="string" calcext:value-type="string">
            <text:p>Vigo</text:p>
          </table:table-cell>
          <table:table-cell table:style-name="ce10"/>
          <table:table-cell office:value-type="string" calcext:value-type="string">
            <text:p>Mandad'hei comigo</text:p>
          </table:table-cell>
          <table:table-cell table:style-name="ce10" office:value-type="string" calcext:value-type="string">
            <text:p><text:s/>Martim Codax</text:p>
          </table:table-cell>
          <table:table-cell table:style-name="ce10" office:value-type="string" calcext:value-type="string">
            <text:p>https://cantigas.fcsh.unl.pt/cantiga.asp?cdcant=1309&amp;nl=3&amp;tr=3&amp;pv=sim</text:p>
          </table:table-cell>
          <table:table-cell office:value-type="string" calcext:value-type="string">
            <text:p>   (Linha 3): e irei, madr', a Vigo.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1">
          <table:table-cell office:value-type="string" calcext:value-type="string">
            <text:p>Vigo</text:p>
          </table:table-cell>
          <table:table-cell table:style-name="ce10"/>
          <table:table-cell office:value-type="string" calcext:value-type="string">
            <text:p>Mia irmana fremosa, treides comigo</text:p>
          </table:table-cell>
          <table:table-cell table:style-name="ce10" office:value-type="string" calcext:value-type="string">
            <text:p><text:s/>Martim Codax</text:p>
          </table:table-cell>
          <table:table-cell table:style-name="ce10" office:value-type="string" calcext:value-type="string">
            <text:p>https://cantigas.fcsh.unl.pt/cantiga.asp?cdcant=1310&amp;nl=2&amp;tr=3&amp;pv=sim</text:p>
          </table:table-cell>
          <table:table-cell office:value-type="string" calcext:value-type="string">
            <text:p>   (Linha 2): a la igreja de Vigo u é o mar salido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1">
          <table:table-cell office:value-type="string" calcext:value-type="string">
            <text:p>Vigo</text:p>
          </table:table-cell>
          <table:table-cell table:style-name="ce10"/>
          <table:table-cell office:value-type="string" calcext:value-type="string">
            <text:p>Ondas do mar de Vigo</text:p>
          </table:table-cell>
          <table:table-cell table:style-name="ce10" office:value-type="string" calcext:value-type="string">
            <text:p><text:s/>Martim Codax</text:p>
          </table:table-cell>
          <table:table-cell table:style-name="ce10" office:value-type="string" calcext:value-type="string">
            <text:p>https://cantigas.fcsh.unl.pt/cantiga.asp?cdcant=1308&amp;nl=1&amp;tr=3&amp;pv=sim</text:p>
          </table:table-cell>
          <table:table-cell office:value-type="string" calcext:value-type="string">
            <text:p>   (Linha 1): Ondas do mar de Vigo,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1">
          <table:table-cell office:value-type="string" calcext:value-type="string">
            <text:p>Vigo</text:p>
          </table:table-cell>
          <table:table-cell table:style-name="ce10"/>
          <table:table-cell office:value-type="string" calcext:value-type="string">
            <text:p>Quantas sabedes amar amigo</text:p>
          </table:table-cell>
          <table:table-cell table:style-name="ce10" office:value-type="string" calcext:value-type="string">
            <text:p><text:s/>Martim Codax</text:p>
          </table:table-cell>
          <table:table-cell table:style-name="ce10" office:value-type="string" calcext:value-type="string">
            <text:p>https://cantigas.fcsh.unl.pt/cantiga.asp?cdcant=1312&amp;nl=2&amp;tr=3&amp;pv=sim</text:p>
          </table:table-cell>
          <table:table-cell office:value-type="string" calcext:value-type="string">
            <text:p>   (Linha 2): treides comig'a lo mar de Vigo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05"/>
        </table:table-row>
        <table:table-row table:style-name="ro1">
          <table:table-cell office:value-type="string" calcext:value-type="string">
            <text:p>Vila Real</text:p>
          </table:table-cell>
          <table:table-cell table:style-name="ce7" office:value-type="string" calcext:value-type="string">
            <text:p>Ciudad Real</text:p>
          </table:table-cell>
          <table:table-cell office:value-type="string" calcext:value-type="string">
            <text:p>Pero da Ponte, paro-vos sinal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491&amp;nl=19&amp;tr=3&amp;pv=sim</text:p>
          </table:table-cell>
          <table:table-cell office:value-type="string" calcext:value-type="string">
            <text:p>   (Linha 19): E por en, Dom Pedr', em Vila Real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lanans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ar de Paos</text:p>
          </table:table-cell>
          <table:table-cell table:style-name="ce10"/>
          <table:table-cell office:value-type="string" calcext:value-type="string">
            <text:p>Ansur Moniz, muit'houve gram pesar</text:p>
          </table:table-cell>
          <table:table-cell table:style-name="ce10" office:value-type="string" calcext:value-type="string">
            <text:p><text:s/>Afonso X</text:p>
          </table:table-cell>
          <table:table-cell table:style-name="ce10" office:value-type="string" calcext:value-type="string">
            <text:p>https://cantigas.fcsh.unl.pt/cantiga.asp?cdcant=486&amp;nl=18&amp;tr=3&amp;pv=sim</text:p>
          </table:table-cell>
          <table:table-cell office:value-type="string" calcext:value-type="string">
            <text:p>   (Linha 18): e Vilar de Paos ar foi compr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veiro</text:p>
          </table:table-cell>
          <table:table-cell table:style-name="ce10"/>
          <table:table-cell office:value-type="string" calcext:value-type="string">
            <text:p>Que muito mi de Fernam Diaz praz</text:p>
          </table:table-cell>
          <table:table-cell table:style-name="ce10" office:value-type="string" calcext:value-type="string">
            <text:p><text:s/>Pero Garcia Burgalês</text:p>
          </table:table-cell>
          <table:table-cell table:style-name="ce10" office:value-type="string" calcext:value-type="string">
            <text:p>https://cantigas.fcsh.unl.pt/cantiga.asp?cdcant=1410&amp;nl=10&amp;tr=3&amp;pv=sim</text:p>
          </table:table-cell>
          <table:table-cell office:value-type="string" calcext:value-type="string">
            <text:p>   (Linha 10): o fez el-rei meirinho, dês Vivei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amora</text:p>
          </table:table-cell>
          <table:table-cell table:style-name="ce10"/>
          <table:table-cell office:value-type="string" calcext:value-type="string">
            <text:p>Conhocedes a donzela</text:p>
          </table:table-cell>
          <table:table-cell table:style-name="ce10" office:value-type="string" calcext:value-type="string">
            <text:p><text:s/>Afonso Sanches</text:p>
          </table:table-cell>
          <table:table-cell table:style-name="ce10" office:value-type="string" calcext:value-type="string">
            <text:p>https://cantigas.fcsh.unl.pt/cantiga.asp?cdcant=389&amp;nl=26&amp;tr=3&amp;pv=sim</text:p>
          </table:table-cell>
          <table:table-cell office:value-type="string" calcext:value-type="string">
            <text:p>   (Linha 26): d'acolá bem de Zamora,</text:p>
          </table:table-cell>
          <table:table-cell table:number-columns-repeated="1018"/>
        </table:table-row>
        <table:table-row table:style-name="ro1" table:number-rows-repeated="10482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Blender Mono I18n" svg:font-family="'Blender Mono I18n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Blender Mono I18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9P0" style:volatile="true">
      <number:number number:decimal-places="2" number:min-decimal-places="2" number:min-integer-digits="1" number:grouping="true"/>
      <number:text>   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9P0"/>
    </number:number-style>
    <number:time-style style:name="N138">
      <number:minutes number:style="long"/>
      <number:text>:</number:text>
      <number:seconds number:style="long"/>
    </number:time-style>
    <number:number-style style:name="N137P0" style:volatile="true">
      <number:number number:decimal-places="0" number:min-decimal-places="0" number:min-integer-digits="1" number:grouping="true"/>
      <number:text>   </number:text>
    </number:number-style>
    <number:number-style style:name="N13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7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6P2" style:volatile="true">
      <number:text> </number:text>
      <number:fill-character> </number:fill-character>
      <number:text>- €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date-style style:name="N130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time-style style:name="N129">
      <number:hours/>
      <number:text>:</number:text>
      <number:minutes number:style="long"/>
      <number:text> </number:text>
      <number:am-pm/>
    </number:time-style>
    <number:number-style style:name="N157P0" style:volatile="true">
      <number:number number:decimal-places="2" number:min-decimal-places="2" number:min-integer-digits="1" number:grouping="true"/>
      <number:text> €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7P0"/>
    </number:number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6P0" style:volatile="true">
      <number:number number:decimal-places="0" number:min-decimal-places="0" number:min-integer-digits="1" number:grouping="true"/>
      <number:text> €</number:text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6P0"/>
    </number:number-style>
    <number:time-style style:name="N127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number number:decimal-places="0" number:min-decimal-places="0" number:min-integer-digits="1" number:grouping="true"/>
      <number:text> €</number:text>
    </number:number-style>
    <number:number-style style:name="N15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5P0"/>
    </number:number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5">
      <number:hours/>
      <number:text>:</number:text>
      <number:minutes number:style="long"/>
    </number:time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3P2" style:volatile="true">
      <number:text> </number:text>
      <number:fill-character> </number:fill-character>
      <number:text>-   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littera1" style:display-name="PageStyle_littera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ittera2" style:display-name="PageStyle_littera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elson</meta:initial-creator>
    <dc:creator>Nelson Gonçalves</dc:creator>
    <meta:creation-date>2024-02-11T19:06:29</meta:creation-date>
    <dc:date>2024-02-27T11:11:44.729297293</dc:date>
    <meta:generator>LibreOffice/7.3.7.2$Linux_X86_64 LibreOffice_project/30$Build-2</meta:generator>
    <meta:editing-duration>PT10M30S</meta:editing-duration>
    <meta:editing-cycles>5</meta:editing-cycles>
    <meta:document-statistic meta:table-count="3" meta:cell-count="5239" meta:object-count="0"/>
    <meta:user-defined meta:name="AppVersion">16.0300</meta:user-defined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</library:library>
</file>

<file path=Basic/VBAProject/EsteLivro.xml><?xml version="1.0" encoding="utf-8"?>
<!DOCTYPE module  PUBLIC '-//OpenOffice.org//DTD OfficeDocument 1.0//EN'  'module.dtd'>
<script:module xmlns:script="http://openoffice.org/2000/script" script:name="EsteLivro" script:language="StarBasic" script:moduleType="document">Rem Attribute VBA_ModuleType=VBADocumentModule
Option VBASupport 1

</script:module>
</file>

<file path=Basic/VBAProject/Folha4.xml><?xml version="1.0" encoding="utf-8"?>
<!DOCTYPE module  PUBLIC '-//OpenOffice.org//DTD OfficeDocument 1.0//EN'  'module.dtd'>
<script:module xmlns:script="http://openoffice.org/2000/script" script:name="Folha4" script:language="StarBasic" script:moduleType="document">Rem Attribute VBA_ModuleType=VBADocumentModule
Option VBASupport 1

</script:module>
</file>

<file path=Basic/VBAProject/Folha5.xml><?xml version="1.0" encoding="utf-8"?>
<!DOCTYPE module  PUBLIC '-//OpenOffice.org//DTD OfficeDocument 1.0//EN'  'module.dtd'>
<script:module xmlns:script="http://openoffice.org/2000/script" script:name="Folha5" script:language="StarBasic" script:moduleType="document">Rem Attribute VBA_ModuleType=VBADocumentModule
Option VBASupport 1

</script:module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Function GetURL(cell As Range, Optional default_value As Variant)
 'Lists the Hyperlink Address for a Given Cell
 'If cell does not contain a hyperlink, return default_value
      If (cell.Range("A1").Hyperlinks.Count &lt;&gt; 1) Then
          GetURL = default_value
      Else
          GetURL = cell.Range("A1").Hyperlinks(1).Address
      End If
End Function

</script:module>
</file>

<file path=Basic/VBAProject/Module2.xml><?xml version="1.0" encoding="utf-8"?>
<!DOCTYPE module  PUBLIC '-//OpenOffice.org//DTD OfficeDocument 1.0//EN'  'module.dtd'>
<script:module xmlns:script="http://openoffice.org/2000/script" script:name="Module2" script:language="StarBasic" script:moduleType="normal">Rem Attribute VBA_ModuleType=VBAModule
Option VBASupport 1

Function GetURL(cell As Range, Optional default_value As Variant)
 'Lists the Hyperlink Address for a Given Cell
 'If cell does not contain a hyperlink, return default_value
      If (cell.Range("A1").Hyperlinks.Count &lt;&gt; 1) Then
          GetURL = default_value
      Else
          GetURL = cell.Range("A1").Hyperlinks(1).Address
      End If
End Function

</script:module>
</file>

<file path=Basic/VBAProject/Module3.xml><?xml version="1.0" encoding="utf-8"?>
<!DOCTYPE module  PUBLIC '-//OpenOffice.org//DTD OfficeDocument 1.0//EN'  'module.dtd'>
<script:module xmlns:script="http://openoffice.org/2000/script" script:name="Module3" script:language="StarBasic" script:moduleType="normal">Rem Attribute VBA_ModuleType=VBAModule
Option VBASupport 1
Function GetURL(cell As Range, Optional default_value As Variant)
'Lists the Hyperlink Address for a Given Cell
'If cell does not contain a hyperlink, return default_value
If (cell.Range("A1").Hyperlinks.Count &lt; 1) Then
GetURL = default_value
Else
GetURL = cell.Range("A1").Hyperlinks(1).Address
End If
End Function

</script:module>
</file>

<file path=Basic/VBAProject/Module4.xml><?xml version="1.0" encoding="utf-8"?>
<!DOCTYPE module  PUBLIC '-//OpenOffice.org//DTD OfficeDocument 1.0//EN'  'module.dtd'>
<script:module xmlns:script="http://openoffice.org/2000/script" script:name="Module4" script:language="StarBasic" script:moduleType="normal">Rem Attribute VBA_ModuleType=VBAModule
Option VBASupport 1
Sub ExtractURL()

Dim rng As Range

For Each rng In Selection
    rng.Offset(0, 1).Value = rng.Hyperlinks(1).Address
Next rng
End Sub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EsteLivro"/>
  <library:element library:name="Module2"/>
  <library:element library:name="Module3"/>
  <library:element library:name="Module4"/>
  <library:element library:name="Folha4"/>
  <library:element library:name="Folha5"/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